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iter</text:p>
          </table:table-cell>
          <table:table-cell/>
          <table:table-cell office:value-type="string" calcext:value-type="string">
            <text:p>Zmp-ref1</text:p>
          </table:table-cell>
          <table:table-cell office:value-type="string" calcext:value-type="string">
            <text:p>Zmp-FT_1_1</text:p>
          </table:table-cell>
          <table:table-cell office:value-type="string" calcext:value-type="string">
            <text:p>Zmp-FT_1_2</text:p>
          </table:table-cell>
          <table:table-cell office:value-type="string" calcext:value-type="string">
            <text:p>Zmp-FT_1_3</text:p>
          </table:table-cell>
          <table:table-cell/>
          <table:table-cell office:value-type="string" calcext:value-type="string">
            <text:p>Zmp-ref3</text:p>
          </table:table-cell>
          <table:table-cell office:value-type="string" calcext:value-type="string">
            <text:p>Zmp-FT_3_1</text:p>
          </table:table-cell>
          <table:table-cell office:value-type="string" calcext:value-type="string">
            <text:p>Zmp-FT_3_2</text:p>
          </table:table-cell>
          <table:table-cell office:value-type="string" calcext:value-type="string">
            <text:p>Zmp-FT_3_3</text:p>
          </table:table-cell>
          <table:table-cell/>
          <table:table-cell office:value-type="string" calcext:value-type="string">
            <text:p>Zmp-ref5</text:p>
          </table:table-cell>
          <table:table-cell office:value-type="string" calcext:value-type="string">
            <text:p>Zmp-FT_5_1</text:p>
          </table:table-cell>
          <table:table-cell office:value-type="string" calcext:value-type="string">
            <text:p>Zmp-FT_5_2</text:p>
          </table:table-cell>
          <table:table-cell office:value-type="string" calcext:value-type="string">
            <text:p>Zmp-FT_5_3</text:p>
          </table:table-cell>
          <table:table-cell/>
          <table:table-cell office:value-type="string" calcext:value-type="string">
            <text:p>Zmp-ref7</text:p>
          </table:table-cell>
          <table:table-cell office:value-type="string" calcext:value-type="string">
            <text:p>Zmp-FT_7_1</text:p>
          </table:table-cell>
          <table:table-cell office:value-type="string" calcext:value-type="string">
            <text:p>Zmp-FT_7_2</text:p>
          </table:table-cell>
          <table:table-cell office:value-type="string" calcext:value-type="string">
            <text:p>Zmp-FT_7_3</text:p>
          </table:table-cell>
          <table:table-cell/>
          <table:table-cell office:value-type="string" calcext:value-type="string">
            <text:p>Zmp-ref9</text:p>
          </table:table-cell>
          <table:table-cell office:value-type="string" calcext:value-type="string">
            <text:p>Zmp-FT_9_1</text:p>
          </table:table-cell>
          <table:table-cell office:value-type="string" calcext:value-type="string">
            <text:p>Zmp-FT_9_2</text:p>
          </table:table-cell>
          <table:table-cell office:value-type="string" calcext:value-type="string">
            <text:p>Zmp-FT_9_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86" calcext:value-type="float">
            <text:p>0.00001286</text:p>
          </table:table-cell>
          <table:table-cell office:value-type="float" office:value="-0.00019679" calcext:value-type="float">
            <text:p>-0.00019679</text:p>
          </table:table-cell>
          <table:table-cell office:value-type="float" office:value="0.00000172" calcext:value-type="float">
            <text:p>0.00000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98" calcext:value-type="float">
            <text:p>0.00000198</text:p>
          </table:table-cell>
          <table:table-cell office:value-type="float" office:value="0.00003141" calcext:value-type="float">
            <text:p>0.00003141</text:p>
          </table:table-cell>
          <table:table-cell office:value-type="float" office:value="-0.00002173" calcext:value-type="float">
            <text:p>-0.000021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176" calcext:value-type="float">
            <text:p>-0.00004176</text:p>
          </table:table-cell>
          <table:table-cell office:value-type="float" office:value="0.0000382" calcext:value-type="float">
            <text:p>0.0000382</text:p>
          </table:table-cell>
          <table:table-cell office:value-type="float" office:value="0.00002264" calcext:value-type="float">
            <text:p>0.000022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61" calcext:value-type="float">
            <text:p>0.00001361</text:p>
          </table:table-cell>
          <table:table-cell office:value-type="float" office:value="-0.00000936" calcext:value-type="float">
            <text:p>-0.00000936</text:p>
          </table:table-cell>
          <table:table-cell office:value-type="float" office:value="0.000041" calcext:value-type="float">
            <text:p>0.000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602" calcext:value-type="float">
            <text:p>-0.00006602</text:p>
          </table:table-cell>
          <table:table-cell office:value-type="float" office:value="0.00002687" calcext:value-type="float">
            <text:p>0.00002687</text:p>
          </table:table-cell>
          <table:table-cell office:value-type="float" office:value="-0.00001411" calcext:value-type="float">
            <text:p>-0.0000141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47" calcext:value-type="float">
            <text:p>-0.00003047</text:p>
          </table:table-cell>
          <table:table-cell office:value-type="float" office:value="-0.00018939" calcext:value-type="float">
            <text:p>-0.00018939</text:p>
          </table:table-cell>
          <table:table-cell office:value-type="float" office:value="-0.00001789" calcext:value-type="float">
            <text:p>-0.000017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19" calcext:value-type="float">
            <text:p>0.00001219</text:p>
          </table:table-cell>
          <table:table-cell office:value-type="float" office:value="0.00003379" calcext:value-type="float">
            <text:p>0.00003379</text:p>
          </table:table-cell>
          <table:table-cell office:value-type="float" office:value="0.00000544" calcext:value-type="float">
            <text:p>0.000005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82" calcext:value-type="float">
            <text:p>0.00003682</text:p>
          </table:table-cell>
          <table:table-cell office:value-type="float" office:value="-0.00002098" calcext:value-type="float">
            <text:p>-0.00002098</text:p>
          </table:table-cell>
          <table:table-cell office:value-type="float" office:value="0.00005957" calcext:value-type="float">
            <text:p>0.000059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028" calcext:value-type="float">
            <text:p>-0.00004028</text:p>
          </table:table-cell>
          <table:table-cell office:value-type="float" office:value="-0.00003145" calcext:value-type="float">
            <text:p>-0.00003145</text:p>
          </table:table-cell>
          <table:table-cell office:value-type="float" office:value="0.00004411" calcext:value-type="float">
            <text:p>0.000044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44" calcext:value-type="float">
            <text:p>-0.0000344</text:p>
          </table:table-cell>
          <table:table-cell office:value-type="float" office:value="0.00004778" calcext:value-type="float">
            <text:p>0.00004778</text:p>
          </table:table-cell>
          <table:table-cell office:value-type="float" office:value="-0.00003624" calcext:value-type="float">
            <text:p>-0.0000362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14" calcext:value-type="float">
            <text:p>-0.00003914</text:p>
          </table:table-cell>
          <table:table-cell office:value-type="float" office:value="-0.00019548" calcext:value-type="float">
            <text:p>-0.00019548</text:p>
          </table:table-cell>
          <table:table-cell office:value-type="float" office:value="0.00000792" calcext:value-type="float">
            <text:p>0.000007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34" calcext:value-type="float">
            <text:p>0.00001234</text:p>
          </table:table-cell>
          <table:table-cell office:value-type="float" office:value="-0.00004018" calcext:value-type="float">
            <text:p>-0.00004018</text:p>
          </table:table-cell>
          <table:table-cell office:value-type="float" office:value="0.00002796" calcext:value-type="float">
            <text:p>0.000027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84" calcext:value-type="float">
            <text:p>0.00004784</text:p>
          </table:table-cell>
          <table:table-cell office:value-type="float" office:value="0.00000798" calcext:value-type="float">
            <text:p>0.00000798</text:p>
          </table:table-cell>
          <table:table-cell office:value-type="float" office:value="-0.00003828" calcext:value-type="float">
            <text:p>-0.000038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57" calcext:value-type="float">
            <text:p>-0.00003057</text:p>
          </table:table-cell>
          <table:table-cell office:value-type="float" office:value="0.00000216" calcext:value-type="float">
            <text:p>0.00000216</text:p>
          </table:table-cell>
          <table:table-cell office:value-type="float" office:value="-0.0000358" calcext:value-type="float">
            <text:p>-0.00003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17" calcext:value-type="float">
            <text:p>-0.0000417</text:p>
          </table:table-cell>
          <table:table-cell office:value-type="float" office:value="-0.00003755" calcext:value-type="float">
            <text:p>-0.00003755</text:p>
          </table:table-cell>
          <table:table-cell office:value-type="float" office:value="-0.0000273" calcext:value-type="float">
            <text:p>-0.000027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5" calcext:value-type="float">
            <text:p>-0.0000085</text:p>
          </table:table-cell>
          <table:table-cell office:value-type="float" office:value="-0.0002886" calcext:value-type="float">
            <text:p>-0.0002886</text:p>
          </table:table-cell>
          <table:table-cell office:value-type="float" office:value="0.0000081" calcext:value-type="float">
            <text:p>0.00000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59" calcext:value-type="float">
            <text:p>0.0000759</text:p>
          </table:table-cell>
          <table:table-cell office:value-type="float" office:value="-0.00002149" calcext:value-type="float">
            <text:p>-0.00002149</text:p>
          </table:table-cell>
          <table:table-cell office:value-type="float" office:value="-0.00003597" calcext:value-type="float">
            <text:p>-0.000035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21" calcext:value-type="float">
            <text:p>-0.00003921</text:p>
          </table:table-cell>
          <table:table-cell office:value-type="float" office:value="0.00004672" calcext:value-type="float">
            <text:p>0.00004672</text:p>
          </table:table-cell>
          <table:table-cell office:value-type="float" office:value="0.00004576" calcext:value-type="float">
            <text:p>0.000045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76" calcext:value-type="float">
            <text:p>-0.00003176</text:p>
          </table:table-cell>
          <table:table-cell office:value-type="float" office:value="-0.00006232" calcext:value-type="float">
            <text:p>-0.00006232</text:p>
          </table:table-cell>
          <table:table-cell office:value-type="float" office:value="-0.00002841" calcext:value-type="float">
            <text:p>-0.000028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92" calcext:value-type="float">
            <text:p>0.00000792</text:p>
          </table:table-cell>
          <table:table-cell office:value-type="float" office:value="-0.00004815" calcext:value-type="float">
            <text:p>-0.00004815</text:p>
          </table:table-cell>
          <table:table-cell office:value-type="float" office:value="-0.00000533" calcext:value-type="float">
            <text:p>-0.0000053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79" calcext:value-type="float">
            <text:p>0.00001179</text:p>
          </table:table-cell>
          <table:table-cell office:value-type="float" office:value="-0.00008173" calcext:value-type="float">
            <text:p>-0.00008173</text:p>
          </table:table-cell>
          <table:table-cell office:value-type="float" office:value="0.00000282" calcext:value-type="float">
            <text:p>0.000002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41" calcext:value-type="float">
            <text:p>0.00001641</text:p>
          </table:table-cell>
          <table:table-cell office:value-type="float" office:value="-0.00000812" calcext:value-type="float">
            <text:p>-0.00000812</text:p>
          </table:table-cell>
          <table:table-cell office:value-type="float" office:value="-0.00006124" calcext:value-type="float">
            <text:p>-0.00006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88" calcext:value-type="float">
            <text:p>-0.00000488</text:p>
          </table:table-cell>
          <table:table-cell office:value-type="float" office:value="0.00002733" calcext:value-type="float">
            <text:p>0.00002733</text:p>
          </table:table-cell>
          <table:table-cell office:value-type="float" office:value="0.00002502" calcext:value-type="float">
            <text:p>0.000025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571" calcext:value-type="float">
            <text:p>-0.00013571</text:p>
          </table:table-cell>
          <table:table-cell office:value-type="float" office:value="0.00002622" calcext:value-type="float">
            <text:p>0.00002622</text:p>
          </table:table-cell>
          <table:table-cell office:value-type="float" office:value="0.00000403" calcext:value-type="float">
            <text:p>0.000004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839" calcext:value-type="float">
            <text:p>-0.00005839</text:p>
          </table:table-cell>
          <table:table-cell office:value-type="float" office:value="0.00004041" calcext:value-type="float">
            <text:p>0.00004041</text:p>
          </table:table-cell>
          <table:table-cell office:value-type="float" office:value="-0.00005104" calcext:value-type="float">
            <text:p>-0.0000510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07" calcext:value-type="float">
            <text:p>0.00002407</text:p>
          </table:table-cell>
          <table:table-cell office:value-type="float" office:value="-0.00007837" calcext:value-type="float">
            <text:p>-0.00007837</text:p>
          </table:table-cell>
          <table:table-cell office:value-type="float" office:value="-0.00007782" calcext:value-type="float">
            <text:p>-0.000077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66" calcext:value-type="float">
            <text:p>0.00001866</text:p>
          </table:table-cell>
          <table:table-cell office:value-type="float" office:value="0.00003525" calcext:value-type="float">
            <text:p>0.00003525</text:p>
          </table:table-cell>
          <table:table-cell office:value-type="float" office:value="0.000003" calcext:value-type="float">
            <text:p>0.000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58" calcext:value-type="float">
            <text:p>-0.00005558</text:p>
          </table:table-cell>
          <table:table-cell office:value-type="float" office:value="-0.0000842" calcext:value-type="float">
            <text:p>-0.0000842</text:p>
          </table:table-cell>
          <table:table-cell office:value-type="float" office:value="-0.00004364" calcext:value-type="float">
            <text:p>-0.000043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843" calcext:value-type="float">
            <text:p>-0.00003843</text:p>
          </table:table-cell>
          <table:table-cell office:value-type="float" office:value="-0.00002939" calcext:value-type="float">
            <text:p>-0.00002939</text:p>
          </table:table-cell>
          <table:table-cell office:value-type="float" office:value="-0.00004428" calcext:value-type="float">
            <text:p>-0.000044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91" calcext:value-type="float">
            <text:p>0.00001791</text:p>
          </table:table-cell>
          <table:table-cell office:value-type="float" office:value="0.00007026" calcext:value-type="float">
            <text:p>0.00007026</text:p>
          </table:table-cell>
          <table:table-cell office:value-type="float" office:value="0.00001057" calcext:value-type="float">
            <text:p>0.0000105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538" calcext:value-type="float">
            <text:p>0.00004538</text:p>
          </table:table-cell>
          <table:table-cell office:value-type="float" office:value="0.00010694" calcext:value-type="float">
            <text:p>0.00010694</text:p>
          </table:table-cell>
          <table:table-cell office:value-type="float" office:value="-0.00003702" calcext:value-type="float">
            <text:p>-0.000037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05" calcext:value-type="float">
            <text:p>-0.00001805</text:p>
          </table:table-cell>
          <table:table-cell office:value-type="float" office:value="-0.00000324" calcext:value-type="float">
            <text:p>-0.00000324</text:p>
          </table:table-cell>
          <table:table-cell office:value-type="float" office:value="0.00000926" calcext:value-type="float">
            <text:p>0.000009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45" calcext:value-type="float">
            <text:p>0.00000645</text:p>
          </table:table-cell>
          <table:table-cell office:value-type="float" office:value="0.00004837" calcext:value-type="float">
            <text:p>0.00004837</text:p>
          </table:table-cell>
          <table:table-cell office:value-type="float" office:value="-0.00007965" calcext:value-type="float">
            <text:p>-0.000079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3" calcext:value-type="float">
            <text:p>0.0000193</text:p>
          </table:table-cell>
          <table:table-cell office:value-type="float" office:value="0.00000944" calcext:value-type="float">
            <text:p>0.00000944</text:p>
          </table:table-cell>
          <table:table-cell office:value-type="float" office:value="-0.00000535" calcext:value-type="float">
            <text:p>-0.000005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42" calcext:value-type="float">
            <text:p>-0.00001542</text:p>
          </table:table-cell>
          <table:table-cell office:value-type="float" office:value="0.00007521" calcext:value-type="float">
            <text:p>0.00007521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75" calcext:value-type="float">
            <text:p>0.00002875</text:p>
          </table:table-cell>
          <table:table-cell office:value-type="float" office:value="0.00005858" calcext:value-type="float">
            <text:p>0.00005858</text:p>
          </table:table-cell>
          <table:table-cell office:value-type="float" office:value="0.0000468" calcext:value-type="float">
            <text:p>0.00004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69" calcext:value-type="float">
            <text:p>0.00001569</text:p>
          </table:table-cell>
          <table:table-cell office:value-type="float" office:value="0.00000904" calcext:value-type="float">
            <text:p>0.00000904</text:p>
          </table:table-cell>
          <table:table-cell office:value-type="float" office:value="-0.00000495" calcext:value-type="float">
            <text:p>-0.000004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09" calcext:value-type="float">
            <text:p>0.00000409</text:p>
          </table:table-cell>
          <table:table-cell office:value-type="float" office:value="-0.00003855" calcext:value-type="float">
            <text:p>-0.00003855</text:p>
          </table:table-cell>
          <table:table-cell office:value-type="float" office:value="-0.00002158" calcext:value-type="float">
            <text:p>-0.000021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78" calcext:value-type="float">
            <text:p>-0.00002778</text:p>
          </table:table-cell>
          <table:table-cell office:value-type="float" office:value="0.00005082" calcext:value-type="float">
            <text:p>0.00005082</text:p>
          </table:table-cell>
          <table:table-cell office:value-type="float" office:value="-0.00004139" calcext:value-type="float">
            <text:p>-0.000041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91" calcext:value-type="float">
            <text:p>-0.00002091</text:p>
          </table:table-cell>
          <table:table-cell office:value-type="float" office:value="0.00008035" calcext:value-type="float">
            <text:p>0.00008035</text:p>
          </table:table-cell>
          <table:table-cell office:value-type="float" office:value="0.0000014" calcext:value-type="float">
            <text:p>0.000001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56" calcext:value-type="float">
            <text:p>0.00000656</text:p>
          </table:table-cell>
          <table:table-cell office:value-type="float" office:value="0.0001758" calcext:value-type="float">
            <text:p>0.0001758</text:p>
          </table:table-cell>
          <table:table-cell office:value-type="float" office:value="-0.00002055" calcext:value-type="float">
            <text:p>-0.000020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07" calcext:value-type="float">
            <text:p>0.00000107</text:p>
          </table:table-cell>
          <table:table-cell office:value-type="float" office:value="-0.00001682" calcext:value-type="float">
            <text:p>-0.00001682</text:p>
          </table:table-cell>
          <table:table-cell office:value-type="float" office:value="0.00004611" calcext:value-type="float">
            <text:p>0.000046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48" calcext:value-type="float">
            <text:p>-0.00000048</text:p>
          </table:table-cell>
          <table:table-cell office:value-type="float" office:value="-0.00000893" calcext:value-type="float">
            <text:p>-0.00000893</text:p>
          </table:table-cell>
          <table:table-cell office:value-type="float" office:value="-0.00008564" calcext:value-type="float">
            <text:p>-0.000085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138" calcext:value-type="float">
            <text:p>-0.00007138</text:p>
          </table:table-cell>
          <table:table-cell office:value-type="float" office:value="0.0000575" calcext:value-type="float">
            <text:p>0.0000575</text:p>
          </table:table-cell>
          <table:table-cell office:value-type="float" office:value="-0.00002583" calcext:value-type="float">
            <text:p>-0.000025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53" calcext:value-type="float">
            <text:p>-0.00001653</text:p>
          </table:table-cell>
          <table:table-cell office:value-type="float" office:value="-0.00000086" calcext:value-type="float">
            <text:p>-0.00000086</text:p>
          </table:table-cell>
          <table:table-cell office:value-type="float" office:value="0.00001478" calcext:value-type="float">
            <text:p>0.0000147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9" calcext:value-type="float">
            <text:p>-0.0000019</text:p>
          </table:table-cell>
          <table:table-cell office:value-type="float" office:value="0.00019464" calcext:value-type="float">
            <text:p>0.00019464</text:p>
          </table:table-cell>
          <table:table-cell office:value-type="float" office:value="0.00007985" calcext:value-type="float">
            <text:p>0.00007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4669" calcext:value-type="float">
            <text:p>-0.00014669</text:p>
          </table:table-cell>
          <table:table-cell office:value-type="float" office:value="-0.00002147" calcext:value-type="float">
            <text:p>-0.00002147</text:p>
          </table:table-cell>
          <table:table-cell office:value-type="float" office:value="-0.00005568" calcext:value-type="float">
            <text:p>-0.000055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19" calcext:value-type="float">
            <text:p>0.00000819</text:p>
          </table:table-cell>
          <table:table-cell office:value-type="float" office:value="0.00001667" calcext:value-type="float">
            <text:p>0.00001667</text:p>
          </table:table-cell>
          <table:table-cell office:value-type="float" office:value="0.0000471" calcext:value-type="float">
            <text:p>0.00004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985" calcext:value-type="float">
            <text:p>-0.00007985</text:p>
          </table:table-cell>
          <table:table-cell office:value-type="float" office:value="-0.00007921" calcext:value-type="float">
            <text:p>-0.00007921</text:p>
          </table:table-cell>
          <table:table-cell office:value-type="float" office:value="0.00009988" calcext:value-type="float">
            <text:p>0.00009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05" calcext:value-type="float">
            <text:p>-0.00002705</text:p>
          </table:table-cell>
          <table:table-cell office:value-type="float" office:value="0.00002633" calcext:value-type="float">
            <text:p>0.00002633</text:p>
          </table:table-cell>
          <table:table-cell office:value-type="float" office:value="-0.00000342" calcext:value-type="float">
            <text:p>-0.0000034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194" calcext:value-type="float">
            <text:p>-0.00002194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.00008054" calcext:value-type="float">
            <text:p>0.000080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16" calcext:value-type="float">
            <text:p>-0.00005916</text:p>
          </table:table-cell>
          <table:table-cell office:value-type="float" office:value="0.00000243" calcext:value-type="float">
            <text:p>0.00000243</text:p>
          </table:table-cell>
          <table:table-cell office:value-type="float" office:value="-0.00002727" calcext:value-type="float">
            <text:p>-0.000027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616" calcext:value-type="float">
            <text:p>0.00007616</text:p>
          </table:table-cell>
          <table:table-cell office:value-type="float" office:value="-0.00005188" calcext:value-type="float">
            <text:p>-0.00005188</text:p>
          </table:table-cell>
          <table:table-cell office:value-type="float" office:value="0.00004387" calcext:value-type="float">
            <text:p>0.000043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39" calcext:value-type="float">
            <text:p>0.00001739</text:p>
          </table:table-cell>
          <table:table-cell office:value-type="float" office:value="-0.00002582" calcext:value-type="float">
            <text:p>-0.00002582</text:p>
          </table:table-cell>
          <table:table-cell office:value-type="float" office:value="-0.00002519" calcext:value-type="float">
            <text:p>-0.000025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12" calcext:value-type="float">
            <text:p>-0.00003712</text:p>
          </table:table-cell>
          <table:table-cell office:value-type="float" office:value="-0.00000761" calcext:value-type="float">
            <text:p>-0.00000761</text:p>
          </table:table-cell>
          <table:table-cell office:value-type="float" office:value="-0.00006539" calcext:value-type="float">
            <text:p>-0.0000653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59" calcext:value-type="float">
            <text:p>-0.00002359</text:p>
          </table:table-cell>
          <table:table-cell office:value-type="float" office:value="0.00021799" calcext:value-type="float">
            <text:p>0.00021799</text:p>
          </table:table-cell>
          <table:table-cell office:value-type="float" office:value="0.00000078" calcext:value-type="float">
            <text:p>0.000000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57" calcext:value-type="float">
            <text:p>-0.00000857</text:p>
          </table:table-cell>
          <table:table-cell office:value-type="float" office:value="0.00006136" calcext:value-type="float">
            <text:p>0.00006136</text:p>
          </table:table-cell>
          <table:table-cell office:value-type="float" office:value="-0.00005665" calcext:value-type="float">
            <text:p>-0.000056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213" calcext:value-type="float">
            <text:p>0.00005213</text:p>
          </table:table-cell>
          <table:table-cell office:value-type="float" office:value="-0.00006985" calcext:value-type="float">
            <text:p>-0.00006985</text:p>
          </table:table-cell>
          <table:table-cell office:value-type="float" office:value="0.00003968" calcext:value-type="float">
            <text:p>0.000039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4285" calcext:value-type="float">
            <text:p>-0.00014285</text:p>
          </table:table-cell>
          <table:table-cell office:value-type="float" office:value="0.00006956" calcext:value-type="float">
            <text:p>0.00006956</text:p>
          </table:table-cell>
          <table:table-cell office:value-type="float" office:value="0.00005041" calcext:value-type="float">
            <text:p>0.00005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32" calcext:value-type="float">
            <text:p>0.00001032</text:p>
          </table:table-cell>
          <table:table-cell office:value-type="float" office:value="0.00006004" calcext:value-type="float">
            <text:p>0.00006004</text:p>
          </table:table-cell>
          <table:table-cell office:value-type="float" office:value="0.00007045" calcext:value-type="float">
            <text:p>0.0000704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31" calcext:value-type="float">
            <text:p>-0.00001731</text:p>
          </table:table-cell>
          <table:table-cell office:value-type="float" office:value="0.00004183" calcext:value-type="float">
            <text:p>0.00004183</text:p>
          </table:table-cell>
          <table:table-cell office:value-type="float" office:value="0.00007886" calcext:value-type="float">
            <text:p>0.000078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86" calcext:value-type="float">
            <text:p>-0.00006486</text:p>
          </table:table-cell>
          <table:table-cell office:value-type="float" office:value="-0.00001157" calcext:value-type="float">
            <text:p>-0.00001157</text:p>
          </table:table-cell>
          <table:table-cell office:value-type="float" office:value="-0.00000813" calcext:value-type="float">
            <text:p>-0.000008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276" calcext:value-type="float">
            <text:p>-0.00002276</text:p>
          </table:table-cell>
          <table:table-cell office:value-type="float" office:value="-0.00000676" calcext:value-type="float">
            <text:p>-0.00000676</text:p>
          </table:table-cell>
          <table:table-cell office:value-type="float" office:value="0.00001285" calcext:value-type="float">
            <text:p>0.000012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09" calcext:value-type="float">
            <text:p>-0.00000609</text:p>
          </table:table-cell>
          <table:table-cell office:value-type="float" office:value="-0.00001875" calcext:value-type="float">
            <text:p>-0.00001875</text:p>
          </table:table-cell>
          <table:table-cell office:value-type="float" office:value="0.00002303" calcext:value-type="float">
            <text:p>0.000023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88" calcext:value-type="float">
            <text:p>-0.00002588</text:p>
          </table:table-cell>
          <table:table-cell office:value-type="float" office:value="0.00012892" calcext:value-type="float">
            <text:p>0.00012892</text:p>
          </table:table-cell>
          <table:table-cell office:value-type="float" office:value="-0.00000333" calcext:value-type="float">
            <text:p>-0.0000033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27" calcext:value-type="float">
            <text:p>0.00000427</text:p>
          </table:table-cell>
          <table:table-cell office:value-type="float" office:value="0.00004804" calcext:value-type="float">
            <text:p>0.00004804</text:p>
          </table:table-cell>
          <table:table-cell office:value-type="float" office:value="0.00005177" calcext:value-type="float">
            <text:p>0.00005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535" calcext:value-type="float">
            <text:p>-0.00007535</text:p>
          </table:table-cell>
          <table:table-cell office:value-type="float" office:value="-0.00005695" calcext:value-type="float">
            <text:p>-0.00005695</text:p>
          </table:table-cell>
          <table:table-cell office:value-type="float" office:value="-0.00001723" calcext:value-type="float">
            <text:p>-0.000017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232" calcext:value-type="float">
            <text:p>-0.00007232</text:p>
          </table:table-cell>
          <table:table-cell office:value-type="float" office:value="0.00005638" calcext:value-type="float">
            <text:p>0.00005638</text:p>
          </table:table-cell>
          <table:table-cell office:value-type="float" office:value="0.00010357" calcext:value-type="float">
            <text:p>0.000103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42" calcext:value-type="float">
            <text:p>-0.00005542</text:p>
          </table:table-cell>
          <table:table-cell office:value-type="float" office:value="-0.00000753" calcext:value-type="float">
            <text:p>-0.00000753</text:p>
          </table:table-cell>
          <table:table-cell office:value-type="float" office:value="0.00003163" calcext:value-type="float">
            <text:p>0.000031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43" calcext:value-type="float">
            <text:p>-0.00001243</text:p>
          </table:table-cell>
          <table:table-cell office:value-type="float" office:value="-0.00006315" calcext:value-type="float">
            <text:p>-0.00006315</text:p>
          </table:table-cell>
          <table:table-cell office:value-type="float" office:value="-0.00002145" calcext:value-type="float">
            <text:p>-0.0000214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61" calcext:value-type="float">
            <text:p>0.00000261</text:p>
          </table:table-cell>
          <table:table-cell office:value-type="float" office:value="0.00007824" calcext:value-type="float">
            <text:p>0.00007824</text:p>
          </table:table-cell>
          <table:table-cell office:value-type="float" office:value="0.00017957" calcext:value-type="float">
            <text:p>0.000179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872" calcext:value-type="float">
            <text:p>-0.00008872</text:p>
          </table:table-cell>
          <table:table-cell office:value-type="float" office:value="-0.0000363" calcext:value-type="float">
            <text:p>-0.0000363</text:p>
          </table:table-cell>
          <table:table-cell office:value-type="float" office:value="-0.00003621" calcext:value-type="float">
            <text:p>-0.000036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929" calcext:value-type="float">
            <text:p>0.00005929</text:p>
          </table:table-cell>
          <table:table-cell office:value-type="float" office:value="-0.0000679" calcext:value-type="float">
            <text:p>-0.0000679</text:p>
          </table:table-cell>
          <table:table-cell office:value-type="float" office:value="0.00002548" calcext:value-type="float">
            <text:p>0.000025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19" calcext:value-type="float">
            <text:p>-0.00001219</text:p>
          </table:table-cell>
          <table:table-cell office:value-type="float" office:value="-0.00005899" calcext:value-type="float">
            <text:p>-0.00005899</text:p>
          </table:table-cell>
          <table:table-cell office:value-type="float" office:value="-0.00007024" calcext:value-type="float">
            <text:p>-0.000070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71" calcext:value-type="float">
            <text:p>-0.00000971</text:p>
          </table:table-cell>
          <table:table-cell office:value-type="float" office:value="-0.00001534" calcext:value-type="float">
            <text:p>-0.00001534</text:p>
          </table:table-cell>
          <table:table-cell office:value-type="float" office:value="0.00000718" calcext:value-type="float">
            <text:p>0.0000071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24" calcext:value-type="float">
            <text:p>-0.00003524</text:p>
          </table:table-cell>
          <table:table-cell office:value-type="float" office:value="0.00011349" calcext:value-type="float">
            <text:p>0.00011349</text:p>
          </table:table-cell>
          <table:table-cell office:value-type="float" office:value="0.00012805" calcext:value-type="float">
            <text:p>0.00012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227" calcext:value-type="float">
            <text:p>-0.00006227</text:p>
          </table:table-cell>
          <table:table-cell office:value-type="float" office:value="-0.00000745" calcext:value-type="float">
            <text:p>-0.00000745</text:p>
          </table:table-cell>
          <table:table-cell office:value-type="float" office:value="0.00002246" calcext:value-type="float">
            <text:p>0.000022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94" calcext:value-type="float">
            <text:p>0.00001194</text:p>
          </table:table-cell>
          <table:table-cell office:value-type="float" office:value="-0.00010154" calcext:value-type="float">
            <text:p>-0.00010154</text:p>
          </table:table-cell>
          <table:table-cell office:value-type="float" office:value="0.00003098" calcext:value-type="float">
            <text:p>0.00003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572" calcext:value-type="float">
            <text:p>0.00013572</text:p>
          </table:table-cell>
          <table:table-cell office:value-type="float" office:value="-0.00009835" calcext:value-type="float">
            <text:p>-0.00009835</text:p>
          </table:table-cell>
          <table:table-cell office:value-type="float" office:value="-0.00008396" calcext:value-type="float">
            <text:p>-0.000083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12" calcext:value-type="float">
            <text:p>-0.00005112</text:p>
          </table:table-cell>
          <table:table-cell office:value-type="float" office:value="-0.00000867" calcext:value-type="float">
            <text:p>-0.00000867</text:p>
          </table:table-cell>
          <table:table-cell office:value-type="float" office:value="0.00000984" calcext:value-type="float">
            <text:p>0.0000098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54" calcext:value-type="float">
            <text:p>-0.00002654</text:p>
          </table:table-cell>
          <table:table-cell office:value-type="float" office:value="0.00014806" calcext:value-type="float">
            <text:p>0.00014806</text:p>
          </table:table-cell>
          <table:table-cell office:value-type="float" office:value="0.00015897" calcext:value-type="float">
            <text:p>0.000158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389" calcext:value-type="float">
            <text:p>-0.00012389</text:p>
          </table:table-cell>
          <table:table-cell office:value-type="float" office:value="0.00001717" calcext:value-type="float">
            <text:p>0.00001717</text:p>
          </table:table-cell>
          <table:table-cell office:value-type="float" office:value="-0.00004795" calcext:value-type="float">
            <text:p>-0.000047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05" calcext:value-type="float">
            <text:p>-0.00004305</text:p>
          </table:table-cell>
          <table:table-cell office:value-type="float" office:value="-0.00001174" calcext:value-type="float">
            <text:p>-0.00001174</text:p>
          </table:table-cell>
          <table:table-cell office:value-type="float" office:value="-0.00006011" calcext:value-type="float">
            <text:p>-0.000060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581" calcext:value-type="float">
            <text:p>-0.00006581</text:p>
          </table:table-cell>
          <table:table-cell office:value-type="float" office:value="-0.00001492" calcext:value-type="float">
            <text:p>-0.00001492</text:p>
          </table:table-cell>
          <table:table-cell office:value-type="float" office:value="-0.00011296" calcext:value-type="float">
            <text:p>-0.000112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14" calcext:value-type="float">
            <text:p>0.00000914</text:p>
          </table:table-cell>
          <table:table-cell office:value-type="float" office:value="0.00000179" calcext:value-type="float">
            <text:p>0.00000179</text:p>
          </table:table-cell>
          <table:table-cell office:value-type="float" office:value="-0.00002656" calcext:value-type="float">
            <text:p>-0.0000265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283" calcext:value-type="float">
            <text:p>-0.00000283</text:p>
          </table:table-cell>
          <table:table-cell office:value-type="float" office:value="0.0000846" calcext:value-type="float">
            <text:p>0.0000846</text:p>
          </table:table-cell>
          <table:table-cell office:value-type="float" office:value="0.00012536" calcext:value-type="float">
            <text:p>0.000125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854" calcext:value-type="float">
            <text:p>-0.00003854</text:p>
          </table:table-cell>
          <table:table-cell office:value-type="float" office:value="0.00004517" calcext:value-type="float">
            <text:p>0.00004517</text:p>
          </table:table-cell>
          <table:table-cell office:value-type="float" office:value="0.00002372" calcext:value-type="float">
            <text:p>0.000023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258" calcext:value-type="float">
            <text:p>-0.00007258</text:p>
          </table:table-cell>
          <table:table-cell office:value-type="float" office:value="0.00005782" calcext:value-type="float">
            <text:p>0.00005782</text:p>
          </table:table-cell>
          <table:table-cell office:value-type="float" office:value="0.00003524" calcext:value-type="float">
            <text:p>0.000035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73" calcext:value-type="float">
            <text:p>-0.0000073</text:p>
          </table:table-cell>
          <table:table-cell office:value-type="float" office:value="-0.00002404" calcext:value-type="float">
            <text:p>-0.00002404</text:p>
          </table:table-cell>
          <table:table-cell office:value-type="float" office:value="0.00001508" calcext:value-type="float">
            <text:p>0.000015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19" calcext:value-type="float">
            <text:p>0.00001419</text:p>
          </table:table-cell>
          <table:table-cell office:value-type="float" office:value="-0.00003421" calcext:value-type="float">
            <text:p>-0.00003421</text:p>
          </table:table-cell>
          <table:table-cell office:value-type="float" office:value="0.00001266" calcext:value-type="float">
            <text:p>0.0000126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06" calcext:value-type="float">
            <text:p>-0.00004406</text:p>
          </table:table-cell>
          <table:table-cell office:value-type="float" office:value="0.00001326" calcext:value-type="float">
            <text:p>0.00001326</text:p>
          </table:table-cell>
          <table:table-cell office:value-type="float" office:value="0.0000616" calcext:value-type="float">
            <text:p>0.00006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59" calcext:value-type="float">
            <text:p>-0.00001359</text:p>
          </table:table-cell>
          <table:table-cell office:value-type="float" office:value="0.00001647" calcext:value-type="float">
            <text:p>0.00001647</text:p>
          </table:table-cell>
          <table:table-cell office:value-type="float" office:value="-0.0000455" calcext:value-type="float">
            <text:p>-0.00004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498" calcext:value-type="float">
            <text:p>-0.00008498</text:p>
          </table:table-cell>
          <table:table-cell office:value-type="float" office:value="-0.00002498" calcext:value-type="float">
            <text:p>-0.00002498</text:p>
          </table:table-cell>
          <table:table-cell office:value-type="float" office:value="0.00006413" calcext:value-type="float">
            <text:p>0.000064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15" calcext:value-type="float">
            <text:p>-0.00005315</text:p>
          </table:table-cell>
          <table:table-cell office:value-type="float" office:value="0.00002844" calcext:value-type="float">
            <text:p>0.00002844</text:p>
          </table:table-cell>
          <table:table-cell office:value-type="float" office:value="-0.00009931" calcext:value-type="float">
            <text:p>-0.000099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077" calcext:value-type="float">
            <text:p>-0.00001077</text:p>
          </table:table-cell>
          <table:table-cell office:value-type="float" office:value="0.00002209" calcext:value-type="float">
            <text:p>0.00002209</text:p>
          </table:table-cell>
          <table:table-cell office:value-type="float" office:value="0.00000058" calcext:value-type="float">
            <text:p>0.0000005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914" calcext:value-type="float">
            <text:p>-0.00004914</text:p>
          </table:table-cell>
          <table:table-cell office:value-type="float" office:value="0.00006202" calcext:value-type="float">
            <text:p>0.00006202</text:p>
          </table:table-cell>
          <table:table-cell office:value-type="float" office:value="0.0000708" calcext:value-type="float">
            <text:p>0.00007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03" calcext:value-type="float">
            <text:p>-0.0000603</text:p>
          </table:table-cell>
          <table:table-cell office:value-type="float" office:value="0.0000543" calcext:value-type="float">
            <text:p>0.0000543</text:p>
          </table:table-cell>
          <table:table-cell office:value-type="float" office:value="0.0000072" calcext:value-type="float">
            <text:p>0.00000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711" calcext:value-type="float">
            <text:p>-0.00006711</text:p>
          </table:table-cell>
          <table:table-cell office:value-type="float" office:value="0.00000171" calcext:value-type="float">
            <text:p>0.00000171</text:p>
          </table:table-cell>
          <table:table-cell office:value-type="float" office:value="-0.00000528" calcext:value-type="float">
            <text:p>-0.000005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862" calcext:value-type="float">
            <text:p>-0.00004862</text:p>
          </table:table-cell>
          <table:table-cell office:value-type="float" office:value="-0.00007337" calcext:value-type="float">
            <text:p>-0.00007337</text:p>
          </table:table-cell>
          <table:table-cell office:value-type="float" office:value="0.00000313" calcext:value-type="float">
            <text:p>0.000003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83" calcext:value-type="float">
            <text:p>-0.00003983</text:p>
          </table:table-cell>
          <table:table-cell office:value-type="float" office:value="-0.00010734" calcext:value-type="float">
            <text:p>-0.00010734</text:p>
          </table:table-cell>
          <table:table-cell office:value-type="float" office:value="0.00004729" calcext:value-type="float">
            <text:p>0.0000472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57" calcext:value-type="float">
            <text:p>-0.00002457</text:p>
          </table:table-cell>
          <table:table-cell office:value-type="float" office:value="-0.00003452" calcext:value-type="float">
            <text:p>-0.00003452</text:p>
          </table:table-cell>
          <table:table-cell office:value-type="float" office:value="0.0000348" calcext:value-type="float">
            <text:p>0.00003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78" calcext:value-type="float">
            <text:p>-0.00003378</text:p>
          </table:table-cell>
          <table:table-cell office:value-type="float" office:value="0.00001348" calcext:value-type="float">
            <text:p>0.00001348</text:p>
          </table:table-cell>
          <table:table-cell office:value-type="float" office:value="-0.00002186" calcext:value-type="float">
            <text:p>-0.000021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911" calcext:value-type="float">
            <text:p>-0.00004911</text:p>
          </table:table-cell>
          <table:table-cell office:value-type="float" office:value="0.00012445" calcext:value-type="float">
            <text:p>0.00012445</text:p>
          </table:table-cell>
          <table:table-cell office:value-type="float" office:value="0.00003803" calcext:value-type="float">
            <text:p>0.000038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64" calcext:value-type="float">
            <text:p>-0.00003164</text:p>
          </table:table-cell>
          <table:table-cell office:value-type="float" office:value="-0.00001238" calcext:value-type="float">
            <text:p>-0.00001238</text:p>
          </table:table-cell>
          <table:table-cell office:value-type="float" office:value="-0.00002448" calcext:value-type="float">
            <text:p>-0.000024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29" calcext:value-type="float">
            <text:p>0.00001029</text:p>
          </table:table-cell>
          <table:table-cell office:value-type="float" office:value="-0.00003897" calcext:value-type="float">
            <text:p>-0.00003897</text:p>
          </table:table-cell>
          <table:table-cell office:value-type="float" office:value="-0.00001409" calcext:value-type="float">
            <text:p>-0.0000140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67" calcext:value-type="float">
            <text:p>-0.00000067</text:p>
          </table:table-cell>
          <table:table-cell office:value-type="float" office:value="-0.00005838" calcext:value-type="float">
            <text:p>-0.00005838</text:p>
          </table:table-cell>
          <table:table-cell office:value-type="float" office:value="0.00005153" calcext:value-type="float">
            <text:p>0.00005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01" calcext:value-type="float">
            <text:p>0.00002701</text:p>
          </table:table-cell>
          <table:table-cell office:value-type="float" office:value="0.00001103" calcext:value-type="float">
            <text:p>0.00001103</text:p>
          </table:table-cell>
          <table:table-cell office:value-type="float" office:value="0.00000327" calcext:value-type="float">
            <text:p>0.000003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066" calcext:value-type="float">
            <text:p>-0.00006066</text:p>
          </table:table-cell>
          <table:table-cell office:value-type="float" office:value="-0.00000562" calcext:value-type="float">
            <text:p>-0.00000562</text:p>
          </table:table-cell>
          <table:table-cell office:value-type="float" office:value="-0.00008505" calcext:value-type="float">
            <text:p>-0.00008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92" calcext:value-type="float">
            <text:p>-0.00004392</text:p>
          </table:table-cell>
          <table:table-cell office:value-type="float" office:value="-0.00000666" calcext:value-type="float">
            <text:p>-0.00000666</text:p>
          </table:table-cell>
          <table:table-cell office:value-type="float" office:value="0.00006307" calcext:value-type="float">
            <text:p>0.00006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39" calcext:value-type="float">
            <text:p>0.00002639</text:p>
          </table:table-cell>
          <table:table-cell office:value-type="float" office:value="-0.00007439" calcext:value-type="float">
            <text:p>-0.00007439</text:p>
          </table:table-cell>
          <table:table-cell office:value-type="float" office:value="0.00000002" calcext:value-type="float">
            <text:p>0.0000000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34" calcext:value-type="float">
            <text:p>0.00000634</text:p>
          </table:table-cell>
          <table:table-cell office:value-type="float" office:value="-0.00006274" calcext:value-type="float">
            <text:p>-0.00006274</text:p>
          </table:table-cell>
          <table:table-cell office:value-type="float" office:value="0.00002317" calcext:value-type="float">
            <text:p>0.000023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6" calcext:value-type="float">
            <text:p>0.0000426</text:p>
          </table:table-cell>
          <table:table-cell office:value-type="float" office:value="0.00007149" calcext:value-type="float">
            <text:p>0.00007149</text:p>
          </table:table-cell>
          <table:table-cell office:value-type="float" office:value="-0.00000877" calcext:value-type="float">
            <text:p>-0.000008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736" calcext:value-type="float">
            <text:p>-0.00010736</text:p>
          </table:table-cell>
          <table:table-cell office:value-type="float" office:value="-0.00003028" calcext:value-type="float">
            <text:p>-0.00003028</text:p>
          </table:table-cell>
          <table:table-cell office:value-type="float" office:value="-0.00010997" calcext:value-type="float">
            <text:p>-0.00010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6493" calcext:value-type="float">
            <text:p>-0.00016493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004867" calcext:value-type="float">
            <text:p>0.000048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064" calcext:value-type="float">
            <text:p>-0.00006064</text:p>
          </table:table-cell>
          <table:table-cell office:value-type="float" office:value="-0.00001335" calcext:value-type="float">
            <text:p>-0.00001335</text:p>
          </table:table-cell>
          <table:table-cell office:value-type="float" office:value="-0.00005211" calcext:value-type="float">
            <text:p>-0.0000521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45" calcext:value-type="float">
            <text:p>0.00004845</text:p>
          </table:table-cell>
          <table:table-cell office:value-type="float" office:value="-0.00007682" calcext:value-type="float">
            <text:p>-0.00007682</text:p>
          </table:table-cell>
          <table:table-cell office:value-type="float" office:value="0.00000143" calcext:value-type="float">
            <text:p>0.000001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269" calcext:value-type="float">
            <text:p>-0.00002269</text:p>
          </table:table-cell>
          <table:table-cell office:value-type="float" office:value="0.00001002" calcext:value-type="float">
            <text:p>0.00001002</text:p>
          </table:table-cell>
          <table:table-cell office:value-type="float" office:value="-0.00002622" calcext:value-type="float">
            <text:p>-0.000026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17" calcext:value-type="float">
            <text:p>-0.00005117</text:p>
          </table:table-cell>
          <table:table-cell office:value-type="float" office:value="0.00002261" calcext:value-type="float">
            <text:p>0.00002261</text:p>
          </table:table-cell>
          <table:table-cell office:value-type="float" office:value="-0.00003228" calcext:value-type="float">
            <text:p>-0.000032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11" calcext:value-type="float">
            <text:p>-0.0000411</text:p>
          </table:table-cell>
          <table:table-cell office:value-type="float" office:value="-0.00002751" calcext:value-type="float">
            <text:p>-0.00002751</text:p>
          </table:table-cell>
          <table:table-cell office:value-type="float" office:value="-0.00004242" calcext:value-type="float">
            <text:p>-0.000042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87" calcext:value-type="float">
            <text:p>-0.00000387</text:p>
          </table:table-cell>
          <table:table-cell office:value-type="float" office:value="0.00000853" calcext:value-type="float">
            <text:p>0.00000853</text:p>
          </table:table-cell>
          <table:table-cell office:value-type="float" office:value="-0.00002325" calcext:value-type="float">
            <text:p>-0.0000232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96" calcext:value-type="float">
            <text:p>-0.00003296</text:p>
          </table:table-cell>
          <table:table-cell office:value-type="float" office:value="-0.00004921" calcext:value-type="float">
            <text:p>-0.00004921</text:p>
          </table:table-cell>
          <table:table-cell office:value-type="float" office:value="-0.0000662" calcext:value-type="float">
            <text:p>-0.00006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4" calcext:value-type="float">
            <text:p>0.0000154</text:p>
          </table:table-cell>
          <table:table-cell office:value-type="float" office:value="-0.000027" calcext:value-type="float">
            <text:p>-0.000027</text:p>
          </table:table-cell>
          <table:table-cell office:value-type="float" office:value="0.00000405" calcext:value-type="float">
            <text:p>0.000004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662" calcext:value-type="float">
            <text:p>-0.00012662</text:p>
          </table:table-cell>
          <table:table-cell office:value-type="float" office:value="-0.0000413" calcext:value-type="float">
            <text:p>-0.0000413</text:p>
          </table:table-cell>
          <table:table-cell office:value-type="float" office:value="0.00002118" calcext:value-type="float">
            <text:p>0.00002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26" calcext:value-type="float">
            <text:p>-0.00000926</text:p>
          </table:table-cell>
          <table:table-cell office:value-type="float" office:value="0.00005649" calcext:value-type="float">
            <text:p>0.00005649</text:p>
          </table:table-cell>
          <table:table-cell office:value-type="float" office:value="-0.00003356" calcext:value-type="float">
            <text:p>-0.000033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9" calcext:value-type="float">
            <text:p>-0.0000189</text:p>
          </table:table-cell>
          <table:table-cell office:value-type="float" office:value="-0.00009283" calcext:value-type="float">
            <text:p>-0.00009283</text:p>
          </table:table-cell>
          <table:table-cell office:value-type="float" office:value="0.00002693" calcext:value-type="float">
            <text:p>0.0000269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46" calcext:value-type="float">
            <text:p>-0.00000946</text:p>
          </table:table-cell>
          <table:table-cell office:value-type="float" office:value="-0.00009643" calcext:value-type="float">
            <text:p>-0.00009643</text:p>
          </table:table-cell>
          <table:table-cell office:value-type="float" office:value="0.00001424" calcext:value-type="float">
            <text:p>0.000014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54" calcext:value-type="float">
            <text:p>0.00004754</text:p>
          </table:table-cell>
          <table:table-cell office:value-type="float" office:value="0.00006295" calcext:value-type="float">
            <text:p>0.00006295</text:p>
          </table:table-cell>
          <table:table-cell office:value-type="float" office:value="-0.00008758" calcext:value-type="float">
            <text:p>-0.000087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38" calcext:value-type="float">
            <text:p>-0.00002438</text:p>
          </table:table-cell>
          <table:table-cell office:value-type="float" office:value="0.00000947" calcext:value-type="float">
            <text:p>0.00000947</text:p>
          </table:table-cell>
          <table:table-cell office:value-type="float" office:value="-0.00005139" calcext:value-type="float">
            <text:p>-0.000051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963" calcext:value-type="float">
            <text:p>-0.00004963</text:p>
          </table:table-cell>
          <table:table-cell office:value-type="float" office:value="-0.00000862" calcext:value-type="float">
            <text:p>-0.00000862</text:p>
          </table:table-cell>
          <table:table-cell office:value-type="float" office:value="0.00002885" calcext:value-type="float">
            <text:p>0.000028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416" calcext:value-type="float">
            <text:p>0.00004416</text:p>
          </table:table-cell>
          <table:table-cell office:value-type="float" office:value="-0.00003793" calcext:value-type="float">
            <text:p>-0.00003793</text:p>
          </table:table-cell>
          <table:table-cell office:value-type="float" office:value="0.00004595" calcext:value-type="float">
            <text:p>0.0000459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13" calcext:value-type="float">
            <text:p>0.00001313</text:p>
          </table:table-cell>
          <table:table-cell office:value-type="float" office:value="-0.00006554" calcext:value-type="float">
            <text:p>-0.00006554</text:p>
          </table:table-cell>
          <table:table-cell office:value-type="float" office:value="0.00002616" calcext:value-type="float">
            <text:p>0.000026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61" calcext:value-type="float">
            <text:p>0.00002161</text:p>
          </table:table-cell>
          <table:table-cell office:value-type="float" office:value="0.00007122" calcext:value-type="float">
            <text:p>0.00007122</text:p>
          </table:table-cell>
          <table:table-cell office:value-type="float" office:value="-0.00005777" calcext:value-type="float">
            <text:p>-0.000057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319" calcext:value-type="float">
            <text:p>-0.00009319</text:p>
          </table:table-cell>
          <table:table-cell office:value-type="float" office:value="0.00002072" calcext:value-type="float">
            <text:p>0.00002072</text:p>
          </table:table-cell>
          <table:table-cell office:value-type="float" office:value="-0.00008442" calcext:value-type="float">
            <text:p>-0.000084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67" calcext:value-type="float">
            <text:p>-0.00000967</text:p>
          </table:table-cell>
          <table:table-cell office:value-type="float" office:value="0.0000354" calcext:value-type="float">
            <text:p>0.0000354</text:p>
          </table:table-cell>
          <table:table-cell office:value-type="float" office:value="-0.00001951" calcext:value-type="float">
            <text:p>-0.000019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88" calcext:value-type="float">
            <text:p>-0.00001788</text:p>
          </table:table-cell>
          <table:table-cell office:value-type="float" office:value="0.0000199" calcext:value-type="float">
            <text:p>0.0000199</text:p>
          </table:table-cell>
          <table:table-cell office:value-type="float" office:value="-0.00003867" calcext:value-type="float">
            <text:p>-0.0000386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751" calcext:value-type="float">
            <text:p>0.00008751</text:p>
          </table:table-cell>
          <table:table-cell office:value-type="float" office:value="-0.00006736" calcext:value-type="float">
            <text:p>-0.00006736</text:p>
          </table:table-cell>
          <table:table-cell office:value-type="float" office:value="-0.00006881" calcext:value-type="float">
            <text:p>-0.000068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99" calcext:value-type="float">
            <text:p>0.00000099</text:p>
          </table:table-cell>
          <table:table-cell office:value-type="float" office:value="-0.00003588" calcext:value-type="float">
            <text:p>-0.00003588</text:p>
          </table:table-cell>
          <table:table-cell office:value-type="float" office:value="-0.00000717" calcext:value-type="float">
            <text:p>-0.000007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59" calcext:value-type="float">
            <text:p>0.00000759</text:p>
          </table:table-cell>
          <table:table-cell office:value-type="float" office:value="-0.00000362" calcext:value-type="float">
            <text:p>-0.00000362</text:p>
          </table:table-cell>
          <table:table-cell office:value-type="float" office:value="-0.00004358" calcext:value-type="float">
            <text:p>-0.000043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739" calcext:value-type="float">
            <text:p>-0.00009739</text:p>
          </table:table-cell>
          <table:table-cell office:value-type="float" office:value="0.00006565" calcext:value-type="float">
            <text:p>0.00006565</text:p>
          </table:table-cell>
          <table:table-cell office:value-type="float" office:value="0.00003043" calcext:value-type="float">
            <text:p>0.000030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41" calcext:value-type="float">
            <text:p>-0.00000541</text:p>
          </table:table-cell>
          <table:table-cell office:value-type="float" office:value="-0.00007227" calcext:value-type="float">
            <text:p>-0.00007227</text:p>
          </table:table-cell>
          <table:table-cell office:value-type="float" office:value="0.00003193" calcext:value-type="float">
            <text:p>0.0000319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43" calcext:value-type="float">
            <text:p>0.00004243</text:p>
          </table:table-cell>
          <table:table-cell office:value-type="float" office:value="-0.00002621" calcext:value-type="float">
            <text:p>-0.00002621</text:p>
          </table:table-cell>
          <table:table-cell office:value-type="float" office:value="-0.00005514" calcext:value-type="float">
            <text:p>-0.000055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74" calcext:value-type="float">
            <text:p>-0.00000374</text:p>
          </table:table-cell>
          <table:table-cell office:value-type="float" office:value="-0.00002371" calcext:value-type="float">
            <text:p>-0.00002371</text:p>
          </table:table-cell>
          <table:table-cell office:value-type="float" office:value="0.00001017" calcext:value-type="float">
            <text:p>0.000010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65" calcext:value-type="float">
            <text:p>0.00005465</text:p>
          </table:table-cell>
          <table:table-cell office:value-type="float" office:value="-0.00013195" calcext:value-type="float">
            <text:p>-0.00013195</text:p>
          </table:table-cell>
          <table:table-cell office:value-type="float" office:value="-0.00004842" calcext:value-type="float">
            <text:p>-0.000048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74" calcext:value-type="float">
            <text:p>0.00001074</text:p>
          </table:table-cell>
          <table:table-cell office:value-type="float" office:value="0.00004968" calcext:value-type="float">
            <text:p>0.00004968</text:p>
          </table:table-cell>
          <table:table-cell office:value-type="float" office:value="-0.00000803" calcext:value-type="float">
            <text:p>-0.000008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66" calcext:value-type="float">
            <text:p>0.00004766</text:p>
          </table:table-cell>
          <table:table-cell office:value-type="float" office:value="0.00000256" calcext:value-type="float">
            <text:p>0.00000256</text:p>
          </table:table-cell>
          <table:table-cell office:value-type="float" office:value="-0.00006731" calcext:value-type="float">
            <text:p>-0.0000673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-0.00013206" calcext:value-type="float">
            <text:p>-0.00013206</text:p>
          </table:table-cell>
          <table:table-cell office:value-type="float" office:value="-0.00003836" calcext:value-type="float">
            <text:p>-0.000038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34" calcext:value-type="float">
            <text:p>0.00001834</text:p>
          </table:table-cell>
          <table:table-cell office:value-type="float" office:value="-0.00005453" calcext:value-type="float">
            <text:p>-0.00005453</text:p>
          </table:table-cell>
          <table:table-cell office:value-type="float" office:value="0.00001347" calcext:value-type="float">
            <text:p>0.000013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627" calcext:value-type="float">
            <text:p>0.00006627</text:p>
          </table:table-cell>
          <table:table-cell office:value-type="float" office:value="0.00002596" calcext:value-type="float">
            <text:p>0.00002596</text:p>
          </table:table-cell>
          <table:table-cell office:value-type="float" office:value="-0.00000871" calcext:value-type="float">
            <text:p>-0.000008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4162" calcext:value-type="float">
            <text:p>-0.00014162</text:p>
          </table:table-cell>
          <table:table-cell office:value-type="float" office:value="-0.0000393" calcext:value-type="float">
            <text:p>-0.0000393</text:p>
          </table:table-cell>
          <table:table-cell office:value-type="float" office:value="0.00007382" calcext:value-type="float">
            <text:p>0.000073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386" calcext:value-type="float">
            <text:p>0.00006386</text:p>
          </table:table-cell>
          <table:table-cell office:value-type="float" office:value="0.00003041" calcext:value-type="float">
            <text:p>0.00003041</text:p>
          </table:table-cell>
          <table:table-cell office:value-type="float" office:value="0.00006199" calcext:value-type="float">
            <text:p>0.0000619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67" calcext:value-type="float">
            <text:p>-0.00001767</text:p>
          </table:table-cell>
          <table:table-cell office:value-type="float" office:value="-0.00013136" calcext:value-type="float">
            <text:p>-0.00013136</text:p>
          </table:table-cell>
          <table:table-cell office:value-type="float" office:value="-0.0000321" calcext:value-type="float">
            <text:p>-0.00003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92" calcext:value-type="float">
            <text:p>0.0001192</text:p>
          </table:table-cell>
          <table:table-cell office:value-type="float" office:value="-0.00005634" calcext:value-type="float">
            <text:p>-0.00005634</text:p>
          </table:table-cell>
          <table:table-cell office:value-type="float" office:value="-0.00008146" calcext:value-type="float">
            <text:p>-0.00008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6" calcext:value-type="float">
            <text:p>0.0000056</text:p>
          </table:table-cell>
          <table:table-cell office:value-type="float" office:value="0.00002991" calcext:value-type="float">
            <text:p>0.00002991</text:p>
          </table:table-cell>
          <table:table-cell office:value-type="float" office:value="-0.00001694" calcext:value-type="float">
            <text:p>-0.000016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35" calcext:value-type="float">
            <text:p>-0.00001635</text:p>
          </table:table-cell>
          <table:table-cell office:value-type="float" office:value="0.00004236" calcext:value-type="float">
            <text:p>0.00004236</text:p>
          </table:table-cell>
          <table:table-cell office:value-type="float" office:value="-0.00004666" calcext:value-type="float">
            <text:p>-0.000046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58" calcext:value-type="float">
            <text:p>0.00000758</text:p>
          </table:table-cell>
          <table:table-cell office:value-type="float" office:value="0.00000045" calcext:value-type="float">
            <text:p>0.00000045</text:p>
          </table:table-cell>
          <table:table-cell office:value-type="float" office:value="0.00001126" calcext:value-type="float">
            <text:p>0.0000112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05" calcext:value-type="float">
            <text:p>-0.00000505</text:p>
          </table:table-cell>
          <table:table-cell office:value-type="float" office:value="-0.00009973" calcext:value-type="float">
            <text:p>-0.00009973</text:p>
          </table:table-cell>
          <table:table-cell office:value-type="float" office:value="-0.0000849" calcext:value-type="float">
            <text:p>-0.00008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965" calcext:value-type="float">
            <text:p>0.00003965</text:p>
          </table:table-cell>
          <table:table-cell office:value-type="float" office:value="-0.00008272" calcext:value-type="float">
            <text:p>-0.00008272</text:p>
          </table:table-cell>
          <table:table-cell office:value-type="float" office:value="0.00002496" calcext:value-type="float">
            <text:p>0.000024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57" calcext:value-type="float">
            <text:p>0.00005657</text:p>
          </table:table-cell>
          <table:table-cell office:value-type="float" office:value="-0.00001594" calcext:value-type="float">
            <text:p>-0.00001594</text:p>
          </table:table-cell>
          <table:table-cell office:value-type="float" office:value="-0.00003433" calcext:value-type="float">
            <text:p>-0.000034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85" calcext:value-type="float">
            <text:p>-0.00005985</text:p>
          </table:table-cell>
          <table:table-cell office:value-type="float" office:value="-0.00002841" calcext:value-type="float">
            <text:p>-0.00002841</text:p>
          </table:table-cell>
          <table:table-cell office:value-type="float" office:value="0.00000238" calcext:value-type="float">
            <text:p>0.00000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25" calcext:value-type="float">
            <text:p>-0.00005625</text:p>
          </table:table-cell>
          <table:table-cell office:value-type="float" office:value="0.00001835" calcext:value-type="float">
            <text:p>0.00001835</text:p>
          </table:table-cell>
          <table:table-cell office:value-type="float" office:value="-0.00003118" calcext:value-type="float">
            <text:p>-0.0000311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78" calcext:value-type="float">
            <text:p>-0.00000678</text:p>
          </table:table-cell>
          <table:table-cell office:value-type="float" office:value="-0.00019071" calcext:value-type="float">
            <text:p>-0.00019071</text:p>
          </table:table-cell>
          <table:table-cell office:value-type="float" office:value="-0.00002348" calcext:value-type="float">
            <text:p>-0.000023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77" calcext:value-type="float">
            <text:p>0.00000877</text:p>
          </table:table-cell>
          <table:table-cell office:value-type="float" office:value="0.00005778" calcext:value-type="float">
            <text:p>0.00005778</text:p>
          </table:table-cell>
          <table:table-cell office:value-type="float" office:value="-0.00002002" calcext:value-type="float">
            <text:p>-0.000020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88" calcext:value-type="float">
            <text:p>-0.00001688</text:p>
          </table:table-cell>
          <table:table-cell office:value-type="float" office:value="0.00000562" calcext:value-type="float">
            <text:p>0.00000562</text:p>
          </table:table-cell>
          <table:table-cell office:value-type="float" office:value="0.00001432" calcext:value-type="float">
            <text:p>0.000014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49" calcext:value-type="float">
            <text:p>-0.00005349</text:p>
          </table:table-cell>
          <table:table-cell office:value-type="float" office:value="0.00002654" calcext:value-type="float">
            <text:p>0.00002654</text:p>
          </table:table-cell>
          <table:table-cell office:value-type="float" office:value="-0.0000227" calcext:value-type="float">
            <text:p>-0.0000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74" calcext:value-type="float">
            <text:p>0.00000274</text:p>
          </table:table-cell>
          <table:table-cell office:value-type="float" office:value="-0.00002962" calcext:value-type="float">
            <text:p>-0.00002962</text:p>
          </table:table-cell>
          <table:table-cell office:value-type="float" office:value="-0.00001425" calcext:value-type="float">
            <text:p>-0.00001425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145" calcext:value-type="float">
            <text:p>0.00006145</text:p>
          </table:table-cell>
          <table:table-cell office:value-type="float" office:value="-0.00016232" calcext:value-type="float">
            <text:p>-0.00016232</text:p>
          </table:table-cell>
          <table:table-cell office:value-type="float" office:value="-0.00003123" calcext:value-type="float">
            <text:p>-0.00003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13" calcext:value-type="float">
            <text:p>-0.00001813</text:p>
          </table:table-cell>
          <table:table-cell office:value-type="float" office:value="-0.00003409" calcext:value-type="float">
            <text:p>-0.00003409</text:p>
          </table:table-cell>
          <table:table-cell office:value-type="float" office:value="-0.00002618" calcext:value-type="float">
            <text:p>-0.000026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38" calcext:value-type="float">
            <text:p>0.00003638</text:p>
          </table:table-cell>
          <table:table-cell office:value-type="float" office:value="0.00001912" calcext:value-type="float">
            <text:p>0.00001912</text:p>
          </table:table-cell>
          <table:table-cell office:value-type="float" office:value="-0.00000485" calcext:value-type="float">
            <text:p>-0.000004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709" calcext:value-type="float">
            <text:p>-0.00000709</text:p>
          </table:table-cell>
          <table:table-cell office:value-type="float" office:value="0.00002058" calcext:value-type="float">
            <text:p>0.00002058</text:p>
          </table:table-cell>
          <table:table-cell office:value-type="float" office:value="0.00000167" calcext:value-type="float">
            <text:p>0.000001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258" calcext:value-type="float">
            <text:p>-0.00005258</text:p>
          </table:table-cell>
          <table:table-cell office:value-type="float" office:value="-0.0000455" calcext:value-type="float">
            <text:p>-0.0000455</text:p>
          </table:table-cell>
          <table:table-cell office:value-type="float" office:value="-0.0000918" calcext:value-type="float">
            <text:p>-0.000091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06" calcext:value-type="float">
            <text:p>0.00000106</text:p>
          </table:table-cell>
          <table:table-cell office:value-type="float" office:value="-0.00015564" calcext:value-type="float">
            <text:p>-0.00015564</text:p>
          </table:table-cell>
          <table:table-cell office:value-type="float" office:value="-0.00010443" calcext:value-type="float">
            <text:p>-0.000104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5789" calcext:value-type="float">
            <text:p>-0.00015789</text:p>
          </table:table-cell>
          <table:table-cell office:value-type="float" office:value="-0.00001223" calcext:value-type="float">
            <text:p>-0.00001223</text:p>
          </table:table-cell>
          <table:table-cell office:value-type="float" office:value="-0.00002433" calcext:value-type="float">
            <text:p>-0.000024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747" calcext:value-type="float">
            <text:p>0.00006747</text:p>
          </table:table-cell>
          <table:table-cell office:value-type="float" office:value="-0.00008538" calcext:value-type="float">
            <text:p>-0.00008538</text:p>
          </table:table-cell>
          <table:table-cell office:value-type="float" office:value="-0.0000171" calcext:value-type="float">
            <text:p>-0.00001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03" calcext:value-type="float">
            <text:p>-0.00003903</text:p>
          </table:table-cell>
          <table:table-cell office:value-type="float" office:value="-0.00004521" calcext:value-type="float">
            <text:p>-0.00004521</text:p>
          </table:table-cell>
          <table:table-cell office:value-type="float" office:value="-0.00001965" calcext:value-type="float">
            <text:p>-0.000019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59" calcext:value-type="float">
            <text:p>-0.00001659</text:p>
          </table:table-cell>
          <table:table-cell office:value-type="float" office:value="0.0000243" calcext:value-type="float">
            <text:p>0.0000243</text:p>
          </table:table-cell>
          <table:table-cell office:value-type="float" office:value="0.00001553" calcext:value-type="float">
            <text:p>0.0000155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38" calcext:value-type="float">
            <text:p>-0.00002638</text:p>
          </table:table-cell>
          <table:table-cell office:value-type="float" office:value="-0.00014167" calcext:value-type="float">
            <text:p>-0.00014167</text:p>
          </table:table-cell>
          <table:table-cell office:value-type="float" office:value="-0.00008203" calcext:value-type="float">
            <text:p>-0.000082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12" calcext:value-type="float">
            <text:p>0.00003312</text:p>
          </table:table-cell>
          <table:table-cell office:value-type="float" office:value="-0.00000732" calcext:value-type="float">
            <text:p>-0.00000732</text:p>
          </table:table-cell>
          <table:table-cell office:value-type="float" office:value="-0.00005398" calcext:value-type="float">
            <text:p>-0.000053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019" calcext:value-type="float">
            <text:p>-0.00006019</text:p>
          </table:table-cell>
          <table:table-cell office:value-type="float" office:value="0.00002006" calcext:value-type="float">
            <text:p>0.00002006</text:p>
          </table:table-cell>
          <table:table-cell office:value-type="float" office:value="-0.00006897" calcext:value-type="float">
            <text:p>-0.000068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287" calcext:value-type="float">
            <text:p>-0.00005287</text:p>
          </table:table-cell>
          <table:table-cell office:value-type="float" office:value="-0.00012454" calcext:value-type="float">
            <text:p>-0.00012454</text:p>
          </table:table-cell>
          <table:table-cell office:value-type="float" office:value="-0.00003503" calcext:value-type="float">
            <text:p>-0.000035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57" calcext:value-type="float">
            <text:p>0.00000757</text:p>
          </table:table-cell>
          <table:table-cell office:value-type="float" office:value="-0.00006976" calcext:value-type="float">
            <text:p>-0.00006976</text:p>
          </table:table-cell>
          <table:table-cell office:value-type="float" office:value="0.00001109" calcext:value-type="float">
            <text:p>0.0000110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41" calcext:value-type="float">
            <text:p>0.00001941</text:p>
          </table:table-cell>
          <table:table-cell office:value-type="float" office:value="-0.00016343" calcext:value-type="float">
            <text:p>-0.00016343</text:p>
          </table:table-cell>
          <table:table-cell office:value-type="float" office:value="0.00001538" calcext:value-type="float">
            <text:p>0.000015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69" calcext:value-type="float">
            <text:p>-0.00004369</text:p>
          </table:table-cell>
          <table:table-cell office:value-type="float" office:value="-0.00001571" calcext:value-type="float">
            <text:p>-0.00001571</text:p>
          </table:table-cell>
          <table:table-cell office:value-type="float" office:value="-0.00001665" calcext:value-type="float">
            <text:p>-0.000016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092" calcext:value-type="float">
            <text:p>0.00008092</text:p>
          </table:table-cell>
          <table:table-cell office:value-type="float" office:value="-0.00002809" calcext:value-type="float">
            <text:p>-0.00002809</text:p>
          </table:table-cell>
          <table:table-cell office:value-type="float" office:value="0.00003395" calcext:value-type="float">
            <text:p>0.0000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748" calcext:value-type="float">
            <text:p>-0.00000748</text:p>
          </table:table-cell>
          <table:table-cell office:value-type="float" office:value="-0.00001479" calcext:value-type="float">
            <text:p>-0.00001479</text:p>
          </table:table-cell>
          <table:table-cell office:value-type="float" office:value="0.00004278" calcext:value-type="float">
            <text:p>0.000042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86" calcext:value-type="float">
            <text:p>0.00000086</text:p>
          </table:table-cell>
          <table:table-cell office:value-type="float" office:value="-0.00000454" calcext:value-type="float">
            <text:p>-0.00000454</text:p>
          </table:table-cell>
          <table:table-cell office:value-type="float" office:value="0.00000033" calcext:value-type="float">
            <text:p>0.00000033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04" calcext:value-type="float">
            <text:p>0.00002804</text:p>
          </table:table-cell>
          <table:table-cell office:value-type="float" office:value="-0.00008788" calcext:value-type="float">
            <text:p>-0.00008788</text:p>
          </table:table-cell>
          <table:table-cell office:value-type="float" office:value="-0.00001746" calcext:value-type="float">
            <text:p>-0.000017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62" calcext:value-type="float">
            <text:p>-0.00002362</text:p>
          </table:table-cell>
          <table:table-cell office:value-type="float" office:value="0.00001317" calcext:value-type="float">
            <text:p>0.00001317</text:p>
          </table:table-cell>
          <table:table-cell office:value-type="float" office:value="0.0000186" calcext:value-type="float">
            <text:p>0.00001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99" calcext:value-type="float">
            <text:p>-0.00002799</text:p>
          </table:table-cell>
          <table:table-cell office:value-type="float" office:value="0.00000623" calcext:value-type="float">
            <text:p>0.00000623</text:p>
          </table:table-cell>
          <table:table-cell office:value-type="float" office:value="-0.00004682" calcext:value-type="float">
            <text:p>-0.000046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64" calcext:value-type="float">
            <text:p>0.00004864</text:p>
          </table:table-cell>
          <table:table-cell office:value-type="float" office:value="0.00000319" calcext:value-type="float">
            <text:p>0.00000319</text:p>
          </table:table-cell>
          <table:table-cell office:value-type="float" office:value="-0.00003782" calcext:value-type="float">
            <text:p>-0.000037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92" calcext:value-type="float">
            <text:p>-0.00002392</text:p>
          </table:table-cell>
          <table:table-cell office:value-type="float" office:value="-0.00001593" calcext:value-type="float">
            <text:p>-0.00001593</text:p>
          </table:table-cell>
          <table:table-cell office:value-type="float" office:value="-0.00005088" calcext:value-type="float">
            <text:p>-0.00005088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66" calcext:value-type="float">
            <text:p>0.00001366</text:p>
          </table:table-cell>
          <table:table-cell office:value-type="float" office:value="-0.00011802" calcext:value-type="float">
            <text:p>-0.00011802</text:p>
          </table:table-cell>
          <table:table-cell office:value-type="float" office:value="0.00003406" calcext:value-type="float">
            <text:p>0.000034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71" calcext:value-type="float">
            <text:p>0.00001571</text:p>
          </table:table-cell>
          <table:table-cell office:value-type="float" office:value="0.00000954" calcext:value-type="float">
            <text:p>0.00000954</text:p>
          </table:table-cell>
          <table:table-cell office:value-type="float" office:value="0.00003202" calcext:value-type="float">
            <text:p>0.000032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98" calcext:value-type="float">
            <text:p>0.00000498</text:p>
          </table:table-cell>
          <table:table-cell office:value-type="float" office:value="-0.00003993" calcext:value-type="float">
            <text:p>-0.00003993</text:p>
          </table:table-cell>
          <table:table-cell office:value-type="float" office:value="0.00003411" calcext:value-type="float">
            <text:p>0.000034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66" calcext:value-type="float">
            <text:p>-0.0000866</text:p>
          </table:table-cell>
          <table:table-cell office:value-type="float" office:value="-0.00005523" calcext:value-type="float">
            <text:p>-0.00005523</text:p>
          </table:table-cell>
          <table:table-cell office:value-type="float" office:value="0.00005118" calcext:value-type="float">
            <text:p>0.00005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89" calcext:value-type="float">
            <text:p>0.00001189</text:p>
          </table:table-cell>
          <table:table-cell office:value-type="float" office:value="0.00004963" calcext:value-type="float">
            <text:p>0.00004963</text:p>
          </table:table-cell>
          <table:table-cell office:value-type="float" office:value="0.00000666" calcext:value-type="float">
            <text:p>0.0000066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39" calcext:value-type="float">
            <text:p>0.00000139</text:p>
          </table:table-cell>
          <table:table-cell office:value-type="float" office:value="-0.00010634" calcext:value-type="float">
            <text:p>-0.00010634</text:p>
          </table:table-cell>
          <table:table-cell office:value-type="float" office:value="0.00003598" calcext:value-type="float">
            <text:p>0.000035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35" calcext:value-type="float">
            <text:p>0.00000135</text:p>
          </table:table-cell>
          <table:table-cell office:value-type="float" office:value="-0.00005574" calcext:value-type="float">
            <text:p>-0.00005574</text:p>
          </table:table-cell>
          <table:table-cell office:value-type="float" office:value="-0.00004104" calcext:value-type="float">
            <text:p>-0.000041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54" calcext:value-type="float">
            <text:p>0.00000654</text:p>
          </table:table-cell>
          <table:table-cell office:value-type="float" office:value="-0.00001018" calcext:value-type="float">
            <text:p>-0.00001018</text:p>
          </table:table-cell>
          <table:table-cell office:value-type="float" office:value="-0.00005617" calcext:value-type="float">
            <text:p>-0.000056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153" calcext:value-type="float">
            <text:p>0.00013153</text:p>
          </table:table-cell>
          <table:table-cell office:value-type="float" office:value="0.00004171" calcext:value-type="float">
            <text:p>0.00004171</text:p>
          </table:table-cell>
          <table:table-cell office:value-type="float" office:value="0.00000867" calcext:value-type="float">
            <text:p>0.000008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61" calcext:value-type="float">
            <text:p>-0.00000861</text:p>
          </table:table-cell>
          <table:table-cell office:value-type="float" office:value="0.00002726" calcext:value-type="float">
            <text:p>0.00002726</text:p>
          </table:table-cell>
          <table:table-cell office:value-type="float" office:value="-0.00003352" calcext:value-type="float">
            <text:p>-0.00003352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726" calcext:value-type="float">
            <text:p>-0.00000726</text:p>
          </table:table-cell>
          <table:table-cell office:value-type="float" office:value="-0.00007365" calcext:value-type="float">
            <text:p>-0.00007365</text:p>
          </table:table-cell>
          <table:table-cell office:value-type="float" office:value="0.00002502" calcext:value-type="float">
            <text:p>0.000025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38" calcext:value-type="float">
            <text:p>-0.00005438</text:p>
          </table:table-cell>
          <table:table-cell office:value-type="float" office:value="-0.0000135" calcext:value-type="float">
            <text:p>-0.0000135</text:p>
          </table:table-cell>
          <table:table-cell office:value-type="float" office:value="-0.00003972" calcext:value-type="float">
            <text:p>-0.000039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63" calcext:value-type="float">
            <text:p>0.00002963</text:p>
          </table:table-cell>
          <table:table-cell office:value-type="float" office:value="0.0000507" calcext:value-type="float">
            <text:p>0.0000507</text:p>
          </table:table-cell>
          <table:table-cell office:value-type="float" office:value="0.00006572" calcext:value-type="float">
            <text:p>0.000065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8" calcext:value-type="float">
            <text:p>-0.0000198</text:p>
          </table:table-cell>
          <table:table-cell office:value-type="float" office:value="0.00004824" calcext:value-type="float">
            <text:p>0.00004824</text:p>
          </table:table-cell>
          <table:table-cell office:value-type="float" office:value="0.00009935" calcext:value-type="float">
            <text:p>0.000099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61" calcext:value-type="float">
            <text:p>-0.00000061</text:p>
          </table:table-cell>
          <table:table-cell office:value-type="float" office:value="-0.00002022" calcext:value-type="float">
            <text:p>-0.00002022</text:p>
          </table:table-cell>
          <table:table-cell office:value-type="float" office:value="0.00000692" calcext:value-type="float">
            <text:p>0.0000069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36" calcext:value-type="float">
            <text:p>-0.00001336</text:p>
          </table:table-cell>
          <table:table-cell office:value-type="float" office:value="-0.00002575" calcext:value-type="float">
            <text:p>-0.00002575</text:p>
          </table:table-cell>
          <table:table-cell office:value-type="float" office:value="0.00007093" calcext:value-type="float">
            <text:p>0.000070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968" calcext:value-type="float">
            <text:p>-0.00007968</text:p>
          </table:table-cell>
          <table:table-cell office:value-type="float" office:value="0.00001366" calcext:value-type="float">
            <text:p>0.00001366</text:p>
          </table:table-cell>
          <table:table-cell office:value-type="float" office:value="-0.00004766" calcext:value-type="float">
            <text:p>-0.000047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79" calcext:value-type="float">
            <text:p>0.00000579</text:p>
          </table:table-cell>
          <table:table-cell office:value-type="float" office:value="0.00002155" calcext:value-type="float">
            <text:p>0.00002155</text:p>
          </table:table-cell>
          <table:table-cell office:value-type="float" office:value="0.00000923" calcext:value-type="float">
            <text:p>0.000009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93" calcext:value-type="float">
            <text:p>-0.00002593</text:p>
          </table:table-cell>
          <table:table-cell office:value-type="float" office:value="-0.00002085" calcext:value-type="float">
            <text:p>-0.00002085</text:p>
          </table:table-cell>
          <table:table-cell office:value-type="float" office:value="0.00005293" calcext:value-type="float">
            <text:p>0.000052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54" calcext:value-type="float">
            <text:p>0.00001554</text:p>
          </table:table-cell>
          <table:table-cell office:value-type="float" office:value="0.00000098" calcext:value-type="float">
            <text:p>0.00000098</text:p>
          </table:table-cell>
          <table:table-cell office:value-type="float" office:value="-0.0000548" calcext:value-type="float">
            <text:p>-0.0000548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54" calcext:value-type="float">
            <text:p>0.00000454</text:p>
          </table:table-cell>
          <table:table-cell office:value-type="float" office:value="-0.00003854" calcext:value-type="float">
            <text:p>-0.00003854</text:p>
          </table:table-cell>
          <table:table-cell office:value-type="float" office:value="0.00003366" calcext:value-type="float">
            <text:p>0.000033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738" calcext:value-type="float">
            <text:p>-0.00004738</text:p>
          </table:table-cell>
          <table:table-cell office:value-type="float" office:value="-0.00001447" calcext:value-type="float">
            <text:p>-0.00001447</text:p>
          </table:table-cell>
          <table:table-cell office:value-type="float" office:value="0.00005442" calcext:value-type="float">
            <text:p>0.000054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41" calcext:value-type="float">
            <text:p>0.00001441</text:p>
          </table:table-cell>
          <table:table-cell office:value-type="float" office:value="0.00002702" calcext:value-type="float">
            <text:p>0.00002702</text:p>
          </table:table-cell>
          <table:table-cell office:value-type="float" office:value="-0.00008461" calcext:value-type="float">
            <text:p>-0.000084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04" calcext:value-type="float">
            <text:p>0.00000704</text:p>
          </table:table-cell>
          <table:table-cell office:value-type="float" office:value="-0.00004424" calcext:value-type="float">
            <text:p>-0.00004424</text:p>
          </table:table-cell>
          <table:table-cell office:value-type="float" office:value="-0.00006109" calcext:value-type="float">
            <text:p>-0.000061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84" calcext:value-type="float">
            <text:p>-0.00002084</text:p>
          </table:table-cell>
          <table:table-cell office:value-type="float" office:value="0.00001478" calcext:value-type="float">
            <text:p>0.00001478</text:p>
          </table:table-cell>
          <table:table-cell office:value-type="float" office:value="0.00006335" calcext:value-type="float">
            <text:p>0.00006335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39" calcext:value-type="float">
            <text:p>0.00001139</text:p>
          </table:table-cell>
          <table:table-cell office:value-type="float" office:value="-0.0000806" calcext:value-type="float">
            <text:p>-0.0000806</text:p>
          </table:table-cell>
          <table:table-cell office:value-type="float" office:value="0.00006719" calcext:value-type="float">
            <text:p>0.000067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51" calcext:value-type="float">
            <text:p>-0.00004451</text:p>
          </table:table-cell>
          <table:table-cell office:value-type="float" office:value="0.00001379" calcext:value-type="float">
            <text:p>0.00001379</text:p>
          </table:table-cell>
          <table:table-cell office:value-type="float" office:value="-0.00002903" calcext:value-type="float">
            <text:p>-0.000029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497" calcext:value-type="float">
            <text:p>-0.00003497</text:p>
          </table:table-cell>
          <table:table-cell office:value-type="float" office:value="-0.00010772" calcext:value-type="float">
            <text:p>-0.00010772</text:p>
          </table:table-cell>
          <table:table-cell office:value-type="float" office:value="0.00000184" calcext:value-type="float">
            <text:p>0.000001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61" calcext:value-type="float">
            <text:p>-0.00003761</text:p>
          </table:table-cell>
          <table:table-cell office:value-type="float" office:value="0.00002221" calcext:value-type="float">
            <text:p>0.00002221</text:p>
          </table:table-cell>
          <table:table-cell office:value-type="float" office:value="-0.0000372" calcext:value-type="float">
            <text:p>-0.00003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85" calcext:value-type="float">
            <text:p>0.00002585</text:p>
          </table:table-cell>
          <table:table-cell office:value-type="float" office:value="-0.00002176" calcext:value-type="float">
            <text:p>-0.00002176</text:p>
          </table:table-cell>
          <table:table-cell office:value-type="float" office:value="0.00003175" calcext:value-type="float">
            <text:p>0.0000317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56" calcext:value-type="float">
            <text:p>-0.00000056</text:p>
          </table:table-cell>
          <table:table-cell office:value-type="float" office:value="-0.00001126" calcext:value-type="float">
            <text:p>-0.00001126</text:p>
          </table:table-cell>
          <table:table-cell office:value-type="float" office:value="0.00004699" calcext:value-type="float">
            <text:p>0.00004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799" calcext:value-type="float">
            <text:p>-0.00007799</text:p>
          </table:table-cell>
          <table:table-cell office:value-type="float" office:value="-0.00001993" calcext:value-type="float">
            <text:p>-0.00001993</text:p>
          </table:table-cell>
          <table:table-cell office:value-type="float" office:value="-0.00003237" calcext:value-type="float">
            <text:p>-0.000032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21" calcext:value-type="float">
            <text:p>0.00004721</text:p>
          </table:table-cell>
          <table:table-cell office:value-type="float" office:value="0.0000128" calcext:value-type="float">
            <text:p>0.0000128</text:p>
          </table:table-cell>
          <table:table-cell office:value-type="float" office:value="0.00009743" calcext:value-type="float">
            <text:p>0.000097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018" calcext:value-type="float">
            <text:p>0.00005018</text:p>
          </table:table-cell>
          <table:table-cell office:value-type="float" office:value="-0.00000824" calcext:value-type="float">
            <text:p>-0.00000824</text:p>
          </table:table-cell>
          <table:table-cell office:value-type="float" office:value="-0.00001657" calcext:value-type="float">
            <text:p>-0.000016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309" calcext:value-type="float">
            <text:p>-0.00009309</text:p>
          </table:table-cell>
          <table:table-cell office:value-type="float" office:value="-0.00002914" calcext:value-type="float">
            <text:p>-0.00002914</text:p>
          </table:table-cell>
          <table:table-cell office:value-type="float" office:value="-0.00000421" calcext:value-type="float">
            <text:p>-0.0000042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3" calcext:value-type="float">
            <text:p>0.0000313</text:p>
          </table:table-cell>
          <table:table-cell office:value-type="float" office:value="-0.00004497" calcext:value-type="float">
            <text:p>-0.00004497</text:p>
          </table:table-cell>
          <table:table-cell office:value-type="float" office:value="0.0000577" calcext:value-type="float">
            <text:p>0.00005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64" calcext:value-type="float">
            <text:p>-0.00001864</text:p>
          </table:table-cell>
          <table:table-cell office:value-type="float" office:value="-0.0000259" calcext:value-type="float">
            <text:p>-0.0000259</text:p>
          </table:table-cell>
          <table:table-cell office:value-type="float" office:value="0.00002523" calcext:value-type="float">
            <text:p>0.000025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363" calcext:value-type="float">
            <text:p>-0.00006363</text:p>
          </table:table-cell>
          <table:table-cell office:value-type="float" office:value="-0.00006182" calcext:value-type="float">
            <text:p>-0.00006182</text:p>
          </table:table-cell>
          <table:table-cell office:value-type="float" office:value="-0.00001947" calcext:value-type="float">
            <text:p>-0.000019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42" calcext:value-type="float">
            <text:p>0.00001142</text:p>
          </table:table-cell>
          <table:table-cell office:value-type="float" office:value="-0.00002043" calcext:value-type="float">
            <text:p>-0.00002043</text:p>
          </table:table-cell>
          <table:table-cell office:value-type="float" office:value="0.00000662" calcext:value-type="float">
            <text:p>0.000006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71" calcext:value-type="float">
            <text:p>-0.00001171</text:p>
          </table:table-cell>
          <table:table-cell office:value-type="float" office:value="-0.00002014" calcext:value-type="float">
            <text:p>-0.00002014</text:p>
          </table:table-cell>
          <table:table-cell office:value-type="float" office:value="0.00008672" calcext:value-type="float">
            <text:p>0.00008672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31" calcext:value-type="float">
            <text:p>0.00001931</text:p>
          </table:table-cell>
          <table:table-cell office:value-type="float" office:value="0.00007315" calcext:value-type="float">
            <text:p>0.00007315</text:p>
          </table:table-cell>
          <table:table-cell office:value-type="float" office:value="0.00008604" calcext:value-type="float">
            <text:p>0.000086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5" calcext:value-type="float">
            <text:p>0.0000175</text:p>
          </table:table-cell>
          <table:table-cell office:value-type="float" office:value="0.00003824" calcext:value-type="float">
            <text:p>0.00003824</text:p>
          </table:table-cell>
          <table:table-cell office:value-type="float" office:value="-0.00002601" calcext:value-type="float">
            <text:p>-0.000026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57" calcext:value-type="float">
            <text:p>0.00000857</text:p>
          </table:table-cell>
          <table:table-cell office:value-type="float" office:value="0.0000096" calcext:value-type="float">
            <text:p>0.0000096</text:p>
          </table:table-cell>
          <table:table-cell office:value-type="float" office:value="0.000103" calcext:value-type="float">
            <text:p>0.0001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72" calcext:value-type="float">
            <text:p>-0.00005672</text:p>
          </table:table-cell>
          <table:table-cell office:value-type="float" office:value="-0.00003648" calcext:value-type="float">
            <text:p>-0.00003648</text:p>
          </table:table-cell>
          <table:table-cell office:value-type="float" office:value="-0.00006094" calcext:value-type="float">
            <text:p>-0.000060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95" calcext:value-type="float">
            <text:p>-0.00000695</text:p>
          </table:table-cell>
          <table:table-cell office:value-type="float" office:value="0.00002255" calcext:value-type="float">
            <text:p>0.00002255</text:p>
          </table:table-cell>
          <table:table-cell office:value-type="float" office:value="-0.00002319" calcext:value-type="float">
            <text:p>-0.00002319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988" calcext:value-type="float">
            <text:p>-0.00004988</text:p>
          </table:table-cell>
          <table:table-cell office:value-type="float" office:value="0.00004537" calcext:value-type="float">
            <text:p>0.00004537</text:p>
          </table:table-cell>
          <table:table-cell office:value-type="float" office:value="0.00010624" calcext:value-type="float">
            <text:p>0.000106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244" calcext:value-type="float">
            <text:p>-0.00005244</text:p>
          </table:table-cell>
          <table:table-cell office:value-type="float" office:value="-0.00009572" calcext:value-type="float">
            <text:p>-0.00009572</text:p>
          </table:table-cell>
          <table:table-cell office:value-type="float" office:value="-0.00005176" calcext:value-type="float">
            <text:p>-0.00005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05" calcext:value-type="float">
            <text:p>-0.00005905</text:p>
          </table:table-cell>
          <table:table-cell office:value-type="float" office:value="0.00005384" calcext:value-type="float">
            <text:p>0.00005384</text:p>
          </table:table-cell>
          <table:table-cell office:value-type="float" office:value="0.00000415" calcext:value-type="float">
            <text:p>0.000004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42" calcext:value-type="float">
            <text:p>0.00002442</text:p>
          </table:table-cell>
          <table:table-cell office:value-type="float" office:value="0.00004452" calcext:value-type="float">
            <text:p>0.00004452</text:p>
          </table:table-cell>
          <table:table-cell office:value-type="float" office:value="-0.00004161" calcext:value-type="float">
            <text:p>-0.000041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68" calcext:value-type="float">
            <text:p>-0.00002568</text:p>
          </table:table-cell>
          <table:table-cell office:value-type="float" office:value="-0.00003473" calcext:value-type="float">
            <text:p>-0.00003473</text:p>
          </table:table-cell>
          <table:table-cell office:value-type="float" office:value="0.00008953" calcext:value-type="float">
            <text:p>0.00008953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117" calcext:value-type="float">
            <text:p>-0.00004117</text:p>
          </table:table-cell>
          <table:table-cell office:value-type="float" office:value="-0.00000945" calcext:value-type="float">
            <text:p>-0.00000945</text:p>
          </table:table-cell>
          <table:table-cell office:value-type="float" office:value="0.00006161" calcext:value-type="float">
            <text:p>0.000061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53" calcext:value-type="float">
            <text:p>-0.00006453</text:p>
          </table:table-cell>
          <table:table-cell office:value-type="float" office:value="-0.00000683" calcext:value-type="float">
            <text:p>-0.00000683</text:p>
          </table:table-cell>
          <table:table-cell office:value-type="float" office:value="-0.00004229" calcext:value-type="float">
            <text:p>-0.000042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59" calcext:value-type="float">
            <text:p>-0.00001259</text:p>
          </table:table-cell>
          <table:table-cell office:value-type="float" office:value="0.00003048" calcext:value-type="float">
            <text:p>0.00003048</text:p>
          </table:table-cell>
          <table:table-cell office:value-type="float" office:value="-0.00003629" calcext:value-type="float">
            <text:p>-0.000036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353" calcext:value-type="float">
            <text:p>0.00006353</text:p>
          </table:table-cell>
          <table:table-cell office:value-type="float" office:value="0.0000574" calcext:value-type="float">
            <text:p>0.0000574</text:p>
          </table:table-cell>
          <table:table-cell office:value-type="float" office:value="-0.00002802" calcext:value-type="float">
            <text:p>-0.000028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65" calcext:value-type="float">
            <text:p>-0.00003765</text:p>
          </table:table-cell>
          <table:table-cell office:value-type="float" office:value="-0.00000617" calcext:value-type="float">
            <text:p>-0.00000617</text:p>
          </table:table-cell>
          <table:table-cell office:value-type="float" office:value="-0.00005626" calcext:value-type="float">
            <text:p>-0.0000562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00005184" calcext:value-type="float">
            <text:p>-0.00005184</text:p>
          </table:table-cell>
          <table:table-cell office:value-type="float" office:value="-0.00000845" calcext:value-type="float">
            <text:p>-0.000008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837" calcext:value-type="float">
            <text:p>-0.00008837</text:p>
          </table:table-cell>
          <table:table-cell office:value-type="float" office:value="0.00002053" calcext:value-type="float">
            <text:p>0.00002053</text:p>
          </table:table-cell>
          <table:table-cell office:value-type="float" office:value="0.00000183" calcext:value-type="float">
            <text:p>0.00000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658" calcext:value-type="float">
            <text:p>-0.00007658</text:p>
          </table:table-cell>
          <table:table-cell office:value-type="float" office:value="-0.0000407" calcext:value-type="float">
            <text:p>-0.0000407</text:p>
          </table:table-cell>
          <table:table-cell office:value-type="float" office:value="-0.00000754" calcext:value-type="float">
            <text:p>-0.000007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48" calcext:value-type="float">
            <text:p>-0.00005448</text:p>
          </table:table-cell>
          <table:table-cell office:value-type="float" office:value="0.00003781" calcext:value-type="float">
            <text:p>0.00003781</text:p>
          </table:table-cell>
          <table:table-cell office:value-type="float" office:value="-0.00004919" calcext:value-type="float">
            <text:p>-0.000049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48" calcext:value-type="float">
            <text:p>-0.00001448</text:p>
          </table:table-cell>
          <table:table-cell office:value-type="float" office:value="-0.00001544" calcext:value-type="float">
            <text:p>-0.00001544</text:p>
          </table:table-cell>
          <table:table-cell office:value-type="float" office:value="0.00001628" calcext:value-type="float">
            <text:p>0.00001628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33" calcext:value-type="float">
            <text:p>-0.00000433</text:p>
          </table:table-cell>
          <table:table-cell office:value-type="float" office:value="-0.00014327" calcext:value-type="float">
            <text:p>-0.00014327</text:p>
          </table:table-cell>
          <table:table-cell office:value-type="float" office:value="-0.00001587" calcext:value-type="float">
            <text:p>-0.000015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018" calcext:value-type="float">
            <text:p>-0.00004018</text:p>
          </table:table-cell>
          <table:table-cell office:value-type="float" office:value="-0.0000077" calcext:value-type="float">
            <text:p>-0.0000077</text:p>
          </table:table-cell>
          <table:table-cell office:value-type="float" office:value="-0.00005146" calcext:value-type="float">
            <text:p>-0.00005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63" calcext:value-type="float">
            <text:p>0.00005463</text:p>
          </table:table-cell>
          <table:table-cell office:value-type="float" office:value="0.00002349" calcext:value-type="float">
            <text:p>0.00002349</text:p>
          </table:table-cell>
          <table:table-cell office:value-type="float" office:value="0.0000346" calcext:value-type="float">
            <text:p>0.00003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94" calcext:value-type="float">
            <text:p>-0.00001894</text:p>
          </table:table-cell>
          <table:table-cell office:value-type="float" office:value="0.00003787" calcext:value-type="float">
            <text:p>0.00003787</text:p>
          </table:table-cell>
          <table:table-cell office:value-type="float" office:value="0.00000245" calcext:value-type="float">
            <text:p>0.000002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22" calcext:value-type="float">
            <text:p>-0.0000722</text:p>
          </table:table-cell>
          <table:table-cell office:value-type="float" office:value="-0.0000115" calcext:value-type="float">
            <text:p>-0.0000115</text:p>
          </table:table-cell>
          <table:table-cell office:value-type="float" office:value="-0.00000319" calcext:value-type="float">
            <text:p>-0.00000319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68" calcext:value-type="float">
            <text:p>0.00001868</text:p>
          </table:table-cell>
          <table:table-cell office:value-type="float" office:value="-0.00002923" calcext:value-type="float">
            <text:p>-0.00002923</text:p>
          </table:table-cell>
          <table:table-cell office:value-type="float" office:value="-0.00003129" calcext:value-type="float">
            <text:p>-0.00003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93" calcext:value-type="float">
            <text:p>-0.00000693</text:p>
          </table:table-cell>
          <table:table-cell office:value-type="float" office:value="0.00006117" calcext:value-type="float">
            <text:p>0.00006117</text:p>
          </table:table-cell>
          <table:table-cell office:value-type="float" office:value="0.00003033" calcext:value-type="float">
            <text:p>0.000030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33" calcext:value-type="float">
            <text:p>-0.00005133</text:p>
          </table:table-cell>
          <table:table-cell office:value-type="float" office:value="0.00000635" calcext:value-type="float">
            <text:p>0.00000635</text:p>
          </table:table-cell>
          <table:table-cell office:value-type="float" office:value="0.00003335" calcext:value-type="float">
            <text:p>0.000033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15" calcext:value-type="float">
            <text:p>-0.00002315</text:p>
          </table:table-cell>
          <table:table-cell office:value-type="float" office:value="0.00013733" calcext:value-type="float">
            <text:p>0.00013733</text:p>
          </table:table-cell>
          <table:table-cell office:value-type="float" office:value="0.00007601" calcext:value-type="float">
            <text:p>0.000076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662" calcext:value-type="float">
            <text:p>-0.00010662</text:p>
          </table:table-cell>
          <table:table-cell office:value-type="float" office:value="0.00007749" calcext:value-type="float">
            <text:p>0.00007749</text:p>
          </table:table-cell>
          <table:table-cell office:value-type="float" office:value="0.00000693" calcext:value-type="float">
            <text:p>0.00000693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28" calcext:value-type="float">
            <text:p>0.00002728</text:p>
          </table:table-cell>
          <table:table-cell office:value-type="float" office:value="-0.00004494" calcext:value-type="float">
            <text:p>-0.00004494</text:p>
          </table:table-cell>
          <table:table-cell office:value-type="float" office:value="-0.00000007" calcext:value-type="float">
            <text:p>-0.000000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517" calcext:value-type="float">
            <text:p>-0.00007517</text:p>
          </table:table-cell>
          <table:table-cell office:value-type="float" office:value="0.00001965" calcext:value-type="float">
            <text:p>0.00001965</text:p>
          </table:table-cell>
          <table:table-cell office:value-type="float" office:value="-0.00000706" calcext:value-type="float">
            <text:p>-0.000007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5915" calcext:value-type="float">
            <text:p>-0.00015915</text:p>
          </table:table-cell>
          <table:table-cell office:value-type="float" office:value="0.00000211" calcext:value-type="float">
            <text:p>0.00000211</text:p>
          </table:table-cell>
          <table:table-cell office:value-type="float" office:value="-0.00007665" calcext:value-type="float">
            <text:p>-0.000076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75" calcext:value-type="float">
            <text:p>0.00001875</text:p>
          </table:table-cell>
          <table:table-cell office:value-type="float" office:value="-0.0000106" calcext:value-type="float">
            <text:p>-0.0000106</text:p>
          </table:table-cell>
          <table:table-cell office:value-type="float" office:value="0.00005893" calcext:value-type="float">
            <text:p>0.000058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59" calcext:value-type="float">
            <text:p>0.00000859</text:p>
          </table:table-cell>
          <table:table-cell office:value-type="float" office:value="0.00002485" calcext:value-type="float">
            <text:p>0.00002485</text:p>
          </table:table-cell>
          <table:table-cell office:value-type="float" office:value="0.00004745" calcext:value-type="float">
            <text:p>0.0000474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44" calcext:value-type="float">
            <text:p>0.00000144</text:p>
          </table:table-cell>
          <table:table-cell office:value-type="float" office:value="-0.0001581" calcext:value-type="float">
            <text:p>-0.0001581</text:p>
          </table:table-cell>
          <table:table-cell office:value-type="float" office:value="-0.00004538" calcext:value-type="float">
            <text:p>-0.000045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29" calcext:value-type="float">
            <text:p>0.00005629</text:p>
          </table:table-cell>
          <table:table-cell office:value-type="float" office:value="-0.00001284" calcext:value-type="float">
            <text:p>-0.00001284</text:p>
          </table:table-cell>
          <table:table-cell office:value-type="float" office:value="-0.00005461" calcext:value-type="float">
            <text:p>-0.000054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69" calcext:value-type="float">
            <text:p>-0.00005569</text:p>
          </table:table-cell>
          <table:table-cell office:value-type="float" office:value="-0.00008282" calcext:value-type="float">
            <text:p>-0.00008282</text:p>
          </table:table-cell>
          <table:table-cell office:value-type="float" office:value="0.0000965" calcext:value-type="float">
            <text:p>0.00009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" calcext:value-type="float">
            <text:p>-0.00011</text:p>
          </table:table-cell>
          <table:table-cell office:value-type="float" office:value="0.00002871" calcext:value-type="float">
            <text:p>0.00002871</text:p>
          </table:table-cell>
          <table:table-cell office:value-type="float" office:value="-0.00002019" calcext:value-type="float">
            <text:p>-0.000020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951" calcext:value-type="float">
            <text:p>-0.00004951</text:p>
          </table:table-cell>
          <table:table-cell office:value-type="float" office:value="-0.00012714" calcext:value-type="float">
            <text:p>-0.00012714</text:p>
          </table:table-cell>
          <table:table-cell office:value-type="float" office:value="0.0000506" calcext:value-type="float">
            <text:p>0.000050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84" calcext:value-type="float">
            <text:p>0.00002384</text:p>
          </table:table-cell>
          <table:table-cell office:value-type="float" office:value="-0.00021701" calcext:value-type="float">
            <text:p>-0.00021701</text:p>
          </table:table-cell>
          <table:table-cell office:value-type="float" office:value="0.00001337" calcext:value-type="float">
            <text:p>0.000013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129" calcext:value-type="float">
            <text:p>-0.00002129</text:p>
          </table:table-cell>
          <table:table-cell office:value-type="float" office:value="-0.00000104" calcext:value-type="float">
            <text:p>-0.00000104</text:p>
          </table:table-cell>
          <table:table-cell office:value-type="float" office:value="-0.00003434" calcext:value-type="float">
            <text:p>-0.000034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941" calcext:value-type="float">
            <text:p>-0.00008941</text:p>
          </table:table-cell>
          <table:table-cell office:value-type="float" office:value="-0.00003457" calcext:value-type="float">
            <text:p>-0.00003457</text:p>
          </table:table-cell>
          <table:table-cell office:value-type="float" office:value="-0.00005926" calcext:value-type="float">
            <text:p>-0.000059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35" calcext:value-type="float">
            <text:p>-0.00000835</text:p>
          </table:table-cell>
          <table:table-cell office:value-type="float" office:value="-0.00005851" calcext:value-type="float">
            <text:p>-0.00005851</text:p>
          </table:table-cell>
          <table:table-cell office:value-type="float" office:value="0.00004014" calcext:value-type="float">
            <text:p>0.000040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666" calcext:value-type="float">
            <text:p>0.00007666</text:p>
          </table:table-cell>
          <table:table-cell office:value-type="float" office:value="-0.00000992" calcext:value-type="float">
            <text:p>-0.00000992</text:p>
          </table:table-cell>
          <table:table-cell office:value-type="float" office:value="0.0000106" calcext:value-type="float">
            <text:p>0.0000106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42" calcext:value-type="float">
            <text:p>-0.00005542</text:p>
          </table:table-cell>
          <table:table-cell office:value-type="float" office:value="-0.00007919" calcext:value-type="float">
            <text:p>-0.00007919</text:p>
          </table:table-cell>
          <table:table-cell office:value-type="float" office:value="-0.00000047" calcext:value-type="float">
            <text:p>-0.000000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67" calcext:value-type="float">
            <text:p>-0.00000467</text:p>
          </table:table-cell>
          <table:table-cell office:value-type="float" office:value="0.00002782" calcext:value-type="float">
            <text:p>0.00002782</text:p>
          </table:table-cell>
          <table:table-cell office:value-type="float" office:value="-0.00003497" calcext:value-type="float">
            <text:p>-0.000034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802" calcext:value-type="float">
            <text:p>-0.00003802</text:p>
          </table:table-cell>
          <table:table-cell office:value-type="float" office:value="0.00004502" calcext:value-type="float">
            <text:p>0.00004502</text:p>
          </table:table-cell>
          <table:table-cell office:value-type="float" office:value="-0.00002834" calcext:value-type="float">
            <text:p>-0.000028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44" calcext:value-type="float">
            <text:p>0.00001044</text:p>
          </table:table-cell>
          <table:table-cell office:value-type="float" office:value="0.00011608" calcext:value-type="float">
            <text:p>0.00011608</text:p>
          </table:table-cell>
          <table:table-cell office:value-type="float" office:value="-0.00005204" calcext:value-type="float">
            <text:p>-0.000052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74" calcext:value-type="float">
            <text:p>-0.00002074</text:p>
          </table:table-cell>
          <table:table-cell office:value-type="float" office:value="-0.00000226" calcext:value-type="float">
            <text:p>-0.00000226</text:p>
          </table:table-cell>
          <table:table-cell office:value-type="float" office:value="-0.00003998" calcext:value-type="float">
            <text:p>-0.00003998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62" calcext:value-type="float">
            <text:p>0.00001762</text:p>
          </table:table-cell>
          <table:table-cell office:value-type="float" office:value="-0.00017159" calcext:value-type="float">
            <text:p>-0.00017159</text:p>
          </table:table-cell>
          <table:table-cell office:value-type="float" office:value="-0.00000955" calcext:value-type="float">
            <text:p>-0.000009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79" calcext:value-type="float">
            <text:p>-0.00001479</text:p>
          </table:table-cell>
          <table:table-cell office:value-type="float" office:value="0.00001282" calcext:value-type="float">
            <text:p>0.00001282</text:p>
          </table:table-cell>
          <table:table-cell office:value-type="float" office:value="-0.00008094" calcext:value-type="float">
            <text:p>-0.000080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41" calcext:value-type="float">
            <text:p>-0.00005341</text:p>
          </table:table-cell>
          <table:table-cell office:value-type="float" office:value="0.00006619" calcext:value-type="float">
            <text:p>0.00006619</text:p>
          </table:table-cell>
          <table:table-cell office:value-type="float" office:value="-0.0000029" calcext:value-type="float">
            <text:p>-0.00000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1" calcext:value-type="float">
            <text:p>0.0000241</text:p>
          </table:table-cell>
          <table:table-cell office:value-type="float" office:value="0.0000186" calcext:value-type="float">
            <text:p>0.0000186</text:p>
          </table:table-cell>
          <table:table-cell office:value-type="float" office:value="-0.00001173" calcext:value-type="float">
            <text:p>-0.000011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17" calcext:value-type="float">
            <text:p>-0.00002417</text:p>
          </table:table-cell>
          <table:table-cell office:value-type="float" office:value="-0.00007437" calcext:value-type="float">
            <text:p>-0.00007437</text:p>
          </table:table-cell>
          <table:table-cell office:value-type="float" office:value="0.00006712" calcext:value-type="float">
            <text:p>0.00006712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35" calcext:value-type="float">
            <text:p>0.00005635</text:p>
          </table:table-cell>
          <table:table-cell office:value-type="float" office:value="-0.00024278" calcext:value-type="float">
            <text:p>-0.00024278</text:p>
          </table:table-cell>
          <table:table-cell office:value-type="float" office:value="-0.00000457" calcext:value-type="float">
            <text:p>-0.000004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91" calcext:value-type="float">
            <text:p>0.00005691</text:p>
          </table:table-cell>
          <table:table-cell office:value-type="float" office:value="-0.00002692" calcext:value-type="float">
            <text:p>-0.00002692</text:p>
          </table:table-cell>
          <table:table-cell office:value-type="float" office:value="0.00000567" calcext:value-type="float">
            <text:p>0.000005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82" calcext:value-type="float">
            <text:p>-0.00001782</text:p>
          </table:table-cell>
          <table:table-cell office:value-type="float" office:value="0.00000834" calcext:value-type="float">
            <text:p>0.00000834</text:p>
          </table:table-cell>
          <table:table-cell office:value-type="float" office:value="-0.00006878" calcext:value-type="float">
            <text:p>-0.000068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86" calcext:value-type="float">
            <text:p>-0.00001586</text:p>
          </table:table-cell>
          <table:table-cell office:value-type="float" office:value="-0.00002119" calcext:value-type="float">
            <text:p>-0.00002119</text:p>
          </table:table-cell>
          <table:table-cell office:value-type="float" office:value="-0.00005179" calcext:value-type="float">
            <text:p>-0.000051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07" calcext:value-type="float">
            <text:p>-0.00002607</text:p>
          </table:table-cell>
          <table:table-cell office:value-type="float" office:value="-0.00005742" calcext:value-type="float">
            <text:p>-0.00005742</text:p>
          </table:table-cell>
          <table:table-cell office:value-type="float" office:value="-0.00000818" calcext:value-type="float">
            <text:p>-0.00000818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063" calcext:value-type="float">
            <text:p>0.00006063</text:p>
          </table:table-cell>
          <table:table-cell office:value-type="float" office:value="-0.00016375" calcext:value-type="float">
            <text:p>-0.00016375</text:p>
          </table:table-cell>
          <table:table-cell office:value-type="float" office:value="0.00005412" calcext:value-type="float">
            <text:p>0.00005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063" calcext:value-type="float">
            <text:p>0.00010063</text:p>
          </table:table-cell>
          <table:table-cell office:value-type="float" office:value="0.00000359" calcext:value-type="float">
            <text:p>0.00000359</text:p>
          </table:table-cell>
          <table:table-cell office:value-type="float" office:value="-0.00005377" calcext:value-type="float">
            <text:p>-0.00005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184" calcext:value-type="float">
            <text:p>-0.00002184</text:p>
          </table:table-cell>
          <table:table-cell office:value-type="float" office:value="0.00003116" calcext:value-type="float">
            <text:p>0.00003116</text:p>
          </table:table-cell>
          <table:table-cell office:value-type="float" office:value="-0.00002159" calcext:value-type="float">
            <text:p>-0.000021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44" calcext:value-type="float">
            <text:p>-0.00005644</text:p>
          </table:table-cell>
          <table:table-cell office:value-type="float" office:value="0.00003743" calcext:value-type="float">
            <text:p>0.00003743</text:p>
          </table:table-cell>
          <table:table-cell office:value-type="float" office:value="0.00006171" calcext:value-type="float">
            <text:p>0.000061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71" calcext:value-type="float">
            <text:p>0.00003271</text:p>
          </table:table-cell>
          <table:table-cell office:value-type="float" office:value="-0.00004781" calcext:value-type="float">
            <text:p>-0.00004781</text:p>
          </table:table-cell>
          <table:table-cell office:value-type="float" office:value="0.00003952" calcext:value-type="float">
            <text:p>0.0000395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202" calcext:value-type="float">
            <text:p>0.00002202</text:p>
          </table:table-cell>
          <table:table-cell office:value-type="float" office:value="-0.00022855" calcext:value-type="float">
            <text:p>-0.00022855</text:p>
          </table:table-cell>
          <table:table-cell office:value-type="float" office:value="-0.00001243" calcext:value-type="float">
            <text:p>-0.00001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27" calcext:value-type="float">
            <text:p>0.00003527</text:p>
          </table:table-cell>
          <table:table-cell office:value-type="float" office:value="0.00000958" calcext:value-type="float">
            <text:p>0.00000958</text:p>
          </table:table-cell>
          <table:table-cell office:value-type="float" office:value="0.00005117" calcext:value-type="float">
            <text:p>0.000051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563" calcext:value-type="float">
            <text:p>-0.00004563</text:p>
          </table:table-cell>
          <table:table-cell office:value-type="float" office:value="-0.00002522" calcext:value-type="float">
            <text:p>-0.00002522</text:p>
          </table:table-cell>
          <table:table-cell office:value-type="float" office:value="-0.00002622" calcext:value-type="float">
            <text:p>-0.000026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37" calcext:value-type="float">
            <text:p>-0.00005637</text:p>
          </table:table-cell>
          <table:table-cell office:value-type="float" office:value="0.00001299" calcext:value-type="float">
            <text:p>0.00001299</text:p>
          </table:table-cell>
          <table:table-cell office:value-type="float" office:value="-0.00001056" calcext:value-type="float">
            <text:p>-0.000010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11" calcext:value-type="float">
            <text:p>-0.00000311</text:p>
          </table:table-cell>
          <table:table-cell office:value-type="float" office:value="0.0000169" calcext:value-type="float">
            <text:p>0.0000169</text:p>
          </table:table-cell>
          <table:table-cell office:value-type="float" office:value="0.00005921" calcext:value-type="float">
            <text:p>0.00005921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6" calcext:value-type="float">
            <text:p>0.0000326</text:p>
          </table:table-cell>
          <table:table-cell office:value-type="float" office:value="-0.00017959" calcext:value-type="float">
            <text:p>-0.00017959</text:p>
          </table:table-cell>
          <table:table-cell office:value-type="float" office:value="-0.0000312" calcext:value-type="float">
            <text:p>-0.00003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084" calcext:value-type="float">
            <text:p>0.00004084</text:p>
          </table:table-cell>
          <table:table-cell office:value-type="float" office:value="-0.00000994" calcext:value-type="float">
            <text:p>-0.00000994</text:p>
          </table:table-cell>
          <table:table-cell office:value-type="float" office:value="0.0000281" calcext:value-type="float">
            <text:p>0.00002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54" calcext:value-type="float">
            <text:p>0.00001854</text:p>
          </table:table-cell>
          <table:table-cell office:value-type="float" office:value="0.00005773" calcext:value-type="float">
            <text:p>0.00005773</text:p>
          </table:table-cell>
          <table:table-cell office:value-type="float" office:value="-0.00000746" calcext:value-type="float">
            <text:p>-0.000007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39" calcext:value-type="float">
            <text:p>0.00003439</text:p>
          </table:table-cell>
          <table:table-cell office:value-type="float" office:value="0.00003667" calcext:value-type="float">
            <text:p>0.00003667</text:p>
          </table:table-cell>
          <table:table-cell office:value-type="float" office:value="0.00001913" calcext:value-type="float">
            <text:p>0.000019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07" calcext:value-type="float">
            <text:p>-0.00001507</text:p>
          </table:table-cell>
          <table:table-cell office:value-type="float" office:value="0.0000332" calcext:value-type="float">
            <text:p>0.0000332</text:p>
          </table:table-cell>
          <table:table-cell office:value-type="float" office:value="0.00002547" calcext:value-type="float">
            <text:p>0.00002547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25" calcext:value-type="float">
            <text:p>0.00002025</text:p>
          </table:table-cell>
          <table:table-cell office:value-type="float" office:value="-0.00020143" calcext:value-type="float">
            <text:p>-0.00020143</text:p>
          </table:table-cell>
          <table:table-cell office:value-type="float" office:value="-0.00002988" calcext:value-type="float">
            <text:p>-0.00002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39" calcext:value-type="float">
            <text:p>0.00000839</text:p>
          </table:table-cell>
          <table:table-cell office:value-type="float" office:value="0.0000038" calcext:value-type="float">
            <text:p>0.0000038</text:p>
          </table:table-cell>
          <table:table-cell office:value-type="float" office:value="-0.00000669" calcext:value-type="float">
            <text:p>-0.000006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49" calcext:value-type="float">
            <text:p>-0.00001149</text:p>
          </table:table-cell>
          <table:table-cell office:value-type="float" office:value="0.00001322" calcext:value-type="float">
            <text:p>0.00001322</text:p>
          </table:table-cell>
          <table:table-cell office:value-type="float" office:value="0.00006375" calcext:value-type="float">
            <text:p>0.000063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87" calcext:value-type="float">
            <text:p>0.00002787</text:p>
          </table:table-cell>
          <table:table-cell office:value-type="float" office:value="-0.00001989" calcext:value-type="float">
            <text:p>-0.00001989</text:p>
          </table:table-cell>
          <table:table-cell office:value-type="float" office:value="-0.00006773" calcext:value-type="float">
            <text:p>-0.000067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28" calcext:value-type="float">
            <text:p>0.0000228</text:p>
          </table:table-cell>
          <table:table-cell office:value-type="float" office:value="-0.00000324" calcext:value-type="float">
            <text:p>-0.00000324</text:p>
          </table:table-cell>
          <table:table-cell office:value-type="float" office:value="-0.0000146" calcext:value-type="float">
            <text:p>-0.0000146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84" calcext:value-type="float">
            <text:p>-0.00001284</text:p>
          </table:table-cell>
          <table:table-cell office:value-type="float" office:value="-0.00011902" calcext:value-type="float">
            <text:p>-0.00011902</text:p>
          </table:table-cell>
          <table:table-cell office:value-type="float" office:value="0.00004478" calcext:value-type="float">
            <text:p>0.000044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243" calcext:value-type="float">
            <text:p>0.00005243</text:p>
          </table:table-cell>
          <table:table-cell office:value-type="float" office:value="0.00001331" calcext:value-type="float">
            <text:p>0.00001331</text:p>
          </table:table-cell>
          <table:table-cell office:value-type="float" office:value="0.00003286" calcext:value-type="float">
            <text:p>0.000032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47" calcext:value-type="float">
            <text:p>0.00000247</text:p>
          </table:table-cell>
          <table:table-cell office:value-type="float" office:value="-0.00002598" calcext:value-type="float">
            <text:p>-0.00002598</text:p>
          </table:table-cell>
          <table:table-cell office:value-type="float" office:value="0.00004477" calcext:value-type="float">
            <text:p>0.000044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79" calcext:value-type="float">
            <text:p>0.00000479</text:p>
          </table:table-cell>
          <table:table-cell office:value-type="float" office:value="-0.00006382" calcext:value-type="float">
            <text:p>-0.00006382</text:p>
          </table:table-cell>
          <table:table-cell office:value-type="float" office:value="0.00000474" calcext:value-type="float">
            <text:p>0.000004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41" calcext:value-type="float">
            <text:p>-0.00003241</text:p>
          </table:table-cell>
          <table:table-cell office:value-type="float" office:value="-0.0000956" calcext:value-type="float">
            <text:p>-0.0000956</text:p>
          </table:table-cell>
          <table:table-cell office:value-type="float" office:value="-0.00002004" calcext:value-type="float">
            <text:p>-0.0000200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23" calcext:value-type="float">
            <text:p>0.00002423</text:p>
          </table:table-cell>
          <table:table-cell office:value-type="float" office:value="-0.00021815" calcext:value-type="float">
            <text:p>-0.00021815</text:p>
          </table:table-cell>
          <table:table-cell office:value-type="float" office:value="0.00004708" calcext:value-type="float">
            <text:p>0.000047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2" calcext:value-type="float">
            <text:p>-0.0000012</text:p>
          </table:table-cell>
          <table:table-cell office:value-type="float" office:value="0.00002746" calcext:value-type="float">
            <text:p>0.00002746</text:p>
          </table:table-cell>
          <table:table-cell office:value-type="float" office:value="0.00000761" calcext:value-type="float">
            <text:p>0.00000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735" calcext:value-type="float">
            <text:p>-0.00013735</text:p>
          </table:table-cell>
          <table:table-cell office:value-type="float" office:value="-0.00004248" calcext:value-type="float">
            <text:p>-0.00004248</text:p>
          </table:table-cell>
          <table:table-cell office:value-type="float" office:value="-0.0000914" calcext:value-type="float">
            <text:p>-0.00009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44" calcext:value-type="float">
            <text:p>-0.00003544</text:p>
          </table:table-cell>
          <table:table-cell office:value-type="float" office:value="0.00004485" calcext:value-type="float">
            <text:p>0.00004485</text:p>
          </table:table-cell>
          <table:table-cell office:value-type="float" office:value="0.00000256" calcext:value-type="float">
            <text:p>0.00000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21" calcext:value-type="float">
            <text:p>0.00003221</text:p>
          </table:table-cell>
          <table:table-cell office:value-type="float" office:value="0.00000284" calcext:value-type="float">
            <text:p>0.00000284</text:p>
          </table:table-cell>
          <table:table-cell office:value-type="float" office:value="-0.00004153" calcext:value-type="float">
            <text:p>-0.00004153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5" calcext:value-type="float">
            <text:p>-0.0000055</text:p>
          </table:table-cell>
          <table:table-cell office:value-type="float" office:value="-0.00028058" calcext:value-type="float">
            <text:p>-0.00028058</text:p>
          </table:table-cell>
          <table:table-cell office:value-type="float" office:value="-0.00009044" calcext:value-type="float">
            <text:p>-0.000090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384" calcext:value-type="float">
            <text:p>0.00006384</text:p>
          </table:table-cell>
          <table:table-cell office:value-type="float" office:value="0.00001284" calcext:value-type="float">
            <text:p>0.00001284</text:p>
          </table:table-cell>
          <table:table-cell office:value-type="float" office:value="-0.00000349" calcext:value-type="float">
            <text:p>-0.000003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589" calcext:value-type="float">
            <text:p>0.00016589</text:p>
          </table:table-cell>
          <table:table-cell office:value-type="float" office:value="-0.00009907" calcext:value-type="float">
            <text:p>-0.00009907</text:p>
          </table:table-cell>
          <table:table-cell office:value-type="float" office:value="0.00001215" calcext:value-type="float">
            <text:p>0.000012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201" calcext:value-type="float">
            <text:p>0.00011201</text:p>
          </table:table-cell>
          <table:table-cell office:value-type="float" office:value="-0.00006021" calcext:value-type="float">
            <text:p>-0.00006021</text:p>
          </table:table-cell>
          <table:table-cell office:value-type="float" office:value="0.00000178" calcext:value-type="float">
            <text:p>0.000001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727" calcext:value-type="float">
            <text:p>-0.00005727</text:p>
          </table:table-cell>
          <table:table-cell office:value-type="float" office:value="0.00002447" calcext:value-type="float">
            <text:p>0.00002447</text:p>
          </table:table-cell>
          <table:table-cell office:value-type="float" office:value="0.0000364" calcext:value-type="float">
            <text:p>0.0000364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27" calcext:value-type="float">
            <text:p>-0.00001227</text:p>
          </table:table-cell>
          <table:table-cell office:value-type="float" office:value="-0.00016117" calcext:value-type="float">
            <text:p>-0.00016117</text:p>
          </table:table-cell>
          <table:table-cell office:value-type="float" office:value="0.00004933" calcext:value-type="float">
            <text:p>0.000049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6" calcext:value-type="float">
            <text:p>-0.0000466</text:p>
          </table:table-cell>
          <table:table-cell office:value-type="float" office:value="-0.00003555" calcext:value-type="float">
            <text:p>-0.00003555</text:p>
          </table:table-cell>
          <table:table-cell office:value-type="float" office:value="-0.00001502" calcext:value-type="float">
            <text:p>-0.000015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58" calcext:value-type="float">
            <text:p>-0.00000558</text:p>
          </table:table-cell>
          <table:table-cell office:value-type="float" office:value="0.00001119" calcext:value-type="float">
            <text:p>0.00001119</text:p>
          </table:table-cell>
          <table:table-cell office:value-type="float" office:value="-0.00000048" calcext:value-type="float">
            <text:p>-0.00000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18" calcext:value-type="float">
            <text:p>0.00001318</text:p>
          </table:table-cell>
          <table:table-cell office:value-type="float" office:value="0.00002015" calcext:value-type="float">
            <text:p>0.00002015</text:p>
          </table:table-cell>
          <table:table-cell office:value-type="float" office:value="0.00000144" calcext:value-type="float">
            <text:p>0.000001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17" calcext:value-type="float">
            <text:p>-0.00001417</text:p>
          </table:table-cell>
          <table:table-cell office:value-type="float" office:value="-0.00001719" calcext:value-type="float">
            <text:p>-0.00001719</text:p>
          </table:table-cell>
          <table:table-cell office:value-type="float" office:value="-0.00009071" calcext:value-type="float">
            <text:p>-0.00009071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64" calcext:value-type="float">
            <text:p>0.00004764</text:p>
          </table:table-cell>
          <table:table-cell office:value-type="float" office:value="-0.00015762" calcext:value-type="float">
            <text:p>-0.00015762</text:p>
          </table:table-cell>
          <table:table-cell office:value-type="float" office:value="0.00002599" calcext:value-type="float">
            <text:p>0.000025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-0.0000635" calcext:value-type="float">
            <text:p>-0.0000635</text:p>
          </table:table-cell>
          <table:table-cell office:value-type="float" office:value="0.00001981" calcext:value-type="float">
            <text:p>0.000019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477" calcext:value-type="float">
            <text:p>0.00006477</text:p>
          </table:table-cell>
          <table:table-cell office:value-type="float" office:value="0.00000908" calcext:value-type="float">
            <text:p>0.00000908</text:p>
          </table:table-cell>
          <table:table-cell office:value-type="float" office:value="-0.00008254" calcext:value-type="float">
            <text:p>-0.00008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85" calcext:value-type="float">
            <text:p>0.00001385</text:p>
          </table:table-cell>
          <table:table-cell office:value-type="float" office:value="0.00000468" calcext:value-type="float">
            <text:p>0.00000468</text:p>
          </table:table-cell>
          <table:table-cell office:value-type="float" office:value="0.00005019" calcext:value-type="float">
            <text:p>0.000050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63" calcext:value-type="float">
            <text:p>-0.00001463</text:p>
          </table:table-cell>
          <table:table-cell office:value-type="float" office:value="-0.00002235" calcext:value-type="float">
            <text:p>-0.00002235</text:p>
          </table:table-cell>
          <table:table-cell office:value-type="float" office:value="-0.00001358" calcext:value-type="float">
            <text:p>-0.00001358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05" calcext:value-type="float">
            <text:p>0.0000405</text:p>
          </table:table-cell>
          <table:table-cell office:value-type="float" office:value="-0.00023588" calcext:value-type="float">
            <text:p>-0.00023588</text:p>
          </table:table-cell>
          <table:table-cell office:value-type="float" office:value="0.00004504" calcext:value-type="float">
            <text:p>0.00004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69" calcext:value-type="float">
            <text:p>0.00000769</text:p>
          </table:table-cell>
          <table:table-cell office:value-type="float" office:value="0.00001594" calcext:value-type="float">
            <text:p>0.00001594</text:p>
          </table:table-cell>
          <table:table-cell office:value-type="float" office:value="-0.0000249" calcext:value-type="float">
            <text:p>-0.00002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207" calcext:value-type="float">
            <text:p>0.00002207</text:p>
          </table:table-cell>
          <table:table-cell office:value-type="float" office:value="-0.0000058" calcext:value-type="float">
            <text:p>-0.0000058</text:p>
          </table:table-cell>
          <table:table-cell office:value-type="float" office:value="0.00004622" calcext:value-type="float">
            <text:p>0.000046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52" calcext:value-type="float">
            <text:p>0.00001652</text:p>
          </table:table-cell>
          <table:table-cell office:value-type="float" office:value="-0.00004555" calcext:value-type="float">
            <text:p>-0.00004555</text:p>
          </table:table-cell>
          <table:table-cell office:value-type="float" office:value="-0.00005951" calcext:value-type="float">
            <text:p>-0.000059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83" calcext:value-type="float">
            <text:p>0.00000983</text:p>
          </table:table-cell>
          <table:table-cell office:value-type="float" office:value="0.00004528" calcext:value-type="float">
            <text:p>0.00004528</text:p>
          </table:table-cell>
          <table:table-cell office:value-type="float" office:value="0.00002916" calcext:value-type="float">
            <text:p>0.0000291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82" calcext:value-type="float">
            <text:p>-0.00002782</text:p>
          </table:table-cell>
          <table:table-cell office:value-type="float" office:value="-0.00025978" calcext:value-type="float">
            <text:p>-0.00025978</text:p>
          </table:table-cell>
          <table:table-cell office:value-type="float" office:value="0.00012803" calcext:value-type="float">
            <text:p>0.000128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8346" calcext:value-type="float">
            <text:p>-0.00018346</text:p>
          </table:table-cell>
          <table:table-cell office:value-type="float" office:value="-0.00002853" calcext:value-type="float">
            <text:p>-0.00002853</text:p>
          </table:table-cell>
          <table:table-cell office:value-type="float" office:value="0.00001718" calcext:value-type="float">
            <text:p>0.000017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176" calcext:value-type="float">
            <text:p>-0.00013176</text:p>
          </table:table-cell>
          <table:table-cell office:value-type="float" office:value="-0.00010753" calcext:value-type="float">
            <text:p>-0.00010753</text:p>
          </table:table-cell>
          <table:table-cell office:value-type="float" office:value="0.00006092" calcext:value-type="float">
            <text:p>0.000060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74" calcext:value-type="float">
            <text:p>0.00001674</text:p>
          </table:table-cell>
          <table:table-cell office:value-type="float" office:value="-0.00000341" calcext:value-type="float">
            <text:p>-0.00000341</text:p>
          </table:table-cell>
          <table:table-cell office:value-type="float" office:value="-0.00004907" calcext:value-type="float">
            <text:p>-0.000049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336" calcext:value-type="float">
            <text:p>0.00010336</text:p>
          </table:table-cell>
          <table:table-cell office:value-type="float" office:value="0.00002222" calcext:value-type="float">
            <text:p>0.00002222</text:p>
          </table:table-cell>
          <table:table-cell office:value-type="float" office:value="-0.00000201" calcext:value-type="float">
            <text:p>-0.0000020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72" calcext:value-type="float">
            <text:p>0.00000972</text:p>
          </table:table-cell>
          <table:table-cell office:value-type="float" office:value="-0.00014197" calcext:value-type="float">
            <text:p>-0.00014197</text:p>
          </table:table-cell>
          <table:table-cell office:value-type="float" office:value="0.00008986" calcext:value-type="float">
            <text:p>0.000089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205" calcext:value-type="float">
            <text:p>0.00007205</text:p>
          </table:table-cell>
          <table:table-cell office:value-type="float" office:value="-0.0000206" calcext:value-type="float">
            <text:p>-0.0000206</text:p>
          </table:table-cell>
          <table:table-cell office:value-type="float" office:value="0.00003261" calcext:value-type="float">
            <text:p>0.000032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881" calcext:value-type="float">
            <text:p>-0.00009881</text:p>
          </table:table-cell>
          <table:table-cell office:value-type="float" office:value="0.00002089" calcext:value-type="float">
            <text:p>0.00002089</text:p>
          </table:table-cell>
          <table:table-cell office:value-type="float" office:value="-0.00007954" calcext:value-type="float">
            <text:p>-0.000079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095" calcext:value-type="float">
            <text:p>0.00004095</text:p>
          </table:table-cell>
          <table:table-cell office:value-type="float" office:value="-0.00001801" calcext:value-type="float">
            <text:p>-0.00001801</text:p>
          </table:table-cell>
          <table:table-cell office:value-type="float" office:value="0.00002744" calcext:value-type="float">
            <text:p>0.000027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68" calcext:value-type="float">
            <text:p>-0.00000568</text:p>
          </table:table-cell>
          <table:table-cell office:value-type="float" office:value="0.00003441" calcext:value-type="float">
            <text:p>0.00003441</text:p>
          </table:table-cell>
          <table:table-cell office:value-type="float" office:value="0.00007864" calcext:value-type="float">
            <text:p>0.00007864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54" calcext:value-type="float">
            <text:p>0.00003454</text:p>
          </table:table-cell>
          <table:table-cell office:value-type="float" office:value="-0.00024217" calcext:value-type="float">
            <text:p>-0.00024217</text:p>
          </table:table-cell>
          <table:table-cell office:value-type="float" office:value="-0.00004907" calcext:value-type="float">
            <text:p>-0.000049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32" calcext:value-type="float">
            <text:p>-0.00002732</text:p>
          </table:table-cell>
          <table:table-cell office:value-type="float" office:value="0.00001846" calcext:value-type="float">
            <text:p>0.00001846</text:p>
          </table:table-cell>
          <table:table-cell office:value-type="float" office:value="0.00001981" calcext:value-type="float">
            <text:p>0.000019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44" calcext:value-type="float">
            <text:p>-0.00002744</text:p>
          </table:table-cell>
          <table:table-cell office:value-type="float" office:value="-0.000043" calcext:value-type="float">
            <text:p>-0.000043</text:p>
          </table:table-cell>
          <table:table-cell office:value-type="float" office:value="0.00007471" calcext:value-type="float">
            <text:p>0.000074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82" calcext:value-type="float">
            <text:p>0.00004882</text:p>
          </table:table-cell>
          <table:table-cell office:value-type="float" office:value="0.00003122" calcext:value-type="float">
            <text:p>0.00003122</text:p>
          </table:table-cell>
          <table:table-cell office:value-type="float" office:value="0.00000182" calcext:value-type="float">
            <text:p>0.00000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07" calcext:value-type="float">
            <text:p>-0.0000807</text:p>
          </table:table-cell>
          <table:table-cell office:value-type="float" office:value="-0.00003189" calcext:value-type="float">
            <text:p>-0.00003189</text:p>
          </table:table-cell>
          <table:table-cell office:value-type="float" office:value="0.00001114" calcext:value-type="float">
            <text:p>0.00001114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56" calcext:value-type="float">
            <text:p>-0.00001156</text:p>
          </table:table-cell>
          <table:table-cell office:value-type="float" office:value="-0.00025156" calcext:value-type="float">
            <text:p>-0.00025156</text:p>
          </table:table-cell>
          <table:table-cell office:value-type="float" office:value="0.00005091" calcext:value-type="float">
            <text:p>0.000050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516" calcext:value-type="float">
            <text:p>-0.00010516</text:p>
          </table:table-cell>
          <table:table-cell office:value-type="float" office:value="-0.00002857" calcext:value-type="float">
            <text:p>-0.00002857</text:p>
          </table:table-cell>
          <table:table-cell office:value-type="float" office:value="-0.00004349" calcext:value-type="float">
            <text:p>-0.000043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104" calcext:value-type="float">
            <text:p>0.00006104</text:p>
          </table:table-cell>
          <table:table-cell office:value-type="float" office:value="0.00001908" calcext:value-type="float">
            <text:p>0.00001908</text:p>
          </table:table-cell>
          <table:table-cell office:value-type="float" office:value="-0.00002727" calcext:value-type="float">
            <text:p>-0.000027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19" calcext:value-type="float">
            <text:p>0.00008419</text:p>
          </table:table-cell>
          <table:table-cell office:value-type="float" office:value="-0.00003473" calcext:value-type="float">
            <text:p>-0.00003473</text:p>
          </table:table-cell>
          <table:table-cell office:value-type="float" office:value="0.00002258" calcext:value-type="float">
            <text:p>0.000022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2" calcext:value-type="float">
            <text:p>0.0000312</text:p>
          </table:table-cell>
          <table:table-cell office:value-type="float" office:value="0.00006813" calcext:value-type="float">
            <text:p>0.00006813</text:p>
          </table:table-cell>
          <table:table-cell office:value-type="float" office:value="-0.00000051" calcext:value-type="float">
            <text:p>-0.0000005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572" calcext:value-type="float">
            <text:p>0.00005572</text:p>
          </table:table-cell>
          <table:table-cell office:value-type="float" office:value="-0.0002122" calcext:value-type="float">
            <text:p>-0.0002122</text:p>
          </table:table-cell>
          <table:table-cell office:value-type="float" office:value="-0.0000251" calcext:value-type="float">
            <text:p>-0.00002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663" calcext:value-type="float">
            <text:p>-0.00010663</text:p>
          </table:table-cell>
          <table:table-cell office:value-type="float" office:value="-0.00008328" calcext:value-type="float">
            <text:p>-0.00008328</text:p>
          </table:table-cell>
          <table:table-cell office:value-type="float" office:value="-0.00003515" calcext:value-type="float">
            <text:p>-0.000035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698" calcext:value-type="float">
            <text:p>-0.00003698</text:p>
          </table:table-cell>
          <table:table-cell office:value-type="float" office:value="0.00004446" calcext:value-type="float">
            <text:p>0.00004446</text:p>
          </table:table-cell>
          <table:table-cell office:value-type="float" office:value="-0.00006263" calcext:value-type="float">
            <text:p>-0.000062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36" calcext:value-type="float">
            <text:p>-0.00005136</text:p>
          </table:table-cell>
          <table:table-cell office:value-type="float" office:value="0.00005617" calcext:value-type="float">
            <text:p>0.00005617</text:p>
          </table:table-cell>
          <table:table-cell office:value-type="float" office:value="-0.00009647" calcext:value-type="float">
            <text:p>-0.000096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01" calcext:value-type="float">
            <text:p>0.00002001</text:p>
          </table:table-cell>
          <table:table-cell office:value-type="float" office:value="-0.00005558" calcext:value-type="float">
            <text:p>-0.00005558</text:p>
          </table:table-cell>
          <table:table-cell office:value-type="float" office:value="-0.00002358" calcext:value-type="float">
            <text:p>-0.00002358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58" calcext:value-type="float">
            <text:p>-0.00001958</text:p>
          </table:table-cell>
          <table:table-cell office:value-type="float" office:value="-0.00020972" calcext:value-type="float">
            <text:p>-0.00020972</text:p>
          </table:table-cell>
          <table:table-cell office:value-type="float" office:value="-0.00003138" calcext:value-type="float">
            <text:p>-0.000031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54" calcext:value-type="float">
            <text:p>-0.00004654</text:p>
          </table:table-cell>
          <table:table-cell office:value-type="float" office:value="0.00002681" calcext:value-type="float">
            <text:p>0.00002681</text:p>
          </table:table-cell>
          <table:table-cell office:value-type="float" office:value="-0.00002342" calcext:value-type="float">
            <text:p>-0.00002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26" calcext:value-type="float">
            <text:p>-0.00001126</text:p>
          </table:table-cell>
          <table:table-cell office:value-type="float" office:value="0.00007654" calcext:value-type="float">
            <text:p>0.00007654</text:p>
          </table:table-cell>
          <table:table-cell office:value-type="float" office:value="-0.00000618" calcext:value-type="float">
            <text:p>-0.000006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78" calcext:value-type="float">
            <text:p>-0.0000578</text:p>
          </table:table-cell>
          <table:table-cell office:value-type="float" office:value="-0.00001831" calcext:value-type="float">
            <text:p>-0.00001831</text:p>
          </table:table-cell>
          <table:table-cell office:value-type="float" office:value="-0.00001024" calcext:value-type="float">
            <text:p>-0.000010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24" calcext:value-type="float">
            <text:p>-0.00001424</text:p>
          </table:table-cell>
          <table:table-cell office:value-type="float" office:value="-0.00008937" calcext:value-type="float">
            <text:p>-0.00008937</text:p>
          </table:table-cell>
          <table:table-cell office:value-type="float" office:value="-0.00008981" calcext:value-type="float">
            <text:p>-0.00008981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5" calcext:value-type="float">
            <text:p>-0.00001995</text:p>
          </table:table-cell>
          <table:table-cell office:value-type="float" office:value="-0.00019152" calcext:value-type="float">
            <text:p>-0.00019152</text:p>
          </table:table-cell>
          <table:table-cell office:value-type="float" office:value="-0.00001022" calcext:value-type="float">
            <text:p>-0.000010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152" calcext:value-type="float">
            <text:p>-0.00006152</text:p>
          </table:table-cell>
          <table:table-cell office:value-type="float" office:value="-0.0000059" calcext:value-type="float">
            <text:p>-0.0000059</text:p>
          </table:table-cell>
          <table:table-cell office:value-type="float" office:value="0.00001846" calcext:value-type="float">
            <text:p>0.000018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846" calcext:value-type="float">
            <text:p>-0.00004846</text:p>
          </table:table-cell>
          <table:table-cell office:value-type="float" office:value="-0.00002753" calcext:value-type="float">
            <text:p>-0.00002753</text:p>
          </table:table-cell>
          <table:table-cell office:value-type="float" office:value="-0.00004988" calcext:value-type="float">
            <text:p>-0.00004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94" calcext:value-type="float">
            <text:p>0.0000894</text:p>
          </table:table-cell>
          <table:table-cell office:value-type="float" office:value="-0.00002852" calcext:value-type="float">
            <text:p>-0.00002852</text:p>
          </table:table-cell>
          <table:table-cell office:value-type="float" office:value="0.00003955" calcext:value-type="float">
            <text:p>0.000039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96" calcext:value-type="float">
            <text:p>0.00003696</text:p>
          </table:table-cell>
          <table:table-cell office:value-type="float" office:value="0.00003863" calcext:value-type="float">
            <text:p>0.00003863</text:p>
          </table:table-cell>
          <table:table-cell office:value-type="float" office:value="-0.00001506" calcext:value-type="float">
            <text:p>-0.00001506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99" calcext:value-type="float">
            <text:p>-0.00001399</text:p>
          </table:table-cell>
          <table:table-cell office:value-type="float" office:value="-0.00016561" calcext:value-type="float">
            <text:p>-0.00016561</text:p>
          </table:table-cell>
          <table:table-cell office:value-type="float" office:value="0.00000906" calcext:value-type="float">
            <text:p>0.000009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146" calcext:value-type="float">
            <text:p>-0.00004146</text:p>
          </table:table-cell>
          <table:table-cell office:value-type="float" office:value="-0.00000998" calcext:value-type="float">
            <text:p>-0.00000998</text:p>
          </table:table-cell>
          <table:table-cell office:value-type="float" office:value="-0.00003273" calcext:value-type="float">
            <text:p>-0.00003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843" calcext:value-type="float">
            <text:p>-0.00004843</text:p>
          </table:table-cell>
          <table:table-cell office:value-type="float" office:value="-0.00001084" calcext:value-type="float">
            <text:p>-0.00001084</text:p>
          </table:table-cell>
          <table:table-cell office:value-type="float" office:value="-0.0000021" calcext:value-type="float">
            <text:p>-0.00000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207" calcext:value-type="float">
            <text:p>0.00008207</text:p>
          </table:table-cell>
          <table:table-cell office:value-type="float" office:value="-0.00004592" calcext:value-type="float">
            <text:p>-0.00004592</text:p>
          </table:table-cell>
          <table:table-cell office:value-type="float" office:value="-0.00004028" calcext:value-type="float">
            <text:p>-0.000040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4" calcext:value-type="float">
            <text:p>0.0000204</text:p>
          </table:table-cell>
          <table:table-cell office:value-type="float" office:value="-0.00003963" calcext:value-type="float">
            <text:p>-0.00003963</text:p>
          </table:table-cell>
          <table:table-cell office:value-type="float" office:value="0.00010298" calcext:value-type="float">
            <text:p>0.00010298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09" calcext:value-type="float">
            <text:p>0.00002309</text:p>
          </table:table-cell>
          <table:table-cell office:value-type="float" office:value="-0.00014836" calcext:value-type="float">
            <text:p>-0.00014836</text:p>
          </table:table-cell>
          <table:table-cell office:value-type="float" office:value="0.00002322" calcext:value-type="float">
            <text:p>0.000023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35" calcext:value-type="float">
            <text:p>0.00001135</text:p>
          </table:table-cell>
          <table:table-cell office:value-type="float" office:value="0.00003492" calcext:value-type="float">
            <text:p>0.00003492</text:p>
          </table:table-cell>
          <table:table-cell office:value-type="float" office:value="-0.00005813" calcext:value-type="float">
            <text:p>-0.000058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214" calcext:value-type="float">
            <text:p>-0.00006214</text:p>
          </table:table-cell>
          <table:table-cell office:value-type="float" office:value="0.0000522" calcext:value-type="float">
            <text:p>0.0000522</text:p>
          </table:table-cell>
          <table:table-cell office:value-type="float" office:value="-0.00002669" calcext:value-type="float">
            <text:p>-0.000026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853" calcext:value-type="float">
            <text:p>0.00012853</text:p>
          </table:table-cell>
          <table:table-cell office:value-type="float" office:value="-0.00000329" calcext:value-type="float">
            <text:p>-0.00000329</text:p>
          </table:table-cell>
          <table:table-cell office:value-type="float" office:value="-0.00008094" calcext:value-type="float">
            <text:p>-0.000080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767" calcext:value-type="float">
            <text:p>-0.00006767</text:p>
          </table:table-cell>
          <table:table-cell office:value-type="float" office:value="-0.00000876" calcext:value-type="float">
            <text:p>-0.00000876</text:p>
          </table:table-cell>
          <table:table-cell office:value-type="float" office:value="-0.00000601" calcext:value-type="float">
            <text:p>-0.0000060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69" calcext:value-type="float">
            <text:p>-0.00002569</text:p>
          </table:table-cell>
          <table:table-cell office:value-type="float" office:value="-0.00017297" calcext:value-type="float">
            <text:p>-0.00017297</text:p>
          </table:table-cell>
          <table:table-cell office:value-type="float" office:value="-0.00006981" calcext:value-type="float">
            <text:p>-0.000069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97" calcext:value-type="float">
            <text:p>-0.0001097</text:p>
          </table:table-cell>
          <table:table-cell office:value-type="float" office:value="0.00001738" calcext:value-type="float">
            <text:p>0.00001738</text:p>
          </table:table-cell>
          <table:table-cell office:value-type="float" office:value="-0.00000324" calcext:value-type="float">
            <text:p>-0.000003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703" calcext:value-type="float">
            <text:p>-0.00004703</text:p>
          </table:table-cell>
          <table:table-cell office:value-type="float" office:value="0.00003883" calcext:value-type="float">
            <text:p>0.00003883</text:p>
          </table:table-cell>
          <table:table-cell office:value-type="float" office:value="-0.00001159" calcext:value-type="float">
            <text:p>-0.000011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75" calcext:value-type="float">
            <text:p>-0.00000175</text:p>
          </table:table-cell>
          <table:table-cell office:value-type="float" office:value="-0.0000432" calcext:value-type="float">
            <text:p>-0.0000432</text:p>
          </table:table-cell>
          <table:table-cell office:value-type="float" office:value="0.0000629" calcext:value-type="float">
            <text:p>0.00006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061" calcext:value-type="float">
            <text:p>0.00004061</text:p>
          </table:table-cell>
          <table:table-cell office:value-type="float" office:value="-0.0000073" calcext:value-type="float">
            <text:p>-0.0000073</text:p>
          </table:table-cell>
          <table:table-cell office:value-type="float" office:value="0.00001962" calcext:value-type="float">
            <text:p>0.00001962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44" calcext:value-type="float">
            <text:p>0.00004144</text:p>
          </table:table-cell>
          <table:table-cell office:value-type="float" office:value="-0.00016001" calcext:value-type="float">
            <text:p>-0.00016001</text:p>
          </table:table-cell>
          <table:table-cell office:value-type="float" office:value="-0.00009897" calcext:value-type="float">
            <text:p>-0.000098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913" calcext:value-type="float">
            <text:p>-0.00007913</text:p>
          </table:table-cell>
          <table:table-cell office:value-type="float" office:value="0.0000575" calcext:value-type="float">
            <text:p>0.0000575</text:p>
          </table:table-cell>
          <table:table-cell office:value-type="float" office:value="-0.00001131" calcext:value-type="float">
            <text:p>-0.000011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93" calcext:value-type="float">
            <text:p>-0.00000393</text:p>
          </table:table-cell>
          <table:table-cell office:value-type="float" office:value="0.00000267" calcext:value-type="float">
            <text:p>0.00000267</text:p>
          </table:table-cell>
          <table:table-cell office:value-type="float" office:value="0.00000182" calcext:value-type="float">
            <text:p>0.00000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95" calcext:value-type="float">
            <text:p>0.00000795</text:p>
          </table:table-cell>
          <table:table-cell office:value-type="float" office:value="-0.00004465" calcext:value-type="float">
            <text:p>-0.00004465</text:p>
          </table:table-cell>
          <table:table-cell office:value-type="float" office:value="0.00004631" calcext:value-type="float">
            <text:p>0.000046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41" calcext:value-type="float">
            <text:p>-0.00006441</text:p>
          </table:table-cell>
          <table:table-cell office:value-type="float" office:value="0.00005132" calcext:value-type="float">
            <text:p>0.00005132</text:p>
          </table:table-cell>
          <table:table-cell office:value-type="float" office:value="-0.00007557" calcext:value-type="float">
            <text:p>-0.0000755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035" calcext:value-type="float">
            <text:p>0.00007035</text:p>
          </table:table-cell>
          <table:table-cell office:value-type="float" office:value="-0.00021038" calcext:value-type="float">
            <text:p>-0.00021038</text:p>
          </table:table-cell>
          <table:table-cell office:value-type="float" office:value="-0.00001757" calcext:value-type="float">
            <text:p>-0.000017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45" calcext:value-type="float">
            <text:p>0.00001245</text:p>
          </table:table-cell>
          <table:table-cell office:value-type="float" office:value="0.00000652" calcext:value-type="float">
            <text:p>0.00000652</text:p>
          </table:table-cell>
          <table:table-cell office:value-type="float" office:value="-0.00006502" calcext:value-type="float">
            <text:p>-0.000065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97" calcext:value-type="float">
            <text:p>-0.00004397</text:p>
          </table:table-cell>
          <table:table-cell office:value-type="float" office:value="-0.00000367" calcext:value-type="float">
            <text:p>-0.00000367</text:p>
          </table:table-cell>
          <table:table-cell office:value-type="float" office:value="-0.00017142" calcext:value-type="float">
            <text:p>-0.000171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61" calcext:value-type="float">
            <text:p>-0.00004361</text:p>
          </table:table-cell>
          <table:table-cell office:value-type="float" office:value="-0.0001067" calcext:value-type="float">
            <text:p>-0.000106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23" calcext:value-type="float">
            <text:p>-0.00003923</text:p>
          </table:table-cell>
          <table:table-cell office:value-type="float" office:value="0.00006166" calcext:value-type="float">
            <text:p>0.00006166</text:p>
          </table:table-cell>
          <table:table-cell office:value-type="float" office:value="0.00005118" calcext:value-type="float">
            <text:p>0.00005118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88" calcext:value-type="float">
            <text:p>0.00003688</text:p>
          </table:table-cell>
          <table:table-cell office:value-type="float" office:value="-0.00017232" calcext:value-type="float">
            <text:p>-0.00017232</text:p>
          </table:table-cell>
          <table:table-cell office:value-type="float" office:value="-0.00003691" calcext:value-type="float">
            <text:p>-0.000036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02" calcext:value-type="float">
            <text:p>-0.00000402</text:p>
          </table:table-cell>
          <table:table-cell office:value-type="float" office:value="-0.00006074" calcext:value-type="float">
            <text:p>-0.00006074</text:p>
          </table:table-cell>
          <table:table-cell office:value-type="float" office:value="-0.00003881" calcext:value-type="float">
            <text:p>-0.000038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81" calcext:value-type="float">
            <text:p>-0.00002081</text:p>
          </table:table-cell>
          <table:table-cell office:value-type="float" office:value="0.00003769" calcext:value-type="float">
            <text:p>0.00003769</text:p>
          </table:table-cell>
          <table:table-cell office:value-type="float" office:value="-0.00002312" calcext:value-type="float">
            <text:p>-0.000023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38" calcext:value-type="float">
            <text:p>-0.00002638</text:p>
          </table:table-cell>
          <table:table-cell office:value-type="float" office:value="0.00001204" calcext:value-type="float">
            <text:p>0.00001204</text:p>
          </table:table-cell>
          <table:table-cell office:value-type="float" office:value="0.0000181" calcext:value-type="float">
            <text:p>0.0000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41" calcext:value-type="float">
            <text:p>0.00004341</text:p>
          </table:table-cell>
          <table:table-cell office:value-type="float" office:value="-0.0000399" calcext:value-type="float">
            <text:p>-0.0000399</text:p>
          </table:table-cell>
          <table:table-cell office:value-type="float" office:value="0.00003831" calcext:value-type="float">
            <text:p>0.00003831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07" calcext:value-type="float">
            <text:p>0.00001807</text:p>
          </table:table-cell>
          <table:table-cell office:value-type="float" office:value="-0.00021837" calcext:value-type="float">
            <text:p>-0.00021837</text:p>
          </table:table-cell>
          <table:table-cell office:value-type="float" office:value="0.00000827" calcext:value-type="float">
            <text:p>0.000008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939" calcext:value-type="float">
            <text:p>0.00004939</text:p>
          </table:table-cell>
          <table:table-cell office:value-type="float" office:value="0.00000965" calcext:value-type="float">
            <text:p>0.00000965</text:p>
          </table:table-cell>
          <table:table-cell office:value-type="float" office:value="0.00009599" calcext:value-type="float">
            <text:p>0.000095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4" calcext:value-type="float">
            <text:p>0.00001994</text:p>
          </table:table-cell>
          <table:table-cell office:value-type="float" office:value="0.00005664" calcext:value-type="float">
            <text:p>0.00005664</text:p>
          </table:table-cell>
          <table:table-cell office:value-type="float" office:value="0.00001231" calcext:value-type="float">
            <text:p>0.00001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38" calcext:value-type="float">
            <text:p>-0.00002038</text:p>
          </table:table-cell>
          <table:table-cell office:value-type="float" office:value="-0.00005938" calcext:value-type="float">
            <text:p>-0.00005938</text:p>
          </table:table-cell>
          <table:table-cell office:value-type="float" office:value="-0.0000354" calcext:value-type="float">
            <text:p>-0.00003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54" calcext:value-type="float">
            <text:p>0.00006954</text:p>
          </table:table-cell>
          <table:table-cell office:value-type="float" office:value="0.00004385" calcext:value-type="float">
            <text:p>0.00004385</text:p>
          </table:table-cell>
          <table:table-cell office:value-type="float" office:value="-0.00002384" calcext:value-type="float">
            <text:p>-0.00002384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81" calcext:value-type="float">
            <text:p>0.00002081</text:p>
          </table:table-cell>
          <table:table-cell office:value-type="float" office:value="-0.00023239" calcext:value-type="float">
            <text:p>-0.00023239</text:p>
          </table:table-cell>
          <table:table-cell office:value-type="float" office:value="-0.0000173" calcext:value-type="float">
            <text:p>-0.00001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56" calcext:value-type="float">
            <text:p>0.00001156</text:p>
          </table:table-cell>
          <table:table-cell office:value-type="float" office:value="0.00002063" calcext:value-type="float">
            <text:p>0.00002063</text:p>
          </table:table-cell>
          <table:table-cell office:value-type="float" office:value="-0.00001989" calcext:value-type="float">
            <text:p>-0.000019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93" calcext:value-type="float">
            <text:p>0.00002393</text:p>
          </table:table-cell>
          <table:table-cell office:value-type="float" office:value="0.00005007" calcext:value-type="float">
            <text:p>0.00005007</text:p>
          </table:table-cell>
          <table:table-cell office:value-type="float" office:value="0.00000711" calcext:value-type="float">
            <text:p>0.000007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993" calcext:value-type="float">
            <text:p>-0.00008993</text:p>
          </table:table-cell>
          <table:table-cell office:value-type="float" office:value="-0.00004994" calcext:value-type="float">
            <text:p>-0.00004994</text:p>
          </table:table-cell>
          <table:table-cell office:value-type="float" office:value="0.00000991" calcext:value-type="float">
            <text:p>0.000009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86" calcext:value-type="float">
            <text:p>-0.00003286</text:p>
          </table:table-cell>
          <table:table-cell office:value-type="float" office:value="-0.00001143" calcext:value-type="float">
            <text:p>-0.00001143</text:p>
          </table:table-cell>
          <table:table-cell office:value-type="float" office:value="-0.00004231" calcext:value-type="float">
            <text:p>-0.0000423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74" calcext:value-type="float">
            <text:p>0.00002574</text:p>
          </table:table-cell>
          <table:table-cell office:value-type="float" office:value="-0.00020714" calcext:value-type="float">
            <text:p>-0.00020714</text:p>
          </table:table-cell>
          <table:table-cell office:value-type="float" office:value="-0.00006592" calcext:value-type="float">
            <text:p>-0.000065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24" calcext:value-type="float">
            <text:p>-0.00000524</text:p>
          </table:table-cell>
          <table:table-cell office:value-type="float" office:value="-0.00002862" calcext:value-type="float">
            <text:p>-0.00002862</text:p>
          </table:table-cell>
          <table:table-cell office:value-type="float" office:value="0.00002828" calcext:value-type="float">
            <text:p>0.000028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146" calcext:value-type="float">
            <text:p>-0.00008146</text:p>
          </table:table-cell>
          <table:table-cell office:value-type="float" office:value="0.00001232" calcext:value-type="float">
            <text:p>0.00001232</text:p>
          </table:table-cell>
          <table:table-cell office:value-type="float" office:value="-0.00002806" calcext:value-type="float">
            <text:p>-0.000028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878" calcext:value-type="float">
            <text:p>0.00011878</text:p>
          </table:table-cell>
          <table:table-cell office:value-type="float" office:value="-0.00003242" calcext:value-type="float">
            <text:p>-0.00003242</text:p>
          </table:table-cell>
          <table:table-cell office:value-type="float" office:value="0.00000504" calcext:value-type="float">
            <text:p>0.00000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97" calcext:value-type="float">
            <text:p>0.00002397</text:p>
          </table:table-cell>
          <table:table-cell office:value-type="float" office:value="-0.00004917" calcext:value-type="float">
            <text:p>-0.00004917</text:p>
          </table:table-cell>
          <table:table-cell office:value-type="float" office:value="0.00006211" calcext:value-type="float">
            <text:p>0.00006211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08" calcext:value-type="float">
            <text:p>-0.00000508</text:p>
          </table:table-cell>
          <table:table-cell office:value-type="float" office:value="-0.00016964" calcext:value-type="float">
            <text:p>-0.00016964</text:p>
          </table:table-cell>
          <table:table-cell office:value-type="float" office:value="0.00002214" calcext:value-type="float">
            <text:p>0.000022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36" calcext:value-type="float">
            <text:p>-0.00002036</text:p>
          </table:table-cell>
          <table:table-cell office:value-type="float" office:value="0.00000866" calcext:value-type="float">
            <text:p>0.00000866</text:p>
          </table:table-cell>
          <table:table-cell office:value-type="float" office:value="0.00003221" calcext:value-type="float">
            <text:p>0.00003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9" calcext:value-type="float">
            <text:p>0.0000359</text:p>
          </table:table-cell>
          <table:table-cell office:value-type="float" office:value="0.00003473" calcext:value-type="float">
            <text:p>0.00003473</text:p>
          </table:table-cell>
          <table:table-cell office:value-type="float" office:value="0.00004756" calcext:value-type="float">
            <text:p>0.000047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08" calcext:value-type="float">
            <text:p>-0.0001208</text:p>
          </table:table-cell>
          <table:table-cell office:value-type="float" office:value="-0.00000182" calcext:value-type="float">
            <text:p>-0.00000182</text:p>
          </table:table-cell>
          <table:table-cell office:value-type="float" office:value="-0.00002037" calcext:value-type="float">
            <text:p>-0.000020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96" calcext:value-type="float">
            <text:p>-0.00002796</text:p>
          </table:table-cell>
          <table:table-cell office:value-type="float" office:value="-0.00009507" calcext:value-type="float">
            <text:p>-0.00009507</text:p>
          </table:table-cell>
          <table:table-cell office:value-type="float" office:value="-0.00002025" calcext:value-type="float">
            <text:p>-0.00002025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51" calcext:value-type="float">
            <text:p>-0.00000851</text:p>
          </table:table-cell>
          <table:table-cell office:value-type="float" office:value="-0.00024428" calcext:value-type="float">
            <text:p>-0.00024428</text:p>
          </table:table-cell>
          <table:table-cell office:value-type="float" office:value="0.00003207" calcext:value-type="float">
            <text:p>0.000032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017" calcext:value-type="float">
            <text:p>-0.00005017</text:p>
          </table:table-cell>
          <table:table-cell office:value-type="float" office:value="-0.0000238" calcext:value-type="float">
            <text:p>-0.0000238</text:p>
          </table:table-cell>
          <table:table-cell office:value-type="float" office:value="0.00003999" calcext:value-type="float">
            <text:p>0.00003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96" calcext:value-type="float">
            <text:p>0.00003596</text:p>
          </table:table-cell>
          <table:table-cell office:value-type="float" office:value="-0.00003005" calcext:value-type="float">
            <text:p>-0.00003005</text:p>
          </table:table-cell>
          <table:table-cell office:value-type="float" office:value="-0.00006642" calcext:value-type="float">
            <text:p>-0.000066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04" calcext:value-type="float">
            <text:p>-0.00003004</text:p>
          </table:table-cell>
          <table:table-cell office:value-type="float" office:value="0.00008498" calcext:value-type="float">
            <text:p>0.00008498</text:p>
          </table:table-cell>
          <table:table-cell office:value-type="float" office:value="0.00001747" calcext:value-type="float">
            <text:p>0.000017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229" calcext:value-type="float">
            <text:p>-0.00004229</text:p>
          </table:table-cell>
          <table:table-cell office:value-type="float" office:value="0.00000276" calcext:value-type="float">
            <text:p>0.00000276</text:p>
          </table:table-cell>
          <table:table-cell office:value-type="float" office:value="-0.00000148" calcext:value-type="float">
            <text:p>-0.00000148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607" calcext:value-type="float">
            <text:p>0.00008607</text:p>
          </table:table-cell>
          <table:table-cell office:value-type="float" office:value="-0.00018834" calcext:value-type="float">
            <text:p>-0.00018834</text:p>
          </table:table-cell>
          <table:table-cell office:value-type="float" office:value="-0.00000194" calcext:value-type="float">
            <text:p>-0.00000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625" calcext:value-type="float">
            <text:p>0.00004625</text:p>
          </table:table-cell>
          <table:table-cell office:value-type="float" office:value="0.00005162" calcext:value-type="float">
            <text:p>0.00005162</text:p>
          </table:table-cell>
          <table:table-cell office:value-type="float" office:value="0.00003954" calcext:value-type="float">
            <text:p>0.000039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52" calcext:value-type="float">
            <text:p>0.00000152</text:p>
          </table:table-cell>
          <table:table-cell office:value-type="float" office:value="-0.0000421" calcext:value-type="float">
            <text:p>-0.0000421</text:p>
          </table:table-cell>
          <table:table-cell office:value-type="float" office:value="-0.00004566" calcext:value-type="float">
            <text:p>-0.000045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129" calcext:value-type="float">
            <text:p>-0.00002129</text:p>
          </table:table-cell>
          <table:table-cell office:value-type="float" office:value="-0.0000115" calcext:value-type="float">
            <text:p>-0.0000115</text:p>
          </table:table-cell>
          <table:table-cell office:value-type="float" office:value="-0.00003587" calcext:value-type="float">
            <text:p>-0.000035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099" calcext:value-type="float">
            <text:p>-0.00001099</text:p>
          </table:table-cell>
          <table:table-cell office:value-type="float" office:value="0.0000532" calcext:value-type="float">
            <text:p>0.0000532</text:p>
          </table:table-cell>
          <table:table-cell office:value-type="float" office:value="0.00000727" calcext:value-type="float">
            <text:p>0.00000727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761" calcext:value-type="float">
            <text:p>-0.00000761</text:p>
          </table:table-cell>
          <table:table-cell office:value-type="float" office:value="-0.00026217" calcext:value-type="float">
            <text:p>-0.00026217</text:p>
          </table:table-cell>
          <table:table-cell office:value-type="float" office:value="0.00007538" calcext:value-type="float">
            <text:p>0.000075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6" calcext:value-type="float">
            <text:p>-0.0000206</text:p>
          </table:table-cell>
          <table:table-cell office:value-type="float" office:value="0.00002131" calcext:value-type="float">
            <text:p>0.00002131</text:p>
          </table:table-cell>
          <table:table-cell office:value-type="float" office:value="-0.00002551" calcext:value-type="float">
            <text:p>-0.000025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32" calcext:value-type="float">
            <text:p>0.00001632</text:p>
          </table:table-cell>
          <table:table-cell office:value-type="float" office:value="0.00004197" calcext:value-type="float">
            <text:p>0.00004197</text:p>
          </table:table-cell>
          <table:table-cell office:value-type="float" office:value="-0.0000434" calcext:value-type="float">
            <text:p>-0.00004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668" calcext:value-type="float">
            <text:p>-0.00008668</text:p>
          </table:table-cell>
          <table:table-cell office:value-type="float" office:value="-0.00003598" calcext:value-type="float">
            <text:p>-0.00003598</text:p>
          </table:table-cell>
          <table:table-cell office:value-type="float" office:value="0.00000014" calcext:value-type="float">
            <text:p>0.000000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036" calcext:value-type="float">
            <text:p>-0.00009036</text:p>
          </table:table-cell>
          <table:table-cell office:value-type="float" office:value="-0.00011573" calcext:value-type="float">
            <text:p>-0.00011573</text:p>
          </table:table-cell>
          <table:table-cell office:value-type="float" office:value="-0.00001947" calcext:value-type="float">
            <text:p>-0.00001947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731" calcext:value-type="float">
            <text:p>-0.00005731</text:p>
          </table:table-cell>
          <table:table-cell office:value-type="float" office:value="-0.00026506" calcext:value-type="float">
            <text:p>-0.00026506</text:p>
          </table:table-cell>
          <table:table-cell office:value-type="float" office:value="-0.00001768" calcext:value-type="float">
            <text:p>-0.000017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5" calcext:value-type="float">
            <text:p>0.0000055</text:p>
          </table:table-cell>
          <table:table-cell office:value-type="float" office:value="-0.00000057" calcext:value-type="float">
            <text:p>-0.00000057</text:p>
          </table:table-cell>
          <table:table-cell office:value-type="float" office:value="0.00002527" calcext:value-type="float">
            <text:p>0.000025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64" calcext:value-type="float">
            <text:p>-0.00001564</text:p>
          </table:table-cell>
          <table:table-cell office:value-type="float" office:value="0.00003785" calcext:value-type="float">
            <text:p>0.00003785</text:p>
          </table:table-cell>
          <table:table-cell office:value-type="float" office:value="0.00000898" calcext:value-type="float">
            <text:p>0.000008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2" calcext:value-type="float">
            <text:p>-0.0000032</text:p>
          </table:table-cell>
          <table:table-cell office:value-type="float" office:value="-0.00005042" calcext:value-type="float">
            <text:p>-0.00005042</text:p>
          </table:table-cell>
          <table:table-cell office:value-type="float" office:value="0.0000148" calcext:value-type="float">
            <text:p>0.00001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939" calcext:value-type="float">
            <text:p>-0.00010939</text:p>
          </table:table-cell>
          <table:table-cell office:value-type="float" office:value="0.00000688" calcext:value-type="float">
            <text:p>0.00000688</text:p>
          </table:table-cell>
          <table:table-cell office:value-type="float" office:value="-0.00002588" calcext:value-type="float">
            <text:p>-0.0000258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44" calcext:value-type="float">
            <text:p>-0.00000444</text:p>
          </table:table-cell>
          <table:table-cell office:value-type="float" office:value="-0.0002124" calcext:value-type="float">
            <text:p>-0.0002124</text:p>
          </table:table-cell>
          <table:table-cell office:value-type="float" office:value="0.00003181" calcext:value-type="float">
            <text:p>0.00003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22" calcext:value-type="float">
            <text:p>-0.00001222</text:p>
          </table:table-cell>
          <table:table-cell office:value-type="float" office:value="0.00002585" calcext:value-type="float">
            <text:p>0.00002585</text:p>
          </table:table-cell>
          <table:table-cell office:value-type="float" office:value="0.00000888" calcext:value-type="float">
            <text:p>0.000008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026" calcext:value-type="float">
            <text:p>0.00006026</text:p>
          </table:table-cell>
          <table:table-cell office:value-type="float" office:value="0.00004388" calcext:value-type="float">
            <text:p>0.00004388</text:p>
          </table:table-cell>
          <table:table-cell office:value-type="float" office:value="0.00010954" calcext:value-type="float">
            <text:p>0.000109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5197" calcext:value-type="float">
            <text:p>-0.00015197</text:p>
          </table:table-cell>
          <table:table-cell office:value-type="float" office:value="0.00006413" calcext:value-type="float">
            <text:p>0.00006413</text:p>
          </table:table-cell>
          <table:table-cell office:value-type="float" office:value="0.00006229" calcext:value-type="float">
            <text:p>0.000062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74" calcext:value-type="float">
            <text:p>-0.00006474</text:p>
          </table:table-cell>
          <table:table-cell office:value-type="float" office:value="0.00000555" calcext:value-type="float">
            <text:p>0.00000555</text:p>
          </table:table-cell>
          <table:table-cell office:value-type="float" office:value="0.00005573" calcext:value-type="float">
            <text:p>0.00005573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4" calcext:value-type="float">
            <text:p>-0.0000334</text:p>
          </table:table-cell>
          <table:table-cell office:value-type="float" office:value="-0.00035629" calcext:value-type="float">
            <text:p>-0.00035629</text:p>
          </table:table-cell>
          <table:table-cell office:value-type="float" office:value="0.00004963" calcext:value-type="float">
            <text:p>0.00004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41" calcext:value-type="float">
            <text:p>0.00001641</text:p>
          </table:table-cell>
          <table:table-cell office:value-type="float" office:value="-0.00004232" calcext:value-type="float">
            <text:p>-0.00004232</text:p>
          </table:table-cell>
          <table:table-cell office:value-type="float" office:value="0.00001406" calcext:value-type="float">
            <text:p>0.000014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796" calcext:value-type="float">
            <text:p>-0.00005796</text:p>
          </table:table-cell>
          <table:table-cell office:value-type="float" office:value="-0.00001462" calcext:value-type="float">
            <text:p>-0.00001462</text:p>
          </table:table-cell>
          <table:table-cell office:value-type="float" office:value="-0.00001251" calcext:value-type="float">
            <text:p>-0.000012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03" calcext:value-type="float">
            <text:p>0.00004803</text:p>
          </table:table-cell>
          <table:table-cell office:value-type="float" office:value="-0.00001514" calcext:value-type="float">
            <text:p>-0.00001514</text:p>
          </table:table-cell>
          <table:table-cell office:value-type="float" office:value="0.00004547" calcext:value-type="float">
            <text:p>0.000045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73" calcext:value-type="float">
            <text:p>-0.00000673</text:p>
          </table:table-cell>
          <table:table-cell office:value-type="float" office:value="-0.0000073" calcext:value-type="float">
            <text:p>-0.0000073</text:p>
          </table:table-cell>
          <table:table-cell office:value-type="float" office:value="-0.00000858" calcext:value-type="float">
            <text:p>-0.00000858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3" calcext:value-type="float">
            <text:p>0.0000113</text:p>
          </table:table-cell>
          <table:table-cell office:value-type="float" office:value="-0.00036918" calcext:value-type="float">
            <text:p>-0.00036918</text:p>
          </table:table-cell>
          <table:table-cell office:value-type="float" office:value="0.00007202" calcext:value-type="float">
            <text:p>0.000072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284" calcext:value-type="float">
            <text:p>-0.00002284</text:p>
          </table:table-cell>
          <table:table-cell office:value-type="float" office:value="0.00000566" calcext:value-type="float">
            <text:p>0.00000566</text:p>
          </table:table-cell>
          <table:table-cell office:value-type="float" office:value="-0.0000309" calcext:value-type="float">
            <text:p>-0.00003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33" calcext:value-type="float">
            <text:p>-0.00000933</text:p>
          </table:table-cell>
          <table:table-cell office:value-type="float" office:value="0.00001367" calcext:value-type="float">
            <text:p>0.00001367</text:p>
          </table:table-cell>
          <table:table-cell office:value-type="float" office:value="0.00011777" calcext:value-type="float">
            <text:p>0.000117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18" calcext:value-type="float">
            <text:p>-0.00004318</text:p>
          </table:table-cell>
          <table:table-cell office:value-type="float" office:value="0.00009281" calcext:value-type="float">
            <text:p>0.00009281</text:p>
          </table:table-cell>
          <table:table-cell office:value-type="float" office:value="0.00001981" calcext:value-type="float">
            <text:p>0.000019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282" calcext:value-type="float">
            <text:p>-0.00007282</text:p>
          </table:table-cell>
          <table:table-cell office:value-type="float" office:value="-0.00001268" calcext:value-type="float">
            <text:p>-0.00001268</text:p>
          </table:table-cell>
          <table:table-cell office:value-type="float" office:value="-0.00003661" calcext:value-type="float">
            <text:p>-0.00003661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29" calcext:value-type="float">
            <text:p>-0.00001229</text:p>
          </table:table-cell>
          <table:table-cell office:value-type="float" office:value="-0.00030169" calcext:value-type="float">
            <text:p>-0.00030169</text:p>
          </table:table-cell>
          <table:table-cell office:value-type="float" office:value="0.0000549" calcext:value-type="float">
            <text:p>0.0000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28" calcext:value-type="float">
            <text:p>0.00000728</text:p>
          </table:table-cell>
          <table:table-cell office:value-type="float" office:value="-0.00004742" calcext:value-type="float">
            <text:p>-0.00004742</text:p>
          </table:table-cell>
          <table:table-cell office:value-type="float" office:value="-0.00006705" calcext:value-type="float">
            <text:p>-0.000067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868" calcext:value-type="float">
            <text:p>0.00005868</text:p>
          </table:table-cell>
          <table:table-cell office:value-type="float" office:value="-0.00006554" calcext:value-type="float">
            <text:p>-0.00006554</text:p>
          </table:table-cell>
          <table:table-cell office:value-type="float" office:value="0.00001721" calcext:value-type="float">
            <text:p>0.000017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88" calcext:value-type="float">
            <text:p>-0.00001888</text:p>
          </table:table-cell>
          <table:table-cell office:value-type="float" office:value="0.00006312" calcext:value-type="float">
            <text:p>0.00006312</text:p>
          </table:table-cell>
          <table:table-cell office:value-type="float" office:value="-0.00004632" calcext:value-type="float">
            <text:p>-0.000046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21" calcext:value-type="float">
            <text:p>-0.00003121</text:p>
          </table:table-cell>
          <table:table-cell office:value-type="float" office:value="-0.0000197" calcext:value-type="float">
            <text:p>-0.0000197</text:p>
          </table:table-cell>
          <table:table-cell office:value-type="float" office:value="-0.00003293" calcext:value-type="float">
            <text:p>-0.00003293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27" calcext:value-type="float">
            <text:p>0.00002627</text:p>
          </table:table-cell>
          <table:table-cell office:value-type="float" office:value="-0.00030942" calcext:value-type="float">
            <text:p>-0.00030942</text:p>
          </table:table-cell>
          <table:table-cell office:value-type="float" office:value="0.00003624" calcext:value-type="float">
            <text:p>0.000036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222" calcext:value-type="float">
            <text:p>0.00005222</text:p>
          </table:table-cell>
          <table:table-cell office:value-type="float" office:value="0.00006033" calcext:value-type="float">
            <text:p>0.00006033</text:p>
          </table:table-cell>
          <table:table-cell office:value-type="float" office:value="0.0000084" calcext:value-type="float">
            <text:p>0.00000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56" calcext:value-type="float">
            <text:p>-0.00000556</text:p>
          </table:table-cell>
          <table:table-cell office:value-type="float" office:value="0.00000205" calcext:value-type="float">
            <text:p>0.00000205</text:p>
          </table:table-cell>
          <table:table-cell office:value-type="float" office:value="-0.0000357" calcext:value-type="float">
            <text:p>-0.00003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253" calcext:value-type="float">
            <text:p>-0.00006253</text:p>
          </table:table-cell>
          <table:table-cell office:value-type="float" office:value="-0.00006935" calcext:value-type="float">
            <text:p>-0.00006935</text:p>
          </table:table-cell>
          <table:table-cell office:value-type="float" office:value="-0.00000851" calcext:value-type="float">
            <text:p>-0.000008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357" calcext:value-type="float">
            <text:p>-0.00007357</text:p>
          </table:table-cell>
          <table:table-cell office:value-type="float" office:value="-0.0000906" calcext:value-type="float">
            <text:p>-0.0000906</text:p>
          </table:table-cell>
          <table:table-cell office:value-type="float" office:value="0.00003055" calcext:value-type="float">
            <text:p>0.0000305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21" calcext:value-type="float">
            <text:p>-0.0000021</text:p>
          </table:table-cell>
          <table:table-cell office:value-type="float" office:value="-0.0003098" calcext:value-type="float">
            <text:p>-0.0003098</text:p>
          </table:table-cell>
          <table:table-cell office:value-type="float" office:value="0.00013579" calcext:value-type="float">
            <text:p>0.000135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08" calcext:value-type="float">
            <text:p>-0.00002708</text:p>
          </table:table-cell>
          <table:table-cell office:value-type="float" office:value="-0.00003139" calcext:value-type="float">
            <text:p>-0.00003139</text:p>
          </table:table-cell>
          <table:table-cell office:value-type="float" office:value="-0.00007642" calcext:value-type="float">
            <text:p>-0.000076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76" calcext:value-type="float">
            <text:p>0.00001376</text:p>
          </table:table-cell>
          <table:table-cell office:value-type="float" office:value="0.00006263" calcext:value-type="float">
            <text:p>0.00006263</text:p>
          </table:table-cell>
          <table:table-cell office:value-type="float" office:value="-0.00005473" calcext:value-type="float">
            <text:p>-0.000054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671" calcext:value-type="float">
            <text:p>-0.00006671</text:p>
          </table:table-cell>
          <table:table-cell office:value-type="float" office:value="-0.00002919" calcext:value-type="float">
            <text:p>-0.00002919</text:p>
          </table:table-cell>
          <table:table-cell office:value-type="float" office:value="0.00002264" calcext:value-type="float">
            <text:p>0.000022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74" calcext:value-type="float">
            <text:p>0.00002774</text:p>
          </table:table-cell>
          <table:table-cell office:value-type="float" office:value="0.00000269" calcext:value-type="float">
            <text:p>0.00000269</text:p>
          </table:table-cell>
          <table:table-cell office:value-type="float" office:value="-0.00002112" calcext:value-type="float">
            <text:p>-0.00002112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81" calcext:value-type="float">
            <text:p>0.00000481</text:p>
          </table:table-cell>
          <table:table-cell office:value-type="float" office:value="-0.00033105" calcext:value-type="float">
            <text:p>-0.00033105</text:p>
          </table:table-cell>
          <table:table-cell office:value-type="float" office:value="0.00001461" calcext:value-type="float">
            <text:p>0.000014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4" calcext:value-type="float">
            <text:p>0.0000014</text:p>
          </table:table-cell>
          <table:table-cell office:value-type="float" office:value="0.0000127" calcext:value-type="float">
            <text:p>0.0000127</text:p>
          </table:table-cell>
          <table:table-cell office:value-type="float" office:value="-0.00001896" calcext:value-type="float">
            <text:p>-0.000018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54" calcext:value-type="float">
            <text:p>-0.0000654</text:p>
          </table:table-cell>
          <table:table-cell office:value-type="float" office:value="-0.00001572" calcext:value-type="float">
            <text:p>-0.00001572</text:p>
          </table:table-cell>
          <table:table-cell office:value-type="float" office:value="-0.0000702" calcext:value-type="float">
            <text:p>-0.00007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66" calcext:value-type="float">
            <text:p>0.00000566</text:p>
          </table:table-cell>
          <table:table-cell office:value-type="float" office:value="0.00000762" calcext:value-type="float">
            <text:p>0.00000762</text:p>
          </table:table-cell>
          <table:table-cell office:value-type="float" office:value="0.00002855" calcext:value-type="float">
            <text:p>0.000028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08" calcext:value-type="float">
            <text:p>-0.00006408</text:p>
          </table:table-cell>
          <table:table-cell office:value-type="float" office:value="0.00000472" calcext:value-type="float">
            <text:p>0.00000472</text:p>
          </table:table-cell>
          <table:table-cell office:value-type="float" office:value="-0.00001097" calcext:value-type="float">
            <text:p>-0.00001097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69" calcext:value-type="float">
            <text:p>0.00000069</text:p>
          </table:table-cell>
          <table:table-cell office:value-type="float" office:value="-0.00027796" calcext:value-type="float">
            <text:p>-0.00027796</text:p>
          </table:table-cell>
          <table:table-cell office:value-type="float" office:value="-0.00003479" calcext:value-type="float">
            <text:p>-0.000034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067" calcext:value-type="float">
            <text:p>0.00004067</text:p>
          </table:table-cell>
          <table:table-cell office:value-type="float" office:value="-0.00001495" calcext:value-type="float">
            <text:p>-0.00001495</text:p>
          </table:table-cell>
          <table:table-cell office:value-type="float" office:value="-0.00001026" calcext:value-type="float">
            <text:p>-0.000010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133" calcext:value-type="float">
            <text:p>-0.00006133</text:p>
          </table:table-cell>
          <table:table-cell office:value-type="float" office:value="-0.00004304" calcext:value-type="float">
            <text:p>-0.00004304</text:p>
          </table:table-cell>
          <table:table-cell office:value-type="float" office:value="0.00001532" calcext:value-type="float">
            <text:p>0.000015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21" calcext:value-type="float">
            <text:p>0.00003321</text:p>
          </table:table-cell>
          <table:table-cell office:value-type="float" office:value="0.00000609" calcext:value-type="float">
            <text:p>0.00000609</text:p>
          </table:table-cell>
          <table:table-cell office:value-type="float" office:value="0.00006012" calcext:value-type="float">
            <text:p>0.000060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05" calcext:value-type="float">
            <text:p>-0.00003205</text:p>
          </table:table-cell>
          <table:table-cell office:value-type="float" office:value="-0.00011346" calcext:value-type="float">
            <text:p>-0.00011346</text:p>
          </table:table-cell>
          <table:table-cell office:value-type="float" office:value="0.00002641" calcext:value-type="float">
            <text:p>0.00002641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58" calcext:value-type="float">
            <text:p>0.00004258</text:p>
          </table:table-cell>
          <table:table-cell office:value-type="float" office:value="-0.00023876" calcext:value-type="float">
            <text:p>-0.00023876</text:p>
          </table:table-cell>
          <table:table-cell office:value-type="float" office:value="0.00000622" calcext:value-type="float">
            <text:p>0.000006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615" calcext:value-type="float">
            <text:p>-0.00008615</text:p>
          </table:table-cell>
          <table:table-cell office:value-type="float" office:value="-0.00009491" calcext:value-type="float">
            <text:p>-0.00009491</text:p>
          </table:table-cell>
          <table:table-cell office:value-type="float" office:value="-0.00000186" calcext:value-type="float">
            <text:p>-0.000001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65" calcext:value-type="float">
            <text:p>0.00000665</text:p>
          </table:table-cell>
          <table:table-cell office:value-type="float" office:value="0.00001836" calcext:value-type="float">
            <text:p>0.00001836</text:p>
          </table:table-cell>
          <table:table-cell office:value-type="float" office:value="-0.00001612" calcext:value-type="float">
            <text:p>-0.000016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49" calcext:value-type="float">
            <text:p>-0.00004449</text:p>
          </table:table-cell>
          <table:table-cell office:value-type="float" office:value="-0.00004946" calcext:value-type="float">
            <text:p>-0.00004946</text:p>
          </table:table-cell>
          <table:table-cell office:value-type="float" office:value="-0.00003483" calcext:value-type="float">
            <text:p>-0.000034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54" calcext:value-type="float">
            <text:p>-0.00005654</text:p>
          </table:table-cell>
          <table:table-cell office:value-type="float" office:value="-0.00007069" calcext:value-type="float">
            <text:p>-0.00007069</text:p>
          </table:table-cell>
          <table:table-cell office:value-type="float" office:value="0.0000158" calcext:value-type="float">
            <text:p>0.0000158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662" calcext:value-type="float">
            <text:p>-0.00003662</text:p>
          </table:table-cell>
          <table:table-cell office:value-type="float" office:value="-0.0003648" calcext:value-type="float">
            <text:p>-0.0003648</text:p>
          </table:table-cell>
          <table:table-cell office:value-type="float" office:value="-0.00006617" calcext:value-type="float">
            <text:p>-0.000066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02" calcext:value-type="float">
            <text:p>-0.00003702</text:p>
          </table:table-cell>
          <table:table-cell office:value-type="float" office:value="0.00001702" calcext:value-type="float">
            <text:p>0.00001702</text:p>
          </table:table-cell>
          <table:table-cell office:value-type="float" office:value="-0.00001952" calcext:value-type="float">
            <text:p>-0.000019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52" calcext:value-type="float">
            <text:p>-0.0000452</text:p>
          </table:table-cell>
          <table:table-cell office:value-type="float" office:value="-0.00007083" calcext:value-type="float">
            <text:p>-0.00007083</text:p>
          </table:table-cell>
          <table:table-cell office:value-type="float" office:value="-0.00007707" calcext:value-type="float">
            <text:p>-0.000077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51" calcext:value-type="float">
            <text:p>0.00001851</text:p>
          </table:table-cell>
          <table:table-cell office:value-type="float" office:value="-0.00010453" calcext:value-type="float">
            <text:p>-0.00010453</text:p>
          </table:table-cell>
          <table:table-cell office:value-type="float" office:value="-0.00002703" calcext:value-type="float">
            <text:p>-0.000027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161" calcext:value-type="float">
            <text:p>0.00008161</text:p>
          </table:table-cell>
          <table:table-cell office:value-type="float" office:value="-0.00000706" calcext:value-type="float">
            <text:p>-0.00000706</text:p>
          </table:table-cell>
          <table:table-cell office:value-type="float" office:value="0.00003321" calcext:value-type="float">
            <text:p>0.000033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603" calcext:value-type="float">
            <text:p>-0.00007603</text:p>
          </table:table-cell>
          <table:table-cell office:value-type="float" office:value="-0.00037109" calcext:value-type="float">
            <text:p>-0.00037109</text:p>
          </table:table-cell>
          <table:table-cell office:value-type="float" office:value="0.00000538" calcext:value-type="float">
            <text:p>0.000005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33" calcext:value-type="float">
            <text:p>-0.00000533</text:p>
          </table:table-cell>
          <table:table-cell office:value-type="float" office:value="-0.00011714" calcext:value-type="float">
            <text:p>-0.00011714</text:p>
          </table:table-cell>
          <table:table-cell office:value-type="float" office:value="-0.00003386" calcext:value-type="float">
            <text:p>-0.000033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43" calcext:value-type="float">
            <text:p>0.00001743</text:p>
          </table:table-cell>
          <table:table-cell office:value-type="float" office:value="-0.0000145" calcext:value-type="float">
            <text:p>-0.0000145</text:p>
          </table:table-cell>
          <table:table-cell office:value-type="float" office:value="-0.0000692" calcext:value-type="float">
            <text:p>-0.00006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75" calcext:value-type="float">
            <text:p>0.00004275</text:p>
          </table:table-cell>
          <table:table-cell office:value-type="float" office:value="0.0000054" calcext:value-type="float">
            <text:p>0.0000054</text:p>
          </table:table-cell>
          <table:table-cell office:value-type="float" office:value="-0.00000521" calcext:value-type="float">
            <text:p>-0.000005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317" calcext:value-type="float">
            <text:p>-0.00008317</text:p>
          </table:table-cell>
          <table:table-cell office:value-type="float" office:value="0.00000701" calcext:value-type="float">
            <text:p>0.00000701</text:p>
          </table:table-cell>
          <table:table-cell office:value-type="float" office:value="0.00003788" calcext:value-type="float">
            <text:p>0.00003788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17" calcext:value-type="float">
            <text:p>0.00001517</text:p>
          </table:table-cell>
          <table:table-cell office:value-type="float" office:value="-0.0002827" calcext:value-type="float">
            <text:p>-0.0002827</text:p>
          </table:table-cell>
          <table:table-cell office:value-type="float" office:value="0.00003848" calcext:value-type="float">
            <text:p>0.000038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78" calcext:value-type="float">
            <text:p>0.00003778</text:p>
          </table:table-cell>
          <table:table-cell office:value-type="float" office:value="-0.00011914" calcext:value-type="float">
            <text:p>-0.00011914</text:p>
          </table:table-cell>
          <table:table-cell office:value-type="float" office:value="-0.00000188" calcext:value-type="float">
            <text:p>-0.000001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146" calcext:value-type="float">
            <text:p>0.00006146</text:p>
          </table:table-cell>
          <table:table-cell office:value-type="float" office:value="-0.00004477" calcext:value-type="float">
            <text:p>-0.00004477</text:p>
          </table:table-cell>
          <table:table-cell office:value-type="float" office:value="0.00001998" calcext:value-type="float">
            <text:p>0.000019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427" calcext:value-type="float">
            <text:p>0.00004427</text:p>
          </table:table-cell>
          <table:table-cell office:value-type="float" office:value="-0.00000321" calcext:value-type="float">
            <text:p>-0.00000321</text:p>
          </table:table-cell>
          <table:table-cell office:value-type="float" office:value="0.00001747" calcext:value-type="float">
            <text:p>0.000017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84" calcext:value-type="float">
            <text:p>0.00000384</text:p>
          </table:table-cell>
          <table:table-cell office:value-type="float" office:value="-0.0000882" calcext:value-type="float">
            <text:p>-0.0000882</text:p>
          </table:table-cell>
          <table:table-cell office:value-type="float" office:value="-0.00001042" calcext:value-type="float">
            <text:p>-0.00001042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326" calcext:value-type="float">
            <text:p>0.00008326</text:p>
          </table:table-cell>
          <table:table-cell office:value-type="float" office:value="-0.00028834" calcext:value-type="float">
            <text:p>-0.00028834</text:p>
          </table:table-cell>
          <table:table-cell office:value-type="float" office:value="-0.00011873" calcext:value-type="float">
            <text:p>-0.000118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15" calcext:value-type="float">
            <text:p>-0.00000515</text:p>
          </table:table-cell>
          <table:table-cell office:value-type="float" office:value="-0.00007299" calcext:value-type="float">
            <text:p>-0.00007299</text:p>
          </table:table-cell>
          <table:table-cell office:value-type="float" office:value="-0.00004168" calcext:value-type="float">
            <text:p>-0.000041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553" calcext:value-type="float">
            <text:p>-0.00006553</text:p>
          </table:table-cell>
          <table:table-cell office:value-type="float" office:value="0.00001589" calcext:value-type="float">
            <text:p>0.00001589</text:p>
          </table:table-cell>
          <table:table-cell office:value-type="float" office:value="-0.00005205" calcext:value-type="float">
            <text:p>-0.000052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37" calcext:value-type="float">
            <text:p>0.00000837</text:p>
          </table:table-cell>
          <table:table-cell office:value-type="float" office:value="0.00006905" calcext:value-type="float">
            <text:p>0.00006905</text:p>
          </table:table-cell>
          <table:table-cell office:value-type="float" office:value="0.00004638" calcext:value-type="float">
            <text:p>0.000046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399" calcext:value-type="float">
            <text:p>-0.00007399</text:p>
          </table:table-cell>
          <table:table-cell office:value-type="float" office:value="0.00004121" calcext:value-type="float">
            <text:p>0.00004121</text:p>
          </table:table-cell>
          <table:table-cell office:value-type="float" office:value="0.00002138" calcext:value-type="float">
            <text:p>0.00002138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39" calcext:value-type="float">
            <text:p>-0.00002039</text:p>
          </table:table-cell>
          <table:table-cell office:value-type="float" office:value="-0.00029824" calcext:value-type="float">
            <text:p>-0.00029824</text:p>
          </table:table-cell>
          <table:table-cell office:value-type="float" office:value="-0.0000162" calcext:value-type="float">
            <text:p>-0.00001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596" calcext:value-type="float">
            <text:p>-0.00010596</text:p>
          </table:table-cell>
          <table:table-cell office:value-type="float" office:value="-0.00005947" calcext:value-type="float">
            <text:p>-0.00005947</text:p>
          </table:table-cell>
          <table:table-cell office:value-type="float" office:value="-0.00003734" calcext:value-type="float">
            <text:p>-0.000037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981" calcext:value-type="float">
            <text:p>0.00004981</text:p>
          </table:table-cell>
          <table:table-cell office:value-type="float" office:value="0.00005891" calcext:value-type="float">
            <text:p>0.00005891</text:p>
          </table:table-cell>
          <table:table-cell office:value-type="float" office:value="0.0001002" calcext:value-type="float">
            <text:p>0.00010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73" calcext:value-type="float">
            <text:p>-0.00001573</text:p>
          </table:table-cell>
          <table:table-cell office:value-type="float" office:value="-0.000009" calcext:value-type="float">
            <text:p>-0.000009</text:p>
          </table:table-cell>
          <table:table-cell office:value-type="float" office:value="0.00002497" calcext:value-type="float">
            <text:p>0.000024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72" calcext:value-type="float">
            <text:p>-0.00003972</text:p>
          </table:table-cell>
          <table:table-cell office:value-type="float" office:value="0.00002347" calcext:value-type="float">
            <text:p>0.00002347</text:p>
          </table:table-cell>
          <table:table-cell office:value-type="float" office:value="0.00003997" calcext:value-type="float">
            <text:p>0.00003997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39" calcext:value-type="float">
            <text:p>-0.00003139</text:p>
          </table:table-cell>
          <table:table-cell office:value-type="float" office:value="-0.00033876" calcext:value-type="float">
            <text:p>-0.00033876</text:p>
          </table:table-cell>
          <table:table-cell office:value-type="float" office:value="0.00003694" calcext:value-type="float">
            <text:p>0.000036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25" calcext:value-type="float">
            <text:p>-0.00001425</text:p>
          </table:table-cell>
          <table:table-cell office:value-type="float" office:value="-0.00003212" calcext:value-type="float">
            <text:p>-0.00003212</text:p>
          </table:table-cell>
          <table:table-cell office:value-type="float" office:value="-0.00004929" calcext:value-type="float">
            <text:p>-0.000049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73" calcext:value-type="float">
            <text:p>-0.00001873</text:p>
          </table:table-cell>
          <table:table-cell office:value-type="float" office:value="-0.00008175" calcext:value-type="float">
            <text:p>-0.00008175</text:p>
          </table:table-cell>
          <table:table-cell office:value-type="float" office:value="-0.00012257" calcext:value-type="float">
            <text:p>-0.000122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678" calcext:value-type="float">
            <text:p>0.00006678</text:p>
          </table:table-cell>
          <table:table-cell office:value-type="float" office:value="-0.00002288" calcext:value-type="float">
            <text:p>-0.00002288</text:p>
          </table:table-cell>
          <table:table-cell office:value-type="float" office:value="0.00004657" calcext:value-type="float">
            <text:p>0.000046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17" calcext:value-type="float">
            <text:p>-0.00004317</text:p>
          </table:table-cell>
          <table:table-cell office:value-type="float" office:value="0.00005307" calcext:value-type="float">
            <text:p>0.00005307</text:p>
          </table:table-cell>
          <table:table-cell office:value-type="float" office:value="-0.00003039" calcext:value-type="float">
            <text:p>-0.00003039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92" calcext:value-type="float">
            <text:p>-0.00000692</text:p>
          </table:table-cell>
          <table:table-cell office:value-type="float" office:value="-0.00030711" calcext:value-type="float">
            <text:p>-0.00030711</text:p>
          </table:table-cell>
          <table:table-cell office:value-type="float" office:value="-0.00004472" calcext:value-type="float">
            <text:p>-0.000044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728" calcext:value-type="float">
            <text:p>0.00005728</text:p>
          </table:table-cell>
          <table:table-cell office:value-type="float" office:value="0.00005068" calcext:value-type="float">
            <text:p>0.00005068</text:p>
          </table:table-cell>
          <table:table-cell office:value-type="float" office:value="0.00002041" calcext:value-type="float">
            <text:p>0.00002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41" calcext:value-type="float">
            <text:p>-0.00001241</text:p>
          </table:table-cell>
          <table:table-cell office:value-type="float" office:value="0.00005159" calcext:value-type="float">
            <text:p>0.00005159</text:p>
          </table:table-cell>
          <table:table-cell office:value-type="float" office:value="0.00005387" calcext:value-type="float">
            <text:p>0.000053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683" calcext:value-type="float">
            <text:p>0.00004683</text:p>
          </table:table-cell>
          <table:table-cell office:value-type="float" office:value="0.0000203" calcext:value-type="float">
            <text:p>0.0000203</text:p>
          </table:table-cell>
          <table:table-cell office:value-type="float" office:value="0.00011326" calcext:value-type="float">
            <text:p>0.000113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33" calcext:value-type="float">
            <text:p>0.00003333</text:p>
          </table:table-cell>
          <table:table-cell office:value-type="float" office:value="-0.00004341" calcext:value-type="float">
            <text:p>-0.00004341</text:p>
          </table:table-cell>
          <table:table-cell office:value-type="float" office:value="0.00005509" calcext:value-type="float">
            <text:p>0.00005509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7" calcext:value-type="float">
            <text:p>-0.0000167</text:p>
          </table:table-cell>
          <table:table-cell office:value-type="float" office:value="-0.00038174" calcext:value-type="float">
            <text:p>-0.00038174</text:p>
          </table:table-cell>
          <table:table-cell office:value-type="float" office:value="-0.00001208" calcext:value-type="float">
            <text:p>-0.000012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4" calcext:value-type="float">
            <text:p>-0.0000174</text:p>
          </table:table-cell>
          <table:table-cell office:value-type="float" office:value="-0.00008381" calcext:value-type="float">
            <text:p>-0.00008381</text:p>
          </table:table-cell>
          <table:table-cell office:value-type="float" office:value="-0.00006314" calcext:value-type="float">
            <text:p>-0.000063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617" calcext:value-type="float">
            <text:p>-0.00009617</text:p>
          </table:table-cell>
          <table:table-cell office:value-type="float" office:value="0.00003801" calcext:value-type="float">
            <text:p>0.00003801</text:p>
          </table:table-cell>
          <table:table-cell office:value-type="float" office:value="-0.00005196" calcext:value-type="float">
            <text:p>-0.00005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76" calcext:value-type="float">
            <text:p>-0.00002076</text:p>
          </table:table-cell>
          <table:table-cell office:value-type="float" office:value="-0.00005209" calcext:value-type="float">
            <text:p>-0.00005209</text:p>
          </table:table-cell>
          <table:table-cell office:value-type="float" office:value="0.00002947" calcext:value-type="float">
            <text:p>0.000029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068" calcext:value-type="float">
            <text:p>-0.00011068</text:p>
          </table:table-cell>
          <table:table-cell office:value-type="float" office:value="0.00005028" calcext:value-type="float">
            <text:p>0.00005028</text:p>
          </table:table-cell>
          <table:table-cell office:value-type="float" office:value="0.00004233" calcext:value-type="float">
            <text:p>0.00004233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15" calcext:value-type="float">
            <text:p>0.00001715</text:p>
          </table:table-cell>
          <table:table-cell office:value-type="float" office:value="-0.00035126" calcext:value-type="float">
            <text:p>-0.00035126</text:p>
          </table:table-cell>
          <table:table-cell office:value-type="float" office:value="0.00001262" calcext:value-type="float">
            <text:p>0.000012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82" calcext:value-type="float">
            <text:p>-0.00000482</text:p>
          </table:table-cell>
          <table:table-cell office:value-type="float" office:value="-0.00002802" calcext:value-type="float">
            <text:p>-0.00002802</text:p>
          </table:table-cell>
          <table:table-cell office:value-type="float" office:value="-0.00007548" calcext:value-type="float">
            <text:p>-0.000075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" calcext:value-type="float">
            <text:p>-0.00002999</text:p>
          </table:table-cell>
          <table:table-cell office:value-type="float" office:value="0.00011248" calcext:value-type="float">
            <text:p>0.00011248</text:p>
          </table:table-cell>
          <table:table-cell office:value-type="float" office:value="0.00001963" calcext:value-type="float">
            <text:p>0.00001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69" calcext:value-type="float">
            <text:p>-0.00002069</text:p>
          </table:table-cell>
          <table:table-cell office:value-type="float" office:value="-0.00004927" calcext:value-type="float">
            <text:p>-0.00004927</text:p>
          </table:table-cell>
          <table:table-cell office:value-type="float" office:value="0.00011825" calcext:value-type="float">
            <text:p>0.000118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12" calcext:value-type="float">
            <text:p>-0.0000612</text:p>
          </table:table-cell>
          <table:table-cell office:value-type="float" office:value="-0.00005854" calcext:value-type="float">
            <text:p>-0.00005854</text:p>
          </table:table-cell>
          <table:table-cell office:value-type="float" office:value="0.00004987" calcext:value-type="float">
            <text:p>0.00004987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36" calcext:value-type="float">
            <text:p>-0.00003336</text:p>
          </table:table-cell>
          <table:table-cell office:value-type="float" office:value="-0.00033014" calcext:value-type="float">
            <text:p>-0.00033014</text:p>
          </table:table-cell>
          <table:table-cell office:value-type="float" office:value="0.00000254" calcext:value-type="float">
            <text:p>0.00000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74" calcext:value-type="float">
            <text:p>-0.00001374</text:p>
          </table:table-cell>
          <table:table-cell office:value-type="float" office:value="0.00006777" calcext:value-type="float">
            <text:p>0.00006777</text:p>
          </table:table-cell>
          <table:table-cell office:value-type="float" office:value="-0.00001516" calcext:value-type="float">
            <text:p>-0.000015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47" calcext:value-type="float">
            <text:p>-0.00000947</text:p>
          </table:table-cell>
          <table:table-cell office:value-type="float" office:value="-0.0000606" calcext:value-type="float">
            <text:p>-0.0000606</text:p>
          </table:table-cell>
          <table:table-cell office:value-type="float" office:value="0.00000226" calcext:value-type="float">
            <text:p>0.000002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94" calcext:value-type="float">
            <text:p>0.00001594</text:p>
          </table:table-cell>
          <table:table-cell office:value-type="float" office:value="-0.00000622" calcext:value-type="float">
            <text:p>-0.00000622</text:p>
          </table:table-cell>
          <table:table-cell office:value-type="float" office:value="0.00000081" calcext:value-type="float">
            <text:p>0.000000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523" calcext:value-type="float">
            <text:p>-0.00004523</text:p>
          </table:table-cell>
          <table:table-cell office:value-type="float" office:value="0.00004203" calcext:value-type="float">
            <text:p>0.00004203</text:p>
          </table:table-cell>
          <table:table-cell office:value-type="float" office:value="0.00002856" calcext:value-type="float">
            <text:p>0.00002856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09" calcext:value-type="float">
            <text:p>-0.00001209</text:p>
          </table:table-cell>
          <table:table-cell office:value-type="float" office:value="-0.00034654" calcext:value-type="float">
            <text:p>-0.00034654</text:p>
          </table:table-cell>
          <table:table-cell office:value-type="float" office:value="-0.00004419" calcext:value-type="float">
            <text:p>-0.000044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797" calcext:value-type="float">
            <text:p>-0.00007797</text:p>
          </table:table-cell>
          <table:table-cell office:value-type="float" office:value="0.0000876" calcext:value-type="float">
            <text:p>0.0000876</text:p>
          </table:table-cell>
          <table:table-cell office:value-type="float" office:value="-0.00005424" calcext:value-type="float">
            <text:p>-0.000054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28" calcext:value-type="float">
            <text:p>0.00000528</text:p>
          </table:table-cell>
          <table:table-cell office:value-type="float" office:value="0.00005983" calcext:value-type="float">
            <text:p>0.00005983</text:p>
          </table:table-cell>
          <table:table-cell office:value-type="float" office:value="-0.00012195" calcext:value-type="float">
            <text:p>-0.000121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27" calcext:value-type="float">
            <text:p>-0.0000427</text:p>
          </table:table-cell>
          <table:table-cell office:value-type="float" office:value="-0.00005169" calcext:value-type="float">
            <text:p>-0.00005169</text:p>
          </table:table-cell>
          <table:table-cell office:value-type="float" office:value="-0.00005806" calcext:value-type="float">
            <text:p>-0.000058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556" calcext:value-type="float">
            <text:p>0.00009556</text:p>
          </table:table-cell>
          <table:table-cell office:value-type="float" office:value="-0.00002407" calcext:value-type="float">
            <text:p>-0.00002407</text:p>
          </table:table-cell>
          <table:table-cell office:value-type="float" office:value="-0.00001021" calcext:value-type="float">
            <text:p>-0.00001021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91" calcext:value-type="float">
            <text:p>0.00004191</text:p>
          </table:table-cell>
          <table:table-cell office:value-type="float" office:value="-0.00021537" calcext:value-type="float">
            <text:p>-0.00021537</text:p>
          </table:table-cell>
          <table:table-cell office:value-type="float" office:value="0.00007422" calcext:value-type="float">
            <text:p>0.000074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12" calcext:value-type="float">
            <text:p>0.00000212</text:p>
          </table:table-cell>
          <table:table-cell office:value-type="float" office:value="0.0000165" calcext:value-type="float">
            <text:p>0.0000165</text:p>
          </table:table-cell>
          <table:table-cell office:value-type="float" office:value="0.0000497" calcext:value-type="float">
            <text:p>0.00004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738" calcext:value-type="float">
            <text:p>-0.00000738</text:p>
          </table:table-cell>
          <table:table-cell office:value-type="float" office:value="0.00002967" calcext:value-type="float">
            <text:p>0.00002967</text:p>
          </table:table-cell>
          <table:table-cell office:value-type="float" office:value="-0.00006972" calcext:value-type="float">
            <text:p>-0.000069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771" calcext:value-type="float">
            <text:p>0.00010771</text:p>
          </table:table-cell>
          <table:table-cell office:value-type="float" office:value="-0.00003293" calcext:value-type="float">
            <text:p>-0.00003293</text:p>
          </table:table-cell>
          <table:table-cell office:value-type="float" office:value="0.00003065" calcext:value-type="float">
            <text:p>0.000030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84" calcext:value-type="float">
            <text:p>0.00005184</text:p>
          </table:table-cell>
          <table:table-cell office:value-type="float" office:value="0.00003049" calcext:value-type="float">
            <text:p>0.00003049</text:p>
          </table:table-cell>
          <table:table-cell office:value-type="float" office:value="-0.00000915" calcext:value-type="float">
            <text:p>-0.00000915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8" calcext:value-type="float">
            <text:p>-0.0000068</text:p>
          </table:table-cell>
          <table:table-cell office:value-type="float" office:value="-0.00030626" calcext:value-type="float">
            <text:p>-0.00030626</text:p>
          </table:table-cell>
          <table:table-cell office:value-type="float" office:value="-0.00003188" calcext:value-type="float">
            <text:p>-0.000031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17" calcext:value-type="float">
            <text:p>-0.00005517</text:p>
          </table:table-cell>
          <table:table-cell office:value-type="float" office:value="0.00009196" calcext:value-type="float">
            <text:p>0.00009196</text:p>
          </table:table-cell>
          <table:table-cell office:value-type="float" office:value="-0.000093" calcext:value-type="float">
            <text:p>-0.0000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2" calcext:value-type="float">
            <text:p>-0.0000092</text:p>
          </table:table-cell>
          <table:table-cell office:value-type="float" office:value="-0.00006603" calcext:value-type="float">
            <text:p>-0.00006603</text:p>
          </table:table-cell>
          <table:table-cell office:value-type="float" office:value="-0.00000511" calcext:value-type="float">
            <text:p>-0.000005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882" calcext:value-type="float">
            <text:p>-0.00008882</text:p>
          </table:table-cell>
          <table:table-cell office:value-type="float" office:value="-0.00006506" calcext:value-type="float">
            <text:p>-0.00006506</text:p>
          </table:table-cell>
          <table:table-cell office:value-type="float" office:value="0.00007741" calcext:value-type="float">
            <text:p>0.000077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9" calcext:value-type="float">
            <text:p>-0.0000009</text:p>
          </table:table-cell>
          <table:table-cell office:value-type="float" office:value="-0.00005362" calcext:value-type="float">
            <text:p>-0.00005362</text:p>
          </table:table-cell>
          <table:table-cell office:value-type="float" office:value="-0.00002084" calcext:value-type="float">
            <text:p>-0.00002084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6" calcext:value-type="float">
            <text:p>-0.0000126</text:p>
          </table:table-cell>
          <table:table-cell office:value-type="float" office:value="-0.00040694" calcext:value-type="float">
            <text:p>-0.00040694</text:p>
          </table:table-cell>
          <table:table-cell office:value-type="float" office:value="-0.00001684" calcext:value-type="float">
            <text:p>-0.00001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28" calcext:value-type="float">
            <text:p>-0.00002528</text:p>
          </table:table-cell>
          <table:table-cell office:value-type="float" office:value="-0.00001971" calcext:value-type="float">
            <text:p>-0.00001971</text:p>
          </table:table-cell>
          <table:table-cell office:value-type="float" office:value="0.00000844" calcext:value-type="float">
            <text:p>0.000008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08" calcext:value-type="float">
            <text:p>-0.00002908</text:p>
          </table:table-cell>
          <table:table-cell office:value-type="float" office:value="-0.00006381" calcext:value-type="float">
            <text:p>-0.00006381</text:p>
          </table:table-cell>
          <table:table-cell office:value-type="float" office:value="-0.00004177" calcext:value-type="float">
            <text:p>-0.00004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94" calcext:value-type="float">
            <text:p>0.00000294</text:p>
          </table:table-cell>
          <table:table-cell office:value-type="float" office:value="0.00005572" calcext:value-type="float">
            <text:p>0.00005572</text:p>
          </table:table-cell>
          <table:table-cell office:value-type="float" office:value="-0.0000613" calcext:value-type="float">
            <text:p>-0.00006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92" calcext:value-type="float">
            <text:p>0.00002592</text:p>
          </table:table-cell>
          <table:table-cell office:value-type="float" office:value="0.00001834" calcext:value-type="float">
            <text:p>0.00001834</text:p>
          </table:table-cell>
          <table:table-cell office:value-type="float" office:value="-0.00000794" calcext:value-type="float">
            <text:p>-0.00000794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55" calcext:value-type="float">
            <text:p>0.00001755</text:p>
          </table:table-cell>
          <table:table-cell office:value-type="float" office:value="-0.00032159" calcext:value-type="float">
            <text:p>-0.00032159</text:p>
          </table:table-cell>
          <table:table-cell office:value-type="float" office:value="0.00001485" calcext:value-type="float">
            <text:p>0.000014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15" calcext:value-type="float">
            <text:p>0.00002115</text:p>
          </table:table-cell>
          <table:table-cell office:value-type="float" office:value="-0.0000168" calcext:value-type="float">
            <text:p>-0.0000168</text:p>
          </table:table-cell>
          <table:table-cell office:value-type="float" office:value="-0.00006509" calcext:value-type="float">
            <text:p>-0.000065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88" calcext:value-type="float">
            <text:p>0.00002388</text:p>
          </table:table-cell>
          <table:table-cell office:value-type="float" office:value="-0.00010149" calcext:value-type="float">
            <text:p>-0.00010149</text:p>
          </table:table-cell>
          <table:table-cell office:value-type="float" office:value="-0.00003496" calcext:value-type="float">
            <text:p>-0.000034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02" calcext:value-type="float">
            <text:p>-0.00003902</text:p>
          </table:table-cell>
          <table:table-cell office:value-type="float" office:value="0.00003025" calcext:value-type="float">
            <text:p>0.00003025</text:p>
          </table:table-cell>
          <table:table-cell office:value-type="float" office:value="-0.00001219" calcext:value-type="float">
            <text:p>-0.000012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71" calcext:value-type="float">
            <text:p>0.00002171</text:p>
          </table:table-cell>
          <table:table-cell office:value-type="float" office:value="0.00001746" calcext:value-type="float">
            <text:p>0.00001746</text:p>
          </table:table-cell>
          <table:table-cell office:value-type="float" office:value="0.00002236" calcext:value-type="float">
            <text:p>0.00002236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556" calcext:value-type="float">
            <text:p>-0.00004556</text:p>
          </table:table-cell>
          <table:table-cell office:value-type="float" office:value="-0.00030408" calcext:value-type="float">
            <text:p>-0.00030408</text:p>
          </table:table-cell>
          <table:table-cell office:value-type="float" office:value="0.00006764" calcext:value-type="float">
            <text:p>0.000067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05" calcext:value-type="float">
            <text:p>0.00001305</text:p>
          </table:table-cell>
          <table:table-cell office:value-type="float" office:value="0.00006104" calcext:value-type="float">
            <text:p>0.00006104</text:p>
          </table:table-cell>
          <table:table-cell office:value-type="float" office:value="0.00006824" calcext:value-type="float">
            <text:p>0.00006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579" calcext:value-type="float">
            <text:p>0.0000457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-0.00000647" calcext:value-type="float">
            <text:p>-0.000006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29" calcext:value-type="float">
            <text:p>-0.00004629</text:p>
          </table:table-cell>
          <table:table-cell office:value-type="float" office:value="-0.00002493" calcext:value-type="float">
            <text:p>-0.00002493</text:p>
          </table:table-cell>
          <table:table-cell office:value-type="float" office:value="-0.00001284" calcext:value-type="float">
            <text:p>-0.000012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822" calcext:value-type="float">
            <text:p>0.00005822</text:p>
          </table:table-cell>
          <table:table-cell office:value-type="float" office:value="-0.00001598" calcext:value-type="float">
            <text:p>-0.00001598</text:p>
          </table:table-cell>
          <table:table-cell office:value-type="float" office:value="0.00002506" calcext:value-type="float">
            <text:p>0.00002506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49" calcext:value-type="float">
            <text:p>-0.00003549</text:p>
          </table:table-cell>
          <table:table-cell office:value-type="float" office:value="-0.00033383" calcext:value-type="float">
            <text:p>-0.00033383</text:p>
          </table:table-cell>
          <table:table-cell office:value-type="float" office:value="-0.00001361" calcext:value-type="float">
            <text:p>-0.000013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26" calcext:value-type="float">
            <text:p>0.00000426</text:p>
          </table:table-cell>
          <table:table-cell office:value-type="float" office:value="0.00002182" calcext:value-type="float">
            <text:p>0.00002182</text:p>
          </table:table-cell>
          <table:table-cell office:value-type="float" office:value="-0.00000323" calcext:value-type="float">
            <text:p>-0.000003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54" calcext:value-type="float">
            <text:p>-0.00001154</text:p>
          </table:table-cell>
          <table:table-cell office:value-type="float" office:value="0.00002475" calcext:value-type="float">
            <text:p>0.00002475</text:p>
          </table:table-cell>
          <table:table-cell office:value-type="float" office:value="0.0000488" calcext:value-type="float">
            <text:p>0.00004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98" calcext:value-type="float">
            <text:p>-0.00001198</text:p>
          </table:table-cell>
          <table:table-cell office:value-type="float" office:value="0.00003321" calcext:value-type="float">
            <text:p>0.00003321</text:p>
          </table:table-cell>
          <table:table-cell office:value-type="float" office:value="-0.0000215" calcext:value-type="float">
            <text:p>-0.00002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12" calcext:value-type="float">
            <text:p>-0.00003712</text:p>
          </table:table-cell>
          <table:table-cell office:value-type="float" office:value="-0.00002857" calcext:value-type="float">
            <text:p>-0.00002857</text:p>
          </table:table-cell>
          <table:table-cell office:value-type="float" office:value="-0.0000197" calcext:value-type="float">
            <text:p>-0.0000197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064" calcext:value-type="float">
            <text:p>-0.00001064</text:p>
          </table:table-cell>
          <table:table-cell office:value-type="float" office:value="-0.00032999" calcext:value-type="float">
            <text:p>-0.00032999</text:p>
          </table:table-cell>
          <table:table-cell office:value-type="float" office:value="-0.00003908" calcext:value-type="float">
            <text:p>-0.000039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68" calcext:value-type="float">
            <text:p>-0.00004668</text:p>
          </table:table-cell>
          <table:table-cell office:value-type="float" office:value="0.00004043" calcext:value-type="float">
            <text:p>0.00004043</text:p>
          </table:table-cell>
          <table:table-cell office:value-type="float" office:value="0.00000366" calcext:value-type="float">
            <text:p>0.000003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53" calcext:value-type="float">
            <text:p>0.00002753</text:p>
          </table:table-cell>
          <table:table-cell office:value-type="float" office:value="0.00004382" calcext:value-type="float">
            <text:p>0.00004382</text:p>
          </table:table-cell>
          <table:table-cell office:value-type="float" office:value="-0.00003327" calcext:value-type="float">
            <text:p>-0.000033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38" calcext:value-type="float">
            <text:p>-0.00000338</text:p>
          </table:table-cell>
          <table:table-cell office:value-type="float" office:value="-0.00014667" calcext:value-type="float">
            <text:p>-0.00014667</text:p>
          </table:table-cell>
          <table:table-cell office:value-type="float" office:value="-0.00005039" calcext:value-type="float">
            <text:p>-0.00005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896" calcext:value-type="float">
            <text:p>-0.00002896</text:p>
          </table:table-cell>
          <table:table-cell office:value-type="float" office:value="0.00007946" calcext:value-type="float">
            <text:p>0.00007946</text:p>
          </table:table-cell>
          <table:table-cell office:value-type="float" office:value="0.00003218" calcext:value-type="float">
            <text:p>0.00003218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44" calcext:value-type="float">
            <text:p>-0.00001844</text:p>
          </table:table-cell>
          <table:table-cell office:value-type="float" office:value="-0.00042851" calcext:value-type="float">
            <text:p>-0.00042851</text:p>
          </table:table-cell>
          <table:table-cell office:value-type="float" office:value="0.00009875" calcext:value-type="float">
            <text:p>0.000098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1" calcext:value-type="float">
            <text:p>0.0000321</text:p>
          </table:table-cell>
          <table:table-cell office:value-type="float" office:value="0.00004622" calcext:value-type="float">
            <text:p>0.00004622</text:p>
          </table:table-cell>
          <table:table-cell office:value-type="float" office:value="-0.00004758" calcext:value-type="float">
            <text:p>-0.000047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47" calcext:value-type="float">
            <text:p>0.00003047</text:p>
          </table:table-cell>
          <table:table-cell office:value-type="float" office:value="-0.00003381" calcext:value-type="float">
            <text:p>-0.00003381</text:p>
          </table:table-cell>
          <table:table-cell office:value-type="float" office:value="0.00004407" calcext:value-type="float">
            <text:p>0.000044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5" calcext:value-type="float">
            <text:p>0.0000415</text:p>
          </table:table-cell>
          <table:table-cell office:value-type="float" office:value="0.00004549" calcext:value-type="float">
            <text:p>0.00004549</text:p>
          </table:table-cell>
          <table:table-cell office:value-type="float" office:value="-0.00000209" calcext:value-type="float">
            <text:p>-0.000002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245" calcext:value-type="float">
            <text:p>0.00002245</text:p>
          </table:table-cell>
          <table:table-cell office:value-type="float" office:value="0.00002283" calcext:value-type="float">
            <text:p>0.00002283</text:p>
          </table:table-cell>
          <table:table-cell office:value-type="float" office:value="-0.0000039" calcext:value-type="float">
            <text:p>-0.0000039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02" calcext:value-type="float">
            <text:p>-0.00001402</text:p>
          </table:table-cell>
          <table:table-cell office:value-type="float" office:value="-0.00035307" calcext:value-type="float">
            <text:p>-0.00035307</text:p>
          </table:table-cell>
          <table:table-cell office:value-type="float" office:value="0.00002301" calcext:value-type="float">
            <text:p>0.000023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99" calcext:value-type="float">
            <text:p>-0.00000099</text:p>
          </table:table-cell>
          <table:table-cell office:value-type="float" office:value="0.00004327" calcext:value-type="float">
            <text:p>0.00004327</text:p>
          </table:table-cell>
          <table:table-cell office:value-type="float" office:value="0.00000175" calcext:value-type="float">
            <text:p>0.000001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872" calcext:value-type="float">
            <text:p>-0.00007872</text:p>
          </table:table-cell>
          <table:table-cell office:value-type="float" office:value="-0.00005949" calcext:value-type="float">
            <text:p>-0.00005949</text:p>
          </table:table-cell>
          <table:table-cell office:value-type="float" office:value="-0.00006752" calcext:value-type="float">
            <text:p>-0.000067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86" calcext:value-type="float">
            <text:p>-0.00005986</text:p>
          </table:table-cell>
          <table:table-cell office:value-type="float" office:value="-0.00000812" calcext:value-type="float">
            <text:p>-0.00000812</text:p>
          </table:table-cell>
          <table:table-cell office:value-type="float" office:value="0.00004832" calcext:value-type="float">
            <text:p>0.000048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05" calcext:value-type="float">
            <text:p>0.00000505</text:p>
          </table:table-cell>
          <table:table-cell office:value-type="float" office:value="0.00002849" calcext:value-type="float">
            <text:p>0.00002849</text:p>
          </table:table-cell>
          <table:table-cell office:value-type="float" office:value="0.0000197" calcext:value-type="float">
            <text:p>0.0000197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39" calcext:value-type="float">
            <text:p>0.00003539</text:p>
          </table:table-cell>
          <table:table-cell office:value-type="float" office:value="-0.00029792" calcext:value-type="float">
            <text:p>-0.00029792</text:p>
          </table:table-cell>
          <table:table-cell office:value-type="float" office:value="0.00004378" calcext:value-type="float">
            <text:p>0.000043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6" calcext:value-type="float">
            <text:p>-0.0000326</text:p>
          </table:table-cell>
          <table:table-cell office:value-type="float" office:value="0.00001486" calcext:value-type="float">
            <text:p>0.00001486</text:p>
          </table:table-cell>
          <table:table-cell office:value-type="float" office:value="-0.00000965" calcext:value-type="float">
            <text:p>-0.000009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168" calcext:value-type="float">
            <text:p>-0.00009168</text:p>
          </table:table-cell>
          <table:table-cell office:value-type="float" office:value="-0.00003746" calcext:value-type="float">
            <text:p>-0.00003746</text:p>
          </table:table-cell>
          <table:table-cell office:value-type="float" office:value="-0.00002629" calcext:value-type="float">
            <text:p>-0.000026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158" calcext:value-type="float">
            <text:p>-0.00007158</text:p>
          </table:table-cell>
          <table:table-cell office:value-type="float" office:value="-0.00004886" calcext:value-type="float">
            <text:p>-0.00004886</text:p>
          </table:table-cell>
          <table:table-cell office:value-type="float" office:value="0.00002297" calcext:value-type="float">
            <text:p>0.000022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54" calcext:value-type="float">
            <text:p>-0.00003254</text:p>
          </table:table-cell>
          <table:table-cell office:value-type="float" office:value="0.0000494" calcext:value-type="float">
            <text:p>0.0000494</text:p>
          </table:table-cell>
          <table:table-cell office:value-type="float" office:value="-0.00003371" calcext:value-type="float">
            <text:p>-0.0000337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62" calcext:value-type="float">
            <text:p>0.00003362</text:p>
          </table:table-cell>
          <table:table-cell office:value-type="float" office:value="-0.00034613" calcext:value-type="float">
            <text:p>-0.00034613</text:p>
          </table:table-cell>
          <table:table-cell office:value-type="float" office:value="0.0001108" calcext:value-type="float">
            <text:p>0.00011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893" calcext:value-type="float">
            <text:p>-0.00004893</text:p>
          </table:table-cell>
          <table:table-cell office:value-type="float" office:value="-0.00004593" calcext:value-type="float">
            <text:p>-0.00004593</text:p>
          </table:table-cell>
          <table:table-cell office:value-type="float" office:value="-0.00004384" calcext:value-type="float">
            <text:p>-0.00004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7" calcext:value-type="float">
            <text:p>-0.0000547</text:p>
          </table:table-cell>
          <table:table-cell office:value-type="float" office:value="-0.00002999" calcext:value-type="float">
            <text:p>-0.00002999</text:p>
          </table:table-cell>
          <table:table-cell office:value-type="float" office:value="-0.00002782" calcext:value-type="float">
            <text:p>-0.000027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901" calcext:value-type="float">
            <text:p>0.00003901</text:p>
          </table:table-cell>
          <table:table-cell office:value-type="float" office:value="-0.00001993" calcext:value-type="float">
            <text:p>-0.00001993</text:p>
          </table:table-cell>
          <table:table-cell office:value-type="float" office:value="0.00005727" calcext:value-type="float">
            <text:p>0.000057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155" calcext:value-type="float">
            <text:p>0.00009155</text:p>
          </table:table-cell>
          <table:table-cell office:value-type="float" office:value="-0.00000278" calcext:value-type="float">
            <text:p>-0.00000278</text:p>
          </table:table-cell>
          <table:table-cell office:value-type="float" office:value="0.00001051" calcext:value-type="float">
            <text:p>0.00001051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68" calcext:value-type="float">
            <text:p>-0.00001368</text:p>
          </table:table-cell>
          <table:table-cell office:value-type="float" office:value="-0.00037247" calcext:value-type="float">
            <text:p>-0.00037247</text:p>
          </table:table-cell>
          <table:table-cell office:value-type="float" office:value="-0.00005421" calcext:value-type="float">
            <text:p>-0.000054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219" calcext:value-type="float">
            <text:p>-0.00008219</text:p>
          </table:table-cell>
          <table:table-cell office:value-type="float" office:value="-0.00002353" calcext:value-type="float">
            <text:p>-0.00002353</text:p>
          </table:table-cell>
          <table:table-cell office:value-type="float" office:value="-0.00004048" calcext:value-type="float">
            <text:p>-0.00004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17" calcext:value-type="float">
            <text:p>-0.00000517</text:p>
          </table:table-cell>
          <table:table-cell office:value-type="float" office:value="0.00001791" calcext:value-type="float">
            <text:p>0.00001791</text:p>
          </table:table-cell>
          <table:table-cell office:value-type="float" office:value="-0.00001659" calcext:value-type="float">
            <text:p>-0.000016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12" calcext:value-type="float">
            <text:p>-0.00004412</text:p>
          </table:table-cell>
          <table:table-cell office:value-type="float" office:value="0.00001702" calcext:value-type="float">
            <text:p>0.00001702</text:p>
          </table:table-cell>
          <table:table-cell office:value-type="float" office:value="-0.00000354" calcext:value-type="float">
            <text:p>-0.000003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009" calcext:value-type="float">
            <text:p>-0.00007009</text:p>
          </table:table-cell>
          <table:table-cell office:value-type="float" office:value="0.00000704" calcext:value-type="float">
            <text:p>0.00000704</text:p>
          </table:table-cell>
          <table:table-cell office:value-type="float" office:value="0.00002474" calcext:value-type="float">
            <text:p>0.00002474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24" calcext:value-type="float">
            <text:p>-0.00005624</text:p>
          </table:table-cell>
          <table:table-cell office:value-type="float" office:value="-0.00045366" calcext:value-type="float">
            <text:p>-0.00045366</text:p>
          </table:table-cell>
          <table:table-cell office:value-type="float" office:value="0.00006452" calcext:value-type="float">
            <text:p>0.000064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925" calcext:value-type="float">
            <text:p>0.00003925</text:p>
          </table:table-cell>
          <table:table-cell office:value-type="float" office:value="0.00002023" calcext:value-type="float">
            <text:p>0.00002023</text:p>
          </table:table-cell>
          <table:table-cell office:value-type="float" office:value="0.00001647" calcext:value-type="float">
            <text:p>0.000016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719" calcext:value-type="float">
            <text:p>0.00009719</text:p>
          </table:table-cell>
          <table:table-cell office:value-type="float" office:value="0.00006529" calcext:value-type="float">
            <text:p>0.00006529</text:p>
          </table:table-cell>
          <table:table-cell office:value-type="float" office:value="0.00006056" calcext:value-type="float">
            <text:p>0.000060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873" calcext:value-type="float">
            <text:p>-0.00008873</text:p>
          </table:table-cell>
          <table:table-cell office:value-type="float" office:value="-0.000005" calcext:value-type="float">
            <text:p>-0.000005</text:p>
          </table:table-cell>
          <table:table-cell office:value-type="float" office:value="0.00002962" calcext:value-type="float">
            <text:p>0.000029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25" calcext:value-type="float">
            <text:p>-0.00005325</text:p>
          </table:table-cell>
          <table:table-cell office:value-type="float" office:value="0.00000658" calcext:value-type="float">
            <text:p>0.00000658</text:p>
          </table:table-cell>
          <table:table-cell office:value-type="float" office:value="0.00003797" calcext:value-type="float">
            <text:p>0.00003797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62" calcext:value-type="float">
            <text:p>-0.00001662</text:p>
          </table:table-cell>
          <table:table-cell office:value-type="float" office:value="-0.00049193" calcext:value-type="float">
            <text:p>-0.00049193</text:p>
          </table:table-cell>
          <table:table-cell office:value-type="float" office:value="-0.0000755" calcext:value-type="float">
            <text:p>-0.00007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27" calcext:value-type="float">
            <text:p>-0.00001327</text:p>
          </table:table-cell>
          <table:table-cell office:value-type="float" office:value="-0.00000854" calcext:value-type="float">
            <text:p>-0.00000854</text:p>
          </table:table-cell>
          <table:table-cell office:value-type="float" office:value="-0.00004917" calcext:value-type="float">
            <text:p>-0.000049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26" calcext:value-type="float">
            <text:p>-0.0000226</text:p>
          </table:table-cell>
          <table:table-cell office:value-type="float" office:value="-0.00012285" calcext:value-type="float">
            <text:p>-0.00012285</text:p>
          </table:table-cell>
          <table:table-cell office:value-type="float" office:value="-0.00002077" calcext:value-type="float">
            <text:p>-0.000020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" calcext:value-type="float">
            <text:p>-0.00000999</text:p>
          </table:table-cell>
          <table:table-cell office:value-type="float" office:value="0.00002661" calcext:value-type="float">
            <text:p>0.00002661</text:p>
          </table:table-cell>
          <table:table-cell office:value-type="float" office:value="-0.00002304" calcext:value-type="float">
            <text:p>-0.00002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75" calcext:value-type="float">
            <text:p>-0.00002675</text:p>
          </table:table-cell>
          <table:table-cell office:value-type="float" office:value="0.00000141" calcext:value-type="float">
            <text:p>0.00000141</text:p>
          </table:table-cell>
          <table:table-cell office:value-type="float" office:value="-0.00001204" calcext:value-type="float">
            <text:p>-0.00001204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91" calcext:value-type="float">
            <text:p>-0.00002591</text:p>
          </table:table-cell>
          <table:table-cell office:value-type="float" office:value="-0.00040976" calcext:value-type="float">
            <text:p>-0.00040976</text:p>
          </table:table-cell>
          <table:table-cell office:value-type="float" office:value="-0.00003764" calcext:value-type="float">
            <text:p>-0.000037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669" calcext:value-type="float">
            <text:p>0.00008669</text:p>
          </table:table-cell>
          <table:table-cell office:value-type="float" office:value="-0.00007384" calcext:value-type="float">
            <text:p>-0.00007384</text:p>
          </table:table-cell>
          <table:table-cell office:value-type="float" office:value="-0.00001169" calcext:value-type="float">
            <text:p>-0.000011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17" calcext:value-type="float">
            <text:p>0.00002417</text:p>
          </table:table-cell>
          <table:table-cell office:value-type="float" office:value="-0.00001912" calcext:value-type="float">
            <text:p>-0.00001912</text:p>
          </table:table-cell>
          <table:table-cell office:value-type="float" office:value="0.00001257" calcext:value-type="float">
            <text:p>0.000012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03" calcext:value-type="float">
            <text:p>-0.00002003</text:p>
          </table:table-cell>
          <table:table-cell office:value-type="float" office:value="0.00008871" calcext:value-type="float">
            <text:p>0.00008871</text:p>
          </table:table-cell>
          <table:table-cell office:value-type="float" office:value="0.00001751" calcext:value-type="float">
            <text:p>0.000017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92" calcext:value-type="float">
            <text:p>-0.00003992</text:p>
          </table:table-cell>
          <table:table-cell office:value-type="float" office:value="0.00000072" calcext:value-type="float">
            <text:p>0.00000072</text:p>
          </table:table-cell>
          <table:table-cell office:value-type="float" office:value="0.00001374" calcext:value-type="float">
            <text:p>0.00001374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078" calcext:value-type="float">
            <text:p>0.00008078</text:p>
          </table:table-cell>
          <table:table-cell office:value-type="float" office:value="-0.00043986" calcext:value-type="float">
            <text:p>-0.00043986</text:p>
          </table:table-cell>
          <table:table-cell office:value-type="float" office:value="-0.00001077" calcext:value-type="float">
            <text:p>-0.000010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115" calcext:value-type="float">
            <text:p>-0.00002115</text:p>
          </table:table-cell>
          <table:table-cell office:value-type="float" office:value="-0.00005262" calcext:value-type="float">
            <text:p>-0.00005262</text:p>
          </table:table-cell>
          <table:table-cell office:value-type="float" office:value="-0.00007568" calcext:value-type="float">
            <text:p>-0.000075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09" calcext:value-type="float">
            <text:p>-0.00002909</text:p>
          </table:table-cell>
          <table:table-cell office:value-type="float" office:value="-0.00003271" calcext:value-type="float">
            <text:p>-0.00003271</text:p>
          </table:table-cell>
          <table:table-cell office:value-type="float" office:value="-0.00003781" calcext:value-type="float">
            <text:p>-0.000037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11" calcext:value-type="float">
            <text:p>-0.00001111</text:p>
          </table:table-cell>
          <table:table-cell office:value-type="float" office:value="0.00006657" calcext:value-type="float">
            <text:p>0.00006657</text:p>
          </table:table-cell>
          <table:table-cell office:value-type="float" office:value="0.00002191" calcext:value-type="float">
            <text:p>0.000021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89" calcext:value-type="float">
            <text:p>-0.00000189</text:p>
          </table:table-cell>
          <table:table-cell office:value-type="float" office:value="0.00000653" calcext:value-type="float">
            <text:p>0.00000653</text:p>
          </table:table-cell>
          <table:table-cell office:value-type="float" office:value="0.0000262" calcext:value-type="float">
            <text:p>0.0000262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05" calcext:value-type="float">
            <text:p>-0.00002505</text:p>
          </table:table-cell>
          <table:table-cell office:value-type="float" office:value="-0.00040556" calcext:value-type="float">
            <text:p>-0.00040556</text:p>
          </table:table-cell>
          <table:table-cell office:value-type="float" office:value="0.0000257" calcext:value-type="float">
            <text:p>0.00002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23" calcext:value-type="float">
            <text:p>0.00001723</text:p>
          </table:table-cell>
          <table:table-cell office:value-type="float" office:value="-0.00000719" calcext:value-type="float">
            <text:p>-0.00000719</text:p>
          </table:table-cell>
          <table:table-cell office:value-type="float" office:value="-0.00002046" calcext:value-type="float">
            <text:p>-0.000020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27" calcext:value-type="float">
            <text:p>-0.00003127</text:p>
          </table:table-cell>
          <table:table-cell office:value-type="float" office:value="-0.00002517" calcext:value-type="float">
            <text:p>-0.00002517</text:p>
          </table:table-cell>
          <table:table-cell office:value-type="float" office:value="-0.0000551" calcext:value-type="float">
            <text:p>-0.00005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467" calcext:value-type="float">
            <text:p>-0.00013467</text:p>
          </table:table-cell>
          <table:table-cell office:value-type="float" office:value="-0.00002931" calcext:value-type="float">
            <text:p>-0.00002931</text:p>
          </table:table-cell>
          <table:table-cell office:value-type="float" office:value="0.00003036" calcext:value-type="float">
            <text:p>0.000030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04" calcext:value-type="float">
            <text:p>-0.00002004</text:p>
          </table:table-cell>
          <table:table-cell office:value-type="float" office:value="-0.00011605" calcext:value-type="float">
            <text:p>-0.00011605</text:p>
          </table:table-cell>
          <table:table-cell office:value-type="float" office:value="-0.00002383" calcext:value-type="float">
            <text:p>-0.00002383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55" calcext:value-type="float">
            <text:p>0.00003055</text:p>
          </table:table-cell>
          <table:table-cell office:value-type="float" office:value="-0.00044177" calcext:value-type="float">
            <text:p>-0.00044177</text:p>
          </table:table-cell>
          <table:table-cell office:value-type="float" office:value="0.00000948" calcext:value-type="float">
            <text:p>0.000009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195" calcext:value-type="float">
            <text:p>-0.00004195</text:p>
          </table:table-cell>
          <table:table-cell office:value-type="float" office:value="-0.00010325" calcext:value-type="float">
            <text:p>-0.00010325</text:p>
          </table:table-cell>
          <table:table-cell office:value-type="float" office:value="-0.00005507" calcext:value-type="float">
            <text:p>-0.000055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9468" calcext:value-type="float">
            <text:p>-0.00019468</text:p>
          </table:table-cell>
          <table:table-cell office:value-type="float" office:value="-0.00007096" calcext:value-type="float">
            <text:p>-0.00007096</text:p>
          </table:table-cell>
          <table:table-cell office:value-type="float" office:value="-0.0001558" calcext:value-type="float">
            <text:p>-0.00015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19" calcext:value-type="float">
            <text:p>-0.00004419</text:p>
          </table:table-cell>
          <table:table-cell office:value-type="float" office:value="0.00001696" calcext:value-type="float">
            <text:p>0.00001696</text:p>
          </table:table-cell>
          <table:table-cell office:value-type="float" office:value="-0.00000364" calcext:value-type="float">
            <text:p>-0.000003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79" calcext:value-type="float">
            <text:p>0.00002379</text:p>
          </table:table-cell>
          <table:table-cell office:value-type="float" office:value="0.00003273" calcext:value-type="float">
            <text:p>0.00003273</text:p>
          </table:table-cell>
          <table:table-cell office:value-type="float" office:value="0.00004945" calcext:value-type="float">
            <text:p>0.00004945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73" calcext:value-type="float">
            <text:p>0.00002373</text:p>
          </table:table-cell>
          <table:table-cell office:value-type="float" office:value="-0.00043688" calcext:value-type="float">
            <text:p>-0.00043688</text:p>
          </table:table-cell>
          <table:table-cell office:value-type="float" office:value="-0.00002104" calcext:value-type="float">
            <text:p>-0.000021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12" calcext:value-type="float">
            <text:p>-0.00000112</text:p>
          </table:table-cell>
          <table:table-cell office:value-type="float" office:value="-0.00004744" calcext:value-type="float">
            <text:p>-0.00004744</text:p>
          </table:table-cell>
          <table:table-cell office:value-type="float" office:value="-0.00000375" calcext:value-type="float">
            <text:p>-0.000003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553" calcext:value-type="float">
            <text:p>0.00006553</text:p>
          </table:table-cell>
          <table:table-cell office:value-type="float" office:value="0.00009765" calcext:value-type="float">
            <text:p>0.00009765</text:p>
          </table:table-cell>
          <table:table-cell office:value-type="float" office:value="0.00001496" calcext:value-type="float">
            <text:p>0.000014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69" calcext:value-type="float">
            <text:p>0.00000769</text:p>
          </table:table-cell>
          <table:table-cell office:value-type="float" office:value="0.00004504" calcext:value-type="float">
            <text:p>0.00004504</text:p>
          </table:table-cell>
          <table:table-cell office:value-type="float" office:value="-0.00005303" calcext:value-type="float">
            <text:p>-0.000053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33" calcext:value-type="float">
            <text:p>-0.00002033</text:p>
          </table:table-cell>
          <table:table-cell office:value-type="float" office:value="0.00002879" calcext:value-type="float">
            <text:p>0.00002879</text:p>
          </table:table-cell>
          <table:table-cell office:value-type="float" office:value="0.00005973" calcext:value-type="float">
            <text:p>0.00005973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79" calcext:value-type="float">
            <text:p>0.00003279</text:p>
          </table:table-cell>
          <table:table-cell office:value-type="float" office:value="-0.00044017" calcext:value-type="float">
            <text:p>-0.00044017</text:p>
          </table:table-cell>
          <table:table-cell office:value-type="float" office:value="0.00000402" calcext:value-type="float">
            <text:p>0.000004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57" calcext:value-type="float">
            <text:p>-0.00002557</text:p>
          </table:table-cell>
          <table:table-cell office:value-type="float" office:value="-0.00001483" calcext:value-type="float">
            <text:p>-0.00001483</text:p>
          </table:table-cell>
          <table:table-cell office:value-type="float" office:value="-0.00001887" calcext:value-type="float">
            <text:p>-0.000018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3" calcext:value-type="float">
            <text:p>0.0000133</text:p>
          </table:table-cell>
          <table:table-cell office:value-type="float" office:value="-0.00002166" calcext:value-type="float">
            <text:p>-0.00002166</text:p>
          </table:table-cell>
          <table:table-cell office:value-type="float" office:value="-0.00009354" calcext:value-type="float">
            <text:p>-0.000093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784" calcext:value-type="float">
            <text:p>-0.00006784</text:p>
          </table:table-cell>
          <table:table-cell office:value-type="float" office:value="-0.00000584" calcext:value-type="float">
            <text:p>-0.00000584</text:p>
          </table:table-cell>
          <table:table-cell office:value-type="float" office:value="-0.00003344" calcext:value-type="float">
            <text:p>-0.000033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33" calcext:value-type="float">
            <text:p>0.00003633</text:p>
          </table:table-cell>
          <table:table-cell office:value-type="float" office:value="0.00003774" calcext:value-type="float">
            <text:p>0.00003774</text:p>
          </table:table-cell>
          <table:table-cell office:value-type="float" office:value="0.00001962" calcext:value-type="float">
            <text:p>0.00001962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42" calcext:value-type="float">
            <text:p>0.00001042</text:p>
          </table:table-cell>
          <table:table-cell office:value-type="float" office:value="-0.00048595" calcext:value-type="float">
            <text:p>-0.00048595</text:p>
          </table:table-cell>
          <table:table-cell office:value-type="float" office:value="0.00001382" calcext:value-type="float">
            <text:p>0.000013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16" calcext:value-type="float">
            <text:p>-0.00000316</text:p>
          </table:table-cell>
          <table:table-cell office:value-type="float" office:value="-0.00006057" calcext:value-type="float">
            <text:p>-0.00006057</text:p>
          </table:table-cell>
          <table:table-cell office:value-type="float" office:value="0.00001476" calcext:value-type="float">
            <text:p>0.000014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255" calcext:value-type="float">
            <text:p>-0.00007255</text:p>
          </table:table-cell>
          <table:table-cell office:value-type="float" office:value="0.00001366" calcext:value-type="float">
            <text:p>0.00001366</text:p>
          </table:table-cell>
          <table:table-cell office:value-type="float" office:value="-0.00004116" calcext:value-type="float">
            <text:p>-0.00004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498" calcext:value-type="float">
            <text:p>-0.00010498</text:p>
          </table:table-cell>
          <table:table-cell office:value-type="float" office:value="-0.00001163" calcext:value-type="float">
            <text:p>-0.00001163</text:p>
          </table:table-cell>
          <table:table-cell office:value-type="float" office:value="-0.00001412" calcext:value-type="float">
            <text:p>-0.00001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078" calcext:value-type="float">
            <text:p>-0.00006078</text:p>
          </table:table-cell>
          <table:table-cell office:value-type="float" office:value="-0.00002124" calcext:value-type="float">
            <text:p>-0.00002124</text:p>
          </table:table-cell>
          <table:table-cell office:value-type="float" office:value="0.00004481" calcext:value-type="float">
            <text:p>0.00004481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94" calcext:value-type="float">
            <text:p>-0.00001294</text:p>
          </table:table-cell>
          <table:table-cell office:value-type="float" office:value="-0.00042395" calcext:value-type="float">
            <text:p>-0.00042395</text:p>
          </table:table-cell>
          <table:table-cell office:value-type="float" office:value="-0.00007058" calcext:value-type="float">
            <text:p>-0.000070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05" calcext:value-type="float">
            <text:p>-0.00000105</text:p>
          </table:table-cell>
          <table:table-cell office:value-type="float" office:value="-0.00003112" calcext:value-type="float">
            <text:p>-0.00003112</text:p>
          </table:table-cell>
          <table:table-cell office:value-type="float" office:value="-0.00005032" calcext:value-type="float">
            <text:p>-0.000050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802" calcext:value-type="float">
            <text:p>-0.00011802</text:p>
          </table:table-cell>
          <table:table-cell office:value-type="float" office:value="0.00003927" calcext:value-type="float">
            <text:p>0.00003927</text:p>
          </table:table-cell>
          <table:table-cell office:value-type="float" office:value="-0.00013555" calcext:value-type="float">
            <text:p>-0.000135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888" calcext:value-type="float">
            <text:p>0.00005888</text:p>
          </table:table-cell>
          <table:table-cell office:value-type="float" office:value="-0.00000853" calcext:value-type="float">
            <text:p>-0.00000853</text:p>
          </table:table-cell>
          <table:table-cell office:value-type="float" office:value="0.00007403" calcext:value-type="float">
            <text:p>0.000074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067" calcext:value-type="float">
            <text:p>-0.00006067</text:p>
          </table:table-cell>
          <table:table-cell office:value-type="float" office:value="0.0000734" calcext:value-type="float">
            <text:p>0.0000734</text:p>
          </table:table-cell>
          <table:table-cell office:value-type="float" office:value="-0.00001183" calcext:value-type="float">
            <text:p>-0.00001183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03" calcext:value-type="float">
            <text:p>0.00004303</text:p>
          </table:table-cell>
          <table:table-cell office:value-type="float" office:value="-0.00047922" calcext:value-type="float">
            <text:p>-0.00047922</text:p>
          </table:table-cell>
          <table:table-cell office:value-type="float" office:value="0.00004453" calcext:value-type="float">
            <text:p>0.00004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1" calcext:value-type="float">
            <text:p>-0.0000391</text:p>
          </table:table-cell>
          <table:table-cell office:value-type="float" office:value="0.00000681" calcext:value-type="float">
            <text:p>0.00000681</text:p>
          </table:table-cell>
          <table:table-cell office:value-type="float" office:value="0.00002083" calcext:value-type="float">
            <text:p>0.000020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7" calcext:value-type="float">
            <text:p>-0.0000147</text:p>
          </table:table-cell>
          <table:table-cell office:value-type="float" office:value="0.00003166" calcext:value-type="float">
            <text:p>0.00003166</text:p>
          </table:table-cell>
          <table:table-cell office:value-type="float" office:value="-0.00005236" calcext:value-type="float">
            <text:p>-0.00005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23" calcext:value-type="float">
            <text:p>-0.00000323</text:p>
          </table:table-cell>
          <table:table-cell office:value-type="float" office:value="-0.00000247" calcext:value-type="float">
            <text:p>-0.00000247</text:p>
          </table:table-cell>
          <table:table-cell office:value-type="float" office:value="-0.00009588" calcext:value-type="float">
            <text:p>-0.000095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883" calcext:value-type="float">
            <text:p>-0.00004883</text:p>
          </table:table-cell>
          <table:table-cell office:value-type="float" office:value="0.00001785" calcext:value-type="float">
            <text:p>0.00001785</text:p>
          </table:table-cell>
          <table:table-cell office:value-type="float" office:value="0.00002144" calcext:value-type="float">
            <text:p>0.00002144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85" calcext:value-type="float">
            <text:p>-0.00000185</text:p>
          </table:table-cell>
          <table:table-cell office:value-type="float" office:value="-0.00050599" calcext:value-type="float">
            <text:p>-0.00050599</text:p>
          </table:table-cell>
          <table:table-cell office:value-type="float" office:value="0.00001119" calcext:value-type="float">
            <text:p>0.00001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55" calcext:value-type="float">
            <text:p>-0.00000355</text:p>
          </table:table-cell>
          <table:table-cell office:value-type="float" office:value="0.00000826" calcext:value-type="float">
            <text:p>0.00000826</text:p>
          </table:table-cell>
          <table:table-cell office:value-type="float" office:value="0.00002279" calcext:value-type="float">
            <text:p>0.000022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35" calcext:value-type="float">
            <text:p>0.00001535</text:p>
          </table:table-cell>
          <table:table-cell office:value-type="float" office:value="-0.00001293" calcext:value-type="float">
            <text:p>-0.00001293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78" calcext:value-type="float">
            <text:p>-0.0000778</text:p>
          </table:table-cell>
          <table:table-cell office:value-type="float" office:value="0.00011651" calcext:value-type="float">
            <text:p>0.00011651</text:p>
          </table:table-cell>
          <table:table-cell office:value-type="float" office:value="0.00002901" calcext:value-type="float">
            <text:p>0.000029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097" calcext:value-type="float">
            <text:p>-0.00009097</text:p>
          </table:table-cell>
          <table:table-cell office:value-type="float" office:value="-0.00001008" calcext:value-type="float">
            <text:p>-0.00001008</text:p>
          </table:table-cell>
          <table:table-cell office:value-type="float" office:value="-0.00000378" calcext:value-type="float">
            <text:p>-0.00000378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624" calcext:value-type="float">
            <text:p>0.00008624</text:p>
          </table:table-cell>
          <table:table-cell office:value-type="float" office:value="-0.00039385" calcext:value-type="float">
            <text:p>-0.00039385</text:p>
          </table:table-cell>
          <table:table-cell office:value-type="float" office:value="-0.00004176" calcext:value-type="float">
            <text:p>-0.00004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84" calcext:value-type="float">
            <text:p>0.00000484</text:p>
          </table:table-cell>
          <table:table-cell office:value-type="float" office:value="0.00004178" calcext:value-type="float">
            <text:p>0.00004178</text:p>
          </table:table-cell>
          <table:table-cell office:value-type="float" office:value="0.000036" calcext:value-type="float">
            <text:p>0.0000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267" calcext:value-type="float">
            <text:p>-0.00000267</text:p>
          </table:table-cell>
          <table:table-cell office:value-type="float" office:value="-0.00002467" calcext:value-type="float">
            <text:p>-0.00002467</text:p>
          </table:table-cell>
          <table:table-cell office:value-type="float" office:value="-0.00006008" calcext:value-type="float">
            <text:p>-0.000060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067" calcext:value-type="float">
            <text:p>0.00012067</text:p>
          </table:table-cell>
          <table:table-cell office:value-type="float" office:value="-0.00008077" calcext:value-type="float">
            <text:p>-0.00008077</text:p>
          </table:table-cell>
          <table:table-cell office:value-type="float" office:value="0.00004519" calcext:value-type="float">
            <text:p>0.000045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66" calcext:value-type="float">
            <text:p>0.00000366</text:p>
          </table:table-cell>
          <table:table-cell office:value-type="float" office:value="0.00007113" calcext:value-type="float">
            <text:p>0.00007113</text:p>
          </table:table-cell>
          <table:table-cell office:value-type="float" office:value="0.00003814" calcext:value-type="float">
            <text:p>0.00003814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986" calcext:value-type="float">
            <text:p>-0.00006986</text:p>
          </table:table-cell>
          <table:table-cell office:value-type="float" office:value="-0.00045811" calcext:value-type="float">
            <text:p>-0.00045811</text:p>
          </table:table-cell>
          <table:table-cell office:value-type="float" office:value="-0.00002835" calcext:value-type="float">
            <text:p>-0.000028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81" calcext:value-type="float">
            <text:p>0.00001781</text:p>
          </table:table-cell>
          <table:table-cell office:value-type="float" office:value="0.00009772" calcext:value-type="float">
            <text:p>0.00009772</text:p>
          </table:table-cell>
          <table:table-cell office:value-type="float" office:value="-0.00002062" calcext:value-type="float">
            <text:p>-0.000020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929" calcext:value-type="float">
            <text:p>-0.00007929</text:p>
          </table:table-cell>
          <table:table-cell office:value-type="float" office:value="-0.00000554" calcext:value-type="float">
            <text:p>-0.00000554</text:p>
          </table:table-cell>
          <table:table-cell office:value-type="float" office:value="-0.00006733" calcext:value-type="float">
            <text:p>-0.000067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367" calcext:value-type="float">
            <text:p>-0.00006367</text:p>
          </table:table-cell>
          <table:table-cell office:value-type="float" office:value="-0.00004355" calcext:value-type="float">
            <text:p>-0.00004355</text:p>
          </table:table-cell>
          <table:table-cell office:value-type="float" office:value="-0.00000103" calcext:value-type="float">
            <text:p>-0.000001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979" calcext:value-type="float">
            <text:p>-0.00004979</text:p>
          </table:table-cell>
          <table:table-cell office:value-type="float" office:value="0.00012098" calcext:value-type="float">
            <text:p>0.00012098</text:p>
          </table:table-cell>
          <table:table-cell office:value-type="float" office:value="0.00002044" calcext:value-type="float">
            <text:p>0.00002044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82" calcext:value-type="float">
            <text:p>0.00002382</text:p>
          </table:table-cell>
          <table:table-cell office:value-type="float" office:value="-0.0005265" calcext:value-type="float">
            <text:p>-0.0005265</text:p>
          </table:table-cell>
          <table:table-cell office:value-type="float" office:value="0.00001373" calcext:value-type="float">
            <text:p>0.000013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12" calcext:value-type="float">
            <text:p>-0.00002412</text:p>
          </table:table-cell>
          <table:table-cell office:value-type="float" office:value="0.00001417" calcext:value-type="float">
            <text:p>0.00001417</text:p>
          </table:table-cell>
          <table:table-cell office:value-type="float" office:value="0.00008734" calcext:value-type="float">
            <text:p>0.000087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166" calcext:value-type="float">
            <text:p>-0.00013166</text:p>
          </table:table-cell>
          <table:table-cell office:value-type="float" office:value="-0.00003108" calcext:value-type="float">
            <text:p>-0.00003108</text:p>
          </table:table-cell>
          <table:table-cell office:value-type="float" office:value="-0.00008488" calcext:value-type="float">
            <text:p>-0.000084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1" calcext:value-type="float">
            <text:p>-0.00001991</text:p>
          </table:table-cell>
          <table:table-cell office:value-type="float" office:value="0.0000559" calcext:value-type="float">
            <text:p>0.0000559</text:p>
          </table:table-cell>
          <table:table-cell office:value-type="float" office:value="0.00000391" calcext:value-type="float">
            <text:p>0.000003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508" calcext:value-type="float">
            <text:p>0.00007508</text:p>
          </table:table-cell>
          <table:table-cell office:value-type="float" office:value="-0.00000838" calcext:value-type="float">
            <text:p>-0.00000838</text:p>
          </table:table-cell>
          <table:table-cell office:value-type="float" office:value="0.00004264" calcext:value-type="float">
            <text:p>0.00004264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77" calcext:value-type="float">
            <text:p>-0.00000677</text:p>
          </table:table-cell>
          <table:table-cell office:value-type="float" office:value="-0.00042952" calcext:value-type="float">
            <text:p>-0.00042952</text:p>
          </table:table-cell>
          <table:table-cell office:value-type="float" office:value="0.00001925" calcext:value-type="float">
            <text:p>0.000019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364" calcext:value-type="float">
            <text:p>-0.00007364</text:p>
          </table:table-cell>
          <table:table-cell office:value-type="float" office:value="0.00001593" calcext:value-type="float">
            <text:p>0.00001593</text:p>
          </table:table-cell>
          <table:table-cell office:value-type="float" office:value="-0.00000569" calcext:value-type="float">
            <text:p>-0.000005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237" calcext:value-type="float">
            <text:p>-0.00012237</text:p>
          </table:table-cell>
          <table:table-cell office:value-type="float" office:value="-0.0000274" calcext:value-type="float">
            <text:p>-0.0000274</text:p>
          </table:table-cell>
          <table:table-cell office:value-type="float" office:value="-0.00003213" calcext:value-type="float">
            <text:p>-0.000032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48" calcext:value-type="float">
            <text:p>-0.00001248</text:p>
          </table:table-cell>
          <table:table-cell office:value-type="float" office:value="0.00004801" calcext:value-type="float">
            <text:p>0.00004801</text:p>
          </table:table-cell>
          <table:table-cell office:value-type="float" office:value="-0.00007223" calcext:value-type="float">
            <text:p>-0.000072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49" calcext:value-type="float">
            <text:p>-0.00002949</text:p>
          </table:table-cell>
          <table:table-cell office:value-type="float" office:value="0.0000671" calcext:value-type="float">
            <text:p>0.0000671</text:p>
          </table:table-cell>
          <table:table-cell office:value-type="float" office:value="0.00000963" calcext:value-type="float">
            <text:p>0.00000963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27" calcext:value-type="float">
            <text:p>0.00000427</text:p>
          </table:table-cell>
          <table:table-cell office:value-type="float" office:value="-0.0004874" calcext:value-type="float">
            <text:p>-0.0004874</text:p>
          </table:table-cell>
          <table:table-cell office:value-type="float" office:value="0.00000013" calcext:value-type="float">
            <text:p>0.000000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57" calcext:value-type="float">
            <text:p>0.00001357</text:p>
          </table:table-cell>
          <table:table-cell office:value-type="float" office:value="-0.0000324" calcext:value-type="float">
            <text:p>-0.0000324</text:p>
          </table:table-cell>
          <table:table-cell office:value-type="float" office:value="-0.00001271" calcext:value-type="float">
            <text:p>-0.000012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51" calcext:value-type="float">
            <text:p>-0.00003151</text:p>
          </table:table-cell>
          <table:table-cell office:value-type="float" office:value="0.00005539" calcext:value-type="float">
            <text:p>0.00005539</text:p>
          </table:table-cell>
          <table:table-cell office:value-type="float" office:value="0.00005178" calcext:value-type="float">
            <text:p>0.000051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37" calcext:value-type="float">
            <text:p>-0.00001537</text:p>
          </table:table-cell>
          <table:table-cell office:value-type="float" office:value="-0.00001526" calcext:value-type="float">
            <text:p>-0.00001526</text:p>
          </table:table-cell>
          <table:table-cell office:value-type="float" office:value="-0.000084" calcext:value-type="float">
            <text:p>-0.0000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252" calcext:value-type="float">
            <text:p>-0.00006252</text:p>
          </table:table-cell>
          <table:table-cell office:value-type="float" office:value="-0.00000745" calcext:value-type="float">
            <text:p>-0.00000745</text:p>
          </table:table-cell>
          <table:table-cell office:value-type="float" office:value="0.00003653" calcext:value-type="float">
            <text:p>0.00003653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12" calcext:value-type="float">
            <text:p>0.00001612</text:p>
          </table:table-cell>
          <table:table-cell office:value-type="float" office:value="-0.00044121" calcext:value-type="float">
            <text:p>-0.00044121</text:p>
          </table:table-cell>
          <table:table-cell office:value-type="float" office:value="0.00008333" calcext:value-type="float">
            <text:p>0.00008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225" calcext:value-type="float">
            <text:p>0.00002225</text:p>
          </table:table-cell>
          <table:table-cell office:value-type="float" office:value="0.00008424" calcext:value-type="float">
            <text:p>0.00008424</text:p>
          </table:table-cell>
          <table:table-cell office:value-type="float" office:value="-0.00004884" calcext:value-type="float">
            <text:p>-0.000048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28" calcext:value-type="float">
            <text:p>-0.00004428</text:p>
          </table:table-cell>
          <table:table-cell office:value-type="float" office:value="0.00006071" calcext:value-type="float">
            <text:p>0.00006071</text:p>
          </table:table-cell>
          <table:table-cell office:value-type="float" office:value="0.0000226" calcext:value-type="float">
            <text:p>0.00002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95" calcext:value-type="float">
            <text:p>0.00001595</text:p>
          </table:table-cell>
          <table:table-cell office:value-type="float" office:value="-0.00004317" calcext:value-type="float">
            <text:p>-0.00004317</text:p>
          </table:table-cell>
          <table:table-cell office:value-type="float" office:value="-0.00002517" calcext:value-type="float">
            <text:p>-0.000025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59" calcext:value-type="float">
            <text:p>-0.00002359</text:p>
          </table:table-cell>
          <table:table-cell office:value-type="float" office:value="0.00008116" calcext:value-type="float">
            <text:p>0.00008116</text:p>
          </table:table-cell>
          <table:table-cell office:value-type="float" office:value="0.00000027" calcext:value-type="float">
            <text:p>0.00000027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127" calcext:value-type="float">
            <text:p>0.00007127</text:p>
          </table:table-cell>
          <table:table-cell office:value-type="float" office:value="-0.00047834" calcext:value-type="float">
            <text:p>-0.00047834</text:p>
          </table:table-cell>
          <table:table-cell office:value-type="float" office:value="0.00006318" calcext:value-type="float">
            <text:p>0.000063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471" calcext:value-type="float">
            <text:p>-0.00010471</text:p>
          </table:table-cell>
          <table:table-cell office:value-type="float" office:value="0.00000567" calcext:value-type="float">
            <text:p>0.00000567</text:p>
          </table:table-cell>
          <table:table-cell office:value-type="float" office:value="-0.00001511" calcext:value-type="float">
            <text:p>-0.000015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73" calcext:value-type="float">
            <text:p>-0.00000973</text:p>
          </table:table-cell>
          <table:table-cell office:value-type="float" office:value="-0.00002501" calcext:value-type="float">
            <text:p>-0.00002501</text:p>
          </table:table-cell>
          <table:table-cell office:value-type="float" office:value="-0.00011109" calcext:value-type="float">
            <text:p>-0.000111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36" calcext:value-type="float">
            <text:p>-0.00003736</text:p>
          </table:table-cell>
          <table:table-cell office:value-type="float" office:value="0.00001146" calcext:value-type="float">
            <text:p>0.00001146</text:p>
          </table:table-cell>
          <table:table-cell office:value-type="float" office:value="-0.00005812" calcext:value-type="float">
            <text:p>-0.000058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944" calcext:value-type="float">
            <text:p>0.00005944</text:p>
          </table:table-cell>
          <table:table-cell office:value-type="float" office:value="-0.00000555" calcext:value-type="float">
            <text:p>-0.00000555</text:p>
          </table:table-cell>
          <table:table-cell office:value-type="float" office:value="0.00005688" calcext:value-type="float">
            <text:p>0.00005688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35" calcext:value-type="float">
            <text:p>-0.00001135</text:p>
          </table:table-cell>
          <table:table-cell office:value-type="float" office:value="-0.0004696" calcext:value-type="float">
            <text:p>-0.0004696</text:p>
          </table:table-cell>
          <table:table-cell office:value-type="float" office:value="0.00000934" calcext:value-type="float">
            <text:p>0.000009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99" calcext:value-type="float">
            <text:p>-0.00005699</text:p>
          </table:table-cell>
          <table:table-cell office:value-type="float" office:value="-0.00000582" calcext:value-type="float">
            <text:p>-0.00000582</text:p>
          </table:table-cell>
          <table:table-cell office:value-type="float" office:value="0.00005763" calcext:value-type="float">
            <text:p>0.000057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375" calcext:value-type="float">
            <text:p>-0.00006375</text:p>
          </table:table-cell>
          <table:table-cell office:value-type="float" office:value="0.00006095" calcext:value-type="float">
            <text:p>0.00006095</text:p>
          </table:table-cell>
          <table:table-cell office:value-type="float" office:value="0.00001718" calcext:value-type="float">
            <text:p>0.000017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05" calcext:value-type="float">
            <text:p>0.00003105</text:p>
          </table:table-cell>
          <table:table-cell office:value-type="float" office:value="0.00001856" calcext:value-type="float">
            <text:p>0.00001856</text:p>
          </table:table-cell>
          <table:table-cell office:value-type="float" office:value="-0.00001065" calcext:value-type="float">
            <text:p>-0.000010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029" calcext:value-type="float">
            <text:p>-0.00004029</text:p>
          </table:table-cell>
          <table:table-cell office:value-type="float" office:value="0.00005361" calcext:value-type="float">
            <text:p>0.00005361</text:p>
          </table:table-cell>
          <table:table-cell office:value-type="float" office:value="0.00000567" calcext:value-type="float">
            <text:p>0.00000567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84" calcext:value-type="float">
            <text:p>0.00001884</text:p>
          </table:table-cell>
          <table:table-cell office:value-type="float" office:value="-0.00032369" calcext:value-type="float">
            <text:p>-0.00032369</text:p>
          </table:table-cell>
          <table:table-cell office:value-type="float" office:value="0.00004245" calcext:value-type="float">
            <text:p>0.000042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43" calcext:value-type="float">
            <text:p>-0.00002643</text:p>
          </table:table-cell>
          <table:table-cell office:value-type="float" office:value="-0.00005581" calcext:value-type="float">
            <text:p>-0.00005581</text:p>
          </table:table-cell>
          <table:table-cell office:value-type="float" office:value="-0.00001936" calcext:value-type="float">
            <text:p>-0.000019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706" calcext:value-type="float">
            <text:p>-0.00005706</text:p>
          </table:table-cell>
          <table:table-cell office:value-type="float" office:value="0.00000283" calcext:value-type="float">
            <text:p>0.00000283</text:p>
          </table:table-cell>
          <table:table-cell office:value-type="float" office:value="-0.00005828" calcext:value-type="float">
            <text:p>-0.000058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081" calcext:value-type="float">
            <text:p>-0.00004081</text:p>
          </table:table-cell>
          <table:table-cell office:value-type="float" office:value="-0.00002339" calcext:value-type="float">
            <text:p>-0.00002339</text:p>
          </table:table-cell>
          <table:table-cell office:value-type="float" office:value="0.00000306" calcext:value-type="float">
            <text:p>0.000003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018" calcext:value-type="float">
            <text:p>-0.00007018</text:p>
          </table:table-cell>
          <table:table-cell office:value-type="float" office:value="-0.00002198" calcext:value-type="float">
            <text:p>-0.00002198</text:p>
          </table:table-cell>
          <table:table-cell office:value-type="float" office:value="0.00001036" calcext:value-type="float">
            <text:p>0.0000103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68" calcext:value-type="float">
            <text:p>0.00002968</text:p>
          </table:table-cell>
          <table:table-cell office:value-type="float" office:value="-0.00045582" calcext:value-type="float">
            <text:p>-0.00045582</text:p>
          </table:table-cell>
          <table:table-cell office:value-type="float" office:value="0.00005062" calcext:value-type="float">
            <text:p>0.000050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66" calcext:value-type="float">
            <text:p>-0.00002366</text:p>
          </table:table-cell>
          <table:table-cell office:value-type="float" office:value="-0.0000148" calcext:value-type="float">
            <text:p>-0.0000148</text:p>
          </table:table-cell>
          <table:table-cell office:value-type="float" office:value="-0.00006459" calcext:value-type="float">
            <text:p>-0.000064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09" calcext:value-type="float">
            <text:p>0.00004809</text:p>
          </table:table-cell>
          <table:table-cell office:value-type="float" office:value="0.00002755" calcext:value-type="float">
            <text:p>0.00002755</text:p>
          </table:table-cell>
          <table:table-cell office:value-type="float" office:value="0.00005792" calcext:value-type="float">
            <text:p>0.000057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721" calcext:value-type="float">
            <text:p>-0.00004721</text:p>
          </table:table-cell>
          <table:table-cell office:value-type="float" office:value="-0.00002665" calcext:value-type="float">
            <text:p>-0.00002665</text:p>
          </table:table-cell>
          <table:table-cell office:value-type="float" office:value="0.00001774" calcext:value-type="float">
            <text:p>0.000017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38" calcext:value-type="float">
            <text:p>-0.00000338</text:p>
          </table:table-cell>
          <table:table-cell office:value-type="float" office:value="-0.0000142" calcext:value-type="float">
            <text:p>-0.0000142</text:p>
          </table:table-cell>
          <table:table-cell office:value-type="float" office:value="0.00002698" calcext:value-type="float">
            <text:p>0.00002698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39" calcext:value-type="float">
            <text:p>0.00003039</text:p>
          </table:table-cell>
          <table:table-cell office:value-type="float" office:value="-0.00044347" calcext:value-type="float">
            <text:p>-0.00044347</text:p>
          </table:table-cell>
          <table:table-cell office:value-type="float" office:value="-0.0000366" calcext:value-type="float">
            <text:p>-0.00003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351" calcext:value-type="float">
            <text:p>-0.00006351</text:p>
          </table:table-cell>
          <table:table-cell office:value-type="float" office:value="-0.00004644" calcext:value-type="float">
            <text:p>-0.00004644</text:p>
          </table:table-cell>
          <table:table-cell office:value-type="float" office:value="-0.00003414" calcext:value-type="float">
            <text:p>-0.000034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289" calcext:value-type="float">
            <text:p>-0.00004289</text:p>
          </table:table-cell>
          <table:table-cell office:value-type="float" office:value="0.00004027" calcext:value-type="float">
            <text:p>0.00004027</text:p>
          </table:table-cell>
          <table:table-cell office:value-type="float" office:value="-0.0000207" calcext:value-type="float">
            <text:p>-0.00002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78" calcext:value-type="float">
            <text:p>0.00001878</text:p>
          </table:table-cell>
          <table:table-cell office:value-type="float" office:value="0.00006418" calcext:value-type="float">
            <text:p>0.00006418</text:p>
          </table:table-cell>
          <table:table-cell office:value-type="float" office:value="0.00006362" calcext:value-type="float">
            <text:p>0.000063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" calcext:value-type="float">
            <text:p>-0.000031</text:p>
          </table:table-cell>
          <table:table-cell office:value-type="float" office:value="-0.00000113" calcext:value-type="float">
            <text:p>-0.00000113</text:p>
          </table:table-cell>
          <table:table-cell office:value-type="float" office:value="-0.00003676" calcext:value-type="float">
            <text:p>-0.00003676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37" calcext:value-type="float">
            <text:p>-0.00000837</text:p>
          </table:table-cell>
          <table:table-cell office:value-type="float" office:value="-0.00048986" calcext:value-type="float">
            <text:p>-0.00048986</text:p>
          </table:table-cell>
          <table:table-cell office:value-type="float" office:value="0.00000505" calcext:value-type="float">
            <text:p>0.00000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18" calcext:value-type="float">
            <text:p>-0.0000618</text:p>
          </table:table-cell>
          <table:table-cell office:value-type="float" office:value="-0.00014869" calcext:value-type="float">
            <text:p>-0.00014869</text:p>
          </table:table-cell>
          <table:table-cell office:value-type="float" office:value="-0.00002798" calcext:value-type="float">
            <text:p>-0.000027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874" calcext:value-type="float">
            <text:p>-0.00006874</text:p>
          </table:table-cell>
          <table:table-cell office:value-type="float" office:value="-0.00002325" calcext:value-type="float">
            <text:p>-0.00002325</text:p>
          </table:table-cell>
          <table:table-cell office:value-type="float" office:value="0.00002669" calcext:value-type="float">
            <text:p>0.000026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92" calcext:value-type="float">
            <text:p>0.00002092</text:p>
          </table:table-cell>
          <table:table-cell office:value-type="float" office:value="-0.00005567" calcext:value-type="float">
            <text:p>-0.00005567</text:p>
          </table:table-cell>
          <table:table-cell office:value-type="float" office:value="-0.00000711" calcext:value-type="float">
            <text:p>-0.000007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091" calcext:value-type="float">
            <text:p>-0.00005091</text:p>
          </table:table-cell>
          <table:table-cell office:value-type="float" office:value="0.0000373" calcext:value-type="float">
            <text:p>0.0000373</text:p>
          </table:table-cell>
          <table:table-cell office:value-type="float" office:value="0.00002571" calcext:value-type="float">
            <text:p>0.00002571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22" calcext:value-type="float">
            <text:p>0.00001022</text:p>
          </table:table-cell>
          <table:table-cell office:value-type="float" office:value="-0.00049207" calcext:value-type="float">
            <text:p>-0.00049207</text:p>
          </table:table-cell>
          <table:table-cell office:value-type="float" office:value="-0.00001656" calcext:value-type="float">
            <text:p>-0.00001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49" calcext:value-type="float">
            <text:p>-0.00004649</text:p>
          </table:table-cell>
          <table:table-cell office:value-type="float" office:value="-0.00003813" calcext:value-type="float">
            <text:p>-0.00003813</text:p>
          </table:table-cell>
          <table:table-cell office:value-type="float" office:value="-0.00004737" calcext:value-type="float">
            <text:p>-0.000047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47" calcext:value-type="float">
            <text:p>-0.00005547</text:p>
          </table:table-cell>
          <table:table-cell office:value-type="float" office:value="0.00002275" calcext:value-type="float">
            <text:p>0.00002275</text:p>
          </table:table-cell>
          <table:table-cell office:value-type="float" office:value="0.0000311" calcext:value-type="float">
            <text:p>0.00003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6" calcext:value-type="float">
            <text:p>-0.0000376</text:p>
          </table:table-cell>
          <table:table-cell office:value-type="float" office:value="0.00000179" calcext:value-type="float">
            <text:p>0.00000179</text:p>
          </table:table-cell>
          <table:table-cell office:value-type="float" office:value="0.00005053" calcext:value-type="float">
            <text:p>0.000050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341" calcext:value-type="float">
            <text:p>-0.00007341</text:p>
          </table:table-cell>
          <table:table-cell office:value-type="float" office:value="0.00007182" calcext:value-type="float">
            <text:p>0.00007182</text:p>
          </table:table-cell>
          <table:table-cell office:value-type="float" office:value="0.00002193" calcext:value-type="float">
            <text:p>0.00002193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82" calcext:value-type="float">
            <text:p>0.00002382</text:p>
          </table:table-cell>
          <table:table-cell office:value-type="float" office:value="-0.00051249" calcext:value-type="float">
            <text:p>-0.00051249</text:p>
          </table:table-cell>
          <table:table-cell office:value-type="float" office:value="-0.00000954" calcext:value-type="float">
            <text:p>-0.000009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41" calcext:value-type="float">
            <text:p>0.00003441</text:p>
          </table:table-cell>
          <table:table-cell office:value-type="float" office:value="-0.00005524" calcext:value-type="float">
            <text:p>-0.00005524</text:p>
          </table:table-cell>
          <table:table-cell office:value-type="float" office:value="-0.00002283" calcext:value-type="float">
            <text:p>-0.000022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36" calcext:value-type="float">
            <text:p>-0.0001236</text:p>
          </table:table-cell>
          <table:table-cell office:value-type="float" office:value="-0.00003994" calcext:value-type="float">
            <text:p>-0.00003994</text:p>
          </table:table-cell>
          <table:table-cell office:value-type="float" office:value="-0.00002804" calcext:value-type="float">
            <text:p>-0.000028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823" calcext:value-type="float">
            <text:p>-0.00003823</text:p>
          </table:table-cell>
          <table:table-cell office:value-type="float" office:value="0.00001695" calcext:value-type="float">
            <text:p>0.00001695</text:p>
          </table:table-cell>
          <table:table-cell office:value-type="float" office:value="0.00011609" calcext:value-type="float">
            <text:p>0.000116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46" calcext:value-type="float">
            <text:p>-0.00002646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-0.00000299" calcext:value-type="float">
            <text:p>-0.00000299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48" calcext:value-type="float">
            <text:p>0.00002448</text:p>
          </table:table-cell>
          <table:table-cell office:value-type="float" office:value="-0.00045648" calcext:value-type="float">
            <text:p>-0.00045648</text:p>
          </table:table-cell>
          <table:table-cell office:value-type="float" office:value="0.00003896" calcext:value-type="float">
            <text:p>0.000038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628" calcext:value-type="float">
            <text:p>-0.00010628</text:p>
          </table:table-cell>
          <table:table-cell office:value-type="float" office:value="-0.00001968" calcext:value-type="float">
            <text:p>-0.00001968</text:p>
          </table:table-cell>
          <table:table-cell office:value-type="float" office:value="0.00001666" calcext:value-type="float">
            <text:p>0.000016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5" calcext:value-type="float">
            <text:p>-0.0000055</text:p>
          </table:table-cell>
          <table:table-cell office:value-type="float" office:value="0.00005214" calcext:value-type="float">
            <text:p>0.00005214</text:p>
          </table:table-cell>
          <table:table-cell office:value-type="float" office:value="0.00002114" calcext:value-type="float">
            <text:p>0.00002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82" calcext:value-type="float">
            <text:p>-0.00000382</text:p>
          </table:table-cell>
          <table:table-cell office:value-type="float" office:value="0.00002044" calcext:value-type="float">
            <text:p>0.00002044</text:p>
          </table:table-cell>
          <table:table-cell office:value-type="float" office:value="-0.00000815" calcext:value-type="float">
            <text:p>-0.000008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799" calcext:value-type="float">
            <text:p>-0.00005799</text:p>
          </table:table-cell>
          <table:table-cell office:value-type="float" office:value="0.00003682" calcext:value-type="float">
            <text:p>0.00003682</text:p>
          </table:table-cell>
          <table:table-cell office:value-type="float" office:value="-0.00000308" calcext:value-type="float">
            <text:p>-0.00000308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83" calcext:value-type="float">
            <text:p>0.00000783</text:p>
          </table:table-cell>
          <table:table-cell office:value-type="float" office:value="-0.00052814" calcext:value-type="float">
            <text:p>-0.00052814</text:p>
          </table:table-cell>
          <table:table-cell office:value-type="float" office:value="-0.00003549" calcext:value-type="float">
            <text:p>-0.00003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795" calcext:value-type="float">
            <text:p>-0.00005795</text:p>
          </table:table-cell>
          <table:table-cell office:value-type="float" office:value="0.00001406" calcext:value-type="float">
            <text:p>0.00001406</text:p>
          </table:table-cell>
          <table:table-cell office:value-type="float" office:value="-0.00006322" calcext:value-type="float">
            <text:p>-0.000063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959" calcext:value-type="float">
            <text:p>-0.00006959</text:p>
          </table:table-cell>
          <table:table-cell office:value-type="float" office:value="0.00002223" calcext:value-type="float">
            <text:p>0.00002223</text:p>
          </table:table-cell>
          <table:table-cell office:value-type="float" office:value="0.00003284" calcext:value-type="float">
            <text:p>0.000032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425" calcext:value-type="float">
            <text:p>-0.00010425</text:p>
          </table:table-cell>
          <table:table-cell office:value-type="float" office:value="0.00001772" calcext:value-type="float">
            <text:p>0.00001772</text:p>
          </table:table-cell>
          <table:table-cell office:value-type="float" office:value="-0.00000937" calcext:value-type="float">
            <text:p>-0.000009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966" calcext:value-type="float">
            <text:p>-0.00008966</text:p>
          </table:table-cell>
          <table:table-cell office:value-type="float" office:value="0.00007145" calcext:value-type="float">
            <text:p>0.00007145</text:p>
          </table:table-cell>
          <table:table-cell office:value-type="float" office:value="-0.00000847" calcext:value-type="float">
            <text:p>-0.00000847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623" calcext:value-type="float">
            <text:p>-0.00003623</text:p>
          </table:table-cell>
          <table:table-cell office:value-type="float" office:value="-0.00049917" calcext:value-type="float">
            <text:p>-0.00049917</text:p>
          </table:table-cell>
          <table:table-cell office:value-type="float" office:value="-0.00007445" calcext:value-type="float">
            <text:p>-0.000074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48" calcext:value-type="float">
            <text:p>0.00000048</text:p>
          </table:table-cell>
          <table:table-cell office:value-type="float" office:value="-0.00004247" calcext:value-type="float">
            <text:p>-0.00004247</text:p>
          </table:table-cell>
          <table:table-cell office:value-type="float" office:value="-0.00000431" calcext:value-type="float">
            <text:p>-0.00000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18" calcext:value-type="float">
            <text:p>-0.00005618</text:p>
          </table:table-cell>
          <table:table-cell office:value-type="float" office:value="-0.00000481" calcext:value-type="float">
            <text:p>-0.00000481</text:p>
          </table:table-cell>
          <table:table-cell office:value-type="float" office:value="-0.00000319" calcext:value-type="float">
            <text:p>-0.000003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5" calcext:value-type="float">
            <text:p>0.0000415</text:p>
          </table:table-cell>
          <table:table-cell office:value-type="float" office:value="0.00000156" calcext:value-type="float">
            <text:p>0.00000156</text:p>
          </table:table-cell>
          <table:table-cell office:value-type="float" office:value="0.00008602" calcext:value-type="float">
            <text:p>0.000086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642" calcext:value-type="float">
            <text:p>-0.00012642</text:p>
          </table:table-cell>
          <table:table-cell office:value-type="float" office:value="0.00004879" calcext:value-type="float">
            <text:p>0.00004879</text:p>
          </table:table-cell>
          <table:table-cell office:value-type="float" office:value="-0.00004389" calcext:value-type="float">
            <text:p>-0.00004389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3" calcext:value-type="float">
            <text:p>0.0000433</text:p>
          </table:table-cell>
          <table:table-cell office:value-type="float" office:value="-0.00047336" calcext:value-type="float">
            <text:p>-0.00047336</text:p>
          </table:table-cell>
          <table:table-cell office:value-type="float" office:value="0.0000231" calcext:value-type="float">
            <text:p>0.0000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15" calcext:value-type="float">
            <text:p>-0.00003115</text:p>
          </table:table-cell>
          <table:table-cell office:value-type="float" office:value="-0.00002799" calcext:value-type="float">
            <text:p>-0.00002799</text:p>
          </table:table-cell>
          <table:table-cell office:value-type="float" office:value="0.00000012" calcext:value-type="float">
            <text:p>0.000000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65" calcext:value-type="float">
            <text:p>0.00000265</text:p>
          </table:table-cell>
          <table:table-cell office:value-type="float" office:value="0.00002051" calcext:value-type="float">
            <text:p>0.00002051</text:p>
          </table:table-cell>
          <table:table-cell office:value-type="float" office:value="0.00002889" calcext:value-type="float">
            <text:p>0.000028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16" calcext:value-type="float">
            <text:p>0.00000916</text:p>
          </table:table-cell>
          <table:table-cell office:value-type="float" office:value="0.00001177" calcext:value-type="float">
            <text:p>0.00001177</text:p>
          </table:table-cell>
          <table:table-cell office:value-type="float" office:value="-0.00002948" calcext:value-type="float">
            <text:p>-0.000029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82" calcext:value-type="float">
            <text:p>-0.00005682</text:p>
          </table:table-cell>
          <table:table-cell office:value-type="float" office:value="0.00002322" calcext:value-type="float">
            <text:p>0.00002322</text:p>
          </table:table-cell>
          <table:table-cell office:value-type="float" office:value="-0.00001649" calcext:value-type="float">
            <text:p>-0.00001649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24" calcext:value-type="float">
            <text:p>0.00003024</text:p>
          </table:table-cell>
          <table:table-cell office:value-type="float" office:value="-0.00048588" calcext:value-type="float">
            <text:p>-0.00048588</text:p>
          </table:table-cell>
          <table:table-cell office:value-type="float" office:value="-0.00007115" calcext:value-type="float">
            <text:p>-0.000071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59" calcext:value-type="float">
            <text:p>-0.00005559</text:p>
          </table:table-cell>
          <table:table-cell office:value-type="float" office:value="0.00003977" calcext:value-type="float">
            <text:p>0.00003977</text:p>
          </table:table-cell>
          <table:table-cell office:value-type="float" office:value="-0.00001843" calcext:value-type="float">
            <text:p>-0.00001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64" calcext:value-type="float">
            <text:p>-0.00002064</text:p>
          </table:table-cell>
          <table:table-cell office:value-type="float" office:value="0.00003741" calcext:value-type="float">
            <text:p>0.00003741</text:p>
          </table:table-cell>
          <table:table-cell office:value-type="float" office:value="-0.00002628" calcext:value-type="float">
            <text:p>-0.000026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51" calcext:value-type="float">
            <text:p>-0.00003551</text:p>
          </table:table-cell>
          <table:table-cell office:value-type="float" office:value="-0.00009578" calcext:value-type="float">
            <text:p>-0.00009578</text:p>
          </table:table-cell>
          <table:table-cell office:value-type="float" office:value="-0.00001919" calcext:value-type="float">
            <text:p>-0.000019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516" calcext:value-type="float">
            <text:p>-0.00008516</text:p>
          </table:table-cell>
          <table:table-cell office:value-type="float" office:value="-0.00000679" calcext:value-type="float">
            <text:p>-0.00000679</text:p>
          </table:table-cell>
          <table:table-cell office:value-type="float" office:value="-0.00000188" calcext:value-type="float">
            <text:p>-0.0000018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995" calcext:value-type="float">
            <text:p>0.00003995</text:p>
          </table:table-cell>
          <table:table-cell office:value-type="float" office:value="-0.00057674" calcext:value-type="float">
            <text:p>-0.00057674</text:p>
          </table:table-cell>
          <table:table-cell office:value-type="float" office:value="0.00003559" calcext:value-type="float">
            <text:p>0.000035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61" calcext:value-type="float">
            <text:p>-0.00005161</text:p>
          </table:table-cell>
          <table:table-cell office:value-type="float" office:value="0.00005659" calcext:value-type="float">
            <text:p>0.00005659</text:p>
          </table:table-cell>
          <table:table-cell office:value-type="float" office:value="-0.00001789" calcext:value-type="float">
            <text:p>-0.000017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54" calcext:value-type="float">
            <text:p>0.0000654</text:p>
          </table:table-cell>
          <table:table-cell office:value-type="float" office:value="-0.00005262" calcext:value-type="float">
            <text:p>-0.00005262</text:p>
          </table:table-cell>
          <table:table-cell office:value-type="float" office:value="-0.00002695" calcext:value-type="float">
            <text:p>-0.000026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853" calcext:value-type="float">
            <text:p>-0.00007853</text:p>
          </table:table-cell>
          <table:table-cell office:value-type="float" office:value="0.00004935" calcext:value-type="float">
            <text:p>0.00004935</text:p>
          </table:table-cell>
          <table:table-cell office:value-type="float" office:value="0.00005155" calcext:value-type="float">
            <text:p>0.000051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453" calcext:value-type="float">
            <text:p>-0.00007453</text:p>
          </table:table-cell>
          <table:table-cell office:value-type="float" office:value="0.00000007" calcext:value-type="float">
            <text:p>0.00000007</text:p>
          </table:table-cell>
          <table:table-cell office:value-type="float" office:value="0.00000147" calcext:value-type="float">
            <text:p>0.00000147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83" calcext:value-type="float">
            <text:p>0.00002883</text:p>
          </table:table-cell>
          <table:table-cell office:value-type="float" office:value="-0.00056304" calcext:value-type="float">
            <text:p>-0.00056304</text:p>
          </table:table-cell>
          <table:table-cell office:value-type="float" office:value="-0.00010104" calcext:value-type="float">
            <text:p>-0.000101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398" calcext:value-type="float">
            <text:p>-0.00007398</text:p>
          </table:table-cell>
          <table:table-cell office:value-type="float" office:value="0.00003967" calcext:value-type="float">
            <text:p>0.00003967</text:p>
          </table:table-cell>
          <table:table-cell office:value-type="float" office:value="-0.00002726" calcext:value-type="float">
            <text:p>-0.00002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287" calcext:value-type="float">
            <text:p>-0.00004287</text:p>
          </table:table-cell>
          <table:table-cell office:value-type="float" office:value="-0.0000435" calcext:value-type="float">
            <text:p>-0.0000435</text:p>
          </table:table-cell>
          <table:table-cell office:value-type="float" office:value="0.00000408" calcext:value-type="float">
            <text:p>0.000004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82" calcext:value-type="float">
            <text:p>-0.00001682</text:p>
          </table:table-cell>
          <table:table-cell office:value-type="float" office:value="-0.00001079" calcext:value-type="float">
            <text:p>-0.00001079</text:p>
          </table:table-cell>
          <table:table-cell office:value-type="float" office:value="-0.0000838" calcext:value-type="float">
            <text:p>-0.00008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52" calcext:value-type="float">
            <text:p>0.00003152</text:p>
          </table:table-cell>
          <table:table-cell office:value-type="float" office:value="0.00004766" calcext:value-type="float">
            <text:p>0.00004766</text:p>
          </table:table-cell>
          <table:table-cell office:value-type="float" office:value="-0.00004663" calcext:value-type="float">
            <text:p>-0.00004663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685" calcext:value-type="float">
            <text:p>-0.00003685</text:p>
          </table:table-cell>
          <table:table-cell office:value-type="float" office:value="-0.00050672" calcext:value-type="float">
            <text:p>-0.00050672</text:p>
          </table:table-cell>
          <table:table-cell office:value-type="float" office:value="-0.00004566" calcext:value-type="float">
            <text:p>-0.000045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39" calcext:value-type="float">
            <text:p>-0.00003039</text:p>
          </table:table-cell>
          <table:table-cell office:value-type="float" office:value="-0.00002239" calcext:value-type="float">
            <text:p>-0.00002239</text:p>
          </table:table-cell>
          <table:table-cell office:value-type="float" office:value="-0.0000352" calcext:value-type="float">
            <text:p>-0.00003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986" calcext:value-type="float">
            <text:p>0.00011986</text:p>
          </table:table-cell>
          <table:table-cell office:value-type="float" office:value="0.00002276" calcext:value-type="float">
            <text:p>0.00002276</text:p>
          </table:table-cell>
          <table:table-cell office:value-type="float" office:value="0.00004845" calcext:value-type="float">
            <text:p>0.000048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804" calcext:value-type="float">
            <text:p>-0.00003804</text:p>
          </table:table-cell>
          <table:table-cell office:value-type="float" office:value="-0.00001572" calcext:value-type="float">
            <text:p>-0.00001572</text:p>
          </table:table-cell>
          <table:table-cell office:value-type="float" office:value="0.00005068" calcext:value-type="float">
            <text:p>0.00005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85" calcext:value-type="float">
            <text:p>0.00005385</text:p>
          </table:table-cell>
          <table:table-cell office:value-type="float" office:value="-0.00001052" calcext:value-type="float">
            <text:p>-0.00001052</text:p>
          </table:table-cell>
          <table:table-cell office:value-type="float" office:value="-0.00001008" calcext:value-type="float">
            <text:p>-0.00001008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54" calcext:value-type="float">
            <text:p>0.00003354</text:p>
          </table:table-cell>
          <table:table-cell office:value-type="float" office:value="-0.00054702" calcext:value-type="float">
            <text:p>-0.00054702</text:p>
          </table:table-cell>
          <table:table-cell office:value-type="float" office:value="-0.0000333" calcext:value-type="float">
            <text:p>-0.0000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441" calcext:value-type="float">
            <text:p>-0.00003441</text:p>
          </table:table-cell>
          <table:table-cell office:value-type="float" office:value="0.00001187" calcext:value-type="float">
            <text:p>0.00001187</text:p>
          </table:table-cell>
          <table:table-cell office:value-type="float" office:value="-0.00010114" calcext:value-type="float">
            <text:p>-0.00010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46" calcext:value-type="float">
            <text:p>-0.00005446</text:p>
          </table:table-cell>
          <table:table-cell office:value-type="float" office:value="0.00001894" calcext:value-type="float">
            <text:p>0.00001894</text:p>
          </table:table-cell>
          <table:table-cell office:value-type="float" office:value="0.00006868" calcext:value-type="float">
            <text:p>0.000068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542" calcext:value-type="float">
            <text:p>-0.00008542</text:p>
          </table:table-cell>
          <table:table-cell office:value-type="float" office:value="0.0000018" calcext:value-type="float">
            <text:p>0.0000018</text:p>
          </table:table-cell>
          <table:table-cell office:value-type="float" office:value="0.00004433" calcext:value-type="float">
            <text:p>0.000044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853" calcext:value-type="float">
            <text:p>-0.00007853</text:p>
          </table:table-cell>
          <table:table-cell office:value-type="float" office:value="-0.00004808" calcext:value-type="float">
            <text:p>-0.00004808</text:p>
          </table:table-cell>
          <table:table-cell office:value-type="float" office:value="0.00000645" calcext:value-type="float">
            <text:p>0.00000645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8" calcext:value-type="float">
            <text:p>0.0000248</text:p>
          </table:table-cell>
          <table:table-cell office:value-type="float" office:value="-0.00055241" calcext:value-type="float">
            <text:p>-0.00055241</text:p>
          </table:table-cell>
          <table:table-cell office:value-type="float" office:value="0.00005031" calcext:value-type="float">
            <text:p>0.000050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84" calcext:value-type="float">
            <text:p>-0.00002584</text:p>
          </table:table-cell>
          <table:table-cell office:value-type="float" office:value="-0.00000067" calcext:value-type="float">
            <text:p>-0.00000067</text:p>
          </table:table-cell>
          <table:table-cell office:value-type="float" office:value="-0.00005915" calcext:value-type="float">
            <text:p>-0.000059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73" calcext:value-type="float">
            <text:p>-0.00002573</text:p>
          </table:table-cell>
          <table:table-cell office:value-type="float" office:value="-0.00004236" calcext:value-type="float">
            <text:p>-0.00004236</text:p>
          </table:table-cell>
          <table:table-cell office:value-type="float" office:value="-0.00000682" calcext:value-type="float">
            <text:p>-0.000006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37" calcext:value-type="float">
            <text:p>-0.00005137</text:p>
          </table:table-cell>
          <table:table-cell office:value-type="float" office:value="-0.00000334" calcext:value-type="float">
            <text:p>-0.00000334</text:p>
          </table:table-cell>
          <table:table-cell office:value-type="float" office:value="0.000041" calcext:value-type="float">
            <text:p>0.000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71" calcext:value-type="float">
            <text:p>-0.00005971</text:p>
          </table:table-cell>
          <table:table-cell office:value-type="float" office:value="0.00004752" calcext:value-type="float">
            <text:p>0.00004752</text:p>
          </table:table-cell>
          <table:table-cell office:value-type="float" office:value="0.00001629" calcext:value-type="float">
            <text:p>0.00001629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28" calcext:value-type="float">
            <text:p>0.00002628</text:p>
          </table:table-cell>
          <table:table-cell office:value-type="float" office:value="-0.0005484" calcext:value-type="float">
            <text:p>-0.0005484</text:p>
          </table:table-cell>
          <table:table-cell office:value-type="float" office:value="0.00002381" calcext:value-type="float">
            <text:p>0.000023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854" calcext:value-type="float">
            <text:p>-0.00006854</text:p>
          </table:table-cell>
          <table:table-cell office:value-type="float" office:value="0.00000727" calcext:value-type="float">
            <text:p>0.00000727</text:p>
          </table:table-cell>
          <table:table-cell office:value-type="float" office:value="-0.00006952" calcext:value-type="float">
            <text:p>-0.000069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11" calcext:value-type="float">
            <text:p>-0.00000111</text:p>
          </table:table-cell>
          <table:table-cell office:value-type="float" office:value="-0.00010934" calcext:value-type="float">
            <text:p>-0.00010934</text:p>
          </table:table-cell>
          <table:table-cell office:value-type="float" office:value="-0.00008442" calcext:value-type="float">
            <text:p>-0.000084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758" calcext:value-type="float">
            <text:p>0.00006758</text:p>
          </table:table-cell>
          <table:table-cell office:value-type="float" office:value="-0.0000095" calcext:value-type="float">
            <text:p>-0.0000095</text:p>
          </table:table-cell>
          <table:table-cell office:value-type="float" office:value="0.00008025" calcext:value-type="float">
            <text:p>0.00008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27" calcext:value-type="float">
            <text:p>0.00005127</text:p>
          </table:table-cell>
          <table:table-cell office:value-type="float" office:value="0.00007405" calcext:value-type="float">
            <text:p>0.00007405</text:p>
          </table:table-cell>
          <table:table-cell office:value-type="float" office:value="0.00003966" calcext:value-type="float">
            <text:p>0.00003966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934" calcext:value-type="float">
            <text:p>0.00005934</text:p>
          </table:table-cell>
          <table:table-cell office:value-type="float" office:value="-0.00054002" calcext:value-type="float">
            <text:p>-0.00054002</text:p>
          </table:table-cell>
          <table:table-cell office:value-type="float" office:value="-0.00004246" calcext:value-type="float">
            <text:p>-0.000042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84" calcext:value-type="float">
            <text:p>0.00000684</text:p>
          </table:table-cell>
          <table:table-cell office:value-type="float" office:value="0.00005144" calcext:value-type="float">
            <text:p>0.00005144</text:p>
          </table:table-cell>
          <table:table-cell office:value-type="float" office:value="0.00004938" calcext:value-type="float">
            <text:p>0.000049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27" calcext:value-type="float">
            <text:p>-0.00003227</text:p>
          </table:table-cell>
          <table:table-cell office:value-type="float" office:value="-0.00000716" calcext:value-type="float">
            <text:p>-0.00000716</text:p>
          </table:table-cell>
          <table:table-cell office:value-type="float" office:value="-0.00001134" calcext:value-type="float">
            <text:p>-0.000011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764" calcext:value-type="float">
            <text:p>-0.00011764</text:p>
          </table:table-cell>
          <table:table-cell office:value-type="float" office:value="0.00002382" calcext:value-type="float">
            <text:p>0.00002382</text:p>
          </table:table-cell>
          <table:table-cell office:value-type="float" office:value="0.0000756" calcext:value-type="float">
            <text:p>0.00007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021" calcext:value-type="float">
            <text:p>-0.00006021</text:p>
          </table:table-cell>
          <table:table-cell office:value-type="float" office:value="-0.00006153" calcext:value-type="float">
            <text:p>-0.00006153</text:p>
          </table:table-cell>
          <table:table-cell office:value-type="float" office:value="0.00004037" calcext:value-type="float">
            <text:p>0.00004037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19" calcext:value-type="float">
            <text:p>0.00001219</text:p>
          </table:table-cell>
          <table:table-cell office:value-type="float" office:value="-0.00066885" calcext:value-type="float">
            <text:p>-0.00066885</text:p>
          </table:table-cell>
          <table:table-cell office:value-type="float" office:value="0.00003426" calcext:value-type="float">
            <text:p>0.000034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88" calcext:value-type="float">
            <text:p>0.00003488</text:p>
          </table:table-cell>
          <table:table-cell office:value-type="float" office:value="0.00002232" calcext:value-type="float">
            <text:p>0.00002232</text:p>
          </table:table-cell>
          <table:table-cell office:value-type="float" office:value="-0.00006192" calcext:value-type="float">
            <text:p>-0.00006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419" calcext:value-type="float">
            <text:p>-0.00008419</text:p>
          </table:table-cell>
          <table:table-cell office:value-type="float" office:value="-0.00005268" calcext:value-type="float">
            <text:p>-0.00005268</text:p>
          </table:table-cell>
          <table:table-cell office:value-type="float" office:value="-0.00009594" calcext:value-type="float">
            <text:p>-0.000095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1" calcext:value-type="float">
            <text:p>0.0000471</text:p>
          </table:table-cell>
          <table:table-cell office:value-type="float" office:value="0.00001143" calcext:value-type="float">
            <text:p>0.00001143</text:p>
          </table:table-cell>
          <table:table-cell office:value-type="float" office:value="0.00000171" calcext:value-type="float">
            <text:p>0.000001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898" calcext:value-type="float">
            <text:p>0.00008898</text:p>
          </table:table-cell>
          <table:table-cell office:value-type="float" office:value="-0.00007372" calcext:value-type="float">
            <text:p>-0.00007372</text:p>
          </table:table-cell>
          <table:table-cell office:value-type="float" office:value="-0.00002195" calcext:value-type="float">
            <text:p>-0.00002195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75" calcext:value-type="float">
            <text:p>0.00001775</text:p>
          </table:table-cell>
          <table:table-cell office:value-type="float" office:value="-0.00049481" calcext:value-type="float">
            <text:p>-0.00049481</text:p>
          </table:table-cell>
          <table:table-cell office:value-type="float" office:value="0.00002375" calcext:value-type="float">
            <text:p>0.000023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28" calcext:value-type="float">
            <text:p>-0.00005628</text:p>
          </table:table-cell>
          <table:table-cell office:value-type="float" office:value="-0.00003658" calcext:value-type="float">
            <text:p>-0.00003658</text:p>
          </table:table-cell>
          <table:table-cell office:value-type="float" office:value="0.00001436" calcext:value-type="float">
            <text:p>0.000014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422" calcext:value-type="float">
            <text:p>0.00006422</text:p>
          </table:table-cell>
          <table:table-cell office:value-type="float" office:value="0.00003316" calcext:value-type="float">
            <text:p>0.00003316</text:p>
          </table:table-cell>
          <table:table-cell office:value-type="float" office:value="0.00005687" calcext:value-type="float">
            <text:p>0.000056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12" calcext:value-type="float">
            <text:p>0.00001612</text:p>
          </table:table-cell>
          <table:table-cell office:value-type="float" office:value="-0.00001242" calcext:value-type="float">
            <text:p>-0.00001242</text:p>
          </table:table-cell>
          <table:table-cell office:value-type="float" office:value="0.00001132" calcext:value-type="float">
            <text:p>0.00001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83" calcext:value-type="float">
            <text:p>-0.0000883</text:p>
          </table:table-cell>
          <table:table-cell office:value-type="float" office:value="0.00003343" calcext:value-type="float">
            <text:p>0.00003343</text:p>
          </table:table-cell>
          <table:table-cell office:value-type="float" office:value="-0.00002452" calcext:value-type="float">
            <text:p>-0.00002452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89" calcext:value-type="float">
            <text:p>-0.00003289</text:p>
          </table:table-cell>
          <table:table-cell office:value-type="float" office:value="-0.00050097" calcext:value-type="float">
            <text:p>-0.00050097</text:p>
          </table:table-cell>
          <table:table-cell office:value-type="float" office:value="0.00005617" calcext:value-type="float">
            <text:p>0.000056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73" calcext:value-type="float">
            <text:p>0.00004273</text:p>
          </table:table-cell>
          <table:table-cell office:value-type="float" office:value="0.00002439" calcext:value-type="float">
            <text:p>0.00002439</text:p>
          </table:table-cell>
          <table:table-cell office:value-type="float" office:value="0.00002138" calcext:value-type="float">
            <text:p>0.000021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" calcext:value-type="float">
            <text:p>0.0000199</text:p>
          </table:table-cell>
          <table:table-cell office:value-type="float" office:value="0.0000628" calcext:value-type="float">
            <text:p>0.0000628</text:p>
          </table:table-cell>
          <table:table-cell office:value-type="float" office:value="0.00000932" calcext:value-type="float">
            <text:p>0.000009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99" calcext:value-type="float">
            <text:p>-0.00000899</text:p>
          </table:table-cell>
          <table:table-cell office:value-type="float" office:value="0.00012196" calcext:value-type="float">
            <text:p>0.00012196</text:p>
          </table:table-cell>
          <table:table-cell office:value-type="float" office:value="-0.00000308" calcext:value-type="float">
            <text:p>-0.000003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94" calcext:value-type="float">
            <text:p>-0.00004394</text:p>
          </table:table-cell>
          <table:table-cell office:value-type="float" office:value="0.00008024" calcext:value-type="float">
            <text:p>0.00008024</text:p>
          </table:table-cell>
          <table:table-cell office:value-type="float" office:value="-0.0000238" calcext:value-type="float">
            <text:p>-0.000023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49" calcext:value-type="float">
            <text:p>0.00002349</text:p>
          </table:table-cell>
          <table:table-cell office:value-type="float" office:value="-0.00057667" calcext:value-type="float">
            <text:p>-0.00057667</text:p>
          </table:table-cell>
          <table:table-cell office:value-type="float" office:value="-0.00007537" calcext:value-type="float">
            <text:p>-0.000075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16" calcext:value-type="float">
            <text:p>0.00002016</text:p>
          </table:table-cell>
          <table:table-cell office:value-type="float" office:value="-0.00001632" calcext:value-type="float">
            <text:p>-0.00001632</text:p>
          </table:table-cell>
          <table:table-cell office:value-type="float" office:value="-0.00000852" calcext:value-type="float">
            <text:p>-0.000008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508" calcext:value-type="float">
            <text:p>-0.00004508</text:p>
          </table:table-cell>
          <table:table-cell office:value-type="float" office:value="0.00003736" calcext:value-type="float">
            <text:p>0.00003736</text:p>
          </table:table-cell>
          <table:table-cell office:value-type="float" office:value="-0.00008627" calcext:value-type="float">
            <text:p>-0.000086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849" calcext:value-type="float">
            <text:p>-0.00006849</text:p>
          </table:table-cell>
          <table:table-cell office:value-type="float" office:value="-0.00005581" calcext:value-type="float">
            <text:p>-0.00005581</text:p>
          </table:table-cell>
          <table:table-cell office:value-type="float" office:value="-0.00000243" calcext:value-type="float">
            <text:p>-0.00000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048" calcext:value-type="float">
            <text:p>0.00004048</text:p>
          </table:table-cell>
          <table:table-cell office:value-type="float" office:value="0.00001335" calcext:value-type="float">
            <text:p>0.00001335</text:p>
          </table:table-cell>
          <table:table-cell office:value-type="float" office:value="-0.0000179" calcext:value-type="float">
            <text:p>-0.0000179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446" calcext:value-type="float">
            <text:p>0.00013446</text:p>
          </table:table-cell>
          <table:table-cell office:value-type="float" office:value="-0.00064751" calcext:value-type="float">
            <text:p>-0.00064751</text:p>
          </table:table-cell>
          <table:table-cell office:value-type="float" office:value="0.00004815" calcext:value-type="float">
            <text:p>0.000048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85" calcext:value-type="float">
            <text:p>-0.00000085</text:p>
          </table:table-cell>
          <table:table-cell office:value-type="float" office:value="0.00001418" calcext:value-type="float">
            <text:p>0.00001418</text:p>
          </table:table-cell>
          <table:table-cell office:value-type="float" office:value="0.00003107" calcext:value-type="float">
            <text:p>0.000031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913" calcext:value-type="float">
            <text:p>-0.00004913</text:p>
          </table:table-cell>
          <table:table-cell office:value-type="float" office:value="-0.00010608" calcext:value-type="float">
            <text:p>-0.00010608</text:p>
          </table:table-cell>
          <table:table-cell office:value-type="float" office:value="0.00007793" calcext:value-type="float">
            <text:p>0.000077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94" calcext:value-type="float">
            <text:p>0.00008494</text:p>
          </table:table-cell>
          <table:table-cell office:value-type="float" office:value="-0.00002814" calcext:value-type="float">
            <text:p>-0.00002814</text:p>
          </table:table-cell>
          <table:table-cell office:value-type="float" office:value="-0.00007843" calcext:value-type="float">
            <text:p>-0.00007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35" calcext:value-type="float">
            <text:p>0.00001135</text:p>
          </table:table-cell>
          <table:table-cell office:value-type="float" office:value="-0.0000217" calcext:value-type="float">
            <text:p>-0.0000217</text:p>
          </table:table-cell>
          <table:table-cell office:value-type="float" office:value="-0.00001446" calcext:value-type="float">
            <text:p>-0.00001446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45" calcext:value-type="float">
            <text:p>0.00000445</text:p>
          </table:table-cell>
          <table:table-cell office:value-type="float" office:value="-0.00058335" calcext:value-type="float">
            <text:p>-0.00058335</text:p>
          </table:table-cell>
          <table:table-cell office:value-type="float" office:value="0.00009243" calcext:value-type="float">
            <text:p>0.00009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57" calcext:value-type="float">
            <text:p>0.00002157</text:p>
          </table:table-cell>
          <table:table-cell office:value-type="float" office:value="0.00004486" calcext:value-type="float">
            <text:p>0.00004486</text:p>
          </table:table-cell>
          <table:table-cell office:value-type="float" office:value="-0.00001973" calcext:value-type="float">
            <text:p>-0.000019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693" calcext:value-type="float">
            <text:p>0.00007693</text:p>
          </table:table-cell>
          <table:table-cell office:value-type="float" office:value="0.00005219" calcext:value-type="float">
            <text:p>0.00005219</text:p>
          </table:table-cell>
          <table:table-cell office:value-type="float" office:value="-0.00008803" calcext:value-type="float">
            <text:p>-0.000088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071" calcext:value-type="float">
            <text:p>-0.00011071</text:p>
          </table:table-cell>
          <table:table-cell office:value-type="float" office:value="0.00000829" calcext:value-type="float">
            <text:p>0.00000829</text:p>
          </table:table-cell>
          <table:table-cell office:value-type="float" office:value="-0.00001684" calcext:value-type="float">
            <text:p>-0.00001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206" calcext:value-type="float">
            <text:p>-0.00002206</text:p>
          </table:table-cell>
          <table:table-cell office:value-type="float" office:value="0.00001869" calcext:value-type="float">
            <text:p>0.00001869</text:p>
          </table:table-cell>
          <table:table-cell office:value-type="float" office:value="0.0000355" calcext:value-type="float">
            <text:p>0.0000355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005" calcext:value-type="float">
            <text:p>0.00005005</text:p>
          </table:table-cell>
          <table:table-cell office:value-type="float" office:value="-0.00047396" calcext:value-type="float">
            <text:p>-0.00047396</text:p>
          </table:table-cell>
          <table:table-cell office:value-type="float" office:value="0.00000745" calcext:value-type="float">
            <text:p>0.000007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3" calcext:value-type="float">
            <text:p>-0.0000243</text:p>
          </table:table-cell>
          <table:table-cell office:value-type="float" office:value="-0.00003224" calcext:value-type="float">
            <text:p>-0.00003224</text:p>
          </table:table-cell>
          <table:table-cell office:value-type="float" office:value="-0.0000284" calcext:value-type="float">
            <text:p>-0.00002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79" calcext:value-type="float">
            <text:p>0.00002379</text:p>
          </table:table-cell>
          <table:table-cell office:value-type="float" office:value="0.00001975" calcext:value-type="float">
            <text:p>0.00001975</text:p>
          </table:table-cell>
          <table:table-cell office:value-type="float" office:value="0.0000477" calcext:value-type="float">
            <text:p>0.00004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05" calcext:value-type="float">
            <text:p>-0.00005105</text:p>
          </table:table-cell>
          <table:table-cell office:value-type="float" office:value="0.00008096" calcext:value-type="float">
            <text:p>0.00008096</text:p>
          </table:table-cell>
          <table:table-cell office:value-type="float" office:value="0.00003537" calcext:value-type="float">
            <text:p>0.000035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223" calcext:value-type="float">
            <text:p>0.00007223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00002741" calcext:value-type="float">
            <text:p>0.00002741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7" calcext:value-type="float">
            <text:p>-0.0000117</text:p>
          </table:table-cell>
          <table:table-cell office:value-type="float" office:value="-0.00056663" calcext:value-type="float">
            <text:p>-0.00056663</text:p>
          </table:table-cell>
          <table:table-cell office:value-type="float" office:value="0.0000506" calcext:value-type="float">
            <text:p>0.00005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7" calcext:value-type="float">
            <text:p>-0.0000257</text:p>
          </table:table-cell>
          <table:table-cell office:value-type="float" office:value="-0.00003647" calcext:value-type="float">
            <text:p>-0.00003647</text:p>
          </table:table-cell>
          <table:table-cell office:value-type="float" office:value="-0.00001364" calcext:value-type="float">
            <text:p>-0.000013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094" calcext:value-type="float">
            <text:p>0.00005094</text:p>
          </table:table-cell>
          <table:table-cell office:value-type="float" office:value="0.00005548" calcext:value-type="float">
            <text:p>0.00005548</text:p>
          </table:table-cell>
          <table:table-cell office:value-type="float" office:value="-0.00009108" calcext:value-type="float">
            <text:p>-0.000091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479" calcext:value-type="float">
            <text:p>0.00004479</text:p>
          </table:table-cell>
          <table:table-cell office:value-type="float" office:value="-0.00007653" calcext:value-type="float">
            <text:p>-0.00007653</text:p>
          </table:table-cell>
          <table:table-cell office:value-type="float" office:value="0.00000367" calcext:value-type="float">
            <text:p>0.00000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19" calcext:value-type="float">
            <text:p>-0.00000819</text:p>
          </table:table-cell>
          <table:table-cell office:value-type="float" office:value="-0.00006507" calcext:value-type="float">
            <text:p>-0.00006507</text:p>
          </table:table-cell>
          <table:table-cell office:value-type="float" office:value="0.00002011" calcext:value-type="float">
            <text:p>0.00002011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073" calcext:value-type="float">
            <text:p>0.00004073</text:p>
          </table:table-cell>
          <table:table-cell office:value-type="float" office:value="-0.00059284" calcext:value-type="float">
            <text:p>-0.00059284</text:p>
          </table:table-cell>
          <table:table-cell office:value-type="float" office:value="0.00003759" calcext:value-type="float">
            <text:p>0.000037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38" calcext:value-type="float">
            <text:p>-0.00002538</text:p>
          </table:table-cell>
          <table:table-cell office:value-type="float" office:value="-0.0000508" calcext:value-type="float">
            <text:p>-0.0000508</text:p>
          </table:table-cell>
          <table:table-cell office:value-type="float" office:value="0.00007027" calcext:value-type="float">
            <text:p>0.000070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82" calcext:value-type="float">
            <text:p>0.00003482</text:p>
          </table:table-cell>
          <table:table-cell office:value-type="float" office:value="0.00000135" calcext:value-type="float">
            <text:p>0.00000135</text:p>
          </table:table-cell>
          <table:table-cell office:value-type="float" office:value="0.00008617" calcext:value-type="float">
            <text:p>0.000086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84" calcext:value-type="float">
            <text:p>-0.00001884</text:p>
          </table:table-cell>
          <table:table-cell office:value-type="float" office:value="-0.00000419" calcext:value-type="float">
            <text:p>-0.00000419</text:p>
          </table:table-cell>
          <table:table-cell office:value-type="float" office:value="0.0000076" calcext:value-type="float">
            <text:p>0.00000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91" calcext:value-type="float">
            <text:p>0.00004891</text:p>
          </table:table-cell>
          <table:table-cell office:value-type="float" office:value="0.00003781" calcext:value-type="float">
            <text:p>0.00003781</text:p>
          </table:table-cell>
          <table:table-cell office:value-type="float" office:value="0.00006878" calcext:value-type="float">
            <text:p>0.00006878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15" calcext:value-type="float">
            <text:p>0.00000415</text:p>
          </table:table-cell>
          <table:table-cell office:value-type="float" office:value="-0.00061471" calcext:value-type="float">
            <text:p>-0.00061471</text:p>
          </table:table-cell>
          <table:table-cell office:value-type="float" office:value="0.00003735" calcext:value-type="float">
            <text:p>0.000037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895" calcext:value-type="float">
            <text:p>-0.00002895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-0.00000203" calcext:value-type="float">
            <text:p>-0.000002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5286" calcext:value-type="float">
            <text:p>-0.00015286</text:p>
          </table:table-cell>
          <table:table-cell office:value-type="float" office:value="0.00003385" calcext:value-type="float">
            <text:p>0.00003385</text:p>
          </table:table-cell>
          <table:table-cell office:value-type="float" office:value="0.00000412" calcext:value-type="float">
            <text:p>0.00000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476" calcext:value-type="float">
            <text:p>0.00007476</text:p>
          </table:table-cell>
          <table:table-cell office:value-type="float" office:value="0.00002192" calcext:value-type="float">
            <text:p>0.00002192</text:p>
          </table:table-cell>
          <table:table-cell office:value-type="float" office:value="-0.00004176" calcext:value-type="float">
            <text:p>-0.00004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253" calcext:value-type="float">
            <text:p>-0.00006253</text:p>
          </table:table-cell>
          <table:table-cell office:value-type="float" office:value="0.00005899" calcext:value-type="float">
            <text:p>0.00005899</text:p>
          </table:table-cell>
          <table:table-cell office:value-type="float" office:value="-0.00000115" calcext:value-type="float">
            <text:p>-0.00000115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57" calcext:value-type="float">
            <text:p>-0.00000057</text:p>
          </table:table-cell>
          <table:table-cell office:value-type="float" office:value="-0.00060075" calcext:value-type="float">
            <text:p>-0.00060075</text:p>
          </table:table-cell>
          <table:table-cell office:value-type="float" office:value="0.00011611" calcext:value-type="float">
            <text:p>0.000116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49" calcext:value-type="float">
            <text:p>-0.00000649</text:p>
          </table:table-cell>
          <table:table-cell office:value-type="float" office:value="-0.0000094" calcext:value-type="float">
            <text:p>-0.0000094</text:p>
          </table:table-cell>
          <table:table-cell office:value-type="float" office:value="-0.00001536" calcext:value-type="float">
            <text:p>-0.000015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09" calcext:value-type="float">
            <text:p>-0.00001509</text:p>
          </table:table-cell>
          <table:table-cell office:value-type="float" office:value="-0.0000515" calcext:value-type="float">
            <text:p>-0.0000515</text:p>
          </table:table-cell>
          <table:table-cell office:value-type="float" office:value="-0.00001239" calcext:value-type="float">
            <text:p>-0.000012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267" calcext:value-type="float">
            <text:p>-0.00004267</text:p>
          </table:table-cell>
          <table:table-cell office:value-type="float" office:value="-0.00008885" calcext:value-type="float">
            <text:p>-0.00008885</text:p>
          </table:table-cell>
          <table:table-cell office:value-type="float" office:value="0.00002378" calcext:value-type="float">
            <text:p>0.000023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33" calcext:value-type="float">
            <text:p>-0.00005433</text:p>
          </table:table-cell>
          <table:table-cell office:value-type="float" office:value="0.00005441" calcext:value-type="float">
            <text:p>0.00005441</text:p>
          </table:table-cell>
          <table:table-cell office:value-type="float" office:value="-0.00003306" calcext:value-type="float">
            <text:p>-0.00003306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623" calcext:value-type="float">
            <text:p>0.00004623</text:p>
          </table:table-cell>
          <table:table-cell office:value-type="float" office:value="-0.00061006" calcext:value-type="float">
            <text:p>-0.00061006</text:p>
          </table:table-cell>
          <table:table-cell office:value-type="float" office:value="-0.00002398" calcext:value-type="float">
            <text:p>-0.000023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036" calcext:value-type="float">
            <text:p>-0.00013036</text:p>
          </table:table-cell>
          <table:table-cell office:value-type="float" office:value="-0.00008199" calcext:value-type="float">
            <text:p>-0.00008199</text:p>
          </table:table-cell>
          <table:table-cell office:value-type="float" office:value="0.00003056" calcext:value-type="float">
            <text:p>0.000030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06" calcext:value-type="float">
            <text:p>-0.00001406</text:p>
          </table:table-cell>
          <table:table-cell office:value-type="float" office:value="0.00002926" calcext:value-type="float">
            <text:p>0.00002926</text:p>
          </table:table-cell>
          <table:table-cell office:value-type="float" office:value="-0.00008351" calcext:value-type="float">
            <text:p>-0.000083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46" calcext:value-type="float">
            <text:p>-0.0000346</text:p>
          </table:table-cell>
          <table:table-cell office:value-type="float" office:value="-0.00006984" calcext:value-type="float">
            <text:p>-0.00006984</text:p>
          </table:table-cell>
          <table:table-cell office:value-type="float" office:value="-0.00002357" calcext:value-type="float">
            <text:p>-0.000023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702" calcext:value-type="float">
            <text:p>-0.00006702</text:p>
          </table:table-cell>
          <table:table-cell office:value-type="float" office:value="0.00002255" calcext:value-type="float">
            <text:p>0.00002255</text:p>
          </table:table-cell>
          <table:table-cell office:value-type="float" office:value="-0.00000791" calcext:value-type="float">
            <text:p>-0.00000791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075" calcext:value-type="float">
            <text:p>0.00008075</text:p>
          </table:table-cell>
          <table:table-cell office:value-type="float" office:value="-0.00060512" calcext:value-type="float">
            <text:p>-0.00060512</text:p>
          </table:table-cell>
          <table:table-cell office:value-type="float" office:value="0.0000119" calcext:value-type="float">
            <text:p>0.0000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33" calcext:value-type="float">
            <text:p>-0.00001433</text:p>
          </table:table-cell>
          <table:table-cell office:value-type="float" office:value="-0.00002485" calcext:value-type="float">
            <text:p>-0.00002485</text:p>
          </table:table-cell>
          <table:table-cell office:value-type="float" office:value="0.00001228" calcext:value-type="float">
            <text:p>0.000012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74" calcext:value-type="float">
            <text:p>0.00001974</text:p>
          </table:table-cell>
          <table:table-cell office:value-type="float" office:value="-0.00010683" calcext:value-type="float">
            <text:p>-0.00010683</text:p>
          </table:table-cell>
          <table:table-cell office:value-type="float" office:value="-0.00005721" calcext:value-type="float">
            <text:p>-0.000057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6" calcext:value-type="float">
            <text:p>0.0000436</text:p>
          </table:table-cell>
          <table:table-cell office:value-type="float" office:value="-0.00000354" calcext:value-type="float">
            <text:p>-0.00000354</text:p>
          </table:table-cell>
          <table:table-cell office:value-type="float" office:value="-0.00002665" calcext:value-type="float">
            <text:p>-0.000026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458" calcext:value-type="float">
            <text:p>-0.00013458</text:p>
          </table:table-cell>
          <table:table-cell office:value-type="float" office:value="0.00007024" calcext:value-type="float">
            <text:p>0.00007024</text:p>
          </table:table-cell>
          <table:table-cell office:value-type="float" office:value="-0.00005081" calcext:value-type="float">
            <text:p>-0.0000508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72" calcext:value-type="float">
            <text:p>-0.00001672</text:p>
          </table:table-cell>
          <table:table-cell office:value-type="float" office:value="-0.00061849" calcext:value-type="float">
            <text:p>-0.00061849</text:p>
          </table:table-cell>
          <table:table-cell office:value-type="float" office:value="-0.0000799" calcext:value-type="float">
            <text:p>-0.00007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388" calcext:value-type="float">
            <text:p>-0.00006388</text:p>
          </table:table-cell>
          <table:table-cell office:value-type="float" office:value="0.00000434" calcext:value-type="float">
            <text:p>0.00000434</text:p>
          </table:table-cell>
          <table:table-cell office:value-type="float" office:value="-0.00005957" calcext:value-type="float">
            <text:p>-0.000059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92" calcext:value-type="float">
            <text:p>-0.00002092</text:p>
          </table:table-cell>
          <table:table-cell office:value-type="float" office:value="0.00002557" calcext:value-type="float">
            <text:p>0.00002557</text:p>
          </table:table-cell>
          <table:table-cell office:value-type="float" office:value="-0.00001524" calcext:value-type="float">
            <text:p>-0.000015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48" calcext:value-type="float">
            <text:p>0.00002948</text:p>
          </table:table-cell>
          <table:table-cell office:value-type="float" office:value="0.00006795" calcext:value-type="float">
            <text:p>0.00006795</text:p>
          </table:table-cell>
          <table:table-cell office:value-type="float" office:value="0.00002366" calcext:value-type="float">
            <text:p>0.000023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46" calcext:value-type="float">
            <text:p>-0.00003346</text:p>
          </table:table-cell>
          <table:table-cell office:value-type="float" office:value="0.00008894" calcext:value-type="float">
            <text:p>0.00008894</text:p>
          </table:table-cell>
          <table:table-cell office:value-type="float" office:value="0.00004823" calcext:value-type="float">
            <text:p>0.00004823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216" calcext:value-type="float">
            <text:p>-0.00000216</text:p>
          </table:table-cell>
          <table:table-cell office:value-type="float" office:value="-0.00060647" calcext:value-type="float">
            <text:p>-0.00060647</text:p>
          </table:table-cell>
          <table:table-cell office:value-type="float" office:value="-0.00001725" calcext:value-type="float">
            <text:p>-0.000017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66" calcext:value-type="float">
            <text:p>0.00000266</text:p>
          </table:table-cell>
          <table:table-cell office:value-type="float" office:value="-0.00007234" calcext:value-type="float">
            <text:p>-0.00007234</text:p>
          </table:table-cell>
          <table:table-cell office:value-type="float" office:value="-0.00002188" calcext:value-type="float">
            <text:p>-0.000021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272" calcext:value-type="float">
            <text:p>-0.00004272</text:p>
          </table:table-cell>
          <table:table-cell office:value-type="float" office:value="-0.00008199" calcext:value-type="float">
            <text:p>-0.00008199</text:p>
          </table:table-cell>
          <table:table-cell office:value-type="float" office:value="-0.00005801" calcext:value-type="float">
            <text:p>-0.000058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47" calcext:value-type="float">
            <text:p>-0.00000447</text:p>
          </table:table-cell>
          <table:table-cell office:value-type="float" office:value="-0.00001017" calcext:value-type="float">
            <text:p>-0.00001017</text:p>
          </table:table-cell>
          <table:table-cell office:value-type="float" office:value="0.00001238" calcext:value-type="float">
            <text:p>0.00001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01" calcext:value-type="float">
            <text:p>-0.00005501</text:p>
          </table:table-cell>
          <table:table-cell office:value-type="float" office:value="-0.00001668" calcext:value-type="float">
            <text:p>-0.00001668</text:p>
          </table:table-cell>
          <table:table-cell office:value-type="float" office:value="-0.00004435" calcext:value-type="float">
            <text:p>-0.00004435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45" calcext:value-type="float">
            <text:p>0.00008445</text:p>
          </table:table-cell>
          <table:table-cell office:value-type="float" office:value="-0.00050854" calcext:value-type="float">
            <text:p>-0.00050854</text:p>
          </table:table-cell>
          <table:table-cell office:value-type="float" office:value="0.00004403" calcext:value-type="float">
            <text:p>0.000044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713" calcext:value-type="float">
            <text:p>-0.00005713</text:p>
          </table:table-cell>
          <table:table-cell office:value-type="float" office:value="-0.00000064" calcext:value-type="float">
            <text:p>-0.00000064</text:p>
          </table:table-cell>
          <table:table-cell office:value-type="float" office:value="-0.0000432" calcext:value-type="float">
            <text:p>-0.00004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1" calcext:value-type="float">
            <text:p>0.0000351</text:p>
          </table:table-cell>
          <table:table-cell office:value-type="float" office:value="-0.00005546" calcext:value-type="float">
            <text:p>-0.00005546</text:p>
          </table:table-cell>
          <table:table-cell office:value-type="float" office:value="-0.00003661" calcext:value-type="float">
            <text:p>-0.000036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78" calcext:value-type="float">
            <text:p>0.00003078</text:p>
          </table:table-cell>
          <table:table-cell office:value-type="float" office:value="0.00004569" calcext:value-type="float">
            <text:p>0.00004569</text:p>
          </table:table-cell>
          <table:table-cell office:value-type="float" office:value="0.00005024" calcext:value-type="float">
            <text:p>0.000050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79" calcext:value-type="float">
            <text:p>0.00000579</text:p>
          </table:table-cell>
          <table:table-cell office:value-type="float" office:value="-0.00004946" calcext:value-type="float">
            <text:p>-0.00004946</text:p>
          </table:table-cell>
          <table:table-cell office:value-type="float" office:value="0.00002096" calcext:value-type="float">
            <text:p>0.00002096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54" calcext:value-type="float">
            <text:p>-0.00002954</text:p>
          </table:table-cell>
          <table:table-cell office:value-type="float" office:value="-0.00066841" calcext:value-type="float">
            <text:p>-0.00066841</text:p>
          </table:table-cell>
          <table:table-cell office:value-type="float" office:value="-0.00001782" calcext:value-type="float">
            <text:p>-0.000017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47" calcext:value-type="float">
            <text:p>-0.00005347</text:p>
          </table:table-cell>
          <table:table-cell office:value-type="float" office:value="-0.00003656" calcext:value-type="float">
            <text:p>-0.00003656</text:p>
          </table:table-cell>
          <table:table-cell office:value-type="float" office:value="0.00000837" calcext:value-type="float">
            <text:p>0.000008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34" calcext:value-type="float">
            <text:p>-0.00002434</text:p>
          </table:table-cell>
          <table:table-cell office:value-type="float" office:value="0.00003837" calcext:value-type="float">
            <text:p>0.00003837</text:p>
          </table:table-cell>
          <table:table-cell office:value-type="float" office:value="-0.00006456" calcext:value-type="float">
            <text:p>-0.000064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17" calcext:value-type="float">
            <text:p>0.00005417</text:p>
          </table:table-cell>
          <table:table-cell office:value-type="float" office:value="-0.00000336" calcext:value-type="float">
            <text:p>-0.00000336</text:p>
          </table:table-cell>
          <table:table-cell office:value-type="float" office:value="-0.00002675" calcext:value-type="float">
            <text:p>-0.000026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58" calcext:value-type="float">
            <text:p>-0.00003158</text:p>
          </table:table-cell>
          <table:table-cell office:value-type="float" office:value="-0.00000251" calcext:value-type="float">
            <text:p>-0.00000251</text:p>
          </table:table-cell>
          <table:table-cell office:value-type="float" office:value="0.00000031" calcext:value-type="float">
            <text:p>0.00000031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86" calcext:value-type="float">
            <text:p>0.00002686</text:p>
          </table:table-cell>
          <table:table-cell office:value-type="float" office:value="-0.00067118" calcext:value-type="float">
            <text:p>-0.00067118</text:p>
          </table:table-cell>
          <table:table-cell office:value-type="float" office:value="0.00000016" calcext:value-type="float">
            <text:p>0.000000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67" calcext:value-type="float">
            <text:p>-0.00000367</text:p>
          </table:table-cell>
          <table:table-cell office:value-type="float" office:value="-0.0000169" calcext:value-type="float">
            <text:p>-0.0000169</text:p>
          </table:table-cell>
          <table:table-cell office:value-type="float" office:value="0.00001265" calcext:value-type="float">
            <text:p>0.000012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815" calcext:value-type="float">
            <text:p>0.00003815</text:p>
          </table:table-cell>
          <table:table-cell office:value-type="float" office:value="0.0000887" calcext:value-type="float">
            <text:p>0.0000887</text:p>
          </table:table-cell>
          <table:table-cell office:value-type="float" office:value="-0.00000684" calcext:value-type="float">
            <text:p>-0.00000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6267" calcext:value-type="float">
            <text:p>-0.00016267</text:p>
          </table:table-cell>
          <table:table-cell office:value-type="float" office:value="0.00005431" calcext:value-type="float">
            <text:p>0.00005431</text:p>
          </table:table-cell>
          <table:table-cell office:value-type="float" office:value="0.0000333" calcext:value-type="float">
            <text:p>0.0000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49" calcext:value-type="float">
            <text:p>0.00000349</text:p>
          </table:table-cell>
          <table:table-cell office:value-type="float" office:value="0.00003852" calcext:value-type="float">
            <text:p>0.00003852</text:p>
          </table:table-cell>
          <table:table-cell office:value-type="float" office:value="0.00005282" calcext:value-type="float">
            <text:p>0.00005282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98" calcext:value-type="float">
            <text:p>0.00002898</text:p>
          </table:table-cell>
          <table:table-cell office:value-type="float" office:value="-0.00062186" calcext:value-type="float">
            <text:p>-0.00062186</text:p>
          </table:table-cell>
          <table:table-cell office:value-type="float" office:value="-0.0000493" calcext:value-type="float">
            <text:p>-0.00004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58" calcext:value-type="float">
            <text:p>-0.00002658</text:p>
          </table:table-cell>
          <table:table-cell office:value-type="float" office:value="0.00001611" calcext:value-type="float">
            <text:p>0.00001611</text:p>
          </table:table-cell>
          <table:table-cell office:value-type="float" office:value="-0.00002911" calcext:value-type="float">
            <text:p>-0.000029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31" calcext:value-type="float">
            <text:p>0.00000931</text:p>
          </table:table-cell>
          <table:table-cell office:value-type="float" office:value="-0.00003687" calcext:value-type="float">
            <text:p>-0.00003687</text:p>
          </table:table-cell>
          <table:table-cell office:value-type="float" office:value="-0.00007801" calcext:value-type="float">
            <text:p>-0.000078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107" calcext:value-type="float">
            <text:p>0.00006107</text:p>
          </table:table-cell>
          <table:table-cell office:value-type="float" office:value="-0.0000507" calcext:value-type="float">
            <text:p>-0.0000507</text:p>
          </table:table-cell>
          <table:table-cell office:value-type="float" office:value="-0.00003114" calcext:value-type="float">
            <text:p>-0.00003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9" calcext:value-type="float">
            <text:p>0.000018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-0.00002654" calcext:value-type="float">
            <text:p>-0.00002654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533" calcext:value-type="float">
            <text:p>0.00004533</text:p>
          </table:table-cell>
          <table:table-cell office:value-type="float" office:value="-0.00070426" calcext:value-type="float">
            <text:p>-0.00070426</text:p>
          </table:table-cell>
          <table:table-cell office:value-type="float" office:value="-0.00001921" calcext:value-type="float">
            <text:p>-0.000019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93" calcext:value-type="float">
            <text:p>-0.00002493</text:p>
          </table:table-cell>
          <table:table-cell office:value-type="float" office:value="-0.00008819" calcext:value-type="float">
            <text:p>-0.00008819</text:p>
          </table:table-cell>
          <table:table-cell office:value-type="float" office:value="-0.00002742" calcext:value-type="float">
            <text:p>-0.000027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571" calcext:value-type="float">
            <text:p>-0.00006571</text:p>
          </table:table-cell>
          <table:table-cell office:value-type="float" office:value="0.00002953" calcext:value-type="float">
            <text:p>0.00002953</text:p>
          </table:table-cell>
          <table:table-cell office:value-type="float" office:value="0.00000748" calcext:value-type="float">
            <text:p>0.000007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182" calcext:value-type="float">
            <text:p>-0.00002182</text:p>
          </table:table-cell>
          <table:table-cell office:value-type="float" office:value="0.00000902" calcext:value-type="float">
            <text:p>0.00000902</text:p>
          </table:table-cell>
          <table:table-cell office:value-type="float" office:value="-0.00003461" calcext:value-type="float">
            <text:p>-0.000034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233" calcext:value-type="float">
            <text:p>-0.00000233</text:p>
          </table:table-cell>
          <table:table-cell office:value-type="float" office:value="-0.00003573" calcext:value-type="float">
            <text:p>-0.00003573</text:p>
          </table:table-cell>
          <table:table-cell office:value-type="float" office:value="0.00001202" calcext:value-type="float">
            <text:p>0.00001202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372" calcext:value-type="float">
            <text:p>0.00006372</text:p>
          </table:table-cell>
          <table:table-cell office:value-type="float" office:value="-0.0006703" calcext:value-type="float">
            <text:p>-0.0006703</text:p>
          </table:table-cell>
          <table:table-cell office:value-type="float" office:value="-0.00001673" calcext:value-type="float">
            <text:p>-0.000016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944" calcext:value-type="float">
            <text:p>-0.00010944</text:p>
          </table:table-cell>
          <table:table-cell office:value-type="float" office:value="0.00002562" calcext:value-type="float">
            <text:p>0.00002562</text:p>
          </table:table-cell>
          <table:table-cell office:value-type="float" office:value="-0.00002742" calcext:value-type="float">
            <text:p>-0.000027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82" calcext:value-type="float">
            <text:p>0.0000782</text:p>
          </table:table-cell>
          <table:table-cell office:value-type="float" office:value="-0.00000504" calcext:value-type="float">
            <text:p>-0.00000504</text:p>
          </table:table-cell>
          <table:table-cell office:value-type="float" office:value="-0.00003082" calcext:value-type="float">
            <text:p>-0.000030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74" calcext:value-type="float">
            <text:p>-0.0000874</text:p>
          </table:table-cell>
          <table:table-cell office:value-type="float" office:value="0.00008872" calcext:value-type="float">
            <text:p>0.00008872</text:p>
          </table:table-cell>
          <table:table-cell office:value-type="float" office:value="-0.00003481" calcext:value-type="float">
            <text:p>-0.000034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752" calcext:value-type="float">
            <text:p>-0.00004752</text:p>
          </table:table-cell>
          <table:table-cell office:value-type="float" office:value="-0.00004896" calcext:value-type="float">
            <text:p>-0.00004896</text:p>
          </table:table-cell>
          <table:table-cell office:value-type="float" office:value="0.00004343" calcext:value-type="float">
            <text:p>0.00004343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84" calcext:value-type="float">
            <text:p>0.00005184</text:p>
          </table:table-cell>
          <table:table-cell office:value-type="float" office:value="-0.00054991" calcext:value-type="float">
            <text:p>-0.00054991</text:p>
          </table:table-cell>
          <table:table-cell office:value-type="float" office:value="-0.00011146" calcext:value-type="float">
            <text:p>-0.00011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696" calcext:value-type="float">
            <text:p>-0.00010696</text:p>
          </table:table-cell>
          <table:table-cell office:value-type="float" office:value="-0.00002906" calcext:value-type="float">
            <text:p>-0.00002906</text:p>
          </table:table-cell>
          <table:table-cell office:value-type="float" office:value="-0.00009109" calcext:value-type="float">
            <text:p>-0.000091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-0.00000575" calcext:value-type="float">
            <text:p>-0.00000575</text:p>
          </table:table-cell>
          <table:table-cell office:value-type="float" office:value="0.00002713" calcext:value-type="float">
            <text:p>0.000027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711" calcext:value-type="float">
            <text:p>-0.00006711</text:p>
          </table:table-cell>
          <table:table-cell office:value-type="float" office:value="0.00007503" calcext:value-type="float">
            <text:p>0.00007503</text:p>
          </table:table-cell>
          <table:table-cell office:value-type="float" office:value="0.00002035" calcext:value-type="float">
            <text:p>0.00002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53" calcext:value-type="float">
            <text:p>0.00000653</text:p>
          </table:table-cell>
          <table:table-cell office:value-type="float" office:value="0.0000165" calcext:value-type="float">
            <text:p>0.0000165</text:p>
          </table:table-cell>
          <table:table-cell office:value-type="float" office:value="-0.0000108" calcext:value-type="float">
            <text:p>-0.0000108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28" calcext:value-type="float">
            <text:p>0.00001328</text:p>
          </table:table-cell>
          <table:table-cell office:value-type="float" office:value="-0.00070796" calcext:value-type="float">
            <text:p>-0.00070796</text:p>
          </table:table-cell>
          <table:table-cell office:value-type="float" office:value="-0.00006311" calcext:value-type="float">
            <text:p>-0.000063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82" calcext:value-type="float">
            <text:p>0.00002882</text:p>
          </table:table-cell>
          <table:table-cell office:value-type="float" office:value="0.00007677" calcext:value-type="float">
            <text:p>0.00007677</text:p>
          </table:table-cell>
          <table:table-cell office:value-type="float" office:value="-0.00001632" calcext:value-type="float">
            <text:p>-0.000016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977" calcext:value-type="float">
            <text:p>-0.00009977</text:p>
          </table:table-cell>
          <table:table-cell office:value-type="float" office:value="-0.00001138" calcext:value-type="float">
            <text:p>-0.00001138</text:p>
          </table:table-cell>
          <table:table-cell office:value-type="float" office:value="-0.00000582" calcext:value-type="float">
            <text:p>-0.000005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-0.00002925" calcext:value-type="float">
            <text:p>-0.00002925</text:p>
          </table:table-cell>
          <table:table-cell office:value-type="float" office:value="0.00002205" calcext:value-type="float">
            <text:p>0.000022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99" calcext:value-type="float">
            <text:p>0.00002199</text:p>
          </table:table-cell>
          <table:table-cell office:value-type="float" office:value="-0.00002839" calcext:value-type="float">
            <text:p>-0.00002839</text:p>
          </table:table-cell>
          <table:table-cell office:value-type="float" office:value="0.00002932" calcext:value-type="float">
            <text:p>0.0000293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47" calcext:value-type="float">
            <text:p>0.00003147</text:p>
          </table:table-cell>
          <table:table-cell office:value-type="float" office:value="-0.00066998" calcext:value-type="float">
            <text:p>-0.00066998</text:p>
          </table:table-cell>
          <table:table-cell office:value-type="float" office:value="-0.00005022" calcext:value-type="float">
            <text:p>-0.000050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13" calcext:value-type="float">
            <text:p>-0.00003313</text:p>
          </table:table-cell>
          <table:table-cell office:value-type="float" office:value="0.00003557" calcext:value-type="float">
            <text:p>0.00003557</text:p>
          </table:table-cell>
          <table:table-cell office:value-type="float" office:value="-0.00005461" calcext:value-type="float">
            <text:p>-0.000054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701" calcext:value-type="float">
            <text:p>-0.00004701</text:p>
          </table:table-cell>
          <table:table-cell office:value-type="float" office:value="0.00002559" calcext:value-type="float">
            <text:p>0.00002559</text:p>
          </table:table-cell>
          <table:table-cell office:value-type="float" office:value="0.00008305" calcext:value-type="float">
            <text:p>0.000083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646" calcext:value-type="float">
            <text:p>-0.00003646</text:p>
          </table:table-cell>
          <table:table-cell office:value-type="float" office:value="-0.00002313" calcext:value-type="float">
            <text:p>-0.00002313</text:p>
          </table:table-cell>
          <table:table-cell office:value-type="float" office:value="0.00011308" calcext:value-type="float">
            <text:p>0.000113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64" calcext:value-type="float">
            <text:p>-0.00002464</text:p>
          </table:table-cell>
          <table:table-cell office:value-type="float" office:value="0.00001248" calcext:value-type="float">
            <text:p>0.00001248</text:p>
          </table:table-cell>
          <table:table-cell office:value-type="float" office:value="-0.00000714" calcext:value-type="float">
            <text:p>-0.00000714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36" calcext:value-type="float">
            <text:p>-0.00001136</text:p>
          </table:table-cell>
          <table:table-cell office:value-type="float" office:value="-0.00065747" calcext:value-type="float">
            <text:p>-0.00065747</text:p>
          </table:table-cell>
          <table:table-cell office:value-type="float" office:value="0.00001381" calcext:value-type="float">
            <text:p>0.000013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66" calcext:value-type="float">
            <text:p>-0.00000466</text:p>
          </table:table-cell>
          <table:table-cell office:value-type="float" office:value="-0.00002607" calcext:value-type="float">
            <text:p>-0.00002607</text:p>
          </table:table-cell>
          <table:table-cell office:value-type="float" office:value="-0.00006016" calcext:value-type="float">
            <text:p>-0.000060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729" calcext:value-type="float">
            <text:p>-0.00007729</text:p>
          </table:table-cell>
          <table:table-cell office:value-type="float" office:value="-0.00006865" calcext:value-type="float">
            <text:p>-0.00006865</text:p>
          </table:table-cell>
          <table:table-cell office:value-type="float" office:value="0.00002146" calcext:value-type="float">
            <text:p>0.00002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45" calcext:value-type="float">
            <text:p>0.00002745</text:p>
          </table:table-cell>
          <table:table-cell office:value-type="float" office:value="-0.00000966" calcext:value-type="float">
            <text:p>-0.00000966</text:p>
          </table:table-cell>
          <table:table-cell office:value-type="float" office:value="-0.00002964" calcext:value-type="float">
            <text:p>-0.000029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79" calcext:value-type="float">
            <text:p>0.00001879</text:p>
          </table:table-cell>
          <table:table-cell office:value-type="float" office:value="0.00004224" calcext:value-type="float">
            <text:p>0.00004224</text:p>
          </table:table-cell>
          <table:table-cell office:value-type="float" office:value="0.00001825" calcext:value-type="float">
            <text:p>0.00001825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57" calcext:value-type="float">
            <text:p>0.00001957</text:p>
          </table:table-cell>
          <table:table-cell office:value-type="float" office:value="-0.00071294" calcext:value-type="float">
            <text:p>-0.00071294</text:p>
          </table:table-cell>
          <table:table-cell office:value-type="float" office:value="0.00000959" calcext:value-type="float">
            <text:p>0.000009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419" calcext:value-type="float">
            <text:p>-0.00011419</text:p>
          </table:table-cell>
          <table:table-cell office:value-type="float" office:value="-0.00010374" calcext:value-type="float">
            <text:p>-0.00010374</text:p>
          </table:table-cell>
          <table:table-cell office:value-type="float" office:value="-0.00000379" calcext:value-type="float">
            <text:p>-0.00000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367" calcext:value-type="float">
            <text:p>-0.00006367</text:p>
          </table:table-cell>
          <table:table-cell office:value-type="float" office:value="0.00002282" calcext:value-type="float">
            <text:p>0.00002282</text:p>
          </table:table-cell>
          <table:table-cell office:value-type="float" office:value="0.00004964" calcext:value-type="float">
            <text:p>0.000049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23" calcext:value-type="float">
            <text:p>0.0001123</text:p>
          </table:table-cell>
          <table:table-cell office:value-type="float" office:value="0.00003763" calcext:value-type="float">
            <text:p>0.00003763</text:p>
          </table:table-cell>
          <table:table-cell office:value-type="float" office:value="0.00007878" calcext:value-type="float">
            <text:p>0.000078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19" calcext:value-type="float">
            <text:p>-0.00003519</text:p>
          </table:table-cell>
          <table:table-cell office:value-type="float" office:value="0.00006447" calcext:value-type="float">
            <text:p>0.00006447</text:p>
          </table:table-cell>
          <table:table-cell office:value-type="float" office:value="0.00002982" calcext:value-type="float">
            <text:p>0.00002982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61" calcext:value-type="float">
            <text:p>-0.00003061</text:p>
          </table:table-cell>
          <table:table-cell office:value-type="float" office:value="-0.00072596" calcext:value-type="float">
            <text:p>-0.00072596</text:p>
          </table:table-cell>
          <table:table-cell office:value-type="float" office:value="0.00001729" calcext:value-type="float">
            <text:p>0.000017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979" calcext:value-type="float">
            <text:p>-0.00008979</text:p>
          </table:table-cell>
          <table:table-cell office:value-type="float" office:value="0.00003124" calcext:value-type="float">
            <text:p>0.00003124</text:p>
          </table:table-cell>
          <table:table-cell office:value-type="float" office:value="-0.00004729" calcext:value-type="float">
            <text:p>-0.000047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19" calcext:value-type="float">
            <text:p>-0.00005119</text:p>
          </table:table-cell>
          <table:table-cell office:value-type="float" office:value="-0.0000203" calcext:value-type="float">
            <text:p>-0.0000203</text:p>
          </table:table-cell>
          <table:table-cell office:value-type="float" office:value="0.00001206" calcext:value-type="float">
            <text:p>0.00001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872" calcext:value-type="float">
            <text:p>-0.00004872</text:p>
          </table:table-cell>
          <table:table-cell office:value-type="float" office:value="-0.00001253" calcext:value-type="float">
            <text:p>-0.00001253</text:p>
          </table:table-cell>
          <table:table-cell office:value-type="float" office:value="0.00001115" calcext:value-type="float">
            <text:p>0.000011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054" calcext:value-type="float">
            <text:p>-0.00004054</text:p>
          </table:table-cell>
          <table:table-cell office:value-type="float" office:value="0.00014835" calcext:value-type="float">
            <text:p>0.00014835</text:p>
          </table:table-cell>
          <table:table-cell office:value-type="float" office:value="-0.00001591" calcext:value-type="float">
            <text:p>-0.00001591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53" calcext:value-type="float">
            <text:p>0.00002453</text:p>
          </table:table-cell>
          <table:table-cell office:value-type="float" office:value="-0.00064721" calcext:value-type="float">
            <text:p>-0.00064721</text:p>
          </table:table-cell>
          <table:table-cell office:value-type="float" office:value="0.00001505" calcext:value-type="float">
            <text:p>0.00001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98" calcext:value-type="float">
            <text:p>-0.00001798</text:p>
          </table:table-cell>
          <table:table-cell office:value-type="float" office:value="-0.00005259" calcext:value-type="float">
            <text:p>-0.00005259</text:p>
          </table:table-cell>
          <table:table-cell office:value-type="float" office:value="-0.00001068" calcext:value-type="float">
            <text:p>-0.00001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806" calcext:value-type="float">
            <text:p>-0.00002806</text:p>
          </table:table-cell>
          <table:table-cell office:value-type="float" office:value="0.00001943" calcext:value-type="float">
            <text:p>0.00001943</text:p>
          </table:table-cell>
          <table:table-cell office:value-type="float" office:value="-0.00003317" calcext:value-type="float">
            <text:p>-0.000033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75" calcext:value-type="float">
            <text:p>-0.00004375</text:p>
          </table:table-cell>
          <table:table-cell office:value-type="float" office:value="0.00001503" calcext:value-type="float">
            <text:p>0.00001503</text:p>
          </table:table-cell>
          <table:table-cell office:value-type="float" office:value="-0.00009156" calcext:value-type="float">
            <text:p>-0.000091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46" calcext:value-type="float">
            <text:p>0.00003146</text:p>
          </table:table-cell>
          <table:table-cell office:value-type="float" office:value="0.00006968" calcext:value-type="float">
            <text:p>0.00006968</text:p>
          </table:table-cell>
          <table:table-cell office:value-type="float" office:value="-0.00000752" calcext:value-type="float">
            <text:p>-0.00000752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32" calcext:value-type="float">
            <text:p>0.00001032</text:p>
          </table:table-cell>
          <table:table-cell office:value-type="float" office:value="-0.00066541" calcext:value-type="float">
            <text:p>-0.00066541</text:p>
          </table:table-cell>
          <table:table-cell office:value-type="float" office:value="-0.00004411" calcext:value-type="float">
            <text:p>-0.000044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69" calcext:value-type="float">
            <text:p>-0.00004669</text:p>
          </table:table-cell>
          <table:table-cell office:value-type="float" office:value="-0.00000205" calcext:value-type="float">
            <text:p>-0.00000205</text:p>
          </table:table-cell>
          <table:table-cell office:value-type="float" office:value="-0.00007331" calcext:value-type="float">
            <text:p>-0.000073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03" calcext:value-type="float">
            <text:p>0.00001203</text:p>
          </table:table-cell>
          <table:table-cell office:value-type="float" office:value="-0.00003237" calcext:value-type="float">
            <text:p>-0.00003237</text:p>
          </table:table-cell>
          <table:table-cell office:value-type="float" office:value="0.00003368" calcext:value-type="float">
            <text:p>0.000033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268" calcext:value-type="float">
            <text:p>-0.00008268</text:p>
          </table:table-cell>
          <table:table-cell office:value-type="float" office:value="-0.00001631" calcext:value-type="float">
            <text:p>-0.00001631</text:p>
          </table:table-cell>
          <table:table-cell office:value-type="float" office:value="0.0000124" calcext:value-type="float">
            <text:p>0.0000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04" calcext:value-type="float">
            <text:p>-0.00000004</text:p>
          </table:table-cell>
          <table:table-cell office:value-type="float" office:value="0.00006395" calcext:value-type="float">
            <text:p>0.00006395</text:p>
          </table:table-cell>
          <table:table-cell office:value-type="float" office:value="0.00002662" calcext:value-type="float">
            <text:p>0.00002662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813" calcext:value-type="float">
            <text:p>0.00003813</text:p>
          </table:table-cell>
          <table:table-cell office:value-type="float" office:value="-0.00069991" calcext:value-type="float">
            <text:p>-0.00069991</text:p>
          </table:table-cell>
          <table:table-cell office:value-type="float" office:value="-0.00001437" calcext:value-type="float">
            <text:p>-0.000014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34" calcext:value-type="float">
            <text:p>-0.00000834</text:p>
          </table:table-cell>
          <table:table-cell office:value-type="float" office:value="-0.00003812" calcext:value-type="float">
            <text:p>-0.00003812</text:p>
          </table:table-cell>
          <table:table-cell office:value-type="float" office:value="-0.00003039" calcext:value-type="float">
            <text:p>-0.00003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94" calcext:value-type="float">
            <text:p>-0.00000694</text:p>
          </table:table-cell>
          <table:table-cell office:value-type="float" office:value="-0.00009501" calcext:value-type="float">
            <text:p>-0.00009501</text:p>
          </table:table-cell>
          <table:table-cell office:value-type="float" office:value="-0.00005741" calcext:value-type="float">
            <text:p>-0.000057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992" calcext:value-type="float">
            <text:p>0.00003992</text:p>
          </table:table-cell>
          <table:table-cell office:value-type="float" office:value="-0.00000251" calcext:value-type="float">
            <text:p>-0.00000251</text:p>
          </table:table-cell>
          <table:table-cell office:value-type="float" office:value="0.00002404" calcext:value-type="float">
            <text:p>0.000024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54" calcext:value-type="float">
            <text:p>0.0000454</text:p>
          </table:table-cell>
          <table:table-cell office:value-type="float" office:value="-0.00006347" calcext:value-type="float">
            <text:p>-0.00006347</text:p>
          </table:table-cell>
          <table:table-cell office:value-type="float" office:value="0.00002185" calcext:value-type="float">
            <text:p>0.00002185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09" calcext:value-type="float">
            <text:p>0.00008409</text:p>
          </table:table-cell>
          <table:table-cell office:value-type="float" office:value="-0.00063537" calcext:value-type="float">
            <text:p>-0.00063537</text:p>
          </table:table-cell>
          <table:table-cell office:value-type="float" office:value="0.00002156" calcext:value-type="float">
            <text:p>0.000021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103" calcext:value-type="float">
            <text:p>-0.00002103</text:p>
          </table:table-cell>
          <table:table-cell office:value-type="float" office:value="-0.00000083" calcext:value-type="float">
            <text:p>-0.00000083</text:p>
          </table:table-cell>
          <table:table-cell office:value-type="float" office:value="-0.00003501" calcext:value-type="float">
            <text:p>-0.00003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57" calcext:value-type="float">
            <text:p>0.00001557</text:p>
          </table:table-cell>
          <table:table-cell office:value-type="float" office:value="-0.00001662" calcext:value-type="float">
            <text:p>-0.00001662</text:p>
          </table:table-cell>
          <table:table-cell office:value-type="float" office:value="-0.00008999" calcext:value-type="float">
            <text:p>-0.00008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03" calcext:value-type="float">
            <text:p>-0.00001203</text:p>
          </table:table-cell>
          <table:table-cell office:value-type="float" office:value="0.00009825" calcext:value-type="float">
            <text:p>0.00009825</text:p>
          </table:table-cell>
          <table:table-cell office:value-type="float" office:value="0.00002978" calcext:value-type="float">
            <text:p>0.000029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59" calcext:value-type="float">
            <text:p>-0.00003059</text:p>
          </table:table-cell>
          <table:table-cell office:value-type="float" office:value="-0.00004862" calcext:value-type="float">
            <text:p>-0.00004862</text:p>
          </table:table-cell>
          <table:table-cell office:value-type="float" office:value="0.00003095" calcext:value-type="float">
            <text:p>0.00003095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62" calcext:value-type="float">
            <text:p>0.00002062</text:p>
          </table:table-cell>
          <table:table-cell office:value-type="float" office:value="-0.00056469" calcext:value-type="float">
            <text:p>-0.00056469</text:p>
          </table:table-cell>
          <table:table-cell office:value-type="float" office:value="0.00003202" calcext:value-type="float">
            <text:p>0.000032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12" calcext:value-type="float">
            <text:p>0.0000812</text:p>
          </table:table-cell>
          <table:table-cell office:value-type="float" office:value="-0.00002008" calcext:value-type="float">
            <text:p>-0.00002008</text:p>
          </table:table-cell>
          <table:table-cell office:value-type="float" office:value="0.0000651" calcext:value-type="float">
            <text:p>0.00006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71" calcext:value-type="float">
            <text:p>-0.0001271</text:p>
          </table:table-cell>
          <table:table-cell office:value-type="float" office:value="0.00010221" calcext:value-type="float">
            <text:p>0.00010221</text:p>
          </table:table-cell>
          <table:table-cell office:value-type="float" office:value="-0.00002" calcext:value-type="float">
            <text:p>-0.000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907" calcext:value-type="float">
            <text:p>-0.00006907</text:p>
          </table:table-cell>
          <table:table-cell office:value-type="float" office:value="-0.00003981" calcext:value-type="float">
            <text:p>-0.00003981</text:p>
          </table:table-cell>
          <table:table-cell office:value-type="float" office:value="-0.0000027" calcext:value-type="float">
            <text:p>-0.00000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29" calcext:value-type="float">
            <text:p>-0.00000829</text:p>
          </table:table-cell>
          <table:table-cell office:value-type="float" office:value="0.00002748" calcext:value-type="float">
            <text:p>0.00002748</text:p>
          </table:table-cell>
          <table:table-cell office:value-type="float" office:value="0.00002174" calcext:value-type="float">
            <text:p>0.0000217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09" calcext:value-type="float">
            <text:p>-0.00003509</text:p>
          </table:table-cell>
          <table:table-cell office:value-type="float" office:value="-0.00057787" calcext:value-type="float">
            <text:p>-0.00057787</text:p>
          </table:table-cell>
          <table:table-cell office:value-type="float" office:value="0.00006802" calcext:value-type="float">
            <text:p>0.000068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275" calcext:value-type="float">
            <text:p>-0.00007275</text:p>
          </table:table-cell>
          <table:table-cell office:value-type="float" office:value="-0.00007494" calcext:value-type="float">
            <text:p>-0.00007494</text:p>
          </table:table-cell>
          <table:table-cell office:value-type="float" office:value="0.00001029" calcext:value-type="float">
            <text:p>0.000010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66" calcext:value-type="float">
            <text:p>-0.00002966</text:p>
          </table:table-cell>
          <table:table-cell office:value-type="float" office:value="-0.00001181" calcext:value-type="float">
            <text:p>-0.00001181</text:p>
          </table:table-cell>
          <table:table-cell office:value-type="float" office:value="0.00002996" calcext:value-type="float">
            <text:p>0.000029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08" calcext:value-type="float">
            <text:p>-0.00002908</text:p>
          </table:table-cell>
          <table:table-cell office:value-type="float" office:value="-0.00004282" calcext:value-type="float">
            <text:p>-0.00004282</text:p>
          </table:table-cell>
          <table:table-cell office:value-type="float" office:value="-0.0000071" calcext:value-type="float">
            <text:p>-0.00000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1" calcext:value-type="float">
            <text:p>-0.0000301</text:p>
          </table:table-cell>
          <table:table-cell office:value-type="float" office:value="-0.00003169" calcext:value-type="float">
            <text:p>-0.00003169</text:p>
          </table:table-cell>
          <table:table-cell office:value-type="float" office:value="0.00003889" calcext:value-type="float">
            <text:p>0.00003889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47" calcext:value-type="float">
            <text:p>0.00004147</text:p>
          </table:table-cell>
          <table:table-cell office:value-type="float" office:value="-0.00071252" calcext:value-type="float">
            <text:p>-0.00071252</text:p>
          </table:table-cell>
          <table:table-cell office:value-type="float" office:value="0.00005606" calcext:value-type="float">
            <text:p>0.000056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43" calcext:value-type="float">
            <text:p>0.00000843</text:p>
          </table:table-cell>
          <table:table-cell office:value-type="float" office:value="-0.00004491" calcext:value-type="float">
            <text:p>-0.00004491</text:p>
          </table:table-cell>
          <table:table-cell office:value-type="float" office:value="0.00002119" calcext:value-type="float">
            <text:p>0.00002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817" calcext:value-type="float">
            <text:p>-0.00006817</text:p>
          </table:table-cell>
          <table:table-cell office:value-type="float" office:value="-0.00003561" calcext:value-type="float">
            <text:p>-0.00003561</text:p>
          </table:table-cell>
          <table:table-cell office:value-type="float" office:value="0.00001517" calcext:value-type="float">
            <text:p>0.000015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41" calcext:value-type="float">
            <text:p>-0.00000841</text:p>
          </table:table-cell>
          <table:table-cell office:value-type="float" office:value="-0.00001035" calcext:value-type="float">
            <text:p>-0.00001035</text:p>
          </table:table-cell>
          <table:table-cell office:value-type="float" office:value="0.00002862" calcext:value-type="float">
            <text:p>0.000028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97" calcext:value-type="float">
            <text:p>-0.00004697</text:p>
          </table:table-cell>
          <table:table-cell office:value-type="float" office:value="0.00003417" calcext:value-type="float">
            <text:p>0.00003417</text:p>
          </table:table-cell>
          <table:table-cell office:value-type="float" office:value="0.00002272" calcext:value-type="float">
            <text:p>0.00002272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6" calcext:value-type="float">
            <text:p>-0.0000566</text:p>
          </table:table-cell>
          <table:table-cell office:value-type="float" office:value="-0.00063916" calcext:value-type="float">
            <text:p>-0.00063916</text:p>
          </table:table-cell>
          <table:table-cell office:value-type="float" office:value="0.00007049" calcext:value-type="float">
            <text:p>0.000070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139" calcext:value-type="float">
            <text:p>-0.00007139</text:p>
          </table:table-cell>
          <table:table-cell office:value-type="float" office:value="-0.00011768" calcext:value-type="float">
            <text:p>-0.00011768</text:p>
          </table:table-cell>
          <table:table-cell office:value-type="float" office:value="-0.00006754" calcext:value-type="float">
            <text:p>-0.000067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267" calcext:value-type="float">
            <text:p>-0.00009267</text:p>
          </table:table-cell>
          <table:table-cell office:value-type="float" office:value="0.00005519" calcext:value-type="float">
            <text:p>0.00005519</text:p>
          </table:table-cell>
          <table:table-cell office:value-type="float" office:value="-0.00007002" calcext:value-type="float">
            <text:p>-0.000070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17" calcext:value-type="float">
            <text:p>-0.00001417</text:p>
          </table:table-cell>
          <table:table-cell office:value-type="float" office:value="-0.00001168" calcext:value-type="float">
            <text:p>-0.00001168</text:p>
          </table:table-cell>
          <table:table-cell office:value-type="float" office:value="-0.00006917" calcext:value-type="float">
            <text:p>-0.000069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597" calcext:value-type="float">
            <text:p>-0.00004597</text:p>
          </table:table-cell>
          <table:table-cell office:value-type="float" office:value="0.0000441" calcext:value-type="float">
            <text:p>0.0000441</text:p>
          </table:table-cell>
          <table:table-cell office:value-type="float" office:value="0.00001258" calcext:value-type="float">
            <text:p>0.00001258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56" calcext:value-type="float">
            <text:p>0.00003456</text:p>
          </table:table-cell>
          <table:table-cell office:value-type="float" office:value="-0.00066834" calcext:value-type="float">
            <text:p>-0.00066834</text:p>
          </table:table-cell>
          <table:table-cell office:value-type="float" office:value="0.00007906" calcext:value-type="float">
            <text:p>0.000079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33" calcext:value-type="float">
            <text:p>-0.00005633</text:p>
          </table:table-cell>
          <table:table-cell office:value-type="float" office:value="0.00004824" calcext:value-type="float">
            <text:p>0.00004824</text:p>
          </table:table-cell>
          <table:table-cell office:value-type="float" office:value="-0.00004296" calcext:value-type="float">
            <text:p>-0.000042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286" calcext:value-type="float">
            <text:p>-0.00000286</text:p>
          </table:table-cell>
          <table:table-cell office:value-type="float" office:value="0.00000471" calcext:value-type="float">
            <text:p>0.00000471</text:p>
          </table:table-cell>
          <table:table-cell office:value-type="float" office:value="0.00002483" calcext:value-type="float">
            <text:p>0.000024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808" calcext:value-type="float">
            <text:p>-0.00009808</text:p>
          </table:table-cell>
          <table:table-cell office:value-type="float" office:value="0.00011388" calcext:value-type="float">
            <text:p>0.00011388</text:p>
          </table:table-cell>
          <table:table-cell office:value-type="float" office:value="-0.00001057" calcext:value-type="float">
            <text:p>-0.00001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79" calcext:value-type="float">
            <text:p>-0.00001279</text:p>
          </table:table-cell>
          <table:table-cell office:value-type="float" office:value="0.00009335" calcext:value-type="float">
            <text:p>0.00009335</text:p>
          </table:table-cell>
          <table:table-cell office:value-type="float" office:value="-0.00002354" calcext:value-type="float">
            <text:p>-0.0000235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281" calcext:value-type="float">
            <text:p>0.00005281</text:p>
          </table:table-cell>
          <table:table-cell office:value-type="float" office:value="-0.00065988" calcext:value-type="float">
            <text:p>-0.00065988</text:p>
          </table:table-cell>
          <table:table-cell office:value-type="float" office:value="-0.00009236" calcext:value-type="float">
            <text:p>-0.00009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56" calcext:value-type="float">
            <text:p>-0.00003356</text:p>
          </table:table-cell>
          <table:table-cell office:value-type="float" office:value="0.00000308" calcext:value-type="float">
            <text:p>0.00000308</text:p>
          </table:table-cell>
          <table:table-cell office:value-type="float" office:value="0.0000264" calcext:value-type="float">
            <text:p>0.00002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81" calcext:value-type="float">
            <text:p>-0.00004481</text:p>
          </table:table-cell>
          <table:table-cell office:value-type="float" office:value="-0.00002236" calcext:value-type="float">
            <text:p>-0.00002236</text:p>
          </table:table-cell>
          <table:table-cell office:value-type="float" office:value="-0.00005165" calcext:value-type="float">
            <text:p>-0.000051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462" calcext:value-type="float">
            <text:p>0.00007462</text:p>
          </table:table-cell>
          <table:table-cell office:value-type="float" office:value="0.00007393" calcext:value-type="float">
            <text:p>0.00007393</text:p>
          </table:table-cell>
          <table:table-cell office:value-type="float" office:value="0.00000364" calcext:value-type="float">
            <text:p>0.000003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268" calcext:value-type="float">
            <text:p>0.00002268</text:p>
          </table:table-cell>
          <table:table-cell office:value-type="float" office:value="0.00002042" calcext:value-type="float">
            <text:p>0.00002042</text:p>
          </table:table-cell>
          <table:table-cell office:value-type="float" office:value="-0.00001565" calcext:value-type="float">
            <text:p>-0.00001565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34" calcext:value-type="float">
            <text:p>0.00003634</text:p>
          </table:table-cell>
          <table:table-cell office:value-type="float" office:value="-0.00063023" calcext:value-type="float">
            <text:p>-0.00063023</text:p>
          </table:table-cell>
          <table:table-cell office:value-type="float" office:value="0.00007614" calcext:value-type="float">
            <text:p>0.000076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039" calcext:value-type="float">
            <text:p>-0.00007039</text:p>
          </table:table-cell>
          <table:table-cell office:value-type="float" office:value="0.0000538" calcext:value-type="float">
            <text:p>0.0000538</text:p>
          </table:table-cell>
          <table:table-cell office:value-type="float" office:value="-0.00005275" calcext:value-type="float">
            <text:p>-0.00005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9" calcext:value-type="float">
            <text:p>-0.0000149</text:p>
          </table:table-cell>
          <table:table-cell office:value-type="float" office:value="-0.00001908" calcext:value-type="float">
            <text:p>-0.00001908</text:p>
          </table:table-cell>
          <table:table-cell office:value-type="float" office:value="0.00005412" calcext:value-type="float">
            <text:p>0.00005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49" calcext:value-type="float">
            <text:p>0.0000749</text:p>
          </table:table-cell>
          <table:table-cell office:value-type="float" office:value="0.0000066" calcext:value-type="float">
            <text:p>0.0000066</text:p>
          </table:table-cell>
          <table:table-cell office:value-type="float" office:value="-0.00002075" calcext:value-type="float">
            <text:p>-0.000020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02" calcext:value-type="float">
            <text:p>-0.00004402</text:p>
          </table:table-cell>
          <table:table-cell office:value-type="float" office:value="0.00006383" calcext:value-type="float">
            <text:p>0.00006383</text:p>
          </table:table-cell>
          <table:table-cell office:value-type="float" office:value="0.00002193" calcext:value-type="float">
            <text:p>0.00002193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45" calcext:value-type="float">
            <text:p>0.00002545</text:p>
          </table:table-cell>
          <table:table-cell office:value-type="float" office:value="-0.00069805" calcext:value-type="float">
            <text:p>-0.00069805</text:p>
          </table:table-cell>
          <table:table-cell office:value-type="float" office:value="0.00007058" calcext:value-type="float">
            <text:p>0.000070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734" calcext:value-type="float">
            <text:p>-0.00007734</text:p>
          </table:table-cell>
          <table:table-cell office:value-type="float" office:value="0.00001589" calcext:value-type="float">
            <text:p>0.00001589</text:p>
          </table:table-cell>
          <table:table-cell office:value-type="float" office:value="-0.00005067" calcext:value-type="float">
            <text:p>-0.000050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81" calcext:value-type="float">
            <text:p>0.00002981</text:p>
          </table:table-cell>
          <table:table-cell office:value-type="float" office:value="0.00003511" calcext:value-type="float">
            <text:p>0.00003511</text:p>
          </table:table-cell>
          <table:table-cell office:value-type="float" office:value="0.00000869" calcext:value-type="float">
            <text:p>0.000008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07" calcext:value-type="float">
            <text:p>0.0000507</text:p>
          </table:table-cell>
          <table:table-cell office:value-type="float" office:value="-0.00007807" calcext:value-type="float">
            <text:p>-0.00007807</text:p>
          </table:table-cell>
          <table:table-cell office:value-type="float" office:value="-0.00002323" calcext:value-type="float">
            <text:p>-0.000023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061" calcext:value-type="float">
            <text:p>-0.00010061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02504" calcext:value-type="float">
            <text:p>0.00002504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878" calcext:value-type="float">
            <text:p>0.00009878</text:p>
          </table:table-cell>
          <table:table-cell office:value-type="float" office:value="-0.00063248" calcext:value-type="float">
            <text:p>-0.00063248</text:p>
          </table:table-cell>
          <table:table-cell office:value-type="float" office:value="0.0000173" calcext:value-type="float">
            <text:p>0.00001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77" calcext:value-type="float">
            <text:p>-0.00000077</text:p>
          </table:table-cell>
          <table:table-cell office:value-type="float" office:value="-0.00000389" calcext:value-type="float">
            <text:p>-0.00000389</text:p>
          </table:table-cell>
          <table:table-cell office:value-type="float" office:value="-0.00002354" calcext:value-type="float">
            <text:p>-0.000023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83" calcext:value-type="float">
            <text:p>-0.00002983</text:p>
          </table:table-cell>
          <table:table-cell office:value-type="float" office:value="0.00003293" calcext:value-type="float">
            <text:p>0.00003293</text:p>
          </table:table-cell>
          <table:table-cell office:value-type="float" office:value="0.00000357" calcext:value-type="float">
            <text:p>0.000003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684" calcext:value-type="float">
            <text:p>-0.00009684</text:p>
          </table:table-cell>
          <table:table-cell office:value-type="float" office:value="-0.00003461" calcext:value-type="float">
            <text:p>-0.00003461</text:p>
          </table:table-cell>
          <table:table-cell office:value-type="float" office:value="-0.0000846" calcext:value-type="float">
            <text:p>-0.00008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21" calcext:value-type="float">
            <text:p>-0.00004321</text:p>
          </table:table-cell>
          <table:table-cell office:value-type="float" office:value="-0.00005557" calcext:value-type="float">
            <text:p>-0.00005557</text:p>
          </table:table-cell>
          <table:table-cell office:value-type="float" office:value="-0.00001061" calcext:value-type="float">
            <text:p>-0.00001061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462" calcext:value-type="float">
            <text:p>0.00004462</text:p>
          </table:table-cell>
          <table:table-cell office:value-type="float" office:value="-0.00071099" calcext:value-type="float">
            <text:p>-0.00071099</text:p>
          </table:table-cell>
          <table:table-cell office:value-type="float" office:value="0.00008873" calcext:value-type="float">
            <text:p>0.000088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351" calcext:value-type="float">
            <text:p>0.00006351</text:p>
          </table:table-cell>
          <table:table-cell office:value-type="float" office:value="-0.00005048" calcext:value-type="float">
            <text:p>-0.00005048</text:p>
          </table:table-cell>
          <table:table-cell office:value-type="float" office:value="-0.00005934" calcext:value-type="float">
            <text:p>-0.000059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4" calcext:value-type="float">
            <text:p>-0.0000464</text:p>
          </table:table-cell>
          <table:table-cell office:value-type="float" office:value="-0.00000628" calcext:value-type="float">
            <text:p>-0.00000628</text:p>
          </table:table-cell>
          <table:table-cell office:value-type="float" office:value="-0.00008722" calcext:value-type="float">
            <text:p>-0.000087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94" calcext:value-type="float">
            <text:p>0.00004894</text:p>
          </table:table-cell>
          <table:table-cell office:value-type="float" office:value="-0.0000226" calcext:value-type="float">
            <text:p>-0.0000226</text:p>
          </table:table-cell>
          <table:table-cell office:value-type="float" office:value="0.00000581" calcext:value-type="float">
            <text:p>0.000005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18" calcext:value-type="float">
            <text:p>0.00003418</text:p>
          </table:table-cell>
          <table:table-cell office:value-type="float" office:value="-0.00002352" calcext:value-type="float">
            <text:p>-0.00002352</text:p>
          </table:table-cell>
          <table:table-cell office:value-type="float" office:value="0.00001317" calcext:value-type="float">
            <text:p>0.00001317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127" calcext:value-type="float">
            <text:p>-0.00006127</text:p>
          </table:table-cell>
          <table:table-cell office:value-type="float" office:value="-0.00070057" calcext:value-type="float">
            <text:p>-0.00070057</text:p>
          </table:table-cell>
          <table:table-cell office:value-type="float" office:value="0.00002042" calcext:value-type="float">
            <text:p>0.000020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81" calcext:value-type="float">
            <text:p>-0.00002081</text:p>
          </table:table-cell>
          <table:table-cell office:value-type="float" office:value="-0.00001625" calcext:value-type="float">
            <text:p>-0.00001625</text:p>
          </table:table-cell>
          <table:table-cell office:value-type="float" office:value="-0.00005735" calcext:value-type="float">
            <text:p>-0.000057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95" calcext:value-type="float">
            <text:p>-0.00000595</text:p>
          </table:table-cell>
          <table:table-cell office:value-type="float" office:value="-0.0000736" calcext:value-type="float">
            <text:p>-0.0000736</text:p>
          </table:table-cell>
          <table:table-cell office:value-type="float" office:value="-0.00003707" calcext:value-type="float">
            <text:p>-0.000037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49" calcext:value-type="float">
            <text:p>0.00001649</text:p>
          </table:table-cell>
          <table:table-cell office:value-type="float" office:value="-0.00003465" calcext:value-type="float">
            <text:p>-0.00003465</text:p>
          </table:table-cell>
          <table:table-cell office:value-type="float" office:value="0.00002534" calcext:value-type="float">
            <text:p>0.000025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" calcext:value-type="float">
            <text:p>-0.000046</text:p>
          </table:table-cell>
          <table:table-cell office:value-type="float" office:value="-0.00000592" calcext:value-type="float">
            <text:p>-0.00000592</text:p>
          </table:table-cell>
          <table:table-cell office:value-type="float" office:value="0.00005126" calcext:value-type="float">
            <text:p>0.00005126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91" calcext:value-type="float">
            <text:p>0.00003691</text:p>
          </table:table-cell>
          <table:table-cell office:value-type="float" office:value="-0.00068499" calcext:value-type="float">
            <text:p>-0.00068499</text:p>
          </table:table-cell>
          <table:table-cell office:value-type="float" office:value="-0.00000155" calcext:value-type="float">
            <text:p>-0.000001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954" calcext:value-type="float">
            <text:p>-0.00009954</text:p>
          </table:table-cell>
          <table:table-cell office:value-type="float" office:value="0.00002152" calcext:value-type="float">
            <text:p>0.00002152</text:p>
          </table:table-cell>
          <table:table-cell office:value-type="float" office:value="-0.00003994" calcext:value-type="float">
            <text:p>-0.00003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56" calcext:value-type="float">
            <text:p>-0.00001456</text:p>
          </table:table-cell>
          <table:table-cell office:value-type="float" office:value="0.00000003" calcext:value-type="float">
            <text:p>0.00000003</text:p>
          </table:table-cell>
          <table:table-cell office:value-type="float" office:value="-0.00003587" calcext:value-type="float">
            <text:p>-0.000035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34" calcext:value-type="float">
            <text:p>0.00000534</text:p>
          </table:table-cell>
          <table:table-cell office:value-type="float" office:value="0.00001452" calcext:value-type="float">
            <text:p>0.00001452</text:p>
          </table:table-cell>
          <table:table-cell office:value-type="float" office:value="-0.00006022" calcext:value-type="float">
            <text:p>-0.000060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219" calcext:value-type="float">
            <text:p>-0.00004219</text:p>
          </table:table-cell>
          <table:table-cell office:value-type="float" office:value="-0.00003241" calcext:value-type="float">
            <text:p>-0.00003241</text:p>
          </table:table-cell>
          <table:table-cell office:value-type="float" office:value="-0.00002376" calcext:value-type="float">
            <text:p>-0.00002376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34" calcext:value-type="float">
            <text:p>-0.00001834</text:p>
          </table:table-cell>
          <table:table-cell office:value-type="float" office:value="-0.00067523" calcext:value-type="float">
            <text:p>-0.00067523</text:p>
          </table:table-cell>
          <table:table-cell office:value-type="float" office:value="-0.00002478" calcext:value-type="float">
            <text:p>-0.000024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852" calcext:value-type="float">
            <text:p>-0.00010852</text:p>
          </table:table-cell>
          <table:table-cell office:value-type="float" office:value="-0.00005868" calcext:value-type="float">
            <text:p>-0.00005868</text:p>
          </table:table-cell>
          <table:table-cell office:value-type="float" office:value="-0.00005101" calcext:value-type="float">
            <text:p>-0.000051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09" calcext:value-type="float">
            <text:p>0.00003109</text:p>
          </table:table-cell>
          <table:table-cell office:value-type="float" office:value="-0.00003133" calcext:value-type="float">
            <text:p>-0.00003133</text:p>
          </table:table-cell>
          <table:table-cell office:value-type="float" office:value="-0.00001563" calcext:value-type="float">
            <text:p>-0.000015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68" calcext:value-type="float">
            <text:p>-0.00002468</text:p>
          </table:table-cell>
          <table:table-cell office:value-type="float" office:value="-0.00003858" calcext:value-type="float">
            <text:p>-0.00003858</text:p>
          </table:table-cell>
          <table:table-cell office:value-type="float" office:value="-0.0000121" calcext:value-type="float">
            <text:p>-0.00001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4" calcext:value-type="float">
            <text:p>-0.0000184</text:p>
          </table:table-cell>
          <table:table-cell office:value-type="float" office:value="0.00001016" calcext:value-type="float">
            <text:p>0.00001016</text:p>
          </table:table-cell>
          <table:table-cell office:value-type="float" office:value="0.00004072" calcext:value-type="float">
            <text:p>0.00004072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02" calcext:value-type="float">
            <text:p>0.00001402</text:p>
          </table:table-cell>
          <table:table-cell office:value-type="float" office:value="-0.0006947" calcext:value-type="float">
            <text:p>-0.0006947</text:p>
          </table:table-cell>
          <table:table-cell office:value-type="float" office:value="-0.00005425" calcext:value-type="float">
            <text:p>-0.000054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41" calcext:value-type="float">
            <text:p>0.00000041</text:p>
          </table:table-cell>
          <table:table-cell office:value-type="float" office:value="0.00001751" calcext:value-type="float">
            <text:p>0.00001751</text:p>
          </table:table-cell>
          <table:table-cell office:value-type="float" office:value="-0.000035" calcext:value-type="float">
            <text:p>-0.000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78" calcext:value-type="float">
            <text:p>-0.00006478</text:p>
          </table:table-cell>
          <table:table-cell office:value-type="float" office:value="0.00010014" calcext:value-type="float">
            <text:p>0.00010014</text:p>
          </table:table-cell>
          <table:table-cell office:value-type="float" office:value="0.00001503" calcext:value-type="float">
            <text:p>0.000015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65" calcext:value-type="float">
            <text:p>-0.00003965</text:p>
          </table:table-cell>
          <table:table-cell office:value-type="float" office:value="0.00001819" calcext:value-type="float">
            <text:p>0.00001819</text:p>
          </table:table-cell>
          <table:table-cell office:value-type="float" office:value="-0.00008548" calcext:value-type="float">
            <text:p>-0.000085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264" calcext:value-type="float">
            <text:p>-0.00006264</text:p>
          </table:table-cell>
          <table:table-cell office:value-type="float" office:value="-0.00000009" calcext:value-type="float">
            <text:p>-0.00000009</text:p>
          </table:table-cell>
          <table:table-cell office:value-type="float" office:value="0.00001361" calcext:value-type="float">
            <text:p>0.00001361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89" calcext:value-type="float">
            <text:p>0.00004189</text:p>
          </table:table-cell>
          <table:table-cell office:value-type="float" office:value="-0.00072043" calcext:value-type="float">
            <text:p>-0.00072043</text:p>
          </table:table-cell>
          <table:table-cell office:value-type="float" office:value="-0.00000018" calcext:value-type="float">
            <text:p>-0.00000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74" calcext:value-type="float">
            <text:p>-0.00001374</text:p>
          </table:table-cell>
          <table:table-cell office:value-type="float" office:value="-0.00004677" calcext:value-type="float">
            <text:p>-0.00004677</text:p>
          </table:table-cell>
          <table:table-cell office:value-type="float" office:value="-0.00010831" calcext:value-type="float">
            <text:p>-0.000108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162" calcext:value-type="float">
            <text:p>-0.00009162</text:p>
          </table:table-cell>
          <table:table-cell office:value-type="float" office:value="-0.00004633" calcext:value-type="float">
            <text:p>-0.00004633</text:p>
          </table:table-cell>
          <table:table-cell office:value-type="float" office:value="-0.00010854" calcext:value-type="float">
            <text:p>-0.000108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25" calcext:value-type="float">
            <text:p>-0.0000225</text:p>
          </table:table-cell>
          <table:table-cell office:value-type="float" office:value="-0.00001615" calcext:value-type="float">
            <text:p>-0.00001615</text:p>
          </table:table-cell>
          <table:table-cell office:value-type="float" office:value="-0.00005758" calcext:value-type="float">
            <text:p>-0.000057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312" calcext:value-type="float">
            <text:p>-0.00010312</text:p>
          </table:table-cell>
          <table:table-cell office:value-type="float" office:value="-0.00002283" calcext:value-type="float">
            <text:p>-0.00002283</text:p>
          </table:table-cell>
          <table:table-cell office:value-type="float" office:value="0.00002324" calcext:value-type="float">
            <text:p>0.0000232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524" calcext:value-type="float">
            <text:p>0.00006524</text:p>
          </table:table-cell>
          <table:table-cell office:value-type="float" office:value="-0.00065534" calcext:value-type="float">
            <text:p>-0.00065534</text:p>
          </table:table-cell>
          <table:table-cell office:value-type="float" office:value="-0.00001889" calcext:value-type="float">
            <text:p>-0.000018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18" calcext:value-type="float">
            <text:p>-0.00002318</text:p>
          </table:table-cell>
          <table:table-cell office:value-type="float" office:value="0.00004269" calcext:value-type="float">
            <text:p>0.00004269</text:p>
          </table:table-cell>
          <table:table-cell office:value-type="float" office:value="0.00001241" calcext:value-type="float">
            <text:p>0.000012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41" calcext:value-type="float">
            <text:p>-0.00001941</text:p>
          </table:table-cell>
          <table:table-cell office:value-type="float" office:value="-0.00001286" calcext:value-type="float">
            <text:p>-0.00001286</text:p>
          </table:table-cell>
          <table:table-cell office:value-type="float" office:value="-0.00004251" calcext:value-type="float">
            <text:p>-0.000042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34" calcext:value-type="float">
            <text:p>0.00004834</text:p>
          </table:table-cell>
          <table:table-cell office:value-type="float" office:value="-0.00005953" calcext:value-type="float">
            <text:p>-0.00005953</text:p>
          </table:table-cell>
          <table:table-cell office:value-type="float" office:value="0.00000334" calcext:value-type="float">
            <text:p>0.000003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4" calcext:value-type="float">
            <text:p>-0.0000534</text:p>
          </table:table-cell>
          <table:table-cell office:value-type="float" office:value="0.00005001" calcext:value-type="float">
            <text:p>0.00005001</text:p>
          </table:table-cell>
          <table:table-cell office:value-type="float" office:value="0.00005563" calcext:value-type="float">
            <text:p>0.00005563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32" calcext:value-type="float">
            <text:p>0.00003432</text:p>
          </table:table-cell>
          <table:table-cell office:value-type="float" office:value="-0.00071068" calcext:value-type="float">
            <text:p>-0.00071068</text:p>
          </table:table-cell>
          <table:table-cell office:value-type="float" office:value="-0.00004672" calcext:value-type="float">
            <text:p>-0.00004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81" calcext:value-type="float">
            <text:p>-0.00001181</text:p>
          </table:table-cell>
          <table:table-cell office:value-type="float" office:value="0.00002455" calcext:value-type="float">
            <text:p>0.00002455</text:p>
          </table:table-cell>
          <table:table-cell office:value-type="float" office:value="-0.00011232" calcext:value-type="float">
            <text:p>-0.000112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57" calcext:value-type="float">
            <text:p>0.00000257</text:p>
          </table:table-cell>
          <table:table-cell office:value-type="float" office:value="-0.0000283" calcext:value-type="float">
            <text:p>-0.0000283</text:p>
          </table:table-cell>
          <table:table-cell office:value-type="float" office:value="-0.00000875" calcext:value-type="float">
            <text:p>-0.000008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14" calcext:value-type="float">
            <text:p>0.00000814</text:p>
          </table:table-cell>
          <table:table-cell office:value-type="float" office:value="0.00005278" calcext:value-type="float">
            <text:p>0.00005278</text:p>
          </table:table-cell>
          <table:table-cell office:value-type="float" office:value="0.00010375" calcext:value-type="float">
            <text:p>0.000103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57" calcext:value-type="float">
            <text:p>-0.00001957</text:p>
          </table:table-cell>
          <table:table-cell office:value-type="float" office:value="-0.00004627" calcext:value-type="float">
            <text:p>-0.00004627</text:p>
          </table:table-cell>
          <table:table-cell office:value-type="float" office:value="0.00001808" calcext:value-type="float">
            <text:p>0.00001808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56" calcext:value-type="float">
            <text:p>-0.00003156</text:p>
          </table:table-cell>
          <table:table-cell office:value-type="float" office:value="-0.00079094" calcext:value-type="float">
            <text:p>-0.00079094</text:p>
          </table:table-cell>
          <table:table-cell office:value-type="float" office:value="-0.00000823" calcext:value-type="float">
            <text:p>-0.000008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22" calcext:value-type="float">
            <text:p>0.00000622</text:p>
          </table:table-cell>
          <table:table-cell office:value-type="float" office:value="-0.00000808" calcext:value-type="float">
            <text:p>-0.00000808</text:p>
          </table:table-cell>
          <table:table-cell office:value-type="float" office:value="-0.00002473" calcext:value-type="float">
            <text:p>-0.000024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701" calcext:value-type="float">
            <text:p>0.00005701</text:p>
          </table:table-cell>
          <table:table-cell office:value-type="float" office:value="0.00006083" calcext:value-type="float">
            <text:p>0.00006083</text:p>
          </table:table-cell>
          <table:table-cell office:value-type="float" office:value="-0.0000377" calcext:value-type="float">
            <text:p>-0.0000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928" calcext:value-type="float">
            <text:p>0.00008928</text:p>
          </table:table-cell>
          <table:table-cell office:value-type="float" office:value="0.00003352" calcext:value-type="float">
            <text:p>0.00003352</text:p>
          </table:table-cell>
          <table:table-cell office:value-type="float" office:value="0.00002113" calcext:value-type="float">
            <text:p>0.000021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46" calcext:value-type="float">
            <text:p>-0.00004446</text:p>
          </table:table-cell>
          <table:table-cell office:value-type="float" office:value="0.00001786" calcext:value-type="float">
            <text:p>0.00001786</text:p>
          </table:table-cell>
          <table:table-cell office:value-type="float" office:value="0.0000435" calcext:value-type="float">
            <text:p>0.0000435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286" calcext:value-type="float">
            <text:p>-0.00005286</text:p>
          </table:table-cell>
          <table:table-cell office:value-type="float" office:value="-0.00065051" calcext:value-type="float">
            <text:p>-0.00065051</text:p>
          </table:table-cell>
          <table:table-cell office:value-type="float" office:value="0.00007882" calcext:value-type="float">
            <text:p>0.00007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595" calcext:value-type="float">
            <text:p>-0.00004595</text:p>
          </table:table-cell>
          <table:table-cell office:value-type="float" office:value="-0.00002871" calcext:value-type="float">
            <text:p>-0.00002871</text:p>
          </table:table-cell>
          <table:table-cell office:value-type="float" office:value="0.00000307" calcext:value-type="float">
            <text:p>0.00000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449" calcext:value-type="float">
            <text:p>0.00007449</text:p>
          </table:table-cell>
          <table:table-cell office:value-type="float" office:value="-0.0000923" calcext:value-type="float">
            <text:p>-0.0000923</text:p>
          </table:table-cell>
          <table:table-cell office:value-type="float" office:value="-0.00004535" calcext:value-type="float">
            <text:p>-0.000045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287" calcext:value-type="float">
            <text:p>-0.00008287</text:p>
          </table:table-cell>
          <table:table-cell office:value-type="float" office:value="0.0000469" calcext:value-type="float">
            <text:p>0.0000469</text:p>
          </table:table-cell>
          <table:table-cell office:value-type="float" office:value="-0.00009719" calcext:value-type="float">
            <text:p>-0.000097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258" calcext:value-type="float">
            <text:p>-0.00009258</text:p>
          </table:table-cell>
          <table:table-cell office:value-type="float" office:value="-0.00001205" calcext:value-type="float">
            <text:p>-0.00001205</text:p>
          </table:table-cell>
          <table:table-cell office:value-type="float" office:value="-0.00002518" calcext:value-type="float">
            <text:p>-0.00002518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6" calcext:value-type="float">
            <text:p>0.00000996</text:p>
          </table:table-cell>
          <table:table-cell office:value-type="float" office:value="-0.00069236" calcext:value-type="float">
            <text:p>-0.00069236</text:p>
          </table:table-cell>
          <table:table-cell office:value-type="float" office:value="-0.00002817" calcext:value-type="float">
            <text:p>-0.000028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86" calcext:value-type="float">
            <text:p>-0.00003586</text:p>
          </table:table-cell>
          <table:table-cell office:value-type="float" office:value="-0.00002158" calcext:value-type="float">
            <text:p>-0.00002158</text:p>
          </table:table-cell>
          <table:table-cell office:value-type="float" office:value="-0.00001477" calcext:value-type="float">
            <text:p>-0.000014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05" calcext:value-type="float">
            <text:p>0.00000405</text:p>
          </table:table-cell>
          <table:table-cell office:value-type="float" office:value="0.00002459" calcext:value-type="float">
            <text:p>0.00002459</text:p>
          </table:table-cell>
          <table:table-cell office:value-type="float" office:value="-0.00001501" calcext:value-type="float">
            <text:p>-0.00001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92" calcext:value-type="float">
            <text:p>-0.00002792</text:p>
          </table:table-cell>
          <table:table-cell office:value-type="float" office:value="0.00008171" calcext:value-type="float">
            <text:p>0.00008171</text:p>
          </table:table-cell>
          <table:table-cell office:value-type="float" office:value="-0.00003688" calcext:value-type="float">
            <text:p>-0.000036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177" calcext:value-type="float">
            <text:p>-0.00008177</text:p>
          </table:table-cell>
          <table:table-cell office:value-type="float" office:value="0.00000416" calcext:value-type="float">
            <text:p>0.00000416</text:p>
          </table:table-cell>
          <table:table-cell office:value-type="float" office:value="0.00005047" calcext:value-type="float">
            <text:p>0.00005047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126" calcext:value-type="float">
            <text:p>0.00006126</text:p>
          </table:table-cell>
          <table:table-cell office:value-type="float" office:value="-0.00069059" calcext:value-type="float">
            <text:p>-0.00069059</text:p>
          </table:table-cell>
          <table:table-cell office:value-type="float" office:value="-0.00003898" calcext:value-type="float">
            <text:p>-0.000038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299" calcext:value-type="float">
            <text:p>0.00002299</text:p>
          </table:table-cell>
          <table:table-cell office:value-type="float" office:value="0.00002607" calcext:value-type="float">
            <text:p>0.00002607</text:p>
          </table:table-cell>
          <table:table-cell office:value-type="float" office:value="-0.00011096" calcext:value-type="float">
            <text:p>-0.000110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068" calcext:value-type="float">
            <text:p>-0.00010068</text:p>
          </table:table-cell>
          <table:table-cell office:value-type="float" office:value="0.00005585" calcext:value-type="float">
            <text:p>0.00005585</text:p>
          </table:table-cell>
          <table:table-cell office:value-type="float" office:value="0.00000426" calcext:value-type="float">
            <text:p>0.000004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598" calcext:value-type="float">
            <text:p>0.00004598</text:p>
          </table:table-cell>
          <table:table-cell office:value-type="float" office:value="-0.0000401" calcext:value-type="float">
            <text:p>-0.0000401</text:p>
          </table:table-cell>
          <table:table-cell office:value-type="float" office:value="0.00009252" calcext:value-type="float">
            <text:p>0.000092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817" calcext:value-type="float">
            <text:p>-0.00007817</text:p>
          </table:table-cell>
          <table:table-cell office:value-type="float" office:value="0.00002992" calcext:value-type="float">
            <text:p>0.00002992</text:p>
          </table:table-cell>
          <table:table-cell office:value-type="float" office:value="-0.00004553" calcext:value-type="float">
            <text:p>-0.00004553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57" calcext:value-type="float">
            <text:p>0.00000957</text:p>
          </table:table-cell>
          <table:table-cell office:value-type="float" office:value="-0.00064889" calcext:value-type="float">
            <text:p>-0.00064889</text:p>
          </table:table-cell>
          <table:table-cell office:value-type="float" office:value="0.00003692" calcext:value-type="float">
            <text:p>0.000036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28" calcext:value-type="float">
            <text:p>-0.00004328</text:p>
          </table:table-cell>
          <table:table-cell office:value-type="float" office:value="-0.00003126" calcext:value-type="float">
            <text:p>-0.00003126</text:p>
          </table:table-cell>
          <table:table-cell office:value-type="float" office:value="0.00001044" calcext:value-type="float">
            <text:p>0.000010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428" calcext:value-type="float">
            <text:p>-0.00007428</text:p>
          </table:table-cell>
          <table:table-cell office:value-type="float" office:value="0.00003038" calcext:value-type="float">
            <text:p>0.00003038</text:p>
          </table:table-cell>
          <table:table-cell office:value-type="float" office:value="-0.00003549" calcext:value-type="float">
            <text:p>-0.00003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55" calcext:value-type="float">
            <text:p>-0.00002755</text:p>
          </table:table-cell>
          <table:table-cell office:value-type="float" office:value="0.00007717" calcext:value-type="float">
            <text:p>0.00007717</text:p>
          </table:table-cell>
          <table:table-cell office:value-type="float" office:value="0.0000479" calcext:value-type="float">
            <text:p>0.00004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865" calcext:value-type="float">
            <text:p>-0.00007865</text:p>
          </table:table-cell>
          <table:table-cell office:value-type="float" office:value="-0.00010802" calcext:value-type="float">
            <text:p>-0.00010802</text:p>
          </table:table-cell>
          <table:table-cell office:value-type="float" office:value="0.00007097" calcext:value-type="float">
            <text:p>0.00007097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94" calcext:value-type="float">
            <text:p>0.00003194</text:p>
          </table:table-cell>
          <table:table-cell office:value-type="float" office:value="-0.0006449" calcext:value-type="float">
            <text:p>-0.0006449</text:p>
          </table:table-cell>
          <table:table-cell office:value-type="float" office:value="-0.00011008" calcext:value-type="float">
            <text:p>-0.000110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76" calcext:value-type="float">
            <text:p>-0.00005176</text:p>
          </table:table-cell>
          <table:table-cell office:value-type="float" office:value="-0.00004588" calcext:value-type="float">
            <text:p>-0.00004588</text:p>
          </table:table-cell>
          <table:table-cell office:value-type="float" office:value="-0.00004763" calcext:value-type="float">
            <text:p>-0.000047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735" calcext:value-type="float">
            <text:p>-0.00004735</text:p>
          </table:table-cell>
          <table:table-cell office:value-type="float" office:value="0.00005309" calcext:value-type="float">
            <text:p>0.00005309</text:p>
          </table:table-cell>
          <table:table-cell office:value-type="float" office:value="-0.00008609" calcext:value-type="float">
            <text:p>-0.000086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09" calcext:value-type="float">
            <text:p>0.00002409</text:p>
          </table:table-cell>
          <table:table-cell office:value-type="float" office:value="0.00000402" calcext:value-type="float">
            <text:p>0.00000402</text:p>
          </table:table-cell>
          <table:table-cell office:value-type="float" office:value="-0.00003959" calcext:value-type="float">
            <text:p>-0.000039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1" calcext:value-type="float">
            <text:p>-0.0000591</text:p>
          </table:table-cell>
          <table:table-cell office:value-type="float" office:value="0.00013597" calcext:value-type="float">
            <text:p>0.00013597</text:p>
          </table:table-cell>
          <table:table-cell office:value-type="float" office:value="-0.00000812" calcext:value-type="float">
            <text:p>-0.00000812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28" calcext:value-type="float">
            <text:p>-0.00001728</text:p>
          </table:table-cell>
          <table:table-cell office:value-type="float" office:value="-0.00074434" calcext:value-type="float">
            <text:p>-0.00074434</text:p>
          </table:table-cell>
          <table:table-cell office:value-type="float" office:value="0.00004724" calcext:value-type="float">
            <text:p>0.000047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46" calcext:value-type="float">
            <text:p>-0.00003246</text:p>
          </table:table-cell>
          <table:table-cell office:value-type="float" office:value="-0.00007984" calcext:value-type="float">
            <text:p>-0.00007984</text:p>
          </table:table-cell>
          <table:table-cell office:value-type="float" office:value="-0.00004047" calcext:value-type="float">
            <text:p>-0.000040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483" calcext:value-type="float">
            <text:p>-0.00008483</text:p>
          </table:table-cell>
          <table:table-cell office:value-type="float" office:value="-0.00003415" calcext:value-type="float">
            <text:p>-0.00003415</text:p>
          </table:table-cell>
          <table:table-cell office:value-type="float" office:value="0.00001884" calcext:value-type="float">
            <text:p>0.000018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81" calcext:value-type="float">
            <text:p>0.00001181</text:p>
          </table:table-cell>
          <table:table-cell office:value-type="float" office:value="0.00000569" calcext:value-type="float">
            <text:p>0.00000569</text:p>
          </table:table-cell>
          <table:table-cell office:value-type="float" office:value="0.00001019" calcext:value-type="float">
            <text:p>0.000010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087" calcext:value-type="float">
            <text:p>-0.00001087</text:p>
          </table:table-cell>
          <table:table-cell office:value-type="float" office:value="0.00006366" calcext:value-type="float">
            <text:p>0.00006366</text:p>
          </table:table-cell>
          <table:table-cell office:value-type="float" office:value="0.00003228" calcext:value-type="float">
            <text:p>0.00003228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94" calcext:value-type="float">
            <text:p>0.00002494</text:p>
          </table:table-cell>
          <table:table-cell office:value-type="float" office:value="-0.00071763" calcext:value-type="float">
            <text:p>-0.00071763</text:p>
          </table:table-cell>
          <table:table-cell office:value-type="float" office:value="0.00002369" calcext:value-type="float">
            <text:p>0.000023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616" calcext:value-type="float">
            <text:p>-0.00003616</text:p>
          </table:table-cell>
          <table:table-cell office:value-type="float" office:value="-0.00005213" calcext:value-type="float">
            <text:p>-0.00005213</text:p>
          </table:table-cell>
          <table:table-cell office:value-type="float" office:value="-0.00002688" calcext:value-type="float">
            <text:p>-0.000026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21" calcext:value-type="float">
            <text:p>-0.0001221</text:p>
          </table:table-cell>
          <table:table-cell office:value-type="float" office:value="0.00001062" calcext:value-type="float">
            <text:p>0.00001062</text:p>
          </table:table-cell>
          <table:table-cell office:value-type="float" office:value="-0.00014829" calcext:value-type="float">
            <text:p>-0.000148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89" calcext:value-type="float">
            <text:p>-0.0001189</text:p>
          </table:table-cell>
          <table:table-cell office:value-type="float" office:value="-0.00002855" calcext:value-type="float">
            <text:p>-0.00002855</text:p>
          </table:table-cell>
          <table:table-cell office:value-type="float" office:value="-0.00013254" calcext:value-type="float">
            <text:p>-0.00013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314" calcext:value-type="float">
            <text:p>-0.00006314</text:p>
          </table:table-cell>
          <table:table-cell office:value-type="float" office:value="0.00009887" calcext:value-type="float">
            <text:p>0.00009887</text:p>
          </table:table-cell>
          <table:table-cell office:value-type="float" office:value="-0.00001413" calcext:value-type="float">
            <text:p>-0.0000141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" calcext:value-type="float">
            <text:p>0.00000999</text:p>
          </table:table-cell>
          <table:table-cell office:value-type="float" office:value="-0.00072148" calcext:value-type="float">
            <text:p>-0.00072148</text:p>
          </table:table-cell>
          <table:table-cell office:value-type="float" office:value="-0.00003186" calcext:value-type="float">
            <text:p>-0.000031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54" calcext:value-type="float">
            <text:p>0.00001154</text:p>
          </table:table-cell>
          <table:table-cell office:value-type="float" office:value="-0.0000865" calcext:value-type="float">
            <text:p>-0.0000865</text:p>
          </table:table-cell>
          <table:table-cell office:value-type="float" office:value="-0.00003147" calcext:value-type="float">
            <text:p>-0.000031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978" calcext:value-type="float">
            <text:p>0.00003978</text:p>
          </table:table-cell>
          <table:table-cell office:value-type="float" office:value="-0.00000356" calcext:value-type="float">
            <text:p>-0.00000356</text:p>
          </table:table-cell>
          <table:table-cell office:value-type="float" office:value="-0.00003446" calcext:value-type="float">
            <text:p>-0.0000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38" calcext:value-type="float">
            <text:p>-0.00004438</text:p>
          </table:table-cell>
          <table:table-cell office:value-type="float" office:value="-0.00003469" calcext:value-type="float">
            <text:p>-0.00003469</text:p>
          </table:table-cell>
          <table:table-cell office:value-type="float" office:value="0.00001686" calcext:value-type="float">
            <text:p>0.000016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598" calcext:value-type="float">
            <text:p>-0.00008598</text:p>
          </table:table-cell>
          <table:table-cell office:value-type="float" office:value="0.00004354" calcext:value-type="float">
            <text:p>0.00004354</text:p>
          </table:table-cell>
          <table:table-cell office:value-type="float" office:value="0.0000587" calcext:value-type="float">
            <text:p>0.0000587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933" calcext:value-type="float">
            <text:p>0.00004933</text:p>
          </table:table-cell>
          <table:table-cell office:value-type="float" office:value="-0.0007817" calcext:value-type="float">
            <text:p>-0.0007817</text:p>
          </table:table-cell>
          <table:table-cell office:value-type="float" office:value="0.00000261" calcext:value-type="float">
            <text:p>0.000002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3" calcext:value-type="float">
            <text:p>-0.0000203</text:p>
          </table:table-cell>
          <table:table-cell office:value-type="float" office:value="-0.00000688" calcext:value-type="float">
            <text:p>-0.00000688</text:p>
          </table:table-cell>
          <table:table-cell office:value-type="float" office:value="0.00006214" calcext:value-type="float">
            <text:p>0.000062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6" calcext:value-type="float">
            <text:p>0.0000206</text:p>
          </table:table-cell>
          <table:table-cell office:value-type="float" office:value="-0.00001142" calcext:value-type="float">
            <text:p>-0.00001142</text:p>
          </table:table-cell>
          <table:table-cell office:value-type="float" office:value="0.00000241" calcext:value-type="float">
            <text:p>0.000002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37" calcext:value-type="float">
            <text:p>0.00001137</text:p>
          </table:table-cell>
          <table:table-cell office:value-type="float" office:value="-0.00001651" calcext:value-type="float">
            <text:p>-0.00001651</text:p>
          </table:table-cell>
          <table:table-cell office:value-type="float" office:value="0.00000146" calcext:value-type="float">
            <text:p>0.00000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676" calcext:value-type="float">
            <text:p>-0.00009676</text:p>
          </table:table-cell>
          <table:table-cell office:value-type="float" office:value="-0.00000084" calcext:value-type="float">
            <text:p>-0.00000084</text:p>
          </table:table-cell>
          <table:table-cell office:value-type="float" office:value="0.0000015" calcext:value-type="float">
            <text:p>0.0000015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72" calcext:value-type="float">
            <text:p>0.00002372</text:p>
          </table:table-cell>
          <table:table-cell office:value-type="float" office:value="-0.00075329" calcext:value-type="float">
            <text:p>-0.00075329</text:p>
          </table:table-cell>
          <table:table-cell office:value-type="float" office:value="0.00001462" calcext:value-type="float">
            <text:p>0.000014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532" calcext:value-type="float">
            <text:p>-0.00009532</text:p>
          </table:table-cell>
          <table:table-cell office:value-type="float" office:value="-0.00003328" calcext:value-type="float">
            <text:p>-0.00003328</text:p>
          </table:table-cell>
          <table:table-cell office:value-type="float" office:value="0.0000047" calcext:value-type="float">
            <text:p>0.00000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283" calcext:value-type="float">
            <text:p>-0.00010283</text:p>
          </table:table-cell>
          <table:table-cell office:value-type="float" office:value="-0.00002206" calcext:value-type="float">
            <text:p>-0.00002206</text:p>
          </table:table-cell>
          <table:table-cell office:value-type="float" office:value="-0.00003774" calcext:value-type="float">
            <text:p>-0.000037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55" calcext:value-type="float">
            <text:p>0.00005655</text:p>
          </table:table-cell>
          <table:table-cell office:value-type="float" office:value="-0.00005418" calcext:value-type="float">
            <text:p>-0.00005418</text:p>
          </table:table-cell>
          <table:table-cell office:value-type="float" office:value="-0.00004217" calcext:value-type="float">
            <text:p>-0.000042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209" calcext:value-type="float">
            <text:p>-0.00005209</text:p>
          </table:table-cell>
          <table:table-cell office:value-type="float" office:value="0.00002869" calcext:value-type="float">
            <text:p>0.00002869</text:p>
          </table:table-cell>
          <table:table-cell office:value-type="float" office:value="0.00005481" calcext:value-type="float">
            <text:p>0.00005481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14" calcext:value-type="float">
            <text:p>-0.00001614</text:p>
          </table:table-cell>
          <table:table-cell office:value-type="float" office:value="-0.00076582" calcext:value-type="float">
            <text:p>-0.00076582</text:p>
          </table:table-cell>
          <table:table-cell office:value-type="float" office:value="0.00007369" calcext:value-type="float">
            <text:p>0.000073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53" calcext:value-type="float">
            <text:p>-0.00000353</text:p>
          </table:table-cell>
          <table:table-cell office:value-type="float" office:value="-0.00009162" calcext:value-type="float">
            <text:p>-0.00009162</text:p>
          </table:table-cell>
          <table:table-cell office:value-type="float" office:value="0.00002376" calcext:value-type="float">
            <text:p>0.000023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86" calcext:value-type="float">
            <text:p>0.00000086</text:p>
          </table:table-cell>
          <table:table-cell office:value-type="float" office:value="-0.00006598" calcext:value-type="float">
            <text:p>-0.00006598</text:p>
          </table:table-cell>
          <table:table-cell office:value-type="float" office:value="-0.00003703" calcext:value-type="float">
            <text:p>-0.000037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9" calcext:value-type="float">
            <text:p>0.0000429</text:p>
          </table:table-cell>
          <table:table-cell office:value-type="float" office:value="-0.0000044" calcext:value-type="float">
            <text:p>-0.0000044</text:p>
          </table:table-cell>
          <table:table-cell office:value-type="float" office:value="-0.00005458" calcext:value-type="float">
            <text:p>-0.000054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79" calcext:value-type="float">
            <text:p>-0.00000079</text:p>
          </table:table-cell>
          <table:table-cell office:value-type="float" office:value="0.00006429" calcext:value-type="float">
            <text:p>0.00006429</text:p>
          </table:table-cell>
          <table:table-cell office:value-type="float" office:value="-0.00001826" calcext:value-type="float">
            <text:p>-0.00001826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86" calcext:value-type="float">
            <text:p>0.00002586</text:p>
          </table:table-cell>
          <table:table-cell office:value-type="float" office:value="-0.00080007" calcext:value-type="float">
            <text:p>-0.00080007</text:p>
          </table:table-cell>
          <table:table-cell office:value-type="float" office:value="0.00007146" calcext:value-type="float">
            <text:p>0.00007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013" calcext:value-type="float">
            <text:p>-0.00008013</text:p>
          </table:table-cell>
          <table:table-cell office:value-type="float" office:value="0.00003031" calcext:value-type="float">
            <text:p>0.00003031</text:p>
          </table:table-cell>
          <table:table-cell office:value-type="float" office:value="-0.0000132" calcext:value-type="float">
            <text:p>-0.0000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768" calcext:value-type="float">
            <text:p>0.00007768</text:p>
          </table:table-cell>
          <table:table-cell office:value-type="float" office:value="0.00000999" calcext:value-type="float">
            <text:p>0.00000999</text:p>
          </table:table-cell>
          <table:table-cell office:value-type="float" office:value="0.00001935" calcext:value-type="float">
            <text:p>0.000019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26" calcext:value-type="float">
            <text:p>0.00002826</text:p>
          </table:table-cell>
          <table:table-cell office:value-type="float" office:value="-0.00001991" calcext:value-type="float">
            <text:p>-0.00001991</text:p>
          </table:table-cell>
          <table:table-cell office:value-type="float" office:value="0.00005925" calcext:value-type="float">
            <text:p>0.000059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47" calcext:value-type="float">
            <text:p>-0.00003147</text:p>
          </table:table-cell>
          <table:table-cell office:value-type="float" office:value="-0.00001386" calcext:value-type="float">
            <text:p>-0.00001386</text:p>
          </table:table-cell>
          <table:table-cell office:value-type="float" office:value="-0.00002091" calcext:value-type="float">
            <text:p>-0.00002091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03" calcext:value-type="float">
            <text:p>0.0000503</text:p>
          </table:table-cell>
          <table:table-cell office:value-type="float" office:value="-0.0007758" calcext:value-type="float">
            <text:p>-0.0007758</text:p>
          </table:table-cell>
          <table:table-cell office:value-type="float" office:value="-0.00005687" calcext:value-type="float">
            <text:p>-0.000056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88" calcext:value-type="float">
            <text:p>0.00000688</text:p>
          </table:table-cell>
          <table:table-cell office:value-type="float" office:value="0.00000152" calcext:value-type="float">
            <text:p>0.00000152</text:p>
          </table:table-cell>
          <table:table-cell office:value-type="float" office:value="0.00003433" calcext:value-type="float">
            <text:p>0.000034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04" calcext:value-type="float">
            <text:p>-0.00002704</text:p>
          </table:table-cell>
          <table:table-cell office:value-type="float" office:value="-0.00005032" calcext:value-type="float">
            <text:p>-0.00005032</text:p>
          </table:table-cell>
          <table:table-cell office:value-type="float" office:value="0.00006762" calcext:value-type="float">
            <text:p>0.000067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703" calcext:value-type="float">
            <text:p>-0.00005703</text:p>
          </table:table-cell>
          <table:table-cell office:value-type="float" office:value="-0.0000495" calcext:value-type="float">
            <text:p>-0.0000495</text:p>
          </table:table-cell>
          <table:table-cell office:value-type="float" office:value="-0.00000054" calcext:value-type="float">
            <text:p>-0.000000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474" calcext:value-type="float">
            <text:p>-0.00008474</text:p>
          </table:table-cell>
          <table:table-cell office:value-type="float" office:value="0.00004403" calcext:value-type="float">
            <text:p>0.00004403</text:p>
          </table:table-cell>
          <table:table-cell office:value-type="float" office:value="0.0000011" calcext:value-type="float">
            <text:p>0.0000011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334" calcext:value-type="float">
            <text:p>0.00009334</text:p>
          </table:table-cell>
          <table:table-cell office:value-type="float" office:value="-0.00075835" calcext:value-type="float">
            <text:p>-0.00075835</text:p>
          </table:table-cell>
          <table:table-cell office:value-type="float" office:value="-0.00000226" calcext:value-type="float">
            <text:p>-0.000002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074" calcext:value-type="float">
            <text:p>-0.00010074</text:p>
          </table:table-cell>
          <table:table-cell office:value-type="float" office:value="0.00004072" calcext:value-type="float">
            <text:p>0.00004072</text:p>
          </table:table-cell>
          <table:table-cell office:value-type="float" office:value="-0.00002953" calcext:value-type="float">
            <text:p>-0.000029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77" calcext:value-type="float">
            <text:p>-0.00001177</text:p>
          </table:table-cell>
          <table:table-cell office:value-type="float" office:value="-0.00009725" calcext:value-type="float">
            <text:p>-0.00009725</text:p>
          </table:table-cell>
          <table:table-cell office:value-type="float" office:value="-0.00001629" calcext:value-type="float">
            <text:p>-0.000016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48" calcext:value-type="float">
            <text:p>-0.00002948</text:p>
          </table:table-cell>
          <table:table-cell office:value-type="float" office:value="-0.00000052" calcext:value-type="float">
            <text:p>-0.00000052</text:p>
          </table:table-cell>
          <table:table-cell office:value-type="float" office:value="0.00005676" calcext:value-type="float">
            <text:p>0.000056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6" calcext:value-type="float">
            <text:p>-0.0000596</text:p>
          </table:table-cell>
          <table:table-cell office:value-type="float" office:value="-0.00001453" calcext:value-type="float">
            <text:p>-0.00001453</text:p>
          </table:table-cell>
          <table:table-cell office:value-type="float" office:value="0.00002187" calcext:value-type="float">
            <text:p>0.00002187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13" calcext:value-type="float">
            <text:p>-0.00005613</text:p>
          </table:table-cell>
          <table:table-cell office:value-type="float" office:value="-0.00077608" calcext:value-type="float">
            <text:p>-0.00077608</text:p>
          </table:table-cell>
          <table:table-cell office:value-type="float" office:value="0.00009453" calcext:value-type="float">
            <text:p>0.00009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501" calcext:value-type="float">
            <text:p>-0.00010501</text:p>
          </table:table-cell>
          <table:table-cell office:value-type="float" office:value="0.00001156" calcext:value-type="float">
            <text:p>0.00001156</text:p>
          </table:table-cell>
          <table:table-cell office:value-type="float" office:value="-0.00000594" calcext:value-type="float">
            <text:p>-0.000005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66" calcext:value-type="float">
            <text:p>-0.00001666</text:p>
          </table:table-cell>
          <table:table-cell office:value-type="float" office:value="0.00001683" calcext:value-type="float">
            <text:p>0.00001683</text:p>
          </table:table-cell>
          <table:table-cell office:value-type="float" office:value="-0.00001993" calcext:value-type="float">
            <text:p>-0.000019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21" calcext:value-type="float">
            <text:p>0.00000221</text:p>
          </table:table-cell>
          <table:table-cell office:value-type="float" office:value="-0.00007918" calcext:value-type="float">
            <text:p>-0.00007918</text:p>
          </table:table-cell>
          <table:table-cell office:value-type="float" office:value="0.00002928" calcext:value-type="float">
            <text:p>0.000029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04" calcext:value-type="float">
            <text:p>-0.00002404</text:p>
          </table:table-cell>
          <table:table-cell office:value-type="float" office:value="0.00009315" calcext:value-type="float">
            <text:p>0.00009315</text:p>
          </table:table-cell>
          <table:table-cell office:value-type="float" office:value="0.00003011" calcext:value-type="float">
            <text:p>0.00003011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65" calcext:value-type="float">
            <text:p>0.00002865</text:p>
          </table:table-cell>
          <table:table-cell office:value-type="float" office:value="-0.00090705" calcext:value-type="float">
            <text:p>-0.00090705</text:p>
          </table:table-cell>
          <table:table-cell office:value-type="float" office:value="-0.00001079" calcext:value-type="float">
            <text:p>-0.000010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34" calcext:value-type="float">
            <text:p>-0.00002434</text:p>
          </table:table-cell>
          <table:table-cell office:value-type="float" office:value="0.00000965" calcext:value-type="float">
            <text:p>0.00000965</text:p>
          </table:table-cell>
          <table:table-cell office:value-type="float" office:value="0.00008934" calcext:value-type="float">
            <text:p>0.000089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618" calcext:value-type="float">
            <text:p>-0.00008618</text:p>
          </table:table-cell>
          <table:table-cell office:value-type="float" office:value="0.00000032" calcext:value-type="float">
            <text:p>0.00000032</text:p>
          </table:table-cell>
          <table:table-cell office:value-type="float" office:value="0.00002072" calcext:value-type="float">
            <text:p>0.000020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794" calcext:value-type="float">
            <text:p>-0.00000794</text:p>
          </table:table-cell>
          <table:table-cell office:value-type="float" office:value="0.00002103" calcext:value-type="float">
            <text:p>0.00002103</text:p>
          </table:table-cell>
          <table:table-cell office:value-type="float" office:value="-0.00005102" calcext:value-type="float">
            <text:p>-0.00005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11" calcext:value-type="float">
            <text:p>-0.00005911</text:p>
          </table:table-cell>
          <table:table-cell office:value-type="float" office:value="0.0000041" calcext:value-type="float">
            <text:p>0.0000041</text:p>
          </table:table-cell>
          <table:table-cell office:value-type="float" office:value="0.00005549" calcext:value-type="float">
            <text:p>0.0000554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514" calcext:value-type="float">
            <text:p>0.00006514</text:p>
          </table:table-cell>
          <table:table-cell office:value-type="float" office:value="-0.00071981" calcext:value-type="float">
            <text:p>-0.00071981</text:p>
          </table:table-cell>
          <table:table-cell office:value-type="float" office:value="-0.00001143" calcext:value-type="float">
            <text:p>-0.000011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04" calcext:value-type="float">
            <text:p>-0.00000404</text:p>
          </table:table-cell>
          <table:table-cell office:value-type="float" office:value="0.00004768" calcext:value-type="float">
            <text:p>0.00004768</text:p>
          </table:table-cell>
          <table:table-cell office:value-type="float" office:value="0.00002848" calcext:value-type="float">
            <text:p>0.000028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98" calcext:value-type="float">
            <text:p>-0.00003398</text:p>
          </table:table-cell>
          <table:table-cell office:value-type="float" office:value="-0.00000452" calcext:value-type="float">
            <text:p>-0.00000452</text:p>
          </table:table-cell>
          <table:table-cell office:value-type="float" office:value="-0.0001037" calcext:value-type="float">
            <text:p>-0.00010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302" calcext:value-type="float">
            <text:p>0.00006302</text:p>
          </table:table-cell>
          <table:table-cell office:value-type="float" office:value="0.00004023" calcext:value-type="float">
            <text:p>0.00004023</text:p>
          </table:table-cell>
          <table:table-cell office:value-type="float" office:value="0.00001074" calcext:value-type="float">
            <text:p>0.000010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102" calcext:value-type="float">
            <text:p>-0.00004102</text:p>
          </table:table-cell>
          <table:table-cell office:value-type="float" office:value="0.00010093" calcext:value-type="float">
            <text:p>0.00010093</text:p>
          </table:table-cell>
          <table:table-cell office:value-type="float" office:value="-0.00003493" calcext:value-type="float">
            <text:p>-0.00003493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67" calcext:value-type="float">
            <text:p>0.00002467</text:p>
          </table:table-cell>
          <table:table-cell office:value-type="float" office:value="-0.00076392" calcext:value-type="float">
            <text:p>-0.00076392</text:p>
          </table:table-cell>
          <table:table-cell office:value-type="float" office:value="0.00002198" calcext:value-type="float">
            <text:p>0.000021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046" calcext:value-type="float">
            <text:p>-0.00005046</text:p>
          </table:table-cell>
          <table:table-cell office:value-type="float" office:value="0.0000295" calcext:value-type="float">
            <text:p>0.0000295</text:p>
          </table:table-cell>
          <table:table-cell office:value-type="float" office:value="0.00000247" calcext:value-type="float">
            <text:p>0.000002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-0.00003697" calcext:value-type="float">
            <text:p>-0.00003697</text:p>
          </table:table-cell>
          <table:table-cell office:value-type="float" office:value="0.00004357" calcext:value-type="float">
            <text:p>0.000043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19" calcext:value-type="float">
            <text:p>-0.00003319</text:p>
          </table:table-cell>
          <table:table-cell office:value-type="float" office:value="0.00001312" calcext:value-type="float">
            <text:p>0.00001312</text:p>
          </table:table-cell>
          <table:table-cell office:value-type="float" office:value="0.00001744" calcext:value-type="float">
            <text:p>0.000017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986" calcext:value-type="float">
            <text:p>-0.00006986</text:p>
          </table:table-cell>
          <table:table-cell office:value-type="float" office:value="0.00005508" calcext:value-type="float">
            <text:p>0.00005508</text:p>
          </table:table-cell>
          <table:table-cell office:value-type="float" office:value="0.00001489" calcext:value-type="float">
            <text:p>0.00001489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34" calcext:value-type="float">
            <text:p>0.00003134</text:p>
          </table:table-cell>
          <table:table-cell office:value-type="float" office:value="-0.00074807" calcext:value-type="float">
            <text:p>-0.00074807</text:p>
          </table:table-cell>
          <table:table-cell office:value-type="float" office:value="-0.00001447" calcext:value-type="float">
            <text:p>-0.000014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48" calcext:value-type="float">
            <text:p>-0.00005948</text:p>
          </table:table-cell>
          <table:table-cell office:value-type="float" office:value="0.00006146" calcext:value-type="float">
            <text:p>0.00006146</text:p>
          </table:table-cell>
          <table:table-cell office:value-type="float" office:value="-0.00003955" calcext:value-type="float">
            <text:p>-0.000039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57" calcext:value-type="float">
            <text:p>-0.00001757</text:p>
          </table:table-cell>
          <table:table-cell office:value-type="float" office:value="0.00009737" calcext:value-type="float">
            <text:p>0.00009737</text:p>
          </table:table-cell>
          <table:table-cell office:value-type="float" office:value="0.00001534" calcext:value-type="float">
            <text:p>0.000015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6" calcext:value-type="float">
            <text:p>-0.0000546</text:p>
          </table:table-cell>
          <table:table-cell office:value-type="float" office:value="-0.00000922" calcext:value-type="float">
            <text:p>-0.00000922</text:p>
          </table:table-cell>
          <table:table-cell office:value-type="float" office:value="-0.0000433" calcext:value-type="float">
            <text:p>-0.00004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38" calcext:value-type="float">
            <text:p>-0.0001038</text:p>
          </table:table-cell>
          <table:table-cell office:value-type="float" office:value="0.0000783" calcext:value-type="float">
            <text:p>0.0000783</text:p>
          </table:table-cell>
          <table:table-cell office:value-type="float" office:value="-0.00007986" calcext:value-type="float">
            <text:p>-0.00007986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5" calcext:value-type="float">
            <text:p>-0.0000255</text:p>
          </table:table-cell>
          <table:table-cell office:value-type="float" office:value="-0.00077289" calcext:value-type="float">
            <text:p>-0.00077289</text:p>
          </table:table-cell>
          <table:table-cell office:value-type="float" office:value="-0.0000174" calcext:value-type="float">
            <text:p>-0.00001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434" calcext:value-type="float">
            <text:p>-0.00010434</text:p>
          </table:table-cell>
          <table:table-cell office:value-type="float" office:value="0.0000097" calcext:value-type="float">
            <text:p>0.0000097</text:p>
          </table:table-cell>
          <table:table-cell office:value-type="float" office:value="0.00004521" calcext:value-type="float">
            <text:p>0.000045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98" calcext:value-type="float">
            <text:p>0.00001598</text:p>
          </table:table-cell>
          <table:table-cell office:value-type="float" office:value="0.00006328" calcext:value-type="float">
            <text:p>0.00006328</text:p>
          </table:table-cell>
          <table:table-cell office:value-type="float" office:value="0.00000958" calcext:value-type="float">
            <text:p>0.000009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732" calcext:value-type="float">
            <text:p>-0.00008732</text:p>
          </table:table-cell>
          <table:table-cell office:value-type="float" office:value="0.00001949" calcext:value-type="float">
            <text:p>0.00001949</text:p>
          </table:table-cell>
          <table:table-cell office:value-type="float" office:value="-0.00005042" calcext:value-type="float">
            <text:p>-0.000050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25" calcext:value-type="float">
            <text:p>0.00000525</text:p>
          </table:table-cell>
          <table:table-cell office:value-type="float" office:value="0.00001333" calcext:value-type="float">
            <text:p>0.00001333</text:p>
          </table:table-cell>
          <table:table-cell office:value-type="float" office:value="0.00002221" calcext:value-type="float">
            <text:p>0.00002221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6" calcext:value-type="float">
            <text:p>0.0000186</text:p>
          </table:table-cell>
          <table:table-cell office:value-type="float" office:value="-0.00078573" calcext:value-type="float">
            <text:p>-0.00078573</text:p>
          </table:table-cell>
          <table:table-cell office:value-type="float" office:value="-0.00002048" calcext:value-type="float">
            <text:p>-0.00002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  <table:table-cell office:value-type="float" office:value="0.00007132" calcext:value-type="float">
            <text:p>0.00007132</text:p>
          </table:table-cell>
          <table:table-cell office:value-type="float" office:value="-0.00000134" calcext:value-type="float">
            <text:p>-0.000001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5" calcext:value-type="float">
            <text:p>-0.0000555</text:p>
          </table:table-cell>
          <table:table-cell office:value-type="float" office:value="0.00006244" calcext:value-type="float">
            <text:p>0.00006244</text:p>
          </table:table-cell>
          <table:table-cell office:value-type="float" office:value="0.00002426" calcext:value-type="float">
            <text:p>0.000024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61" calcext:value-type="float">
            <text:p>0.00000561</text:p>
          </table:table-cell>
          <table:table-cell office:value-type="float" office:value="-0.00003154" calcext:value-type="float">
            <text:p>-0.00003154</text:p>
          </table:table-cell>
          <table:table-cell office:value-type="float" office:value="-0.00004401" calcext:value-type="float">
            <text:p>-0.000044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418" calcext:value-type="float">
            <text:p>-0.00009418</text:p>
          </table:table-cell>
          <table:table-cell office:value-type="float" office:value="-0.00003609" calcext:value-type="float">
            <text:p>-0.00003609</text:p>
          </table:table-cell>
          <table:table-cell office:value-type="float" office:value="-0.00006625" calcext:value-type="float">
            <text:p>-0.00006625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259" calcext:value-type="float">
            <text:p>0.00007259</text:p>
          </table:table-cell>
          <table:table-cell office:value-type="float" office:value="-0.0008075" calcext:value-type="float">
            <text:p>-0.0008075</text:p>
          </table:table-cell>
          <table:table-cell office:value-type="float" office:value="0.0000294" calcext:value-type="float">
            <text:p>0.0000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594" calcext:value-type="float">
            <text:p>-0.00010594</text:p>
          </table:table-cell>
          <table:table-cell office:value-type="float" office:value="0.00000572" calcext:value-type="float">
            <text:p>0.00000572</text:p>
          </table:table-cell>
          <table:table-cell office:value-type="float" office:value="-0.0000738" calcext:value-type="float">
            <text:p>-0.00007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056" calcext:value-type="float">
            <text:p>-0.00008056</text:p>
          </table:table-cell>
          <table:table-cell office:value-type="float" office:value="0.00004258" calcext:value-type="float">
            <text:p>0.00004258</text:p>
          </table:table-cell>
          <table:table-cell office:value-type="float" office:value="0.00005677" calcext:value-type="float">
            <text:p>0.000056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413" calcext:value-type="float">
            <text:p>-0.00013413</text:p>
          </table:table-cell>
          <table:table-cell office:value-type="float" office:value="0.00001952" calcext:value-type="float">
            <text:p>0.00001952</text:p>
          </table:table-cell>
          <table:table-cell office:value-type="float" office:value="-0.00004923" calcext:value-type="float">
            <text:p>-0.000049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22" calcext:value-type="float">
            <text:p>0.00003022</text:p>
          </table:table-cell>
          <table:table-cell office:value-type="float" office:value="0.0001019" calcext:value-type="float">
            <text:p>0.0001019</text:p>
          </table:table-cell>
          <table:table-cell office:value-type="float" office:value="0.00001002" calcext:value-type="float">
            <text:p>0.00001002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157" calcext:value-type="float">
            <text:p>0.00006157</text:p>
          </table:table-cell>
          <table:table-cell office:value-type="float" office:value="-0.00074263" calcext:value-type="float">
            <text:p>-0.00074263</text:p>
          </table:table-cell>
          <table:table-cell office:value-type="float" office:value="0.00000473" calcext:value-type="float">
            <text:p>0.000004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084" calcext:value-type="float">
            <text:p>-0.00006084</text:p>
          </table:table-cell>
          <table:table-cell office:value-type="float" office:value="0.00002793" calcext:value-type="float">
            <text:p>0.00002793</text:p>
          </table:table-cell>
          <table:table-cell office:value-type="float" office:value="-0.00005732" calcext:value-type="float">
            <text:p>-0.000057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48" calcext:value-type="float">
            <text:p>0.00000348</text:p>
          </table:table-cell>
          <table:table-cell office:value-type="float" office:value="-0.00000007" calcext:value-type="float">
            <text:p>-0.00000007</text:p>
          </table:table-cell>
          <table:table-cell office:value-type="float" office:value="-0.00001424" calcext:value-type="float">
            <text:p>-0.000014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01" calcext:value-type="float">
            <text:p>0.00001201</text:p>
          </table:table-cell>
          <table:table-cell office:value-type="float" office:value="0.00006804" calcext:value-type="float">
            <text:p>0.00006804</text:p>
          </table:table-cell>
          <table:table-cell office:value-type="float" office:value="-0.0000199" calcext:value-type="float">
            <text:p>-0.00001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11" calcext:value-type="float">
            <text:p>-0.0000811</text:p>
          </table:table-cell>
          <table:table-cell office:value-type="float" office:value="-0.00011588" calcext:value-type="float">
            <text:p>-0.00011588</text:p>
          </table:table-cell>
          <table:table-cell office:value-type="float" office:value="-0.00000861" calcext:value-type="float">
            <text:p>-0.000008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688" calcext:value-type="float">
            <text:p>0.00004688</text:p>
          </table:table-cell>
          <table:table-cell office:value-type="float" office:value="-0.00078921" calcext:value-type="float">
            <text:p>-0.00078921</text:p>
          </table:table-cell>
          <table:table-cell office:value-type="float" office:value="0.00005335" calcext:value-type="float">
            <text:p>0.000053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55" calcext:value-type="float">
            <text:p>-0.00003755</text:p>
          </table:table-cell>
          <table:table-cell office:value-type="float" office:value="-0.00001195" calcext:value-type="float">
            <text:p>-0.00001195</text:p>
          </table:table-cell>
          <table:table-cell office:value-type="float" office:value="-0.00006205" calcext:value-type="float">
            <text:p>-0.000062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001" calcext:value-type="float">
            <text:p>-0.00001001</text:p>
          </table:table-cell>
          <table:table-cell office:value-type="float" office:value="0.00006261" calcext:value-type="float">
            <text:p>0.00006261</text:p>
          </table:table-cell>
          <table:table-cell office:value-type="float" office:value="-0.00006555" calcext:value-type="float">
            <text:p>-0.000065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183" calcext:value-type="float">
            <text:p>-0.00002183</text:p>
          </table:table-cell>
          <table:table-cell office:value-type="float" office:value="0.00002646" calcext:value-type="float">
            <text:p>0.00002646</text:p>
          </table:table-cell>
          <table:table-cell office:value-type="float" office:value="0.00004419" calcext:value-type="float">
            <text:p>0.000044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56" calcext:value-type="float">
            <text:p>-0.00002056</text:p>
          </table:table-cell>
          <table:table-cell office:value-type="float" office:value="0.00002696" calcext:value-type="float">
            <text:p>0.00002696</text:p>
          </table:table-cell>
          <table:table-cell office:value-type="float" office:value="0.00002038" calcext:value-type="float">
            <text:p>0.00002038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18" calcext:value-type="float">
            <text:p>0.00002418</text:p>
          </table:table-cell>
          <table:table-cell office:value-type="float" office:value="-0.00085648" calcext:value-type="float">
            <text:p>-0.00085648</text:p>
          </table:table-cell>
          <table:table-cell office:value-type="float" office:value="0.00001268" calcext:value-type="float">
            <text:p>0.000012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801" calcext:value-type="float">
            <text:p>-0.00006801</text:p>
          </table:table-cell>
          <table:table-cell office:value-type="float" office:value="-0.00001253" calcext:value-type="float">
            <text:p>-0.00001253</text:p>
          </table:table-cell>
          <table:table-cell office:value-type="float" office:value="-0.00001738" calcext:value-type="float">
            <text:p>-0.000017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245" calcext:value-type="float">
            <text:p>0.00006245</text:p>
          </table:table-cell>
          <table:table-cell office:value-type="float" office:value="0.00003762" calcext:value-type="float">
            <text:p>0.00003762</text:p>
          </table:table-cell>
          <table:table-cell office:value-type="float" office:value="0.00005434" calcext:value-type="float">
            <text:p>0.000054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163" calcext:value-type="float">
            <text:p>0.00013163</text:p>
          </table:table-cell>
          <table:table-cell office:value-type="float" office:value="-0.00000286" calcext:value-type="float">
            <text:p>-0.00000286</text:p>
          </table:table-cell>
          <table:table-cell office:value-type="float" office:value="-0.0000787" calcext:value-type="float">
            <text:p>-0.00007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001" calcext:value-type="float">
            <text:p>-0.00006001</text:p>
          </table:table-cell>
          <table:table-cell office:value-type="float" office:value="-0.00000971" calcext:value-type="float">
            <text:p>-0.00000971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252" calcext:value-type="float">
            <text:p>0.00002252</text:p>
          </table:table-cell>
          <table:table-cell office:value-type="float" office:value="-0.00084943" calcext:value-type="float">
            <text:p>-0.00084943</text:p>
          </table:table-cell>
          <table:table-cell office:value-type="float" office:value="-0.00000787" calcext:value-type="float">
            <text:p>-0.000007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992" calcext:value-type="float">
            <text:p>-0.00004992</text:p>
          </table:table-cell>
          <table:table-cell office:value-type="float" office:value="-0.00006328" calcext:value-type="float">
            <text:p>-0.00006328</text:p>
          </table:table-cell>
          <table:table-cell office:value-type="float" office:value="-0.00005505" calcext:value-type="float">
            <text:p>-0.00005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087" calcext:value-type="float">
            <text:p>-0.00001087</text:p>
          </table:table-cell>
          <table:table-cell office:value-type="float" office:value="0.00003457" calcext:value-type="float">
            <text:p>0.00003457</text:p>
          </table:table-cell>
          <table:table-cell office:value-type="float" office:value="-0.0000606" calcext:value-type="float">
            <text:p>-0.00006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788" calcext:value-type="float">
            <text:p>-0.00006788</text:p>
          </table:table-cell>
          <table:table-cell office:value-type="float" office:value="0.00002796" calcext:value-type="float">
            <text:p>0.00002796</text:p>
          </table:table-cell>
          <table:table-cell office:value-type="float" office:value="0.00007137" calcext:value-type="float">
            <text:p>0.00007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256" calcext:value-type="float">
            <text:p>-0.00008256</text:p>
          </table:table-cell>
          <table:table-cell office:value-type="float" office:value="0.00003686" calcext:value-type="float">
            <text:p>0.00003686</text:p>
          </table:table-cell>
          <table:table-cell office:value-type="float" office:value="-0.00000999" calcext:value-type="float">
            <text:p>-0.00000999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39" calcext:value-type="float">
            <text:p>-0.00001339</text:p>
          </table:table-cell>
          <table:table-cell office:value-type="float" office:value="-0.00088446" calcext:value-type="float">
            <text:p>-0.00088446</text:p>
          </table:table-cell>
          <table:table-cell office:value-type="float" office:value="-0.000007" calcext:value-type="float">
            <text:p>-0.0000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03" calcext:value-type="float">
            <text:p>-0.00003303</text:p>
          </table:table-cell>
          <table:table-cell office:value-type="float" office:value="0.00000879" calcext:value-type="float">
            <text:p>0.00000879</text:p>
          </table:table-cell>
          <table:table-cell office:value-type="float" office:value="-0.00010888" calcext:value-type="float">
            <text:p>-0.000108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4034" calcext:value-type="float">
            <text:p>-0.00014034</text:p>
          </table:table-cell>
          <table:table-cell office:value-type="float" office:value="-0.00004149" calcext:value-type="float">
            <text:p>-0.00004149</text:p>
          </table:table-cell>
          <table:table-cell office:value-type="float" office:value="0.00001416" calcext:value-type="float">
            <text:p>0.000014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6212" calcext:value-type="float">
            <text:p>-0.00016212</text:p>
          </table:table-cell>
          <table:table-cell office:value-type="float" office:value="-0.00006618" calcext:value-type="float">
            <text:p>-0.00006618</text:p>
          </table:table-cell>
          <table:table-cell office:value-type="float" office:value="-0.00002948" calcext:value-type="float">
            <text:p>-0.000029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854" calcext:value-type="float">
            <text:p>-0.00007854</text:p>
          </table:table-cell>
          <table:table-cell office:value-type="float" office:value="-0.00001042" calcext:value-type="float">
            <text:p>-0.00001042</text:p>
          </table:table-cell>
          <table:table-cell office:value-type="float" office:value="-0.00001027" calcext:value-type="float">
            <text:p>-0.00001027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41" calcext:value-type="float">
            <text:p>0.00004341</text:p>
          </table:table-cell>
          <table:table-cell office:value-type="float" office:value="-0.00092655" calcext:value-type="float">
            <text:p>-0.00092655</text:p>
          </table:table-cell>
          <table:table-cell office:value-type="float" office:value="0.00005209" calcext:value-type="float">
            <text:p>0.000052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02" calcext:value-type="float">
            <text:p>-0.00003002</text:p>
          </table:table-cell>
          <table:table-cell office:value-type="float" office:value="0.00001626" calcext:value-type="float">
            <text:p>0.00001626</text:p>
          </table:table-cell>
          <table:table-cell office:value-type="float" office:value="-0.00010831" calcext:value-type="float">
            <text:p>-0.000108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796" calcext:value-type="float">
            <text:p>-0.00006796</text:p>
          </table:table-cell>
          <table:table-cell office:value-type="float" office:value="-0.00005081" calcext:value-type="float">
            <text:p>-0.00005081</text:p>
          </table:table-cell>
          <table:table-cell office:value-type="float" office:value="-0.00000818" calcext:value-type="float">
            <text:p>-0.000008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6" calcext:value-type="float">
            <text:p>-0.0000256</text:p>
          </table:table-cell>
          <table:table-cell office:value-type="float" office:value="-0.00003188" calcext:value-type="float">
            <text:p>-0.00003188</text:p>
          </table:table-cell>
          <table:table-cell office:value-type="float" office:value="-0.00006" calcext:value-type="float">
            <text:p>-0.000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14" calcext:value-type="float">
            <text:p>-0.00000814</text:p>
          </table:table-cell>
          <table:table-cell office:value-type="float" office:value="-0.00000323" calcext:value-type="float">
            <text:p>-0.00000323</text:p>
          </table:table-cell>
          <table:table-cell office:value-type="float" office:value="-0.00000792" calcext:value-type="float">
            <text:p>-0.00000792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034" calcext:value-type="float">
            <text:p>0.00004034</text:p>
          </table:table-cell>
          <table:table-cell office:value-type="float" office:value="-0.00088313" calcext:value-type="float">
            <text:p>-0.00088313</text:p>
          </table:table-cell>
          <table:table-cell office:value-type="float" office:value="-0.00001016" calcext:value-type="float">
            <text:p>-0.000010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89" calcext:value-type="float">
            <text:p>-0.0000489</text:p>
          </table:table-cell>
          <table:table-cell office:value-type="float" office:value="0.0000898" calcext:value-type="float">
            <text:p>0.0000898</text:p>
          </table:table-cell>
          <table:table-cell office:value-type="float" office:value="-0.00002189" calcext:value-type="float">
            <text:p>-0.000021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861" calcext:value-type="float">
            <text:p>0.0001861</text:p>
          </table:table-cell>
          <table:table-cell office:value-type="float" office:value="-0.00003577" calcext:value-type="float">
            <text:p>-0.00003577</text:p>
          </table:table-cell>
          <table:table-cell office:value-type="float" office:value="0.00008207" calcext:value-type="float">
            <text:p>0.000082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76" calcext:value-type="float">
            <text:p>-0.00000576</text:p>
          </table:table-cell>
          <table:table-cell office:value-type="float" office:value="-0.00000095" calcext:value-type="float">
            <text:p>-0.00000095</text:p>
          </table:table-cell>
          <table:table-cell office:value-type="float" office:value="-0.00002382" calcext:value-type="float">
            <text:p>-0.000023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58" calcext:value-type="float">
            <text:p>0.00000458</text:p>
          </table:table-cell>
          <table:table-cell office:value-type="float" office:value="-0.00001346" calcext:value-type="float">
            <text:p>-0.00001346</text:p>
          </table:table-cell>
          <table:table-cell office:value-type="float" office:value="0.00003725" calcext:value-type="float">
            <text:p>0.00003725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31" calcext:value-type="float">
            <text:p>0.00001631</text:p>
          </table:table-cell>
          <table:table-cell office:value-type="float" office:value="-0.00093215" calcext:value-type="float">
            <text:p>-0.00093215</text:p>
          </table:table-cell>
          <table:table-cell office:value-type="float" office:value="0.00000198" calcext:value-type="float">
            <text:p>0.000001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32" calcext:value-type="float">
            <text:p>-0.00003732</text:p>
          </table:table-cell>
          <table:table-cell office:value-type="float" office:value="-0.00000954" calcext:value-type="float">
            <text:p>-0.00000954</text:p>
          </table:table-cell>
          <table:table-cell office:value-type="float" office:value="0.00000233" calcext:value-type="float">
            <text:p>0.000002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954" calcext:value-type="float">
            <text:p>-0.00004954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-0.00002402" calcext:value-type="float">
            <text:p>-0.000024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998" calcext:value-type="float">
            <text:p>-0.00006998</text:p>
          </table:table-cell>
          <table:table-cell office:value-type="float" office:value="0.00002752" calcext:value-type="float">
            <text:p>0.00002752</text:p>
          </table:table-cell>
          <table:table-cell office:value-type="float" office:value="0.00004579" calcext:value-type="float">
            <text:p>0.000045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689" calcext:value-type="float">
            <text:p>-0.00008689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254" calcext:value-type="float">
            <text:p>0.0000254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68" calcext:value-type="float">
            <text:p>-0.00000168</text:p>
          </table:table-cell>
          <table:table-cell office:value-type="float" office:value="-0.00091863" calcext:value-type="float">
            <text:p>-0.00091863</text:p>
          </table:table-cell>
          <table:table-cell office:value-type="float" office:value="0.00005049" calcext:value-type="float">
            <text:p>0.000050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8" calcext:value-type="float">
            <text:p>-0.0000128</text:p>
          </table:table-cell>
          <table:table-cell office:value-type="float" office:value="-0.0000725" calcext:value-type="float">
            <text:p>-0.0000725</text:p>
          </table:table-cell>
          <table:table-cell office:value-type="float" office:value="0.0000007" calcext:value-type="float">
            <text:p>0.00000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89" calcext:value-type="float">
            <text:p>0.00003389</text:p>
          </table:table-cell>
          <table:table-cell office:value-type="float" office:value="-0.00001961" calcext:value-type="float">
            <text:p>-0.00001961</text:p>
          </table:table-cell>
          <table:table-cell office:value-type="float" office:value="0.0000114" calcext:value-type="float">
            <text:p>0.0000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939" calcext:value-type="float">
            <text:p>-0.00007939</text:p>
          </table:table-cell>
          <table:table-cell office:value-type="float" office:value="-0.00007998" calcext:value-type="float">
            <text:p>-0.00007998</text:p>
          </table:table-cell>
          <table:table-cell office:value-type="float" office:value="0.00002488" calcext:value-type="float">
            <text:p>0.000024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" calcext:value-type="float">
            <text:p>-0.000009</text:p>
          </table:table-cell>
          <table:table-cell office:value-type="float" office:value="-0.00001646" calcext:value-type="float">
            <text:p>-0.00001646</text:p>
          </table:table-cell>
          <table:table-cell office:value-type="float" office:value="0.00004495" calcext:value-type="float">
            <text:p>0.00004495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13" calcext:value-type="float">
            <text:p>0.00003013</text:p>
          </table:table-cell>
          <table:table-cell office:value-type="float" office:value="-0.00087638" calcext:value-type="float">
            <text:p>-0.00087638</text:p>
          </table:table-cell>
          <table:table-cell office:value-type="float" office:value="-0.00000279" calcext:value-type="float">
            <text:p>-0.000002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928" calcext:value-type="float">
            <text:p>-0.00008928</text:p>
          </table:table-cell>
          <table:table-cell office:value-type="float" office:value="-0.00002241" calcext:value-type="float">
            <text:p>-0.00002241</text:p>
          </table:table-cell>
          <table:table-cell office:value-type="float" office:value="-0.00005926" calcext:value-type="float">
            <text:p>-0.000059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432" calcext:value-type="float">
            <text:p>0.00006432</text:p>
          </table:table-cell>
          <table:table-cell office:value-type="float" office:value="-0.00004398" calcext:value-type="float">
            <text:p>-0.00004398</text:p>
          </table:table-cell>
          <table:table-cell office:value-type="float" office:value="-0.00010753" calcext:value-type="float">
            <text:p>-0.000107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385" calcext:value-type="float">
            <text:p>0.00009385</text:p>
          </table:table-cell>
          <table:table-cell office:value-type="float" office:value="0.00003932" calcext:value-type="float">
            <text:p>0.00003932</text:p>
          </table:table-cell>
          <table:table-cell office:value-type="float" office:value="0.00008738" calcext:value-type="float">
            <text:p>0.000087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21" calcext:value-type="float">
            <text:p>-0.00000921</text:p>
          </table:table-cell>
          <table:table-cell office:value-type="float" office:value="0.00002046" calcext:value-type="float">
            <text:p>0.00002046</text:p>
          </table:table-cell>
          <table:table-cell office:value-type="float" office:value="0.00003197" calcext:value-type="float">
            <text:p>0.00003197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37" calcext:value-type="float">
            <text:p>0.00005637</text:p>
          </table:table-cell>
          <table:table-cell office:value-type="float" office:value="-0.00081871" calcext:value-type="float">
            <text:p>-0.00081871</text:p>
          </table:table-cell>
          <table:table-cell office:value-type="float" office:value="0.00006336" calcext:value-type="float">
            <text:p>0.000063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532" calcext:value-type="float">
            <text:p>-0.00008532</text:p>
          </table:table-cell>
          <table:table-cell office:value-type="float" office:value="-0.00006747" calcext:value-type="float">
            <text:p>-0.00006747</text:p>
          </table:table-cell>
          <table:table-cell office:value-type="float" office:value="0.00003767" calcext:value-type="float">
            <text:p>0.000037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022" calcext:value-type="float">
            <text:p>-0.00004022</text:p>
          </table:table-cell>
          <table:table-cell office:value-type="float" office:value="0.0000217" calcext:value-type="float">
            <text:p>0.0000217</text:p>
          </table:table-cell>
          <table:table-cell office:value-type="float" office:value="0.0000717" calcext:value-type="float">
            <text:p>0.00007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0.0000683" calcext:value-type="float">
            <text:p>0.0000683</text:p>
          </table:table-cell>
          <table:table-cell office:value-type="float" office:value="-0.00000102" calcext:value-type="float">
            <text:p>-0.00000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6" calcext:value-type="float">
            <text:p>-0.0000596</text:p>
          </table:table-cell>
          <table:table-cell office:value-type="float" office:value="0.00005478" calcext:value-type="float">
            <text:p>0.00005478</text:p>
          </table:table-cell>
          <table:table-cell office:value-type="float" office:value="-0.00000862" calcext:value-type="float">
            <text:p>-0.0000086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56" calcext:value-type="float">
            <text:p>0.00002956</text:p>
          </table:table-cell>
          <table:table-cell office:value-type="float" office:value="-0.00084782" calcext:value-type="float">
            <text:p>-0.00084782</text:p>
          </table:table-cell>
          <table:table-cell office:value-type="float" office:value="0.00004016" calcext:value-type="float">
            <text:p>0.000040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89" calcext:value-type="float">
            <text:p>-0.00005389</text:p>
          </table:table-cell>
          <table:table-cell office:value-type="float" office:value="0.00002216" calcext:value-type="float">
            <text:p>0.00002216</text:p>
          </table:table-cell>
          <table:table-cell office:value-type="float" office:value="0.00001699" calcext:value-type="float">
            <text:p>0.00001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053" calcext:value-type="float">
            <text:p>-0.00001053</text:p>
          </table:table-cell>
          <table:table-cell office:value-type="float" office:value="-0.00008187" calcext:value-type="float">
            <text:p>-0.00008187</text:p>
          </table:table-cell>
          <table:table-cell office:value-type="float" office:value="0.00004346" calcext:value-type="float">
            <text:p>0.000043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32" calcext:value-type="float">
            <text:p>-0.00003232</text:p>
          </table:table-cell>
          <table:table-cell office:value-type="float" office:value="0.00000597" calcext:value-type="float">
            <text:p>0.00000597</text:p>
          </table:table-cell>
          <table:table-cell office:value-type="float" office:value="0.00001661" calcext:value-type="float">
            <text:p>0.000016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61" calcext:value-type="float">
            <text:p>-0.00005361</text:p>
          </table:table-cell>
          <table:table-cell office:value-type="float" office:value="-0.00003147" calcext:value-type="float">
            <text:p>-0.00003147</text:p>
          </table:table-cell>
          <table:table-cell office:value-type="float" office:value="0.00006091" calcext:value-type="float">
            <text:p>0.00006091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43" calcext:value-type="float">
            <text:p>-0.00002543</text:p>
          </table:table-cell>
          <table:table-cell office:value-type="float" office:value="-0.00076773" calcext:value-type="float">
            <text:p>-0.00076773</text:p>
          </table:table-cell>
          <table:table-cell office:value-type="float" office:value="0.00001464" calcext:value-type="float">
            <text:p>0.000014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992" calcext:value-type="float">
            <text:p>0.00003992</text:p>
          </table:table-cell>
          <table:table-cell office:value-type="float" office:value="-0.00000656" calcext:value-type="float">
            <text:p>-0.00000656</text:p>
          </table:table-cell>
          <table:table-cell office:value-type="float" office:value="-0.0000108" calcext:value-type="float">
            <text:p>-0.00001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836" calcext:value-type="float">
            <text:p>-0.00004836</text:p>
          </table:table-cell>
          <table:table-cell office:value-type="float" office:value="0.00005409" calcext:value-type="float">
            <text:p>0.00005409</text:p>
          </table:table-cell>
          <table:table-cell office:value-type="float" office:value="0.00003513" calcext:value-type="float">
            <text:p>0.000035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87" calcext:value-type="float">
            <text:p>-0.00002487</text:p>
          </table:table-cell>
          <table:table-cell office:value-type="float" office:value="0.00007063" calcext:value-type="float">
            <text:p>0.00007063</text:p>
          </table:table-cell>
          <table:table-cell office:value-type="float" office:value="-0.00001599" calcext:value-type="float">
            <text:p>-0.000015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096" calcext:value-type="float">
            <text:p>-0.00009096</text:p>
          </table:table-cell>
          <table:table-cell office:value-type="float" office:value="0.00004911" calcext:value-type="float">
            <text:p>0.00004911</text:p>
          </table:table-cell>
          <table:table-cell office:value-type="float" office:value="-0.00004685" calcext:value-type="float">
            <text:p>-0.00004685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02" calcext:value-type="float">
            <text:p>0.00002102</text:p>
          </table:table-cell>
          <table:table-cell office:value-type="float" office:value="-0.00077101" calcext:value-type="float">
            <text:p>-0.00077101</text:p>
          </table:table-cell>
          <table:table-cell office:value-type="float" office:value="-0.00006054" calcext:value-type="float">
            <text:p>-0.000060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14" calcext:value-type="float">
            <text:p>0.00000714</text:p>
          </table:table-cell>
          <table:table-cell office:value-type="float" office:value="-0.00012821" calcext:value-type="float">
            <text:p>-0.00012821</text:p>
          </table:table-cell>
          <table:table-cell office:value-type="float" office:value="0.00001613" calcext:value-type="float">
            <text:p>0.000016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07" calcext:value-type="float">
            <text:p>-0.00003507</text:p>
          </table:table-cell>
          <table:table-cell office:value-type="float" office:value="0.00000304" calcext:value-type="float">
            <text:p>0.00000304</text:p>
          </table:table-cell>
          <table:table-cell office:value-type="float" office:value="-0.00005708" calcext:value-type="float">
            <text:p>-0.000057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51" calcext:value-type="float">
            <text:p>0.00002851</text:p>
          </table:table-cell>
          <table:table-cell office:value-type="float" office:value="0.00004966" calcext:value-type="float">
            <text:p>0.00004966</text:p>
          </table:table-cell>
          <table:table-cell office:value-type="float" office:value="0.00004449" calcext:value-type="float">
            <text:p>0.000044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39" calcext:value-type="float">
            <text:p>0.00004139</text:p>
          </table:table-cell>
          <table:table-cell office:value-type="float" office:value="0.00003305" calcext:value-type="float">
            <text:p>0.00003305</text:p>
          </table:table-cell>
          <table:table-cell office:value-type="float" office:value="0.00004247" calcext:value-type="float">
            <text:p>0.0000424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04" calcext:value-type="float">
            <text:p>0.00002304</text:p>
          </table:table-cell>
          <table:table-cell office:value-type="float" office:value="-0.00091005" calcext:value-type="float">
            <text:p>-0.00091005</text:p>
          </table:table-cell>
          <table:table-cell office:value-type="float" office:value="0.00003253" calcext:value-type="float">
            <text:p>0.000032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43" calcext:value-type="float">
            <text:p>0.00000243</text:p>
          </table:table-cell>
          <table:table-cell office:value-type="float" office:value="-0.00000983" calcext:value-type="float">
            <text:p>-0.00000983</text:p>
          </table:table-cell>
          <table:table-cell office:value-type="float" office:value="0.00002365" calcext:value-type="float">
            <text:p>0.000023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17" calcext:value-type="float">
            <text:p>0.00003617</text:p>
          </table:table-cell>
          <table:table-cell office:value-type="float" office:value="0.00006351" calcext:value-type="float">
            <text:p>0.00006351</text:p>
          </table:table-cell>
          <table:table-cell office:value-type="float" office:value="0.00001371" calcext:value-type="float">
            <text:p>0.000013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93" calcext:value-type="float">
            <text:p>0.00000693</text:p>
          </table:table-cell>
          <table:table-cell office:value-type="float" office:value="-0.00005811" calcext:value-type="float">
            <text:p>-0.00005811</text:p>
          </table:table-cell>
          <table:table-cell office:value-type="float" office:value="-0.00000527" calcext:value-type="float">
            <text:p>-0.000005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519" calcext:value-type="float">
            <text:p>-0.00004519</text:p>
          </table:table-cell>
          <table:table-cell office:value-type="float" office:value="-0.00002899" calcext:value-type="float">
            <text:p>-0.00002899</text:p>
          </table:table-cell>
          <table:table-cell office:value-type="float" office:value="-0.00004371" calcext:value-type="float">
            <text:p>-0.00004371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736" calcext:value-type="float">
            <text:p>0.00005736</text:p>
          </table:table-cell>
          <table:table-cell office:value-type="float" office:value="-0.00089376" calcext:value-type="float">
            <text:p>-0.00089376</text:p>
          </table:table-cell>
          <table:table-cell office:value-type="float" office:value="0.0000359" calcext:value-type="float">
            <text:p>0.00003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91" calcext:value-type="float">
            <text:p>-0.00002791</text:p>
          </table:table-cell>
          <table:table-cell office:value-type="float" office:value="-0.00006939" calcext:value-type="float">
            <text:p>-0.00006939</text:p>
          </table:table-cell>
          <table:table-cell office:value-type="float" office:value="0.00000997" calcext:value-type="float">
            <text:p>0.00000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871" calcext:value-type="float">
            <text:p>-0.00010871</text:p>
          </table:table-cell>
          <table:table-cell office:value-type="float" office:value="0.00004062" calcext:value-type="float">
            <text:p>0.00004062</text:p>
          </table:table-cell>
          <table:table-cell office:value-type="float" office:value="0.00001504" calcext:value-type="float">
            <text:p>0.00001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34" calcext:value-type="float">
            <text:p>-0.00005934</text:p>
          </table:table-cell>
          <table:table-cell office:value-type="float" office:value="-0.0000506" calcext:value-type="float">
            <text:p>-0.0000506</text:p>
          </table:table-cell>
          <table:table-cell office:value-type="float" office:value="-0.00001404" calcext:value-type="float">
            <text:p>-0.000014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69" calcext:value-type="float">
            <text:p>0.00000669</text:p>
          </table:table-cell>
          <table:table-cell office:value-type="float" office:value="0.00014165" calcext:value-type="float">
            <text:p>0.00014165</text:p>
          </table:table-cell>
          <table:table-cell office:value-type="float" office:value="0.00006615" calcext:value-type="float">
            <text:p>0.00006615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62" calcext:value-type="float">
            <text:p>0.00000362</text:p>
          </table:table-cell>
          <table:table-cell office:value-type="float" office:value="-0.00091089" calcext:value-type="float">
            <text:p>-0.00091089</text:p>
          </table:table-cell>
          <table:table-cell office:value-type="float" office:value="0.00003249" calcext:value-type="float">
            <text:p>0.000032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4936" calcext:value-type="float">
            <text:p>-0.00014936</text:p>
          </table:table-cell>
          <table:table-cell office:value-type="float" office:value="0.0000276" calcext:value-type="float">
            <text:p>0.0000276</text:p>
          </table:table-cell>
          <table:table-cell office:value-type="float" office:value="-0.00000564" calcext:value-type="float">
            <text:p>-0.000005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6" calcext:value-type="float">
            <text:p>-0.0000246</text:p>
          </table:table-cell>
          <table:table-cell office:value-type="float" office:value="0.00003385" calcext:value-type="float">
            <text:p>0.00003385</text:p>
          </table:table-cell>
          <table:table-cell office:value-type="float" office:value="-0.00009156" calcext:value-type="float">
            <text:p>-0.000091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924" calcext:value-type="float">
            <text:p>-0.00006924</text:p>
          </table:table-cell>
          <table:table-cell office:value-type="float" office:value="0.00002905" calcext:value-type="float">
            <text:p>0.00002905</text:p>
          </table:table-cell>
          <table:table-cell office:value-type="float" office:value="0.00003426" calcext:value-type="float">
            <text:p>0.000034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705" calcext:value-type="float">
            <text:p>-0.00012705</text:p>
          </table:table-cell>
          <table:table-cell office:value-type="float" office:value="0.00000007" calcext:value-type="float">
            <text:p>0.00000007</text:p>
          </table:table-cell>
          <table:table-cell office:value-type="float" office:value="0.00002334" calcext:value-type="float">
            <text:p>0.00002334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13" calcext:value-type="float">
            <text:p>0.00000513</text:p>
          </table:table-cell>
          <table:table-cell office:value-type="float" office:value="-0.00095205" calcext:value-type="float">
            <text:p>-0.00095205</text:p>
          </table:table-cell>
          <table:table-cell office:value-type="float" office:value="-0.00009117" calcext:value-type="float">
            <text:p>-0.000091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363" calcext:value-type="float">
            <text:p>-0.00010363</text:p>
          </table:table-cell>
          <table:table-cell office:value-type="float" office:value="-0.00006772" calcext:value-type="float">
            <text:p>-0.00006772</text:p>
          </table:table-cell>
          <table:table-cell office:value-type="float" office:value="0.00000434" calcext:value-type="float">
            <text:p>0.000004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6223" calcext:value-type="float">
            <text:p>-0.00016223</text:p>
          </table:table-cell>
          <table:table-cell office:value-type="float" office:value="0.00007001" calcext:value-type="float">
            <text:p>0.00007001</text:p>
          </table:table-cell>
          <table:table-cell office:value-type="float" office:value="0.00004759" calcext:value-type="float">
            <text:p>0.000047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26" calcext:value-type="float">
            <text:p>0.00001226</text:p>
          </table:table-cell>
          <table:table-cell office:value-type="float" office:value="-0.00000593" calcext:value-type="float">
            <text:p>-0.00000593</text:p>
          </table:table-cell>
          <table:table-cell office:value-type="float" office:value="0.00010085" calcext:value-type="float">
            <text:p>0.000100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21" calcext:value-type="float">
            <text:p>-0.00003221</text:p>
          </table:table-cell>
          <table:table-cell office:value-type="float" office:value="-0.00001034" calcext:value-type="float">
            <text:p>-0.00001034</text:p>
          </table:table-cell>
          <table:table-cell office:value-type="float" office:value="0.00003624" calcext:value-type="float">
            <text:p>0.00003624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46" calcext:value-type="float">
            <text:p>0.00000246</text:p>
          </table:table-cell>
          <table:table-cell office:value-type="float" office:value="-0.00084989" calcext:value-type="float">
            <text:p>-0.00084989</text:p>
          </table:table-cell>
          <table:table-cell office:value-type="float" office:value="0.00003062" calcext:value-type="float">
            <text:p>0.000030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13" calcext:value-type="float">
            <text:p>-0.00001713</text:p>
          </table:table-cell>
          <table:table-cell office:value-type="float" office:value="0.0000124" calcext:value-type="float">
            <text:p>0.0000124</text:p>
          </table:table-cell>
          <table:table-cell office:value-type="float" office:value="0.00004882" calcext:value-type="float">
            <text:p>0.00004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735" calcext:value-type="float">
            <text:p>-0.00004735</text:p>
          </table:table-cell>
          <table:table-cell office:value-type="float" office:value="0.00001048" calcext:value-type="float">
            <text:p>0.00001048</text:p>
          </table:table-cell>
          <table:table-cell office:value-type="float" office:value="0.00002505" calcext:value-type="float">
            <text:p>0.00002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921" calcext:value-type="float">
            <text:p>-0.00006921</text:p>
          </table:table-cell>
          <table:table-cell office:value-type="float" office:value="0.00000448" calcext:value-type="float">
            <text:p>0.00000448</text:p>
          </table:table-cell>
          <table:table-cell office:value-type="float" office:value="-0.00002194" calcext:value-type="float">
            <text:p>-0.00002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134" calcext:value-type="float">
            <text:p>-0.00011134</text:p>
          </table:table-cell>
          <table:table-cell office:value-type="float" office:value="-0.00001382" calcext:value-type="float">
            <text:p>-0.00001382</text:p>
          </table:table-cell>
          <table:table-cell office:value-type="float" office:value="0.00002317" calcext:value-type="float">
            <text:p>0.00002317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85" calcext:value-type="float">
            <text:p>0.00003685</text:p>
          </table:table-cell>
          <table:table-cell office:value-type="float" office:value="-0.00092598" calcext:value-type="float">
            <text:p>-0.00092598</text:p>
          </table:table-cell>
          <table:table-cell office:value-type="float" office:value="0.00000889" calcext:value-type="float">
            <text:p>0.000008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581" calcext:value-type="float">
            <text:p>-0.00012581</text:p>
          </table:table-cell>
          <table:table-cell office:value-type="float" office:value="0.00001036" calcext:value-type="float">
            <text:p>0.00001036</text:p>
          </table:table-cell>
          <table:table-cell office:value-type="float" office:value="-0.00000208" calcext:value-type="float">
            <text:p>-0.000002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71" calcext:value-type="float">
            <text:p>0.00005371</text:p>
          </table:table-cell>
          <table:table-cell office:value-type="float" office:value="-0.0000191" calcext:value-type="float">
            <text:p>-0.0000191</text:p>
          </table:table-cell>
          <table:table-cell office:value-type="float" office:value="-0.00004151" calcext:value-type="float">
            <text:p>-0.000041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31" calcext:value-type="float">
            <text:p>-0.00001831</text:p>
          </table:table-cell>
          <table:table-cell office:value-type="float" office:value="-0.00005827" calcext:value-type="float">
            <text:p>-0.00005827</text:p>
          </table:table-cell>
          <table:table-cell office:value-type="float" office:value="0.00003047" calcext:value-type="float">
            <text:p>0.000030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38" calcext:value-type="float">
            <text:p>0.00002438</text:p>
          </table:table-cell>
          <table:table-cell office:value-type="float" office:value="0.00004476" calcext:value-type="float">
            <text:p>0.00004476</text:p>
          </table:table-cell>
          <table:table-cell office:value-type="float" office:value="0.00007771" calcext:value-type="float">
            <text:p>0.00007771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23" calcext:value-type="float">
            <text:p>-0.00003323</text:p>
          </table:table-cell>
          <table:table-cell office:value-type="float" office:value="-0.00090321" calcext:value-type="float">
            <text:p>-0.00090321</text:p>
          </table:table-cell>
          <table:table-cell office:value-type="float" office:value="0.00000752" calcext:value-type="float">
            <text:p>0.000007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82" calcext:value-type="float">
            <text:p>-0.00001682</text:p>
          </table:table-cell>
          <table:table-cell office:value-type="float" office:value="-0.00002049" calcext:value-type="float">
            <text:p>-0.00002049</text:p>
          </table:table-cell>
          <table:table-cell office:value-type="float" office:value="0.00001561" calcext:value-type="float">
            <text:p>0.000015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4" calcext:value-type="float">
            <text:p>0.0000014</text:p>
          </table:table-cell>
          <table:table-cell office:value-type="float" office:value="-0.00001034" calcext:value-type="float">
            <text:p>-0.00001034</text:p>
          </table:table-cell>
          <table:table-cell office:value-type="float" office:value="-0.00004286" calcext:value-type="float">
            <text:p>-0.000042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4" calcext:value-type="float">
            <text:p>-0.0000354</text:p>
          </table:table-cell>
          <table:table-cell office:value-type="float" office:value="0.00000199" calcext:value-type="float">
            <text:p>0.00000199</text:p>
          </table:table-cell>
          <table:table-cell office:value-type="float" office:value="0.00008263" calcext:value-type="float">
            <text:p>0.000082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29" calcext:value-type="float">
            <text:p>-0.00005529</text:p>
          </table:table-cell>
          <table:table-cell office:value-type="float" office:value="0.00004903" calcext:value-type="float">
            <text:p>0.00004903</text:p>
          </table:table-cell>
          <table:table-cell office:value-type="float" office:value="-0.00002054" calcext:value-type="float">
            <text:p>-0.0000205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95" calcext:value-type="float">
            <text:p>0.00004295</text:p>
          </table:table-cell>
          <table:table-cell office:value-type="float" office:value="-0.00088192" calcext:value-type="float">
            <text:p>-0.00088192</text:p>
          </table:table-cell>
          <table:table-cell office:value-type="float" office:value="-0.00006227" calcext:value-type="float">
            <text:p>-0.00006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7165" calcext:value-type="float">
            <text:p>-0.00017165</text:p>
          </table:table-cell>
          <table:table-cell office:value-type="float" office:value="0.00009776" calcext:value-type="float">
            <text:p>0.00009776</text:p>
          </table:table-cell>
          <table:table-cell office:value-type="float" office:value="-0.00011" calcext:value-type="float">
            <text:p>-0.000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747" calcext:value-type="float">
            <text:p>-0.00004747</text:p>
          </table:table-cell>
          <table:table-cell office:value-type="float" office:value="-0.00002833" calcext:value-type="float">
            <text:p>-0.00002833</text:p>
          </table:table-cell>
          <table:table-cell office:value-type="float" office:value="-0.00007995" calcext:value-type="float">
            <text:p>-0.000079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773" calcext:value-type="float">
            <text:p>0.00005773</text:p>
          </table:table-cell>
          <table:table-cell office:value-type="float" office:value="-0.0000069" calcext:value-type="float">
            <text:p>-0.0000069</text:p>
          </table:table-cell>
          <table:table-cell office:value-type="float" office:value="-0.00000399" calcext:value-type="float">
            <text:p>-0.000003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773" calcext:value-type="float">
            <text:p>-0.00004773</text:p>
          </table:table-cell>
          <table:table-cell office:value-type="float" office:value="0.00006125" calcext:value-type="float">
            <text:p>0.00006125</text:p>
          </table:table-cell>
          <table:table-cell office:value-type="float" office:value="0.0000089" calcext:value-type="float">
            <text:p>0.0000089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18" calcext:value-type="float">
            <text:p>-0.00003018</text:p>
          </table:table-cell>
          <table:table-cell office:value-type="float" office:value="-0.0008777" calcext:value-type="float">
            <text:p>-0.0008777</text:p>
          </table:table-cell>
          <table:table-cell office:value-type="float" office:value="0.00001031" calcext:value-type="float">
            <text:p>0.000010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317" calcext:value-type="float">
            <text:p>-0.00012317</text:p>
          </table:table-cell>
          <table:table-cell office:value-type="float" office:value="0.00002091" calcext:value-type="float">
            <text:p>0.00002091</text:p>
          </table:table-cell>
          <table:table-cell office:value-type="float" office:value="-0.00004413" calcext:value-type="float">
            <text:p>-0.000044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631" calcext:value-type="float">
            <text:p>0.00004631</text:p>
          </table:table-cell>
          <table:table-cell office:value-type="float" office:value="-0.00004895" calcext:value-type="float">
            <text:p>-0.00004895</text:p>
          </table:table-cell>
          <table:table-cell office:value-type="float" office:value="0.00001756" calcext:value-type="float">
            <text:p>0.000017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56" calcext:value-type="float">
            <text:p>-0.00000656</text:p>
          </table:table-cell>
          <table:table-cell office:value-type="float" office:value="-0.00002003" calcext:value-type="float">
            <text:p>-0.00002003</text:p>
          </table:table-cell>
          <table:table-cell office:value-type="float" office:value="-0.00004169" calcext:value-type="float">
            <text:p>-0.000041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52" calcext:value-type="float">
            <text:p>-0.00001652</text:p>
          </table:table-cell>
          <table:table-cell office:value-type="float" office:value="-0.00002796" calcext:value-type="float">
            <text:p>-0.00002796</text:p>
          </table:table-cell>
          <table:table-cell office:value-type="float" office:value="0.0000281" calcext:value-type="float">
            <text:p>0.0000281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21" calcext:value-type="float">
            <text:p>0.00000821</text:p>
          </table:table-cell>
          <table:table-cell office:value-type="float" office:value="-0.00091426" calcext:value-type="float">
            <text:p>-0.00091426</text:p>
          </table:table-cell>
          <table:table-cell office:value-type="float" office:value="0.00001501" calcext:value-type="float">
            <text:p>0.00001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6499" calcext:value-type="float">
            <text:p>-0.00016499</text:p>
          </table:table-cell>
          <table:table-cell office:value-type="float" office:value="0.00004542" calcext:value-type="float">
            <text:p>0.00004542</text:p>
          </table:table-cell>
          <table:table-cell office:value-type="float" office:value="-0.00004609" calcext:value-type="float">
            <text:p>-0.000046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5" calcext:value-type="float">
            <text:p>-0.0000565</text:p>
          </table:table-cell>
          <table:table-cell office:value-type="float" office:value="-0.00006503" calcext:value-type="float">
            <text:p>-0.00006503</text:p>
          </table:table-cell>
          <table:table-cell office:value-type="float" office:value="-0.00007536" calcext:value-type="float">
            <text:p>-0.000075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98" calcext:value-type="float">
            <text:p>0.00000398</text:p>
          </table:table-cell>
          <table:table-cell office:value-type="float" office:value="0.00010264" calcext:value-type="float">
            <text:p>0.00010264</text:p>
          </table:table-cell>
          <table:table-cell office:value-type="float" office:value="0.00001616" calcext:value-type="float">
            <text:p>0.000016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91" calcext:value-type="float">
            <text:p>-0.00000391</text:p>
          </table:table-cell>
          <table:table-cell office:value-type="float" office:value="0.00004531" calcext:value-type="float">
            <text:p>0.00004531</text:p>
          </table:table-cell>
          <table:table-cell office:value-type="float" office:value="0.00003143" calcext:value-type="float">
            <text:p>0.0000314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-0.00089204" calcext:value-type="float">
            <text:p>-0.00089204</text:p>
          </table:table-cell>
          <table:table-cell office:value-type="float" office:value="-0.00000915" calcext:value-type="float">
            <text:p>-0.000009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06" calcext:value-type="float">
            <text:p>-0.00001406</text:p>
          </table:table-cell>
          <table:table-cell office:value-type="float" office:value="0.00004015" calcext:value-type="float">
            <text:p>0.00004015</text:p>
          </table:table-cell>
          <table:table-cell office:value-type="float" office:value="-0.0000467" calcext:value-type="float">
            <text:p>-0.00004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91" calcext:value-type="float">
            <text:p>-0.00001391</text:p>
          </table:table-cell>
          <table:table-cell office:value-type="float" office:value="-0.00000285" calcext:value-type="float">
            <text:p>-0.00000285</text:p>
          </table:table-cell>
          <table:table-cell office:value-type="float" office:value="-0.00005078" calcext:value-type="float">
            <text:p>-0.000050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674" calcext:value-type="float">
            <text:p>-0.00008674</text:p>
          </table:table-cell>
          <table:table-cell office:value-type="float" office:value="-0.00005336" calcext:value-type="float">
            <text:p>-0.00005336</text:p>
          </table:table-cell>
          <table:table-cell office:value-type="float" office:value="0.00003691" calcext:value-type="float">
            <text:p>0.000036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77" calcext:value-type="float">
            <text:p>-0.000077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01718" calcext:value-type="float">
            <text:p>0.00001718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14" calcext:value-type="float">
            <text:p>-0.00001814</text:p>
          </table:table-cell>
          <table:table-cell office:value-type="float" office:value="-0.00087607" calcext:value-type="float">
            <text:p>-0.00087607</text:p>
          </table:table-cell>
          <table:table-cell office:value-type="float" office:value="-0.00002763" calcext:value-type="float">
            <text:p>-0.000027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26" calcext:value-type="float">
            <text:p>-0.00005926</text:p>
          </table:table-cell>
          <table:table-cell office:value-type="float" office:value="-0.00002513" calcext:value-type="float">
            <text:p>-0.00002513</text:p>
          </table:table-cell>
          <table:table-cell office:value-type="float" office:value="-0.00008604" calcext:value-type="float">
            <text:p>-0.000086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038" calcext:value-type="float">
            <text:p>-0.00004038</text:p>
          </table:table-cell>
          <table:table-cell office:value-type="float" office:value="-0.00002874" calcext:value-type="float">
            <text:p>-0.00002874</text:p>
          </table:table-cell>
          <table:table-cell office:value-type="float" office:value="-0.00011433" calcext:value-type="float">
            <text:p>-0.000114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73" calcext:value-type="float">
            <text:p>0.00005173</text:p>
          </table:table-cell>
          <table:table-cell office:value-type="float" office:value="-0.00002344" calcext:value-type="float">
            <text:p>-0.00002344</text:p>
          </table:table-cell>
          <table:table-cell office:value-type="float" office:value="-0.00002992" calcext:value-type="float">
            <text:p>-0.00002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42" calcext:value-type="float">
            <text:p>-0.00005542</text:p>
          </table:table-cell>
          <table:table-cell office:value-type="float" office:value="0.00005699" calcext:value-type="float">
            <text:p>0.00005699</text:p>
          </table:table-cell>
          <table:table-cell office:value-type="float" office:value="0.00001745" calcext:value-type="float">
            <text:p>0.00001745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14" calcext:value-type="float">
            <text:p>-0.00001214</text:p>
          </table:table-cell>
          <table:table-cell office:value-type="float" office:value="-0.00093548" calcext:value-type="float">
            <text:p>-0.00093548</text:p>
          </table:table-cell>
          <table:table-cell office:value-type="float" office:value="-0.0000379" calcext:value-type="float">
            <text:p>-0.0000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315" calcext:value-type="float">
            <text:p>-0.00009315</text:p>
          </table:table-cell>
          <table:table-cell office:value-type="float" office:value="0.00002043" calcext:value-type="float">
            <text:p>0.00002043</text:p>
          </table:table-cell>
          <table:table-cell office:value-type="float" office:value="-0.00002678" calcext:value-type="float">
            <text:p>-0.000026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92" calcext:value-type="float">
            <text:p>-0.00000092</text:p>
          </table:table-cell>
          <table:table-cell office:value-type="float" office:value="0.00006329" calcext:value-type="float">
            <text:p>0.00006329</text:p>
          </table:table-cell>
          <table:table-cell office:value-type="float" office:value="0.00002434" calcext:value-type="float">
            <text:p>0.000024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11" calcext:value-type="float">
            <text:p>-0.00003311</text:p>
          </table:table-cell>
          <table:table-cell office:value-type="float" office:value="-0.00000547" calcext:value-type="float">
            <text:p>-0.00000547</text:p>
          </table:table-cell>
          <table:table-cell office:value-type="float" office:value="0.00003025" calcext:value-type="float">
            <text:p>0.00003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013" calcext:value-type="float">
            <text:p>-0.00010013</text:p>
          </table:table-cell>
          <table:table-cell office:value-type="float" office:value="0.00011407" calcext:value-type="float">
            <text:p>0.00011407</text:p>
          </table:table-cell>
          <table:table-cell office:value-type="float" office:value="0.00000694" calcext:value-type="float">
            <text:p>0.00000694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47" calcext:value-type="float">
            <text:p>0.00002347</text:p>
          </table:table-cell>
          <table:table-cell office:value-type="float" office:value="-0.0009704" calcext:value-type="float">
            <text:p>-0.0009704</text:p>
          </table:table-cell>
          <table:table-cell office:value-type="float" office:value="-0.00006232" calcext:value-type="float">
            <text:p>-0.000062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211" calcext:value-type="float">
            <text:p>-0.00006211</text:p>
          </table:table-cell>
          <table:table-cell office:value-type="float" office:value="0.00001376" calcext:value-type="float">
            <text:p>0.00001376</text:p>
          </table:table-cell>
          <table:table-cell office:value-type="float" office:value="-0.00006197" calcext:value-type="float">
            <text:p>-0.000061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577" calcext:value-type="float">
            <text:p>-0.00006577</text:p>
          </table:table-cell>
          <table:table-cell office:value-type="float" office:value="-0.00007166" calcext:value-type="float">
            <text:p>-0.00007166</text:p>
          </table:table-cell>
          <table:table-cell office:value-type="float" office:value="-0.00000523" calcext:value-type="float">
            <text:p>-0.000005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32" calcext:value-type="float">
            <text:p>-0.00005632</text:p>
          </table:table-cell>
          <table:table-cell office:value-type="float" office:value="-0.00001058" calcext:value-type="float">
            <text:p>-0.00001058</text:p>
          </table:table-cell>
          <table:table-cell office:value-type="float" office:value="-0.00003193" calcext:value-type="float">
            <text:p>-0.000031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501" calcext:value-type="float">
            <text:p>-0.00009501</text:p>
          </table:table-cell>
          <table:table-cell office:value-type="float" office:value="0.00001788" calcext:value-type="float">
            <text:p>0.00001788</text:p>
          </table:table-cell>
          <table:table-cell office:value-type="float" office:value="0.00003112" calcext:value-type="float">
            <text:p>0.00003112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58" calcext:value-type="float">
            <text:p>0.00003558</text:p>
          </table:table-cell>
          <table:table-cell office:value-type="float" office:value="-0.00092305" calcext:value-type="float">
            <text:p>-0.00092305</text:p>
          </table:table-cell>
          <table:table-cell office:value-type="float" office:value="-0.00007963" calcext:value-type="float">
            <text:p>-0.00007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14" calcext:value-type="float">
            <text:p>-0.00004614</text:p>
          </table:table-cell>
          <table:table-cell office:value-type="float" office:value="-0.00004653" calcext:value-type="float">
            <text:p>-0.00004653</text:p>
          </table:table-cell>
          <table:table-cell office:value-type="float" office:value="-0.00012338" calcext:value-type="float">
            <text:p>-0.000123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1" calcext:value-type="float">
            <text:p>0.0000041</text:p>
          </table:table-cell>
          <table:table-cell office:value-type="float" office:value="-0.00000542" calcext:value-type="float">
            <text:p>-0.00000542</text:p>
          </table:table-cell>
          <table:table-cell office:value-type="float" office:value="0.00004279" calcext:value-type="float">
            <text:p>0.000042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038" calcext:value-type="float">
            <text:p>-0.00006038</text:p>
          </table:table-cell>
          <table:table-cell office:value-type="float" office:value="0.00003126" calcext:value-type="float">
            <text:p>0.00003126</text:p>
          </table:table-cell>
          <table:table-cell office:value-type="float" office:value="-0.00000894" calcext:value-type="float">
            <text:p>-0.000008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84" calcext:value-type="float">
            <text:p>-0.00005584</text:p>
          </table:table-cell>
          <table:table-cell office:value-type="float" office:value="0.00003022" calcext:value-type="float">
            <text:p>0.00003022</text:p>
          </table:table-cell>
          <table:table-cell office:value-type="float" office:value="0.00001934" calcext:value-type="float">
            <text:p>0.00001934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88" calcext:value-type="float">
            <text:p>-0.00002588</text:p>
          </table:table-cell>
          <table:table-cell office:value-type="float" office:value="-0.00094107" calcext:value-type="float">
            <text:p>-0.00094107</text:p>
          </table:table-cell>
          <table:table-cell office:value-type="float" office:value="-0.00001916" calcext:value-type="float">
            <text:p>-0.000019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03" calcext:value-type="float">
            <text:p>-0.00006403</text:p>
          </table:table-cell>
          <table:table-cell office:value-type="float" office:value="-0.00009765" calcext:value-type="float">
            <text:p>-0.00009765</text:p>
          </table:table-cell>
          <table:table-cell office:value-type="float" office:value="-0.00005748" calcext:value-type="float">
            <text:p>-0.000057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104" calcext:value-type="float">
            <text:p>-0.00004104</text:p>
          </table:table-cell>
          <table:table-cell office:value-type="float" office:value="0.00001213" calcext:value-type="float">
            <text:p>0.00001213</text:p>
          </table:table-cell>
          <table:table-cell office:value-type="float" office:value="0.00001367" calcext:value-type="float">
            <text:p>0.00001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18" calcext:value-type="float">
            <text:p>-0.00006418</text:p>
          </table:table-cell>
          <table:table-cell office:value-type="float" office:value="0.00004727" calcext:value-type="float">
            <text:p>0.00004727</text:p>
          </table:table-cell>
          <table:table-cell office:value-type="float" office:value="-0.00009918" calcext:value-type="float">
            <text:p>-0.000099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151" calcext:value-type="float">
            <text:p>-0.00007151</text:p>
          </table:table-cell>
          <table:table-cell office:value-type="float" office:value="0.00010528" calcext:value-type="float">
            <text:p>0.00010528</text:p>
          </table:table-cell>
          <table:table-cell office:value-type="float" office:value="0.00001709" calcext:value-type="float">
            <text:p>0.00001709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47" calcext:value-type="float">
            <text:p>-0.00000147</text:p>
          </table:table-cell>
          <table:table-cell office:value-type="float" office:value="-0.00092996" calcext:value-type="float">
            <text:p>-0.00092996</text:p>
          </table:table-cell>
          <table:table-cell office:value-type="float" office:value="0.0000027" calcext:value-type="float">
            <text:p>0.00000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71" calcext:value-type="float">
            <text:p>-0.00003971</text:p>
          </table:table-cell>
          <table:table-cell office:value-type="float" office:value="-0.00001341" calcext:value-type="float">
            <text:p>-0.00001341</text:p>
          </table:table-cell>
          <table:table-cell office:value-type="float" office:value="-0.00008134" calcext:value-type="float">
            <text:p>-0.000081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26" calcext:value-type="float">
            <text:p>-0.00000326</text:p>
          </table:table-cell>
          <table:table-cell office:value-type="float" office:value="0.00010385" calcext:value-type="float">
            <text:p>0.00010385</text:p>
          </table:table-cell>
          <table:table-cell office:value-type="float" office:value="-0.00000439" calcext:value-type="float">
            <text:p>-0.000004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813" calcext:value-type="float">
            <text:p>-0.00011813</text:p>
          </table:table-cell>
          <table:table-cell office:value-type="float" office:value="0.00006766" calcext:value-type="float">
            <text:p>0.00006766</text:p>
          </table:table-cell>
          <table:table-cell office:value-type="float" office:value="0.00004057" calcext:value-type="float">
            <text:p>0.00004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1" calcext:value-type="float">
            <text:p>-0.0000011</text:p>
          </table:table-cell>
          <table:table-cell office:value-type="float" office:value="0.00010166" calcext:value-type="float">
            <text:p>0.00010166</text:p>
          </table:table-cell>
          <table:table-cell office:value-type="float" office:value="0.00002617" calcext:value-type="float">
            <text:p>0.00002617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586" calcext:value-type="float">
            <text:p>-0.00007586</text:p>
          </table:table-cell>
          <table:table-cell office:value-type="float" office:value="-0.00095359" calcext:value-type="float">
            <text:p>-0.00095359</text:p>
          </table:table-cell>
          <table:table-cell office:value-type="float" office:value="0.00009413" calcext:value-type="float">
            <text:p>0.000094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19" calcext:value-type="float">
            <text:p>-0.00005319</text:p>
          </table:table-cell>
          <table:table-cell office:value-type="float" office:value="-0.00004802" calcext:value-type="float">
            <text:p>-0.00004802</text:p>
          </table:table-cell>
          <table:table-cell office:value-type="float" office:value="-0.00010622" calcext:value-type="float">
            <text:p>-0.000106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92" calcext:value-type="float">
            <text:p>0.00003492</text:p>
          </table:table-cell>
          <table:table-cell office:value-type="float" office:value="0.00001384" calcext:value-type="float">
            <text:p>0.00001384</text:p>
          </table:table-cell>
          <table:table-cell office:value-type="float" office:value="0.0000084" calcext:value-type="float">
            <text:p>0.00000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319" calcext:value-type="float">
            <text:p>0.00007319</text:p>
          </table:table-cell>
          <table:table-cell office:value-type="float" office:value="-0.00002141" calcext:value-type="float">
            <text:p>-0.00002141</text:p>
          </table:table-cell>
          <table:table-cell office:value-type="float" office:value="-0.00003101" calcext:value-type="float">
            <text:p>-0.000031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237" calcext:value-type="float">
            <text:p>-0.00009237</text:p>
          </table:table-cell>
          <table:table-cell office:value-type="float" office:value="0.0000864" calcext:value-type="float">
            <text:p>0.0000864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586" calcext:value-type="float">
            <text:p>0.00006586</text:p>
          </table:table-cell>
          <table:table-cell office:value-type="float" office:value="-0.00088144" calcext:value-type="float">
            <text:p>-0.00088144</text:p>
          </table:table-cell>
          <table:table-cell office:value-type="float" office:value="0.00007051" calcext:value-type="float">
            <text:p>0.000070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22" calcext:value-type="float">
            <text:p>-0.0000022</text:p>
          </table:table-cell>
          <table:table-cell office:value-type="float" office:value="0.00003082" calcext:value-type="float">
            <text:p>0.00003082</text:p>
          </table:table-cell>
          <table:table-cell office:value-type="float" office:value="-0.00005516" calcext:value-type="float">
            <text:p>-0.000055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94" calcext:value-type="float">
            <text:p>0.00001194</text:p>
          </table:table-cell>
          <table:table-cell office:value-type="float" office:value="-0.0000063" calcext:value-type="float">
            <text:p>-0.0000063</text:p>
          </table:table-cell>
          <table:table-cell office:value-type="float" office:value="-0.00008761" calcext:value-type="float">
            <text:p>-0.00008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91" calcext:value-type="float">
            <text:p>0.00002791</text:p>
          </table:table-cell>
          <table:table-cell office:value-type="float" office:value="-0.00001149" calcext:value-type="float">
            <text:p>-0.00001149</text:p>
          </table:table-cell>
          <table:table-cell office:value-type="float" office:value="0.00004372" calcext:value-type="float">
            <text:p>0.000043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95" calcext:value-type="float">
            <text:p>-0.00005495</text:p>
          </table:table-cell>
          <table:table-cell office:value-type="float" office:value="0.00006514" calcext:value-type="float">
            <text:p>0.00006514</text:p>
          </table:table-cell>
          <table:table-cell office:value-type="float" office:value="0.00003772" calcext:value-type="float">
            <text:p>0.00003772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64" calcext:value-type="float">
            <text:p>-0.00001464</text:p>
          </table:table-cell>
          <table:table-cell office:value-type="float" office:value="-0.00095307" calcext:value-type="float">
            <text:p>-0.00095307</text:p>
          </table:table-cell>
          <table:table-cell office:value-type="float" office:value="0.00005811" calcext:value-type="float">
            <text:p>0.000058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71" calcext:value-type="float">
            <text:p>0.00000671</text:p>
          </table:table-cell>
          <table:table-cell office:value-type="float" office:value="-0.00004645" calcext:value-type="float">
            <text:p>-0.00004645</text:p>
          </table:table-cell>
          <table:table-cell office:value-type="float" office:value="-0.00001909" calcext:value-type="float">
            <text:p>-0.000019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89" calcext:value-type="float">
            <text:p>0.00000489</text:p>
          </table:table-cell>
          <table:table-cell office:value-type="float" office:value="-0.00003525" calcext:value-type="float">
            <text:p>-0.00003525</text:p>
          </table:table-cell>
          <table:table-cell office:value-type="float" office:value="-0.00005627" calcext:value-type="float">
            <text:p>-0.000056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82" calcext:value-type="float">
            <text:p>0.00000282</text:p>
          </table:table-cell>
          <table:table-cell office:value-type="float" office:value="-0.00001712" calcext:value-type="float">
            <text:p>-0.00001712</text:p>
          </table:table-cell>
          <table:table-cell office:value-type="float" office:value="-0.00003189" calcext:value-type="float">
            <text:p>-0.000031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4759" calcext:value-type="float">
            <text:p>-0.00014759</text:p>
          </table:table-cell>
          <table:table-cell office:value-type="float" office:value="0.00004434" calcext:value-type="float">
            <text:p>0.00004434</text:p>
          </table:table-cell>
          <table:table-cell office:value-type="float" office:value="0.00016167" calcext:value-type="float">
            <text:p>0.00016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98" calcext:value-type="float">
            <text:p>0.00002798</text:p>
          </table:table-cell>
          <table:table-cell office:value-type="float" office:value="-0.00093061" calcext:value-type="float">
            <text:p>-0.00093061</text:p>
          </table:table-cell>
          <table:table-cell office:value-type="float" office:value="0.00009205" calcext:value-type="float">
            <text:p>0.000092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826" calcext:value-type="float">
            <text:p>-0.00003826</text:p>
          </table:table-cell>
          <table:table-cell office:value-type="float" office:value="-0.00008051" calcext:value-type="float">
            <text:p>-0.00008051</text:p>
          </table:table-cell>
          <table:table-cell office:value-type="float" office:value="-0.0000713" calcext:value-type="float">
            <text:p>-0.00007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11" calcext:value-type="float">
            <text:p>-0.00000111</text:p>
          </table:table-cell>
          <table:table-cell office:value-type="float" office:value="0.00006539" calcext:value-type="float">
            <text:p>0.00006539</text:p>
          </table:table-cell>
          <table:table-cell office:value-type="float" office:value="-0.00009962" calcext:value-type="float">
            <text:p>-0.000099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75" calcext:value-type="float">
            <text:p>-0.00000175</text:p>
          </table:table-cell>
          <table:table-cell office:value-type="float" office:value="-0.00000496" calcext:value-type="float">
            <text:p>-0.00000496</text:p>
          </table:table-cell>
          <table:table-cell office:value-type="float" office:value="0.00006272" calcext:value-type="float">
            <text:p>0.000062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3" calcext:value-type="float">
            <text:p>-0.0000043</text:p>
          </table:table-cell>
          <table:table-cell office:value-type="float" office:value="0.00007993" calcext:value-type="float">
            <text:p>0.00007993</text:p>
          </table:table-cell>
          <table:table-cell office:value-type="float" office:value="-0.00014973" calcext:value-type="float">
            <text:p>-0.00014973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508" calcext:value-type="float">
            <text:p>0.00005508</text:p>
          </table:table-cell>
          <table:table-cell office:value-type="float" office:value="-0.0009708" calcext:value-type="float">
            <text:p>-0.0009708</text:p>
          </table:table-cell>
          <table:table-cell office:value-type="float" office:value="-0.00000605" calcext:value-type="float">
            <text:p>-0.000006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57" calcext:value-type="float">
            <text:p>0.00001757</text:p>
          </table:table-cell>
          <table:table-cell office:value-type="float" office:value="-0.00001204" calcext:value-type="float">
            <text:p>-0.00001204</text:p>
          </table:table-cell>
          <table:table-cell office:value-type="float" office:value="-0.00007982" calcext:value-type="float">
            <text:p>-0.000079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87" calcext:value-type="float">
            <text:p>-0.00005387</text:p>
          </table:table-cell>
          <table:table-cell office:value-type="float" office:value="0.0000308" calcext:value-type="float">
            <text:p>0.0000308</text:p>
          </table:table-cell>
          <table:table-cell office:value-type="float" office:value="0.00006475" calcext:value-type="float">
            <text:p>0.00006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93" calcext:value-type="float">
            <text:p>-0.00001793</text:p>
          </table:table-cell>
          <table:table-cell office:value-type="float" office:value="0.00004654" calcext:value-type="float">
            <text:p>0.00004654</text:p>
          </table:table-cell>
          <table:table-cell office:value-type="float" office:value="0.00002281" calcext:value-type="float">
            <text:p>0.000022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463" calcext:value-type="float">
            <text:p>-0.00010463</text:p>
          </table:table-cell>
          <table:table-cell office:value-type="float" office:value="0.00000955" calcext:value-type="float">
            <text:p>0.00000955</text:p>
          </table:table-cell>
          <table:table-cell office:value-type="float" office:value="-0.00002104" calcext:value-type="float">
            <text:p>-0.00002104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11" calcext:value-type="float">
            <text:p>-0.00002711</text:p>
          </table:table-cell>
          <table:table-cell office:value-type="float" office:value="-0.00098591" calcext:value-type="float">
            <text:p>-0.00098591</text:p>
          </table:table-cell>
          <table:table-cell office:value-type="float" office:value="-0.00003331" calcext:value-type="float">
            <text:p>-0.000033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347" calcext:value-type="float">
            <text:p>-0.00012347</text:p>
          </table:table-cell>
          <table:table-cell office:value-type="float" office:value="-0.00000123" calcext:value-type="float">
            <text:p>-0.00000123</text:p>
          </table:table-cell>
          <table:table-cell office:value-type="float" office:value="0.0000656" calcext:value-type="float">
            <text:p>0.0000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32" calcext:value-type="float">
            <text:p>-0.00003532</text:p>
          </table:table-cell>
          <table:table-cell office:value-type="float" office:value="0.00003714" calcext:value-type="float">
            <text:p>0.00003714</text:p>
          </table:table-cell>
          <table:table-cell office:value-type="float" office:value="-0.00000964" calcext:value-type="float">
            <text:p>-0.000009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87" calcext:value-type="float">
            <text:p>-0.00000087</text:p>
          </table:table-cell>
          <table:table-cell office:value-type="float" office:value="-0.00004788" calcext:value-type="float">
            <text:p>-0.00004788</text:p>
          </table:table-cell>
          <table:table-cell office:value-type="float" office:value="0.00008823" calcext:value-type="float">
            <text:p>0.000088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11" calcext:value-type="float">
            <text:p>-0.00003011</text:p>
          </table:table-cell>
          <table:table-cell office:value-type="float" office:value="0.0000347" calcext:value-type="float">
            <text:p>0.0000347</text:p>
          </table:table-cell>
          <table:table-cell office:value-type="float" office:value="0.00005708" calcext:value-type="float">
            <text:p>0.00005708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12" calcext:value-type="float">
            <text:p>0.00006912</text:p>
          </table:table-cell>
          <table:table-cell office:value-type="float" office:value="-0.00094513" calcext:value-type="float">
            <text:p>-0.00094513</text:p>
          </table:table-cell>
          <table:table-cell office:value-type="float" office:value="0.00005203" calcext:value-type="float">
            <text:p>0.000052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506" calcext:value-type="float">
            <text:p>-0.00006506</text:p>
          </table:table-cell>
          <table:table-cell office:value-type="float" office:value="0.0000629" calcext:value-type="float">
            <text:p>0.0000629</text:p>
          </table:table-cell>
          <table:table-cell office:value-type="float" office:value="0.00000125" calcext:value-type="float">
            <text:p>0.00000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741" calcext:value-type="float">
            <text:p>-0.00000741</text:p>
          </table:table-cell>
          <table:table-cell office:value-type="float" office:value="0.00001276" calcext:value-type="float">
            <text:p>0.00001276</text:p>
          </table:table-cell>
          <table:table-cell office:value-type="float" office:value="-0.00003359" calcext:value-type="float">
            <text:p>-0.000033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9" calcext:value-type="float">
            <text:p>-0.0000019</text:p>
          </table:table-cell>
          <table:table-cell office:value-type="float" office:value="0.00000024" calcext:value-type="float">
            <text:p>0.00000024</text:p>
          </table:table-cell>
          <table:table-cell office:value-type="float" office:value="0.00001284" calcext:value-type="float">
            <text:p>0.000012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917" calcext:value-type="float">
            <text:p>-0.00009917</text:p>
          </table:table-cell>
          <table:table-cell office:value-type="float" office:value="0.0001293" calcext:value-type="float">
            <text:p>0.0001293</text:p>
          </table:table-cell>
          <table:table-cell office:value-type="float" office:value="-0.00005789" calcext:value-type="float">
            <text:p>-0.00005789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693" calcext:value-type="float">
            <text:p>0.00004693</text:p>
          </table:table-cell>
          <table:table-cell office:value-type="float" office:value="-0.00096632" calcext:value-type="float">
            <text:p>-0.00096632</text:p>
          </table:table-cell>
          <table:table-cell office:value-type="float" office:value="-0.00000146" calcext:value-type="float">
            <text:p>-0.00000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317" calcext:value-type="float">
            <text:p>-0.00007317</text:p>
          </table:table-cell>
          <table:table-cell office:value-type="float" office:value="-0.00005565" calcext:value-type="float">
            <text:p>-0.00005565</text:p>
          </table:table-cell>
          <table:table-cell office:value-type="float" office:value="0.00000961" calcext:value-type="float">
            <text:p>0.000009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951" calcext:value-type="float">
            <text:p>-0.00004951</text:p>
          </table:table-cell>
          <table:table-cell office:value-type="float" office:value="-0.00002395" calcext:value-type="float">
            <text:p>-0.00002395</text:p>
          </table:table-cell>
          <table:table-cell office:value-type="float" office:value="0.00002065" calcext:value-type="float">
            <text:p>0.000020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822" calcext:value-type="float">
            <text:p>-0.00005822</text:p>
          </table:table-cell>
          <table:table-cell office:value-type="float" office:value="-0.0000321" calcext:value-type="float">
            <text:p>-0.0000321</text:p>
          </table:table-cell>
          <table:table-cell office:value-type="float" office:value="0.00000835" calcext:value-type="float">
            <text:p>0.000008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107" calcext:value-type="float">
            <text:p>-0.00009107</text:p>
          </table:table-cell>
          <table:table-cell office:value-type="float" office:value="0.00002136" calcext:value-type="float">
            <text:p>0.00002136</text:p>
          </table:table-cell>
          <table:table-cell office:value-type="float" office:value="-0.00003009" calcext:value-type="float">
            <text:p>-0.00003009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889" calcext:value-type="float">
            <text:p>0.00006889</text:p>
          </table:table-cell>
          <table:table-cell office:value-type="float" office:value="-0.00088621" calcext:value-type="float">
            <text:p>-0.00088621</text:p>
          </table:table-cell>
          <table:table-cell office:value-type="float" office:value="0.00004337" calcext:value-type="float">
            <text:p>0.000043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835" calcext:value-type="float">
            <text:p>-0.00006835</text:p>
          </table:table-cell>
          <table:table-cell office:value-type="float" office:value="0.00000545" calcext:value-type="float">
            <text:p>0.00000545</text:p>
          </table:table-cell>
          <table:table-cell office:value-type="float" office:value="0.00009861" calcext:value-type="float">
            <text:p>0.000098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68" calcext:value-type="float">
            <text:p>0.00003268</text:p>
          </table:table-cell>
          <table:table-cell office:value-type="float" office:value="-0.00009381" calcext:value-type="float">
            <text:p>-0.00009381</text:p>
          </table:table-cell>
          <table:table-cell office:value-type="float" office:value="0.00006335" calcext:value-type="float">
            <text:p>0.000063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7" calcext:value-type="float">
            <text:p>-0.0000007</text:p>
          </table:table-cell>
          <table:table-cell office:value-type="float" office:value="-0.00000098" calcext:value-type="float">
            <text:p>-0.00000098</text:p>
          </table:table-cell>
          <table:table-cell office:value-type="float" office:value="0.00000141" calcext:value-type="float">
            <text:p>0.000001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967" calcext:value-type="float">
            <text:p>-0.00006967</text:p>
          </table:table-cell>
          <table:table-cell office:value-type="float" office:value="0.0000557" calcext:value-type="float">
            <text:p>0.0000557</text:p>
          </table:table-cell>
          <table:table-cell office:value-type="float" office:value="0.00000689" calcext:value-type="float">
            <text:p>0.00000689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188" calcext:value-type="float">
            <text:p>0.00006188</text:p>
          </table:table-cell>
          <table:table-cell office:value-type="float" office:value="-0.00092936" calcext:value-type="float">
            <text:p>-0.00092936</text:p>
          </table:table-cell>
          <table:table-cell office:value-type="float" office:value="0.00000424" calcext:value-type="float">
            <text:p>0.000004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237" calcext:value-type="float">
            <text:p>-0.00000237</text:p>
          </table:table-cell>
          <table:table-cell office:value-type="float" office:value="0.00014229" calcext:value-type="float">
            <text:p>0.00014229</text:p>
          </table:table-cell>
          <table:table-cell office:value-type="float" office:value="0.00004957" calcext:value-type="float">
            <text:p>0.000049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49" calcext:value-type="float">
            <text:p>-0.00005649</text:p>
          </table:table-cell>
          <table:table-cell office:value-type="float" office:value="-0.00006954" calcext:value-type="float">
            <text:p>-0.00006954</text:p>
          </table:table-cell>
          <table:table-cell office:value-type="float" office:value="0.00002598" calcext:value-type="float">
            <text:p>0.000025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657" calcext:value-type="float">
            <text:p>-0.00013657</text:p>
          </table:table-cell>
          <table:table-cell office:value-type="float" office:value="0.00002418" calcext:value-type="float">
            <text:p>0.00002418</text:p>
          </table:table-cell>
          <table:table-cell office:value-type="float" office:value="-0.00002287" calcext:value-type="float">
            <text:p>-0.000022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68" calcext:value-type="float">
            <text:p>-0.00003168</text:p>
          </table:table-cell>
          <table:table-cell office:value-type="float" office:value="-0.00001371" calcext:value-type="float">
            <text:p>-0.00001371</text:p>
          </table:table-cell>
          <table:table-cell office:value-type="float" office:value="0.00002012" calcext:value-type="float">
            <text:p>0.0000201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637" calcext:value-type="float">
            <text:p>0.00004637</text:p>
          </table:table-cell>
          <table:table-cell office:value-type="float" office:value="-0.00094485" calcext:value-type="float">
            <text:p>-0.00094485</text:p>
          </table:table-cell>
          <table:table-cell office:value-type="float" office:value="-0.00004159" calcext:value-type="float">
            <text:p>-0.000041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799" calcext:value-type="float">
            <text:p>-0.00007799</text:p>
          </table:table-cell>
          <table:table-cell office:value-type="float" office:value="0.00000807" calcext:value-type="float">
            <text:p>0.00000807</text:p>
          </table:table-cell>
          <table:table-cell office:value-type="float" office:value="-0.00000806" calcext:value-type="float">
            <text:p>-0.000008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827" calcext:value-type="float">
            <text:p>-0.00007827</text:p>
          </table:table-cell>
          <table:table-cell office:value-type="float" office:value="0.00001976" calcext:value-type="float">
            <text:p>0.00001976</text:p>
          </table:table-cell>
          <table:table-cell office:value-type="float" office:value="-0.00006231" calcext:value-type="float">
            <text:p>-0.00006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35" calcext:value-type="float">
            <text:p>-0.00000035</text:p>
          </table:table-cell>
          <table:table-cell office:value-type="float" office:value="-0.00002123" calcext:value-type="float">
            <text:p>-0.00002123</text:p>
          </table:table-cell>
          <table:table-cell office:value-type="float" office:value="-0.00012049" calcext:value-type="float">
            <text:p>-0.000120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336" calcext:value-type="float">
            <text:p>-0.00006336</text:p>
          </table:table-cell>
          <table:table-cell office:value-type="float" office:value="0.00001219" calcext:value-type="float">
            <text:p>0.00001219</text:p>
          </table:table-cell>
          <table:table-cell office:value-type="float" office:value="-0.0000651" calcext:value-type="float">
            <text:p>-0.0000651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22" calcext:value-type="float">
            <text:p>0.00001422</text:p>
          </table:table-cell>
          <table:table-cell office:value-type="float" office:value="-0.00095943" calcext:value-type="float">
            <text:p>-0.00095943</text:p>
          </table:table-cell>
          <table:table-cell office:value-type="float" office:value="0.00002711" calcext:value-type="float">
            <text:p>0.000027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572" calcext:value-type="float">
            <text:p>-0.00007572</text:p>
          </table:table-cell>
          <table:table-cell office:value-type="float" office:value="-0.0000355" calcext:value-type="float">
            <text:p>-0.0000355</text:p>
          </table:table-cell>
          <table:table-cell office:value-type="float" office:value="0.00000911" calcext:value-type="float">
            <text:p>0.000009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14" calcext:value-type="float">
            <text:p>0.00001914</text:p>
          </table:table-cell>
          <table:table-cell office:value-type="float" office:value="0.00002202" calcext:value-type="float">
            <text:p>0.00002202</text:p>
          </table:table-cell>
          <table:table-cell office:value-type="float" office:value="-0.00000493" calcext:value-type="float">
            <text:p>-0.000004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96" calcext:value-type="float">
            <text:p>-0.00000396</text:p>
          </table:table-cell>
          <table:table-cell office:value-type="float" office:value="-0.00001529" calcext:value-type="float">
            <text:p>-0.00001529</text:p>
          </table:table-cell>
          <table:table-cell office:value-type="float" office:value="-0.00006223" calcext:value-type="float">
            <text:p>-0.000062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16" calcext:value-type="float">
            <text:p>-0.00003116</text:p>
          </table:table-cell>
          <table:table-cell office:value-type="float" office:value="0.00008479" calcext:value-type="float">
            <text:p>0.00008479</text:p>
          </table:table-cell>
          <table:table-cell office:value-type="float" office:value="0.00006109" calcext:value-type="float">
            <text:p>0.00006109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37" calcext:value-type="float">
            <text:p>-0.00000137</text:p>
          </table:table-cell>
          <table:table-cell office:value-type="float" office:value="-0.0010676" calcext:value-type="float">
            <text:p>-0.0010676</text:p>
          </table:table-cell>
          <table:table-cell office:value-type="float" office:value="0.00004483" calcext:value-type="float">
            <text:p>0.000044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24" calcext:value-type="float">
            <text:p>-0.00001324</text:p>
          </table:table-cell>
          <table:table-cell office:value-type="float" office:value="-0.00002717" calcext:value-type="float">
            <text:p>-0.00002717</text:p>
          </table:table-cell>
          <table:table-cell office:value-type="float" office:value="-0.0000055" calcext:value-type="float">
            <text:p>-0.00000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24" calcext:value-type="float">
            <text:p>-0.0000524</text:p>
          </table:table-cell>
          <table:table-cell office:value-type="float" office:value="-0.00002123" calcext:value-type="float">
            <text:p>-0.00002123</text:p>
          </table:table-cell>
          <table:table-cell office:value-type="float" office:value="0.00002228" calcext:value-type="float">
            <text:p>0.000022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07" calcext:value-type="float">
            <text:p>-0.00001107</text:p>
          </table:table-cell>
          <table:table-cell office:value-type="float" office:value="0.00001411" calcext:value-type="float">
            <text:p>0.00001411</text:p>
          </table:table-cell>
          <table:table-cell office:value-type="float" office:value="0.00002956" calcext:value-type="float">
            <text:p>0.000029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65" calcext:value-type="float">
            <text:p>0.00003765</text:p>
          </table:table-cell>
          <table:table-cell office:value-type="float" office:value="0.00002373" calcext:value-type="float">
            <text:p>0.00002373</text:p>
          </table:table-cell>
          <table:table-cell office:value-type="float" office:value="0.00001076" calcext:value-type="float">
            <text:p>0.0000107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88" calcext:value-type="float">
            <text:p>-0.00005488</text:p>
          </table:table-cell>
          <table:table-cell office:value-type="float" office:value="-0.00093757" calcext:value-type="float">
            <text:p>-0.00093757</text:p>
          </table:table-cell>
          <table:table-cell office:value-type="float" office:value="-0.00006356" calcext:value-type="float">
            <text:p>-0.000063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74" calcext:value-type="float">
            <text:p>-0.00005974</text:p>
          </table:table-cell>
          <table:table-cell office:value-type="float" office:value="-0.00010822" calcext:value-type="float">
            <text:p>-0.00010822</text:p>
          </table:table-cell>
          <table:table-cell office:value-type="float" office:value="-0.00006825" calcext:value-type="float">
            <text:p>-0.000068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83" calcext:value-type="float">
            <text:p>0.00001383</text:p>
          </table:table-cell>
          <table:table-cell office:value-type="float" office:value="0.00000843" calcext:value-type="float">
            <text:p>0.00000843</text:p>
          </table:table-cell>
          <table:table-cell office:value-type="float" office:value="-0.0000829" calcext:value-type="float">
            <text:p>-0.00008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22" calcext:value-type="float">
            <text:p>0.00000322</text:p>
          </table:table-cell>
          <table:table-cell office:value-type="float" office:value="0.00000007" calcext:value-type="float">
            <text:p>0.00000007</text:p>
          </table:table-cell>
          <table:table-cell office:value-type="float" office:value="0.00003241" calcext:value-type="float">
            <text:p>0.000032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048" calcext:value-type="float">
            <text:p>-0.00006048</text:p>
          </table:table-cell>
          <table:table-cell office:value-type="float" office:value="0.00012855" calcext:value-type="float">
            <text:p>0.00012855</text:p>
          </table:table-cell>
          <table:table-cell office:value-type="float" office:value="0.00005208" calcext:value-type="float">
            <text:p>0.00005208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81" calcext:value-type="float">
            <text:p>-0.00000081</text:p>
          </table:table-cell>
          <table:table-cell office:value-type="float" office:value="-0.00092603" calcext:value-type="float">
            <text:p>-0.00092603</text:p>
          </table:table-cell>
          <table:table-cell office:value-type="float" office:value="0.00002225" calcext:value-type="float">
            <text:p>0.000022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944" calcext:value-type="float">
            <text:p>-0.00004944</text:p>
          </table:table-cell>
          <table:table-cell office:value-type="float" office:value="0.00001493" calcext:value-type="float">
            <text:p>0.00001493</text:p>
          </table:table-cell>
          <table:table-cell office:value-type="float" office:value="-0.00001741" calcext:value-type="float">
            <text:p>-0.000017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66" calcext:value-type="float">
            <text:p>-0.00005466</text:p>
          </table:table-cell>
          <table:table-cell office:value-type="float" office:value="-0.00001888" calcext:value-type="float">
            <text:p>-0.00001888</text:p>
          </table:table-cell>
          <table:table-cell office:value-type="float" office:value="-0.00000623" calcext:value-type="float">
            <text:p>-0.000006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23" calcext:value-type="float">
            <text:p>-0.00003223</text:p>
          </table:table-cell>
          <table:table-cell office:value-type="float" office:value="-0.00000516" calcext:value-type="float">
            <text:p>-0.00000516</text:p>
          </table:table-cell>
          <table:table-cell office:value-type="float" office:value="-0.00003677" calcext:value-type="float">
            <text:p>-0.000036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603" calcext:value-type="float">
            <text:p>0.00004603</text:p>
          </table:table-cell>
          <table:table-cell office:value-type="float" office:value="-0.00000273" calcext:value-type="float">
            <text:p>-0.00000273</text:p>
          </table:table-cell>
          <table:table-cell office:value-type="float" office:value="0.00004549" calcext:value-type="float">
            <text:p>0.00004549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34" calcext:value-type="float">
            <text:p>-0.00001834</text:p>
          </table:table-cell>
          <table:table-cell office:value-type="float" office:value="-0.0009926" calcext:value-type="float">
            <text:p>-0.0009926</text:p>
          </table:table-cell>
          <table:table-cell office:value-type="float" office:value="-0.0000454" calcext:value-type="float">
            <text:p>-0.00004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344" calcext:value-type="float">
            <text:p>-0.00008344</text:p>
          </table:table-cell>
          <table:table-cell office:value-type="float" office:value="-0.00002303" calcext:value-type="float">
            <text:p>-0.00002303</text:p>
          </table:table-cell>
          <table:table-cell office:value-type="float" office:value="-0.00003326" calcext:value-type="float">
            <text:p>-0.000033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87" calcext:value-type="float">
            <text:p>0.00000187</text:p>
          </table:table-cell>
          <table:table-cell office:value-type="float" office:value="-0.00008748" calcext:value-type="float">
            <text:p>-0.00008748</text:p>
          </table:table-cell>
          <table:table-cell office:value-type="float" office:value="0.00000116" calcext:value-type="float">
            <text:p>0.00000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764" calcext:value-type="float">
            <text:p>0.00007764</text:p>
          </table:table-cell>
          <table:table-cell office:value-type="float" office:value="-0.00009559" calcext:value-type="float">
            <text:p>-0.00009559</text:p>
          </table:table-cell>
          <table:table-cell office:value-type="float" office:value="0.00002349" calcext:value-type="float">
            <text:p>0.000023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4419" calcext:value-type="float">
            <text:p>-0.00014419</text:p>
          </table:table-cell>
          <table:table-cell office:value-type="float" office:value="0.00000114" calcext:value-type="float">
            <text:p>0.00000114</text:p>
          </table:table-cell>
          <table:table-cell office:value-type="float" office:value="0.00004417" calcext:value-type="float">
            <text:p>0.00004417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69" calcext:value-type="float">
            <text:p>0.00001269</text:p>
          </table:table-cell>
          <table:table-cell office:value-type="float" office:value="-0.00102296" calcext:value-type="float">
            <text:p>-0.00102296</text:p>
          </table:table-cell>
          <table:table-cell office:value-type="float" office:value="-0.00002393" calcext:value-type="float">
            <text:p>-0.000023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63" calcext:value-type="float">
            <text:p>-0.00003763</text:p>
          </table:table-cell>
          <table:table-cell office:value-type="float" office:value="0.00007879" calcext:value-type="float">
            <text:p>0.00007879</text:p>
          </table:table-cell>
          <table:table-cell office:value-type="float" office:value="0.00000496" calcext:value-type="float">
            <text:p>0.000004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817" calcext:value-type="float">
            <text:p>0.00008817</text:p>
          </table:table-cell>
          <table:table-cell office:value-type="float" office:value="0.00005268" calcext:value-type="float">
            <text:p>0.00005268</text:p>
          </table:table-cell>
          <table:table-cell office:value-type="float" office:value="-0.0000664" calcext:value-type="float">
            <text:p>-0.00006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94" calcext:value-type="float">
            <text:p>0.00002094</text:p>
          </table:table-cell>
          <table:table-cell office:value-type="float" office:value="0.00006007" calcext:value-type="float">
            <text:p>0.00006007</text:p>
          </table:table-cell>
          <table:table-cell office:value-type="float" office:value="0.0000168" calcext:value-type="float">
            <text:p>0.00001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36" calcext:value-type="float">
            <text:p>-0.00006436</text:p>
          </table:table-cell>
          <table:table-cell office:value-type="float" office:value="0.00001912" calcext:value-type="float">
            <text:p>0.00001912</text:p>
          </table:table-cell>
          <table:table-cell office:value-type="float" office:value="0.00008112" calcext:value-type="float">
            <text:p>0.00008112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56" calcext:value-type="float">
            <text:p>0.00003256</text:p>
          </table:table-cell>
          <table:table-cell office:value-type="float" office:value="-0.00091293" calcext:value-type="float">
            <text:p>-0.00091293</text:p>
          </table:table-cell>
          <table:table-cell office:value-type="float" office:value="0.00002331" calcext:value-type="float">
            <text:p>0.000023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932" calcext:value-type="float">
            <text:p>-0.00011932</text:p>
          </table:table-cell>
          <table:table-cell office:value-type="float" office:value="0.00002764" calcext:value-type="float">
            <text:p>0.00002764</text:p>
          </table:table-cell>
          <table:table-cell office:value-type="float" office:value="-0.00003076" calcext:value-type="float">
            <text:p>-0.000030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762" calcext:value-type="float">
            <text:p>-0.00005762</text:p>
          </table:table-cell>
          <table:table-cell office:value-type="float" office:value="-0.0000015" calcext:value-type="float">
            <text:p>-0.0000015</text:p>
          </table:table-cell>
          <table:table-cell office:value-type="float" office:value="0.00004304" calcext:value-type="float">
            <text:p>0.00004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53" calcext:value-type="float">
            <text:p>-0.00001853</text:p>
          </table:table-cell>
          <table:table-cell office:value-type="float" office:value="-0.00011065" calcext:value-type="float">
            <text:p>-0.00011065</text:p>
          </table:table-cell>
          <table:table-cell office:value-type="float" office:value="-0.00005716" calcext:value-type="float">
            <text:p>-0.000057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563" calcext:value-type="float">
            <text:p>-0.00006563</text:p>
          </table:table-cell>
          <table:table-cell office:value-type="float" office:value="0.00010693" calcext:value-type="float">
            <text:p>0.00010693</text:p>
          </table:table-cell>
          <table:table-cell office:value-type="float" office:value="0.00002244" calcext:value-type="float">
            <text:p>0.00002244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175" calcext:value-type="float">
            <text:p>0.00008175</text:p>
          </table:table-cell>
          <table:table-cell office:value-type="float" office:value="-0.00099636" calcext:value-type="float">
            <text:p>-0.00099636</text:p>
          </table:table-cell>
          <table:table-cell office:value-type="float" office:value="0.00006542" calcext:value-type="float">
            <text:p>0.000065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35" calcext:value-type="float">
            <text:p>-0.00003235</text:p>
          </table:table-cell>
          <table:table-cell office:value-type="float" office:value="-0.00004832" calcext:value-type="float">
            <text:p>-0.00004832</text:p>
          </table:table-cell>
          <table:table-cell office:value-type="float" office:value="-0.00005041" calcext:value-type="float">
            <text:p>-0.00005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33" calcext:value-type="float">
            <text:p>-0.00004333</text:p>
          </table:table-cell>
          <table:table-cell office:value-type="float" office:value="0.00002781" calcext:value-type="float">
            <text:p>0.00002781</text:p>
          </table:table-cell>
          <table:table-cell office:value-type="float" office:value="-0.00000169" calcext:value-type="float">
            <text:p>-0.000001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012" calcext:value-type="float">
            <text:p>-0.00010012</text:p>
          </table:table-cell>
          <table:table-cell office:value-type="float" office:value="-0.00001337" calcext:value-type="float">
            <text:p>-0.00001337</text:p>
          </table:table-cell>
          <table:table-cell office:value-type="float" office:value="-0.00007882" calcext:value-type="float">
            <text:p>-0.00007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62" calcext:value-type="float">
            <text:p>-0.00000962</text:p>
          </table:table-cell>
          <table:table-cell office:value-type="float" office:value="0.00006312" calcext:value-type="float">
            <text:p>0.00006312</text:p>
          </table:table-cell>
          <table:table-cell office:value-type="float" office:value="0.00004895" calcext:value-type="float">
            <text:p>0.00004895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1" calcext:value-type="float">
            <text:p>0.0000411</text:p>
          </table:table-cell>
          <table:table-cell office:value-type="float" office:value="-0.00102257" calcext:value-type="float">
            <text:p>-0.00102257</text:p>
          </table:table-cell>
          <table:table-cell office:value-type="float" office:value="-0.00001162" calcext:value-type="float">
            <text:p>-0.000011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537" calcext:value-type="float">
            <text:p>-0.00009537</text:p>
          </table:table-cell>
          <table:table-cell office:value-type="float" office:value="0.00000771" calcext:value-type="float">
            <text:p>0.00000771</text:p>
          </table:table-cell>
          <table:table-cell office:value-type="float" office:value="-0.00004454" calcext:value-type="float">
            <text:p>-0.000044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39" calcext:value-type="float">
            <text:p>0.00004339</text:p>
          </table:table-cell>
          <table:table-cell office:value-type="float" office:value="-0.00002523" calcext:value-type="float">
            <text:p>-0.00002523</text:p>
          </table:table-cell>
          <table:table-cell office:value-type="float" office:value="-0.00003512" calcext:value-type="float">
            <text:p>-0.00003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55" calcext:value-type="float">
            <text:p>0.00002055</text:p>
          </table:table-cell>
          <table:table-cell office:value-type="float" office:value="0.00004439" calcext:value-type="float">
            <text:p>0.00004439</text:p>
          </table:table-cell>
          <table:table-cell office:value-type="float" office:value="0.0000013" calcext:value-type="float">
            <text:p>0.00000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406" calcext:value-type="float">
            <text:p>0.00007406</text:p>
          </table:table-cell>
          <table:table-cell office:value-type="float" office:value="-0.00002225" calcext:value-type="float">
            <text:p>-0.00002225</text:p>
          </table:table-cell>
          <table:table-cell office:value-type="float" office:value="-0.00000024" calcext:value-type="float">
            <text:p>-0.00000024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62" calcext:value-type="float">
            <text:p>0.00000062</text:p>
          </table:table-cell>
          <table:table-cell office:value-type="float" office:value="-0.00097935" calcext:value-type="float">
            <text:p>-0.00097935</text:p>
          </table:table-cell>
          <table:table-cell office:value-type="float" office:value="0.00000486" calcext:value-type="float">
            <text:p>0.000004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055" calcext:value-type="float">
            <text:p>-0.00012055</text:p>
          </table:table-cell>
          <table:table-cell office:value-type="float" office:value="0.00000438" calcext:value-type="float">
            <text:p>0.00000438</text:p>
          </table:table-cell>
          <table:table-cell office:value-type="float" office:value="-0.00009442" calcext:value-type="float">
            <text:p>-0.000094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96" calcext:value-type="float">
            <text:p>-0.00001896</text:p>
          </table:table-cell>
          <table:table-cell office:value-type="float" office:value="-0.00003999" calcext:value-type="float">
            <text:p>-0.00003999</text:p>
          </table:table-cell>
          <table:table-cell office:value-type="float" office:value="-0.00009904" calcext:value-type="float">
            <text:p>-0.000099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78" calcext:value-type="float">
            <text:p>0.00000178</text:p>
          </table:table-cell>
          <table:table-cell office:value-type="float" office:value="0.00004453" calcext:value-type="float">
            <text:p>0.00004453</text:p>
          </table:table-cell>
          <table:table-cell office:value-type="float" office:value="-0.00005171" calcext:value-type="float">
            <text:p>-0.000051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92" calcext:value-type="float">
            <text:p>-0.00000092</text:p>
          </table:table-cell>
          <table:table-cell office:value-type="float" office:value="0.00007795" calcext:value-type="float">
            <text:p>0.00007795</text:p>
          </table:table-cell>
          <table:table-cell office:value-type="float" office:value="-0.00004533" calcext:value-type="float">
            <text:p>-0.00004533</text:p>
          </table:table-cell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16" calcext:value-type="float">
            <text:p>0.00006916</text:p>
          </table:table-cell>
          <table:table-cell office:value-type="float" office:value="-0.00104452" calcext:value-type="float">
            <text:p>-0.00104452</text:p>
          </table:table-cell>
          <table:table-cell office:value-type="float" office:value="0.00003616" calcext:value-type="float">
            <text:p>0.000036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31" calcext:value-type="float">
            <text:p>-0.00005131</text:p>
          </table:table-cell>
          <table:table-cell office:value-type="float" office:value="0.00006866" calcext:value-type="float">
            <text:p>0.00006866</text:p>
          </table:table-cell>
          <table:table-cell office:value-type="float" office:value="-0.00001364" calcext:value-type="float">
            <text:p>-0.000013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85" calcext:value-type="float">
            <text:p>-0.0000685</text:p>
          </table:table-cell>
          <table:table-cell office:value-type="float" office:value="0.00002099" calcext:value-type="float">
            <text:p>0.00002099</text:p>
          </table:table-cell>
          <table:table-cell office:value-type="float" office:value="-0.00003704" calcext:value-type="float">
            <text:p>-0.000037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166" calcext:value-type="float">
            <text:p>-0.00011166</text:p>
          </table:table-cell>
          <table:table-cell office:value-type="float" office:value="-0.00000057" calcext:value-type="float">
            <text:p>-0.00000057</text:p>
          </table:table-cell>
          <table:table-cell office:value-type="float" office:value="0.00002687" calcext:value-type="float">
            <text:p>0.000026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47" calcext:value-type="float">
            <text:p>-0.00005147</text:p>
          </table:table-cell>
          <table:table-cell office:value-type="float" office:value="0.00003029" calcext:value-type="float">
            <text:p>0.00003029</text:p>
          </table:table-cell>
          <table:table-cell office:value-type="float" office:value="0.00002214" calcext:value-type="float">
            <text:p>0.0000221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36" calcext:value-type="float">
            <text:p>0.00005436</text:p>
          </table:table-cell>
          <table:table-cell office:value-type="float" office:value="-0.00102161" calcext:value-type="float">
            <text:p>-0.00102161</text:p>
          </table:table-cell>
          <table:table-cell office:value-type="float" office:value="0.00003169" calcext:value-type="float">
            <text:p>0.000031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03" calcext:value-type="float">
            <text:p>-0.00001303</text:p>
          </table:table-cell>
          <table:table-cell office:value-type="float" office:value="0.00004149" calcext:value-type="float">
            <text:p>0.00004149</text:p>
          </table:table-cell>
          <table:table-cell office:value-type="float" office:value="0.00000274" calcext:value-type="float">
            <text:p>0.000002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637" calcext:value-type="float">
            <text:p>-0.00010637</text:p>
          </table:table-cell>
          <table:table-cell office:value-type="float" office:value="-0.00002483" calcext:value-type="float">
            <text:p>-0.00002483</text:p>
          </table:table-cell>
          <table:table-cell office:value-type="float" office:value="-0.00008756" calcext:value-type="float">
            <text:p>-0.000087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11" calcext:value-type="float">
            <text:p>0.00000311</text:p>
          </table:table-cell>
          <table:table-cell office:value-type="float" office:value="-0.00005065" calcext:value-type="float">
            <text:p>-0.00005065</text:p>
          </table:table-cell>
          <table:table-cell office:value-type="float" office:value="-0.00003628" calcext:value-type="float">
            <text:p>-0.000036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473" calcext:value-type="float">
            <text:p>0.00011473</text:p>
          </table:table-cell>
          <table:table-cell office:value-type="float" office:value="0.00010225" calcext:value-type="float">
            <text:p>0.00010225</text:p>
          </table:table-cell>
          <table:table-cell office:value-type="float" office:value="0.0001715" calcext:value-type="float">
            <text:p>0.0001715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63" calcext:value-type="float">
            <text:p>-0.00000063</text:p>
          </table:table-cell>
          <table:table-cell office:value-type="float" office:value="-0.0010454" calcext:value-type="float">
            <text:p>-0.0010454</text:p>
          </table:table-cell>
          <table:table-cell office:value-type="float" office:value="-0.00000463" calcext:value-type="float">
            <text:p>-0.000004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16" calcext:value-type="float">
            <text:p>-0.00000916</text:p>
          </table:table-cell>
          <table:table-cell office:value-type="float" office:value="-0.00003609" calcext:value-type="float">
            <text:p>-0.00003609</text:p>
          </table:table-cell>
          <table:table-cell office:value-type="float" office:value="-0.00003445" calcext:value-type="float">
            <text:p>-0.000034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89" calcext:value-type="float">
            <text:p>-0.00005989</text:p>
          </table:table-cell>
          <table:table-cell office:value-type="float" office:value="-0.00010701" calcext:value-type="float">
            <text:p>-0.00010701</text:p>
          </table:table-cell>
          <table:table-cell office:value-type="float" office:value="-0.00006562" calcext:value-type="float">
            <text:p>-0.000065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82" calcext:value-type="float">
            <text:p>0.00001182</text:p>
          </table:table-cell>
          <table:table-cell office:value-type="float" office:value="0.0000251" calcext:value-type="float">
            <text:p>0.0000251</text:p>
          </table:table-cell>
          <table:table-cell office:value-type="float" office:value="-0.00002388" calcext:value-type="float">
            <text:p>-0.000023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805" calcext:value-type="float">
            <text:p>-0.00004805</text:p>
          </table:table-cell>
          <table:table-cell office:value-type="float" office:value="0.00001782" calcext:value-type="float">
            <text:p>0.00001782</text:p>
          </table:table-cell>
          <table:table-cell office:value-type="float" office:value="-0.0000326" calcext:value-type="float">
            <text:p>-0.0000326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92" calcext:value-type="float">
            <text:p>0.00000592</text:p>
          </table:table-cell>
          <table:table-cell office:value-type="float" office:value="-0.00104725" calcext:value-type="float">
            <text:p>-0.00104725</text:p>
          </table:table-cell>
          <table:table-cell office:value-type="float" office:value="-0.00001248" calcext:value-type="float">
            <text:p>-0.000012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038" calcext:value-type="float">
            <text:p>-0.00001038</text:p>
          </table:table-cell>
          <table:table-cell office:value-type="float" office:value="-0.00001652" calcext:value-type="float">
            <text:p>-0.00001652</text:p>
          </table:table-cell>
          <table:table-cell office:value-type="float" office:value="-0.00002455" calcext:value-type="float">
            <text:p>-0.000024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83" calcext:value-type="float">
            <text:p>0.00000183</text:p>
          </table:table-cell>
          <table:table-cell office:value-type="float" office:value="-0.00001745" calcext:value-type="float">
            <text:p>-0.00001745</text:p>
          </table:table-cell>
          <table:table-cell office:value-type="float" office:value="-0.00004001" calcext:value-type="float">
            <text:p>-0.00004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1" calcext:value-type="float">
            <text:p>-0.0000591</text:p>
          </table:table-cell>
          <table:table-cell office:value-type="float" office:value="-0.00000229" calcext:value-type="float">
            <text:p>-0.00000229</text:p>
          </table:table-cell>
          <table:table-cell office:value-type="float" office:value="-0.00006463" calcext:value-type="float">
            <text:p>-0.000064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94" calcext:value-type="float">
            <text:p>-0.0001094</text:p>
          </table:table-cell>
          <table:table-cell office:value-type="float" office:value="-0.00006785" calcext:value-type="float">
            <text:p>-0.00006785</text:p>
          </table:table-cell>
          <table:table-cell office:value-type="float" office:value="-0.00003104" calcext:value-type="float">
            <text:p>-0.00003104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96" calcext:value-type="float">
            <text:p>0.00002996</text:p>
          </table:table-cell>
          <table:table-cell office:value-type="float" office:value="-0.00107502" calcext:value-type="float">
            <text:p>-0.00107502</text:p>
          </table:table-cell>
          <table:table-cell office:value-type="float" office:value="-0.00002613" calcext:value-type="float">
            <text:p>-0.000026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57" calcext:value-type="float">
            <text:p>-0.00003157</text:p>
          </table:table-cell>
          <table:table-cell office:value-type="float" office:value="-0.00004883" calcext:value-type="float">
            <text:p>-0.00004883</text:p>
          </table:table-cell>
          <table:table-cell office:value-type="float" office:value="-0.000041" calcext:value-type="float">
            <text:p>-0.000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348" calcext:value-type="float">
            <text:p>-0.00006348</text:p>
          </table:table-cell>
          <table:table-cell office:value-type="float" office:value="-0.00006889" calcext:value-type="float">
            <text:p>-0.00006889</text:p>
          </table:table-cell>
          <table:table-cell office:value-type="float" office:value="0.00000058" calcext:value-type="float">
            <text:p>0.000000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24" calcext:value-type="float">
            <text:p>-0.00001224</text:p>
          </table:table-cell>
          <table:table-cell office:value-type="float" office:value="-0.00001738" calcext:value-type="float">
            <text:p>-0.00001738</text:p>
          </table:table-cell>
          <table:table-cell office:value-type="float" office:value="0.00006764" calcext:value-type="float">
            <text:p>0.000067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06" calcext:value-type="float">
            <text:p>-0.00001406</text:p>
          </table:table-cell>
          <table:table-cell office:value-type="float" office:value="0.00001144" calcext:value-type="float">
            <text:p>0.00001144</text:p>
          </table:table-cell>
          <table:table-cell office:value-type="float" office:value="-0.00008188" calcext:value-type="float">
            <text:p>-0.00008188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57" calcext:value-type="float">
            <text:p>-0.00002057</text:p>
          </table:table-cell>
          <table:table-cell office:value-type="float" office:value="-0.00112246" calcext:value-type="float">
            <text:p>-0.00112246</text:p>
          </table:table-cell>
          <table:table-cell office:value-type="float" office:value="0.00002866" calcext:value-type="float">
            <text:p>0.000028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575" calcext:value-type="float">
            <text:p>-0.00006575</text:p>
          </table:table-cell>
          <table:table-cell office:value-type="float" office:value="0.00002082" calcext:value-type="float">
            <text:p>0.00002082</text:p>
          </table:table-cell>
          <table:table-cell office:value-type="float" office:value="-0.00003183" calcext:value-type="float">
            <text:p>-0.00003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732" calcext:value-type="float">
            <text:p>-0.00009732</text:p>
          </table:table-cell>
          <table:table-cell office:value-type="float" office:value="-0.00000551" calcext:value-type="float">
            <text:p>-0.00000551</text:p>
          </table:table-cell>
          <table:table-cell office:value-type="float" office:value="0.00005642" calcext:value-type="float">
            <text:p>0.000056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11" calcext:value-type="float">
            <text:p>0.00000411</text:p>
          </table:table-cell>
          <table:table-cell office:value-type="float" office:value="-0.00002461" calcext:value-type="float">
            <text:p>-0.00002461</text:p>
          </table:table-cell>
          <table:table-cell office:value-type="float" office:value="0.00000155" calcext:value-type="float">
            <text:p>0.000001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3" calcext:value-type="float">
            <text:p>-0.0000443</text:p>
          </table:table-cell>
          <table:table-cell office:value-type="float" office:value="0.00005554" calcext:value-type="float">
            <text:p>0.00005554</text:p>
          </table:table-cell>
          <table:table-cell office:value-type="float" office:value="0.00001948" calcext:value-type="float">
            <text:p>0.00001948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762" calcext:value-type="float">
            <text:p>0.00009762</text:p>
          </table:table-cell>
          <table:table-cell office:value-type="float" office:value="-0.00098805" calcext:value-type="float">
            <text:p>-0.00098805</text:p>
          </table:table-cell>
          <table:table-cell office:value-type="float" office:value="0.00001962" calcext:value-type="float">
            <text:p>0.000019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369" calcext:value-type="float">
            <text:p>-0.00006369</text:p>
          </table:table-cell>
          <table:table-cell office:value-type="float" office:value="0.00002101" calcext:value-type="float">
            <text:p>0.00002101</text:p>
          </table:table-cell>
          <table:table-cell office:value-type="float" office:value="-0.00003264" calcext:value-type="float">
            <text:p>-0.000032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45" calcext:value-type="float">
            <text:p>-0.00000945</text:p>
          </table:table-cell>
          <table:table-cell office:value-type="float" office:value="-0.00007247" calcext:value-type="float">
            <text:p>-0.00007247</text:p>
          </table:table-cell>
          <table:table-cell office:value-type="float" office:value="-0.00005758" calcext:value-type="float">
            <text:p>-0.000057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954" calcext:value-type="float">
            <text:p>-0.00011954</text:p>
          </table:table-cell>
          <table:table-cell office:value-type="float" office:value="0.00000537" calcext:value-type="float">
            <text:p>0.00000537</text:p>
          </table:table-cell>
          <table:table-cell office:value-type="float" office:value="-0.00000141" calcext:value-type="float">
            <text:p>-0.000001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06" calcext:value-type="float">
            <text:p>-0.00005406</text:p>
          </table:table-cell>
          <table:table-cell office:value-type="float" office:value="0.00004763" calcext:value-type="float">
            <text:p>0.00004763</text:p>
          </table:table-cell>
          <table:table-cell office:value-type="float" office:value="0.00006017" calcext:value-type="float">
            <text:p>0.00006017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63" calcext:value-type="float">
            <text:p>0.00001563</text:p>
          </table:table-cell>
          <table:table-cell office:value-type="float" office:value="-0.00104428" calcext:value-type="float">
            <text:p>-0.00104428</text:p>
          </table:table-cell>
          <table:table-cell office:value-type="float" office:value="0.00000398" calcext:value-type="float">
            <text:p>0.000003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007" calcext:value-type="float">
            <text:p>-0.00006007</text:p>
          </table:table-cell>
          <table:table-cell office:value-type="float" office:value="0.00001901" calcext:value-type="float">
            <text:p>0.00001901</text:p>
          </table:table-cell>
          <table:table-cell office:value-type="float" office:value="0.00001705" calcext:value-type="float">
            <text:p>0.000017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41" calcext:value-type="float">
            <text:p>-0.0001141</text:p>
          </table:table-cell>
          <table:table-cell office:value-type="float" office:value="-0.00004555" calcext:value-type="float">
            <text:p>-0.00004555</text:p>
          </table:table-cell>
          <table:table-cell office:value-type="float" office:value="-0.00003554" calcext:value-type="float">
            <text:p>-0.000035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361" calcext:value-type="float">
            <text:p>-0.00006361</text:p>
          </table:table-cell>
          <table:table-cell office:value-type="float" office:value="-0.00000603" calcext:value-type="float">
            <text:p>-0.00000603</text:p>
          </table:table-cell>
          <table:table-cell office:value-type="float" office:value="-0.0000363" calcext:value-type="float">
            <text:p>-0.00003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595" calcext:value-type="float">
            <text:p>-0.00007595</text:p>
          </table:table-cell>
          <table:table-cell office:value-type="float" office:value="0.00002193" calcext:value-type="float">
            <text:p>0.00002193</text:p>
          </table:table-cell>
          <table:table-cell office:value-type="float" office:value="-0.00004028" calcext:value-type="float">
            <text:p>-0.00004028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53" calcext:value-type="float">
            <text:p>0.00001553</text:p>
          </table:table-cell>
          <table:table-cell office:value-type="float" office:value="-0.0009916" calcext:value-type="float">
            <text:p>-0.0009916</text:p>
          </table:table-cell>
          <table:table-cell office:value-type="float" office:value="0.00003048" calcext:value-type="float">
            <text:p>0.00003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47" calcext:value-type="float">
            <text:p>0.00001247</text:p>
          </table:table-cell>
          <table:table-cell office:value-type="float" office:value="0.00000385" calcext:value-type="float">
            <text:p>0.00000385</text:p>
          </table:table-cell>
          <table:table-cell office:value-type="float" office:value="-0.00001089" calcext:value-type="float">
            <text:p>-0.000010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013" calcext:value-type="float">
            <text:p>-0.00008013</text:p>
          </table:table-cell>
          <table:table-cell office:value-type="float" office:value="-0.0000725" calcext:value-type="float">
            <text:p>-0.0000725</text:p>
          </table:table-cell>
          <table:table-cell office:value-type="float" office:value="-0.00002614" calcext:value-type="float">
            <text:p>-0.000026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119" calcext:value-type="float">
            <text:p>-0.00007119</text:p>
          </table:table-cell>
          <table:table-cell office:value-type="float" office:value="-0.00003991" calcext:value-type="float">
            <text:p>-0.00003991</text:p>
          </table:table-cell>
          <table:table-cell office:value-type="float" office:value="-0.00002261" calcext:value-type="float">
            <text:p>-0.000022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38" calcext:value-type="float">
            <text:p>-0.00001238</text:p>
          </table:table-cell>
          <table:table-cell office:value-type="float" office:value="0.0000912" calcext:value-type="float">
            <text:p>0.0000912</text:p>
          </table:table-cell>
          <table:table-cell office:value-type="float" office:value="0.00005223" calcext:value-type="float">
            <text:p>0.00005223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56" calcext:value-type="float">
            <text:p>-0.00002056</text:p>
          </table:table-cell>
          <table:table-cell office:value-type="float" office:value="-0.00102513" calcext:value-type="float">
            <text:p>-0.00102513</text:p>
          </table:table-cell>
          <table:table-cell office:value-type="float" office:value="-0.0000243" calcext:value-type="float">
            <text:p>-0.0000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749" calcext:value-type="float">
            <text:p>-0.00005749</text:p>
          </table:table-cell>
          <table:table-cell office:value-type="float" office:value="-0.00001497" calcext:value-type="float">
            <text:p>-0.00001497</text:p>
          </table:table-cell>
          <table:table-cell office:value-type="float" office:value="-0.00007686" calcext:value-type="float">
            <text:p>-0.000076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017" calcext:value-type="float">
            <text:p>-0.00004017</text:p>
          </table:table-cell>
          <table:table-cell office:value-type="float" office:value="-0.00011335" calcext:value-type="float">
            <text:p>-0.00011335</text:p>
          </table:table-cell>
          <table:table-cell office:value-type="float" office:value="0.00000434" calcext:value-type="float">
            <text:p>0.000004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43" calcext:value-type="float">
            <text:p>0.00003743</text:p>
          </table:table-cell>
          <table:table-cell office:value-type="float" office:value="0.00001736" calcext:value-type="float">
            <text:p>0.00001736</text:p>
          </table:table-cell>
          <table:table-cell office:value-type="float" office:value="0.00000964" calcext:value-type="float">
            <text:p>0.000009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13" calcext:value-type="float">
            <text:p>-0.0000413</text:p>
          </table:table-cell>
          <table:table-cell office:value-type="float" office:value="-0.00000108" calcext:value-type="float">
            <text:p>-0.00000108</text:p>
          </table:table-cell>
          <table:table-cell office:value-type="float" office:value="0.00005897" calcext:value-type="float">
            <text:p>0.00005897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535" calcext:value-type="float">
            <text:p>-0.00004535</text:p>
          </table:table-cell>
          <table:table-cell office:value-type="float" office:value="-0.00101626" calcext:value-type="float">
            <text:p>-0.00101626</text:p>
          </table:table-cell>
          <table:table-cell office:value-type="float" office:value="-0.00000884" calcext:value-type="float">
            <text:p>-0.000008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17" calcext:value-type="float">
            <text:p>0.00003617</text:p>
          </table:table-cell>
          <table:table-cell office:value-type="float" office:value="0.00003552" calcext:value-type="float">
            <text:p>0.00003552</text:p>
          </table:table-cell>
          <table:table-cell office:value-type="float" office:value="-0.00005327" calcext:value-type="float">
            <text:p>-0.000053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594" calcext:value-type="float">
            <text:p>0.00006594</text:p>
          </table:table-cell>
          <table:table-cell office:value-type="float" office:value="0.00000591" calcext:value-type="float">
            <text:p>0.00000591</text:p>
          </table:table-cell>
          <table:table-cell office:value-type="float" office:value="-0.0000029" calcext:value-type="float">
            <text:p>-0.00000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011" calcext:value-type="float">
            <text:p>-0.00006011</text:p>
          </table:table-cell>
          <table:table-cell office:value-type="float" office:value="-0.00003416" calcext:value-type="float">
            <text:p>-0.00003416</text:p>
          </table:table-cell>
          <table:table-cell office:value-type="float" office:value="-0.0000715" calcext:value-type="float">
            <text:p>-0.00007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523" calcext:value-type="float">
            <text:p>-0.00007523</text:p>
          </table:table-cell>
          <table:table-cell office:value-type="float" office:value="0.0000829" calcext:value-type="float">
            <text:p>0.0000829</text:p>
          </table:table-cell>
          <table:table-cell office:value-type="float" office:value="0.00001257" calcext:value-type="float">
            <text:p>0.0000125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37" calcext:value-type="float">
            <text:p>0.00001937</text:p>
          </table:table-cell>
          <table:table-cell office:value-type="float" office:value="-0.00100283" calcext:value-type="float">
            <text:p>-0.00100283</text:p>
          </table:table-cell>
          <table:table-cell office:value-type="float" office:value="-0.00007775" calcext:value-type="float">
            <text:p>-0.000077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282" calcext:value-type="float">
            <text:p>-0.00006282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-0.00000903" calcext:value-type="float">
            <text:p>-0.000009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391" calcext:value-type="float">
            <text:p>0.00008391</text:p>
          </table:table-cell>
          <table:table-cell office:value-type="float" office:value="0.00000423" calcext:value-type="float">
            <text:p>0.00000423</text:p>
          </table:table-cell>
          <table:table-cell office:value-type="float" office:value="-0.00002188" calcext:value-type="float">
            <text:p>-0.000021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18" calcext:value-type="float">
            <text:p>-0.00002418</text:p>
          </table:table-cell>
          <table:table-cell office:value-type="float" office:value="-0.00000888" calcext:value-type="float">
            <text:p>-0.00000888</text:p>
          </table:table-cell>
          <table:table-cell office:value-type="float" office:value="-0.00001102" calcext:value-type="float">
            <text:p>-0.00001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965" calcext:value-type="float">
            <text:p>-0.00012965</text:p>
          </table:table-cell>
          <table:table-cell office:value-type="float" office:value="0.0000134" calcext:value-type="float">
            <text:p>0.0000134</text:p>
          </table:table-cell>
          <table:table-cell office:value-type="float" office:value="0.00007624" calcext:value-type="float">
            <text:p>0.00007624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85" calcext:value-type="float">
            <text:p>-0.00000685</text:p>
          </table:table-cell>
          <table:table-cell office:value-type="float" office:value="-0.00104715" calcext:value-type="float">
            <text:p>-0.00104715</text:p>
          </table:table-cell>
          <table:table-cell office:value-type="float" office:value="-0.00001233" calcext:value-type="float">
            <text:p>-0.000012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69" calcext:value-type="float">
            <text:p>-0.00005569</text:p>
          </table:table-cell>
          <table:table-cell office:value-type="float" office:value="-0.00004257" calcext:value-type="float">
            <text:p>-0.00004257</text:p>
          </table:table-cell>
          <table:table-cell office:value-type="float" office:value="-0.00001452" calcext:value-type="float">
            <text:p>-0.000014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895" calcext:value-type="float">
            <text:p>0.00005895</text:p>
          </table:table-cell>
          <table:table-cell office:value-type="float" office:value="0.00004758" calcext:value-type="float">
            <text:p>0.00004758</text:p>
          </table:table-cell>
          <table:table-cell office:value-type="float" office:value="-0.00002804" calcext:value-type="float">
            <text:p>-0.000028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234" calcext:value-type="float">
            <text:p>-0.00009234</text:p>
          </table:table-cell>
          <table:table-cell office:value-type="float" office:value="0.00007471" calcext:value-type="float">
            <text:p>0.00007471</text:p>
          </table:table-cell>
          <table:table-cell office:value-type="float" office:value="-0.00000357" calcext:value-type="float">
            <text:p>-0.000003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895" calcext:value-type="float">
            <text:p>-0.00004895</text:p>
          </table:table-cell>
          <table:table-cell office:value-type="float" office:value="0.00006893" calcext:value-type="float">
            <text:p>0.00006893</text:p>
          </table:table-cell>
          <table:table-cell office:value-type="float" office:value="0.00001692" calcext:value-type="float">
            <text:p>0.00001692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95" calcext:value-type="float">
            <text:p>0.00000095</text:p>
          </table:table-cell>
          <table:table-cell office:value-type="float" office:value="-0.00102359" calcext:value-type="float">
            <text:p>-0.00102359</text:p>
          </table:table-cell>
          <table:table-cell office:value-type="float" office:value="-0.00000493" calcext:value-type="float">
            <text:p>-0.000004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282" calcext:value-type="float">
            <text:p>-0.00013282</text:p>
          </table:table-cell>
          <table:table-cell office:value-type="float" office:value="-0.00000952" calcext:value-type="float">
            <text:p>-0.00000952</text:p>
          </table:table-cell>
          <table:table-cell office:value-type="float" office:value="-0.00003653" calcext:value-type="float">
            <text:p>-0.000036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25" calcext:value-type="float">
            <text:p>-0.00005325</text:p>
          </table:table-cell>
          <table:table-cell office:value-type="float" office:value="-0.00001981" calcext:value-type="float">
            <text:p>-0.00001981</text:p>
          </table:table-cell>
          <table:table-cell office:value-type="float" office:value="-0.00014966" calcext:value-type="float">
            <text:p>-0.000149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93" calcext:value-type="float">
            <text:p>-0.00001393</text:p>
          </table:table-cell>
          <table:table-cell office:value-type="float" office:value="0.0000114" calcext:value-type="float">
            <text:p>0.0000114</text:p>
          </table:table-cell>
          <table:table-cell office:value-type="float" office:value="-0.00002028" calcext:value-type="float">
            <text:p>-0.000020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78" calcext:value-type="float">
            <text:p>-0.00001778</text:p>
          </table:table-cell>
          <table:table-cell office:value-type="float" office:value="0.00005525" calcext:value-type="float">
            <text:p>0.00005525</text:p>
          </table:table-cell>
          <table:table-cell office:value-type="float" office:value="0.00009529" calcext:value-type="float">
            <text:p>0.00009529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76" calcext:value-type="float">
            <text:p>0.00003476</text:p>
          </table:table-cell>
          <table:table-cell office:value-type="float" office:value="-0.00109501" calcext:value-type="float">
            <text:p>-0.00109501</text:p>
          </table:table-cell>
          <table:table-cell office:value-type="float" office:value="-0.00001325" calcext:value-type="float">
            <text:p>-0.000013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64" calcext:value-type="float">
            <text:p>-0.00003364</text:p>
          </table:table-cell>
          <table:table-cell office:value-type="float" office:value="-0.00000718" calcext:value-type="float">
            <text:p>-0.00000718</text:p>
          </table:table-cell>
          <table:table-cell office:value-type="float" office:value="0.00001156" calcext:value-type="float">
            <text:p>0.000011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6" calcext:value-type="float">
            <text:p>0.0000146</text:p>
          </table:table-cell>
          <table:table-cell office:value-type="float" office:value="0.0000427" calcext:value-type="float">
            <text:p>0.0000427</text:p>
          </table:table-cell>
          <table:table-cell office:value-type="float" office:value="-0.00000597" calcext:value-type="float">
            <text:p>-0.000005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4138" calcext:value-type="float">
            <text:p>-0.00014138</text:p>
          </table:table-cell>
          <table:table-cell office:value-type="float" office:value="0.0000163" calcext:value-type="float">
            <text:p>0.0000163</text:p>
          </table:table-cell>
          <table:table-cell office:value-type="float" office:value="-0.0000316" calcext:value-type="float">
            <text:p>-0.00003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128" calcext:value-type="float">
            <text:p>-0.00011128</text:p>
          </table:table-cell>
          <table:table-cell office:value-type="float" office:value="0.00005707" calcext:value-type="float">
            <text:p>0.00005707</text:p>
          </table:table-cell>
          <table:table-cell office:value-type="float" office:value="0.00007078" calcext:value-type="float">
            <text:p>0.00007078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62" calcext:value-type="float">
            <text:p>-0.00001862</text:p>
          </table:table-cell>
          <table:table-cell office:value-type="float" office:value="-0.00102407" calcext:value-type="float">
            <text:p>-0.00102407</text:p>
          </table:table-cell>
          <table:table-cell office:value-type="float" office:value="-0.00001022" calcext:value-type="float">
            <text:p>-0.000010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04" calcext:value-type="float">
            <text:p>-0.00006404</text:p>
          </table:table-cell>
          <table:table-cell office:value-type="float" office:value="0.00001548" calcext:value-type="float">
            <text:p>0.00001548</text:p>
          </table:table-cell>
          <table:table-cell office:value-type="float" office:value="-0.00007071" calcext:value-type="float">
            <text:p>-0.000070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12" calcext:value-type="float">
            <text:p>0.00001312</text:p>
          </table:table-cell>
          <table:table-cell office:value-type="float" office:value="0.00004355" calcext:value-type="float">
            <text:p>0.00004355</text:p>
          </table:table-cell>
          <table:table-cell office:value-type="float" office:value="-0.00008817" calcext:value-type="float">
            <text:p>-0.000088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276" calcext:value-type="float">
            <text:p>-0.00005276</text:p>
          </table:table-cell>
          <table:table-cell office:value-type="float" office:value="-0.00002724" calcext:value-type="float">
            <text:p>-0.00002724</text:p>
          </table:table-cell>
          <table:table-cell office:value-type="float" office:value="0.00000382" calcext:value-type="float">
            <text:p>0.000003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702" calcext:value-type="float">
            <text:p>-0.00010702</text:p>
          </table:table-cell>
          <table:table-cell office:value-type="float" office:value="0.00007201" calcext:value-type="float">
            <text:p>0.00007201</text:p>
          </table:table-cell>
          <table:table-cell office:value-type="float" office:value="0.00010853" calcext:value-type="float">
            <text:p>0.00010853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556" calcext:value-type="float">
            <text:p>0.00004556</text:p>
          </table:table-cell>
          <table:table-cell office:value-type="float" office:value="-0.00098007" calcext:value-type="float">
            <text:p>-0.00098007</text:p>
          </table:table-cell>
          <table:table-cell office:value-type="float" office:value="-0.0000288" calcext:value-type="float">
            <text:p>-0.00002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792" calcext:value-type="float">
            <text:p>-0.00000792</text:p>
          </table:table-cell>
          <table:table-cell office:value-type="float" office:value="0.00004164" calcext:value-type="float">
            <text:p>0.00004164</text:p>
          </table:table-cell>
          <table:table-cell office:value-type="float" office:value="-0.00005276" calcext:value-type="float">
            <text:p>-0.00005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501" calcext:value-type="float">
            <text:p>-0.00004501</text:p>
          </table:table-cell>
          <table:table-cell office:value-type="float" office:value="-0.00001708" calcext:value-type="float">
            <text:p>-0.00001708</text:p>
          </table:table-cell>
          <table:table-cell office:value-type="float" office:value="-0.00003946" calcext:value-type="float">
            <text:p>-0.000039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53" calcext:value-type="float">
            <text:p>-0.00003053</text:p>
          </table:table-cell>
          <table:table-cell office:value-type="float" office:value="-0.00003911" calcext:value-type="float">
            <text:p>-0.00003911</text:p>
          </table:table-cell>
          <table:table-cell office:value-type="float" office:value="0.00001129" calcext:value-type="float">
            <text:p>0.00001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25" calcext:value-type="float">
            <text:p>-0.00005425</text:p>
          </table:table-cell>
          <table:table-cell office:value-type="float" office:value="0.00004492" calcext:value-type="float">
            <text:p>0.00004492</text:p>
          </table:table-cell>
          <table:table-cell office:value-type="float" office:value="0.00002723" calcext:value-type="float">
            <text:p>0.00002723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0.0003333333" calcext:value-type="float">
            <text:p>0.0003333333</text:p>
          </table:table-cell>
          <table:table-cell office:value-type="float" office:value="0.00001389" calcext:value-type="float">
            <text:p>0.00001389</text:p>
          </table:table-cell>
          <table:table-cell office:value-type="float" office:value="-0.0010704" calcext:value-type="float">
            <text:p>-0.0010704</text:p>
          </table:table-cell>
          <table:table-cell office:value-type="float" office:value="-0.00000662" calcext:value-type="float">
            <text:p>-0.00000662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-0.00001355" calcext:value-type="float">
            <text:p>-0.00001355</text:p>
          </table:table-cell>
          <table:table-cell office:value-type="float" office:value="0.00005996" calcext:value-type="float">
            <text:p>0.00005996</text:p>
          </table:table-cell>
          <table:table-cell office:value-type="float" office:value="-0.00003064" calcext:value-type="float">
            <text:p>-0.00003064</text:p>
          </table:table-cell>
          <table:table-cell/>
          <table:table-cell office:value-type="float" office:value="0.0016666667" calcext:value-type="float">
            <text:p>0.0016666667</text:p>
          </table:table-cell>
          <table:table-cell office:value-type="float" office:value="-0.00011111" calcext:value-type="float">
            <text:p>-0.00011111</text:p>
          </table:table-cell>
          <table:table-cell office:value-type="float" office:value="0.00005759" calcext:value-type="float">
            <text:p>0.00005759</text:p>
          </table:table-cell>
          <table:table-cell office:value-type="float" office:value="-0.00002823" calcext:value-type="float">
            <text:p>-0.00002823</text:p>
          </table:table-cell>
          <table:table-cell/>
          <table:table-cell office:value-type="float" office:value="0.0023333333" calcext:value-type="float">
            <text:p>0.0023333333</text:p>
          </table:table-cell>
          <table:table-cell office:value-type="float" office:value="-0.00003835" calcext:value-type="float">
            <text:p>-0.00003835</text:p>
          </table:table-cell>
          <table:table-cell office:value-type="float" office:value="-0.00000417" calcext:value-type="float">
            <text:p>-0.00000417</text:p>
          </table:table-cell>
          <table:table-cell office:value-type="float" office:value="-0.00000487" calcext:value-type="float">
            <text:p>-0.0000048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-0.00000802" calcext:value-type="float">
            <text:p>-0.00000802</text:p>
          </table:table-cell>
          <table:table-cell office:value-type="float" office:value="0.00000428" calcext:value-type="float">
            <text:p>0.00000428</text:p>
          </table:table-cell>
          <table:table-cell office:value-type="float" office:value="-0.00000605" calcext:value-type="float">
            <text:p>-0.00000605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0.0006666667" calcext:value-type="float">
            <text:p>0.0006666667</text:p>
          </table:table-cell>
          <table:table-cell office:value-type="float" office:value="0.00006521" calcext:value-type="float">
            <text:p>0.00006521</text:p>
          </table:table-cell>
          <table:table-cell office:value-type="float" office:value="-0.00107816" calcext:value-type="float">
            <text:p>-0.00107816</text:p>
          </table:table-cell>
          <table:table-cell office:value-type="float" office:value="0.00002392" calcext:value-type="float">
            <text:p>0.00002392</text:p>
          </table:table-cell>
          <table:table-cell/>
          <table:table-cell office:value-type="float" office:value="0.0020000001" calcext:value-type="float">
            <text:p>0.0020000001</text:p>
          </table:table-cell>
          <table:table-cell office:value-type="float" office:value="-0.00004964" calcext:value-type="float">
            <text:p>-0.00004964</text:p>
          </table:table-cell>
          <table:table-cell office:value-type="float" office:value="-0.00000597" calcext:value-type="float">
            <text:p>-0.00000597</text:p>
          </table:table-cell>
          <table:table-cell office:value-type="float" office:value="-0.00011926" calcext:value-type="float">
            <text:p>-0.00011926</text:p>
          </table:table-cell>
          <table:table-cell/>
          <table:table-cell office:value-type="float" office:value="0.0033333334" calcext:value-type="float">
            <text:p>0.0033333334</text:p>
          </table:table-cell>
          <table:table-cell office:value-type="float" office:value="-0.00007156" calcext:value-type="float">
            <text:p>-0.00007156</text:p>
          </table:table-cell>
          <table:table-cell office:value-type="float" office:value="0.00015799" calcext:value-type="float">
            <text:p>0.00015799</text:p>
          </table:table-cell>
          <table:table-cell office:value-type="float" office:value="-0.00010388" calcext:value-type="float">
            <text:p>-0.00010388</text:p>
          </table:table-cell>
          <table:table-cell/>
          <table:table-cell office:value-type="float" office:value="0.0046666665" calcext:value-type="float">
            <text:p>0.0046666665</text:p>
          </table:table-cell>
          <table:table-cell office:value-type="float" office:value="0.00000581" calcext:value-type="float">
            <text:p>0.00000581</text:p>
          </table:table-cell>
          <table:table-cell office:value-type="float" office:value="0.00004408" calcext:value-type="float">
            <text:p>0.00004408</text:p>
          </table:table-cell>
          <table:table-cell office:value-type="float" office:value="-0.0000454" calcext:value-type="float">
            <text:p>-0.0000454</text:p>
          </table:table-cell>
          <table:table-cell/>
          <table:table-cell office:value-type="float" office:value="0.0060000001" calcext:value-type="float">
            <text:p>0.0060000001</text:p>
          </table:table-cell>
          <table:table-cell office:value-type="float" office:value="-0.00004855" calcext:value-type="float">
            <text:p>-0.00004855</text:p>
          </table:table-cell>
          <table:table-cell office:value-type="float" office:value="0.00006643" calcext:value-type="float">
            <text:p>0.00006643</text:p>
          </table:table-cell>
          <table:table-cell office:value-type="float" office:value="-0.00003461" calcext:value-type="float">
            <text:p>-0.00003461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-0.00049337" calcext:value-type="float">
            <text:p>-0.00049337</text:p>
          </table:table-cell>
          <table:table-cell office:value-type="float" office:value="-0.00205207" calcext:value-type="float">
            <text:p>-0.00205207</text:p>
          </table:table-cell>
          <table:table-cell office:value-type="float" office:value="-0.00094786" calcext:value-type="float">
            <text:p>-0.0009478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-0.00114903" calcext:value-type="float">
            <text:p>-0.00114903</text:p>
          </table:table-cell>
          <table:table-cell office:value-type="float" office:value="-0.00096919" calcext:value-type="float">
            <text:p>-0.00096919</text:p>
          </table:table-cell>
          <table:table-cell office:value-type="float" office:value="-0.00051972" calcext:value-type="float">
            <text:p>-0.00051972</text:p>
          </table:table-cell>
          <table:table-cell/>
          <table:table-cell office:value-type="float" office:value="0.0049999999" calcext:value-type="float">
            <text:p>0.0049999999</text:p>
          </table:table-cell>
          <table:table-cell office:value-type="float" office:value="-0.00095958" calcext:value-type="float">
            <text:p>-0.00095958</text:p>
          </table:table-cell>
          <table:table-cell office:value-type="float" office:value="-0.00108577" calcext:value-type="float">
            <text:p>-0.00108577</text:p>
          </table:table-cell>
          <table:table-cell office:value-type="float" office:value="-0.00104098" calcext:value-type="float">
            <text:p>-0.00104098</text:p>
          </table:table-cell>
          <table:table-cell/>
          <table:table-cell office:value-type="float" office:value="0.0070000002" calcext:value-type="float">
            <text:p>0.0070000002</text:p>
          </table:table-cell>
          <table:table-cell office:value-type="float" office:value="-0.00023201" calcext:value-type="float">
            <text:p>-0.00023201</text:p>
          </table:table-cell>
          <table:table-cell office:value-type="float" office:value="-0.00069866" calcext:value-type="float">
            <text:p>-0.00069866</text:p>
          </table:table-cell>
          <table:table-cell office:value-type="float" office:value="-0.00049086" calcext:value-type="float">
            <text:p>-0.00049086</text:p>
          </table:table-cell>
          <table:table-cell/>
          <table:table-cell office:value-type="float" office:value="0.0089999996" calcext:value-type="float">
            <text:p>0.0089999996</text:p>
          </table:table-cell>
          <table:table-cell office:value-type="float" office:value="-0.00095292" calcext:value-type="float">
            <text:p>-0.00095292</text:p>
          </table:table-cell>
          <table:table-cell office:value-type="float" office:value="-0.00060219" calcext:value-type="float">
            <text:p>-0.00060219</text:p>
          </table:table-cell>
          <table:table-cell office:value-type="float" office:value="-0.00056269" calcext:value-type="float">
            <text:p>-0.00056269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0.0013333333" calcext:value-type="float">
            <text:p>0.0013333333</text:p>
          </table:table-cell>
          <table:table-cell office:value-type="float" office:value="-0.00123775" calcext:value-type="float">
            <text:p>-0.00123775</text:p>
          </table:table-cell>
          <table:table-cell office:value-type="float" office:value="-0.00310275" calcext:value-type="float">
            <text:p>-0.00310275</text:p>
          </table:table-cell>
          <table:table-cell office:value-type="float" office:value="-0.00193992" calcext:value-type="float">
            <text:p>-0.00193992</text:p>
          </table:table-cell>
          <table:table-cell/>
          <table:table-cell office:value-type="float" office:value="0.0040000002" calcext:value-type="float">
            <text:p>0.0040000002</text:p>
          </table:table-cell>
          <table:table-cell office:value-type="float" office:value="-0.00291525" calcext:value-type="float">
            <text:p>-0.00291525</text:p>
          </table:table-cell>
          <table:table-cell office:value-type="float" office:value="-0.00278084" calcext:value-type="float">
            <text:p>-0.00278084</text:p>
          </table:table-cell>
          <table:table-cell office:value-type="float" office:value="-0.00293336" calcext:value-type="float">
            <text:p>-0.00293336</text:p>
          </table:table-cell>
          <table:table-cell/>
          <table:table-cell office:value-type="float" office:value="0.0066666668" calcext:value-type="float">
            <text:p>0.0066666668</text:p>
          </table:table-cell>
          <table:table-cell office:value-type="float" office:value="-0.00252526" calcext:value-type="float">
            <text:p>-0.00252526</text:p>
          </table:table-cell>
          <table:table-cell office:value-type="float" office:value="-0.00278673" calcext:value-type="float">
            <text:p>-0.00278673</text:p>
          </table:table-cell>
          <table:table-cell office:value-type="float" office:value="-0.00259135" calcext:value-type="float">
            <text:p>-0.00259135</text:p>
          </table:table-cell>
          <table:table-cell/>
          <table:table-cell office:value-type="float" office:value="0.009333333" calcext:value-type="float">
            <text:p>0.009333333</text:p>
          </table:table-cell>
          <table:table-cell office:value-type="float" office:value="-0.00305847" calcext:value-type="float">
            <text:p>-0.00305847</text:p>
          </table:table-cell>
          <table:table-cell office:value-type="float" office:value="-0.00377117" calcext:value-type="float">
            <text:p>-0.00377117</text:p>
          </table:table-cell>
          <table:table-cell office:value-type="float" office:value="-0.00379223" calcext:value-type="float">
            <text:p>-0.00379223</text:p>
          </table:table-cell>
          <table:table-cell/>
          <table:table-cell office:value-type="float" office:value="0.0120000001" calcext:value-type="float">
            <text:p>0.0120000001</text:p>
          </table:table-cell>
          <table:table-cell office:value-type="float" office:value="-0.00245115" calcext:value-type="float">
            <text:p>-0.00245115</text:p>
          </table:table-cell>
          <table:table-cell office:value-type="float" office:value="-0.00403164" calcext:value-type="float">
            <text:p>-0.00403164</text:p>
          </table:table-cell>
          <table:table-cell office:value-type="float" office:value="-0.00218954" calcext:value-type="float">
            <text:p>-0.00218954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0.0016666667" calcext:value-type="float">
            <text:p>0.0016666667</text:p>
          </table:table-cell>
          <table:table-cell office:value-type="float" office:value="-0.00151998" calcext:value-type="float">
            <text:p>-0.00151998</text:p>
          </table:table-cell>
          <table:table-cell office:value-type="float" office:value="-0.00458086" calcext:value-type="float">
            <text:p>-0.00458086</text:p>
          </table:table-cell>
          <table:table-cell office:value-type="float" office:value="-0.00354654" calcext:value-type="float">
            <text:p>-0.00354654</text:p>
          </table:table-cell>
          <table:table-cell/>
          <table:table-cell office:value-type="float" office:value="0.0049999999" calcext:value-type="float">
            <text:p>0.0049999999</text:p>
          </table:table-cell>
          <table:table-cell office:value-type="float" office:value="-0.00654189" calcext:value-type="float">
            <text:p>-0.00654189</text:p>
          </table:table-cell>
          <table:table-cell office:value-type="float" office:value="-0.00624367" calcext:value-type="float">
            <text:p>-0.00624367</text:p>
          </table:table-cell>
          <table:table-cell office:value-type="float" office:value="-0.003822" calcext:value-type="float">
            <text:p>-0.003822</text:p>
          </table:table-cell>
          <table:table-cell/>
          <table:table-cell office:value-type="float" office:value="0.0083333338" calcext:value-type="float">
            <text:p>0.0083333338</text:p>
          </table:table-cell>
          <table:table-cell office:value-type="float" office:value="-0.00634083" calcext:value-type="float">
            <text:p>-0.00634083</text:p>
          </table:table-cell>
          <table:table-cell office:value-type="float" office:value="-0.00735703" calcext:value-type="float">
            <text:p>-0.00735703</text:p>
          </table:table-cell>
          <table:table-cell office:value-type="float" office:value="-0.00724596" calcext:value-type="float">
            <text:p>-0.00724596</text:p>
          </table:table-cell>
          <table:table-cell/>
          <table:table-cell office:value-type="float" office:value="0.0116666667" calcext:value-type="float">
            <text:p>0.0116666667</text:p>
          </table:table-cell>
          <table:table-cell office:value-type="float" office:value="-0.00519754" calcext:value-type="float">
            <text:p>-0.00519754</text:p>
          </table:table-cell>
          <table:table-cell office:value-type="float" office:value="-0.00593409" calcext:value-type="float">
            <text:p>-0.00593409</text:p>
          </table:table-cell>
          <table:table-cell office:value-type="float" office:value="-0.0056604" calcext:value-type="float">
            <text:p>-0.0056604</text:p>
          </table:table-cell>
          <table:table-cell/>
          <table:table-cell office:value-type="float" office:value="0.0149999997" calcext:value-type="float">
            <text:p>0.0149999997</text:p>
          </table:table-cell>
          <table:table-cell office:value-type="float" office:value="-0.00968483" calcext:value-type="float">
            <text:p>-0.00968483</text:p>
          </table:table-cell>
          <table:table-cell office:value-type="float" office:value="-0.00647574" calcext:value-type="float">
            <text:p>-0.00647574</text:p>
          </table:table-cell>
          <table:table-cell office:value-type="float" office:value="-0.00599359" calcext:value-type="float">
            <text:p>-0.00599359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0.0020000001" calcext:value-type="float">
            <text:p>0.0020000001</text:p>
          </table:table-cell>
          <table:table-cell office:value-type="float" office:value="-0.00428059" calcext:value-type="float">
            <text:p>-0.00428059</text:p>
          </table:table-cell>
          <table:table-cell office:value-type="float" office:value="-0.0054179" calcext:value-type="float">
            <text:p>-0.0054179</text:p>
          </table:table-cell>
          <table:table-cell office:value-type="float" office:value="-0.00443427" calcext:value-type="float">
            <text:p>-0.00443427</text:p>
          </table:table-cell>
          <table:table-cell/>
          <table:table-cell office:value-type="float" office:value="0.0060000001" calcext:value-type="float">
            <text:p>0.0060000001</text:p>
          </table:table-cell>
          <table:table-cell office:value-type="float" office:value="-0.00792142" calcext:value-type="float">
            <text:p>-0.00792142</text:p>
          </table:table-cell>
          <table:table-cell office:value-type="float" office:value="-0.0080655" calcext:value-type="float">
            <text:p>-0.0080655</text:p>
          </table:table-cell>
          <table:table-cell office:value-type="float" office:value="-0.00840555" calcext:value-type="float">
            <text:p>-0.0084055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-0.01165843" calcext:value-type="float">
            <text:p>-0.01165843</text:p>
          </table:table-cell>
          <table:table-cell office:value-type="float" office:value="-0.00993708" calcext:value-type="float">
            <text:p>-0.00993708</text:p>
          </table:table-cell>
          <table:table-cell office:value-type="float" office:value="-0.01002" calcext:value-type="float">
            <text:p>-0.01002</text:p>
          </table:table-cell>
          <table:table-cell/>
          <table:table-cell office:value-type="float" office:value="0.0140000004" calcext:value-type="float">
            <text:p>0.0140000004</text:p>
          </table:table-cell>
          <table:table-cell office:value-type="float" office:value="-0.01147944" calcext:value-type="float">
            <text:p>-0.01147944</text:p>
          </table:table-cell>
          <table:table-cell office:value-type="float" office:value="-0.01146561" calcext:value-type="float">
            <text:p>-0.01146561</text:p>
          </table:table-cell>
          <table:table-cell office:value-type="float" office:value="-0.01064063" calcext:value-type="float">
            <text:p>-0.01064063</text:p>
          </table:table-cell>
          <table:table-cell/>
          <table:table-cell office:value-type="float" office:value="0.0179999992" calcext:value-type="float">
            <text:p>0.0179999992</text:p>
          </table:table-cell>
          <table:table-cell office:value-type="float" office:value="-0.01276236" calcext:value-type="float">
            <text:p>-0.01276236</text:p>
          </table:table-cell>
          <table:table-cell office:value-type="float" office:value="-0.01306636" calcext:value-type="float">
            <text:p>-0.01306636</text:p>
          </table:table-cell>
          <table:table-cell office:value-type="float" office:value="-0.00881422" calcext:value-type="float">
            <text:p>-0.00881422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0.0023333333" calcext:value-type="float">
            <text:p>0.0023333333</text:p>
          </table:table-cell>
          <table:table-cell office:value-type="float" office:value="-0.00425271" calcext:value-type="float">
            <text:p>-0.00425271</text:p>
          </table:table-cell>
          <table:table-cell office:value-type="float" office:value="-0.00615904" calcext:value-type="float">
            <text:p>-0.00615904</text:p>
          </table:table-cell>
          <table:table-cell office:value-type="float" office:value="-0.00529831" calcext:value-type="float">
            <text:p>-0.00529831</text:p>
          </table:table-cell>
          <table:table-cell/>
          <table:table-cell office:value-type="float" office:value="0.0070000002" calcext:value-type="float">
            <text:p>0.0070000002</text:p>
          </table:table-cell>
          <table:table-cell office:value-type="float" office:value="-0.01055317" calcext:value-type="float">
            <text:p>-0.01055317</text:p>
          </table:table-cell>
          <table:table-cell office:value-type="float" office:value="-0.01128999" calcext:value-type="float">
            <text:p>-0.01128999</text:p>
          </table:table-cell>
          <table:table-cell office:value-type="float" office:value="-0.01047077" calcext:value-type="float">
            <text:p>-0.01047077</text:p>
          </table:table-cell>
          <table:table-cell/>
          <table:table-cell office:value-type="float" office:value="0.0116666667" calcext:value-type="float">
            <text:p>0.0116666667</text:p>
          </table:table-cell>
          <table:table-cell office:value-type="float" office:value="-0.01329223" calcext:value-type="float">
            <text:p>-0.01329223</text:p>
          </table:table-cell>
          <table:table-cell office:value-type="float" office:value="-0.01402694" calcext:value-type="float">
            <text:p>-0.01402694</text:p>
          </table:table-cell>
          <table:table-cell office:value-type="float" office:value="-0.01390557" calcext:value-type="float">
            <text:p>-0.01390557</text:p>
          </table:table-cell>
          <table:table-cell/>
          <table:table-cell office:value-type="float" office:value="0.0163333341" calcext:value-type="float">
            <text:p>0.0163333341</text:p>
          </table:table-cell>
          <table:table-cell office:value-type="float" office:value="-0.01481397" calcext:value-type="float">
            <text:p>-0.01481397</text:p>
          </table:table-cell>
          <table:table-cell office:value-type="float" office:value="-0.0140815" calcext:value-type="float">
            <text:p>-0.0140815</text:p>
          </table:table-cell>
          <table:table-cell office:value-type="float" office:value="-0.01337864" calcext:value-type="float">
            <text:p>-0.01337864</text:p>
          </table:table-cell>
          <table:table-cell/>
          <table:table-cell office:value-type="float" office:value="0.0209999997" calcext:value-type="float">
            <text:p>0.0209999997</text:p>
          </table:table-cell>
          <table:table-cell office:value-type="float" office:value="-0.01586711" calcext:value-type="float">
            <text:p>-0.01586711</text:p>
          </table:table-cell>
          <table:table-cell office:value-type="float" office:value="-0.01676819" calcext:value-type="float">
            <text:p>-0.01676819</text:p>
          </table:table-cell>
          <table:table-cell office:value-type="float" office:value="-0.01513288" calcext:value-type="float">
            <text:p>-0.01513288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0.0026666666" calcext:value-type="float">
            <text:p>0.0026666666</text:p>
          </table:table-cell>
          <table:table-cell office:value-type="float" office:value="-0.00445908" calcext:value-type="float">
            <text:p>-0.00445908</text:p>
          </table:table-cell>
          <table:table-cell office:value-type="float" office:value="-0.00627511" calcext:value-type="float">
            <text:p>-0.00627511</text:p>
          </table:table-cell>
          <table:table-cell office:value-type="float" office:value="-0.00557276" calcext:value-type="float">
            <text:p>-0.00557276</text:p>
          </table:table-cell>
          <table:table-cell/>
          <table:table-cell office:value-type="float" office:value="0.0080000004" calcext:value-type="float">
            <text:p>0.0080000004</text:p>
          </table:table-cell>
          <table:table-cell office:value-type="float" office:value="-0.01145761" calcext:value-type="float">
            <text:p>-0.01145761</text:p>
          </table:table-cell>
          <table:table-cell office:value-type="float" office:value="-0.01249175" calcext:value-type="float">
            <text:p>-0.01249175</text:p>
          </table:table-cell>
          <table:table-cell office:value-type="float" office:value="-0.01342281" calcext:value-type="float">
            <text:p>-0.01342281</text:p>
          </table:table-cell>
          <table:table-cell/>
          <table:table-cell office:value-type="float" office:value="0.0133333337" calcext:value-type="float">
            <text:p>0.0133333337</text:p>
          </table:table-cell>
          <table:table-cell office:value-type="float" office:value="-0.01621119" calcext:value-type="float">
            <text:p>-0.01621119</text:p>
          </table:table-cell>
          <table:table-cell office:value-type="float" office:value="-0.01539969" calcext:value-type="float">
            <text:p>-0.01539969</text:p>
          </table:table-cell>
          <table:table-cell office:value-type="float" office:value="-0.01540133" calcext:value-type="float">
            <text:p>-0.01540133</text:p>
          </table:table-cell>
          <table:table-cell/>
          <table:table-cell office:value-type="float" office:value="0.018666666" calcext:value-type="float">
            <text:p>0.018666666</text:p>
          </table:table-cell>
          <table:table-cell office:value-type="float" office:value="-0.01997175" calcext:value-type="float">
            <text:p>-0.01997175</text:p>
          </table:table-cell>
          <table:table-cell office:value-type="float" office:value="-0.01832671" calcext:value-type="float">
            <text:p>-0.01832671</text:p>
          </table:table-cell>
          <table:table-cell office:value-type="float" office:value="-0.01776427" calcext:value-type="float">
            <text:p>-0.01776427</text:p>
          </table:table-cell>
          <table:table-cell/>
          <table:table-cell office:value-type="float" office:value="0.0240000002" calcext:value-type="float">
            <text:p>0.0240000002</text:p>
          </table:table-cell>
          <table:table-cell office:value-type="float" office:value="-0.02170508" calcext:value-type="float">
            <text:p>-0.02170508</text:p>
          </table:table-cell>
          <table:table-cell office:value-type="float" office:value="-0.02291226" calcext:value-type="float">
            <text:p>-0.02291226</text:p>
          </table:table-cell>
          <table:table-cell office:value-type="float" office:value="-0.01849866" calcext:value-type="float">
            <text:p>-0.01849866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-0.00448892" calcext:value-type="float">
            <text:p>-0.00448892</text:p>
          </table:table-cell>
          <table:table-cell office:value-type="float" office:value="-0.0063344" calcext:value-type="float">
            <text:p>-0.0063344</text:p>
          </table:table-cell>
          <table:table-cell office:value-type="float" office:value="-0.00524389" calcext:value-type="float">
            <text:p>-0.00524389</text:p>
          </table:table-cell>
          <table:table-cell/>
          <table:table-cell office:value-type="float" office:value="0.0089999996" calcext:value-type="float">
            <text:p>0.0089999996</text:p>
          </table:table-cell>
          <table:table-cell office:value-type="float" office:value="-0.01113661" calcext:value-type="float">
            <text:p>-0.01113661</text:p>
          </table:table-cell>
          <table:table-cell office:value-type="float" office:value="-0.01397106" calcext:value-type="float">
            <text:p>-0.01397106</text:p>
          </table:table-cell>
          <table:table-cell office:value-type="float" office:value="-0.01370719" calcext:value-type="float">
            <text:p>-0.01370719</text:p>
          </table:table-cell>
          <table:table-cell/>
          <table:table-cell office:value-type="float" office:value="0.0149999997" calcext:value-type="float">
            <text:p>0.0149999997</text:p>
          </table:table-cell>
          <table:table-cell office:value-type="float" office:value="-0.01752398" calcext:value-type="float">
            <text:p>-0.01752398</text:p>
          </table:table-cell>
          <table:table-cell office:value-type="float" office:value="-0.01720801" calcext:value-type="float">
            <text:p>-0.01720801</text:p>
          </table:table-cell>
          <table:table-cell office:value-type="float" office:value="-0.01744805" calcext:value-type="float">
            <text:p>-0.01744805</text:p>
          </table:table-cell>
          <table:table-cell/>
          <table:table-cell office:value-type="float" office:value="0.0209999997" calcext:value-type="float">
            <text:p>0.0209999997</text:p>
          </table:table-cell>
          <table:table-cell office:value-type="float" office:value="-0.02169684" calcext:value-type="float">
            <text:p>-0.02169684</text:p>
          </table:table-cell>
          <table:table-cell office:value-type="float" office:value="-0.0205038" calcext:value-type="float">
            <text:p>-0.0205038</text:p>
          </table:table-cell>
          <table:table-cell office:value-type="float" office:value="-0.0190205" calcext:value-type="float">
            <text:p>-0.0190205</text:p>
          </table:table-cell>
          <table:table-cell/>
          <table:table-cell office:value-type="float" office:value="0.0270000007" calcext:value-type="float">
            <text:p>0.0270000007</text:p>
          </table:table-cell>
          <table:table-cell office:value-type="float" office:value="-0.02407051" calcext:value-type="float">
            <text:p>-0.02407051</text:p>
          </table:table-cell>
          <table:table-cell office:value-type="float" office:value="-0.02500819" calcext:value-type="float">
            <text:p>-0.02500819</text:p>
          </table:table-cell>
          <table:table-cell office:value-type="float" office:value="-0.02342003" calcext:value-type="float">
            <text:p>-0.02342003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0.0033333334" calcext:value-type="float">
            <text:p>0.0033333334</text:p>
          </table:table-cell>
          <table:table-cell office:value-type="float" office:value="-0.00423037" calcext:value-type="float">
            <text:p>-0.00423037</text:p>
          </table:table-cell>
          <table:table-cell office:value-type="float" office:value="-0.00585406" calcext:value-type="float">
            <text:p>-0.00585406</text:p>
          </table:table-cell>
          <table:table-cell office:value-type="float" office:value="-0.00556249" calcext:value-type="float">
            <text:p>-0.0055624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-0.01088942" calcext:value-type="float">
            <text:p>-0.01088942</text:p>
          </table:table-cell>
          <table:table-cell office:value-type="float" office:value="-0.01425185" calcext:value-type="float">
            <text:p>-0.01425185</text:p>
          </table:table-cell>
          <table:table-cell office:value-type="float" office:value="-0.01396585" calcext:value-type="float">
            <text:p>-0.01396585</text:p>
          </table:table-cell>
          <table:table-cell/>
          <table:table-cell office:value-type="float" office:value="0.0166666675" calcext:value-type="float">
            <text:p>0.0166666675</text:p>
          </table:table-cell>
          <table:table-cell office:value-type="float" office:value="-0.01800737" calcext:value-type="float">
            <text:p>-0.01800737</text:p>
          </table:table-cell>
          <table:table-cell office:value-type="float" office:value="-0.01787632" calcext:value-type="float">
            <text:p>-0.01787632</text:p>
          </table:table-cell>
          <table:table-cell office:value-type="float" office:value="-0.01816556" calcext:value-type="float">
            <text:p>-0.01816556</text:p>
          </table:table-cell>
          <table:table-cell/>
          <table:table-cell office:value-type="float" office:value="0.0233333334" calcext:value-type="float">
            <text:p>0.0233333334</text:p>
          </table:table-cell>
          <table:table-cell office:value-type="float" office:value="-0.02346208" calcext:value-type="float">
            <text:p>-0.02346208</text:p>
          </table:table-cell>
          <table:table-cell office:value-type="float" office:value="-0.02336443" calcext:value-type="float">
            <text:p>-0.02336443</text:p>
          </table:table-cell>
          <table:table-cell office:value-type="float" office:value="-0.02186266" calcext:value-type="float">
            <text:p>-0.0218626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-0.02565039" calcext:value-type="float">
            <text:p>-0.02565039</text:p>
          </table:table-cell>
          <table:table-cell office:value-type="float" office:value="-0.02762718" calcext:value-type="float">
            <text:p>-0.02762718</text:p>
          </table:table-cell>
          <table:table-cell office:value-type="float" office:value="-0.02512682" calcext:value-type="float">
            <text:p>-0.02512682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0.0036666666" calcext:value-type="float">
            <text:p>0.0036666666</text:p>
          </table:table-cell>
          <table:table-cell office:value-type="float" office:value="-0.00333402" calcext:value-type="float">
            <text:p>-0.00333402</text:p>
          </table:table-cell>
          <table:table-cell office:value-type="float" office:value="-0.00529778" calcext:value-type="float">
            <text:p>-0.00529778</text:p>
          </table:table-cell>
          <table:table-cell office:value-type="float" office:value="-0.00455365" calcext:value-type="float">
            <text:p>-0.00455365</text:p>
          </table:table-cell>
          <table:table-cell/>
          <table:table-cell office:value-type="float" office:value="0.0109999999" calcext:value-type="float">
            <text:p>0.0109999999</text:p>
          </table:table-cell>
          <table:table-cell office:value-type="float" office:value="-0.01121051" calcext:value-type="float">
            <text:p>-0.01121051</text:p>
          </table:table-cell>
          <table:table-cell office:value-type="float" office:value="-0.01271604" calcext:value-type="float">
            <text:p>-0.01271604</text:p>
          </table:table-cell>
          <table:table-cell office:value-type="float" office:value="-0.01433837" calcext:value-type="float">
            <text:p>-0.01433837</text:p>
          </table:table-cell>
          <table:table-cell/>
          <table:table-cell office:value-type="float" office:value="0.0183333326" calcext:value-type="float">
            <text:p>0.0183333326</text:p>
          </table:table-cell>
          <table:table-cell office:value-type="float" office:value="-0.01784814" calcext:value-type="float">
            <text:p>-0.01784814</text:p>
          </table:table-cell>
          <table:table-cell office:value-type="float" office:value="-0.01793615" calcext:value-type="float">
            <text:p>-0.01793615</text:p>
          </table:table-cell>
          <table:table-cell office:value-type="float" office:value="-0.01836133" calcext:value-type="float">
            <text:p>-0.01836133</text:p>
          </table:table-cell>
          <table:table-cell/>
          <table:table-cell office:value-type="float" office:value="0.0256666671" calcext:value-type="float">
            <text:p>0.0256666671</text:p>
          </table:table-cell>
          <table:table-cell office:value-type="float" office:value="-0.02393284" calcext:value-type="float">
            <text:p>-0.02393284</text:p>
          </table:table-cell>
          <table:table-cell office:value-type="float" office:value="-0.02419104" calcext:value-type="float">
            <text:p>-0.02419104</text:p>
          </table:table-cell>
          <table:table-cell office:value-type="float" office:value="-0.0226318" calcext:value-type="float">
            <text:p>-0.0226318</text:p>
          </table:table-cell>
          <table:table-cell/>
          <table:table-cell office:value-type="float" office:value="0.0329999998" calcext:value-type="float">
            <text:p>0.0329999998</text:p>
          </table:table-cell>
          <table:table-cell office:value-type="float" office:value="-0.02617931" calcext:value-type="float">
            <text:p>-0.02617931</text:p>
          </table:table-cell>
          <table:table-cell office:value-type="float" office:value="-0.02830645" calcext:value-type="float">
            <text:p>-0.02830645</text:p>
          </table:table-cell>
          <table:table-cell office:value-type="float" office:value="-0.02742488" calcext:value-type="float">
            <text:p>-0.02742488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0.0040000002" calcext:value-type="float">
            <text:p>0.0040000002</text:p>
          </table:table-cell>
          <table:table-cell office:value-type="float" office:value="-0.00259219" calcext:value-type="float">
            <text:p>-0.00259219</text:p>
          </table:table-cell>
          <table:table-cell office:value-type="float" office:value="-0.00551407" calcext:value-type="float">
            <text:p>-0.00551407</text:p>
          </table:table-cell>
          <table:table-cell office:value-type="float" office:value="-0.0043514" calcext:value-type="float">
            <text:p>-0.0043514</text:p>
          </table:table-cell>
          <table:table-cell/>
          <table:table-cell office:value-type="float" office:value="0.0120000001" calcext:value-type="float">
            <text:p>0.0120000001</text:p>
          </table:table-cell>
          <table:table-cell office:value-type="float" office:value="-0.01095781" calcext:value-type="float">
            <text:p>-0.01095781</text:p>
          </table:table-cell>
          <table:table-cell office:value-type="float" office:value="-0.01166054" calcext:value-type="float">
            <text:p>-0.01166054</text:p>
          </table:table-cell>
          <table:table-cell office:value-type="float" office:value="-0.01284137" calcext:value-type="float">
            <text:p>-0.01284137</text:p>
          </table:table-cell>
          <table:table-cell/>
          <table:table-cell office:value-type="float" office:value="0.0199999996" calcext:value-type="float">
            <text:p>0.0199999996</text:p>
          </table:table-cell>
          <table:table-cell office:value-type="float" office:value="-0.01621493" calcext:value-type="float">
            <text:p>-0.01621493</text:p>
          </table:table-cell>
          <table:table-cell office:value-type="float" office:value="-0.01754576" calcext:value-type="float">
            <text:p>-0.01754576</text:p>
          </table:table-cell>
          <table:table-cell office:value-type="float" office:value="-0.01800517" calcext:value-type="float">
            <text:p>-0.01800517</text:p>
          </table:table-cell>
          <table:table-cell/>
          <table:table-cell office:value-type="float" office:value="0.0280000009" calcext:value-type="float">
            <text:p>0.0280000009</text:p>
          </table:table-cell>
          <table:table-cell office:value-type="float" office:value="-0.02344104" calcext:value-type="float">
            <text:p>-0.02344104</text:p>
          </table:table-cell>
          <table:table-cell office:value-type="float" office:value="-0.02438006" calcext:value-type="float">
            <text:p>-0.02438006</text:p>
          </table:table-cell>
          <table:table-cell office:value-type="float" office:value="-0.02240385" calcext:value-type="float">
            <text:p>-0.02240385</text:p>
          </table:table-cell>
          <table:table-cell/>
          <table:table-cell office:value-type="float" office:value="0.0359999985" calcext:value-type="float">
            <text:p>0.0359999985</text:p>
          </table:table-cell>
          <table:table-cell office:value-type="float" office:value="-0.02719157" calcext:value-type="float">
            <text:p>-0.02719157</text:p>
          </table:table-cell>
          <table:table-cell office:value-type="float" office:value="-0.02873702" calcext:value-type="float">
            <text:p>-0.02873702</text:p>
          </table:table-cell>
          <table:table-cell office:value-type="float" office:value="-0.02756569" calcext:value-type="float">
            <text:p>-0.02756569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0.0043333331" calcext:value-type="float">
            <text:p>0.0043333331</text:p>
          </table:table-cell>
          <table:table-cell office:value-type="float" office:value="-0.00320676" calcext:value-type="float">
            <text:p>-0.00320676</text:p>
          </table:table-cell>
          <table:table-cell office:value-type="float" office:value="-0.00412035" calcext:value-type="float">
            <text:p>-0.00412035</text:p>
          </table:table-cell>
          <table:table-cell office:value-type="float" office:value="-0.00304966" calcext:value-type="float">
            <text:p>-0.00304966</text:p>
          </table:table-cell>
          <table:table-cell/>
          <table:table-cell office:value-type="float" office:value="0.0130000003" calcext:value-type="float">
            <text:p>0.0130000003</text:p>
          </table:table-cell>
          <table:table-cell office:value-type="float" office:value="-0.00980194" calcext:value-type="float">
            <text:p>-0.00980194</text:p>
          </table:table-cell>
          <table:table-cell office:value-type="float" office:value="-0.00992901" calcext:value-type="float">
            <text:p>-0.00992901</text:p>
          </table:table-cell>
          <table:table-cell office:value-type="float" office:value="-0.01190387" calcext:value-type="float">
            <text:p>-0.01190387</text:p>
          </table:table-cell>
          <table:table-cell/>
          <table:table-cell office:value-type="float" office:value="0.0216666665" calcext:value-type="float">
            <text:p>0.0216666665</text:p>
          </table:table-cell>
          <table:table-cell office:value-type="float" office:value="-0.01568873" calcext:value-type="float">
            <text:p>-0.01568873</text:p>
          </table:table-cell>
          <table:table-cell office:value-type="float" office:value="-0.01671704" calcext:value-type="float">
            <text:p>-0.01671704</text:p>
          </table:table-cell>
          <table:table-cell office:value-type="float" office:value="-0.01691145" calcext:value-type="float">
            <text:p>-0.01691145</text:p>
          </table:table-cell>
          <table:table-cell/>
          <table:table-cell office:value-type="float" office:value="0.0303333327" calcext:value-type="float">
            <text:p>0.0303333327</text:p>
          </table:table-cell>
          <table:table-cell office:value-type="float" office:value="-0.02195725" calcext:value-type="float">
            <text:p>-0.02195725</text:p>
          </table:table-cell>
          <table:table-cell office:value-type="float" office:value="-0.02424728" calcext:value-type="float">
            <text:p>-0.02424728</text:p>
          </table:table-cell>
          <table:table-cell office:value-type="float" office:value="-0.02190164" calcext:value-type="float">
            <text:p>-0.02190164</text:p>
          </table:table-cell>
          <table:table-cell/>
          <table:table-cell office:value-type="float" office:value="0.0390000008" calcext:value-type="float">
            <text:p>0.0390000008</text:p>
          </table:table-cell>
          <table:table-cell office:value-type="float" office:value="-0.02725286" calcext:value-type="float">
            <text:p>-0.02725286</text:p>
          </table:table-cell>
          <table:table-cell office:value-type="float" office:value="-0.02882427" calcext:value-type="float">
            <text:p>-0.02882427</text:p>
          </table:table-cell>
          <table:table-cell office:value-type="float" office:value="-0.02758159" calcext:value-type="float">
            <text:p>-0.02758159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0.0046666665" calcext:value-type="float">
            <text:p>0.0046666665</text:p>
          </table:table-cell>
          <table:table-cell office:value-type="float" office:value="-0.00180188" calcext:value-type="float">
            <text:p>-0.00180188</text:p>
          </table:table-cell>
          <table:table-cell office:value-type="float" office:value="-0.00376305" calcext:value-type="float">
            <text:p>-0.00376305</text:p>
          </table:table-cell>
          <table:table-cell office:value-type="float" office:value="-0.00220774" calcext:value-type="float">
            <text:p>-0.00220774</text:p>
          </table:table-cell>
          <table:table-cell/>
          <table:table-cell office:value-type="float" office:value="0.0140000004" calcext:value-type="float">
            <text:p>0.0140000004</text:p>
          </table:table-cell>
          <table:table-cell office:value-type="float" office:value="-0.00899145" calcext:value-type="float">
            <text:p>-0.00899145</text:p>
          </table:table-cell>
          <table:table-cell office:value-type="float" office:value="-0.00860486" calcext:value-type="float">
            <text:p>-0.00860486</text:p>
          </table:table-cell>
          <table:table-cell office:value-type="float" office:value="-0.01067056" calcext:value-type="float">
            <text:p>-0.01067056</text:p>
          </table:table-cell>
          <table:table-cell/>
          <table:table-cell office:value-type="float" office:value="0.0233333334" calcext:value-type="float">
            <text:p>0.0233333334</text:p>
          </table:table-cell>
          <table:table-cell office:value-type="float" office:value="-0.01405747" calcext:value-type="float">
            <text:p>-0.01405747</text:p>
          </table:table-cell>
          <table:table-cell office:value-type="float" office:value="-0.01591288" calcext:value-type="float">
            <text:p>-0.01591288</text:p>
          </table:table-cell>
          <table:table-cell office:value-type="float" office:value="-0.01635797" calcext:value-type="float">
            <text:p>-0.01635797</text:p>
          </table:table-cell>
          <table:table-cell/>
          <table:table-cell office:value-type="float" office:value="0.0326666683" calcext:value-type="float">
            <text:p>0.0326666683</text:p>
          </table:table-cell>
          <table:table-cell office:value-type="float" office:value="-0.02108384" calcext:value-type="float">
            <text:p>-0.02108384</text:p>
          </table:table-cell>
          <table:table-cell office:value-type="float" office:value="-0.02306632" calcext:value-type="float">
            <text:p>-0.02306632</text:p>
          </table:table-cell>
          <table:table-cell office:value-type="float" office:value="-0.02129649" calcext:value-type="float">
            <text:p>-0.02129649</text:p>
          </table:table-cell>
          <table:table-cell/>
          <table:table-cell office:value-type="float" office:value="0.0419999994" calcext:value-type="float">
            <text:p>0.0419999994</text:p>
          </table:table-cell>
          <table:table-cell office:value-type="float" office:value="-0.02518884" calcext:value-type="float">
            <text:p>-0.02518884</text:p>
          </table:table-cell>
          <table:table-cell office:value-type="float" office:value="-0.02717461" calcext:value-type="float">
            <text:p>-0.02717461</text:p>
          </table:table-cell>
          <table:table-cell office:value-type="float" office:value="-0.02710605" calcext:value-type="float">
            <text:p>-0.0271060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0.0049999999" calcext:value-type="float">
            <text:p>0.0049999999</text:p>
          </table:table-cell>
          <table:table-cell office:value-type="float" office:value="-0.00141101" calcext:value-type="float">
            <text:p>-0.00141101</text:p>
          </table:table-cell>
          <table:table-cell office:value-type="float" office:value="-0.00234273" calcext:value-type="float">
            <text:p>-0.00234273</text:p>
          </table:table-cell>
          <table:table-cell office:value-type="float" office:value="-0.00020502" calcext:value-type="float">
            <text:p>-0.00020502</text:p>
          </table:table-cell>
          <table:table-cell/>
          <table:table-cell office:value-type="float" office:value="0.0149999997" calcext:value-type="float">
            <text:p>0.0149999997</text:p>
          </table:table-cell>
          <table:table-cell office:value-type="float" office:value="-0.00681154" calcext:value-type="float">
            <text:p>-0.00681154</text:p>
          </table:table-cell>
          <table:table-cell office:value-type="float" office:value="-0.00708324" calcext:value-type="float">
            <text:p>-0.00708324</text:p>
          </table:table-cell>
          <table:table-cell office:value-type="float" office:value="-0.00911451" calcext:value-type="float">
            <text:p>-0.00911451</text:p>
          </table:table-cell>
          <table:table-cell/>
          <table:table-cell office:value-type="float" office:value="0.0250000004" calcext:value-type="float">
            <text:p>0.0250000004</text:p>
          </table:table-cell>
          <table:table-cell office:value-type="float" office:value="-0.01305671" calcext:value-type="float">
            <text:p>-0.01305671</text:p>
          </table:table-cell>
          <table:table-cell office:value-type="float" office:value="-0.01416675" calcext:value-type="float">
            <text:p>-0.01416675</text:p>
          </table:table-cell>
          <table:table-cell office:value-type="float" office:value="-0.01463198" calcext:value-type="float">
            <text:p>-0.01463198</text:p>
          </table:table-cell>
          <table:table-cell/>
          <table:table-cell office:value-type="float" office:value="0.0350000001" calcext:value-type="float">
            <text:p>0.0350000001</text:p>
          </table:table-cell>
          <table:table-cell office:value-type="float" office:value="-0.01996554" calcext:value-type="float">
            <text:p>-0.01996554</text:p>
          </table:table-cell>
          <table:table-cell office:value-type="float" office:value="-0.02185533" calcext:value-type="float">
            <text:p>-0.02185533</text:p>
          </table:table-cell>
          <table:table-cell office:value-type="float" office:value="-0.02091149" calcext:value-type="float">
            <text:p>-0.02091149</text:p>
          </table:table-cell>
          <table:table-cell/>
          <table:table-cell office:value-type="float" office:value="0.0450000018" calcext:value-type="float">
            <text:p>0.0450000018</text:p>
          </table:table-cell>
          <table:table-cell office:value-type="float" office:value="-0.02406118" calcext:value-type="float">
            <text:p>-0.02406118</text:p>
          </table:table-cell>
          <table:table-cell office:value-type="float" office:value="-0.02612416" calcext:value-type="float">
            <text:p>-0.02612416</text:p>
          </table:table-cell>
          <table:table-cell office:value-type="float" office:value="-0.02481788" calcext:value-type="float">
            <text:p>-0.02481788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0.0053333333" calcext:value-type="float">
            <text:p>0.0053333333</text:p>
          </table:table-cell>
          <table:table-cell office:value-type="float" office:value="-0.00033965" calcext:value-type="float">
            <text:p>-0.00033965</text:p>
          </table:table-cell>
          <table:table-cell office:value-type="float" office:value="-0.00164895" calcext:value-type="float">
            <text:p>-0.00164895</text:p>
          </table:table-cell>
          <table:table-cell office:value-type="float" office:value="0.00047378" calcext:value-type="float">
            <text:p>0.00047378</text:p>
          </table:table-cell>
          <table:table-cell/>
          <table:table-cell office:value-type="float" office:value="0.0160000008" calcext:value-type="float">
            <text:p>0.0160000008</text:p>
          </table:table-cell>
          <table:table-cell office:value-type="float" office:value="-0.00552065" calcext:value-type="float">
            <text:p>-0.00552065</text:p>
          </table:table-cell>
          <table:table-cell office:value-type="float" office:value="-0.00541019" calcext:value-type="float">
            <text:p>-0.00541019</text:p>
          </table:table-cell>
          <table:table-cell office:value-type="float" office:value="-0.00583875" calcext:value-type="float">
            <text:p>-0.00583875</text:p>
          </table:table-cell>
          <table:table-cell/>
          <table:table-cell office:value-type="float" office:value="0.0266666673" calcext:value-type="float">
            <text:p>0.0266666673</text:p>
          </table:table-cell>
          <table:table-cell office:value-type="float" office:value="-0.00921351" calcext:value-type="float">
            <text:p>-0.00921351</text:p>
          </table:table-cell>
          <table:table-cell office:value-type="float" office:value="-0.01318099" calcext:value-type="float">
            <text:p>-0.01318099</text:p>
          </table:table-cell>
          <table:table-cell office:value-type="float" office:value="-0.01272238" calcext:value-type="float">
            <text:p>-0.01272238</text:p>
          </table:table-cell>
          <table:table-cell/>
          <table:table-cell office:value-type="float" office:value="0.037333332" calcext:value-type="float">
            <text:p>0.037333332</text:p>
          </table:table-cell>
          <table:table-cell office:value-type="float" office:value="-0.01735795" calcext:value-type="float">
            <text:p>-0.01735795</text:p>
          </table:table-cell>
          <table:table-cell office:value-type="float" office:value="-0.01899714" calcext:value-type="float">
            <text:p>-0.01899714</text:p>
          </table:table-cell>
          <table:table-cell office:value-type="float" office:value="-0.01951834" calcext:value-type="float">
            <text:p>-0.01951834</text:p>
          </table:table-cell>
          <table:table-cell/>
          <table:table-cell office:value-type="float" office:value="0.0480000004" calcext:value-type="float">
            <text:p>0.0480000004</text:p>
          </table:table-cell>
          <table:table-cell office:value-type="float" office:value="-0.02055913" calcext:value-type="float">
            <text:p>-0.02055913</text:p>
          </table:table-cell>
          <table:table-cell office:value-type="float" office:value="-0.02310842" calcext:value-type="float">
            <text:p>-0.02310842</text:p>
          </table:table-cell>
          <table:table-cell office:value-type="float" office:value="-0.02394377" calcext:value-type="float">
            <text:p>-0.02394377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0.0056666667" calcext:value-type="float">
            <text:p>0.0056666667</text:p>
          </table:table-cell>
          <table:table-cell office:value-type="float" office:value="0.00084831" calcext:value-type="float">
            <text:p>0.00084831</text:p>
          </table:table-cell>
          <table:table-cell office:value-type="float" office:value="0.00018335" calcext:value-type="float">
            <text:p>0.00018335</text:p>
          </table:table-cell>
          <table:table-cell office:value-type="float" office:value="0.00248555" calcext:value-type="float">
            <text:p>0.00248555</text:p>
          </table:table-cell>
          <table:table-cell/>
          <table:table-cell office:value-type="float" office:value="0.0170000009" calcext:value-type="float">
            <text:p>0.0170000009</text:p>
          </table:table-cell>
          <table:table-cell office:value-type="float" office:value="-0.00271328" calcext:value-type="float">
            <text:p>-0.00271328</text:p>
          </table:table-cell>
          <table:table-cell office:value-type="float" office:value="-0.00164749" calcext:value-type="float">
            <text:p>-0.00164749</text:p>
          </table:table-cell>
          <table:table-cell office:value-type="float" office:value="-0.00368515" calcext:value-type="float">
            <text:p>-0.00368515</text:p>
          </table:table-cell>
          <table:table-cell/>
          <table:table-cell office:value-type="float" office:value="0.0283333343" calcext:value-type="float">
            <text:p>0.0283333343</text:p>
          </table:table-cell>
          <table:table-cell office:value-type="float" office:value="-0.00561287" calcext:value-type="float">
            <text:p>-0.00561287</text:p>
          </table:table-cell>
          <table:table-cell office:value-type="float" office:value="-0.01019907" calcext:value-type="float">
            <text:p>-0.01019907</text:p>
          </table:table-cell>
          <table:table-cell office:value-type="float" office:value="-0.00853194" calcext:value-type="float">
            <text:p>-0.00853194</text:p>
          </table:table-cell>
          <table:table-cell/>
          <table:table-cell office:value-type="float" office:value="0.0396666676" calcext:value-type="float">
            <text:p>0.0396666676</text:p>
          </table:table-cell>
          <table:table-cell office:value-type="float" office:value="-0.01564017" calcext:value-type="float">
            <text:p>-0.01564017</text:p>
          </table:table-cell>
          <table:table-cell office:value-type="float" office:value="-0.01759188" calcext:value-type="float">
            <text:p>-0.01759188</text:p>
          </table:table-cell>
          <table:table-cell office:value-type="float" office:value="-0.01802763" calcext:value-type="float">
            <text:p>-0.01802763</text:p>
          </table:table-cell>
          <table:table-cell/>
          <table:table-cell office:value-type="float" office:value="0.050999999" calcext:value-type="float">
            <text:p>0.050999999</text:p>
          </table:table-cell>
          <table:table-cell office:value-type="float" office:value="-0.01822822" calcext:value-type="float">
            <text:p>-0.01822822</text:p>
          </table:table-cell>
          <table:table-cell office:value-type="float" office:value="-0.02144461" calcext:value-type="float">
            <text:p>-0.02144461</text:p>
          </table:table-cell>
          <table:table-cell office:value-type="float" office:value="-0.01845288" calcext:value-type="float">
            <text:p>-0.01845288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0.0060000001" calcext:value-type="float">
            <text:p>0.0060000001</text:p>
          </table:table-cell>
          <table:table-cell office:value-type="float" office:value="0.00296127" calcext:value-type="float">
            <text:p>0.00296127</text:p>
          </table:table-cell>
          <table:table-cell office:value-type="float" office:value="0.00102371" calcext:value-type="float">
            <text:p>0.00102371</text:p>
          </table:table-cell>
          <table:table-cell office:value-type="float" office:value="0.00340373" calcext:value-type="float">
            <text:p>0.00340373</text:p>
          </table:table-cell>
          <table:table-cell/>
          <table:table-cell office:value-type="float" office:value="0.0179999992" calcext:value-type="float">
            <text:p>0.0179999992</text:p>
          </table:table-cell>
          <table:table-cell office:value-type="float" office:value="-0.00132776" calcext:value-type="float">
            <text:p>-0.00132776</text:p>
          </table:table-cell>
          <table:table-cell office:value-type="float" office:value="0.00063537" calcext:value-type="float">
            <text:p>0.00063537</text:p>
          </table:table-cell>
          <table:table-cell office:value-type="float" office:value="0.00093182" calcext:value-type="float">
            <text:p>0.0009318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-0.00352313" calcext:value-type="float">
            <text:p>-0.00352313</text:p>
          </table:table-cell>
          <table:table-cell office:value-type="float" office:value="-0.00822694" calcext:value-type="float">
            <text:p>-0.00822694</text:p>
          </table:table-cell>
          <table:table-cell office:value-type="float" office:value="-0.00712947" calcext:value-type="float">
            <text:p>-0.00712947</text:p>
          </table:table-cell>
          <table:table-cell/>
          <table:table-cell office:value-type="float" office:value="0.0419999994" calcext:value-type="float">
            <text:p>0.0419999994</text:p>
          </table:table-cell>
          <table:table-cell office:value-type="float" office:value="-0.00895659" calcext:value-type="float">
            <text:p>-0.00895659</text:p>
          </table:table-cell>
          <table:table-cell office:value-type="float" office:value="-0.01194898" calcext:value-type="float">
            <text:p>-0.01194898</text:p>
          </table:table-cell>
          <table:table-cell office:value-type="float" office:value="-0.01418933" calcext:value-type="float">
            <text:p>-0.01418933</text:p>
          </table:table-cell>
          <table:table-cell/>
          <table:table-cell office:value-type="float" office:value="0.0540000014" calcext:value-type="float">
            <text:p>0.0540000014</text:p>
          </table:table-cell>
          <table:table-cell office:value-type="float" office:value="-0.01227848" calcext:value-type="float">
            <text:p>-0.01227848</text:p>
          </table:table-cell>
          <table:table-cell office:value-type="float" office:value="-0.01710034" calcext:value-type="float">
            <text:p>-0.01710034</text:p>
          </table:table-cell>
          <table:table-cell office:value-type="float" office:value="-0.01755605" calcext:value-type="float">
            <text:p>-0.01755605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0.0063333334" calcext:value-type="float">
            <text:p>0.0063333334</text:p>
          </table:table-cell>
          <table:table-cell office:value-type="float" office:value="0.00247439" calcext:value-type="float">
            <text:p>0.00247439</text:p>
          </table:table-cell>
          <table:table-cell office:value-type="float" office:value="0.00274141" calcext:value-type="float">
            <text:p>0.00274141</text:p>
          </table:table-cell>
          <table:table-cell office:value-type="float" office:value="0.00538873" calcext:value-type="float">
            <text:p>0.00538873</text:p>
          </table:table-cell>
          <table:table-cell/>
          <table:table-cell office:value-type="float" office:value="0.0189999994" calcext:value-type="float">
            <text:p>0.0189999994</text:p>
          </table:table-cell>
          <table:table-cell office:value-type="float" office:value="0.00269858" calcext:value-type="float">
            <text:p>0.00269858</text:p>
          </table:table-cell>
          <table:table-cell office:value-type="float" office:value="0.00598551" calcext:value-type="float">
            <text:p>0.00598551</text:p>
          </table:table-cell>
          <table:table-cell office:value-type="float" office:value="0.0039147" calcext:value-type="float">
            <text:p>0.0039147</text:p>
          </table:table-cell>
          <table:table-cell/>
          <table:table-cell office:value-type="float" office:value="0.0316666663" calcext:value-type="float">
            <text:p>0.0316666663</text:p>
          </table:table-cell>
          <table:table-cell office:value-type="float" office:value="0.00120367" calcext:value-type="float">
            <text:p>0.00120367</text:p>
          </table:table-cell>
          <table:table-cell office:value-type="float" office:value="-0.0029018" calcext:value-type="float">
            <text:p>-0.0029018</text:p>
          </table:table-cell>
          <table:table-cell office:value-type="float" office:value="-0.00285218" calcext:value-type="float">
            <text:p>-0.00285218</text:p>
          </table:table-cell>
          <table:table-cell/>
          <table:table-cell office:value-type="float" office:value="0.044333335" calcext:value-type="float">
            <text:p>0.044333335</text:p>
          </table:table-cell>
          <table:table-cell office:value-type="float" office:value="-0.00499408" calcext:value-type="float">
            <text:p>-0.00499408</text:p>
          </table:table-cell>
          <table:table-cell office:value-type="float" office:value="-0.00922661" calcext:value-type="float">
            <text:p>-0.00922661</text:p>
          </table:table-cell>
          <table:table-cell office:value-type="float" office:value="-0.01253478" calcext:value-type="float">
            <text:p>-0.01253478</text:p>
          </table:table-cell>
          <table:table-cell/>
          <table:table-cell office:value-type="float" office:value="0.057" calcext:value-type="float">
            <text:p>0.057</text:p>
          </table:table-cell>
          <table:table-cell office:value-type="float" office:value="-0.00943509" calcext:value-type="float">
            <text:p>-0.00943509</text:p>
          </table:table-cell>
          <table:table-cell office:value-type="float" office:value="-0.01340576" calcext:value-type="float">
            <text:p>-0.01340576</text:p>
          </table:table-cell>
          <table:table-cell office:value-type="float" office:value="-0.01105089" calcext:value-type="float">
            <text:p>-0.01105089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0.0066666668" calcext:value-type="float">
            <text:p>0.0066666668</text:p>
          </table:table-cell>
          <table:table-cell office:value-type="float" office:value="0.00406324" calcext:value-type="float">
            <text:p>0.00406324</text:p>
          </table:table-cell>
          <table:table-cell office:value-type="float" office:value="0.0034807" calcext:value-type="float">
            <text:p>0.0034807</text:p>
          </table:table-cell>
          <table:table-cell office:value-type="float" office:value="0.00624896" calcext:value-type="float">
            <text:p>0.00624896</text:p>
          </table:table-cell>
          <table:table-cell/>
          <table:table-cell office:value-type="float" office:value="0.0199999996" calcext:value-type="float">
            <text:p>0.0199999996</text:p>
          </table:table-cell>
          <table:table-cell office:value-type="float" office:value="0.00450915" calcext:value-type="float">
            <text:p>0.00450915</text:p>
          </table:table-cell>
          <table:table-cell office:value-type="float" office:value="0.00907663" calcext:value-type="float">
            <text:p>0.00907663</text:p>
          </table:table-cell>
          <table:table-cell office:value-type="float" office:value="0.01028979" calcext:value-type="float">
            <text:p>0.01028979</text:p>
          </table:table-cell>
          <table:table-cell/>
          <table:table-cell office:value-type="float" office:value="0.0333333351" calcext:value-type="float">
            <text:p>0.0333333351</text:p>
          </table:table-cell>
          <table:table-cell office:value-type="float" office:value="0.00392847" calcext:value-type="float">
            <text:p>0.00392847</text:p>
          </table:table-cell>
          <table:table-cell office:value-type="float" office:value="-0.0000113" calcext:value-type="float">
            <text:p>-0.0000113</text:p>
          </table:table-cell>
          <table:table-cell office:value-type="float" office:value="-0.00027915" calcext:value-type="float">
            <text:p>-0.00027915</text:p>
          </table:table-cell>
          <table:table-cell/>
          <table:table-cell office:value-type="float" office:value="0.0466666669" calcext:value-type="float">
            <text:p>0.0466666669</text:p>
          </table:table-cell>
          <table:table-cell office:value-type="float" office:value="0.00201222" calcext:value-type="float">
            <text:p>0.00201222</text:p>
          </table:table-cell>
          <table:table-cell office:value-type="float" office:value="-0.00259057" calcext:value-type="float">
            <text:p>-0.00259057</text:p>
          </table:table-cell>
          <table:table-cell office:value-type="float" office:value="-0.00454959" calcext:value-type="float">
            <text:p>-0.00454959</text:p>
          </table:table-cell>
          <table:table-cell/>
          <table:table-cell office:value-type="float" office:value="0.0599999987" calcext:value-type="float">
            <text:p>0.0599999987</text:p>
          </table:table-cell>
          <table:table-cell office:value-type="float" office:value="-0.00052039" calcext:value-type="float">
            <text:p>-0.00052039</text:p>
          </table:table-cell>
          <table:table-cell office:value-type="float" office:value="-0.00206837" calcext:value-type="float">
            <text:p>-0.00206837</text:p>
          </table:table-cell>
          <table:table-cell office:value-type="float" office:value="-0.00733865" calcext:value-type="float">
            <text:p>-0.00733865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0.0070000002" calcext:value-type="float">
            <text:p>0.0070000002</text:p>
          </table:table-cell>
          <table:table-cell office:value-type="float" office:value="0.00459804" calcext:value-type="float">
            <text:p>0.00459804</text:p>
          </table:table-cell>
          <table:table-cell office:value-type="float" office:value="0.0053124" calcext:value-type="float">
            <text:p>0.0053124</text:p>
          </table:table-cell>
          <table:table-cell office:value-type="float" office:value="0.00826393" calcext:value-type="float">
            <text:p>0.00826393</text:p>
          </table:table-cell>
          <table:table-cell/>
          <table:table-cell office:value-type="float" office:value="0.0209999997" calcext:value-type="float">
            <text:p>0.0209999997</text:p>
          </table:table-cell>
          <table:table-cell office:value-type="float" office:value="0.00860912" calcext:value-type="float">
            <text:p>0.00860912</text:p>
          </table:table-cell>
          <table:table-cell office:value-type="float" office:value="0.01498048" calcext:value-type="float">
            <text:p>0.01498048</text:p>
          </table:table-cell>
          <table:table-cell office:value-type="float" office:value="0.01334701" calcext:value-type="float">
            <text:p>0.01334701</text:p>
          </table:table-cell>
          <table:table-cell/>
          <table:table-cell office:value-type="float" office:value="0.0350000001" calcext:value-type="float">
            <text:p>0.0350000001</text:p>
          </table:table-cell>
          <table:table-cell office:value-type="float" office:value="0.0105057" calcext:value-type="float">
            <text:p>0.0105057</text:p>
          </table:table-cell>
          <table:table-cell office:value-type="float" office:value="0.00780347" calcext:value-type="float">
            <text:p>0.00780347</text:p>
          </table:table-cell>
          <table:table-cell office:value-type="float" office:value="0.00634806" calcext:value-type="float">
            <text:p>0.00634806</text:p>
          </table:table-cell>
          <table:table-cell/>
          <table:table-cell office:value-type="float" office:value="0.0489999987" calcext:value-type="float">
            <text:p>0.0489999987</text:p>
          </table:table-cell>
          <table:table-cell office:value-type="float" office:value="0.00616921" calcext:value-type="float">
            <text:p>0.00616921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009305" calcext:value-type="float">
            <text:p>0.00009305</text:p>
          </table:table-cell>
          <table:table-cell/>
          <table:table-cell office:value-type="float" office:value="0.063000001" calcext:value-type="float">
            <text:p>0.063000001</text:p>
          </table:table-cell>
          <table:table-cell office:value-type="float" office:value="0.00533022" calcext:value-type="float">
            <text:p>0.00533022</text:p>
          </table:table-cell>
          <table:table-cell office:value-type="float" office:value="0.00352216" calcext:value-type="float">
            <text:p>0.00352216</text:p>
          </table:table-cell>
          <table:table-cell office:value-type="float" office:value="0.00421519" calcext:value-type="float">
            <text:p>0.00421519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0.0073333331" calcext:value-type="float">
            <text:p>0.0073333331</text:p>
          </table:table-cell>
          <table:table-cell office:value-type="float" office:value="0.00596517" calcext:value-type="float">
            <text:p>0.00596517</text:p>
          </table:table-cell>
          <table:table-cell office:value-type="float" office:value="0.00671239" calcext:value-type="float">
            <text:p>0.00671239</text:p>
          </table:table-cell>
          <table:table-cell office:value-type="float" office:value="0.00943341" calcext:value-type="float">
            <text:p>0.00943341</text:p>
          </table:table-cell>
          <table:table-cell/>
          <table:table-cell office:value-type="float" office:value="0.0219999999" calcext:value-type="float">
            <text:p>0.0219999999</text:p>
          </table:table-cell>
          <table:table-cell office:value-type="float" office:value="0.01105961" calcext:value-type="float">
            <text:p>0.01105961</text:p>
          </table:table-cell>
          <table:table-cell office:value-type="float" office:value="0.01762591" calcext:value-type="float">
            <text:p>0.01762591</text:p>
          </table:table-cell>
          <table:table-cell office:value-type="float" office:value="0.02041464" calcext:value-type="float">
            <text:p>0.02041464</text:p>
          </table:table-cell>
          <table:table-cell/>
          <table:table-cell office:value-type="float" office:value="0.0366666652" calcext:value-type="float">
            <text:p>0.0366666652</text:p>
          </table:table-cell>
          <table:table-cell office:value-type="float" office:value="0.01472683" calcext:value-type="float">
            <text:p>0.01472683</text:p>
          </table:table-cell>
          <table:table-cell office:value-type="float" office:value="0.01180432" calcext:value-type="float">
            <text:p>0.01180432</text:p>
          </table:table-cell>
          <table:table-cell office:value-type="float" office:value="0.01128266" calcext:value-type="float">
            <text:p>0.01128266</text:p>
          </table:table-cell>
          <table:table-cell/>
          <table:table-cell office:value-type="float" office:value="0.0513333343" calcext:value-type="float">
            <text:p>0.0513333343</text:p>
          </table:table-cell>
          <table:table-cell office:value-type="float" office:value="0.01541158" calcext:value-type="float">
            <text:p>0.01541158</text:p>
          </table:table-cell>
          <table:table-cell office:value-type="float" office:value="0.00982507" calcext:value-type="float">
            <text:p>0.00982507</text:p>
          </table:table-cell>
          <table:table-cell office:value-type="float" office:value="0.0079234" calcext:value-type="float">
            <text:p>0.0079234</text:p>
          </table:table-cell>
          <table:table-cell/>
          <table:table-cell office:value-type="float" office:value="0.0659999996" calcext:value-type="float">
            <text:p>0.0659999996</text:p>
          </table:table-cell>
          <table:table-cell office:value-type="float" office:value="0.01676713" calcext:value-type="float">
            <text:p>0.01676713</text:p>
          </table:table-cell>
          <table:table-cell office:value-type="float" office:value="0.01396725" calcext:value-type="float">
            <text:p>0.01396725</text:p>
          </table:table-cell>
          <table:table-cell office:value-type="float" office:value="0.01384919" calcext:value-type="float">
            <text:p>0.01384919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0.0076666665" calcext:value-type="float">
            <text:p>0.0076666665</text:p>
          </table:table-cell>
          <table:table-cell office:value-type="float" office:value="0.00646955" calcext:value-type="float">
            <text:p>0.00646955</text:p>
          </table:table-cell>
          <table:table-cell office:value-type="float" office:value="0.00826739" calcext:value-type="float">
            <text:p>0.00826739</text:p>
          </table:table-cell>
          <table:table-cell office:value-type="float" office:value="0.01163972" calcext:value-type="float">
            <text:p>0.01163972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0.01620853" calcext:value-type="float">
            <text:p>0.01620853</text:p>
          </table:table-cell>
          <table:table-cell office:value-type="float" office:value="0.02400994" calcext:value-type="float">
            <text:p>0.02400994</text:p>
          </table:table-cell>
          <table:table-cell office:value-type="float" office:value="0.02311239" calcext:value-type="float">
            <text:p>0.02311239</text:p>
          </table:table-cell>
          <table:table-cell/>
          <table:table-cell office:value-type="float" office:value="0.038333334" calcext:value-type="float">
            <text:p>0.038333334</text:p>
          </table:table-cell>
          <table:table-cell office:value-type="float" office:value="0.02333141" calcext:value-type="float">
            <text:p>0.02333141</text:p>
          </table:table-cell>
          <table:table-cell office:value-type="float" office:value="0.02116897" calcext:value-type="float">
            <text:p>0.02116897</text:p>
          </table:table-cell>
          <table:table-cell office:value-type="float" office:value="0.02126039" calcext:value-type="float">
            <text:p>0.02126039</text:p>
          </table:table-cell>
          <table:table-cell/>
          <table:table-cell office:value-type="float" office:value="0.0536666662" calcext:value-type="float">
            <text:p>0.0536666662</text:p>
          </table:table-cell>
          <table:table-cell office:value-type="float" office:value="0.0208063" calcext:value-type="float">
            <text:p>0.0208063</text:p>
          </table:table-cell>
          <table:table-cell office:value-type="float" office:value="0.01446639" calcext:value-type="float">
            <text:p>0.01446639</text:p>
          </table:table-cell>
          <table:table-cell office:value-type="float" office:value="0.01305821" calcext:value-type="float">
            <text:p>0.01305821</text:p>
          </table:table-cell>
          <table:table-cell/>
          <table:table-cell office:value-type="float" office:value="0.0689999983" calcext:value-type="float">
            <text:p>0.0689999983</text:p>
          </table:table-cell>
          <table:table-cell office:value-type="float" office:value="0.0227016" calcext:value-type="float">
            <text:p>0.0227016</text:p>
          </table:table-cell>
          <table:table-cell office:value-type="float" office:value="0.01969804" calcext:value-type="float">
            <text:p>0.01969804</text:p>
          </table:table-cell>
          <table:table-cell office:value-type="float" office:value="0.02094474" calcext:value-type="float">
            <text:p>0.02094474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0.0080000004" calcext:value-type="float">
            <text:p>0.0080000004</text:p>
          </table:table-cell>
          <table:table-cell office:value-type="float" office:value="0.00829247" calcext:value-type="float">
            <text:p>0.00829247</text:p>
          </table:table-cell>
          <table:table-cell office:value-type="float" office:value="0.00750249" calcext:value-type="float">
            <text:p>0.00750249</text:p>
          </table:table-cell>
          <table:table-cell office:value-type="float" office:value="0.01100584" calcext:value-type="float">
            <text:p>0.01100584</text:p>
          </table:table-cell>
          <table:table-cell/>
          <table:table-cell office:value-type="float" office:value="0.0240000002" calcext:value-type="float">
            <text:p>0.0240000002</text:p>
          </table:table-cell>
          <table:table-cell office:value-type="float" office:value="0.01877579" calcext:value-type="float">
            <text:p>0.01877579</text:p>
          </table:table-cell>
          <table:table-cell office:value-type="float" office:value="0.02595895" calcext:value-type="float">
            <text:p>0.02595895</text:p>
          </table:table-cell>
          <table:table-cell office:value-type="float" office:value="0.02816556" calcext:value-type="float">
            <text:p>0.02816556</text:p>
          </table:table-cell>
          <table:table-cell/>
          <table:table-cell office:value-type="float" office:value="0.0399999991" calcext:value-type="float">
            <text:p>0.0399999991</text:p>
          </table:table-cell>
          <table:table-cell office:value-type="float" office:value="0.02783338" calcext:value-type="float">
            <text:p>0.02783338</text:p>
          </table:table-cell>
          <table:table-cell office:value-type="float" office:value="0.02542072" calcext:value-type="float">
            <text:p>0.02542072</text:p>
          </table:table-cell>
          <table:table-cell office:value-type="float" office:value="0.02474794" calcext:value-type="float">
            <text:p>0.02474794</text:p>
          </table:table-cell>
          <table:table-cell/>
          <table:table-cell office:value-type="float" office:value="0.0560000017" calcext:value-type="float">
            <text:p>0.0560000017</text:p>
          </table:table-cell>
          <table:table-cell office:value-type="float" office:value="0.03161366" calcext:value-type="float">
            <text:p>0.03161366</text:p>
          </table:table-cell>
          <table:table-cell office:value-type="float" office:value="0.02483397" calcext:value-type="float">
            <text:p>0.02483397</text:p>
          </table:table-cell>
          <table:table-cell office:value-type="float" office:value="0.02227554" calcext:value-type="float">
            <text:p>0.02227554</text:p>
          </table:table-cell>
          <table:table-cell/>
          <table:table-cell office:value-type="float" office:value="0.0719999969" calcext:value-type="float">
            <text:p>0.0719999969</text:p>
          </table:table-cell>
          <table:table-cell office:value-type="float" office:value="0.03438852" calcext:value-type="float">
            <text:p>0.03438852</text:p>
          </table:table-cell>
          <table:table-cell office:value-type="float" office:value="0.03160167" calcext:value-type="float">
            <text:p>0.03160167</text:p>
          </table:table-cell>
          <table:table-cell office:value-type="float" office:value="0.02773282" calcext:value-type="float">
            <text:p>0.02773282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0.0083333338" calcext:value-type="float">
            <text:p>0.0083333338</text:p>
          </table:table-cell>
          <table:table-cell office:value-type="float" office:value="0.00899929" calcext:value-type="float">
            <text:p>0.00899929</text:p>
          </table:table-cell>
          <table:table-cell office:value-type="float" office:value="0.00894635" calcext:value-type="float">
            <text:p>0.00894635</text:p>
          </table:table-cell>
          <table:table-cell office:value-type="float" office:value="0.01247666" calcext:value-type="float">
            <text:p>0.01247666</text:p>
          </table:table-cell>
          <table:table-cell/>
          <table:table-cell office:value-type="float" office:value="0.0250000004" calcext:value-type="float">
            <text:p>0.0250000004</text:p>
          </table:table-cell>
          <table:table-cell office:value-type="float" office:value="0.02354879" calcext:value-type="float">
            <text:p>0.02354879</text:p>
          </table:table-cell>
          <table:table-cell office:value-type="float" office:value="0.03044417" calcext:value-type="float">
            <text:p>0.03044417</text:p>
          </table:table-cell>
          <table:table-cell office:value-type="float" office:value="0.03062659" calcext:value-type="float">
            <text:p>0.03062659</text:p>
          </table:table-cell>
          <table:table-cell/>
          <table:table-cell office:value-type="float" office:value="0.0416666679" calcext:value-type="float">
            <text:p>0.0416666679</text:p>
          </table:table-cell>
          <table:table-cell office:value-type="float" office:value="0.03672319" calcext:value-type="float">
            <text:p>0.03672319</text:p>
          </table:table-cell>
          <table:table-cell office:value-type="float" office:value="0.03503238" calcext:value-type="float">
            <text:p>0.03503238</text:p>
          </table:table-cell>
          <table:table-cell office:value-type="float" office:value="0.03265988" calcext:value-type="float">
            <text:p>0.03265988</text:p>
          </table:table-cell>
          <table:table-cell/>
          <table:table-cell office:value-type="float" office:value="0.0583333336" calcext:value-type="float">
            <text:p>0.0583333336</text:p>
          </table:table-cell>
          <table:table-cell office:value-type="float" office:value="0.03717846" calcext:value-type="float">
            <text:p>0.03717846</text:p>
          </table:table-cell>
          <table:table-cell office:value-type="float" office:value="0.02920787" calcext:value-type="float">
            <text:p>0.02920787</text:p>
          </table:table-cell>
          <table:table-cell office:value-type="float" office:value="0.0280218" calcext:value-type="float">
            <text:p>0.0280218</text:p>
          </table:table-cell>
          <table:table-cell/>
          <table:table-cell office:value-type="float" office:value="0.075000003" calcext:value-type="float">
            <text:p>0.075000003</text:p>
          </table:table-cell>
          <table:table-cell office:value-type="float" office:value="0.04059138" calcext:value-type="float">
            <text:p>0.04059138</text:p>
          </table:table-cell>
          <table:table-cell office:value-type="float" office:value="0.03812319" calcext:value-type="float">
            <text:p>0.03812319</text:p>
          </table:table-cell>
          <table:table-cell office:value-type="float" office:value="0.04132664" calcext:value-type="float">
            <text:p>0.04132664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0.0086666662" calcext:value-type="float">
            <text:p>0.0086666662</text:p>
          </table:table-cell>
          <table:table-cell office:value-type="float" office:value="0.01016342" calcext:value-type="float">
            <text:p>0.01016342</text:p>
          </table:table-cell>
          <table:table-cell office:value-type="float" office:value="0.00889788" calcext:value-type="float">
            <text:p>0.00889788</text:p>
          </table:table-cell>
          <table:table-cell office:value-type="float" office:value="0.01285898" calcext:value-type="float">
            <text:p>0.01285898</text:p>
          </table:table-cell>
          <table:table-cell/>
          <table:table-cell office:value-type="float" office:value="0.0260000005" calcext:value-type="float">
            <text:p>0.0260000005</text:p>
          </table:table-cell>
          <table:table-cell office:value-type="float" office:value="0.02512722" calcext:value-type="float">
            <text:p>0.02512722</text:p>
          </table:table-cell>
          <table:table-cell office:value-type="float" office:value="0.03242395" calcext:value-type="float">
            <text:p>0.03242395</text:p>
          </table:table-cell>
          <table:table-cell office:value-type="float" office:value="0.03501438" calcext:value-type="float">
            <text:p>0.03501438</text:p>
          </table:table-cell>
          <table:table-cell/>
          <table:table-cell office:value-type="float" office:value="0.043333333" calcext:value-type="float">
            <text:p>0.043333333</text:p>
          </table:table-cell>
          <table:table-cell office:value-type="float" office:value="0.04081488" calcext:value-type="float">
            <text:p>0.04081488</text:p>
          </table:table-cell>
          <table:table-cell office:value-type="float" office:value="0.03894481" calcext:value-type="float">
            <text:p>0.03894481</text:p>
          </table:table-cell>
          <table:table-cell office:value-type="float" office:value="0.03651314" calcext:value-type="float">
            <text:p>0.03651314</text:p>
          </table:table-cell>
          <table:table-cell/>
          <table:table-cell office:value-type="float" office:value="0.0606666654" calcext:value-type="float">
            <text:p>0.0606666654</text:p>
          </table:table-cell>
          <table:table-cell office:value-type="float" office:value="0.04907177" calcext:value-type="float">
            <text:p>0.04907177</text:p>
          </table:table-cell>
          <table:table-cell office:value-type="float" office:value="0.04081358" calcext:value-type="float">
            <text:p>0.04081358</text:p>
          </table:table-cell>
          <table:table-cell office:value-type="float" office:value="0.04032076" calcext:value-type="float">
            <text:p>0.04032076</text:p>
          </table:table-cell>
          <table:table-cell/>
          <table:table-cell office:value-type="float" office:value="0.0780000016" calcext:value-type="float">
            <text:p>0.0780000016</text:p>
          </table:table-cell>
          <table:table-cell office:value-type="float" office:value="0.05384424" calcext:value-type="float">
            <text:p>0.05384424</text:p>
          </table:table-cell>
          <table:table-cell office:value-type="float" office:value="0.05195159" calcext:value-type="float">
            <text:p>0.05195159</text:p>
          </table:table-cell>
          <table:table-cell office:value-type="float" office:value="0.05457009" calcext:value-type="float">
            <text:p>0.05457009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0.0089999996" calcext:value-type="float">
            <text:p>0.0089999996</text:p>
          </table:table-cell>
          <table:table-cell office:value-type="float" office:value="0.01104801" calcext:value-type="float">
            <text:p>0.01104801</text:p>
          </table:table-cell>
          <table:table-cell office:value-type="float" office:value="0.00971763" calcext:value-type="float">
            <text:p>0.00971763</text:p>
          </table:table-cell>
          <table:table-cell office:value-type="float" office:value="0.01147618" calcext:value-type="float">
            <text:p>0.01147618</text:p>
          </table:table-cell>
          <table:table-cell/>
          <table:table-cell office:value-type="float" office:value="0.0270000007" calcext:value-type="float">
            <text:p>0.0270000007</text:p>
          </table:table-cell>
          <table:table-cell office:value-type="float" office:value="0.02994749" calcext:value-type="float">
            <text:p>0.02994749</text:p>
          </table:table-cell>
          <table:table-cell office:value-type="float" office:value="0.036263" calcext:value-type="float">
            <text:p>0.036263</text:p>
          </table:table-cell>
          <table:table-cell office:value-type="float" office:value="0.03667309" calcext:value-type="float">
            <text:p>0.03667309</text:p>
          </table:table-cell>
          <table:table-cell/>
          <table:table-cell office:value-type="float" office:value="0.0450000018" calcext:value-type="float">
            <text:p>0.0450000018</text:p>
          </table:table-cell>
          <table:table-cell office:value-type="float" office:value="0.04889032" calcext:value-type="float">
            <text:p>0.04889032</text:p>
          </table:table-cell>
          <table:table-cell office:value-type="float" office:value="0.04749974" calcext:value-type="float">
            <text:p>0.04749974</text:p>
          </table:table-cell>
          <table:table-cell office:value-type="float" office:value="0.04454959" calcext:value-type="float">
            <text:p>0.04454959</text:p>
          </table:table-cell>
          <table:table-cell/>
          <table:table-cell office:value-type="float" office:value="0.063000001" calcext:value-type="float">
            <text:p>0.063000001</text:p>
          </table:table-cell>
          <table:table-cell office:value-type="float" office:value="0.05522644" calcext:value-type="float">
            <text:p>0.05522644</text:p>
          </table:table-cell>
          <table:table-cell office:value-type="float" office:value="0.04654937" calcext:value-type="float">
            <text:p>0.04654937</text:p>
          </table:table-cell>
          <table:table-cell office:value-type="float" office:value="0.0471759" calcext:value-type="float">
            <text:p>0.0471759</text:p>
          </table:table-cell>
          <table:table-cell/>
          <table:table-cell office:value-type="float" office:value="0.0810000002" calcext:value-type="float">
            <text:p>0.0810000002</text:p>
          </table:table-cell>
          <table:table-cell office:value-type="float" office:value="0.06103384" calcext:value-type="float">
            <text:p>0.06103384</text:p>
          </table:table-cell>
          <table:table-cell office:value-type="float" office:value="0.05901682" calcext:value-type="float">
            <text:p>0.05901682</text:p>
          </table:table-cell>
          <table:table-cell office:value-type="float" office:value="0.0613429" calcext:value-type="float">
            <text:p>0.061342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0.009333333" calcext:value-type="float">
            <text:p>0.009333333</text:p>
          </table:table-cell>
          <table:table-cell office:value-type="float" office:value="0.0119625" calcext:value-type="float">
            <text:p>0.0119625</text:p>
          </table:table-cell>
          <table:table-cell office:value-type="float" office:value="0.00985199" calcext:value-type="float">
            <text:p>0.00985199</text:p>
          </table:table-cell>
          <table:table-cell office:value-type="float" office:value="0.01121122" calcext:value-type="float">
            <text:p>0.01121122</text:p>
          </table:table-cell>
          <table:table-cell/>
          <table:table-cell office:value-type="float" office:value="0.0280000009" calcext:value-type="float">
            <text:p>0.0280000009</text:p>
          </table:table-cell>
          <table:table-cell office:value-type="float" office:value="0.03168857" calcext:value-type="float">
            <text:p>0.03168857</text:p>
          </table:table-cell>
          <table:table-cell office:value-type="float" office:value="0.03781937" calcext:value-type="float">
            <text:p>0.03781937</text:p>
          </table:table-cell>
          <table:table-cell office:value-type="float" office:value="0.03933507" calcext:value-type="float">
            <text:p>0.03933507</text:p>
          </table:table-cell>
          <table:table-cell/>
          <table:table-cell office:value-type="float" office:value="0.0466666669" calcext:value-type="float">
            <text:p>0.0466666669</text:p>
          </table:table-cell>
          <table:table-cell office:value-type="float" office:value="0.05236769" calcext:value-type="float">
            <text:p>0.05236769</text:p>
          </table:table-cell>
          <table:table-cell office:value-type="float" office:value="0.0518856" calcext:value-type="float">
            <text:p>0.0518856</text:p>
          </table:table-cell>
          <table:table-cell office:value-type="float" office:value="0.04841431" calcext:value-type="float">
            <text:p>0.04841431</text:p>
          </table:table-cell>
          <table:table-cell/>
          <table:table-cell office:value-type="float" office:value="0.0653333366" calcext:value-type="float">
            <text:p>0.0653333366</text:p>
          </table:table-cell>
          <table:table-cell office:value-type="float" office:value="0.06523407" calcext:value-type="float">
            <text:p>0.06523407</text:p>
          </table:table-cell>
          <table:table-cell office:value-type="float" office:value="0.05878962" calcext:value-type="float">
            <text:p>0.05878962</text:p>
          </table:table-cell>
          <table:table-cell office:value-type="float" office:value="0.06173716" calcext:value-type="float">
            <text:p>0.06173716</text:p>
          </table:table-cell>
          <table:table-cell/>
          <table:table-cell office:value-type="float" office:value="0.0839999989" calcext:value-type="float">
            <text:p>0.0839999989</text:p>
          </table:table-cell>
          <table:table-cell office:value-type="float" office:value="0.07440536" calcext:value-type="float">
            <text:p>0.07440536</text:p>
          </table:table-cell>
          <table:table-cell office:value-type="float" office:value="0.07208277" calcext:value-type="float">
            <text:p>0.07208277</text:p>
          </table:table-cell>
          <table:table-cell office:value-type="float" office:value="0.07368285" calcext:value-type="float">
            <text:p>0.07368285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0.0096666664" calcext:value-type="float">
            <text:p>0.0096666664</text:p>
          </table:table-cell>
          <table:table-cell office:value-type="float" office:value="0.0126058" calcext:value-type="float">
            <text:p>0.0126058</text:p>
          </table:table-cell>
          <table:table-cell office:value-type="float" office:value="0.01036706" calcext:value-type="float">
            <text:p>0.01036706</text:p>
          </table:table-cell>
          <table:table-cell office:value-type="float" office:value="0.01100928" calcext:value-type="float">
            <text:p>0.01100928</text:p>
          </table:table-cell>
          <table:table-cell/>
          <table:table-cell office:value-type="float" office:value="0.0289999992" calcext:value-type="float">
            <text:p>0.0289999992</text:p>
          </table:table-cell>
          <table:table-cell office:value-type="float" office:value="0.03688748" calcext:value-type="float">
            <text:p>0.03688748</text:p>
          </table:table-cell>
          <table:table-cell office:value-type="float" office:value="0.04071271" calcext:value-type="float">
            <text:p>0.04071271</text:p>
          </table:table-cell>
          <table:table-cell office:value-type="float" office:value="0.04073128" calcext:value-type="float">
            <text:p>0.04073128</text:p>
          </table:table-cell>
          <table:table-cell/>
          <table:table-cell office:value-type="float" office:value="0.0483333319" calcext:value-type="float">
            <text:p>0.0483333319</text:p>
          </table:table-cell>
          <table:table-cell office:value-type="float" office:value="0.05910492" calcext:value-type="float">
            <text:p>0.05910492</text:p>
          </table:table-cell>
          <table:table-cell office:value-type="float" office:value="0.05952496" calcext:value-type="float">
            <text:p>0.05952496</text:p>
          </table:table-cell>
          <table:table-cell office:value-type="float" office:value="0.05676827" calcext:value-type="float">
            <text:p>0.05676827</text:p>
          </table:table-cell>
          <table:table-cell/>
          <table:table-cell office:value-type="float" office:value="0.0676666647" calcext:value-type="float">
            <text:p>0.0676666647</text:p>
          </table:table-cell>
          <table:table-cell office:value-type="float" office:value="0.0702922" calcext:value-type="float">
            <text:p>0.0702922</text:p>
          </table:table-cell>
          <table:table-cell office:value-type="float" office:value="0.06470704" calcext:value-type="float">
            <text:p>0.06470704</text:p>
          </table:table-cell>
          <table:table-cell office:value-type="float" office:value="0.06783611" calcext:value-type="float">
            <text:p>0.06783611</text:p>
          </table:table-cell>
          <table:table-cell/>
          <table:table-cell office:value-type="float" office:value="0.0869999975" calcext:value-type="float">
            <text:p>0.0869999975</text:p>
          </table:table-cell>
          <table:table-cell office:value-type="float" office:value="0.0801587" calcext:value-type="float">
            <text:p>0.0801587</text:p>
          </table:table-cell>
          <table:table-cell office:value-type="float" office:value="0.07806583" calcext:value-type="float">
            <text:p>0.07806583</text:p>
          </table:table-cell>
          <table:table-cell office:value-type="float" office:value="0.07781089" calcext:value-type="float">
            <text:p>0.07781089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371496" calcext:value-type="float">
            <text:p>0.01371496</text:p>
          </table:table-cell>
          <table:table-cell office:value-type="float" office:value="0.01013404" calcext:value-type="float">
            <text:p>0.01013404</text:p>
          </table:table-cell>
          <table:table-cell office:value-type="float" office:value="0.01030928" calcext:value-type="float">
            <text:p>0.0103092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878631" calcext:value-type="float">
            <text:p>0.03878631</text:p>
          </table:table-cell>
          <table:table-cell office:value-type="float" office:value="0.04138505" calcext:value-type="float">
            <text:p>0.04138505</text:p>
          </table:table-cell>
          <table:table-cell office:value-type="float" office:value="0.04252611" calcext:value-type="float">
            <text:p>0.0425261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164143" calcext:value-type="float">
            <text:p>0.06164143</text:p>
          </table:table-cell>
          <table:table-cell office:value-type="float" office:value="0.06311201" calcext:value-type="float">
            <text:p>0.06311201</text:p>
          </table:table-cell>
          <table:table-cell office:value-type="float" office:value="0.061259" calcext:value-type="float">
            <text:p>0.06125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95548" calcext:value-type="float">
            <text:p>0.0795548</text:p>
          </table:table-cell>
          <table:table-cell office:value-type="float" office:value="0.0747809" calcext:value-type="float">
            <text:p>0.0747809</text:p>
          </table:table-cell>
          <table:table-cell office:value-type="float" office:value="0.07661633" calcext:value-type="float">
            <text:p>0.0766163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029991" calcext:value-type="float">
            <text:p>0.09029991</text:p>
          </table:table-cell>
          <table:table-cell office:value-type="float" office:value="0.09051239" calcext:value-type="float">
            <text:p>0.09051239</text:p>
          </table:table-cell>
          <table:table-cell office:value-type="float" office:value="0.08050236" calcext:value-type="float">
            <text:p>0.08050236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419478" calcext:value-type="float">
            <text:p>0.01419478</text:p>
          </table:table-cell>
          <table:table-cell office:value-type="float" office:value="0.01014392" calcext:value-type="float">
            <text:p>0.01014392</text:p>
          </table:table-cell>
          <table:table-cell office:value-type="float" office:value="0.00978579" calcext:value-type="float">
            <text:p>0.0097857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424296" calcext:value-type="float">
            <text:p>0.04424296</text:p>
          </table:table-cell>
          <table:table-cell office:value-type="float" office:value="0.04243641" calcext:value-type="float">
            <text:p>0.04243641</text:p>
          </table:table-cell>
          <table:table-cell office:value-type="float" office:value="0.04309837" calcext:value-type="float">
            <text:p>0.0430983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660666" calcext:value-type="float">
            <text:p>0.06660666</text:p>
          </table:table-cell>
          <table:table-cell office:value-type="float" office:value="0.06937018" calcext:value-type="float">
            <text:p>0.06937018</text:p>
          </table:table-cell>
          <table:table-cell office:value-type="float" office:value="0.06909689" calcext:value-type="float">
            <text:p>0.0690968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8296686" calcext:value-type="float">
            <text:p>0.08296686</text:p>
          </table:table-cell>
          <table:table-cell office:value-type="float" office:value="0.0783155" calcext:value-type="float">
            <text:p>0.0783155</text:p>
          </table:table-cell>
          <table:table-cell office:value-type="float" office:value="0.08056641" calcext:value-type="float">
            <text:p>0.0805664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38562" calcext:value-type="float">
            <text:p>0.09438562</text:p>
          </table:table-cell>
          <table:table-cell office:value-type="float" office:value="0.09564872" calcext:value-type="float">
            <text:p>0.09564872</text:p>
          </table:table-cell>
          <table:table-cell office:value-type="float" office:value="0.0893228" calcext:value-type="float">
            <text:p>0.0893228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486454" calcext:value-type="float">
            <text:p>0.01486454</text:p>
          </table:table-cell>
          <table:table-cell office:value-type="float" office:value="0.0103567" calcext:value-type="float">
            <text:p>0.0103567</text:p>
          </table:table-cell>
          <table:table-cell office:value-type="float" office:value="0.00902748" calcext:value-type="float">
            <text:p>0.0090274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655999" calcext:value-type="float">
            <text:p>0.04655999</text:p>
          </table:table-cell>
          <table:table-cell office:value-type="float" office:value="0.04221427" calcext:value-type="float">
            <text:p>0.04221427</text:p>
          </table:table-cell>
          <table:table-cell office:value-type="float" office:value="0.04384643" calcext:value-type="float">
            <text:p>0.0438464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888527" calcext:value-type="float">
            <text:p>0.06888527</text:p>
          </table:table-cell>
          <table:table-cell office:value-type="float" office:value="0.07233472" calcext:value-type="float">
            <text:p>0.07233472</text:p>
          </table:table-cell>
          <table:table-cell office:value-type="float" office:value="0.07230894" calcext:value-type="float">
            <text:p>0.0723089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896404" calcext:value-type="float">
            <text:p>0.0896404</text:p>
          </table:table-cell>
          <table:table-cell office:value-type="float" office:value="0.08574017" calcext:value-type="float">
            <text:p>0.08574017</text:p>
          </table:table-cell>
          <table:table-cell office:value-type="float" office:value="0.08917376" calcext:value-type="float">
            <text:p>0.0891737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269102" calcext:value-type="float">
            <text:p>0.10269102</text:p>
          </table:table-cell>
          <table:table-cell office:value-type="float" office:value="0.10592407" calcext:value-type="float">
            <text:p>0.10592407</text:p>
          </table:table-cell>
          <table:table-cell office:value-type="float" office:value="0.09386323" calcext:value-type="float">
            <text:p>0.09386323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54973" calcext:value-type="float">
            <text:p>0.0154973</text:p>
          </table:table-cell>
          <table:table-cell office:value-type="float" office:value="0.0107265" calcext:value-type="float">
            <text:p>0.0107265</text:p>
          </table:table-cell>
          <table:table-cell office:value-type="float" office:value="0.00870384" calcext:value-type="float">
            <text:p>0.0087038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833309" calcext:value-type="float">
            <text:p>0.04833309</text:p>
          </table:table-cell>
          <table:table-cell office:value-type="float" office:value="0.04330297" calcext:value-type="float">
            <text:p>0.04330297</text:p>
          </table:table-cell>
          <table:table-cell office:value-type="float" office:value="0.0441779" calcext:value-type="float">
            <text:p>0.044177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7413229" calcext:value-type="float">
            <text:p>0.07413229</text:p>
          </table:table-cell>
          <table:table-cell office:value-type="float" office:value="0.07936619" calcext:value-type="float">
            <text:p>0.07936619</text:p>
          </table:table-cell>
          <table:table-cell office:value-type="float" office:value="0.07906351" calcext:value-type="float">
            <text:p>0.0790635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9241762" calcext:value-type="float">
            <text:p>0.09241762</text:p>
          </table:table-cell>
          <table:table-cell office:value-type="float" office:value="0.09004969" calcext:value-type="float">
            <text:p>0.09004969</text:p>
          </table:table-cell>
          <table:table-cell office:value-type="float" office:value="0.09343469" calcext:value-type="float">
            <text:p>0.0934346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725033" calcext:value-type="float">
            <text:p>0.10725033</text:p>
          </table:table-cell>
          <table:table-cell office:value-type="float" office:value="0.11167829" calcext:value-type="float">
            <text:p>0.11167829</text:p>
          </table:table-cell>
          <table:table-cell office:value-type="float" office:value="0.10326215" calcext:value-type="float">
            <text:p>0.10326215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730443" calcext:value-type="float">
            <text:p>0.01730443</text:p>
          </table:table-cell>
          <table:table-cell office:value-type="float" office:value="0.0108808" calcext:value-type="float">
            <text:p>0.0108808</text:p>
          </table:table-cell>
          <table:table-cell office:value-type="float" office:value="0.00931928" calcext:value-type="float">
            <text:p>0.0093192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5039679" calcext:value-type="float">
            <text:p>0.05039679</text:p>
          </table:table-cell>
          <table:table-cell office:value-type="float" office:value="0.04472484" calcext:value-type="float">
            <text:p>0.04472484</text:p>
          </table:table-cell>
          <table:table-cell office:value-type="float" office:value="0.04669405" calcext:value-type="float">
            <text:p>0.0466940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7745902" calcext:value-type="float">
            <text:p>0.07745902</text:p>
          </table:table-cell>
          <table:table-cell office:value-type="float" office:value="0.08331765" calcext:value-type="float">
            <text:p>0.08331765</text:p>
          </table:table-cell>
          <table:table-cell office:value-type="float" office:value="0.0823779" calcext:value-type="float">
            <text:p>0.082377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9959506" calcext:value-type="float">
            <text:p>0.09959506</text:p>
          </table:table-cell>
          <table:table-cell office:value-type="float" office:value="0.09990744" calcext:value-type="float">
            <text:p>0.09990744</text:p>
          </table:table-cell>
          <table:table-cell office:value-type="float" office:value="0.10383318" calcext:value-type="float">
            <text:p>0.1038331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1788166" calcext:value-type="float">
            <text:p>0.11788166</text:p>
          </table:table-cell>
          <table:table-cell office:value-type="float" office:value="0.12189469" calcext:value-type="float">
            <text:p>0.12189469</text:p>
          </table:table-cell>
          <table:table-cell office:value-type="float" office:value="0.10763559" calcext:value-type="float">
            <text:p>0.10763559</text:p>
          </table:table-cell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782436" calcext:value-type="float">
            <text:p>0.01782436</text:p>
          </table:table-cell>
          <table:table-cell office:value-type="float" office:value="0.01264569" calcext:value-type="float">
            <text:p>0.01264569</text:p>
          </table:table-cell>
          <table:table-cell office:value-type="float" office:value="0.01068594" calcext:value-type="float">
            <text:p>0.0106859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5457925" calcext:value-type="float">
            <text:p>0.05457925</text:p>
          </table:table-cell>
          <table:table-cell office:value-type="float" office:value="0.04585632" calcext:value-type="float">
            <text:p>0.04585632</text:p>
          </table:table-cell>
          <table:table-cell office:value-type="float" office:value="0.04718938" calcext:value-type="float">
            <text:p>0.0471893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8357713" calcext:value-type="float">
            <text:p>0.08357713</text:p>
          </table:table-cell>
          <table:table-cell office:value-type="float" office:value="0.0901608" calcext:value-type="float">
            <text:p>0.0901608</text:p>
          </table:table-cell>
          <table:table-cell office:value-type="float" office:value="0.08972356" calcext:value-type="float">
            <text:p>0.0897235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10282649" calcext:value-type="float">
            <text:p>0.10282649</text:p>
          </table:table-cell>
          <table:table-cell office:value-type="float" office:value="0.10525671" calcext:value-type="float">
            <text:p>0.10525671</text:p>
          </table:table-cell>
          <table:table-cell office:value-type="float" office:value="0.10903961" calcext:value-type="float">
            <text:p>0.1090396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2170073" calcext:value-type="float">
            <text:p>0.12170073</text:p>
          </table:table-cell>
          <table:table-cell office:value-type="float" office:value="0.12600465" calcext:value-type="float">
            <text:p>0.12600465</text:p>
          </table:table-cell>
          <table:table-cell office:value-type="float" office:value="0.11615236" calcext:value-type="float">
            <text:p>0.11615236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854854" calcext:value-type="float">
            <text:p>0.01854854</text:p>
          </table:table-cell>
          <table:table-cell office:value-type="float" office:value="0.01311458" calcext:value-type="float">
            <text:p>0.01311458</text:p>
          </table:table-cell>
          <table:table-cell office:value-type="float" office:value="0.01124769" calcext:value-type="float">
            <text:p>0.0112476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562723" calcext:value-type="float">
            <text:p>0.0562723</text:p>
          </table:table-cell>
          <table:table-cell office:value-type="float" office:value="0.04648449" calcext:value-type="float">
            <text:p>0.04648449</text:p>
          </table:table-cell>
          <table:table-cell office:value-type="float" office:value="0.0481746" calcext:value-type="float">
            <text:p>0.048174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8614243" calcext:value-type="float">
            <text:p>0.08614243</text:p>
          </table:table-cell>
          <table:table-cell office:value-type="float" office:value="0.09308435" calcext:value-type="float">
            <text:p>0.09308435</text:p>
          </table:table-cell>
          <table:table-cell office:value-type="float" office:value="0.09300099" calcext:value-type="float">
            <text:p>0.0930009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11064982" calcext:value-type="float">
            <text:p>0.11064982</text:p>
          </table:table-cell>
          <table:table-cell office:value-type="float" office:value="0.11525691" calcext:value-type="float">
            <text:p>0.11525691</text:p>
          </table:table-cell>
          <table:table-cell office:value-type="float" office:value="0.11977012" calcext:value-type="float">
            <text:p>0.1197701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2766081" calcext:value-type="float">
            <text:p>0.12766081</text:p>
          </table:table-cell>
          <table:table-cell office:value-type="float" office:value="0.13432753" calcext:value-type="float">
            <text:p>0.13432753</text:p>
          </table:table-cell>
          <table:table-cell office:value-type="float" office:value="0.12306038" calcext:value-type="float">
            <text:p>0.12306038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870597" calcext:value-type="float">
            <text:p>0.01870597</text:p>
          </table:table-cell>
          <table:table-cell office:value-type="float" office:value="0.01329635" calcext:value-type="float">
            <text:p>0.01329635</text:p>
          </table:table-cell>
          <table:table-cell office:value-type="float" office:value="0.0116254" calcext:value-type="float">
            <text:p>0.011625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5847315" calcext:value-type="float">
            <text:p>0.05847315</text:p>
          </table:table-cell>
          <table:table-cell office:value-type="float" office:value="0.04618172" calcext:value-type="float">
            <text:p>0.04618172</text:p>
          </table:table-cell>
          <table:table-cell office:value-type="float" office:value="0.04801539" calcext:value-type="float">
            <text:p>0.0480153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8957511" calcext:value-type="float">
            <text:p>0.08957511</text:p>
          </table:table-cell>
          <table:table-cell office:value-type="float" office:value="0.09741934" calcext:value-type="float">
            <text:p>0.09741934</text:p>
          </table:table-cell>
          <table:table-cell office:value-type="float" office:value="0.09763269" calcext:value-type="float">
            <text:p>0.0976326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1143547" calcext:value-type="float">
            <text:p>0.1143547</text:p>
          </table:table-cell>
          <table:table-cell office:value-type="float" office:value="0.1200496" calcext:value-type="float">
            <text:p>0.1200496</text:p>
          </table:table-cell>
          <table:table-cell office:value-type="float" office:value="0.12446796" calcext:value-type="float">
            <text:p>0.1244679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3102527" calcext:value-type="float">
            <text:p>0.13102527</text:p>
          </table:table-cell>
          <table:table-cell office:value-type="float" office:value="0.13780053" calcext:value-type="float">
            <text:p>0.13780053</text:p>
          </table:table-cell>
          <table:table-cell office:value-type="float" office:value="0.12674573" calcext:value-type="float">
            <text:p>0.1267457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860906" calcext:value-type="float">
            <text:p>0.01860906</text:p>
          </table:table-cell>
          <table:table-cell office:value-type="float" office:value="0.01301751" calcext:value-type="float">
            <text:p>0.01301751</text:p>
          </table:table-cell>
          <table:table-cell office:value-type="float" office:value="0.01195291" calcext:value-type="float">
            <text:p>0.0119529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5922443" calcext:value-type="float">
            <text:p>0.05922443</text:p>
          </table:table-cell>
          <table:table-cell office:value-type="float" office:value="0.04569743" calcext:value-type="float">
            <text:p>0.04569743</text:p>
          </table:table-cell>
          <table:table-cell office:value-type="float" office:value="0.0472931" calcext:value-type="float">
            <text:p>0.047293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9118254" calcext:value-type="float">
            <text:p>0.09118254</text:p>
          </table:table-cell>
          <table:table-cell office:value-type="float" office:value="0.0989254" calcext:value-type="float">
            <text:p>0.0989254</text:p>
          </table:table-cell>
          <table:table-cell office:value-type="float" office:value="0.09920444" calcext:value-type="float">
            <text:p>0.0992044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11946312" calcext:value-type="float">
            <text:p>0.11946312</text:p>
          </table:table-cell>
          <table:table-cell office:value-type="float" office:value="0.12634784" calcext:value-type="float">
            <text:p>0.12634784</text:p>
          </table:table-cell>
          <table:table-cell office:value-type="float" office:value="0.13193871" calcext:value-type="float">
            <text:p>0.1319387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3496296" calcext:value-type="float">
            <text:p>0.13496296</text:p>
          </table:table-cell>
          <table:table-cell office:value-type="float" office:value="0.14433859" calcext:value-type="float">
            <text:p>0.14433859</text:p>
          </table:table-cell>
          <table:table-cell office:value-type="float" office:value="0.12990423" calcext:value-type="float">
            <text:p>0.12990423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81271" calcext:value-type="float">
            <text:p>0.0181271</text:p>
          </table:table-cell>
          <table:table-cell office:value-type="float" office:value="0.01230077" calcext:value-type="float">
            <text:p>0.01230077</text:p>
          </table:table-cell>
          <table:table-cell office:value-type="float" office:value="0.01141704" calcext:value-type="float">
            <text:p>0.0114170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5926737" calcext:value-type="float">
            <text:p>0.05926737</text:p>
          </table:table-cell>
          <table:table-cell office:value-type="float" office:value="0.04406051" calcext:value-type="float">
            <text:p>0.04406051</text:p>
          </table:table-cell>
          <table:table-cell office:value-type="float" office:value="0.04659504" calcext:value-type="float">
            <text:p>0.0465950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9097107" calcext:value-type="float">
            <text:p>0.09097107</text:p>
          </table:table-cell>
          <table:table-cell office:value-type="float" office:value="0.10014518" calcext:value-type="float">
            <text:p>0.10014518</text:p>
          </table:table-cell>
          <table:table-cell office:value-type="float" office:value="0.10112143" calcext:value-type="float">
            <text:p>0.1011214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12070407" calcext:value-type="float">
            <text:p>0.12070407</text:p>
          </table:table-cell>
          <table:table-cell office:value-type="float" office:value="0.12852457" calcext:value-type="float">
            <text:p>0.12852457</text:p>
          </table:table-cell>
          <table:table-cell office:value-type="float" office:value="0.13438684" calcext:value-type="float">
            <text:p>0.1343868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3693209" calcext:value-type="float">
            <text:p>0.13693209</text:p>
          </table:table-cell>
          <table:table-cell office:value-type="float" office:value="0.14822045" calcext:value-type="float">
            <text:p>0.14822045</text:p>
          </table:table-cell>
          <table:table-cell office:value-type="float" office:value="0.13589109" calcext:value-type="float">
            <text:p>0.13589109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67717" calcext:value-type="float">
            <text:p>0.0167717</text:p>
          </table:table-cell>
          <table:table-cell office:value-type="float" office:value="0.0116195" calcext:value-type="float">
            <text:p>0.0116195</text:p>
          </table:table-cell>
          <table:table-cell office:value-type="float" office:value="0.01100652" calcext:value-type="float">
            <text:p>0.0110065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5849878" calcext:value-type="float">
            <text:p>0.05849878</text:p>
          </table:table-cell>
          <table:table-cell office:value-type="float" office:value="0.04319745" calcext:value-type="float">
            <text:p>0.04319745</text:p>
          </table:table-cell>
          <table:table-cell office:value-type="float" office:value="0.0439438" calcext:value-type="float">
            <text:p>0.043943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9013796" calcext:value-type="float">
            <text:p>0.09013796</text:p>
          </table:table-cell>
          <table:table-cell office:value-type="float" office:value="0.09986299" calcext:value-type="float">
            <text:p>0.09986299</text:p>
          </table:table-cell>
          <table:table-cell office:value-type="float" office:value="0.10090246" calcext:value-type="float">
            <text:p>0.1009024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12119752" calcext:value-type="float">
            <text:p>0.12119752</text:p>
          </table:table-cell>
          <table:table-cell office:value-type="float" office:value="0.1316582" calcext:value-type="float">
            <text:p>0.1316582</text:p>
          </table:table-cell>
          <table:table-cell office:value-type="float" office:value="0.13835053" calcext:value-type="float">
            <text:p>0.1383505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3951537" calcext:value-type="float">
            <text:p>0.13951537</text:p>
          </table:table-cell>
          <table:table-cell office:value-type="float" office:value="0.15374906" calcext:value-type="float">
            <text:p>0.15374906</text:p>
          </table:table-cell>
          <table:table-cell office:value-type="float" office:value="0.13866797" calcext:value-type="float">
            <text:p>0.13866797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611064" calcext:value-type="float">
            <text:p>0.01611064</text:p>
          </table:table-cell>
          <table:table-cell office:value-type="float" office:value="0.01008854" calcext:value-type="float">
            <text:p>0.01008854</text:p>
          </table:table-cell>
          <table:table-cell office:value-type="float" office:value="0.01061178" calcext:value-type="float">
            <text:p>0.0106117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5549021" calcext:value-type="float">
            <text:p>0.05549021</text:p>
          </table:table-cell>
          <table:table-cell office:value-type="float" office:value="0.03982835" calcext:value-type="float">
            <text:p>0.03982835</text:p>
          </table:table-cell>
          <table:table-cell office:value-type="float" office:value="0.04231808" calcext:value-type="float">
            <text:p>0.0423180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8666123" calcext:value-type="float">
            <text:p>0.08666123</text:p>
          </table:table-cell>
          <table:table-cell office:value-type="float" office:value="0.09730875" calcext:value-type="float">
            <text:p>0.09730875</text:p>
          </table:table-cell>
          <table:table-cell office:value-type="float" office:value="0.09871738" calcext:value-type="float">
            <text:p>0.0987173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11959863" calcext:value-type="float">
            <text:p>0.11959863</text:p>
          </table:table-cell>
          <table:table-cell office:value-type="float" office:value="0.13205305" calcext:value-type="float">
            <text:p>0.13205305</text:p>
          </table:table-cell>
          <table:table-cell office:value-type="float" office:value="0.13866764" calcext:value-type="float">
            <text:p>0.1386676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4037427" calcext:value-type="float">
            <text:p>0.14037427</text:p>
          </table:table-cell>
          <table:table-cell office:value-type="float" office:value="0.15481912" calcext:value-type="float">
            <text:p>0.15481912</text:p>
          </table:table-cell>
          <table:table-cell office:value-type="float" office:value="0.14252581" calcext:value-type="float">
            <text:p>0.14252581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474164" calcext:value-type="float">
            <text:p>0.01474164</text:p>
          </table:table-cell>
          <table:table-cell office:value-type="float" office:value="0.00941618" calcext:value-type="float">
            <text:p>0.00941618</text:p>
          </table:table-cell>
          <table:table-cell office:value-type="float" office:value="0.01035753" calcext:value-type="float">
            <text:p>0.0103575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5323906" calcext:value-type="float">
            <text:p>0.05323906</text:p>
          </table:table-cell>
          <table:table-cell office:value-type="float" office:value="0.03795979" calcext:value-type="float">
            <text:p>0.03795979</text:p>
          </table:table-cell>
          <table:table-cell office:value-type="float" office:value="0.03787914" calcext:value-type="float">
            <text:p>0.0378791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8401428" calcext:value-type="float">
            <text:p>0.08401428</text:p>
          </table:table-cell>
          <table:table-cell office:value-type="float" office:value="0.095348" calcext:value-type="float">
            <text:p>0.095348</text:p>
          </table:table-cell>
          <table:table-cell office:value-type="float" office:value="0.09693857" calcext:value-type="float">
            <text:p>0.0969385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11406581" calcext:value-type="float">
            <text:p>0.11406581</text:p>
          </table:table-cell>
          <table:table-cell office:value-type="float" office:value="0.13017946" calcext:value-type="float">
            <text:p>0.13017946</text:p>
          </table:table-cell>
          <table:table-cell office:value-type="float" office:value="0.13504562" calcext:value-type="float">
            <text:p>0.1350456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384711" calcext:value-type="float">
            <text:p>0.1384711</text:p>
          </table:table-cell>
          <table:table-cell office:value-type="float" office:value="0.1554483" calcext:value-type="float">
            <text:p>0.1554483</text:p>
          </table:table-cell>
          <table:table-cell office:value-type="float" office:value="0.14281389" calcext:value-type="float">
            <text:p>0.14281389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385063" calcext:value-type="float">
            <text:p>0.01385063</text:p>
          </table:table-cell>
          <table:table-cell office:value-type="float" office:value="0.00797545" calcext:value-type="float">
            <text:p>0.00797545</text:p>
          </table:table-cell>
          <table:table-cell office:value-type="float" office:value="0.00962367" calcext:value-type="float">
            <text:p>0.0096236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907155" calcext:value-type="float">
            <text:p>0.04907155</text:p>
          </table:table-cell>
          <table:table-cell office:value-type="float" office:value="0.03395061" calcext:value-type="float">
            <text:p>0.03395061</text:p>
          </table:table-cell>
          <table:table-cell office:value-type="float" office:value="0.03567044" calcext:value-type="float">
            <text:p>0.0356704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7813662" calcext:value-type="float">
            <text:p>0.07813662</text:p>
          </table:table-cell>
          <table:table-cell office:value-type="float" office:value="0.08957562" calcext:value-type="float">
            <text:p>0.08957562</text:p>
          </table:table-cell>
          <table:table-cell office:value-type="float" office:value="0.09169947" calcext:value-type="float">
            <text:p>0.0916994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11003911" calcext:value-type="float">
            <text:p>0.11003911</text:p>
          </table:table-cell>
          <table:table-cell office:value-type="float" office:value="0.12756619" calcext:value-type="float">
            <text:p>0.12756619</text:p>
          </table:table-cell>
          <table:table-cell office:value-type="float" office:value="0.13252908" calcext:value-type="float">
            <text:p>0.1325290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3554859" calcext:value-type="float">
            <text:p>0.13554859</text:p>
          </table:table-cell>
          <table:table-cell office:value-type="float" office:value="0.15424876" calcext:value-type="float">
            <text:p>0.15424876</text:p>
          </table:table-cell>
          <table:table-cell office:value-type="float" office:value="0.14160194" calcext:value-type="float">
            <text:p>0.14160194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14563" calcext:value-type="float">
            <text:p>0.01214563</text:p>
          </table:table-cell>
          <table:table-cell office:value-type="float" office:value="0.00734936" calcext:value-type="float">
            <text:p>0.00734936</text:p>
          </table:table-cell>
          <table:table-cell office:value-type="float" office:value="0.00910432" calcext:value-type="float">
            <text:p>0.0091043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692311" calcext:value-type="float">
            <text:p>0.04692311</text:p>
          </table:table-cell>
          <table:table-cell office:value-type="float" office:value="0.03212556" calcext:value-type="float">
            <text:p>0.03212556</text:p>
          </table:table-cell>
          <table:table-cell office:value-type="float" office:value="0.03090108" calcext:value-type="float">
            <text:p>0.0309010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7510975" calcext:value-type="float">
            <text:p>0.07510975</text:p>
          </table:table-cell>
          <table:table-cell office:value-type="float" office:value="0.08626509" calcext:value-type="float">
            <text:p>0.08626509</text:p>
          </table:table-cell>
          <table:table-cell office:value-type="float" office:value="0.0887531" calcext:value-type="float">
            <text:p>0.088753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10149774" calcext:value-type="float">
            <text:p>0.10149774</text:p>
          </table:table-cell>
          <table:table-cell office:value-type="float" office:value="0.12118147" calcext:value-type="float">
            <text:p>0.12118147</text:p>
          </table:table-cell>
          <table:table-cell office:value-type="float" office:value="0.12473317" calcext:value-type="float">
            <text:p>0.1247331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2693186" calcext:value-type="float">
            <text:p>0.12693186</text:p>
          </table:table-cell>
          <table:table-cell office:value-type="float" office:value="0.15062585" calcext:value-type="float">
            <text:p>0.15062585</text:p>
          </table:table-cell>
          <table:table-cell office:value-type="float" office:value="0.13921484" calcext:value-type="float">
            <text:p>0.13921484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6945" calcext:value-type="float">
            <text:p>0.01146945</text:p>
          </table:table-cell>
          <table:table-cell office:value-type="float" office:value="0.00611963" calcext:value-type="float">
            <text:p>0.00611963</text:p>
          </table:table-cell>
          <table:table-cell office:value-type="float" office:value="0.00861943" calcext:value-type="float">
            <text:p>0.0086194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221841" calcext:value-type="float">
            <text:p>0.04221841</text:p>
          </table:table-cell>
          <table:table-cell office:value-type="float" office:value="0.02836787" calcext:value-type="float">
            <text:p>0.02836787</text:p>
          </table:table-cell>
          <table:table-cell office:value-type="float" office:value="0.02875218" calcext:value-type="float">
            <text:p>0.0287521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924495" calcext:value-type="float">
            <text:p>0.06924495</text:p>
          </table:table-cell>
          <table:table-cell office:value-type="float" office:value="0.07918434" calcext:value-type="float">
            <text:p>0.07918434</text:p>
          </table:table-cell>
          <table:table-cell office:value-type="float" office:value="0.08198946" calcext:value-type="float">
            <text:p>0.0819894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9328556" calcext:value-type="float">
            <text:p>0.09328556</text:p>
          </table:table-cell>
          <table:table-cell office:value-type="float" office:value="0.11768898" calcext:value-type="float">
            <text:p>0.11768898</text:p>
          </table:table-cell>
          <table:table-cell office:value-type="float" office:value="0.12074008" calcext:value-type="float">
            <text:p>0.1207400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2206591" calcext:value-type="float">
            <text:p>0.12206591</text:p>
          </table:table-cell>
          <table:table-cell office:value-type="float" office:value="0.14791253" calcext:value-type="float">
            <text:p>0.14791253</text:p>
          </table:table-cell>
          <table:table-cell office:value-type="float" office:value="0.13655771" calcext:value-type="float">
            <text:p>0.13655771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42301" calcext:value-type="float">
            <text:p>0.01042301</text:p>
          </table:table-cell>
          <table:table-cell office:value-type="float" office:value="0.00578586" calcext:value-type="float">
            <text:p>0.00578586</text:p>
          </table:table-cell>
          <table:table-cell office:value-type="float" office:value="0.00823474" calcext:value-type="float">
            <text:p>0.0082347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006413" calcext:value-type="float">
            <text:p>0.04006413</text:p>
          </table:table-cell>
          <table:table-cell office:value-type="float" office:value="0.02685224" calcext:value-type="float">
            <text:p>0.02685224</text:p>
          </table:table-cell>
          <table:table-cell office:value-type="float" office:value="0.02489092" calcext:value-type="float">
            <text:p>0.0248909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60366" calcext:value-type="float">
            <text:p>0.0660366</text:p>
          </table:table-cell>
          <table:table-cell office:value-type="float" office:value="0.07583137" calcext:value-type="float">
            <text:p>0.07583137</text:p>
          </table:table-cell>
          <table:table-cell office:value-type="float" office:value="0.07836809" calcext:value-type="float">
            <text:p>0.0783680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8971442" calcext:value-type="float">
            <text:p>0.08971442</text:p>
          </table:table-cell>
          <table:table-cell office:value-type="float" office:value="0.10994255" calcext:value-type="float">
            <text:p>0.10994255</text:p>
          </table:table-cell>
          <table:table-cell office:value-type="float" office:value="0.11291642" calcext:value-type="float">
            <text:p>0.1129164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1301097" calcext:value-type="float">
            <text:p>0.11301097</text:p>
          </table:table-cell>
          <table:table-cell office:value-type="float" office:value="0.14164726" calcext:value-type="float">
            <text:p>0.14164726</text:p>
          </table:table-cell>
          <table:table-cell office:value-type="float" office:value="0.13390189" calcext:value-type="float">
            <text:p>0.13390189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94579" calcext:value-type="float">
            <text:p>0.00994579</text:p>
          </table:table-cell>
          <table:table-cell office:value-type="float" office:value="0.00516824" calcext:value-type="float">
            <text:p>0.00516824</text:p>
          </table:table-cell>
          <table:table-cell office:value-type="float" office:value="0.00814991" calcext:value-type="float">
            <text:p>0.0081499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631183" calcext:value-type="float">
            <text:p>0.03631183</text:p>
          </table:table-cell>
          <table:table-cell office:value-type="float" office:value="0.02471709" calcext:value-type="float">
            <text:p>0.02471709</text:p>
          </table:table-cell>
          <table:table-cell office:value-type="float" office:value="0.02328576" calcext:value-type="float">
            <text:p>0.0232857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964288" calcext:value-type="float">
            <text:p>0.05964288</text:p>
          </table:table-cell>
          <table:table-cell office:value-type="float" office:value="0.06829946" calcext:value-type="float">
            <text:p>0.06829946</text:p>
          </table:table-cell>
          <table:table-cell office:value-type="float" office:value="0.0712723" calcext:value-type="float">
            <text:p>0.071272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8273122" calcext:value-type="float">
            <text:p>0.08273122</text:p>
          </table:table-cell>
          <table:table-cell office:value-type="float" office:value="0.10630011" calcext:value-type="float">
            <text:p>0.10630011</text:p>
          </table:table-cell>
          <table:table-cell office:value-type="float" office:value="0.10959985" calcext:value-type="float">
            <text:p>0.1095998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916417" calcext:value-type="float">
            <text:p>0.10916417</text:p>
          </table:table-cell>
          <table:table-cell office:value-type="float" office:value="0.13770397" calcext:value-type="float">
            <text:p>0.13770397</text:p>
          </table:table-cell>
          <table:table-cell office:value-type="float" office:value="0.12780398" calcext:value-type="float">
            <text:p>0.1278039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17561" calcext:value-type="float">
            <text:p>0.00917561</text:p>
          </table:table-cell>
          <table:table-cell office:value-type="float" office:value="0.00495971" calcext:value-type="float">
            <text:p>0.00495971</text:p>
          </table:table-cell>
          <table:table-cell office:value-type="float" office:value="0.00803448" calcext:value-type="float">
            <text:p>0.0080344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463948" calcext:value-type="float">
            <text:p>0.03463948</text:p>
          </table:table-cell>
          <table:table-cell office:value-type="float" office:value="0.02375651" calcext:value-type="float">
            <text:p>0.02375651</text:p>
          </table:table-cell>
          <table:table-cell office:value-type="float" office:value="0.02119006" calcext:value-type="float">
            <text:p>0.0211900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669738" calcext:value-type="float">
            <text:p>0.05669738</text:p>
          </table:table-cell>
          <table:table-cell office:value-type="float" office:value="0.06457117" calcext:value-type="float">
            <text:p>0.06457117</text:p>
          </table:table-cell>
          <table:table-cell office:value-type="float" office:value="0.06725703" calcext:value-type="float">
            <text:p>0.0672570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920153" calcext:value-type="float">
            <text:p>0.07920153</text:p>
          </table:table-cell>
          <table:table-cell office:value-type="float" office:value="0.10013748" calcext:value-type="float">
            <text:p>0.10013748</text:p>
          </table:table-cell>
          <table:table-cell office:value-type="float" office:value="0.1032664" calcext:value-type="float">
            <text:p>0.103266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113175" calcext:value-type="float">
            <text:p>0.10113175</text:p>
          </table:table-cell>
          <table:table-cell office:value-type="float" office:value="0.13035208" calcext:value-type="float">
            <text:p>0.13035208</text:p>
          </table:table-cell>
          <table:table-cell office:value-type="float" office:value="0.1243439" calcext:value-type="float">
            <text:p>0.1243439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882665" calcext:value-type="float">
            <text:p>0.00882665</text:p>
          </table:table-cell>
          <table:table-cell office:value-type="float" office:value="0.00508216" calcext:value-type="float">
            <text:p>0.00508216</text:p>
          </table:table-cell>
          <table:table-cell office:value-type="float" office:value="0.00772856" calcext:value-type="float">
            <text:p>0.0077285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92197" calcext:value-type="float">
            <text:p>0.03192197</text:p>
          </table:table-cell>
          <table:table-cell office:value-type="float" office:value="0.02247504" calcext:value-type="float">
            <text:p>0.02247504</text:p>
          </table:table-cell>
          <table:table-cell office:value-type="float" office:value="0.02022534" calcext:value-type="float">
            <text:p>0.0202253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14175" calcext:value-type="float">
            <text:p>0.05114175</text:p>
          </table:table-cell>
          <table:table-cell office:value-type="float" office:value="0.05712887" calcext:value-type="float">
            <text:p>0.05712887</text:p>
          </table:table-cell>
          <table:table-cell office:value-type="float" office:value="0.05989677" calcext:value-type="float">
            <text:p>0.0598967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305113" calcext:value-type="float">
            <text:p>0.07305113</text:p>
          </table:table-cell>
          <table:table-cell office:value-type="float" office:value="0.0972799" calcext:value-type="float">
            <text:p>0.0972799</text:p>
          </table:table-cell>
          <table:table-cell office:value-type="float" office:value="0.100002" calcext:value-type="float">
            <text:p>0.10000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64454" calcext:value-type="float">
            <text:p>0.09764454</text:p>
          </table:table-cell>
          <table:table-cell office:value-type="float" office:value="0.12683171" calcext:value-type="float">
            <text:p>0.12683171</text:p>
          </table:table-cell>
          <table:table-cell office:value-type="float" office:value="0.11867416" calcext:value-type="float">
            <text:p>0.11867416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833425" calcext:value-type="float">
            <text:p>0.00833425</text:p>
          </table:table-cell>
          <table:table-cell office:value-type="float" office:value="0.00520064" calcext:value-type="float">
            <text:p>0.00520064</text:p>
          </table:table-cell>
          <table:table-cell office:value-type="float" office:value="0.00768074" calcext:value-type="float">
            <text:p>0.0076807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069969" calcext:value-type="float">
            <text:p>0.03069969</text:p>
          </table:table-cell>
          <table:table-cell office:value-type="float" office:value="0.02212144" calcext:value-type="float">
            <text:p>0.02212144</text:p>
          </table:table-cell>
          <table:table-cell office:value-type="float" office:value="0.01959883" calcext:value-type="float">
            <text:p>0.0195988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907352" calcext:value-type="float">
            <text:p>0.04907352</text:p>
          </table:table-cell>
          <table:table-cell office:value-type="float" office:value="0.05403551" calcext:value-type="float">
            <text:p>0.05403551</text:p>
          </table:table-cell>
          <table:table-cell office:value-type="float" office:value="0.05617859" calcext:value-type="float">
            <text:p>0.0561785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06142" calcext:value-type="float">
            <text:p>0.07006142</text:p>
          </table:table-cell>
          <table:table-cell office:value-type="float" office:value="0.09183168" calcext:value-type="float">
            <text:p>0.09183168</text:p>
          </table:table-cell>
          <table:table-cell office:value-type="float" office:value="0.09472872" calcext:value-type="float">
            <text:p>0.0947287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11387" calcext:value-type="float">
            <text:p>0.0911387</text:p>
          </table:table-cell>
          <table:table-cell office:value-type="float" office:value="0.12085617" calcext:value-type="float">
            <text:p>0.12085617</text:p>
          </table:table-cell>
          <table:table-cell office:value-type="float" office:value="0.11357352" calcext:value-type="float">
            <text:p>0.11357352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818931" calcext:value-type="float">
            <text:p>0.00818931</text:p>
          </table:table-cell>
          <table:table-cell office:value-type="float" office:value="0.00556858" calcext:value-type="float">
            <text:p>0.00556858</text:p>
          </table:table-cell>
          <table:table-cell office:value-type="float" office:value="0.00763135" calcext:value-type="float">
            <text:p>0.0076313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891646" calcext:value-type="float">
            <text:p>0.02891646</text:p>
          </table:table-cell>
          <table:table-cell office:value-type="float" office:value="0.02189082" calcext:value-type="float">
            <text:p>0.02189082</text:p>
          </table:table-cell>
          <table:table-cell office:value-type="float" office:value="0.01939045" calcext:value-type="float">
            <text:p>0.0193904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550191" calcext:value-type="float">
            <text:p>0.04550191</text:p>
          </table:table-cell>
          <table:table-cell office:value-type="float" office:value="0.04812785" calcext:value-type="float">
            <text:p>0.04812785</text:p>
          </table:table-cell>
          <table:table-cell office:value-type="float" office:value="0.0501596" calcext:value-type="float">
            <text:p>0.050159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527191" calcext:value-type="float">
            <text:p>0.06527191</text:p>
          </table:table-cell>
          <table:table-cell office:value-type="float" office:value="0.08923332" calcext:value-type="float">
            <text:p>0.08923332</text:p>
          </table:table-cell>
          <table:table-cell office:value-type="float" office:value="0.0920402" calcext:value-type="float">
            <text:p>0.092040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843338" calcext:value-type="float">
            <text:p>0.08843338</text:p>
          </table:table-cell>
          <table:table-cell office:value-type="float" office:value="0.11788607" calcext:value-type="float">
            <text:p>0.11788607</text:p>
          </table:table-cell>
          <table:table-cell office:value-type="float" office:value="0.11094676" calcext:value-type="float">
            <text:p>0.11094676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783167" calcext:value-type="float">
            <text:p>0.00783167</text:p>
          </table:table-cell>
          <table:table-cell office:value-type="float" office:value="0.00581778" calcext:value-type="float">
            <text:p>0.00581778</text:p>
          </table:table-cell>
          <table:table-cell office:value-type="float" office:value="0.00748748" calcext:value-type="float">
            <text:p>0.0074874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809369" calcext:value-type="float">
            <text:p>0.02809369</text:p>
          </table:table-cell>
          <table:table-cell office:value-type="float" office:value="0.02188474" calcext:value-type="float">
            <text:p>0.02188474</text:p>
          </table:table-cell>
          <table:table-cell office:value-type="float" office:value="0.01979822" calcext:value-type="float">
            <text:p>0.0197982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391783" calcext:value-type="float">
            <text:p>0.04391783</text:p>
          </table:table-cell>
          <table:table-cell office:value-type="float" office:value="0.045884" calcext:value-type="float">
            <text:p>0.045884</text:p>
          </table:table-cell>
          <table:table-cell office:value-type="float" office:value="0.04778516" calcext:value-type="float">
            <text:p>0.0477851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23085" calcext:value-type="float">
            <text:p>0.0623085</text:p>
          </table:table-cell>
          <table:table-cell office:value-type="float" office:value="0.08454164" calcext:value-type="float">
            <text:p>0.08454164</text:p>
          </table:table-cell>
          <table:table-cell office:value-type="float" office:value="0.08764497" calcext:value-type="float">
            <text:p>0.0876449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484769" calcext:value-type="float">
            <text:p>0.08484769</text:p>
          </table:table-cell>
          <table:table-cell office:value-type="float" office:value="0.1131569" calcext:value-type="float">
            <text:p>0.1131569</text:p>
          </table:table-cell>
          <table:table-cell office:value-type="float" office:value="0.10695204" calcext:value-type="float">
            <text:p>0.10695204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766003" calcext:value-type="float">
            <text:p>0.00766003</text:p>
          </table:table-cell>
          <table:table-cell office:value-type="float" office:value="0.00633395" calcext:value-type="float">
            <text:p>0.00633395</text:p>
          </table:table-cell>
          <table:table-cell office:value-type="float" office:value="0.00746475" calcext:value-type="float">
            <text:p>0.0074647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641219" calcext:value-type="float">
            <text:p>0.02641219</text:p>
          </table:table-cell>
          <table:table-cell office:value-type="float" office:value="0.02206906" calcext:value-type="float">
            <text:p>0.02206906</text:p>
          </table:table-cell>
          <table:table-cell office:value-type="float" office:value="0.02013458" calcext:value-type="float">
            <text:p>0.0201345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201625" calcext:value-type="float">
            <text:p>0.04201625</text:p>
          </table:table-cell>
          <table:table-cell office:value-type="float" office:value="0.04213814" calcext:value-type="float">
            <text:p>0.04213814</text:p>
          </table:table-cell>
          <table:table-cell office:value-type="float" office:value="0.04377094" calcext:value-type="float">
            <text:p>0.0437709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137004" calcext:value-type="float">
            <text:p>0.06137004</text:p>
          </table:table-cell>
          <table:table-cell office:value-type="float" office:value="0.08249292" calcext:value-type="float">
            <text:p>0.08249292</text:p>
          </table:table-cell>
          <table:table-cell office:value-type="float" office:value="0.08554586" calcext:value-type="float">
            <text:p>0.0855458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383298" calcext:value-type="float">
            <text:p>0.08383298</text:p>
          </table:table-cell>
          <table:table-cell office:value-type="float" office:value="0.11136378" calcext:value-type="float">
            <text:p>0.11136378</text:p>
          </table:table-cell>
          <table:table-cell office:value-type="float" office:value="0.10513899" calcext:value-type="float">
            <text:p>0.10513899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749871" calcext:value-type="float">
            <text:p>0.00749871</text:p>
          </table:table-cell>
          <table:table-cell office:value-type="float" office:value="0.00666644" calcext:value-type="float">
            <text:p>0.00666644</text:p>
          </table:table-cell>
          <table:table-cell office:value-type="float" office:value="0.00733068" calcext:value-type="float">
            <text:p>0.0073306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560016" calcext:value-type="float">
            <text:p>0.02560016</text:p>
          </table:table-cell>
          <table:table-cell office:value-type="float" office:value="0.02225678" calcext:value-type="float">
            <text:p>0.02225678</text:p>
          </table:table-cell>
          <table:table-cell office:value-type="float" office:value="0.02147137" calcext:value-type="float">
            <text:p>0.0214713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133306" calcext:value-type="float">
            <text:p>0.04133306</text:p>
          </table:table-cell>
          <table:table-cell office:value-type="float" office:value="0.0411123" calcext:value-type="float">
            <text:p>0.0411123</text:p>
          </table:table-cell>
          <table:table-cell office:value-type="float" office:value="0.04227968" calcext:value-type="float">
            <text:p>0.0422796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078363" calcext:value-type="float">
            <text:p>0.06078363</text:p>
          </table:table-cell>
          <table:table-cell office:value-type="float" office:value="0.07928738" calcext:value-type="float">
            <text:p>0.07928738</text:p>
          </table:table-cell>
          <table:table-cell office:value-type="float" office:value="0.08285218" calcext:value-type="float">
            <text:p>0.0828521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40312" calcext:value-type="float">
            <text:p>0.0840312</text:p>
          </table:table-cell>
          <table:table-cell office:value-type="float" office:value="0.10901499" calcext:value-type="float">
            <text:p>0.10901499</text:p>
          </table:table-cell>
          <table:table-cell office:value-type="float" office:value="0.10284876" calcext:value-type="float">
            <text:p>0.10284876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744461" calcext:value-type="float">
            <text:p>0.00744461</text:p>
          </table:table-cell>
          <table:table-cell office:value-type="float" office:value="0.00731772" calcext:value-type="float">
            <text:p>0.00731772</text:p>
          </table:table-cell>
          <table:table-cell office:value-type="float" office:value="0.00716534" calcext:value-type="float">
            <text:p>0.0071653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433259" calcext:value-type="float">
            <text:p>0.02433259</text:p>
          </table:table-cell>
          <table:table-cell office:value-type="float" office:value="0.02294253" calcext:value-type="float">
            <text:p>0.02294253</text:p>
          </table:table-cell>
          <table:table-cell office:value-type="float" office:value="0.0222301" calcext:value-type="float">
            <text:p>0.022230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06117" calcext:value-type="float">
            <text:p>0.0406117</text:p>
          </table:table-cell>
          <table:table-cell office:value-type="float" office:value="0.03954506" calcext:value-type="float">
            <text:p>0.03954506</text:p>
          </table:table-cell>
          <table:table-cell office:value-type="float" office:value="0.04047285" calcext:value-type="float">
            <text:p>0.0404728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077267" calcext:value-type="float">
            <text:p>0.06077267</text:p>
          </table:table-cell>
          <table:table-cell office:value-type="float" office:value="0.07828841" calcext:value-type="float">
            <text:p>0.07828841</text:p>
          </table:table-cell>
          <table:table-cell office:value-type="float" office:value="0.08180058" calcext:value-type="float">
            <text:p>0.0818005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512442" calcext:value-type="float">
            <text:p>0.08512442</text:p>
          </table:table-cell>
          <table:table-cell office:value-type="float" office:value="0.10854337" calcext:value-type="float">
            <text:p>0.10854337</text:p>
          </table:table-cell>
          <table:table-cell office:value-type="float" office:value="0.10182284" calcext:value-type="float">
            <text:p>0.10182284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729175" calcext:value-type="float">
            <text:p>0.00729175</text:p>
          </table:table-cell>
          <table:table-cell office:value-type="float" office:value="0.00750096" calcext:value-type="float">
            <text:p>0.00750096</text:p>
          </table:table-cell>
          <table:table-cell office:value-type="float" office:value="0.00715002" calcext:value-type="float">
            <text:p>0.0071500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3364" calcext:value-type="float">
            <text:p>0.023364</text:p>
          </table:table-cell>
          <table:table-cell office:value-type="float" office:value="0.02329911" calcext:value-type="float">
            <text:p>0.02329911</text:p>
          </table:table-cell>
          <table:table-cell office:value-type="float" office:value="0.0240496" calcext:value-type="float">
            <text:p>0.024049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020695" calcext:value-type="float">
            <text:p>0.04020695</text:p>
          </table:table-cell>
          <table:table-cell office:value-type="float" office:value="0.03901005" calcext:value-type="float">
            <text:p>0.03901005</text:p>
          </table:table-cell>
          <table:table-cell office:value-type="float" office:value="0.03984219" calcext:value-type="float">
            <text:p>0.0398421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1529" calcext:value-type="float">
            <text:p>0.061529</text:p>
          </table:table-cell>
          <table:table-cell office:value-type="float" office:value="0.0767862" calcext:value-type="float">
            <text:p>0.0767862</text:p>
          </table:table-cell>
          <table:table-cell office:value-type="float" office:value="0.08044114" calcext:value-type="float">
            <text:p>0.0804411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843142" calcext:value-type="float">
            <text:p>0.08843142</text:p>
          </table:table-cell>
          <table:table-cell office:value-type="float" office:value="0.10899274" calcext:value-type="float">
            <text:p>0.10899274</text:p>
          </table:table-cell>
          <table:table-cell office:value-type="float" office:value="0.10051441" calcext:value-type="float">
            <text:p>0.10051441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730133" calcext:value-type="float">
            <text:p>0.00730133</text:p>
          </table:table-cell>
          <table:table-cell office:value-type="float" office:value="0.00778315" calcext:value-type="float">
            <text:p>0.00778315</text:p>
          </table:table-cell>
          <table:table-cell office:value-type="float" office:value="0.00732696" calcext:value-type="float">
            <text:p>0.0073269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219005" calcext:value-type="float">
            <text:p>0.02219005</text:p>
          </table:table-cell>
          <table:table-cell office:value-type="float" office:value="0.0240922" calcext:value-type="float">
            <text:p>0.0240922</text:p>
          </table:table-cell>
          <table:table-cell office:value-type="float" office:value="0.02497481" calcext:value-type="float">
            <text:p>0.0249748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3975189" calcext:value-type="float">
            <text:p>0.03975189</text:p>
          </table:table-cell>
          <table:table-cell office:value-type="float" office:value="0.03853092" calcext:value-type="float">
            <text:p>0.03853092</text:p>
          </table:table-cell>
          <table:table-cell office:value-type="float" office:value="0.03922683" calcext:value-type="float">
            <text:p>0.0392268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219411" calcext:value-type="float">
            <text:p>0.06219411</text:p>
          </table:table-cell>
          <table:table-cell office:value-type="float" office:value="0.07634813" calcext:value-type="float">
            <text:p>0.07634813</text:p>
          </table:table-cell>
          <table:table-cell office:value-type="float" office:value="0.07947299" calcext:value-type="float">
            <text:p>0.0794729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046402" calcext:value-type="float">
            <text:p>0.09046402</text:p>
          </table:table-cell>
          <table:table-cell office:value-type="float" office:value="0.11065447" calcext:value-type="float">
            <text:p>0.11065447</text:p>
          </table:table-cell>
          <table:table-cell office:value-type="float" office:value="0.10072885" calcext:value-type="float">
            <text:p>0.1007288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732269" calcext:value-type="float">
            <text:p>0.00732269</text:p>
          </table:table-cell>
          <table:table-cell office:value-type="float" office:value="0.0079951" calcext:value-type="float">
            <text:p>0.0079951</text:p>
          </table:table-cell>
          <table:table-cell office:value-type="float" office:value="0.00729845" calcext:value-type="float">
            <text:p>0.0072984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151882" calcext:value-type="float">
            <text:p>0.02151882</text:p>
          </table:table-cell>
          <table:table-cell office:value-type="float" office:value="0.02452246" calcext:value-type="float">
            <text:p>0.02452246</text:p>
          </table:table-cell>
          <table:table-cell office:value-type="float" office:value="0.02650016" calcext:value-type="float">
            <text:p>0.0265001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3958017" calcext:value-type="float">
            <text:p>0.03958017</text:p>
          </table:table-cell>
          <table:table-cell office:value-type="float" office:value="0.0384529" calcext:value-type="float">
            <text:p>0.0384529</text:p>
          </table:table-cell>
          <table:table-cell office:value-type="float" office:value="0.03920842" calcext:value-type="float">
            <text:p>0.0392084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297501" calcext:value-type="float">
            <text:p>0.06297501</text:p>
          </table:table-cell>
          <table:table-cell office:value-type="float" office:value="0.07539519" calcext:value-type="float">
            <text:p>0.07539519</text:p>
          </table:table-cell>
          <table:table-cell office:value-type="float" office:value="0.07810173" calcext:value-type="float">
            <text:p>0.0781017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35315" calcext:value-type="float">
            <text:p>0.09435315</text:p>
          </table:table-cell>
          <table:table-cell office:value-type="float" office:value="0.11235753" calcext:value-type="float">
            <text:p>0.11235753</text:p>
          </table:table-cell>
          <table:table-cell office:value-type="float" office:value="0.1025287" calcext:value-type="float">
            <text:p>0.1025287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745887" calcext:value-type="float">
            <text:p>0.00745887</text:p>
          </table:table-cell>
          <table:table-cell office:value-type="float" office:value="0.00812958" calcext:value-type="float">
            <text:p>0.00812958</text:p>
          </table:table-cell>
          <table:table-cell office:value-type="float" office:value="0.00760591" calcext:value-type="float">
            <text:p>0.0076059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024125" calcext:value-type="float">
            <text:p>0.02024125</text:p>
          </table:table-cell>
          <table:table-cell office:value-type="float" office:value="0.02563216" calcext:value-type="float">
            <text:p>0.02563216</text:p>
          </table:table-cell>
          <table:table-cell office:value-type="float" office:value="0.02725521" calcext:value-type="float">
            <text:p>0.0272552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3901737" calcext:value-type="float">
            <text:p>0.03901737</text:p>
          </table:table-cell>
          <table:table-cell office:value-type="float" office:value="0.03834787" calcext:value-type="float">
            <text:p>0.03834787</text:p>
          </table:table-cell>
          <table:table-cell office:value-type="float" office:value="0.03887618" calcext:value-type="float">
            <text:p>0.0388761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289546" calcext:value-type="float">
            <text:p>0.06289546</text:p>
          </table:table-cell>
          <table:table-cell office:value-type="float" office:value="0.07498194" calcext:value-type="float">
            <text:p>0.07498194</text:p>
          </table:table-cell>
          <table:table-cell office:value-type="float" office:value="0.07709506" calcext:value-type="float">
            <text:p>0.0770950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807196" calcext:value-type="float">
            <text:p>0.09807196</text:p>
          </table:table-cell>
          <table:table-cell office:value-type="float" office:value="0.11631757" calcext:value-type="float">
            <text:p>0.11631757</text:p>
          </table:table-cell>
          <table:table-cell office:value-type="float" office:value="0.10373288" calcext:value-type="float">
            <text:p>0.10373288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776658" calcext:value-type="float">
            <text:p>0.00776658</text:p>
          </table:table-cell>
          <table:table-cell office:value-type="float" office:value="0.00816076" calcext:value-type="float">
            <text:p>0.00816076</text:p>
          </table:table-cell>
          <table:table-cell office:value-type="float" office:value="0.00773086" calcext:value-type="float">
            <text:p>0.0077308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197925" calcext:value-type="float">
            <text:p>0.0197925</text:p>
          </table:table-cell>
          <table:table-cell office:value-type="float" office:value="0.02606429" calcext:value-type="float">
            <text:p>0.02606429</text:p>
          </table:table-cell>
          <table:table-cell office:value-type="float" office:value="0.02865078" calcext:value-type="float">
            <text:p>0.0286507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3893878" calcext:value-type="float">
            <text:p>0.03893878</text:p>
          </table:table-cell>
          <table:table-cell office:value-type="float" office:value="0.03821924" calcext:value-type="float">
            <text:p>0.03821924</text:p>
          </table:table-cell>
          <table:table-cell office:value-type="float" office:value="0.03864578" calcext:value-type="float">
            <text:p>0.0386457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322493" calcext:value-type="float">
            <text:p>0.06322493</text:p>
          </table:table-cell>
          <table:table-cell office:value-type="float" office:value="0.07358477" calcext:value-type="float">
            <text:p>0.07358477</text:p>
          </table:table-cell>
          <table:table-cell office:value-type="float" office:value="0.07453781" calcext:value-type="float">
            <text:p>0.0745378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986754" calcext:value-type="float">
            <text:p>0.09986754</text:p>
          </table:table-cell>
          <table:table-cell office:value-type="float" office:value="0.11828078" calcext:value-type="float">
            <text:p>0.11828078</text:p>
          </table:table-cell>
          <table:table-cell office:value-type="float" office:value="0.10652775" calcext:value-type="float">
            <text:p>0.10652775</text:p>
          </table:table-cell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802608" calcext:value-type="float">
            <text:p>0.00802608</text:p>
          </table:table-cell>
          <table:table-cell office:value-type="float" office:value="0.00808076" calcext:value-type="float">
            <text:p>0.00808076</text:p>
          </table:table-cell>
          <table:table-cell office:value-type="float" office:value="0.00820917" calcext:value-type="float">
            <text:p>0.0082091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1926633" calcext:value-type="float">
            <text:p>0.01926633</text:p>
          </table:table-cell>
          <table:table-cell office:value-type="float" office:value="0.02771842" calcext:value-type="float">
            <text:p>0.02771842</text:p>
          </table:table-cell>
          <table:table-cell office:value-type="float" office:value="0.03024027" calcext:value-type="float">
            <text:p>0.0302402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3834772" calcext:value-type="float">
            <text:p>0.03834772</text:p>
          </table:table-cell>
          <table:table-cell office:value-type="float" office:value="0.03813456" calcext:value-type="float">
            <text:p>0.03813456</text:p>
          </table:table-cell>
          <table:table-cell office:value-type="float" office:value="0.03851834" calcext:value-type="float">
            <text:p>0.0385183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296101" calcext:value-type="float">
            <text:p>0.06296101</text:p>
          </table:table-cell>
          <table:table-cell office:value-type="float" office:value="0.07276941" calcext:value-type="float">
            <text:p>0.07276941</text:p>
          </table:table-cell>
          <table:table-cell office:value-type="float" office:value="0.07313909" calcext:value-type="float">
            <text:p>0.0731390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218766" calcext:value-type="float">
            <text:p>0.10218766</text:p>
          </table:table-cell>
          <table:table-cell office:value-type="float" office:value="0.12077005" calcext:value-type="float">
            <text:p>0.12077005</text:p>
          </table:table-cell>
          <table:table-cell office:value-type="float" office:value="0.10778998" calcext:value-type="float">
            <text:p>0.10778998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867173" calcext:value-type="float">
            <text:p>0.00867173</text:p>
          </table:table-cell>
          <table:table-cell office:value-type="float" office:value="0.00822066" calcext:value-type="float">
            <text:p>0.00822066</text:p>
          </table:table-cell>
          <table:table-cell office:value-type="float" office:value="0.00874824" calcext:value-type="float">
            <text:p>0.0087482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1921116" calcext:value-type="float">
            <text:p>0.01921116</text:p>
          </table:table-cell>
          <table:table-cell office:value-type="float" office:value="0.02857815" calcext:value-type="float">
            <text:p>0.02857815</text:p>
          </table:table-cell>
          <table:table-cell office:value-type="float" office:value="0.03063309" calcext:value-type="float">
            <text:p>0.0306330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3794241" calcext:value-type="float">
            <text:p>0.03794241</text:p>
          </table:table-cell>
          <table:table-cell office:value-type="float" office:value="0.03809224" calcext:value-type="float">
            <text:p>0.03809224</text:p>
          </table:table-cell>
          <table:table-cell office:value-type="float" office:value="0.03848559" calcext:value-type="float">
            <text:p>0.0384855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248198" calcext:value-type="float">
            <text:p>0.06248198</text:p>
          </table:table-cell>
          <table:table-cell office:value-type="float" office:value="0.07003541" calcext:value-type="float">
            <text:p>0.07003541</text:p>
          </table:table-cell>
          <table:table-cell office:value-type="float" office:value="0.06957868" calcext:value-type="float">
            <text:p>0.0695786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289241" calcext:value-type="float">
            <text:p>0.10289241</text:p>
          </table:table-cell>
          <table:table-cell office:value-type="float" office:value="0.12195231" calcext:value-type="float">
            <text:p>0.12195231</text:p>
          </table:table-cell>
          <table:table-cell office:value-type="float" office:value="0.10854232" calcext:value-type="float">
            <text:p>0.10854232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15809" calcext:value-type="float">
            <text:p>0.00915809</text:p>
          </table:table-cell>
          <table:table-cell office:value-type="float" office:value="0.0083343" calcext:value-type="float">
            <text:p>0.0083343</text:p>
          </table:table-cell>
          <table:table-cell office:value-type="float" office:value="0.00927258" calcext:value-type="float">
            <text:p>0.0092725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1989816" calcext:value-type="float">
            <text:p>0.01989816</text:p>
          </table:table-cell>
          <table:table-cell office:value-type="float" office:value="0.03066936" calcext:value-type="float">
            <text:p>0.03066936</text:p>
          </table:table-cell>
          <table:table-cell office:value-type="float" office:value="0.03218742" calcext:value-type="float">
            <text:p>0.0321874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378525" calcext:value-type="float">
            <text:p>0.0378525</text:p>
          </table:table-cell>
          <table:table-cell office:value-type="float" office:value="0.03772861" calcext:value-type="float">
            <text:p>0.03772861</text:p>
          </table:table-cell>
          <table:table-cell office:value-type="float" office:value="0.03812154" calcext:value-type="float">
            <text:p>0.0381215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209638" calcext:value-type="float">
            <text:p>0.06209638</text:p>
          </table:table-cell>
          <table:table-cell office:value-type="float" office:value="0.06854784" calcext:value-type="float">
            <text:p>0.06854784</text:p>
          </table:table-cell>
          <table:table-cell office:value-type="float" office:value="0.06781608" calcext:value-type="float">
            <text:p>0.0678160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200449" calcext:value-type="float">
            <text:p>0.10200449</text:p>
          </table:table-cell>
          <table:table-cell office:value-type="float" office:value="0.12223049" calcext:value-type="float">
            <text:p>0.12223049</text:p>
          </table:table-cell>
          <table:table-cell office:value-type="float" office:value="0.1083461" calcext:value-type="float">
            <text:p>0.1083461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74471" calcext:value-type="float">
            <text:p>0.01074471</text:p>
          </table:table-cell>
          <table:table-cell office:value-type="float" office:value="0.00838304" calcext:value-type="float">
            <text:p>0.00838304</text:p>
          </table:table-cell>
          <table:table-cell office:value-type="float" office:value="0.00957494" calcext:value-type="float">
            <text:p>0.0095749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071284" calcext:value-type="float">
            <text:p>0.02071284</text:p>
          </table:table-cell>
          <table:table-cell office:value-type="float" office:value="0.03167489" calcext:value-type="float">
            <text:p>0.03167489</text:p>
          </table:table-cell>
          <table:table-cell office:value-type="float" office:value="0.03291459" calcext:value-type="float">
            <text:p>0.0329145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3828349" calcext:value-type="float">
            <text:p>0.03828349</text:p>
          </table:table-cell>
          <table:table-cell office:value-type="float" office:value="0.03773601" calcext:value-type="float">
            <text:p>0.03773601</text:p>
          </table:table-cell>
          <table:table-cell office:value-type="float" office:value="0.03800441" calcext:value-type="float">
            <text:p>0.0380044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123926" calcext:value-type="float">
            <text:p>0.06123926</text:p>
          </table:table-cell>
          <table:table-cell office:value-type="float" office:value="0.06529518" calcext:value-type="float">
            <text:p>0.06529518</text:p>
          </table:table-cell>
          <table:table-cell office:value-type="float" office:value="0.06384813" calcext:value-type="float">
            <text:p>0.0638481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084937" calcext:value-type="float">
            <text:p>0.10084937</text:p>
          </table:table-cell>
          <table:table-cell office:value-type="float" office:value="0.12188473" calcext:value-type="float">
            <text:p>0.12188473</text:p>
          </table:table-cell>
          <table:table-cell office:value-type="float" office:value="0.10798363" calcext:value-type="float">
            <text:p>0.10798363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90127" calcext:value-type="float">
            <text:p>0.01190127</text:p>
          </table:table-cell>
          <table:table-cell office:value-type="float" office:value="0.00870815" calcext:value-type="float">
            <text:p>0.00870815</text:p>
          </table:table-cell>
          <table:table-cell office:value-type="float" office:value="0.01020285" calcext:value-type="float">
            <text:p>0.0102028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286978" calcext:value-type="float">
            <text:p>0.02286978</text:p>
          </table:table-cell>
          <table:table-cell office:value-type="float" office:value="0.0339116" calcext:value-type="float">
            <text:p>0.0339116</text:p>
          </table:table-cell>
          <table:table-cell office:value-type="float" office:value="0.03434327" calcext:value-type="float">
            <text:p>0.0343432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3883603" calcext:value-type="float">
            <text:p>0.03883603</text:p>
          </table:table-cell>
          <table:table-cell office:value-type="float" office:value="0.0378494" calcext:value-type="float">
            <text:p>0.0378494</text:p>
          </table:table-cell>
          <table:table-cell office:value-type="float" office:value="0.0379704" calcext:value-type="float">
            <text:p>0.037970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075995" calcext:value-type="float">
            <text:p>0.06075995</text:p>
          </table:table-cell>
          <table:table-cell office:value-type="float" office:value="0.06369928" calcext:value-type="float">
            <text:p>0.06369928</text:p>
          </table:table-cell>
          <table:table-cell office:value-type="float" office:value="0.06185666" calcext:value-type="float">
            <text:p>0.0618566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2457" calcext:value-type="float">
            <text:p>0.0972457</text:p>
          </table:table-cell>
          <table:table-cell office:value-type="float" office:value="0.11970891" calcext:value-type="float">
            <text:p>0.11970891</text:p>
          </table:table-cell>
          <table:table-cell office:value-type="float" office:value="0.1070035" calcext:value-type="float">
            <text:p>0.107003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54508" calcext:value-type="float">
            <text:p>0.01254508</text:p>
          </table:table-cell>
          <table:table-cell office:value-type="float" office:value="0.00884353" calcext:value-type="float">
            <text:p>0.00884353</text:p>
          </table:table-cell>
          <table:table-cell office:value-type="float" office:value="0.01054659" calcext:value-type="float">
            <text:p>0.0105465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423689" calcext:value-type="float">
            <text:p>0.02423689</text:p>
          </table:table-cell>
          <table:table-cell office:value-type="float" office:value="0.03503256" calcext:value-type="float">
            <text:p>0.03503256</text:p>
          </table:table-cell>
          <table:table-cell office:value-type="float" office:value="0.03483971" calcext:value-type="float">
            <text:p>0.0348397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049471" calcext:value-type="float">
            <text:p>0.04049471</text:p>
          </table:table-cell>
          <table:table-cell office:value-type="float" office:value="0.03809688" calcext:value-type="float">
            <text:p>0.03809688</text:p>
          </table:table-cell>
          <table:table-cell office:value-type="float" office:value="0.03810717" calcext:value-type="float">
            <text:p>0.0381071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031633" calcext:value-type="float">
            <text:p>0.06031633</text:p>
          </table:table-cell>
          <table:table-cell office:value-type="float" office:value="0.06040287" calcext:value-type="float">
            <text:p>0.06040287</text:p>
          </table:table-cell>
          <table:table-cell office:value-type="float" office:value="0.05767634" calcext:value-type="float">
            <text:p>0.0576763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24794" calcext:value-type="float">
            <text:p>0.09524794</text:p>
          </table:table-cell>
          <table:table-cell office:value-type="float" office:value="0.11815158" calcext:value-type="float">
            <text:p>0.11815158</text:p>
          </table:table-cell>
          <table:table-cell office:value-type="float" office:value="0.10520117" calcext:value-type="float">
            <text:p>0.10520117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361761" calcext:value-type="float">
            <text:p>0.01361761</text:p>
          </table:table-cell>
          <table:table-cell office:value-type="float" office:value="0.0091999" calcext:value-type="float">
            <text:p>0.0091999</text:p>
          </table:table-cell>
          <table:table-cell office:value-type="float" office:value="0.01074182" calcext:value-type="float">
            <text:p>0.0107418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3669356" calcext:value-type="float">
            <text:p>0.03669356</text:p>
          </table:table-cell>
          <table:table-cell office:value-type="float" office:value="0.03672564" calcext:value-type="float">
            <text:p>0.0367256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181974" calcext:value-type="float">
            <text:p>0.04181974</text:p>
          </table:table-cell>
          <table:table-cell office:value-type="float" office:value="0.03936007" calcext:value-type="float">
            <text:p>0.03936007</text:p>
          </table:table-cell>
          <table:table-cell office:value-type="float" office:value="0.0391108" calcext:value-type="float">
            <text:p>0.039110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053078" calcext:value-type="float">
            <text:p>0.06053078</text:p>
          </table:table-cell>
          <table:table-cell office:value-type="float" office:value="0.05859834" calcext:value-type="float">
            <text:p>0.05859834</text:p>
          </table:table-cell>
          <table:table-cell office:value-type="float" office:value="0.05589017" calcext:value-type="float">
            <text:p>0.0558901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921763" calcext:value-type="float">
            <text:p>0.08921763</text:p>
          </table:table-cell>
          <table:table-cell office:value-type="float" office:value="0.11357015" calcext:value-type="float">
            <text:p>0.11357015</text:p>
          </table:table-cell>
          <table:table-cell office:value-type="float" office:value="0.1038366" calcext:value-type="float">
            <text:p>0.1038366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399664" calcext:value-type="float">
            <text:p>0.01399664</text:p>
          </table:table-cell>
          <table:table-cell office:value-type="float" office:value="0.00931189" calcext:value-type="float">
            <text:p>0.00931189</text:p>
          </table:table-cell>
          <table:table-cell office:value-type="float" office:value="0.01059834" calcext:value-type="float">
            <text:p>0.0105983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929756" calcext:value-type="float">
            <text:p>0.02929756</text:p>
          </table:table-cell>
          <table:table-cell office:value-type="float" office:value="0.03731632" calcext:value-type="float">
            <text:p>0.03731632</text:p>
          </table:table-cell>
          <table:table-cell office:value-type="float" office:value="0.03697641" calcext:value-type="float">
            <text:p>0.0369764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571377" calcext:value-type="float">
            <text:p>0.04571377</text:p>
          </table:table-cell>
          <table:table-cell office:value-type="float" office:value="0.04032914" calcext:value-type="float">
            <text:p>0.04032914</text:p>
          </table:table-cell>
          <table:table-cell office:value-type="float" office:value="0.03998305" calcext:value-type="float">
            <text:p>0.0399830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08962" calcext:value-type="float">
            <text:p>0.0608962</text:p>
          </table:table-cell>
          <table:table-cell office:value-type="float" office:value="0.05539109" calcext:value-type="float">
            <text:p>0.05539109</text:p>
          </table:table-cell>
          <table:table-cell office:value-type="float" office:value="0.05250995" calcext:value-type="float">
            <text:p>0.0525099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740985" calcext:value-type="float">
            <text:p>0.08740985</text:p>
          </table:table-cell>
          <table:table-cell office:value-type="float" office:value="0.11072539" calcext:value-type="float">
            <text:p>0.11072539</text:p>
          </table:table-cell>
          <table:table-cell office:value-type="float" office:value="0.10051083" calcext:value-type="float">
            <text:p>0.10051083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528319" calcext:value-type="float">
            <text:p>0.01528319</text:p>
          </table:table-cell>
          <table:table-cell office:value-type="float" office:value="0.0095771" calcext:value-type="float">
            <text:p>0.0095771</text:p>
          </table:table-cell>
          <table:table-cell office:value-type="float" office:value="0.01056373" calcext:value-type="float">
            <text:p>0.0105637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3922" calcext:value-type="float">
            <text:p>0.03323922</text:p>
          </table:table-cell>
          <table:table-cell office:value-type="float" office:value="0.03807764" calcext:value-type="float">
            <text:p>0.03807764</text:p>
          </table:table-cell>
          <table:table-cell office:value-type="float" office:value="0.03709742" calcext:value-type="float">
            <text:p>0.0370974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772317" calcext:value-type="float">
            <text:p>0.04772317</text:p>
          </table:table-cell>
          <table:table-cell office:value-type="float" office:value="0.04322322" calcext:value-type="float">
            <text:p>0.04322322</text:p>
          </table:table-cell>
          <table:table-cell office:value-type="float" office:value="0.04280347" calcext:value-type="float">
            <text:p>0.0428034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11507" calcext:value-type="float">
            <text:p>0.0611507</text:p>
          </table:table-cell>
          <table:table-cell office:value-type="float" office:value="0.05403081" calcext:value-type="float">
            <text:p>0.05403081</text:p>
          </table:table-cell>
          <table:table-cell office:value-type="float" office:value="0.05148412" calcext:value-type="float">
            <text:p>0.0514841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433769" calcext:value-type="float">
            <text:p>0.08433769</text:p>
          </table:table-cell>
          <table:table-cell office:value-type="float" office:value="0.10373335" calcext:value-type="float">
            <text:p>0.10373335</text:p>
          </table:table-cell>
          <table:table-cell office:value-type="float" office:value="0.09802362" calcext:value-type="float">
            <text:p>0.09802362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520062" calcext:value-type="float">
            <text:p>0.01520062</text:p>
          </table:table-cell>
          <table:table-cell office:value-type="float" office:value="0.00955175" calcext:value-type="float">
            <text:p>0.00955175</text:p>
          </table:table-cell>
          <table:table-cell office:value-type="float" office:value="0.01025809" calcext:value-type="float">
            <text:p>0.0102580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534323" calcext:value-type="float">
            <text:p>0.03534323</text:p>
          </table:table-cell>
          <table:table-cell office:value-type="float" office:value="0.03810838" calcext:value-type="float">
            <text:p>0.03810838</text:p>
          </table:table-cell>
          <table:table-cell office:value-type="float" office:value="0.036634" calcext:value-type="float">
            <text:p>0.03663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56565" calcext:value-type="float">
            <text:p>0.05256565</text:p>
          </table:table-cell>
          <table:table-cell office:value-type="float" office:value="0.04516292" calcext:value-type="float">
            <text:p>0.04516292</text:p>
          </table:table-cell>
          <table:table-cell office:value-type="float" office:value="0.04467081" calcext:value-type="float">
            <text:p>0.0446708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659453" calcext:value-type="float">
            <text:p>0.06659453</text:p>
          </table:table-cell>
          <table:table-cell office:value-type="float" office:value="0.05178536" calcext:value-type="float">
            <text:p>0.05178536</text:p>
          </table:table-cell>
          <table:table-cell office:value-type="float" office:value="0.04970969" calcext:value-type="float">
            <text:p>0.0497096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230376" calcext:value-type="float">
            <text:p>0.08230376</text:p>
          </table:table-cell>
          <table:table-cell office:value-type="float" office:value="0.09992325" calcext:value-type="float">
            <text:p>0.09992325</text:p>
          </table:table-cell>
          <table:table-cell office:value-type="float" office:value="0.09254014" calcext:value-type="float">
            <text:p>0.09254014</text:p>
          </table:table-cell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464432" calcext:value-type="float">
            <text:p>0.01464432</text:p>
          </table:table-cell>
          <table:table-cell office:value-type="float" office:value="0.00946514" calcext:value-type="float">
            <text:p>0.00946514</text:p>
          </table:table-cell>
          <table:table-cell office:value-type="float" office:value="0.00982945" calcext:value-type="float">
            <text:p>0.0098294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88146" calcext:value-type="float">
            <text:p>0.0388146</text:p>
          </table:table-cell>
          <table:table-cell office:value-type="float" office:value="0.0373932" calcext:value-type="float">
            <text:p>0.0373932</text:p>
          </table:table-cell>
          <table:table-cell office:value-type="float" office:value="0.03551789" calcext:value-type="float">
            <text:p>0.0355178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532131" calcext:value-type="float">
            <text:p>0.05532131</text:p>
          </table:table-cell>
          <table:table-cell office:value-type="float" office:value="0.05012261" calcext:value-type="float">
            <text:p>0.05012261</text:p>
          </table:table-cell>
          <table:table-cell office:value-type="float" office:value="0.04921363" calcext:value-type="float">
            <text:p>0.0492136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857503" calcext:value-type="float">
            <text:p>0.06857503</text:p>
          </table:table-cell>
          <table:table-cell office:value-type="float" office:value="0.05103372" calcext:value-type="float">
            <text:p>0.05103372</text:p>
          </table:table-cell>
          <table:table-cell office:value-type="float" office:value="0.04966005" calcext:value-type="float">
            <text:p>0.0496600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144819" calcext:value-type="float">
            <text:p>0.08144819</text:p>
          </table:table-cell>
          <table:table-cell office:value-type="float" office:value="0.09151845" calcext:value-type="float">
            <text:p>0.09151845</text:p>
          </table:table-cell>
          <table:table-cell office:value-type="float" office:value="0.08953778" calcext:value-type="float">
            <text:p>0.08953778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427175" calcext:value-type="float">
            <text:p>0.01427175</text:p>
          </table:table-cell>
          <table:table-cell office:value-type="float" office:value="0.00926405" calcext:value-type="float">
            <text:p>0.00926405</text:p>
          </table:table-cell>
          <table:table-cell office:value-type="float" office:value="0.00946852" calcext:value-type="float">
            <text:p>0.0094685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048947" calcext:value-type="float">
            <text:p>0.04048947</text:p>
          </table:table-cell>
          <table:table-cell office:value-type="float" office:value="0.03666613" calcext:value-type="float">
            <text:p>0.03666613</text:p>
          </table:table-cell>
          <table:table-cell office:value-type="float" office:value="0.03449721" calcext:value-type="float">
            <text:p>0.0344972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064875" calcext:value-type="float">
            <text:p>0.06064875</text:p>
          </table:table-cell>
          <table:table-cell office:value-type="float" office:value="0.05337766" calcext:value-type="float">
            <text:p>0.05337766</text:p>
          </table:table-cell>
          <table:table-cell office:value-type="float" office:value="0.05232745" calcext:value-type="float">
            <text:p>0.0523274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350906" calcext:value-type="float">
            <text:p>0.07350906</text:p>
          </table:table-cell>
          <table:table-cell office:value-type="float" office:value="0.05059525" calcext:value-type="float">
            <text:p>0.05059525</text:p>
          </table:table-cell>
          <table:table-cell office:value-type="float" office:value="0.05077008" calcext:value-type="float">
            <text:p>0.0507700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130781" calcext:value-type="float">
            <text:p>0.08130781</text:p>
          </table:table-cell>
          <table:table-cell office:value-type="float" office:value="0.08790641" calcext:value-type="float">
            <text:p>0.08790641</text:p>
          </table:table-cell>
          <table:table-cell office:value-type="float" office:value="0.08358127" calcext:value-type="float">
            <text:p>0.08358127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343791" calcext:value-type="float">
            <text:p>0.01343791</text:p>
          </table:table-cell>
          <table:table-cell office:value-type="float" office:value="0.00890488" calcext:value-type="float">
            <text:p>0.00890488</text:p>
          </table:table-cell>
          <table:table-cell office:value-type="float" office:value="0.00886255" calcext:value-type="float">
            <text:p>0.0088625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319917" calcext:value-type="float">
            <text:p>0.04319917</text:p>
          </table:table-cell>
          <table:table-cell office:value-type="float" office:value="0.03434011" calcext:value-type="float">
            <text:p>0.03434011</text:p>
          </table:table-cell>
          <table:table-cell office:value-type="float" office:value="0.03217326" calcext:value-type="float">
            <text:p>0.0321732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317078" calcext:value-type="float">
            <text:p>0.06317078</text:p>
          </table:table-cell>
          <table:table-cell office:value-type="float" office:value="0.05944043" calcext:value-type="float">
            <text:p>0.05944043</text:p>
          </table:table-cell>
          <table:table-cell office:value-type="float" office:value="0.05850073" calcext:value-type="float">
            <text:p>0.0585007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622059" calcext:value-type="float">
            <text:p>0.07622059</text:p>
          </table:table-cell>
          <table:table-cell office:value-type="float" office:value="0.05078764" calcext:value-type="float">
            <text:p>0.05078764</text:p>
          </table:table-cell>
          <table:table-cell office:value-type="float" office:value="0.05209369" calcext:value-type="float">
            <text:p>0.0520936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239017" calcext:value-type="float">
            <text:p>0.08239017</text:p>
          </table:table-cell>
          <table:table-cell office:value-type="float" office:value="0.08062959" calcext:value-type="float">
            <text:p>0.08062959</text:p>
          </table:table-cell>
          <table:table-cell office:value-type="float" office:value="0.08098784" calcext:value-type="float">
            <text:p>0.08098784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4495" calcext:value-type="float">
            <text:p>0.0124495</text:p>
          </table:table-cell>
          <table:table-cell office:value-type="float" office:value="0.00857566" calcext:value-type="float">
            <text:p>0.00857566</text:p>
          </table:table-cell>
          <table:table-cell office:value-type="float" office:value="0.00816314" calcext:value-type="float">
            <text:p>0.0081631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422677" calcext:value-type="float">
            <text:p>0.04422677</text:p>
          </table:table-cell>
          <table:table-cell office:value-type="float" office:value="0.03295305" calcext:value-type="float">
            <text:p>0.03295305</text:p>
          </table:table-cell>
          <table:table-cell office:value-type="float" office:value="0.03091547" calcext:value-type="float">
            <text:p>0.0309154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7929" calcext:value-type="float">
            <text:p>0.067929</text:p>
          </table:table-cell>
          <table:table-cell office:value-type="float" office:value="0.06256627" calcext:value-type="float">
            <text:p>0.06256627</text:p>
          </table:table-cell>
          <table:table-cell office:value-type="float" office:value="0.06200695" calcext:value-type="float">
            <text:p>0.0620069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811369" calcext:value-type="float">
            <text:p>0.0811369</text:p>
          </table:table-cell>
          <table:table-cell office:value-type="float" office:value="0.05311688" calcext:value-type="float">
            <text:p>0.05311688</text:p>
          </table:table-cell>
          <table:table-cell office:value-type="float" office:value="0.05690655" calcext:value-type="float">
            <text:p>0.0569065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57847" calcext:value-type="float">
            <text:p>0.0857847</text:p>
          </table:table-cell>
          <table:table-cell office:value-type="float" office:value="0.07733929" calcext:value-type="float">
            <text:p>0.07733929</text:p>
          </table:table-cell>
          <table:table-cell office:value-type="float" office:value="0.07604677" calcext:value-type="float">
            <text:p>0.07604677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00013" calcext:value-type="float">
            <text:p>0.01200013</text:p>
          </table:table-cell>
          <table:table-cell office:value-type="float" office:value="0.00793168" calcext:value-type="float">
            <text:p>0.00793168</text:p>
          </table:table-cell>
          <table:table-cell office:value-type="float" office:value="0.00788062" calcext:value-type="float">
            <text:p>0.0078806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52835" calcext:value-type="float">
            <text:p>0.0452835</text:p>
          </table:table-cell>
          <table:table-cell office:value-type="float" office:value="0.03012723" calcext:value-type="float">
            <text:p>0.03012723</text:p>
          </table:table-cell>
          <table:table-cell office:value-type="float" office:value="0.02839241" calcext:value-type="float">
            <text:p>0.0283924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7004524" calcext:value-type="float">
            <text:p>0.07004524</text:p>
          </table:table-cell>
          <table:table-cell office:value-type="float" office:value="0.06861927" calcext:value-type="float">
            <text:p>0.06861927</text:p>
          </table:table-cell>
          <table:table-cell office:value-type="float" office:value="0.06805457" calcext:value-type="float">
            <text:p>0.0680545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8367971" calcext:value-type="float">
            <text:p>0.08367971</text:p>
          </table:table-cell>
          <table:table-cell office:value-type="float" office:value="0.05526406" calcext:value-type="float">
            <text:p>0.05526406</text:p>
          </table:table-cell>
          <table:table-cell office:value-type="float" office:value="0.06004377" calcext:value-type="float">
            <text:p>0.0600437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806361" calcext:value-type="float">
            <text:p>0.08806361</text:p>
          </table:table-cell>
          <table:table-cell office:value-type="float" office:value="0.07170725" calcext:value-type="float">
            <text:p>0.07170725</text:p>
          </table:table-cell>
          <table:table-cell office:value-type="float" office:value="0.07411087" calcext:value-type="float">
            <text:p>0.07411087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6255" calcext:value-type="float">
            <text:p>0.01126255</text:p>
          </table:table-cell>
          <table:table-cell office:value-type="float" office:value="0.00760281" calcext:value-type="float">
            <text:p>0.00760281</text:p>
          </table:table-cell>
          <table:table-cell office:value-type="float" office:value="0.00771701" calcext:value-type="float">
            <text:p>0.0077170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537749" calcext:value-type="float">
            <text:p>0.04537749</text:p>
          </table:table-cell>
          <table:table-cell office:value-type="float" office:value="0.02873119" calcext:value-type="float">
            <text:p>0.02873119</text:p>
          </table:table-cell>
          <table:table-cell office:value-type="float" office:value="0.02692916" calcext:value-type="float">
            <text:p>0.0269291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7263649" calcext:value-type="float">
            <text:p>0.07263649</text:p>
          </table:table-cell>
          <table:table-cell office:value-type="float" office:value="0.07118085" calcext:value-type="float">
            <text:p>0.07118085</text:p>
          </table:table-cell>
          <table:table-cell office:value-type="float" office:value="0.07106221" calcext:value-type="float">
            <text:p>0.0710622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8918894" calcext:value-type="float">
            <text:p>0.08918894</text:p>
          </table:table-cell>
          <table:table-cell office:value-type="float" office:value="0.06088483" calcext:value-type="float">
            <text:p>0.06088483</text:p>
          </table:table-cell>
          <table:table-cell office:value-type="float" office:value="0.06793674" calcext:value-type="float">
            <text:p>0.0679367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353012" calcext:value-type="float">
            <text:p>0.09353012</text:p>
          </table:table-cell>
          <table:table-cell office:value-type="float" office:value="0.06953926" calcext:value-type="float">
            <text:p>0.06953926</text:p>
          </table:table-cell>
          <table:table-cell office:value-type="float" office:value="0.07064401" calcext:value-type="float">
            <text:p>0.07064401</text:p>
          </table:table-cell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85737" calcext:value-type="float">
            <text:p>0.01085737</text:p>
          </table:table-cell>
          <table:table-cell office:value-type="float" office:value="0.00698495" calcext:value-type="float">
            <text:p>0.00698495</text:p>
          </table:table-cell>
          <table:table-cell office:value-type="float" office:value="0.00730717" calcext:value-type="float">
            <text:p>0.0073071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484501" calcext:value-type="float">
            <text:p>0.04484501</text:p>
          </table:table-cell>
          <table:table-cell office:value-type="float" office:value="0.02598828" calcext:value-type="float">
            <text:p>0.02598828</text:p>
          </table:table-cell>
          <table:table-cell office:value-type="float" office:value="0.02474667" calcext:value-type="float">
            <text:p>0.0247466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7343449" calcext:value-type="float">
            <text:p>0.07343449</text:p>
          </table:table-cell>
          <table:table-cell office:value-type="float" office:value="0.0758924" calcext:value-type="float">
            <text:p>0.0758924</text:p>
          </table:table-cell>
          <table:table-cell office:value-type="float" office:value="0.07583807" calcext:value-type="float">
            <text:p>0.0758380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9043678" calcext:value-type="float">
            <text:p>0.09043678</text:p>
          </table:table-cell>
          <table:table-cell office:value-type="float" office:value="0.06405158" calcext:value-type="float">
            <text:p>0.06405158</text:p>
          </table:table-cell>
          <table:table-cell office:value-type="float" office:value="0.07197803" calcext:value-type="float">
            <text:p>0.0719780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19991" calcext:value-type="float">
            <text:p>0.09619991</text:p>
          </table:table-cell>
          <table:table-cell office:value-type="float" office:value="0.0670903" calcext:value-type="float">
            <text:p>0.0670903</text:p>
          </table:table-cell>
          <table:table-cell office:value-type="float" office:value="0.06970159" calcext:value-type="float">
            <text:p>0.06970159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19506" calcext:value-type="float">
            <text:p>0.01019506</text:p>
          </table:table-cell>
          <table:table-cell office:value-type="float" office:value="0.00674575" calcext:value-type="float">
            <text:p>0.00674575</text:p>
          </table:table-cell>
          <table:table-cell office:value-type="float" office:value="0.00725853" calcext:value-type="float">
            <text:p>0.0072585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409054" calcext:value-type="float">
            <text:p>0.04409054</text:p>
          </table:table-cell>
          <table:table-cell office:value-type="float" office:value="0.0251362" calcext:value-type="float">
            <text:p>0.0251362</text:p>
          </table:table-cell>
          <table:table-cell office:value-type="float" office:value="0.0236934" calcext:value-type="float">
            <text:p>0.023693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7295794" calcext:value-type="float">
            <text:p>0.07295794</text:p>
          </table:table-cell>
          <table:table-cell office:value-type="float" office:value="0.07770465" calcext:value-type="float">
            <text:p>0.07770465</text:p>
          </table:table-cell>
          <table:table-cell office:value-type="float" office:value="0.07782388" calcext:value-type="float">
            <text:p>0.0778238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9191746" calcext:value-type="float">
            <text:p>0.09191746</text:p>
          </table:table-cell>
          <table:table-cell office:value-type="float" office:value="0.07186606" calcext:value-type="float">
            <text:p>0.07186606</text:p>
          </table:table-cell>
          <table:table-cell office:value-type="float" office:value="0.10140134" calcext:value-type="float">
            <text:p>0.1014013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22837" calcext:value-type="float">
            <text:p>0.1022837</text:p>
          </table:table-cell>
          <table:table-cell office:value-type="float" office:value="0.06651106" calcext:value-type="float">
            <text:p>0.06651106</text:p>
          </table:table-cell>
          <table:table-cell office:value-type="float" office:value="0.06850285" calcext:value-type="float">
            <text:p>0.06850285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92196" calcext:value-type="float">
            <text:p>0.00992196</text:p>
          </table:table-cell>
          <table:table-cell office:value-type="float" office:value="0.00624191" calcext:value-type="float">
            <text:p>0.00624191</text:p>
          </table:table-cell>
          <table:table-cell office:value-type="float" office:value="0.00718618" calcext:value-type="float">
            <text:p>0.0071861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25098" calcext:value-type="float">
            <text:p>0.0425098</text:p>
          </table:table-cell>
          <table:table-cell office:value-type="float" office:value="0.02332528" calcext:value-type="float">
            <text:p>0.02332528</text:p>
          </table:table-cell>
          <table:table-cell office:value-type="float" office:value="0.02230436" calcext:value-type="float">
            <text:p>0.0223043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7214067" calcext:value-type="float">
            <text:p>0.07214067</text:p>
          </table:table-cell>
          <table:table-cell office:value-type="float" office:value="0.07971345" calcext:value-type="float">
            <text:p>0.07971345</text:p>
          </table:table-cell>
          <table:table-cell office:value-type="float" office:value="0.08053863" calcext:value-type="float">
            <text:p>0.0805386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9157175" calcext:value-type="float">
            <text:p>0.09157175</text:p>
          </table:table-cell>
          <table:table-cell office:value-type="float" office:value="0.07559185" calcext:value-type="float">
            <text:p>0.07559185</text:p>
          </table:table-cell>
          <table:table-cell office:value-type="float" office:value="0.10450201" calcext:value-type="float">
            <text:p>0.1045020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526232" calcext:value-type="float">
            <text:p>0.10526232</text:p>
          </table:table-cell>
          <table:table-cell office:value-type="float" office:value="0.06869622" calcext:value-type="float">
            <text:p>0.06869622</text:p>
          </table:table-cell>
          <table:table-cell office:value-type="float" office:value="0.06858522" calcext:value-type="float">
            <text:p>0.06858522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45565" calcext:value-type="float">
            <text:p>0.00945565</text:p>
          </table:table-cell>
          <table:table-cell office:value-type="float" office:value="0.00589703" calcext:value-type="float">
            <text:p>0.00589703</text:p>
          </table:table-cell>
          <table:table-cell office:value-type="float" office:value="0.00738142" calcext:value-type="float">
            <text:p>0.0073814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4153876" calcext:value-type="float">
            <text:p>0.04153876</text:p>
          </table:table-cell>
          <table:table-cell office:value-type="float" office:value="0.02262824" calcext:value-type="float">
            <text:p>0.02262824</text:p>
          </table:table-cell>
          <table:table-cell office:value-type="float" office:value="0.02186964" calcext:value-type="float">
            <text:p>0.0218696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892212" calcext:value-type="float">
            <text:p>0.06892212</text:p>
          </table:table-cell>
          <table:table-cell office:value-type="float" office:value="0.08027753" calcext:value-type="float">
            <text:p>0.08027753</text:p>
          </table:table-cell>
          <table:table-cell office:value-type="float" office:value="0.08132998" calcext:value-type="float">
            <text:p>0.0813299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8944423" calcext:value-type="float">
            <text:p>0.08944423</text:p>
          </table:table-cell>
          <table:table-cell office:value-type="float" office:value="0.08374596" calcext:value-type="float">
            <text:p>0.08374596</text:p>
          </table:table-cell>
          <table:table-cell office:value-type="float" office:value="0.10947464" calcext:value-type="float">
            <text:p>0.1094746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962745" calcext:value-type="float">
            <text:p>0.10962745</text:p>
          </table:table-cell>
          <table:table-cell office:value-type="float" office:value="0.07090394" calcext:value-type="float">
            <text:p>0.07090394</text:p>
          </table:table-cell>
          <table:table-cell office:value-type="float" office:value="0.07075483" calcext:value-type="float">
            <text:p>0.07075483</text:p>
          </table:table-cell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15427" calcext:value-type="float">
            <text:p>0.00915427</text:p>
          </table:table-cell>
          <table:table-cell office:value-type="float" office:value="0.00578205" calcext:value-type="float">
            <text:p>0.00578205</text:p>
          </table:table-cell>
          <table:table-cell office:value-type="float" office:value="0.00756679" calcext:value-type="float">
            <text:p>0.0075667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921786" calcext:value-type="float">
            <text:p>0.03921786</text:p>
          </table:table-cell>
          <table:table-cell office:value-type="float" office:value="0.02216853" calcext:value-type="float">
            <text:p>0.02216853</text:p>
          </table:table-cell>
          <table:table-cell office:value-type="float" office:value="0.0216261" calcext:value-type="float">
            <text:p>0.021626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662939" calcext:value-type="float">
            <text:p>0.06662939</text:p>
          </table:table-cell>
          <table:table-cell office:value-type="float" office:value="0.0794064" calcext:value-type="float">
            <text:p>0.0794064</text:p>
          </table:table-cell>
          <table:table-cell office:value-type="float" office:value="0.08068029" calcext:value-type="float">
            <text:p>0.0806802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8547995" calcext:value-type="float">
            <text:p>0.08547995</text:p>
          </table:table-cell>
          <table:table-cell office:value-type="float" office:value="0.08734624" calcext:value-type="float">
            <text:p>0.08734624</text:p>
          </table:table-cell>
          <table:table-cell office:value-type="float" office:value="0.11094094" calcext:value-type="float">
            <text:p>0.1109409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1148768" calcext:value-type="float">
            <text:p>0.11148768</text:p>
          </table:table-cell>
          <table:table-cell office:value-type="float" office:value="0.07755175" calcext:value-type="float">
            <text:p>0.07755175</text:p>
          </table:table-cell>
          <table:table-cell office:value-type="float" office:value="0.0727201" calcext:value-type="float">
            <text:p>0.072720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06689" calcext:value-type="float">
            <text:p>0.00906689</text:p>
          </table:table-cell>
          <table:table-cell office:value-type="float" office:value="0.00588973" calcext:value-type="float">
            <text:p>0.00588973</text:p>
          </table:table-cell>
          <table:table-cell office:value-type="float" office:value="0.00783863" calcext:value-type="float">
            <text:p>0.0078386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812307" calcext:value-type="float">
            <text:p>0.03812307</text:p>
          </table:table-cell>
          <table:table-cell office:value-type="float" office:value="0.02210378" calcext:value-type="float">
            <text:p>0.02210378</text:p>
          </table:table-cell>
          <table:table-cell office:value-type="float" office:value="0.02188928" calcext:value-type="float">
            <text:p>0.0218892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147756" calcext:value-type="float">
            <text:p>0.06147756</text:p>
          </table:table-cell>
          <table:table-cell office:value-type="float" office:value="0.07780485" calcext:value-type="float">
            <text:p>0.07780485</text:p>
          </table:table-cell>
          <table:table-cell office:value-type="float" office:value="0.07972541" calcext:value-type="float">
            <text:p>0.0797254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8283244" calcext:value-type="float">
            <text:p>0.08283244</text:p>
          </table:table-cell>
          <table:table-cell office:value-type="float" office:value="0.0944441" calcext:value-type="float">
            <text:p>0.0944441</text:p>
          </table:table-cell>
          <table:table-cell office:value-type="float" office:value="0.11304713" calcext:value-type="float">
            <text:p>0.1130471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1397248" calcext:value-type="float">
            <text:p>0.11397248</text:p>
          </table:table-cell>
          <table:table-cell office:value-type="float" office:value="0.08172357" calcext:value-type="float">
            <text:p>0.08172357</text:p>
          </table:table-cell>
          <table:table-cell office:value-type="float" office:value="0.0784637" calcext:value-type="float">
            <text:p>0.0784637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898512" calcext:value-type="float">
            <text:p>0.00898512</text:p>
          </table:table-cell>
          <table:table-cell office:value-type="float" office:value="0.00590822" calcext:value-type="float">
            <text:p>0.00590822</text:p>
          </table:table-cell>
          <table:table-cell office:value-type="float" office:value="0.00827266" calcext:value-type="float">
            <text:p>0.0082726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621572" calcext:value-type="float">
            <text:p>0.03621572</text:p>
          </table:table-cell>
          <table:table-cell office:value-type="float" office:value="0.02269835" calcext:value-type="float">
            <text:p>0.02269835</text:p>
          </table:table-cell>
          <table:table-cell office:value-type="float" office:value="0.02278746" calcext:value-type="float">
            <text:p>0.0227874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898412" calcext:value-type="float">
            <text:p>0.05898412</text:p>
          </table:table-cell>
          <table:table-cell office:value-type="float" office:value="0.07362105" calcext:value-type="float">
            <text:p>0.07362105</text:p>
          </table:table-cell>
          <table:table-cell office:value-type="float" office:value="0.0758342" calcext:value-type="float">
            <text:p>0.075834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698186" calcext:value-type="float">
            <text:p>0.07698186</text:p>
          </table:table-cell>
          <table:table-cell office:value-type="float" office:value="0.09767611" calcext:value-type="float">
            <text:p>0.09767611</text:p>
          </table:table-cell>
          <table:table-cell office:value-type="float" office:value="0.11326101" calcext:value-type="float">
            <text:p>0.1132610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1434508" calcext:value-type="float">
            <text:p>0.11434508</text:p>
          </table:table-cell>
          <table:table-cell office:value-type="float" office:value="0.09015377" calcext:value-type="float">
            <text:p>0.09015377</text:p>
          </table:table-cell>
          <table:table-cell office:value-type="float" office:value="0.08207449" calcext:value-type="float">
            <text:p>0.08207449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896555" calcext:value-type="float">
            <text:p>0.00896555</text:p>
          </table:table-cell>
          <table:table-cell office:value-type="float" office:value="0.00616584" calcext:value-type="float">
            <text:p>0.00616584</text:p>
          </table:table-cell>
          <table:table-cell office:value-type="float" office:value="0.0084429" calcext:value-type="float">
            <text:p>0.008442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526929" calcext:value-type="float">
            <text:p>0.03526929</text:p>
          </table:table-cell>
          <table:table-cell office:value-type="float" office:value="0.0234225" calcext:value-type="float">
            <text:p>0.0234225</text:p>
          </table:table-cell>
          <table:table-cell office:value-type="float" office:value="0.02368681" calcext:value-type="float">
            <text:p>0.0236868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92733" calcext:value-type="float">
            <text:p>0.05392733</text:p>
          </table:table-cell>
          <table:table-cell office:value-type="float" office:value="0.07093157" calcext:value-type="float">
            <text:p>0.07093157</text:p>
          </table:table-cell>
          <table:table-cell office:value-type="float" office:value="0.07330113" calcext:value-type="float">
            <text:p>0.0733011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421766" calcext:value-type="float">
            <text:p>0.07421766</text:p>
          </table:table-cell>
          <table:table-cell office:value-type="float" office:value="0.10269593" calcext:value-type="float">
            <text:p>0.10269593</text:p>
          </table:table-cell>
          <table:table-cell office:value-type="float" office:value="0.1120531" calcext:value-type="float">
            <text:p>0.112053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1393257" calcext:value-type="float">
            <text:p>0.11393257</text:p>
          </table:table-cell>
          <table:table-cell office:value-type="float" office:value="0.09468266" calcext:value-type="float">
            <text:p>0.09468266</text:p>
          </table:table-cell>
          <table:table-cell office:value-type="float" office:value="0.08934207" calcext:value-type="float">
            <text:p>0.08934207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89879" calcext:value-type="float">
            <text:p>0.0089879</text:p>
          </table:table-cell>
          <table:table-cell office:value-type="float" office:value="0.00673085" calcext:value-type="float">
            <text:p>0.00673085</text:p>
          </table:table-cell>
          <table:table-cell office:value-type="float" office:value="0.0085598" calcext:value-type="float">
            <text:p>0.008559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70611" calcext:value-type="float">
            <text:p>0.03370611</text:p>
          </table:table-cell>
          <table:table-cell office:value-type="float" office:value="0.02501644" calcext:value-type="float">
            <text:p>0.02501644</text:p>
          </table:table-cell>
          <table:table-cell office:value-type="float" office:value="0.02555501" calcext:value-type="float">
            <text:p>0.0255550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30105" calcext:value-type="float">
            <text:p>0.05130105</text:p>
          </table:table-cell>
          <table:table-cell office:value-type="float" office:value="0.06514311" calcext:value-type="float">
            <text:p>0.06514311</text:p>
          </table:table-cell>
          <table:table-cell office:value-type="float" office:value="0.06740113" calcext:value-type="float">
            <text:p>0.0674011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920481" calcext:value-type="float">
            <text:p>0.06920481</text:p>
          </table:table-cell>
          <table:table-cell office:value-type="float" office:value="0.10443903" calcext:value-type="float">
            <text:p>0.10443903</text:p>
          </table:table-cell>
          <table:table-cell office:value-type="float" office:value="0.11011159" calcext:value-type="float">
            <text:p>0.1101115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12505" calcext:value-type="float">
            <text:p>0.112505</text:p>
          </table:table-cell>
          <table:table-cell office:value-type="float" office:value="0.10331796" calcext:value-type="float">
            <text:p>0.10331796</text:p>
          </table:table-cell>
          <table:table-cell office:value-type="float" office:value="0.09307988" calcext:value-type="float">
            <text:p>0.09307988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89896" calcext:value-type="float">
            <text:p>0.0089896</text:p>
          </table:table-cell>
          <table:table-cell office:value-type="float" office:value="0.00710568" calcext:value-type="float">
            <text:p>0.00710568</text:p>
          </table:table-cell>
          <table:table-cell office:value-type="float" office:value="0.00886107" calcext:value-type="float">
            <text:p>0.0088610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93209" calcext:value-type="float">
            <text:p>0.03293209</text:p>
          </table:table-cell>
          <table:table-cell office:value-type="float" office:value="0.02601876" calcext:value-type="float">
            <text:p>0.02601876</text:p>
          </table:table-cell>
          <table:table-cell office:value-type="float" office:value="0.02682941" calcext:value-type="float">
            <text:p>0.0268294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69369" calcext:value-type="float">
            <text:p>0.0469369</text:p>
          </table:table-cell>
          <table:table-cell office:value-type="float" office:value="0.06213133" calcext:value-type="float">
            <text:p>0.06213133</text:p>
          </table:table-cell>
          <table:table-cell office:value-type="float" office:value="0.06436707" calcext:value-type="float">
            <text:p>0.0643670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226271" calcext:value-type="float">
            <text:p>0.06226271</text:p>
          </table:table-cell>
          <table:table-cell office:value-type="float" office:value="0.10688619" calcext:value-type="float">
            <text:p>0.10688619</text:p>
          </table:table-cell>
          <table:table-cell office:value-type="float" office:value="0.10513379" calcext:value-type="float">
            <text:p>0.1051337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879447" calcext:value-type="float">
            <text:p>0.10879447</text:p>
          </table:table-cell>
          <table:table-cell office:value-type="float" office:value="0.10758564" calcext:value-type="float">
            <text:p>0.10758564</text:p>
          </table:table-cell>
          <table:table-cell office:value-type="float" office:value="0.10024329" calcext:value-type="float">
            <text:p>0.10024329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05959" calcext:value-type="float">
            <text:p>0.00905959</text:p>
          </table:table-cell>
          <table:table-cell office:value-type="float" office:value="0.00770561" calcext:value-type="float">
            <text:p>0.00770561</text:p>
          </table:table-cell>
          <table:table-cell office:value-type="float" office:value="0.00892784" calcext:value-type="float">
            <text:p>0.0089278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65079" calcext:value-type="float">
            <text:p>0.03165079</text:p>
          </table:table-cell>
          <table:table-cell office:value-type="float" office:value="0.02781704" calcext:value-type="float">
            <text:p>0.02781704</text:p>
          </table:table-cell>
          <table:table-cell office:value-type="float" office:value="0.02913668" calcext:value-type="float">
            <text:p>0.0291366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507294" calcext:value-type="float">
            <text:p>0.04507294</text:p>
          </table:table-cell>
          <table:table-cell office:value-type="float" office:value="0.0566931" calcext:value-type="float">
            <text:p>0.0566931</text:p>
          </table:table-cell>
          <table:table-cell office:value-type="float" office:value="0.05857233" calcext:value-type="float">
            <text:p>0.0585723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051315" calcext:value-type="float">
            <text:p>0.06051315</text:p>
          </table:table-cell>
          <table:table-cell office:value-type="float" office:value="0.10741512" calcext:value-type="float">
            <text:p>0.10741512</text:p>
          </table:table-cell>
          <table:table-cell office:value-type="float" office:value="0.10246927" calcext:value-type="float">
            <text:p>0.1024692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662276" calcext:value-type="float">
            <text:p>0.10662276</text:p>
          </table:table-cell>
          <table:table-cell office:value-type="float" office:value="0.11483403" calcext:value-type="float">
            <text:p>0.11483403</text:p>
          </table:table-cell>
          <table:table-cell office:value-type="float" office:value="0.10339236" calcext:value-type="float">
            <text:p>0.10339236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2027" calcext:value-type="float">
            <text:p>0.0092027</text:p>
          </table:table-cell>
          <table:table-cell office:value-type="float" office:value="0.00810561" calcext:value-type="float">
            <text:p>0.00810561</text:p>
          </table:table-cell>
          <table:table-cell office:value-type="float" office:value="0.00901282" calcext:value-type="float">
            <text:p>0.0090128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1551" calcext:value-type="float">
            <text:p>0.0311551</text:p>
          </table:table-cell>
          <table:table-cell office:value-type="float" office:value="0.0287851" calcext:value-type="float">
            <text:p>0.0287851</text:p>
          </table:table-cell>
          <table:table-cell office:value-type="float" office:value="0.03032655" calcext:value-type="float">
            <text:p>0.0303265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206931" calcext:value-type="float">
            <text:p>0.04206931</text:p>
          </table:table-cell>
          <table:table-cell office:value-type="float" office:value="0.0537216" calcext:value-type="float">
            <text:p>0.0537216</text:p>
          </table:table-cell>
          <table:table-cell office:value-type="float" office:value="0.05569202" calcext:value-type="float">
            <text:p>0.0556920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5768421" calcext:value-type="float">
            <text:p>0.05768421</text:p>
          </table:table-cell>
          <table:table-cell office:value-type="float" office:value="0.1055168" calcext:value-type="float">
            <text:p>0.1055168</text:p>
          </table:table-cell>
          <table:table-cell office:value-type="float" office:value="0.09638531" calcext:value-type="float">
            <text:p>0.0963853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140797" calcext:value-type="float">
            <text:p>0.10140797</text:p>
          </table:table-cell>
          <table:table-cell office:value-type="float" office:value="0.11862068" calcext:value-type="float">
            <text:p>0.11862068</text:p>
          </table:table-cell>
          <table:table-cell office:value-type="float" office:value="0.10970475" calcext:value-type="float">
            <text:p>0.10970475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33716" calcext:value-type="float">
            <text:p>0.00933716</text:p>
          </table:table-cell>
          <table:table-cell office:value-type="float" office:value="0.0088007" calcext:value-type="float">
            <text:p>0.0088007</text:p>
          </table:table-cell>
          <table:table-cell office:value-type="float" office:value="0.00911813" calcext:value-type="float">
            <text:p>0.0091181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00351" calcext:value-type="float">
            <text:p>0.0300351</text:p>
          </table:table-cell>
          <table:table-cell office:value-type="float" office:value="0.03053898" calcext:value-type="float">
            <text:p>0.03053898</text:p>
          </table:table-cell>
          <table:table-cell office:value-type="float" office:value="0.03230168" calcext:value-type="float">
            <text:p>0.0323016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130557" calcext:value-type="float">
            <text:p>0.04130557</text:p>
          </table:table-cell>
          <table:table-cell office:value-type="float" office:value="0.04894197" calcext:value-type="float">
            <text:p>0.04894197</text:p>
          </table:table-cell>
          <table:table-cell office:value-type="float" office:value="0.0502643" calcext:value-type="float">
            <text:p>0.050264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5694376" calcext:value-type="float">
            <text:p>0.05694376</text:p>
          </table:table-cell>
          <table:table-cell office:value-type="float" office:value="0.10368931" calcext:value-type="float">
            <text:p>0.10368931</text:p>
          </table:table-cell>
          <table:table-cell office:value-type="float" office:value="0.09317555" calcext:value-type="float">
            <text:p>0.0931755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87227" calcext:value-type="float">
            <text:p>0.0987227</text:p>
          </table:table-cell>
          <table:table-cell office:value-type="float" office:value="0.12418777" calcext:value-type="float">
            <text:p>0.12418777</text:p>
          </table:table-cell>
          <table:table-cell office:value-type="float" office:value="0.11238727" calcext:value-type="float">
            <text:p>0.11238727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66405" calcext:value-type="float">
            <text:p>0.00966405</text:p>
          </table:table-cell>
          <table:table-cell office:value-type="float" office:value="0.00905627" calcext:value-type="float">
            <text:p>0.00905627</text:p>
          </table:table-cell>
          <table:table-cell office:value-type="float" office:value="0.00917931" calcext:value-type="float">
            <text:p>0.0091793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945937" calcext:value-type="float">
            <text:p>0.02945937</text:p>
          </table:table-cell>
          <table:table-cell office:value-type="float" office:value="0.0312488" calcext:value-type="float">
            <text:p>0.0312488</text:p>
          </table:table-cell>
          <table:table-cell office:value-type="float" office:value="0.03317731" calcext:value-type="float">
            <text:p>0.0331773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025587" calcext:value-type="float">
            <text:p>0.04025587</text:p>
          </table:table-cell>
          <table:table-cell office:value-type="float" office:value="0.04693059" calcext:value-type="float">
            <text:p>0.04693059</text:p>
          </table:table-cell>
          <table:table-cell office:value-type="float" office:value="0.04831829" calcext:value-type="float">
            <text:p>0.0483182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5649197" calcext:value-type="float">
            <text:p>0.05649197</text:p>
          </table:table-cell>
          <table:table-cell office:value-type="float" office:value="0.10130854" calcext:value-type="float">
            <text:p>0.10130854</text:p>
          </table:table-cell>
          <table:table-cell office:value-type="float" office:value="0.08722869" calcext:value-type="float">
            <text:p>0.0872286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355779" calcext:value-type="float">
            <text:p>0.09355779</text:p>
          </table:table-cell>
          <table:table-cell office:value-type="float" office:value="0.12666766" calcext:value-type="float">
            <text:p>0.12666766</text:p>
          </table:table-cell>
          <table:table-cell office:value-type="float" office:value="0.11710267" calcext:value-type="float">
            <text:p>0.11710267</text:p>
          </table:table-cell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04514" calcext:value-type="float">
            <text:p>0.01004514</text:p>
          </table:table-cell>
          <table:table-cell office:value-type="float" office:value="0.00931248" calcext:value-type="float">
            <text:p>0.00931248</text:p>
          </table:table-cell>
          <table:table-cell office:value-type="float" office:value="0.00921715" calcext:value-type="float">
            <text:p>0.0092171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856703" calcext:value-type="float">
            <text:p>0.02856703</text:p>
          </table:table-cell>
          <table:table-cell office:value-type="float" office:value="0.03235294" calcext:value-type="float">
            <text:p>0.03235294</text:p>
          </table:table-cell>
          <table:table-cell office:value-type="float" office:value="0.03438041" calcext:value-type="float">
            <text:p>0.0343804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023673" calcext:value-type="float">
            <text:p>0.04023673</text:p>
          </table:table-cell>
          <table:table-cell office:value-type="float" office:value="0.04351903" calcext:value-type="float">
            <text:p>0.04351903</text:p>
          </table:table-cell>
          <table:table-cell office:value-type="float" office:value="0.04464341" calcext:value-type="float">
            <text:p>0.0446434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5703831" calcext:value-type="float">
            <text:p>0.05703831</text:p>
          </table:table-cell>
          <table:table-cell office:value-type="float" office:value="0.09578288" calcext:value-type="float">
            <text:p>0.09578288</text:p>
          </table:table-cell>
          <table:table-cell office:value-type="float" office:value="0.08415331" calcext:value-type="float">
            <text:p>0.0841533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111218" calcext:value-type="float">
            <text:p>0.09111218</text:p>
          </table:table-cell>
          <table:table-cell office:value-type="float" office:value="0.12920147" calcext:value-type="float">
            <text:p>0.12920147</text:p>
          </table:table-cell>
          <table:table-cell office:value-type="float" office:value="0.11927286" calcext:value-type="float">
            <text:p>0.11927286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64966" calcext:value-type="float">
            <text:p>0.01064966</text:p>
          </table:table-cell>
          <table:table-cell office:value-type="float" office:value="0.00951972" calcext:value-type="float">
            <text:p>0.00951972</text:p>
          </table:table-cell>
          <table:table-cell office:value-type="float" office:value="0.00928315" calcext:value-type="float">
            <text:p>0.0092831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799347" calcext:value-type="float">
            <text:p>0.02799347</text:p>
          </table:table-cell>
          <table:table-cell office:value-type="float" office:value="0.03294465" calcext:value-type="float">
            <text:p>0.03294465</text:p>
          </table:table-cell>
          <table:table-cell office:value-type="float" office:value="0.03478527" calcext:value-type="float">
            <text:p>0.0347852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241896" calcext:value-type="float">
            <text:p>0.04241896</text:p>
          </table:table-cell>
          <table:table-cell office:value-type="float" office:value="0.04242991" calcext:value-type="float">
            <text:p>0.04242991</text:p>
          </table:table-cell>
          <table:table-cell office:value-type="float" office:value="0.04347828" calcext:value-type="float">
            <text:p>0.0434782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5915871" calcext:value-type="float">
            <text:p>0.05915871</text:p>
          </table:table-cell>
          <table:table-cell office:value-type="float" office:value="0.09318" calcext:value-type="float">
            <text:p>0.09318</text:p>
          </table:table-cell>
          <table:table-cell office:value-type="float" office:value="0.07948852" calcext:value-type="float">
            <text:p>0.0794885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740854" calcext:value-type="float">
            <text:p>0.08740854</text:p>
          </table:table-cell>
          <table:table-cell office:value-type="float" office:value="0.12935193" calcext:value-type="float">
            <text:p>0.12935193</text:p>
          </table:table-cell>
          <table:table-cell office:value-type="float" office:value="0.12180857" calcext:value-type="float">
            <text:p>0.12180857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88465" calcext:value-type="float">
            <text:p>0.01088465</text:p>
          </table:table-cell>
          <table:table-cell office:value-type="float" office:value="0.00940351" calcext:value-type="float">
            <text:p>0.00940351</text:p>
          </table:table-cell>
          <table:table-cell office:value-type="float" office:value="0.00927962" calcext:value-type="float">
            <text:p>0.0092796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700831" calcext:value-type="float">
            <text:p>0.02700831</text:p>
          </table:table-cell>
          <table:table-cell office:value-type="float" office:value="0.03338832" calcext:value-type="float">
            <text:p>0.03338832</text:p>
          </table:table-cell>
          <table:table-cell office:value-type="float" office:value="0.03498351" calcext:value-type="float">
            <text:p>0.0349835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32151" calcext:value-type="float">
            <text:p>0.0432151</text:p>
          </table:table-cell>
          <table:table-cell office:value-type="float" office:value="0.04103953" calcext:value-type="float">
            <text:p>0.04103953</text:p>
          </table:table-cell>
          <table:table-cell office:value-type="float" office:value="0.04156926" calcext:value-type="float">
            <text:p>0.0415692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072785" calcext:value-type="float">
            <text:p>0.06072785</text:p>
          </table:table-cell>
          <table:table-cell office:value-type="float" office:value="0.0869028" calcext:value-type="float">
            <text:p>0.0869028</text:p>
          </table:table-cell>
          <table:table-cell office:value-type="float" office:value="0.07693995" calcext:value-type="float">
            <text:p>0.0769399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592791" calcext:value-type="float">
            <text:p>0.08592791</text:p>
          </table:table-cell>
          <table:table-cell office:value-type="float" office:value="0.12819682" calcext:value-type="float">
            <text:p>0.12819682</text:p>
          </table:table-cell>
          <table:table-cell office:value-type="float" office:value="0.12215924" calcext:value-type="float">
            <text:p>0.12215924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50686" calcext:value-type="float">
            <text:p>0.01150686</text:p>
          </table:table-cell>
          <table:table-cell office:value-type="float" office:value="0.00944474" calcext:value-type="float">
            <text:p>0.00944474</text:p>
          </table:table-cell>
          <table:table-cell office:value-type="float" office:value="0.00921565" calcext:value-type="float">
            <text:p>0.0092156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648299" calcext:value-type="float">
            <text:p>0.02648299</text:p>
          </table:table-cell>
          <table:table-cell office:value-type="float" office:value="0.03324666" calcext:value-type="float">
            <text:p>0.03324666</text:p>
          </table:table-cell>
          <table:table-cell office:value-type="float" office:value="0.03486625" calcext:value-type="float">
            <text:p>0.0348662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41124" calcext:value-type="float">
            <text:p>0.0441124</text:p>
          </table:table-cell>
          <table:table-cell office:value-type="float" office:value="0.04088814" calcext:value-type="float">
            <text:p>0.04088814</text:p>
          </table:table-cell>
          <table:table-cell office:value-type="float" office:value="0.0413436" calcext:value-type="float">
            <text:p>0.041343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423591" calcext:value-type="float">
            <text:p>0.06423591</text:p>
          </table:table-cell>
          <table:table-cell office:value-type="float" office:value="0.08392141" calcext:value-type="float">
            <text:p>0.08392141</text:p>
          </table:table-cell>
          <table:table-cell office:value-type="float" office:value="0.07307357" calcext:value-type="float">
            <text:p>0.0730735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374586" calcext:value-type="float">
            <text:p>0.08374586</text:p>
          </table:table-cell>
          <table:table-cell office:value-type="float" office:value="0.126974" calcext:value-type="float">
            <text:p>0.126974</text:p>
          </table:table-cell>
          <table:table-cell office:value-type="float" office:value="0.12164986" calcext:value-type="float">
            <text:p>0.12164986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18365" calcext:value-type="float">
            <text:p>0.01218365</text:p>
          </table:table-cell>
          <table:table-cell office:value-type="float" office:value="0.00914037" calcext:value-type="float">
            <text:p>0.00914037</text:p>
          </table:table-cell>
          <table:table-cell office:value-type="float" office:value="0.00928474" calcext:value-type="float">
            <text:p>0.0092847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569415" calcext:value-type="float">
            <text:p>0.02569415</text:p>
          </table:table-cell>
          <table:table-cell office:value-type="float" office:value="0.03316137" calcext:value-type="float">
            <text:p>0.03316137</text:p>
          </table:table-cell>
          <table:table-cell office:value-type="float" office:value="0.03431575" calcext:value-type="float">
            <text:p>0.0343157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644302" calcext:value-type="float">
            <text:p>0.04644302</text:p>
          </table:table-cell>
          <table:table-cell office:value-type="float" office:value="0.04137109" calcext:value-type="float">
            <text:p>0.04137109</text:p>
          </table:table-cell>
          <table:table-cell office:value-type="float" office:value="0.0416077" calcext:value-type="float">
            <text:p>0.041607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627359" calcext:value-type="float">
            <text:p>0.06627359</text:p>
          </table:table-cell>
          <table:table-cell office:value-type="float" office:value="0.07828536" calcext:value-type="float">
            <text:p>0.07828536</text:p>
          </table:table-cell>
          <table:table-cell office:value-type="float" office:value="0.07166192" calcext:value-type="float">
            <text:p>0.0716619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295863" calcext:value-type="float">
            <text:p>0.08295863</text:p>
          </table:table-cell>
          <table:table-cell office:value-type="float" office:value="0.12346075" calcext:value-type="float">
            <text:p>0.12346075</text:p>
          </table:table-cell>
          <table:table-cell office:value-type="float" office:value="0.12088315" calcext:value-type="float">
            <text:p>0.12088315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46516" calcext:value-type="float">
            <text:p>0.01246516</text:p>
          </table:table-cell>
          <table:table-cell office:value-type="float" office:value="0.00907147" calcext:value-type="float">
            <text:p>0.00907147</text:p>
          </table:table-cell>
          <table:table-cell office:value-type="float" office:value="0.00926157" calcext:value-type="float">
            <text:p>0.0092615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547023" calcext:value-type="float">
            <text:p>0.02547023</text:p>
          </table:table-cell>
          <table:table-cell office:value-type="float" office:value="0.03308506" calcext:value-type="float">
            <text:p>0.03308506</text:p>
          </table:table-cell>
          <table:table-cell office:value-type="float" office:value="0.03378768" calcext:value-type="float">
            <text:p>0.0337876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74436" calcext:value-type="float">
            <text:p>0.0474436</text:p>
          </table:table-cell>
          <table:table-cell office:value-type="float" office:value="0.0418953" calcext:value-type="float">
            <text:p>0.0418953</text:p>
          </table:table-cell>
          <table:table-cell office:value-type="float" office:value="0.04203868" calcext:value-type="float">
            <text:p>0.0420386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1726" calcext:value-type="float">
            <text:p>0.0701726</text:p>
          </table:table-cell>
          <table:table-cell office:value-type="float" office:value="0.07577072" calcext:value-type="float">
            <text:p>0.07577072</text:p>
          </table:table-cell>
          <table:table-cell office:value-type="float" office:value="0.06897804" calcext:value-type="float">
            <text:p>0.0689780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275063" calcext:value-type="float">
            <text:p>0.08275063</text:p>
          </table:table-cell>
          <table:table-cell office:value-type="float" office:value="0.1215108" calcext:value-type="float">
            <text:p>0.1215108</text:p>
          </table:table-cell>
          <table:table-cell office:value-type="float" office:value="0.11762798" calcext:value-type="float">
            <text:p>0.11762798</text:p>
          </table:table-cell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991" calcext:value-type="float">
            <text:p>0.012991</text:p>
          </table:table-cell>
          <table:table-cell office:value-type="float" office:value="0.00848407" calcext:value-type="float">
            <text:p>0.00848407</text:p>
          </table:table-cell>
          <table:table-cell office:value-type="float" office:value="0.00916833" calcext:value-type="float">
            <text:p>0.0091683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531216" calcext:value-type="float">
            <text:p>0.02531216</text:p>
          </table:table-cell>
          <table:table-cell office:value-type="float" office:value="0.03260405" calcext:value-type="float">
            <text:p>0.03260405</text:p>
          </table:table-cell>
          <table:table-cell office:value-type="float" office:value="0.03272541" calcext:value-type="float">
            <text:p>0.0327254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955401" calcext:value-type="float">
            <text:p>0.04955401</text:p>
          </table:table-cell>
          <table:table-cell office:value-type="float" office:value="0.04369962" calcext:value-type="float">
            <text:p>0.04369962</text:p>
          </table:table-cell>
          <table:table-cell office:value-type="float" office:value="0.04359742" calcext:value-type="float">
            <text:p>0.0435974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9887" calcext:value-type="float">
            <text:p>0.0719887</text:p>
          </table:table-cell>
          <table:table-cell office:value-type="float" office:value="0.07131765" calcext:value-type="float">
            <text:p>0.07131765</text:p>
          </table:table-cell>
          <table:table-cell office:value-type="float" office:value="0.06798083" calcext:value-type="float">
            <text:p>0.0679808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34885" calcext:value-type="float">
            <text:p>0.0834885</text:p>
          </table:table-cell>
          <table:table-cell office:value-type="float" office:value="0.11724482" calcext:value-type="float">
            <text:p>0.11724482</text:p>
          </table:table-cell>
          <table:table-cell office:value-type="float" office:value="0.11570847" calcext:value-type="float">
            <text:p>0.11570847</text:p>
          </table:table-cell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327236" calcext:value-type="float">
            <text:p>0.01327236</text:p>
          </table:table-cell>
          <table:table-cell office:value-type="float" office:value="0.00828619" calcext:value-type="float">
            <text:p>0.00828619</text:p>
          </table:table-cell>
          <table:table-cell office:value-type="float" office:value="0.00922262" calcext:value-type="float">
            <text:p>0.0092226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540931" calcext:value-type="float">
            <text:p>0.02540931</text:p>
          </table:table-cell>
          <table:table-cell office:value-type="float" office:value="0.03221905" calcext:value-type="float">
            <text:p>0.03221905</text:p>
          </table:table-cell>
          <table:table-cell office:value-type="float" office:value="0.03210177" calcext:value-type="float">
            <text:p>0.0321017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044986" calcext:value-type="float">
            <text:p>0.05044986</text:p>
          </table:table-cell>
          <table:table-cell office:value-type="float" office:value="0.04449341" calcext:value-type="float">
            <text:p>0.04449341</text:p>
          </table:table-cell>
          <table:table-cell office:value-type="float" office:value="0.04436824" calcext:value-type="float">
            <text:p>0.0443682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49049" calcext:value-type="float">
            <text:p>0.0749049</text:p>
          </table:table-cell>
          <table:table-cell office:value-type="float" office:value="0.06772047" calcext:value-type="float">
            <text:p>0.06772047</text:p>
          </table:table-cell>
          <table:table-cell office:value-type="float" office:value="0.06690323" calcext:value-type="float">
            <text:p>0.0669032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575721" calcext:value-type="float">
            <text:p>0.08575721</text:p>
          </table:table-cell>
          <table:table-cell office:value-type="float" office:value="0.11562043" calcext:value-type="float">
            <text:p>0.11562043</text:p>
          </table:table-cell>
          <table:table-cell office:value-type="float" office:value="0.11162823" calcext:value-type="float">
            <text:p>0.11162823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344845" calcext:value-type="float">
            <text:p>0.01344845</text:p>
          </table:table-cell>
          <table:table-cell office:value-type="float" office:value="0.00790262" calcext:value-type="float">
            <text:p>0.00790262</text:p>
          </table:table-cell>
          <table:table-cell office:value-type="float" office:value="0.00911027" calcext:value-type="float">
            <text:p>0.0091102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596238" calcext:value-type="float">
            <text:p>0.02596238</text:p>
          </table:table-cell>
          <table:table-cell office:value-type="float" office:value="0.03159761" calcext:value-type="float">
            <text:p>0.03159761</text:p>
          </table:table-cell>
          <table:table-cell office:value-type="float" office:value="0.03088055" calcext:value-type="float">
            <text:p>0.0308805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9086" calcext:value-type="float">
            <text:p>0.0519086</text:p>
          </table:table-cell>
          <table:table-cell office:value-type="float" office:value="0.04669704" calcext:value-type="float">
            <text:p>0.04669704</text:p>
          </table:table-cell>
          <table:table-cell office:value-type="float" office:value="0.04638143" calcext:value-type="float">
            <text:p>0.0463814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651576" calcext:value-type="float">
            <text:p>0.07651576</text:p>
          </table:table-cell>
          <table:table-cell office:value-type="float" office:value="0.06617814" calcext:value-type="float">
            <text:p>0.06617814</text:p>
          </table:table-cell>
          <table:table-cell office:value-type="float" office:value="0.0665667" calcext:value-type="float">
            <text:p>0.066566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8755584" calcext:value-type="float">
            <text:p>0.08755584</text:p>
          </table:table-cell>
          <table:table-cell office:value-type="float" office:value="0.11214723" calcext:value-type="float">
            <text:p>0.11214723</text:p>
          </table:table-cell>
          <table:table-cell office:value-type="float" office:value="0.10950193" calcext:value-type="float">
            <text:p>0.10950193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336658" calcext:value-type="float">
            <text:p>0.01336658</text:p>
          </table:table-cell>
          <table:table-cell office:value-type="float" office:value="0.00768898" calcext:value-type="float">
            <text:p>0.00768898</text:p>
          </table:table-cell>
          <table:table-cell office:value-type="float" office:value="0.00899023" calcext:value-type="float">
            <text:p>0.0089902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628511" calcext:value-type="float">
            <text:p>0.02628511</text:p>
          </table:table-cell>
          <table:table-cell office:value-type="float" office:value="0.03109855" calcext:value-type="float">
            <text:p>0.03109855</text:p>
          </table:table-cell>
          <table:table-cell office:value-type="float" office:value="0.03030255" calcext:value-type="float">
            <text:p>0.0303025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53015" calcext:value-type="float">
            <text:p>0.05253015</text:p>
          </table:table-cell>
          <table:table-cell office:value-type="float" office:value="0.04775699" calcext:value-type="float">
            <text:p>0.04775699</text:p>
          </table:table-cell>
          <table:table-cell office:value-type="float" office:value="0.04751821" calcext:value-type="float">
            <text:p>0.0475182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811459" calcext:value-type="float">
            <text:p>0.07811459</text:p>
          </table:table-cell>
          <table:table-cell office:value-type="float" office:value="0.06499626" calcext:value-type="float">
            <text:p>0.06499626</text:p>
          </table:table-cell>
          <table:table-cell office:value-type="float" office:value="0.06623457" calcext:value-type="float">
            <text:p>0.0662345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114023" calcext:value-type="float">
            <text:p>0.09114023</text:p>
          </table:table-cell>
          <table:table-cell office:value-type="float" office:value="0.1107385" calcext:value-type="float">
            <text:p>0.1107385</text:p>
          </table:table-cell>
          <table:table-cell office:value-type="float" office:value="0.10503708" calcext:value-type="float">
            <text:p>0.10503708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327277" calcext:value-type="float">
            <text:p>0.01327277</text:p>
          </table:table-cell>
          <table:table-cell office:value-type="float" office:value="0.00744404" calcext:value-type="float">
            <text:p>0.00744404</text:p>
          </table:table-cell>
          <table:table-cell office:value-type="float" office:value="0.00879033" calcext:value-type="float">
            <text:p>0.0087903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78035" calcext:value-type="float">
            <text:p>0.0278035</text:p>
          </table:table-cell>
          <table:table-cell office:value-type="float" office:value="0.0305554" calcext:value-type="float">
            <text:p>0.0305554</text:p>
          </table:table-cell>
          <table:table-cell office:value-type="float" office:value="0.02938737" calcext:value-type="float">
            <text:p>0.0293873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65071" calcext:value-type="float">
            <text:p>0.05365071</text:p>
          </table:table-cell>
          <table:table-cell office:value-type="float" office:value="0.0496704" calcext:value-type="float">
            <text:p>0.0496704</text:p>
          </table:table-cell>
          <table:table-cell office:value-type="float" office:value="0.04970875" calcext:value-type="float">
            <text:p>0.0497087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854781" calcext:value-type="float">
            <text:p>0.07854781</text:p>
          </table:table-cell>
          <table:table-cell office:value-type="float" office:value="0.06355017" calcext:value-type="float">
            <text:p>0.06355017</text:p>
          </table:table-cell>
          <table:table-cell office:value-type="float" office:value="0.06637671" calcext:value-type="float">
            <text:p>0.0663767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325478" calcext:value-type="float">
            <text:p>0.09325478</text:p>
          </table:table-cell>
          <table:table-cell office:value-type="float" office:value="0.10852376" calcext:value-type="float">
            <text:p>0.10852376</text:p>
          </table:table-cell>
          <table:table-cell office:value-type="float" office:value="0.10298938" calcext:value-type="float">
            <text:p>0.10298938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9022" calcext:value-type="float">
            <text:p>0.0129022</text:p>
          </table:table-cell>
          <table:table-cell office:value-type="float" office:value="0.00740869" calcext:value-type="float">
            <text:p>0.00740869</text:p>
          </table:table-cell>
          <table:table-cell office:value-type="float" office:value="0.00844866" calcext:value-type="float">
            <text:p>0.0084486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878149" calcext:value-type="float">
            <text:p>0.02878149</text:p>
          </table:table-cell>
          <table:table-cell office:value-type="float" office:value="0.03013182" calcext:value-type="float">
            <text:p>0.03013182</text:p>
          </table:table-cell>
          <table:table-cell office:value-type="float" office:value="0.02891705" calcext:value-type="float">
            <text:p>0.0289170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426448" calcext:value-type="float">
            <text:p>0.05426448</text:p>
          </table:table-cell>
          <table:table-cell office:value-type="float" office:value="0.0506437" calcext:value-type="float">
            <text:p>0.0506437</text:p>
          </table:table-cell>
          <table:table-cell office:value-type="float" office:value="0.05075713" calcext:value-type="float">
            <text:p>0.0507571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876633" calcext:value-type="float">
            <text:p>0.07876633</text:p>
          </table:table-cell>
          <table:table-cell office:value-type="float" office:value="0.06340261" calcext:value-type="float">
            <text:p>0.06340261</text:p>
          </table:table-cell>
          <table:table-cell office:value-type="float" office:value="0.06662813" calcext:value-type="float">
            <text:p>0.0666281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03377" calcext:value-type="float">
            <text:p>0.09703377</text:p>
          </table:table-cell>
          <table:table-cell office:value-type="float" office:value="0.10665952" calcext:value-type="float">
            <text:p>0.10665952</text:p>
          </table:table-cell>
          <table:table-cell office:value-type="float" office:value="0.09923597" calcext:value-type="float">
            <text:p>0.09923597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42115" calcext:value-type="float">
            <text:p>0.01242115</text:p>
          </table:table-cell>
          <table:table-cell office:value-type="float" office:value="0.0073033" calcext:value-type="float">
            <text:p>0.0073033</text:p>
          </table:table-cell>
          <table:table-cell office:value-type="float" office:value="0.00830974" calcext:value-type="float">
            <text:p>0.0083097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076509" calcext:value-type="float">
            <text:p>0.03076509</text:p>
          </table:table-cell>
          <table:table-cell office:value-type="float" office:value="0.02929926" calcext:value-type="float">
            <text:p>0.02929926</text:p>
          </table:table-cell>
          <table:table-cell office:value-type="float" office:value="0.02812717" calcext:value-type="float">
            <text:p>0.0281271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507635" calcext:value-type="float">
            <text:p>0.05507635</text:p>
          </table:table-cell>
          <table:table-cell office:value-type="float" office:value="0.05203759" calcext:value-type="float">
            <text:p>0.05203759</text:p>
          </table:table-cell>
          <table:table-cell office:value-type="float" office:value="0.05222642" calcext:value-type="float">
            <text:p>0.0522264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835355" calcext:value-type="float">
            <text:p>0.07835355</text:p>
          </table:table-cell>
          <table:table-cell office:value-type="float" office:value="0.06339971" calcext:value-type="float">
            <text:p>0.06339971</text:p>
          </table:table-cell>
          <table:table-cell office:value-type="float" office:value="0.06661092" calcext:value-type="float">
            <text:p>0.0666109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901036" calcext:value-type="float">
            <text:p>0.09901036</text:p>
          </table:table-cell>
          <table:table-cell office:value-type="float" office:value="0.10625492" calcext:value-type="float">
            <text:p>0.10625492</text:p>
          </table:table-cell>
          <table:table-cell office:value-type="float" office:value="0.09765098" calcext:value-type="float">
            <text:p>0.09765098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16956" calcext:value-type="float">
            <text:p>0.01216956</text:p>
          </table:table-cell>
          <table:table-cell office:value-type="float" office:value="0.00726359" calcext:value-type="float">
            <text:p>0.00726359</text:p>
          </table:table-cell>
          <table:table-cell office:value-type="float" office:value="0.00811542" calcext:value-type="float">
            <text:p>0.0081154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85685" calcext:value-type="float">
            <text:p>0.03285685</text:p>
          </table:table-cell>
          <table:table-cell office:value-type="float" office:value="0.02904807" calcext:value-type="float">
            <text:p>0.02904807</text:p>
          </table:table-cell>
          <table:table-cell office:value-type="float" office:value="0.02787604" calcext:value-type="float">
            <text:p>0.0278760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634194" calcext:value-type="float">
            <text:p>0.05634194</text:p>
          </table:table-cell>
          <table:table-cell office:value-type="float" office:value="0.05268216" calcext:value-type="float">
            <text:p>0.05268216</text:p>
          </table:table-cell>
          <table:table-cell office:value-type="float" office:value="0.05304401" calcext:value-type="float">
            <text:p>0.0530440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728787" calcext:value-type="float">
            <text:p>0.07728787</text:p>
          </table:table-cell>
          <table:table-cell office:value-type="float" office:value="0.06368995" calcext:value-type="float">
            <text:p>0.06368995</text:p>
          </table:table-cell>
          <table:table-cell office:value-type="float" office:value="0.06731059" calcext:value-type="float">
            <text:p>0.0673105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179119" calcext:value-type="float">
            <text:p>0.10179119</text:p>
          </table:table-cell>
          <table:table-cell office:value-type="float" office:value="0.10613866" calcext:value-type="float">
            <text:p>0.10613866</text:p>
          </table:table-cell>
          <table:table-cell office:value-type="float" office:value="0.09504434" calcext:value-type="float">
            <text:p>0.09504434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7686" calcext:value-type="float">
            <text:p>0.01147686</text:p>
          </table:table-cell>
          <table:table-cell office:value-type="float" office:value="0.00728951" calcext:value-type="float">
            <text:p>0.00728951</text:p>
          </table:table-cell>
          <table:table-cell office:value-type="float" office:value="0.00798746" calcext:value-type="float">
            <text:p>0.0079874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413335" calcext:value-type="float">
            <text:p>0.03413335</text:p>
          </table:table-cell>
          <table:table-cell office:value-type="float" office:value="0.02820075" calcext:value-type="float">
            <text:p>0.02820075</text:p>
          </table:table-cell>
          <table:table-cell office:value-type="float" office:value="0.02735363" calcext:value-type="float">
            <text:p>0.0273536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684785" calcext:value-type="float">
            <text:p>0.05684785</text:p>
          </table:table-cell>
          <table:table-cell office:value-type="float" office:value="0.05391706" calcext:value-type="float">
            <text:p>0.05391706</text:p>
          </table:table-cell>
          <table:table-cell office:value-type="float" office:value="0.05438458" calcext:value-type="float">
            <text:p>0.0543845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669504" calcext:value-type="float">
            <text:p>0.07669504</text:p>
          </table:table-cell>
          <table:table-cell office:value-type="float" office:value="0.06456061" calcext:value-type="float">
            <text:p>0.06456061</text:p>
          </table:table-cell>
          <table:table-cell office:value-type="float" office:value="0.06774902" calcext:value-type="float">
            <text:p>0.0677490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287227" calcext:value-type="float">
            <text:p>0.10287227</text:p>
          </table:table-cell>
          <table:table-cell office:value-type="float" office:value="0.10734929" calcext:value-type="float">
            <text:p>0.10734929</text:p>
          </table:table-cell>
          <table:table-cell office:value-type="float" office:value="0.0943994" calcext:value-type="float">
            <text:p>0.0943994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34269" calcext:value-type="float">
            <text:p>0.01134269</text:p>
          </table:table-cell>
          <table:table-cell office:value-type="float" office:value="0.00734988" calcext:value-type="float">
            <text:p>0.00734988</text:p>
          </table:table-cell>
          <table:table-cell office:value-type="float" office:value="0.00778898" calcext:value-type="float">
            <text:p>0.0077889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607133" calcext:value-type="float">
            <text:p>0.03607133</text:p>
          </table:table-cell>
          <table:table-cell office:value-type="float" office:value="0.02769413" calcext:value-type="float">
            <text:p>0.02769413</text:p>
          </table:table-cell>
          <table:table-cell office:value-type="float" office:value="0.02725163" calcext:value-type="float">
            <text:p>0.0272516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809163" calcext:value-type="float">
            <text:p>0.05809163</text:p>
          </table:table-cell>
          <table:table-cell office:value-type="float" office:value="0.05452978" calcext:value-type="float">
            <text:p>0.05452978</text:p>
          </table:table-cell>
          <table:table-cell office:value-type="float" office:value="0.05492792" calcext:value-type="float">
            <text:p>0.0549279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511039" calcext:value-type="float">
            <text:p>0.07511039</text:p>
          </table:table-cell>
          <table:table-cell office:value-type="float" office:value="0.0652411" calcext:value-type="float">
            <text:p>0.0652411</text:p>
          </table:table-cell>
          <table:table-cell office:value-type="float" office:value="0.0684626" calcext:value-type="float">
            <text:p>0.068462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416804" calcext:value-type="float">
            <text:p>0.10416804</text:p>
          </table:table-cell>
          <table:table-cell office:value-type="float" office:value="0.10758321" calcext:value-type="float">
            <text:p>0.10758321</text:p>
          </table:table-cell>
          <table:table-cell office:value-type="float" office:value="0.09312718" calcext:value-type="float">
            <text:p>0.09312718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78062" calcext:value-type="float">
            <text:p>0.01078062</text:p>
          </table:table-cell>
          <table:table-cell office:value-type="float" office:value="0.00744984" calcext:value-type="float">
            <text:p>0.00744984</text:p>
          </table:table-cell>
          <table:table-cell office:value-type="float" office:value="0.00781605" calcext:value-type="float">
            <text:p>0.0078160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698173" calcext:value-type="float">
            <text:p>0.03698173</text:p>
          </table:table-cell>
          <table:table-cell office:value-type="float" office:value="0.02680991" calcext:value-type="float">
            <text:p>0.02680991</text:p>
          </table:table-cell>
          <table:table-cell office:value-type="float" office:value="0.02679436" calcext:value-type="float">
            <text:p>0.0267943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872975" calcext:value-type="float">
            <text:p>0.05872975</text:p>
          </table:table-cell>
          <table:table-cell office:value-type="float" office:value="0.05591008" calcext:value-type="float">
            <text:p>0.05591008</text:p>
          </table:table-cell>
          <table:table-cell office:value-type="float" office:value="0.05623766" calcext:value-type="float">
            <text:p>0.0562376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458989" calcext:value-type="float">
            <text:p>0.07458989</text:p>
          </table:table-cell>
          <table:table-cell office:value-type="float" office:value="0.06655081" calcext:value-type="float">
            <text:p>0.06655081</text:p>
          </table:table-cell>
          <table:table-cell office:value-type="float" office:value="0.068805" calcext:value-type="float">
            <text:p>0.06880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437392" calcext:value-type="float">
            <text:p>0.10437392</text:p>
          </table:table-cell>
          <table:table-cell office:value-type="float" office:value="0.10909431" calcext:value-type="float">
            <text:p>0.10909431</text:p>
          </table:table-cell>
          <table:table-cell office:value-type="float" office:value="0.09294986" calcext:value-type="float">
            <text:p>0.09294986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51373" calcext:value-type="float">
            <text:p>0.01051373</text:p>
          </table:table-cell>
          <table:table-cell office:value-type="float" office:value="0.00743507" calcext:value-type="float">
            <text:p>0.00743507</text:p>
          </table:table-cell>
          <table:table-cell office:value-type="float" office:value="0.0078657" calcext:value-type="float">
            <text:p>0.007865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823079" calcext:value-type="float">
            <text:p>0.03823079</text:p>
          </table:table-cell>
          <table:table-cell office:value-type="float" office:value="0.02652682" calcext:value-type="float">
            <text:p>0.02652682</text:p>
          </table:table-cell>
          <table:table-cell office:value-type="float" office:value="0.02672022" calcext:value-type="float">
            <text:p>0.0267202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005421" calcext:value-type="float">
            <text:p>0.06005421</text:p>
          </table:table-cell>
          <table:table-cell office:value-type="float" office:value="0.05652774" calcext:value-type="float">
            <text:p>0.05652774</text:p>
          </table:table-cell>
          <table:table-cell office:value-type="float" office:value="0.05714244" calcext:value-type="float">
            <text:p>0.0571424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308431" calcext:value-type="float">
            <text:p>0.07308431</text:p>
          </table:table-cell>
          <table:table-cell office:value-type="float" office:value="0.0672396" calcext:value-type="float">
            <text:p>0.0672396</text:p>
          </table:table-cell>
          <table:table-cell office:value-type="float" office:value="0.06986745" calcext:value-type="float">
            <text:p>0.0698674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321929" calcext:value-type="float">
            <text:p>0.10321929</text:p>
          </table:table-cell>
          <table:table-cell office:value-type="float" office:value="0.1093771" calcext:value-type="float">
            <text:p>0.1093771</text:p>
          </table:table-cell>
          <table:table-cell office:value-type="float" office:value="0.09299967" calcext:value-type="float">
            <text:p>0.09299967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17521" calcext:value-type="float">
            <text:p>0.01017521</text:p>
          </table:table-cell>
          <table:table-cell office:value-type="float" office:value="0.00737373" calcext:value-type="float">
            <text:p>0.00737373</text:p>
          </table:table-cell>
          <table:table-cell office:value-type="float" office:value="0.00786028" calcext:value-type="float">
            <text:p>0.0078602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885368" calcext:value-type="float">
            <text:p>0.03885368</text:p>
          </table:table-cell>
          <table:table-cell office:value-type="float" office:value="0.02593221" calcext:value-type="float">
            <text:p>0.02593221</text:p>
          </table:table-cell>
          <table:table-cell office:value-type="float" office:value="0.0264475" calcext:value-type="float">
            <text:p>0.026447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084804" calcext:value-type="float">
            <text:p>0.06084804</text:p>
          </table:table-cell>
          <table:table-cell office:value-type="float" office:value="0.05826578" calcext:value-type="float">
            <text:p>0.05826578</text:p>
          </table:table-cell>
          <table:table-cell office:value-type="float" office:value="0.05860171" calcext:value-type="float">
            <text:p>0.0586017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41374" calcext:value-type="float">
            <text:p>0.07241374</text:p>
          </table:table-cell>
          <table:table-cell office:value-type="float" office:value="0.06864258" calcext:value-type="float">
            <text:p>0.06864258</text:p>
          </table:table-cell>
          <table:table-cell office:value-type="float" office:value="0.07059564" calcext:value-type="float">
            <text:p>0.0705956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225496" calcext:value-type="float">
            <text:p>0.10225496</text:p>
          </table:table-cell>
          <table:table-cell office:value-type="float" office:value="0.11000605" calcext:value-type="float">
            <text:p>0.11000605</text:p>
          </table:table-cell>
          <table:table-cell office:value-type="float" office:value="0.09283993" calcext:value-type="float">
            <text:p>0.09283993</text:p>
          </table:table-cell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02055" calcext:value-type="float">
            <text:p>0.01002055</text:p>
          </table:table-cell>
          <table:table-cell office:value-type="float" office:value="0.00747814" calcext:value-type="float">
            <text:p>0.00747814</text:p>
          </table:table-cell>
          <table:table-cell office:value-type="float" office:value="0.00814846" calcext:value-type="float">
            <text:p>0.0081484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916936" calcext:value-type="float">
            <text:p>0.03916936</text:p>
          </table:table-cell>
          <table:table-cell office:value-type="float" office:value="0.02584644" calcext:value-type="float">
            <text:p>0.02584644</text:p>
          </table:table-cell>
          <table:table-cell office:value-type="float" office:value="0.02651014" calcext:value-type="float">
            <text:p>0.0265101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093994" calcext:value-type="float">
            <text:p>0.06093994</text:p>
          </table:table-cell>
          <table:table-cell office:value-type="float" office:value="0.05922631" calcext:value-type="float">
            <text:p>0.05922631</text:p>
          </table:table-cell>
          <table:table-cell office:value-type="float" office:value="0.05958953" calcext:value-type="float">
            <text:p>0.0595895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7343" calcext:value-type="float">
            <text:p>0.07187343</text:p>
          </table:table-cell>
          <table:table-cell office:value-type="float" office:value="0.06917018" calcext:value-type="float">
            <text:p>0.06917018</text:p>
          </table:table-cell>
          <table:table-cell office:value-type="float" office:value="0.07233769" calcext:value-type="float">
            <text:p>0.0723376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998173" calcext:value-type="float">
            <text:p>0.09998173</text:p>
          </table:table-cell>
          <table:table-cell office:value-type="float" office:value="0.10988171" calcext:value-type="float">
            <text:p>0.10988171</text:p>
          </table:table-cell>
          <table:table-cell office:value-type="float" office:value="0.09319243" calcext:value-type="float">
            <text:p>0.0931924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79558" calcext:value-type="float">
            <text:p>0.00979558</text:p>
          </table:table-cell>
          <table:table-cell office:value-type="float" office:value="0.00734003" calcext:value-type="float">
            <text:p>0.00734003</text:p>
          </table:table-cell>
          <table:table-cell office:value-type="float" office:value="0.00815418" calcext:value-type="float">
            <text:p>0.0081541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924818" calcext:value-type="float">
            <text:p>0.03924818</text:p>
          </table:table-cell>
          <table:table-cell office:value-type="float" office:value="0.0256332" calcext:value-type="float">
            <text:p>0.0256332</text:p>
          </table:table-cell>
          <table:table-cell office:value-type="float" office:value="0.0264546" calcext:value-type="float">
            <text:p>0.026454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081975" calcext:value-type="float">
            <text:p>0.06081975</text:p>
          </table:table-cell>
          <table:table-cell office:value-type="float" office:value="0.06117102" calcext:value-type="float">
            <text:p>0.06117102</text:p>
          </table:table-cell>
          <table:table-cell office:value-type="float" office:value="0.06137677" calcext:value-type="float">
            <text:p>0.0613767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15103" calcext:value-type="float">
            <text:p>0.07215103</text:p>
          </table:table-cell>
          <table:table-cell office:value-type="float" office:value="0.07033712" calcext:value-type="float">
            <text:p>0.07033712</text:p>
          </table:table-cell>
          <table:table-cell office:value-type="float" office:value="0.07332747" calcext:value-type="float">
            <text:p>0.0733274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879441" calcext:value-type="float">
            <text:p>0.09879441</text:p>
          </table:table-cell>
          <table:table-cell office:value-type="float" office:value="0.10871983" calcext:value-type="float">
            <text:p>0.10871983</text:p>
          </table:table-cell>
          <table:table-cell office:value-type="float" office:value="0.09324566" calcext:value-type="float">
            <text:p>0.09324566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72468" calcext:value-type="float">
            <text:p>0.00972468</text:p>
          </table:table-cell>
          <table:table-cell office:value-type="float" office:value="0.0075332" calcext:value-type="float">
            <text:p>0.0075332</text:p>
          </table:table-cell>
          <table:table-cell office:value-type="float" office:value="0.00859442" calcext:value-type="float">
            <text:p>0.0085944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904318" calcext:value-type="float">
            <text:p>0.03904318</text:p>
          </table:table-cell>
          <table:table-cell office:value-type="float" office:value="0.02586505" calcext:value-type="float">
            <text:p>0.02586505</text:p>
          </table:table-cell>
          <table:table-cell office:value-type="float" office:value="0.02664296" calcext:value-type="float">
            <text:p>0.0266429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6048872" calcext:value-type="float">
            <text:p>0.06048872</text:p>
          </table:table-cell>
          <table:table-cell office:value-type="float" office:value="0.0620179" calcext:value-type="float">
            <text:p>0.0620179</text:p>
          </table:table-cell>
          <table:table-cell office:value-type="float" office:value="0.06230778" calcext:value-type="float">
            <text:p>0.0623077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52066" calcext:value-type="float">
            <text:p>0.07252066</text:p>
          </table:table-cell>
          <table:table-cell office:value-type="float" office:value="0.07131684" calcext:value-type="float">
            <text:p>0.07131684</text:p>
          </table:table-cell>
          <table:table-cell office:value-type="float" office:value="0.07550199" calcext:value-type="float">
            <text:p>0.0755019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99367" calcext:value-type="float">
            <text:p>0.09599367</text:p>
          </table:table-cell>
          <table:table-cell office:value-type="float" office:value="0.1080083" calcext:value-type="float">
            <text:p>0.1080083</text:p>
          </table:table-cell>
          <table:table-cell office:value-type="float" office:value="0.09350046" calcext:value-type="float">
            <text:p>0.09350046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76721" calcext:value-type="float">
            <text:p>0.00976721</text:p>
          </table:table-cell>
          <table:table-cell office:value-type="float" office:value="0.00747652" calcext:value-type="float">
            <text:p>0.00747652</text:p>
          </table:table-cell>
          <table:table-cell office:value-type="float" office:value="0.00873147" calcext:value-type="float">
            <text:p>0.0087314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864893" calcext:value-type="float">
            <text:p>0.03864893</text:p>
          </table:table-cell>
          <table:table-cell office:value-type="float" office:value="0.02642676" calcext:value-type="float">
            <text:p>0.02642676</text:p>
          </table:table-cell>
          <table:table-cell office:value-type="float" office:value="0.02705524" calcext:value-type="float">
            <text:p>0.0270552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922744" calcext:value-type="float">
            <text:p>0.05922744</text:p>
          </table:table-cell>
          <table:table-cell office:value-type="float" office:value="0.06408149" calcext:value-type="float">
            <text:p>0.06408149</text:p>
          </table:table-cell>
          <table:table-cell office:value-type="float" office:value="0.0641818" calcext:value-type="float">
            <text:p>0.064181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54963" calcext:value-type="float">
            <text:p>0.07254963</text:p>
          </table:table-cell>
          <table:table-cell office:value-type="float" office:value="0.07177883" calcext:value-type="float">
            <text:p>0.07177883</text:p>
          </table:table-cell>
          <table:table-cell office:value-type="float" office:value="0.07693678" calcext:value-type="float">
            <text:p>0.0769367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78062" calcext:value-type="float">
            <text:p>0.09478062</text:p>
          </table:table-cell>
          <table:table-cell office:value-type="float" office:value="0.10536887" calcext:value-type="float">
            <text:p>0.10536887</text:p>
          </table:table-cell>
          <table:table-cell office:value-type="float" office:value="0.09365448" calcext:value-type="float">
            <text:p>0.09365448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70963" calcext:value-type="float">
            <text:p>0.00970963</text:p>
          </table:table-cell>
          <table:table-cell office:value-type="float" office:value="0.00746063" calcext:value-type="float">
            <text:p>0.00746063</text:p>
          </table:table-cell>
          <table:table-cell office:value-type="float" office:value="0.00912823" calcext:value-type="float">
            <text:p>0.0091282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751986" calcext:value-type="float">
            <text:p>0.03751986</text:p>
          </table:table-cell>
          <table:table-cell office:value-type="float" office:value="0.02677725" calcext:value-type="float">
            <text:p>0.02677725</text:p>
          </table:table-cell>
          <table:table-cell office:value-type="float" office:value="0.02734243" calcext:value-type="float">
            <text:p>0.0273424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821988" calcext:value-type="float">
            <text:p>0.05821988</text:p>
          </table:table-cell>
          <table:table-cell office:value-type="float" office:value="0.06479317" calcext:value-type="float">
            <text:p>0.06479317</text:p>
          </table:table-cell>
          <table:table-cell office:value-type="float" office:value="0.06523542" calcext:value-type="float">
            <text:p>0.0652354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59527" calcext:value-type="float">
            <text:p>0.07259527</text:p>
          </table:table-cell>
          <table:table-cell office:value-type="float" office:value="0.07234357" calcext:value-type="float">
            <text:p>0.07234357</text:p>
          </table:table-cell>
          <table:table-cell office:value-type="float" office:value="0.08001922" calcext:value-type="float">
            <text:p>0.0800192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268025" calcext:value-type="float">
            <text:p>0.09268025</text:p>
          </table:table-cell>
          <table:table-cell office:value-type="float" office:value="0.10392854" calcext:value-type="float">
            <text:p>0.10392854</text:p>
          </table:table-cell>
          <table:table-cell office:value-type="float" office:value="0.09338391" calcext:value-type="float">
            <text:p>0.09338391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74207" calcext:value-type="float">
            <text:p>0.00974207</text:p>
          </table:table-cell>
          <table:table-cell office:value-type="float" office:value="0.00754406" calcext:value-type="float">
            <text:p>0.00754406</text:p>
          </table:table-cell>
          <table:table-cell office:value-type="float" office:value="0.00926507" calcext:value-type="float">
            <text:p>0.0092650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696584" calcext:value-type="float">
            <text:p>0.03696584</text:p>
          </table:table-cell>
          <table:table-cell office:value-type="float" office:value="0.02788283" calcext:value-type="float">
            <text:p>0.02788283</text:p>
          </table:table-cell>
          <table:table-cell office:value-type="float" office:value="0.02817658" calcext:value-type="float">
            <text:p>0.0281765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572881" calcext:value-type="float">
            <text:p>0.05572881</text:p>
          </table:table-cell>
          <table:table-cell office:value-type="float" office:value="0.06596908" calcext:value-type="float">
            <text:p>0.06596908</text:p>
          </table:table-cell>
          <table:table-cell office:value-type="float" office:value="0.06644641" calcext:value-type="float">
            <text:p>0.0664464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60808" calcext:value-type="float">
            <text:p>0.07260808</text:p>
          </table:table-cell>
          <table:table-cell office:value-type="float" office:value="0.07346486" calcext:value-type="float">
            <text:p>0.07346486</text:p>
          </table:table-cell>
          <table:table-cell office:value-type="float" office:value="0.08190129" calcext:value-type="float">
            <text:p>0.0819012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173118" calcext:value-type="float">
            <text:p>0.09173118</text:p>
          </table:table-cell>
          <table:table-cell office:value-type="float" office:value="0.10009947" calcext:value-type="float">
            <text:p>0.10009947</text:p>
          </table:table-cell>
          <table:table-cell office:value-type="float" office:value="0.09305063" calcext:value-type="float">
            <text:p>0.09305063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86993" calcext:value-type="float">
            <text:p>0.00986993</text:p>
          </table:table-cell>
          <table:table-cell office:value-type="float" office:value="0.00758234" calcext:value-type="float">
            <text:p>0.00758234</text:p>
          </table:table-cell>
          <table:table-cell office:value-type="float" office:value="0.00933255" calcext:value-type="float">
            <text:p>0.0093325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50889" calcext:value-type="float">
            <text:p>0.0350889</text:p>
          </table:table-cell>
          <table:table-cell office:value-type="float" office:value="0.02853185" calcext:value-type="float">
            <text:p>0.02853185</text:p>
          </table:table-cell>
          <table:table-cell office:value-type="float" office:value="0.02855019" calcext:value-type="float">
            <text:p>0.0285501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43353" calcext:value-type="float">
            <text:p>0.0543353</text:p>
          </table:table-cell>
          <table:table-cell office:value-type="float" office:value="0.0661746" calcext:value-type="float">
            <text:p>0.0661746</text:p>
          </table:table-cell>
          <table:table-cell office:value-type="float" office:value="0.06663755" calcext:value-type="float">
            <text:p>0.0666375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28114" calcext:value-type="float">
            <text:p>0.07228114</text:p>
          </table:table-cell>
          <table:table-cell office:value-type="float" office:value="0.07470243" calcext:value-type="float">
            <text:p>0.07470243</text:p>
          </table:table-cell>
          <table:table-cell office:value-type="float" office:value="0.08554484" calcext:value-type="float">
            <text:p>0.0855448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09407" calcext:value-type="float">
            <text:p>0.0909407</text:p>
          </table:table-cell>
          <table:table-cell office:value-type="float" office:value="0.09809864" calcext:value-type="float">
            <text:p>0.09809864</text:p>
          </table:table-cell>
          <table:table-cell office:value-type="float" office:value="0.09231097" calcext:value-type="float">
            <text:p>0.09231097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0994326" calcext:value-type="float">
            <text:p>0.00994326</text:p>
          </table:table-cell>
          <table:table-cell office:value-type="float" office:value="0.00775246" calcext:value-type="float">
            <text:p>0.00775246</text:p>
          </table:table-cell>
          <table:table-cell office:value-type="float" office:value="0.00953038" calcext:value-type="float">
            <text:p>0.0095303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45419" calcext:value-type="float">
            <text:p>0.0345419</text:p>
          </table:table-cell>
          <table:table-cell office:value-type="float" office:value="0.02992873" calcext:value-type="float">
            <text:p>0.02992873</text:p>
          </table:table-cell>
          <table:table-cell office:value-type="float" office:value="0.02979982" calcext:value-type="float">
            <text:p>0.0297998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74436" calcext:value-type="float">
            <text:p>0.05174436</text:p>
          </table:table-cell>
          <table:table-cell office:value-type="float" office:value="0.0656984" calcext:value-type="float">
            <text:p>0.0656984</text:p>
          </table:table-cell>
          <table:table-cell office:value-type="float" office:value="0.06681328" calcext:value-type="float">
            <text:p>0.0668132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8644" calcext:value-type="float">
            <text:p>0.07158644</text:p>
          </table:table-cell>
          <table:table-cell office:value-type="float" office:value="0.07558557" calcext:value-type="float">
            <text:p>0.07558557</text:p>
          </table:table-cell>
          <table:table-cell office:value-type="float" office:value="0.0874408" calcext:value-type="float">
            <text:p>0.087440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061942" calcext:value-type="float">
            <text:p>0.09061942</text:p>
          </table:table-cell>
          <table:table-cell office:value-type="float" office:value="0.09376463" calcext:value-type="float">
            <text:p>0.09376463</text:p>
          </table:table-cell>
          <table:table-cell office:value-type="float" office:value="0.09157453" calcext:value-type="float">
            <text:p>0.0915745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0704" calcext:value-type="float">
            <text:p>0.0100704</text:p>
          </table:table-cell>
          <table:table-cell office:value-type="float" office:value="0.00793582" calcext:value-type="float">
            <text:p>0.00793582</text:p>
          </table:table-cell>
          <table:table-cell office:value-type="float" office:value="0.00949265" calcext:value-type="float">
            <text:p>0.0094926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47059" calcext:value-type="float">
            <text:p>0.03347059</text:p>
          </table:table-cell>
          <table:table-cell office:value-type="float" office:value="0.03048584" calcext:value-type="float">
            <text:p>0.03048584</text:p>
          </table:table-cell>
          <table:table-cell office:value-type="float" office:value="0.03025712" calcext:value-type="float">
            <text:p>0.0302571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014394" calcext:value-type="float">
            <text:p>0.05014394</text:p>
          </table:table-cell>
          <table:table-cell office:value-type="float" office:value="0.06523888" calcext:value-type="float">
            <text:p>0.06523888</text:p>
          </table:table-cell>
          <table:table-cell office:value-type="float" office:value="0.06620573" calcext:value-type="float">
            <text:p>0.0662057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93038" calcext:value-type="float">
            <text:p>0.07093038</text:p>
          </table:table-cell>
          <table:table-cell office:value-type="float" office:value="0.07654055" calcext:value-type="float">
            <text:p>0.07654055</text:p>
          </table:table-cell>
          <table:table-cell office:value-type="float" office:value="0.09140285" calcext:value-type="float">
            <text:p>0.0914028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075488" calcext:value-type="float">
            <text:p>0.09075488</text:p>
          </table:table-cell>
          <table:table-cell office:value-type="float" office:value="0.09208772" calcext:value-type="float">
            <text:p>0.09208772</text:p>
          </table:table-cell>
          <table:table-cell office:value-type="float" office:value="0.09000015" calcext:value-type="float">
            <text:p>0.09000015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23258" calcext:value-type="float">
            <text:p>0.01023258</text:p>
          </table:table-cell>
          <table:table-cell office:value-type="float" office:value="0.00809125" calcext:value-type="float">
            <text:p>0.00809125</text:p>
          </table:table-cell>
          <table:table-cell office:value-type="float" office:value="0.00943342" calcext:value-type="float">
            <text:p>0.0094334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3802" calcext:value-type="float">
            <text:p>0.03323802</text:p>
          </table:table-cell>
          <table:table-cell office:value-type="float" office:value="0.03185067" calcext:value-type="float">
            <text:p>0.03185067</text:p>
          </table:table-cell>
          <table:table-cell office:value-type="float" office:value="0.03132673" calcext:value-type="float">
            <text:p>0.0313267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765925" calcext:value-type="float">
            <text:p>0.04765925</text:p>
          </table:table-cell>
          <table:table-cell office:value-type="float" office:value="0.06341675" calcext:value-type="float">
            <text:p>0.06341675</text:p>
          </table:table-cell>
          <table:table-cell office:value-type="float" office:value="0.06471603" calcext:value-type="float">
            <text:p>0.0647160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977613" calcext:value-type="float">
            <text:p>0.06977613</text:p>
          </table:table-cell>
          <table:table-cell office:value-type="float" office:value="0.07873757" calcext:value-type="float">
            <text:p>0.07873757</text:p>
          </table:table-cell>
          <table:table-cell office:value-type="float" office:value="0.09285364" calcext:value-type="float">
            <text:p>0.0928536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142707" calcext:value-type="float">
            <text:p>0.09142707</text:p>
          </table:table-cell>
          <table:table-cell office:value-type="float" office:value="0.08835515" calcext:value-type="float">
            <text:p>0.08835515</text:p>
          </table:table-cell>
          <table:table-cell office:value-type="float" office:value="0.08895242" calcext:value-type="float">
            <text:p>0.08895242</text:p>
          </table:table-cell>
        </table:table-row>
        <table:table-row table:style-name="ro1">
          <table:table-cell office:value-type="float" office:value="12.67" calcext:value-type="float">
            <text:p>12.67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4351" calcext:value-type="float">
            <text:p>0.0104351</text:p>
          </table:table-cell>
          <table:table-cell office:value-type="float" office:value="0.00829426" calcext:value-type="float">
            <text:p>0.00829426</text:p>
          </table:table-cell>
          <table:table-cell office:value-type="float" office:value="0.00928059" calcext:value-type="float">
            <text:p>0.0092805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28205" calcext:value-type="float">
            <text:p>0.03228205</text:p>
          </table:table-cell>
          <table:table-cell office:value-type="float" office:value="0.03237859" calcext:value-type="float">
            <text:p>0.03237859</text:p>
          </table:table-cell>
          <table:table-cell office:value-type="float" office:value="0.03181063" calcext:value-type="float">
            <text:p>0.0318106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6859" calcext:value-type="float">
            <text:p>0.046859</text:p>
          </table:table-cell>
          <table:table-cell office:value-type="float" office:value="0.06224333" calcext:value-type="float">
            <text:p>0.06224333</text:p>
          </table:table-cell>
          <table:table-cell office:value-type="float" office:value="0.06341737" calcext:value-type="float">
            <text:p>0.0634173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901412" calcext:value-type="float">
            <text:p>0.06901412</text:p>
          </table:table-cell>
          <table:table-cell office:value-type="float" office:value="0.08155961" calcext:value-type="float">
            <text:p>0.08155961</text:p>
          </table:table-cell>
          <table:table-cell office:value-type="float" office:value="0.0959684" calcext:value-type="float">
            <text:p>0.095968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335652" calcext:value-type="float">
            <text:p>0.09335652</text:p>
          </table:table-cell>
          <table:table-cell office:value-type="float" office:value="0.08715998" calcext:value-type="float">
            <text:p>0.08715998</text:p>
          </table:table-cell>
          <table:table-cell office:value-type="float" office:value="0.08774399" calcext:value-type="float">
            <text:p>0.08774399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48758" calcext:value-type="float">
            <text:p>0.01048758</text:p>
          </table:table-cell>
          <table:table-cell office:value-type="float" office:value="0.00859398" calcext:value-type="float">
            <text:p>0.00859398</text:p>
          </table:table-cell>
          <table:table-cell office:value-type="float" office:value="0.0091264" calcext:value-type="float">
            <text:p>0.009126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11407" calcext:value-type="float">
            <text:p>0.03211407</text:p>
          </table:table-cell>
          <table:table-cell office:value-type="float" office:value="0.03292117" calcext:value-type="float">
            <text:p>0.03292117</text:p>
          </table:table-cell>
          <table:table-cell office:value-type="float" office:value="0.0327278" calcext:value-type="float">
            <text:p>0.032727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515695" calcext:value-type="float">
            <text:p>0.04515695</text:p>
          </table:table-cell>
          <table:table-cell office:value-type="float" office:value="0.05908985" calcext:value-type="float">
            <text:p>0.05908985</text:p>
          </table:table-cell>
          <table:table-cell office:value-type="float" office:value="0.06059334" calcext:value-type="float">
            <text:p>0.0605933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775406" calcext:value-type="float">
            <text:p>0.06775406</text:p>
          </table:table-cell>
          <table:table-cell office:value-type="float" office:value="0.08314256" calcext:value-type="float">
            <text:p>0.08314256</text:p>
          </table:table-cell>
          <table:table-cell office:value-type="float" office:value="0.09718114" calcext:value-type="float">
            <text:p>0.0971811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37641" calcext:value-type="float">
            <text:p>0.09437641</text:p>
          </table:table-cell>
          <table:table-cell office:value-type="float" office:value="0.08487964" calcext:value-type="float">
            <text:p>0.08487964</text:p>
          </table:table-cell>
          <table:table-cell office:value-type="float" office:value="0.0871229" calcext:value-type="float">
            <text:p>0.0871229</text:p>
          </table:table-cell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74656" calcext:value-type="float">
            <text:p>0.01074656</text:p>
          </table:table-cell>
          <table:table-cell office:value-type="float" office:value="0.0086516" calcext:value-type="float">
            <text:p>0.0086516</text:p>
          </table:table-cell>
          <table:table-cell office:value-type="float" office:value="0.00887387" calcext:value-type="float">
            <text:p>0.0088738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41705" calcext:value-type="float">
            <text:p>0.03141705</text:p>
          </table:table-cell>
          <table:table-cell office:value-type="float" office:value="0.03319844" calcext:value-type="float">
            <text:p>0.03319844</text:p>
          </table:table-cell>
          <table:table-cell office:value-type="float" office:value="0.03296465" calcext:value-type="float">
            <text:p>0.0329646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454055" calcext:value-type="float">
            <text:p>0.04454055</text:p>
          </table:table-cell>
          <table:table-cell office:value-type="float" office:value="0.05749804" calcext:value-type="float">
            <text:p>0.05749804</text:p>
          </table:table-cell>
          <table:table-cell office:value-type="float" office:value="0.05887821" calcext:value-type="float">
            <text:p>0.0588782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704431" calcext:value-type="float">
            <text:p>0.06704431</text:p>
          </table:table-cell>
          <table:table-cell office:value-type="float" office:value="0.08618549" calcext:value-type="float">
            <text:p>0.08618549</text:p>
          </table:table-cell>
          <table:table-cell office:value-type="float" office:value="0.09836207" calcext:value-type="float">
            <text:p>0.0983620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43696" calcext:value-type="float">
            <text:p>0.09643696</text:p>
          </table:table-cell>
          <table:table-cell office:value-type="float" office:value="0.08418688" calcext:value-type="float">
            <text:p>0.08418688</text:p>
          </table:table-cell>
          <table:table-cell office:value-type="float" office:value="0.08621743" calcext:value-type="float">
            <text:p>0.08621743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3827" calcext:value-type="float">
            <text:p>0.01093827</text:p>
          </table:table-cell>
          <table:table-cell office:value-type="float" office:value="0.0086723" calcext:value-type="float">
            <text:p>0.0086723</text:p>
          </table:table-cell>
          <table:table-cell office:value-type="float" office:value="0.00880106" calcext:value-type="float">
            <text:p>0.0088010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061157" calcext:value-type="float">
            <text:p>0.03061157</text:p>
          </table:table-cell>
          <table:table-cell office:value-type="float" office:value="0.0331352" calcext:value-type="float">
            <text:p>0.0331352</text:p>
          </table:table-cell>
          <table:table-cell office:value-type="float" office:value="0.0331277" calcext:value-type="float">
            <text:p>0.033127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408454" calcext:value-type="float">
            <text:p>0.04408454</text:p>
          </table:table-cell>
          <table:table-cell office:value-type="float" office:value="0.05394831" calcext:value-type="float">
            <text:p>0.05394831</text:p>
          </table:table-cell>
          <table:table-cell office:value-type="float" office:value="0.05546135" calcext:value-type="float">
            <text:p>0.0554613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67946" calcext:value-type="float">
            <text:p>0.0667946</text:p>
          </table:table-cell>
          <table:table-cell office:value-type="float" office:value="0.08762589" calcext:value-type="float">
            <text:p>0.08762589</text:p>
          </table:table-cell>
          <table:table-cell office:value-type="float" office:value="0.09880891" calcext:value-type="float">
            <text:p>0.0988089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50082" calcext:value-type="float">
            <text:p>0.09750082</text:p>
          </table:table-cell>
          <table:table-cell office:value-type="float" office:value="0.08379862" calcext:value-type="float">
            <text:p>0.08379862</text:p>
          </table:table-cell>
          <table:table-cell office:value-type="float" office:value="0.08602336" calcext:value-type="float">
            <text:p>0.08602336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3677" calcext:value-type="float">
            <text:p>0.0113677</text:p>
          </table:table-cell>
          <table:table-cell office:value-type="float" office:value="0.00874623" calcext:value-type="float">
            <text:p>0.00874623</text:p>
          </table:table-cell>
          <table:table-cell office:value-type="float" office:value="0.00867915" calcext:value-type="float">
            <text:p>0.0086791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038064" calcext:value-type="float">
            <text:p>0.03038064</text:p>
          </table:table-cell>
          <table:table-cell office:value-type="float" office:value="0.03290931" calcext:value-type="float">
            <text:p>0.03290931</text:p>
          </table:table-cell>
          <table:table-cell office:value-type="float" office:value="0.03311434" calcext:value-type="float">
            <text:p>0.0331143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424462" calcext:value-type="float">
            <text:p>0.04424462</text:p>
          </table:table-cell>
          <table:table-cell office:value-type="float" office:value="0.05244115" calcext:value-type="float">
            <text:p>0.05244115</text:p>
          </table:table-cell>
          <table:table-cell office:value-type="float" office:value="0.0539609" calcext:value-type="float">
            <text:p>0.053960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662607" calcext:value-type="float">
            <text:p>0.06662607</text:p>
          </table:table-cell>
          <table:table-cell office:value-type="float" office:value="0.08999317" calcext:value-type="float">
            <text:p>0.08999317</text:p>
          </table:table-cell>
          <table:table-cell office:value-type="float" office:value="0.09818203" calcext:value-type="float">
            <text:p>0.0981820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915373" calcext:value-type="float">
            <text:p>0.09915373</text:p>
          </table:table-cell>
          <table:table-cell office:value-type="float" office:value="0.08421363" calcext:value-type="float">
            <text:p>0.08421363</text:p>
          </table:table-cell>
          <table:table-cell office:value-type="float" office:value="0.08600131" calcext:value-type="float">
            <text:p>0.08600131</text:p>
          </table:table-cell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67913" calcext:value-type="float">
            <text:p>0.01167913</text:p>
          </table:table-cell>
          <table:table-cell office:value-type="float" office:value="0.00868485" calcext:value-type="float">
            <text:p>0.00868485</text:p>
          </table:table-cell>
          <table:table-cell office:value-type="float" office:value="0.0085202" calcext:value-type="float">
            <text:p>0.008520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977183" calcext:value-type="float">
            <text:p>0.02977183</text:p>
          </table:table-cell>
          <table:table-cell office:value-type="float" office:value="0.03201448" calcext:value-type="float">
            <text:p>0.03201448</text:p>
          </table:table-cell>
          <table:table-cell office:value-type="float" office:value="0.03281287" calcext:value-type="float">
            <text:p>0.0328128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50999" calcext:value-type="float">
            <text:p>0.0450999</text:p>
          </table:table-cell>
          <table:table-cell office:value-type="float" office:value="0.04957021" calcext:value-type="float">
            <text:p>0.04957021</text:p>
          </table:table-cell>
          <table:table-cell office:value-type="float" office:value="0.05088678" calcext:value-type="float">
            <text:p>0.0508867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695052" calcext:value-type="float">
            <text:p>0.06695052</text:p>
          </table:table-cell>
          <table:table-cell office:value-type="float" office:value="0.09106328" calcext:value-type="float">
            <text:p>0.09106328</text:p>
          </table:table-cell>
          <table:table-cell office:value-type="float" office:value="0.09722931" calcext:value-type="float">
            <text:p>0.0972293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993839" calcext:value-type="float">
            <text:p>0.09993839</text:p>
          </table:table-cell>
          <table:table-cell office:value-type="float" office:value="0.08639024" calcext:value-type="float">
            <text:p>0.08639024</text:p>
          </table:table-cell>
          <table:table-cell office:value-type="float" office:value="0.08623231" calcext:value-type="float">
            <text:p>0.08623231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76742" calcext:value-type="float">
            <text:p>0.01176742</text:p>
          </table:table-cell>
          <table:table-cell office:value-type="float" office:value="0.00865628" calcext:value-type="float">
            <text:p>0.00865628</text:p>
          </table:table-cell>
          <table:table-cell office:value-type="float" office:value="0.00835944" calcext:value-type="float">
            <text:p>0.0083594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95399" calcext:value-type="float">
            <text:p>0.0295399</text:p>
          </table:table-cell>
          <table:table-cell office:value-type="float" office:value="0.0315631" calcext:value-type="float">
            <text:p>0.0315631</text:p>
          </table:table-cell>
          <table:table-cell office:value-type="float" office:value="0.03233292" calcext:value-type="float">
            <text:p>0.0323329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60924" calcext:value-type="float">
            <text:p>0.0460924</text:p>
          </table:table-cell>
          <table:table-cell office:value-type="float" office:value="0.04845756" calcext:value-type="float">
            <text:p>0.04845756</text:p>
          </table:table-cell>
          <table:table-cell office:value-type="float" office:value="0.04947951" calcext:value-type="float">
            <text:p>0.0494795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787638" calcext:value-type="float">
            <text:p>0.06787638</text:p>
          </table:table-cell>
          <table:table-cell office:value-type="float" office:value="0.09235017" calcext:value-type="float">
            <text:p>0.09235017</text:p>
          </table:table-cell>
          <table:table-cell office:value-type="float" office:value="0.09423906" calcext:value-type="float">
            <text:p>0.0942390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059017" calcext:value-type="float">
            <text:p>0.10059017</text:p>
          </table:table-cell>
          <table:table-cell office:value-type="float" office:value="0.0881297" calcext:value-type="float">
            <text:p>0.0881297</text:p>
          </table:table-cell>
          <table:table-cell office:value-type="float" office:value="0.08770507" calcext:value-type="float">
            <text:p>0.08770507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10193" calcext:value-type="float">
            <text:p>0.01210193</text:p>
          </table:table-cell>
          <table:table-cell office:value-type="float" office:value="0.00829224" calcext:value-type="float">
            <text:p>0.00829224</text:p>
          </table:table-cell>
          <table:table-cell office:value-type="float" office:value="0.00841738" calcext:value-type="float">
            <text:p>0.0084173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92061" calcext:value-type="float">
            <text:p>0.0292061</text:p>
          </table:table-cell>
          <table:table-cell office:value-type="float" office:value="0.03039323" calcext:value-type="float">
            <text:p>0.03039323</text:p>
          </table:table-cell>
          <table:table-cell office:value-type="float" office:value="0.03136698" calcext:value-type="float">
            <text:p>0.0313669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820728" calcext:value-type="float">
            <text:p>0.04820728</text:p>
          </table:table-cell>
          <table:table-cell office:value-type="float" office:value="0.04648947" calcext:value-type="float">
            <text:p>0.04648947</text:p>
          </table:table-cell>
          <table:table-cell office:value-type="float" office:value="0.04723667" calcext:value-type="float">
            <text:p>0.0472366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84443" calcext:value-type="float">
            <text:p>0.0684443</text:p>
          </table:table-cell>
          <table:table-cell office:value-type="float" office:value="0.09257948" calcext:value-type="float">
            <text:p>0.09257948</text:p>
          </table:table-cell>
          <table:table-cell office:value-type="float" office:value="0.09211735" calcext:value-type="float">
            <text:p>0.0921173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094751" calcext:value-type="float">
            <text:p>0.10094751</text:p>
          </table:table-cell>
          <table:table-cell office:value-type="float" office:value="0.09294505" calcext:value-type="float">
            <text:p>0.09294505</text:p>
          </table:table-cell>
          <table:table-cell office:value-type="float" office:value="0.08862232" calcext:value-type="float">
            <text:p>0.08862232</text:p>
          </table:table-cell>
        </table:table-row>
        <table:table-row table:style-name="ro1">
          <table:table-cell office:value-type="float" office:value="12.91" calcext:value-type="float">
            <text:p>12.91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16226" calcext:value-type="float">
            <text:p>0.01216226</text:p>
          </table:table-cell>
          <table:table-cell office:value-type="float" office:value="0.00814884" calcext:value-type="float">
            <text:p>0.00814884</text:p>
          </table:table-cell>
          <table:table-cell office:value-type="float" office:value="0.00826867" calcext:value-type="float">
            <text:p>0.0082686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910569" calcext:value-type="float">
            <text:p>0.02910569</text:p>
          </table:table-cell>
          <table:table-cell office:value-type="float" office:value="0.02996431" calcext:value-type="float">
            <text:p>0.02996431</text:p>
          </table:table-cell>
          <table:table-cell office:value-type="float" office:value="0.030122" calcext:value-type="float">
            <text:p>0.03012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9371" calcext:value-type="float">
            <text:p>0.049371</text:p>
          </table:table-cell>
          <table:table-cell office:value-type="float" office:value="0.04604452" calcext:value-type="float">
            <text:p>0.04604452</text:p>
          </table:table-cell>
          <table:table-cell office:value-type="float" office:value="0.04659899" calcext:value-type="float">
            <text:p>0.0465989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17534" calcext:value-type="float">
            <text:p>0.07017534</text:p>
          </table:table-cell>
          <table:table-cell office:value-type="float" office:value="0.09194964" calcext:value-type="float">
            <text:p>0.09194964</text:p>
          </table:table-cell>
          <table:table-cell office:value-type="float" office:value="0.08767007" calcext:value-type="float">
            <text:p>0.0876700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025494" calcext:value-type="float">
            <text:p>0.10025494</text:p>
          </table:table-cell>
          <table:table-cell office:value-type="float" office:value="0.0952258" calcext:value-type="float">
            <text:p>0.0952258</text:p>
          </table:table-cell>
          <table:table-cell office:value-type="float" office:value="0.09158681" calcext:value-type="float">
            <text:p>0.09158681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35592" calcext:value-type="float">
            <text:p>0.01235592</text:p>
          </table:table-cell>
          <table:table-cell office:value-type="float" office:value="0.00773449" calcext:value-type="float">
            <text:p>0.00773449</text:p>
          </table:table-cell>
          <table:table-cell office:value-type="float" office:value="0.00848868" calcext:value-type="float">
            <text:p>0.0084886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900636" calcext:value-type="float">
            <text:p>0.02900636</text:p>
          </table:table-cell>
          <table:table-cell office:value-type="float" office:value="0.02891659" calcext:value-type="float">
            <text:p>0.02891659</text:p>
          </table:table-cell>
          <table:table-cell office:value-type="float" office:value="0.02948382" calcext:value-type="float">
            <text:p>0.0294838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56112" calcext:value-type="float">
            <text:p>0.05156112</text:p>
          </table:table-cell>
          <table:table-cell office:value-type="float" office:value="0.04541859" calcext:value-type="float">
            <text:p>0.04541859</text:p>
          </table:table-cell>
          <table:table-cell office:value-type="float" office:value="0.04571654" calcext:value-type="float">
            <text:p>0.0457165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2556" calcext:value-type="float">
            <text:p>0.0722556</text:p>
          </table:table-cell>
          <table:table-cell office:value-type="float" office:value="0.09127746" calcext:value-type="float">
            <text:p>0.09127746</text:p>
          </table:table-cell>
          <table:table-cell office:value-type="float" office:value="0.08512299" calcext:value-type="float">
            <text:p>0.0851229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945964" calcext:value-type="float">
            <text:p>0.09945964</text:p>
          </table:table-cell>
          <table:table-cell office:value-type="float" office:value="0.10378434" calcext:value-type="float">
            <text:p>0.10378434</text:p>
          </table:table-cell>
          <table:table-cell office:value-type="float" office:value="0.09351294" calcext:value-type="float">
            <text:p>0.09351294</text:p>
          </table:table-cell>
        </table:table-row>
        <table:table-row table:style-name="ro1">
          <table:table-cell office:value-type="float" office:value="12.97" calcext:value-type="float">
            <text:p>12.97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41515" calcext:value-type="float">
            <text:p>0.01241515</text:p>
          </table:table-cell>
          <table:table-cell office:value-type="float" office:value="0.00765128" calcext:value-type="float">
            <text:p>0.00765128</text:p>
          </table:table-cell>
          <table:table-cell office:value-type="float" office:value="0.00846835" calcext:value-type="float">
            <text:p>0.0084683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931898" calcext:value-type="float">
            <text:p>0.02931898</text:p>
          </table:table-cell>
          <table:table-cell office:value-type="float" office:value="0.02823972" calcext:value-type="float">
            <text:p>0.02823972</text:p>
          </table:table-cell>
          <table:table-cell office:value-type="float" office:value="0.02893768" calcext:value-type="float">
            <text:p>0.0289376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78497" calcext:value-type="float">
            <text:p>0.05278497</text:p>
          </table:table-cell>
          <table:table-cell office:value-type="float" office:value="0.04544867" calcext:value-type="float">
            <text:p>0.04544867</text:p>
          </table:table-cell>
          <table:table-cell office:value-type="float" office:value="0.04586106" calcext:value-type="float">
            <text:p>0.0458610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334566" calcext:value-type="float">
            <text:p>0.07334566</text:p>
          </table:table-cell>
          <table:table-cell office:value-type="float" office:value="0.08882329" calcext:value-type="float">
            <text:p>0.08882329</text:p>
          </table:table-cell>
          <table:table-cell office:value-type="float" office:value="0.08031838" calcext:value-type="float">
            <text:p>0.0803183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93285" calcext:value-type="float">
            <text:p>0.09793285</text:p>
          </table:table-cell>
          <table:table-cell office:value-type="float" office:value="0.10665128" calcext:value-type="float">
            <text:p>0.10665128</text:p>
          </table:table-cell>
          <table:table-cell office:value-type="float" office:value="0.09727093" calcext:value-type="float">
            <text:p>0.097270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41297" calcext:value-type="float">
            <text:p>0.01241297</text:p>
          </table:table-cell>
          <table:table-cell office:value-type="float" office:value="0.00737518" calcext:value-type="float">
            <text:p>0.00737518</text:p>
          </table:table-cell>
          <table:table-cell office:value-type="float" office:value="0.00855596" calcext:value-type="float">
            <text:p>0.0085559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2961439" calcext:value-type="float">
            <text:p>0.02961439</text:p>
          </table:table-cell>
          <table:table-cell office:value-type="float" office:value="0.02748599" calcext:value-type="float">
            <text:p>0.02748599</text:p>
          </table:table-cell>
          <table:table-cell office:value-type="float" office:value="0.02779561" calcext:value-type="float">
            <text:p>0.0277956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51704" calcext:value-type="float">
            <text:p>0.0551704</text:p>
          </table:table-cell>
          <table:table-cell office:value-type="float" office:value="0.0464135" calcext:value-type="float">
            <text:p>0.0464135</text:p>
          </table:table-cell>
          <table:table-cell office:value-type="float" office:value="0.04641379" calcext:value-type="float">
            <text:p>0.0464137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512147" calcext:value-type="float">
            <text:p>0.07512147</text:p>
          </table:table-cell>
          <table:table-cell office:value-type="float" office:value="0.08717406" calcext:value-type="float">
            <text:p>0.08717406</text:p>
          </table:table-cell>
          <table:table-cell office:value-type="float" office:value="0.07821516" calcext:value-type="float">
            <text:p>0.0782151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69752" calcext:value-type="float">
            <text:p>0.09669752</text:p>
          </table:table-cell>
          <table:table-cell office:value-type="float" office:value="0.11173582" calcext:value-type="float">
            <text:p>0.11173582</text:p>
          </table:table-cell>
          <table:table-cell office:value-type="float" office:value="0.09945773" calcext:value-type="float">
            <text:p>0.09945773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28279" calcext:value-type="float">
            <text:p>0.01228279</text:p>
          </table:table-cell>
          <table:table-cell office:value-type="float" office:value="0.00713945" calcext:value-type="float">
            <text:p>0.00713945</text:p>
          </table:table-cell>
          <table:table-cell office:value-type="float" office:value="0.00840987" calcext:value-type="float">
            <text:p>0.0084098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039713" calcext:value-type="float">
            <text:p>0.03039713</text:p>
          </table:table-cell>
          <table:table-cell office:value-type="float" office:value="0.02725253" calcext:value-type="float">
            <text:p>0.02725253</text:p>
          </table:table-cell>
          <table:table-cell office:value-type="float" office:value="0.02732623" calcext:value-type="float">
            <text:p>0.0273262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587335" calcext:value-type="float">
            <text:p>0.05587335</text:p>
          </table:table-cell>
          <table:table-cell office:value-type="float" office:value="0.04738818" calcext:value-type="float">
            <text:p>0.04738818</text:p>
          </table:table-cell>
          <table:table-cell office:value-type="float" office:value="0.04705568" calcext:value-type="float">
            <text:p>0.0470556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61136" calcext:value-type="float">
            <text:p>0.0761136</text:p>
          </table:table-cell>
          <table:table-cell office:value-type="float" office:value="0.08315811" calcext:value-type="float">
            <text:p>0.08315811</text:p>
          </table:table-cell>
          <table:table-cell office:value-type="float" office:value="0.07413485" calcext:value-type="float">
            <text:p>0.0741348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80737" calcext:value-type="float">
            <text:p>0.09480737</text:p>
          </table:table-cell>
          <table:table-cell office:value-type="float" office:value="0.11402459" calcext:value-type="float">
            <text:p>0.11402459</text:p>
          </table:table-cell>
          <table:table-cell office:value-type="float" office:value="0.103317" calcext:value-type="float">
            <text:p>0.103317</text:p>
          </table:table-cell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215732" calcext:value-type="float">
            <text:p>0.01215732</text:p>
          </table:table-cell>
          <table:table-cell office:value-type="float" office:value="0.00709559" calcext:value-type="float">
            <text:p>0.00709559</text:p>
          </table:table-cell>
          <table:table-cell office:value-type="float" office:value="0.00848864" calcext:value-type="float">
            <text:p>0.0084886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097372" calcext:value-type="float">
            <text:p>0.03097372</text:p>
          </table:table-cell>
          <table:table-cell office:value-type="float" office:value="0.02690738" calcext:value-type="float">
            <text:p>0.02690738</text:p>
          </table:table-cell>
          <table:table-cell office:value-type="float" office:value="0.02685954" calcext:value-type="float">
            <text:p>0.0268595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749208" calcext:value-type="float">
            <text:p>0.05749208</text:p>
          </table:table-cell>
          <table:table-cell office:value-type="float" office:value="0.0494858" calcext:value-type="float">
            <text:p>0.0494858</text:p>
          </table:table-cell>
          <table:table-cell office:value-type="float" office:value="0.04916033" calcext:value-type="float">
            <text:p>0.0491603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72078" calcext:value-type="float">
            <text:p>0.0772078</text:p>
          </table:table-cell>
          <table:table-cell office:value-type="float" office:value="0.08111697" calcext:value-type="float">
            <text:p>0.08111697</text:p>
          </table:table-cell>
          <table:table-cell office:value-type="float" office:value="0.07244875" calcext:value-type="float">
            <text:p>0.0724487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375561" calcext:value-type="float">
            <text:p>0.09375561</text:p>
          </table:table-cell>
          <table:table-cell office:value-type="float" office:value="0.11781238" calcext:value-type="float">
            <text:p>0.11781238</text:p>
          </table:table-cell>
          <table:table-cell office:value-type="float" office:value="0.10520759" calcext:value-type="float">
            <text:p>0.10520759</text:p>
          </table:table-cell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90289" calcext:value-type="float">
            <text:p>0.01190289</text:p>
          </table:table-cell>
          <table:table-cell office:value-type="float" office:value="0.00703685" calcext:value-type="float">
            <text:p>0.00703685</text:p>
          </table:table-cell>
          <table:table-cell office:value-type="float" office:value="0.00850612" calcext:value-type="float">
            <text:p>0.0085061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06243" calcext:value-type="float">
            <text:p>0.03206243</text:p>
          </table:table-cell>
          <table:table-cell office:value-type="float" office:value="0.02694428" calcext:value-type="float">
            <text:p>0.02694428</text:p>
          </table:table-cell>
          <table:table-cell office:value-type="float" office:value="0.02654801" calcext:value-type="float">
            <text:p>0.0265480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784164" calcext:value-type="float">
            <text:p>0.05784164</text:p>
          </table:table-cell>
          <table:table-cell office:value-type="float" office:value="0.05076274" calcext:value-type="float">
            <text:p>0.05076274</text:p>
          </table:table-cell>
          <table:table-cell office:value-type="float" office:value="0.05053684" calcext:value-type="float">
            <text:p>0.0505368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779775" calcext:value-type="float">
            <text:p>0.07779775</text:p>
          </table:table-cell>
          <table:table-cell office:value-type="float" office:value="0.07667091" calcext:value-type="float">
            <text:p>0.07667091</text:p>
          </table:table-cell>
          <table:table-cell office:value-type="float" office:value="0.06953101" calcext:value-type="float">
            <text:p>0.0695310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216681" calcext:value-type="float">
            <text:p>0.09216681</text:p>
          </table:table-cell>
          <table:table-cell office:value-type="float" office:value="0.11908242" calcext:value-type="float">
            <text:p>0.11908242</text:p>
          </table:table-cell>
          <table:table-cell office:value-type="float" office:value="0.10855129" calcext:value-type="float">
            <text:p>0.10855129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9332" calcext:value-type="float">
            <text:p>0.01149332</text:p>
          </table:table-cell>
          <table:table-cell office:value-type="float" office:value="0.00698701" calcext:value-type="float">
            <text:p>0.00698701</text:p>
          </table:table-cell>
          <table:table-cell office:value-type="float" office:value="0.00859874" calcext:value-type="float">
            <text:p>0.0085987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3387" calcext:value-type="float">
            <text:p>0.03323387</text:p>
          </table:table-cell>
          <table:table-cell office:value-type="float" office:value="0.02696198" calcext:value-type="float">
            <text:p>0.02696198</text:p>
          </table:table-cell>
          <table:table-cell office:value-type="float" office:value="0.02656489" calcext:value-type="float">
            <text:p>0.0265648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845921" calcext:value-type="float">
            <text:p>0.05845921</text:p>
          </table:table-cell>
          <table:table-cell office:value-type="float" office:value="0.05319076" calcext:value-type="float">
            <text:p>0.05319076</text:p>
          </table:table-cell>
          <table:table-cell office:value-type="float" office:value="0.05318075" calcext:value-type="float">
            <text:p>0.0531807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757181" calcext:value-type="float">
            <text:p>0.07757181</text:p>
          </table:table-cell>
          <table:table-cell office:value-type="float" office:value="0.07445436" calcext:value-type="float">
            <text:p>0.07445436</text:p>
          </table:table-cell>
          <table:table-cell office:value-type="float" office:value="0.06850964" calcext:value-type="float">
            <text:p>0.0685096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159897" calcext:value-type="float">
            <text:p>0.09159897</text:p>
          </table:table-cell>
          <table:table-cell office:value-type="float" office:value="0.12071215" calcext:value-type="float">
            <text:p>0.12071215</text:p>
          </table:table-cell>
          <table:table-cell office:value-type="float" office:value="0.1100532" calcext:value-type="float">
            <text:p>0.1100532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2664" calcext:value-type="float">
            <text:p>0.01122664</text:p>
          </table:table-cell>
          <table:table-cell office:value-type="float" office:value="0.00700003" calcext:value-type="float">
            <text:p>0.00700003</text:p>
          </table:table-cell>
          <table:table-cell office:value-type="float" office:value="0.00865941" calcext:value-type="float">
            <text:p>0.0086594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437363" calcext:value-type="float">
            <text:p>0.03437363</text:p>
          </table:table-cell>
          <table:table-cell office:value-type="float" office:value="0.02714347" calcext:value-type="float">
            <text:p>0.02714347</text:p>
          </table:table-cell>
          <table:table-cell office:value-type="float" office:value="0.02676706" calcext:value-type="float">
            <text:p>0.0267670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863956" calcext:value-type="float">
            <text:p>0.05863956</text:p>
          </table:table-cell>
          <table:table-cell office:value-type="float" office:value="0.05456096" calcext:value-type="float">
            <text:p>0.05456096</text:p>
          </table:table-cell>
          <table:table-cell office:value-type="float" office:value="0.05450263" calcext:value-type="float">
            <text:p>0.0545026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686669" calcext:value-type="float">
            <text:p>0.07686669</text:p>
          </table:table-cell>
          <table:table-cell office:value-type="float" office:value="0.07101452" calcext:value-type="float">
            <text:p>0.07101452</text:p>
          </table:table-cell>
          <table:table-cell office:value-type="float" office:value="0.06713957" calcext:value-type="float">
            <text:p>0.0671395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100522" calcext:value-type="float">
            <text:p>0.09100522</text:p>
          </table:table-cell>
          <table:table-cell office:value-type="float" office:value="0.12123282" calcext:value-type="float">
            <text:p>0.12123282</text:p>
          </table:table-cell>
          <table:table-cell office:value-type="float" office:value="0.11190087" calcext:value-type="float">
            <text:p>0.11190087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2318" calcext:value-type="float">
            <text:p>0.01092318</text:p>
          </table:table-cell>
          <table:table-cell office:value-type="float" office:value="0.00718161" calcext:value-type="float">
            <text:p>0.00718161</text:p>
          </table:table-cell>
          <table:table-cell office:value-type="float" office:value="0.00858787" calcext:value-type="float">
            <text:p>0.0085878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489268" calcext:value-type="float">
            <text:p>0.03489268</text:p>
          </table:table-cell>
          <table:table-cell office:value-type="float" office:value="0.02777344" calcext:value-type="float">
            <text:p>0.02777344</text:p>
          </table:table-cell>
          <table:table-cell office:value-type="float" office:value="0.02718604" calcext:value-type="float">
            <text:p>0.0271860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804449" calcext:value-type="float">
            <text:p>0.05804449</text:p>
          </table:table-cell>
          <table:table-cell office:value-type="float" office:value="0.05686589" calcext:value-type="float">
            <text:p>0.05686589</text:p>
          </table:table-cell>
          <table:table-cell office:value-type="float" office:value="0.05679511" calcext:value-type="float">
            <text:p>0.0567951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522437" calcext:value-type="float">
            <text:p>0.07522437</text:p>
          </table:table-cell>
          <table:table-cell office:value-type="float" office:value="0.06924762" calcext:value-type="float">
            <text:p>0.06924762</text:p>
          </table:table-cell>
          <table:table-cell office:value-type="float" office:value="0.06684117" calcext:value-type="float">
            <text:p>0.0668411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087503" calcext:value-type="float">
            <text:p>0.09087503</text:p>
          </table:table-cell>
          <table:table-cell office:value-type="float" office:value="0.12020802" calcext:value-type="float">
            <text:p>0.12020802</text:p>
          </table:table-cell>
          <table:table-cell office:value-type="float" office:value="0.11261362" calcext:value-type="float">
            <text:p>0.11261362</text:p>
          </table:table-cell>
        </table:table-row>
        <table:table-row table:style-name="ro1">
          <table:table-cell office:value-type="float" office:value="13.21" calcext:value-type="float">
            <text:p>13.21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7587" calcext:value-type="float">
            <text:p>0.0107587</text:p>
          </table:table-cell>
          <table:table-cell office:value-type="float" office:value="0.00728349" calcext:value-type="float">
            <text:p>0.00728349</text:p>
          </table:table-cell>
          <table:table-cell office:value-type="float" office:value="0.00861342" calcext:value-type="float">
            <text:p>0.0086134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575411" calcext:value-type="float">
            <text:p>0.0357541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0.02744265" calcext:value-type="float">
            <text:p>0.0274426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778129" calcext:value-type="float">
            <text:p>0.05778129</text:p>
          </table:table-cell>
          <table:table-cell office:value-type="float" office:value="0.05757862" calcext:value-type="float">
            <text:p>0.05757862</text:p>
          </table:table-cell>
          <table:table-cell office:value-type="float" office:value="0.05784649" calcext:value-type="float">
            <text:p>0.0578464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427488" calcext:value-type="float">
            <text:p>0.07427488</text:p>
          </table:table-cell>
          <table:table-cell office:value-type="float" office:value="0.06666101" calcext:value-type="float">
            <text:p>0.06666101</text:p>
          </table:table-cell>
          <table:table-cell office:value-type="float" office:value="0.06713524" calcext:value-type="float">
            <text:p>0.0671352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139173" calcext:value-type="float">
            <text:p>0.09139173</text:p>
          </table:table-cell>
          <table:table-cell office:value-type="float" office:value="0.11944526" calcext:value-type="float">
            <text:p>0.11944526</text:p>
          </table:table-cell>
          <table:table-cell office:value-type="float" office:value="0.11319426" calcext:value-type="float">
            <text:p>0.11319426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54781" calcext:value-type="float">
            <text:p>0.01054781</text:p>
          </table:table-cell>
          <table:table-cell office:value-type="float" office:value="0.00760529" calcext:value-type="float">
            <text:p>0.00760529</text:p>
          </table:table-cell>
          <table:table-cell office:value-type="float" office:value="0.00881204" calcext:value-type="float">
            <text:p>0.0088120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603472" calcext:value-type="float">
            <text:p>0.03603472</text:p>
          </table:table-cell>
          <table:table-cell office:value-type="float" office:value="0.02848561" calcext:value-type="float">
            <text:p>0.02848561</text:p>
          </table:table-cell>
          <table:table-cell office:value-type="float" office:value="0.02818746" calcext:value-type="float">
            <text:p>0.0281874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666836" calcext:value-type="float">
            <text:p>0.05666836</text:p>
          </table:table-cell>
          <table:table-cell office:value-type="float" office:value="0.05906567" calcext:value-type="float">
            <text:p>0.05906567</text:p>
          </table:table-cell>
          <table:table-cell office:value-type="float" office:value="0.05979272" calcext:value-type="float">
            <text:p>0.0597927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02795" calcext:value-type="float">
            <text:p>0.07202795</text:p>
          </table:table-cell>
          <table:table-cell office:value-type="float" office:value="0.06555879" calcext:value-type="float">
            <text:p>0.06555879</text:p>
          </table:table-cell>
          <table:table-cell office:value-type="float" office:value="0.06730967" calcext:value-type="float">
            <text:p>0.0673096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172535" calcext:value-type="float">
            <text:p>0.09172535</text:p>
          </table:table-cell>
          <table:table-cell office:value-type="float" office:value="0.11669214" calcext:value-type="float">
            <text:p>0.11669214</text:p>
          </table:table-cell>
          <table:table-cell office:value-type="float" office:value="0.11308986" calcext:value-type="float">
            <text:p>0.11308986</text:p>
          </table:table-cell>
        </table:table-row>
        <table:table-row table:style-name="ro1">
          <table:table-cell office:value-type="float" office:value="13.27" calcext:value-type="float">
            <text:p>13.27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31642" calcext:value-type="float">
            <text:p>0.01031642</text:p>
          </table:table-cell>
          <table:table-cell office:value-type="float" office:value="0.00768137" calcext:value-type="float">
            <text:p>0.00768137</text:p>
          </table:table-cell>
          <table:table-cell office:value-type="float" office:value="0.00884711" calcext:value-type="float">
            <text:p>0.0088471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650915" calcext:value-type="float">
            <text:p>0.03650915</text:p>
          </table:table-cell>
          <table:table-cell office:value-type="float" office:value="0.02878869" calcext:value-type="float">
            <text:p>0.02878869</text:p>
          </table:table-cell>
          <table:table-cell office:value-type="float" office:value="0.02869365" calcext:value-type="float">
            <text:p>0.0286936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603547" calcext:value-type="float">
            <text:p>0.05603547</text:p>
          </table:table-cell>
          <table:table-cell office:value-type="float" office:value="0.05963087" calcext:value-type="float">
            <text:p>0.05963087</text:p>
          </table:table-cell>
          <table:table-cell office:value-type="float" office:value="0.06032047" calcext:value-type="float">
            <text:p>0.0603204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17158" calcext:value-type="float">
            <text:p>0.07017158</text:p>
          </table:table-cell>
          <table:table-cell office:value-type="float" office:value="0.06438619" calcext:value-type="float">
            <text:p>0.06438619</text:p>
          </table:table-cell>
          <table:table-cell office:value-type="float" office:value="0.06942543" calcext:value-type="float">
            <text:p>0.0694254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345782" calcext:value-type="float">
            <text:p>0.09345782</text:p>
          </table:table-cell>
          <table:table-cell office:value-type="float" office:value="0.11539179" calcext:value-type="float">
            <text:p>0.11539179</text:p>
          </table:table-cell>
          <table:table-cell office:value-type="float" office:value="0.11145888" calcext:value-type="float">
            <text:p>0.1114588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18309" calcext:value-type="float">
            <text:p>0.01018309</text:p>
          </table:table-cell>
          <table:table-cell office:value-type="float" office:value="0.00794323" calcext:value-type="float">
            <text:p>0.00794323</text:p>
          </table:table-cell>
          <table:table-cell office:value-type="float" office:value="0.0088999" calcext:value-type="float">
            <text:p>0.008899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637169" calcext:value-type="float">
            <text:p>0.03637169</text:p>
          </table:table-cell>
          <table:table-cell office:value-type="float" office:value="0.02922915" calcext:value-type="float">
            <text:p>0.02922915</text:p>
          </table:table-cell>
          <table:table-cell office:value-type="float" office:value="0.02934843" calcext:value-type="float">
            <text:p>0.0293484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497316" calcext:value-type="float">
            <text:p>0.05497316</text:p>
          </table:table-cell>
          <table:table-cell office:value-type="float" office:value="0.06049692" calcext:value-type="float">
            <text:p>0.06049692</text:p>
          </table:table-cell>
          <table:table-cell office:value-type="float" office:value="0.06128834" calcext:value-type="float">
            <text:p>0.0612883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92222" calcext:value-type="float">
            <text:p>0.0692222</text:p>
          </table:table-cell>
          <table:table-cell office:value-type="float" office:value="0.06440432" calcext:value-type="float">
            <text:p>0.06440432</text:p>
          </table:table-cell>
          <table:table-cell office:value-type="float" office:value="0.07040734" calcext:value-type="float">
            <text:p>0.0704073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10904" calcext:value-type="float">
            <text:p>0.09510904</text:p>
          </table:table-cell>
          <table:table-cell office:value-type="float" office:value="0.11184299" calcext:value-type="float">
            <text:p>0.11184299</text:p>
          </table:table-cell>
          <table:table-cell office:value-type="float" office:value="0.1102204" calcext:value-type="float">
            <text:p>0.1102204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08703" calcext:value-type="float">
            <text:p>0.01008703</text:p>
          </table:table-cell>
          <table:table-cell office:value-type="float" office:value="0.0080407" calcext:value-type="float">
            <text:p>0.0080407</text:p>
          </table:table-cell>
          <table:table-cell office:value-type="float" office:value="0.00891902" calcext:value-type="float">
            <text:p>0.0089190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614432" calcext:value-type="float">
            <text:p>0.03614432</text:p>
          </table:table-cell>
          <table:table-cell office:value-type="float" office:value="0.02950731" calcext:value-type="float">
            <text:p>0.02950731</text:p>
          </table:table-cell>
          <table:table-cell office:value-type="float" office:value="0.02978328" calcext:value-type="float">
            <text:p>0.0297832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432992" calcext:value-type="float">
            <text:p>0.05432992</text:p>
          </table:table-cell>
          <table:table-cell office:value-type="float" office:value="0.06062243" calcext:value-type="float">
            <text:p>0.06062243</text:p>
          </table:table-cell>
          <table:table-cell office:value-type="float" office:value="0.06118706" calcext:value-type="float">
            <text:p>0.0611870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780127" calcext:value-type="float">
            <text:p>0.06780127</text:p>
          </table:table-cell>
          <table:table-cell office:value-type="float" office:value="0.06467974" calcext:value-type="float">
            <text:p>0.06467974</text:p>
          </table:table-cell>
          <table:table-cell office:value-type="float" office:value="0.07314302" calcext:value-type="float">
            <text:p>0.0731430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05655" calcext:value-type="float">
            <text:p>0.09605655</text:p>
          </table:table-cell>
          <table:table-cell office:value-type="float" office:value="0.11037131" calcext:value-type="float">
            <text:p>0.11037131</text:p>
          </table:table-cell>
          <table:table-cell office:value-type="float" office:value="0.10740489" calcext:value-type="float">
            <text:p>0.10740489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14791" calcext:value-type="float">
            <text:p>0.01014791</text:p>
          </table:table-cell>
          <table:table-cell office:value-type="float" office:value="0.00819553" calcext:value-type="float">
            <text:p>0.00819553</text:p>
          </table:table-cell>
          <table:table-cell office:value-type="float" office:value="0.0090978" calcext:value-type="float">
            <text:p>0.009097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575734" calcext:value-type="float">
            <text:p>0.03575734</text:p>
          </table:table-cell>
          <table:table-cell office:value-type="float" office:value="0.02987531" calcext:value-type="float">
            <text:p>0.02987531</text:p>
          </table:table-cell>
          <table:table-cell office:value-type="float" office:value="0.03034576" calcext:value-type="float">
            <text:p>0.0303457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43876" calcext:value-type="float">
            <text:p>0.05343876</text:p>
          </table:table-cell>
          <table:table-cell office:value-type="float" office:value="0.06033132" calcext:value-type="float">
            <text:p>0.06033132</text:p>
          </table:table-cell>
          <table:table-cell office:value-type="float" office:value="0.0612796" calcext:value-type="float">
            <text:p>0.061279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741337" calcext:value-type="float">
            <text:p>0.06741337</text:p>
          </table:table-cell>
          <table:table-cell office:value-type="float" office:value="0.06547461" calcext:value-type="float">
            <text:p>0.06547461</text:p>
          </table:table-cell>
          <table:table-cell office:value-type="float" office:value="0.07457564" calcext:value-type="float">
            <text:p>0.0745756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14258" calcext:value-type="float">
            <text:p>0.09714258</text:p>
          </table:table-cell>
          <table:table-cell office:value-type="float" office:value="0.10738546" calcext:value-type="float">
            <text:p>0.10738546</text:p>
          </table:table-cell>
          <table:table-cell office:value-type="float" office:value="0.10560304" calcext:value-type="float">
            <text:p>0.10560304</text:p>
          </table:table-cell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2259" calcext:value-type="float">
            <text:p>0.0102259</text:p>
          </table:table-cell>
          <table:table-cell office:value-type="float" office:value="0.00824185" calcext:value-type="float">
            <text:p>0.00824185</text:p>
          </table:table-cell>
          <table:table-cell office:value-type="float" office:value="0.00907239" calcext:value-type="float">
            <text:p>0.0090723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552596" calcext:value-type="float">
            <text:p>0.03552596</text:p>
          </table:table-cell>
          <table:table-cell office:value-type="float" office:value="0.02998041" calcext:value-type="float">
            <text:p>0.02998041</text:p>
          </table:table-cell>
          <table:table-cell office:value-type="float" office:value="0.0306024" calcext:value-type="float">
            <text:p>0.030602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02883" calcext:value-type="float">
            <text:p>0.05302883</text:p>
          </table:table-cell>
          <table:table-cell office:value-type="float" office:value="0.06003886" calcext:value-type="float">
            <text:p>0.06003886</text:p>
          </table:table-cell>
          <table:table-cell office:value-type="float" office:value="0.0611682" calcext:value-type="float">
            <text:p>0.061168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684628" calcext:value-type="float">
            <text:p>0.06684628</text:p>
          </table:table-cell>
          <table:table-cell office:value-type="float" office:value="0.06765908" calcext:value-type="float">
            <text:p>0.06765908</text:p>
          </table:table-cell>
          <table:table-cell office:value-type="float" office:value="0.0771345" calcext:value-type="float">
            <text:p>0.077134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89567" calcext:value-type="float">
            <text:p>0.0989567</text:p>
          </table:table-cell>
          <table:table-cell office:value-type="float" office:value="0.10604723" calcext:value-type="float">
            <text:p>0.10604723</text:p>
          </table:table-cell>
          <table:table-cell office:value-type="float" office:value="0.10186706" calcext:value-type="float">
            <text:p>0.10186706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26444" calcext:value-type="float">
            <text:p>0.01026444</text:p>
          </table:table-cell>
          <table:table-cell office:value-type="float" office:value="0.00825862" calcext:value-type="float">
            <text:p>0.00825862</text:p>
          </table:table-cell>
          <table:table-cell office:value-type="float" office:value="0.00917192" calcext:value-type="float">
            <text:p>0.0091719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468297" calcext:value-type="float">
            <text:p>0.03468297</text:p>
          </table:table-cell>
          <table:table-cell office:value-type="float" office:value="0.03027563" calcext:value-type="float">
            <text:p>0.03027563</text:p>
          </table:table-cell>
          <table:table-cell office:value-type="float" office:value="0.03094173" calcext:value-type="float">
            <text:p>0.0309417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43583" calcext:value-type="float">
            <text:p>0.05243583</text:p>
          </table:table-cell>
          <table:table-cell office:value-type="float" office:value="0.05950555" calcext:value-type="float">
            <text:p>0.05950555</text:p>
          </table:table-cell>
          <table:table-cell office:value-type="float" office:value="0.06046394" calcext:value-type="float">
            <text:p>0.0604639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697255" calcext:value-type="float">
            <text:p>0.06697255</text:p>
          </table:table-cell>
          <table:table-cell office:value-type="float" office:value="0.06899527" calcext:value-type="float">
            <text:p>0.06899527</text:p>
          </table:table-cell>
          <table:table-cell office:value-type="float" office:value="0.07851197" calcext:value-type="float">
            <text:p>0.0785119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949361" calcext:value-type="float">
            <text:p>0.09949361</text:p>
          </table:table-cell>
          <table:table-cell office:value-type="float" office:value="0.10331444" calcext:value-type="float">
            <text:p>0.10331444</text:p>
          </table:table-cell>
          <table:table-cell office:value-type="float" office:value="0.09994832" calcext:value-type="float">
            <text:p>0.09994832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26447" calcext:value-type="float">
            <text:p>0.01026447</text:p>
          </table:table-cell>
          <table:table-cell office:value-type="float" office:value="0.00824201" calcext:value-type="float">
            <text:p>0.00824201</text:p>
          </table:table-cell>
          <table:table-cell office:value-type="float" office:value="0.00913488" calcext:value-type="float">
            <text:p>0.0091348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91503" calcext:value-type="float">
            <text:p>0.03391503</text:p>
          </table:table-cell>
          <table:table-cell office:value-type="float" office:value="0.03038746" calcext:value-type="float">
            <text:p>0.03038746</text:p>
          </table:table-cell>
          <table:table-cell office:value-type="float" office:value="0.03084734" calcext:value-type="float">
            <text:p>0.0308473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25068" calcext:value-type="float">
            <text:p>0.05225068</text:p>
          </table:table-cell>
          <table:table-cell office:value-type="float" office:value="0.05903841" calcext:value-type="float">
            <text:p>0.05903841</text:p>
          </table:table-cell>
          <table:table-cell office:value-type="float" office:value="0.06023628" calcext:value-type="float">
            <text:p>0.0602362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724057" calcext:value-type="float">
            <text:p>0.06724057</text:p>
          </table:table-cell>
          <table:table-cell office:value-type="float" office:value="0.07180922" calcext:value-type="float">
            <text:p>0.07180922</text:p>
          </table:table-cell>
          <table:table-cell office:value-type="float" office:value="0.08085401" calcext:value-type="float">
            <text:p>0.0808540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055153" calcext:value-type="float">
            <text:p>0.10055153</text:p>
          </table:table-cell>
          <table:table-cell office:value-type="float" office:value="0.10224859" calcext:value-type="float">
            <text:p>0.10224859</text:p>
          </table:table-cell>
          <table:table-cell office:value-type="float" office:value="0.09641357" calcext:value-type="float">
            <text:p>0.09641357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47231" calcext:value-type="float">
            <text:p>0.01047231</text:p>
          </table:table-cell>
          <table:table-cell office:value-type="float" office:value="0.0082526" calcext:value-type="float">
            <text:p>0.0082526</text:p>
          </table:table-cell>
          <table:table-cell office:value-type="float" office:value="0.00906933" calcext:value-type="float">
            <text:p>0.0090693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36928" calcext:value-type="float">
            <text:p>0.03336928</text:p>
          </table:table-cell>
          <table:table-cell office:value-type="float" office:value="0.03059355" calcext:value-type="float">
            <text:p>0.03059355</text:p>
          </table:table-cell>
          <table:table-cell office:value-type="float" office:value="0.03099121" calcext:value-type="float">
            <text:p>0.0309912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54192" calcext:value-type="float">
            <text:p>0.05154192</text:p>
          </table:table-cell>
          <table:table-cell office:value-type="float" office:value="0.05837554" calcext:value-type="float">
            <text:p>0.05837554</text:p>
          </table:table-cell>
          <table:table-cell office:value-type="float" office:value="0.05936725" calcext:value-type="float">
            <text:p>0.0593672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828734" calcext:value-type="float">
            <text:p>0.06828734</text:p>
          </table:table-cell>
          <table:table-cell office:value-type="float" office:value="0.07355338" calcext:value-type="float">
            <text:p>0.07355338</text:p>
          </table:table-cell>
          <table:table-cell office:value-type="float" office:value="0.08147793" calcext:value-type="float">
            <text:p>0.0814779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069969" calcext:value-type="float">
            <text:p>0.10069969</text:p>
          </table:table-cell>
          <table:table-cell office:value-type="float" office:value="0.10116012" calcext:value-type="float">
            <text:p>0.10116012</text:p>
          </table:table-cell>
          <table:table-cell office:value-type="float" office:value="0.09485596" calcext:value-type="float">
            <text:p>0.09485596</text:p>
          </table:table-cell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65782" calcext:value-type="float">
            <text:p>0.01065782</text:p>
          </table:table-cell>
          <table:table-cell office:value-type="float" office:value="0.00806244" calcext:value-type="float">
            <text:p>0.00806244</text:p>
          </table:table-cell>
          <table:table-cell office:value-type="float" office:value="0.00904528" calcext:value-type="float">
            <text:p>0.0090452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78826" calcext:value-type="float">
            <text:p>0.03278826</text:p>
          </table:table-cell>
          <table:table-cell office:value-type="float" office:value="0.03071167" calcext:value-type="float">
            <text:p>0.03071167</text:p>
          </table:table-cell>
          <table:table-cell office:value-type="float" office:value="0.0309782" calcext:value-type="float">
            <text:p>0.030978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17635" calcext:value-type="float">
            <text:p>0.05117635</text:p>
          </table:table-cell>
          <table:table-cell office:value-type="float" office:value="0.05806851" calcext:value-type="float">
            <text:p>0.05806851</text:p>
          </table:table-cell>
          <table:table-cell office:value-type="float" office:value="0.05894512" calcext:value-type="float">
            <text:p>0.0589451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932569" calcext:value-type="float">
            <text:p>0.06932569</text:p>
          </table:table-cell>
          <table:table-cell office:value-type="float" office:value="0.07622266" calcext:value-type="float">
            <text:p>0.07622266</text:p>
          </table:table-cell>
          <table:table-cell office:value-type="float" office:value="0.08314245" calcext:value-type="float">
            <text:p>0.0831424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068572" calcext:value-type="float">
            <text:p>0.10068572</text:p>
          </table:table-cell>
          <table:table-cell office:value-type="float" office:value="0.10090473" calcext:value-type="float">
            <text:p>0.10090473</text:p>
          </table:table-cell>
          <table:table-cell office:value-type="float" office:value="0.09207844" calcext:value-type="float">
            <text:p>0.09207844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74607" calcext:value-type="float">
            <text:p>0.01074607</text:p>
          </table:table-cell>
          <table:table-cell office:value-type="float" office:value="0.0080011" calcext:value-type="float">
            <text:p>0.0080011</text:p>
          </table:table-cell>
          <table:table-cell office:value-type="float" office:value="0.00894877" calcext:value-type="float">
            <text:p>0.0089487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20273" calcext:value-type="float">
            <text:p>0.03220273</text:p>
          </table:table-cell>
          <table:table-cell office:value-type="float" office:value="0.0307833" calcext:value-type="float">
            <text:p>0.0307833</text:p>
          </table:table-cell>
          <table:table-cell office:value-type="float" office:value="0.03094934" calcext:value-type="float">
            <text:p>0.0309493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096912" calcext:value-type="float">
            <text:p>0.05096912</text:p>
          </table:table-cell>
          <table:table-cell office:value-type="float" office:value="0.0575405" calcext:value-type="float">
            <text:p>0.0575405</text:p>
          </table:table-cell>
          <table:table-cell office:value-type="float" office:value="0.05821361" calcext:value-type="float">
            <text:p>0.0582136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57733" calcext:value-type="float">
            <text:p>0.07057733</text:p>
          </table:table-cell>
          <table:table-cell office:value-type="float" office:value="0.07753003" calcext:value-type="float">
            <text:p>0.07753003</text:p>
          </table:table-cell>
          <table:table-cell office:value-type="float" office:value="0.08372802" calcext:value-type="float">
            <text:p>0.0837280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10016452" calcext:value-type="float">
            <text:p>0.10016452</text:p>
          </table:table-cell>
          <table:table-cell office:value-type="float" office:value="0.10060401" calcext:value-type="float">
            <text:p>0.10060401</text:p>
          </table:table-cell>
          <table:table-cell office:value-type="float" office:value="0.09084861" calcext:value-type="float">
            <text:p>0.09084861</text:p>
          </table:table-cell>
        </table:table-row>
        <table:table-row table:style-name="ro1">
          <table:table-cell office:value-type="float" office:value="13.57" calcext:value-type="float">
            <text:p>13.57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85903" calcext:value-type="float">
            <text:p>0.01085903</text:p>
          </table:table-cell>
          <table:table-cell office:value-type="float" office:value="0.00799421" calcext:value-type="float">
            <text:p>0.00799421</text:p>
          </table:table-cell>
          <table:table-cell office:value-type="float" office:value="0.008821" calcext:value-type="float">
            <text:p>0.00882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00032" calcext:value-type="float">
            <text:p>0.03200032</text:p>
          </table:table-cell>
          <table:table-cell office:value-type="float" office:value="0.03117227" calcext:value-type="float">
            <text:p>0.03117227</text:p>
          </table:table-cell>
          <table:table-cell office:value-type="float" office:value="0.03080257" calcext:value-type="float">
            <text:p>0.0308025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074809" calcext:value-type="float">
            <text:p>0.05074809</text:p>
          </table:table-cell>
          <table:table-cell office:value-type="float" office:value="0.05715908" calcext:value-type="float">
            <text:p>0.05715908</text:p>
          </table:table-cell>
          <table:table-cell office:value-type="float" office:value="0.05775772" calcext:value-type="float">
            <text:p>0.0577577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29214" calcext:value-type="float">
            <text:p>0.07229214</text:p>
          </table:table-cell>
          <table:table-cell office:value-type="float" office:value="0.07993928" calcext:value-type="float">
            <text:p>0.07993928</text:p>
          </table:table-cell>
          <table:table-cell office:value-type="float" office:value="0.08448076" calcext:value-type="float">
            <text:p>0.0844807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870819" calcext:value-type="float">
            <text:p>0.09870819</text:p>
          </table:table-cell>
          <table:table-cell office:value-type="float" office:value="0.10099909" calcext:value-type="float">
            <text:p>0.10099909</text:p>
          </table:table-cell>
          <table:table-cell office:value-type="float" office:value="0.089163" calcext:value-type="float">
            <text:p>0.089163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6143" calcext:value-type="float">
            <text:p>0.01106143</text:p>
          </table:table-cell>
          <table:table-cell office:value-type="float" office:value="0.00787584" calcext:value-type="float">
            <text:p>0.00787584</text:p>
          </table:table-cell>
          <table:table-cell office:value-type="float" office:value="0.00875719" calcext:value-type="float">
            <text:p>0.0087571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75441" calcext:value-type="float">
            <text:p>0.03175441</text:p>
          </table:table-cell>
          <table:table-cell office:value-type="float" office:value="0.03079039" calcext:value-type="float">
            <text:p>0.03079039</text:p>
          </table:table-cell>
          <table:table-cell office:value-type="float" office:value="0.03050129" calcext:value-type="float">
            <text:p>0.0305012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033761" calcext:value-type="float">
            <text:p>0.05033761</text:p>
          </table:table-cell>
          <table:table-cell office:value-type="float" office:value="0.05676116" calcext:value-type="float">
            <text:p>0.05676116</text:p>
          </table:table-cell>
          <table:table-cell office:value-type="float" office:value="0.05710842" calcext:value-type="float">
            <text:p>0.0571084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8095" calcext:value-type="float">
            <text:p>0.0728095</text:p>
          </table:table-cell>
          <table:table-cell office:value-type="float" office:value="0.08094005" calcext:value-type="float">
            <text:p>0.08094005</text:p>
          </table:table-cell>
          <table:table-cell office:value-type="float" office:value="0.08467166" calcext:value-type="float">
            <text:p>0.0846716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96214" calcext:value-type="float">
            <text:p>0.09696214</text:p>
          </table:table-cell>
          <table:table-cell office:value-type="float" office:value="0.10153334" calcext:value-type="float">
            <text:p>0.10153334</text:p>
          </table:table-cell>
          <table:table-cell office:value-type="float" office:value="0.088582" calcext:value-type="float">
            <text:p>0.088582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6053" calcext:value-type="float">
            <text:p>0.01116053</text:p>
          </table:table-cell>
          <table:table-cell office:value-type="float" office:value="0.00785064" calcext:value-type="float">
            <text:p>0.00785064</text:p>
          </table:table-cell>
          <table:table-cell office:value-type="float" office:value="0.00855865" calcext:value-type="float">
            <text:p>0.0085586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65637" calcext:value-type="float">
            <text:p>0.03165637</text:p>
          </table:table-cell>
          <table:table-cell office:value-type="float" office:value="0.03069304" calcext:value-type="float">
            <text:p>0.03069304</text:p>
          </table:table-cell>
          <table:table-cell office:value-type="float" office:value="0.0306404" calcext:value-type="float">
            <text:p>0.030640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995653" calcext:value-type="float">
            <text:p>0.04995653</text:p>
          </table:table-cell>
          <table:table-cell office:value-type="float" office:value="0.05639574" calcext:value-type="float">
            <text:p>0.05639574</text:p>
          </table:table-cell>
          <table:table-cell office:value-type="float" office:value="0.0569946" calcext:value-type="float">
            <text:p>0.056994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384979" calcext:value-type="float">
            <text:p>0.07384979</text:p>
          </table:table-cell>
          <table:table-cell office:value-type="float" office:value="0.08238868" calcext:value-type="float">
            <text:p>0.08238868</text:p>
          </table:table-cell>
          <table:table-cell office:value-type="float" office:value="0.08490226" calcext:value-type="float">
            <text:p>0.0849022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11752" calcext:value-type="float">
            <text:p>0.09611752</text:p>
          </table:table-cell>
          <table:table-cell office:value-type="float" office:value="0.10190086" calcext:value-type="float">
            <text:p>0.10190086</text:p>
          </table:table-cell>
          <table:table-cell office:value-type="float" office:value="0.08820484" calcext:value-type="float">
            <text:p>0.08820484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5191" calcext:value-type="float">
            <text:p>0.01125191</text:p>
          </table:table-cell>
          <table:table-cell office:value-type="float" office:value="0.00786608" calcext:value-type="float">
            <text:p>0.00786608</text:p>
          </table:table-cell>
          <table:table-cell office:value-type="float" office:value="0.00850942" calcext:value-type="float">
            <text:p>0.0085094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37381" calcext:value-type="float">
            <text:p>0.03137381</text:p>
          </table:table-cell>
          <table:table-cell office:value-type="float" office:value="0.03045128" calcext:value-type="float">
            <text:p>0.03045128</text:p>
          </table:table-cell>
          <table:table-cell office:value-type="float" office:value="0.03030071" calcext:value-type="float">
            <text:p>0.0303007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991462" calcext:value-type="float">
            <text:p>0.04991462</text:p>
          </table:table-cell>
          <table:table-cell office:value-type="float" office:value="0.0558646" calcext:value-type="float">
            <text:p>0.0558646</text:p>
          </table:table-cell>
          <table:table-cell office:value-type="float" office:value="0.0564347" calcext:value-type="float">
            <text:p>0.056434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417137" calcext:value-type="float">
            <text:p>0.07417137</text:p>
          </table:table-cell>
          <table:table-cell office:value-type="float" office:value="0.08259431" calcext:value-type="float">
            <text:p>0.08259431</text:p>
          </table:table-cell>
          <table:table-cell office:value-type="float" office:value="0.08523841" calcext:value-type="float">
            <text:p>0.0852384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0474" calcext:value-type="float">
            <text:p>0.0950474</text:p>
          </table:table-cell>
          <table:table-cell office:value-type="float" office:value="0.10210373" calcext:value-type="float">
            <text:p>0.10210373</text:p>
          </table:table-cell>
          <table:table-cell office:value-type="float" office:value="0.08821128" calcext:value-type="float">
            <text:p>0.08821128</text:p>
          </table:table-cell>
        </table:table-row>
        <table:table-row table:style-name="ro1">
          <table:table-cell office:value-type="float" office:value="13.69" calcext:value-type="float">
            <text:p>13.69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35151" calcext:value-type="float">
            <text:p>0.01135151</text:p>
          </table:table-cell>
          <table:table-cell office:value-type="float" office:value="0.00779923" calcext:value-type="float">
            <text:p>0.00779923</text:p>
          </table:table-cell>
          <table:table-cell office:value-type="float" office:value="0.00828567" calcext:value-type="float">
            <text:p>0.0082856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0801" calcext:value-type="float">
            <text:p>0.0310801</text:p>
          </table:table-cell>
          <table:table-cell office:value-type="float" office:value="0.0302673" calcext:value-type="float">
            <text:p>0.0302673</text:p>
          </table:table-cell>
          <table:table-cell office:value-type="float" office:value="0.03012526" calcext:value-type="float">
            <text:p>0.0301252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96821" calcext:value-type="float">
            <text:p>0.0496821</text:p>
          </table:table-cell>
          <table:table-cell office:value-type="float" office:value="0.05542381" calcext:value-type="float">
            <text:p>0.05542381</text:p>
          </table:table-cell>
          <table:table-cell office:value-type="float" office:value="0.05594236" calcext:value-type="float">
            <text:p>0.0559423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453383" calcext:value-type="float">
            <text:p>0.07453383</text:p>
          </table:table-cell>
          <table:table-cell office:value-type="float" office:value="0.08292466" calcext:value-type="float">
            <text:p>0.08292466</text:p>
          </table:table-cell>
          <table:table-cell office:value-type="float" office:value="0.085578" calcext:value-type="float">
            <text:p>0.08557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345625" calcext:value-type="float">
            <text:p>0.09345625</text:p>
          </table:table-cell>
          <table:table-cell office:value-type="float" office:value="0.1023391" calcext:value-type="float">
            <text:p>0.1023391</text:p>
          </table:table-cell>
          <table:table-cell office:value-type="float" office:value="0.08871507" calcext:value-type="float">
            <text:p>0.08871507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1047" calcext:value-type="float">
            <text:p>0.01141047</text:p>
          </table:table-cell>
          <table:table-cell office:value-type="float" office:value="0.00770576" calcext:value-type="float">
            <text:p>0.00770576</text:p>
          </table:table-cell>
          <table:table-cell office:value-type="float" office:value="0.00832323" calcext:value-type="float">
            <text:p>0.0083232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1719" calcext:value-type="float">
            <text:p>0.0311719</text:p>
          </table:table-cell>
          <table:table-cell office:value-type="float" office:value="0.02978999" calcext:value-type="float">
            <text:p>0.02978999</text:p>
          </table:table-cell>
          <table:table-cell office:value-type="float" office:value="0.02985163" calcext:value-type="float">
            <text:p>0.0298516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957923" calcext:value-type="float">
            <text:p>0.04957923</text:p>
          </table:table-cell>
          <table:table-cell office:value-type="float" office:value="0.05461172" calcext:value-type="float">
            <text:p>0.05461172</text:p>
          </table:table-cell>
          <table:table-cell office:value-type="float" office:value="0.05532345" calcext:value-type="float">
            <text:p>0.0553234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447392" calcext:value-type="float">
            <text:p>0.07447392</text:p>
          </table:table-cell>
          <table:table-cell office:value-type="float" office:value="0.08298529" calcext:value-type="float">
            <text:p>0.08298529</text:p>
          </table:table-cell>
          <table:table-cell office:value-type="float" office:value="0.08559067" calcext:value-type="float">
            <text:p>0.0855906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282114" calcext:value-type="float">
            <text:p>0.09282114</text:p>
          </table:table-cell>
          <table:table-cell office:value-type="float" office:value="0.10213445" calcext:value-type="float">
            <text:p>0.10213445</text:p>
          </table:table-cell>
          <table:table-cell office:value-type="float" office:value="0.08908264" calcext:value-type="float">
            <text:p>0.08908264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53714" calcext:value-type="float">
            <text:p>0.01153714</text:p>
          </table:table-cell>
          <table:table-cell office:value-type="float" office:value="0.0076697" calcext:value-type="float">
            <text:p>0.0076697</text:p>
          </table:table-cell>
          <table:table-cell office:value-type="float" office:value="0.00824131" calcext:value-type="float">
            <text:p>0.0082413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0369" calcext:value-type="float">
            <text:p>0.0310369</text:p>
          </table:table-cell>
          <table:table-cell office:value-type="float" office:value="0.02951329" calcext:value-type="float">
            <text:p>0.02951329</text:p>
          </table:table-cell>
          <table:table-cell office:value-type="float" office:value="0.02973148" calcext:value-type="float">
            <text:p>0.0297314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999234" calcext:value-type="float">
            <text:p>0.04999234</text:p>
          </table:table-cell>
          <table:table-cell office:value-type="float" office:value="0.05436462" calcext:value-type="float">
            <text:p>0.05436462</text:p>
          </table:table-cell>
          <table:table-cell office:value-type="float" office:value="0.05492028" calcext:value-type="float">
            <text:p>0.0549202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420708" calcext:value-type="float">
            <text:p>0.07420708</text:p>
          </table:table-cell>
          <table:table-cell office:value-type="float" office:value="0.08261043" calcext:value-type="float">
            <text:p>0.08261043</text:p>
          </table:table-cell>
          <table:table-cell office:value-type="float" office:value="0.0862875" calcext:value-type="float">
            <text:p>0.086287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190282" calcext:value-type="float">
            <text:p>0.09190282</text:p>
          </table:table-cell>
          <table:table-cell office:value-type="float" office:value="0.10188861" calcext:value-type="float">
            <text:p>0.10188861</text:p>
          </table:table-cell>
          <table:table-cell office:value-type="float" office:value="0.09044746" calcext:value-type="float">
            <text:p>0.0904474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66572" calcext:value-type="float">
            <text:p>0.01166572</text:p>
          </table:table-cell>
          <table:table-cell office:value-type="float" office:value="0.00768501" calcext:value-type="float">
            <text:p>0.00768501</text:p>
          </table:table-cell>
          <table:table-cell office:value-type="float" office:value="0.0082829" calcext:value-type="float">
            <text:p>0.008282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08162" calcext:value-type="float">
            <text:p>0.03108162</text:p>
          </table:table-cell>
          <table:table-cell office:value-type="float" office:value="0.02897195" calcext:value-type="float">
            <text:p>0.02897195</text:p>
          </table:table-cell>
          <table:table-cell office:value-type="float" office:value="0.02931712" calcext:value-type="float">
            <text:p>0.0293171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01274" calcext:value-type="float">
            <text:p>0.0501274</text:p>
          </table:table-cell>
          <table:table-cell office:value-type="float" office:value="0.0534675" calcext:value-type="float">
            <text:p>0.0534675</text:p>
          </table:table-cell>
          <table:table-cell office:value-type="float" office:value="0.05414923" calcext:value-type="float">
            <text:p>0.0541492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368158" calcext:value-type="float">
            <text:p>0.07368158</text:p>
          </table:table-cell>
          <table:table-cell office:value-type="float" office:value="0.08229771" calcext:value-type="float">
            <text:p>0.08229771</text:p>
          </table:table-cell>
          <table:table-cell office:value-type="float" office:value="0.08656719" calcext:value-type="float">
            <text:p>0.0865671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158374" calcext:value-type="float">
            <text:p>0.09158374</text:p>
          </table:table-cell>
          <table:table-cell office:value-type="float" office:value="0.10126036" calcext:value-type="float">
            <text:p>0.10126036</text:p>
          </table:table-cell>
          <table:table-cell office:value-type="float" office:value="0.09115274" calcext:value-type="float">
            <text:p>0.09115274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76817" calcext:value-type="float">
            <text:p>0.01176817</text:p>
          </table:table-cell>
          <table:table-cell office:value-type="float" office:value="0.00765147" calcext:value-type="float">
            <text:p>0.00765147</text:p>
          </table:table-cell>
          <table:table-cell office:value-type="float" office:value="0.00832262" calcext:value-type="float">
            <text:p>0.0083226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10885" calcext:value-type="float">
            <text:p>0.03110885</text:p>
          </table:table-cell>
          <table:table-cell office:value-type="float" office:value="0.02865131" calcext:value-type="float">
            <text:p>0.02865131</text:p>
          </table:table-cell>
          <table:table-cell office:value-type="float" office:value="0.02903564" calcext:value-type="float">
            <text:p>0.0290356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075987" calcext:value-type="float">
            <text:p>0.05075987</text:p>
          </table:table-cell>
          <table:table-cell office:value-type="float" office:value="0.05302369" calcext:value-type="float">
            <text:p>0.05302369</text:p>
          </table:table-cell>
          <table:table-cell office:value-type="float" office:value="0.05367094" calcext:value-type="float">
            <text:p>0.0536709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300538" calcext:value-type="float">
            <text:p>0.07300538</text:p>
          </table:table-cell>
          <table:table-cell office:value-type="float" office:value="0.08213889" calcext:value-type="float">
            <text:p>0.08213889</text:p>
          </table:table-cell>
          <table:table-cell office:value-type="float" office:value="0.08701653" calcext:value-type="float">
            <text:p>0.0870165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157728" calcext:value-type="float">
            <text:p>0.09157728</text:p>
          </table:table-cell>
          <table:table-cell office:value-type="float" office:value="0.10053816" calcext:value-type="float">
            <text:p>0.10053816</text:p>
          </table:table-cell>
          <table:table-cell office:value-type="float" office:value="0.09259056" calcext:value-type="float">
            <text:p>0.09259056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7092" calcext:value-type="float">
            <text:p>0.0117092</text:p>
          </table:table-cell>
          <table:table-cell office:value-type="float" office:value="0.00772076" calcext:value-type="float">
            <text:p>0.00772076</text:p>
          </table:table-cell>
          <table:table-cell office:value-type="float" office:value="0.00844448" calcext:value-type="float">
            <text:p>0.0084444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11797" calcext:value-type="float">
            <text:p>0.03111797</text:p>
          </table:table-cell>
          <table:table-cell office:value-type="float" office:value="0.02811253" calcext:value-type="float">
            <text:p>0.02811253</text:p>
          </table:table-cell>
          <table:table-cell office:value-type="float" office:value="0.02884222" calcext:value-type="float">
            <text:p>0.0288422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09385" calcext:value-type="float">
            <text:p>0.05109385</text:p>
          </table:table-cell>
          <table:table-cell office:value-type="float" office:value="0.05209779" calcext:value-type="float">
            <text:p>0.05209779</text:p>
          </table:table-cell>
          <table:table-cell office:value-type="float" office:value="0.05295119" calcext:value-type="float">
            <text:p>0.0529511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43911" calcext:value-type="float">
            <text:p>0.07243911</text:p>
          </table:table-cell>
          <table:table-cell office:value-type="float" office:value="0.08167561" calcext:value-type="float">
            <text:p>0.08167561</text:p>
          </table:table-cell>
          <table:table-cell office:value-type="float" office:value="0.08714668" calcext:value-type="float">
            <text:p>0.0871466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181254" calcext:value-type="float">
            <text:p>0.09181254</text:p>
          </table:table-cell>
          <table:table-cell office:value-type="float" office:value="0.09881923" calcext:value-type="float">
            <text:p>0.09881923</text:p>
          </table:table-cell>
          <table:table-cell office:value-type="float" office:value="0.09342521" calcext:value-type="float">
            <text:p>0.09342521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72823" calcext:value-type="float">
            <text:p>0.01172823</text:p>
          </table:table-cell>
          <table:table-cell office:value-type="float" office:value="0.00769202" calcext:value-type="float">
            <text:p>0.00769202</text:p>
          </table:table-cell>
          <table:table-cell office:value-type="float" office:value="0.00850468" calcext:value-type="float">
            <text:p>0.0085046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19001" calcext:value-type="float">
            <text:p>0.03119001</text:p>
          </table:table-cell>
          <table:table-cell office:value-type="float" office:value="0.02786313" calcext:value-type="float">
            <text:p>0.02786313</text:p>
          </table:table-cell>
          <table:table-cell office:value-type="float" office:value="0.0285705" calcext:value-type="float">
            <text:p>0.028570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2565" calcext:value-type="float">
            <text:p>0.0522565</text:p>
          </table:table-cell>
          <table:table-cell office:value-type="float" office:value="0.0517251" calcext:value-type="float">
            <text:p>0.0517251</text:p>
          </table:table-cell>
          <table:table-cell office:value-type="float" office:value="0.05254289" calcext:value-type="float">
            <text:p>0.0525428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5315" calcext:value-type="float">
            <text:p>0.07165315</text:p>
          </table:table-cell>
          <table:table-cell office:value-type="float" office:value="0.08150053" calcext:value-type="float">
            <text:p>0.08150053</text:p>
          </table:table-cell>
          <table:table-cell office:value-type="float" office:value="0.0870949" calcext:value-type="float">
            <text:p>0.087094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25234" calcext:value-type="float">
            <text:p>0.0925234</text:p>
          </table:table-cell>
          <table:table-cell office:value-type="float" office:value="0.09803782" calcext:value-type="float">
            <text:p>0.09803782</text:p>
          </table:table-cell>
          <table:table-cell office:value-type="float" office:value="0.09475745" calcext:value-type="float">
            <text:p>0.0947574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64026" calcext:value-type="float">
            <text:p>0.01164026</text:p>
          </table:table-cell>
          <table:table-cell office:value-type="float" office:value="0.00762373" calcext:value-type="float">
            <text:p>0.00762373</text:p>
          </table:table-cell>
          <table:table-cell office:value-type="float" office:value="0.00870724" calcext:value-type="float">
            <text:p>0.0087072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31317" calcext:value-type="float">
            <text:p>0.03131317</text:p>
          </table:table-cell>
          <table:table-cell office:value-type="float" office:value="0.02761732" calcext:value-type="float">
            <text:p>0.02761732</text:p>
          </table:table-cell>
          <table:table-cell office:value-type="float" office:value="0.02841287" calcext:value-type="float">
            <text:p>0.0284128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5499" calcext:value-type="float">
            <text:p>0.05285499</text:p>
          </table:table-cell>
          <table:table-cell office:value-type="float" office:value="0.05112106" calcext:value-type="float">
            <text:p>0.05112106</text:p>
          </table:table-cell>
          <table:table-cell office:value-type="float" office:value="0.05182835" calcext:value-type="float">
            <text:p>0.0518283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39214" calcext:value-type="float">
            <text:p>0.07139214</text:p>
          </table:table-cell>
          <table:table-cell office:value-type="float" office:value="0.08116607" calcext:value-type="float">
            <text:p>0.08116607</text:p>
          </table:table-cell>
          <table:table-cell office:value-type="float" office:value="0.08699624" calcext:value-type="float">
            <text:p>0.0869962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06148" calcext:value-type="float">
            <text:p>0.09406148</text:p>
          </table:table-cell>
          <table:table-cell office:value-type="float" office:value="0.09665851" calcext:value-type="float">
            <text:p>0.09665851</text:p>
          </table:table-cell>
          <table:table-cell office:value-type="float" office:value="0.09531195" calcext:value-type="float">
            <text:p>0.09531195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60046" calcext:value-type="float">
            <text:p>0.01160046</text:p>
          </table:table-cell>
          <table:table-cell office:value-type="float" office:value="0.00760365" calcext:value-type="float">
            <text:p>0.00760365</text:p>
          </table:table-cell>
          <table:table-cell office:value-type="float" office:value="0.00889001" calcext:value-type="float">
            <text:p>0.0088900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69347" calcext:value-type="float">
            <text:p>0.03169347</text:p>
          </table:table-cell>
          <table:table-cell office:value-type="float" office:value="0.02760505" calcext:value-type="float">
            <text:p>0.02760505</text:p>
          </table:table-cell>
          <table:table-cell office:value-type="float" office:value="0.028209" calcext:value-type="float">
            <text:p>0.02820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91894" calcext:value-type="float">
            <text:p>0.05391894</text:p>
          </table:table-cell>
          <table:table-cell office:value-type="float" office:value="0.05090569" calcext:value-type="float">
            <text:p>0.05090569</text:p>
          </table:table-cell>
          <table:table-cell office:value-type="float" office:value="0.05155984" calcext:value-type="float">
            <text:p>0.0515598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76038" calcext:value-type="float">
            <text:p>0.07076038</text:p>
          </table:table-cell>
          <table:table-cell office:value-type="float" office:value="0.08095582" calcext:value-type="float">
            <text:p>0.08095582</text:p>
          </table:table-cell>
          <table:table-cell office:value-type="float" office:value="0.08616289" calcext:value-type="float">
            <text:p>0.0861628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99118" calcext:value-type="float">
            <text:p>0.09499118</text:p>
          </table:table-cell>
          <table:table-cell office:value-type="float" office:value="0.0957907" calcext:value-type="float">
            <text:p>0.0957907</text:p>
          </table:table-cell>
          <table:table-cell office:value-type="float" office:value="0.09633929" calcext:value-type="float">
            <text:p>0.09633929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55933" calcext:value-type="float">
            <text:p>0.01155933</text:p>
          </table:table-cell>
          <table:table-cell office:value-type="float" office:value="0.00752429" calcext:value-type="float">
            <text:p>0.00752429</text:p>
          </table:table-cell>
          <table:table-cell office:value-type="float" office:value="0.00883602" calcext:value-type="float">
            <text:p>0.0088360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93071" calcext:value-type="float">
            <text:p>0.03193071</text:p>
          </table:table-cell>
          <table:table-cell office:value-type="float" office:value="0.02773122" calcext:value-type="float">
            <text:p>0.02773122</text:p>
          </table:table-cell>
          <table:table-cell office:value-type="float" office:value="0.02806074" calcext:value-type="float">
            <text:p>0.0280607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451278" calcext:value-type="float">
            <text:p>0.05451278</text:p>
          </table:table-cell>
          <table:table-cell office:value-type="float" office:value="0.0507204" calcext:value-type="float">
            <text:p>0.0507204</text:p>
          </table:table-cell>
          <table:table-cell office:value-type="float" office:value="0.05143714" calcext:value-type="float">
            <text:p>0.0514371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47251" calcext:value-type="float">
            <text:p>0.07047251</text:p>
          </table:table-cell>
          <table:table-cell office:value-type="float" office:value="0.08107442" calcext:value-type="float">
            <text:p>0.08107442</text:p>
          </table:table-cell>
          <table:table-cell office:value-type="float" office:value="0.0854807" calcext:value-type="float">
            <text:p>0.085480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53523" calcext:value-type="float">
            <text:p>0.09553523</text:p>
          </table:table-cell>
          <table:table-cell office:value-type="float" office:value="0.09487091" calcext:value-type="float">
            <text:p>0.09487091</text:p>
          </table:table-cell>
          <table:table-cell office:value-type="float" office:value="0.0967779" calcext:value-type="float">
            <text:p>0.0967779</text:p>
          </table:table-cell>
        </table:table-row>
        <table:table-row table:style-name="ro1">
          <table:table-cell office:value-type="float" office:value="13.99" calcext:value-type="float">
            <text:p>13.99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1256" calcext:value-type="float">
            <text:p>0.01141256</text:p>
          </table:table-cell>
          <table:table-cell office:value-type="float" office:value="0.00761994" calcext:value-type="float">
            <text:p>0.00761994</text:p>
          </table:table-cell>
          <table:table-cell office:value-type="float" office:value="0.00903168" calcext:value-type="float">
            <text:p>0.0090316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48111" calcext:value-type="float">
            <text:p>0.03248111</text:p>
          </table:table-cell>
          <table:table-cell office:value-type="float" office:value="0.02777599" calcext:value-type="float">
            <text:p>0.02777599</text:p>
          </table:table-cell>
          <table:table-cell office:value-type="float" office:value="0.02802161" calcext:value-type="float">
            <text:p>0.0280216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557563" calcext:value-type="float">
            <text:p>0.05557563</text:p>
          </table:table-cell>
          <table:table-cell office:value-type="float" office:value="0.05083809" calcext:value-type="float">
            <text:p>0.05083809</text:p>
          </table:table-cell>
          <table:table-cell office:value-type="float" office:value="0.0513462" calcext:value-type="float">
            <text:p>0.051346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6805" calcext:value-type="float">
            <text:p>0.0706805</text:p>
          </table:table-cell>
          <table:table-cell office:value-type="float" office:value="0.08062099" calcext:value-type="float">
            <text:p>0.08062099</text:p>
          </table:table-cell>
          <table:table-cell office:value-type="float" office:value="0.08394181" calcext:value-type="float">
            <text:p>0.0839418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25005" calcext:value-type="float">
            <text:p>0.09725005</text:p>
          </table:table-cell>
          <table:table-cell office:value-type="float" office:value="0.09452781" calcext:value-type="float">
            <text:p>0.09452781</text:p>
          </table:table-cell>
          <table:table-cell office:value-type="float" office:value="0.0969507" calcext:value-type="float">
            <text:p>0.0969507</text:p>
          </table:table-cell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2388" calcext:value-type="float">
            <text:p>0.01122388</text:p>
          </table:table-cell>
          <table:table-cell office:value-type="float" office:value="0.00738317" calcext:value-type="float">
            <text:p>0.00738317</text:p>
          </table:table-cell>
          <table:table-cell office:value-type="float" office:value="0.00910025" calcext:value-type="float">
            <text:p>0.0091002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73388" calcext:value-type="float">
            <text:p>0.03273388</text:p>
          </table:table-cell>
          <table:table-cell office:value-type="float" office:value="0.02820745" calcext:value-type="float">
            <text:p>0.02820745</text:p>
          </table:table-cell>
          <table:table-cell office:value-type="float" office:value="0.0282493" calcext:value-type="float">
            <text:p>0.028249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606639" calcext:value-type="float">
            <text:p>0.05606639</text:p>
          </table:table-cell>
          <table:table-cell office:value-type="float" office:value="0.05163348" calcext:value-type="float">
            <text:p>0.05163348</text:p>
          </table:table-cell>
          <table:table-cell office:value-type="float" office:value="0.05205446" calcext:value-type="float">
            <text:p>0.0520544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9816" calcext:value-type="float">
            <text:p>0.0709816</text:p>
          </table:table-cell>
          <table:table-cell office:value-type="float" office:value="0.08062556" calcext:value-type="float">
            <text:p>0.08062556</text:p>
          </table:table-cell>
          <table:table-cell office:value-type="float" office:value="0.08293038" calcext:value-type="float">
            <text:p>0.0829303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76532" calcext:value-type="float">
            <text:p>0.09776532</text:p>
          </table:table-cell>
          <table:table-cell office:value-type="float" office:value="0.09469019" calcext:value-type="float">
            <text:p>0.09469019</text:p>
          </table:table-cell>
          <table:table-cell office:value-type="float" office:value="0.09704002" calcext:value-type="float">
            <text:p>0.09704002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4875" calcext:value-type="float">
            <text:p>0.01104875</text:p>
          </table:table-cell>
          <table:table-cell office:value-type="float" office:value="0.00753496" calcext:value-type="float">
            <text:p>0.00753496</text:p>
          </table:table-cell>
          <table:table-cell office:value-type="float" office:value="0.00907703" calcext:value-type="float">
            <text:p>0.0090770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3796" calcext:value-type="float">
            <text:p>0.03323796</text:p>
          </table:table-cell>
          <table:table-cell office:value-type="float" office:value="0.0284416" calcext:value-type="float">
            <text:p>0.0284416</text:p>
          </table:table-cell>
          <table:table-cell office:value-type="float" office:value="0.02840933" calcext:value-type="float">
            <text:p>0.0284093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67061" calcext:value-type="float">
            <text:p>0.0567061</text:p>
          </table:table-cell>
          <table:table-cell office:value-type="float" office:value="0.05216957" calcext:value-type="float">
            <text:p>0.05216957</text:p>
          </table:table-cell>
          <table:table-cell office:value-type="float" office:value="0.05242994" calcext:value-type="float">
            <text:p>0.0524299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45357" calcext:value-type="float">
            <text:p>0.07145357</text:p>
          </table:table-cell>
          <table:table-cell office:value-type="float" office:value="0.08024929" calcext:value-type="float">
            <text:p>0.08024929</text:p>
          </table:table-cell>
          <table:table-cell office:value-type="float" office:value="0.08070097" calcext:value-type="float">
            <text:p>0.0807009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878055" calcext:value-type="float">
            <text:p>0.09878055</text:p>
          </table:table-cell>
          <table:table-cell office:value-type="float" office:value="0.09540661" calcext:value-type="float">
            <text:p>0.09540661</text:p>
          </table:table-cell>
          <table:table-cell office:value-type="float" office:value="0.09731705" calcext:value-type="float">
            <text:p>0.09731705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77797" calcext:value-type="float">
            <text:p>0.01077797</text:p>
          </table:table-cell>
          <table:table-cell office:value-type="float" office:value="0.00753196" calcext:value-type="float">
            <text:p>0.00753196</text:p>
          </table:table-cell>
          <table:table-cell office:value-type="float" office:value="0.00907658" calcext:value-type="float">
            <text:p>0.0090765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64582" calcext:value-type="float">
            <text:p>0.03364582</text:p>
          </table:table-cell>
          <table:table-cell office:value-type="float" office:value="0.02915311" calcext:value-type="float">
            <text:p>0.02915311</text:p>
          </table:table-cell>
          <table:table-cell office:value-type="float" office:value="0.02869101" calcext:value-type="float">
            <text:p>0.0286910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6799" calcext:value-type="float">
            <text:p>0.056799</text:p>
          </table:table-cell>
          <table:table-cell office:value-type="float" office:value="0.05334647" calcext:value-type="float">
            <text:p>0.05334647</text:p>
          </table:table-cell>
          <table:table-cell office:value-type="float" office:value="0.05342365" calcext:value-type="float">
            <text:p>0.0534236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694" calcext:value-type="float">
            <text:p>0.0715694</text:p>
          </table:table-cell>
          <table:table-cell office:value-type="float" office:value="0.07970618" calcext:value-type="float">
            <text:p>0.07970618</text:p>
          </table:table-cell>
          <table:table-cell office:value-type="float" office:value="0.07943622" calcext:value-type="float">
            <text:p>0.0794362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915543" calcext:value-type="float">
            <text:p>0.09915543</text:p>
          </table:table-cell>
          <table:table-cell office:value-type="float" office:value="0.09616825" calcext:value-type="float">
            <text:p>0.09616825</text:p>
          </table:table-cell>
          <table:table-cell office:value-type="float" office:value="0.09709021" calcext:value-type="float">
            <text:p>0.09709021</text:p>
          </table:table-cell>
        </table:table-row>
        <table:table-row table:style-name="ro1">
          <table:table-cell office:value-type="float" office:value="14.11" calcext:value-type="float">
            <text:p>14.11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62236" calcext:value-type="float">
            <text:p>0.01062236</text:p>
          </table:table-cell>
          <table:table-cell office:value-type="float" office:value="0.00762968" calcext:value-type="float">
            <text:p>0.00762968</text:p>
          </table:table-cell>
          <table:table-cell office:value-type="float" office:value="0.00899845" calcext:value-type="float">
            <text:p>0.0089984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41768" calcext:value-type="float">
            <text:p>0.0341768</text:p>
          </table:table-cell>
          <table:table-cell office:value-type="float" office:value="0.02947864" calcext:value-type="float">
            <text:p>0.02947864</text:p>
          </table:table-cell>
          <table:table-cell office:value-type="float" office:value="0.02903411" calcext:value-type="float">
            <text:p>0.0290341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616177" calcext:value-type="float">
            <text:p>0.05616177</text:p>
          </table:table-cell>
          <table:table-cell office:value-type="float" office:value="0.05419383" calcext:value-type="float">
            <text:p>0.05419383</text:p>
          </table:table-cell>
          <table:table-cell office:value-type="float" office:value="0.05436725" calcext:value-type="float">
            <text:p>0.0543672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96473" calcext:value-type="float">
            <text:p>0.07196473</text:p>
          </table:table-cell>
          <table:table-cell office:value-type="float" office:value="0.07897259" calcext:value-type="float">
            <text:p>0.07897259</text:p>
          </table:table-cell>
          <table:table-cell office:value-type="float" office:value="0.07713991" calcext:value-type="float">
            <text:p>0.0771399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93562" calcext:value-type="float">
            <text:p>0.0993562</text:p>
          </table:table-cell>
          <table:table-cell office:value-type="float" office:value="0.09785669" calcext:value-type="float">
            <text:p>0.09785669</text:p>
          </table:table-cell>
          <table:table-cell office:value-type="float" office:value="0.09708448" calcext:value-type="float">
            <text:p>0.09708448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56364" calcext:value-type="float">
            <text:p>0.01056364</text:p>
          </table:table-cell>
          <table:table-cell office:value-type="float" office:value="0.00760053" calcext:value-type="float">
            <text:p>0.00760053</text:p>
          </table:table-cell>
          <table:table-cell office:value-type="float" office:value="0.00897731" calcext:value-type="float">
            <text:p>0.0089773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442317" calcext:value-type="float">
            <text:p>0.03442317</text:p>
          </table:table-cell>
          <table:table-cell office:value-type="float" office:value="0.03009801" calcext:value-type="float">
            <text:p>0.03009801</text:p>
          </table:table-cell>
          <table:table-cell office:value-type="float" office:value="0.02950118" calcext:value-type="float">
            <text:p>0.0295011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527727" calcext:value-type="float">
            <text:p>0.05527727</text:p>
          </table:table-cell>
          <table:table-cell office:value-type="float" office:value="0.0557512" calcext:value-type="float">
            <text:p>0.0557512</text:p>
          </table:table-cell>
          <table:table-cell office:value-type="float" office:value="0.05593491" calcext:value-type="float">
            <text:p>0.0559349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93659" calcext:value-type="float">
            <text:p>0.07193659</text:p>
          </table:table-cell>
          <table:table-cell office:value-type="float" office:value="0.07841922" calcext:value-type="float">
            <text:p>0.07841922</text:p>
          </table:table-cell>
          <table:table-cell office:value-type="float" office:value="0.07601897" calcext:value-type="float">
            <text:p>0.0760189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91725" calcext:value-type="float">
            <text:p>0.0991725</text:p>
          </table:table-cell>
          <table:table-cell office:value-type="float" office:value="0.09934641" calcext:value-type="float">
            <text:p>0.09934641</text:p>
          </table:table-cell>
          <table:table-cell office:value-type="float" office:value="0.09720282" calcext:value-type="float">
            <text:p>0.09720282</text:p>
          </table:table-cell>
        </table:table-row>
        <table:table-row table:style-name="ro1">
          <table:table-cell office:value-type="float" office:value="14.17" calcext:value-type="float">
            <text:p>14.17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49324" calcext:value-type="float">
            <text:p>0.01049324</text:p>
          </table:table-cell>
          <table:table-cell office:value-type="float" office:value="0.00776176" calcext:value-type="float">
            <text:p>0.00776176</text:p>
          </table:table-cell>
          <table:table-cell office:value-type="float" office:value="0.00885579" calcext:value-type="float">
            <text:p>0.0088557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491045" calcext:value-type="float">
            <text:p>0.03491045</text:p>
          </table:table-cell>
          <table:table-cell office:value-type="float" office:value="0.03036947" calcext:value-type="float">
            <text:p>0.03036947</text:p>
          </table:table-cell>
          <table:table-cell office:value-type="float" office:value="0.02983624" calcext:value-type="float">
            <text:p>0.0298362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433843" calcext:value-type="float">
            <text:p>0.05433843</text:p>
          </table:table-cell>
          <table:table-cell office:value-type="float" office:value="0.05654408" calcext:value-type="float">
            <text:p>0.05654408</text:p>
          </table:table-cell>
          <table:table-cell office:value-type="float" office:value="0.05666824" calcext:value-type="float">
            <text:p>0.0566682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1053" calcext:value-type="float">
            <text:p>0.07161053</text:p>
          </table:table-cell>
          <table:table-cell office:value-type="float" office:value="0.07701275" calcext:value-type="float">
            <text:p>0.07701275</text:p>
          </table:table-cell>
          <table:table-cell office:value-type="float" office:value="0.07364811" calcext:value-type="float">
            <text:p>0.0736481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860158" calcext:value-type="float">
            <text:p>0.09860158</text:p>
          </table:table-cell>
          <table:table-cell office:value-type="float" office:value="0.10081603" calcext:value-type="float">
            <text:p>0.10081603</text:p>
          </table:table-cell>
          <table:table-cell office:value-type="float" office:value="0.0972309" calcext:value-type="float">
            <text:p>0.0972309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42985" calcext:value-type="float">
            <text:p>0.01042985</text:p>
          </table:table-cell>
          <table:table-cell office:value-type="float" office:value="0.00793788" calcext:value-type="float">
            <text:p>0.00793788</text:p>
          </table:table-cell>
          <table:table-cell office:value-type="float" office:value="0.00877981" calcext:value-type="float">
            <text:p>0.0087798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489698" calcext:value-type="float">
            <text:p>0.03489698</text:p>
          </table:table-cell>
          <table:table-cell office:value-type="float" office:value="0.03067599" calcext:value-type="float">
            <text:p>0.03067599</text:p>
          </table:table-cell>
          <table:table-cell office:value-type="float" office:value="0.03032476" calcext:value-type="float">
            <text:p>0.0303247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66791" calcext:value-type="float">
            <text:p>0.05366791</text:p>
          </table:table-cell>
          <table:table-cell office:value-type="float" office:value="0.05799179" calcext:value-type="float">
            <text:p>0.05799179</text:p>
          </table:table-cell>
          <table:table-cell office:value-type="float" office:value="0.05815838" calcext:value-type="float">
            <text:p>0.0581583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3463" calcext:value-type="float">
            <text:p>0.07153463</text:p>
          </table:table-cell>
          <table:table-cell office:value-type="float" office:value="0.07633423" calcext:value-type="float">
            <text:p>0.07633423</text:p>
          </table:table-cell>
          <table:table-cell office:value-type="float" office:value="0.07281616" calcext:value-type="float">
            <text:p>0.0728161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93588" calcext:value-type="float">
            <text:p>0.09793588</text:p>
          </table:table-cell>
          <table:table-cell office:value-type="float" office:value="0.10391824" calcext:value-type="float">
            <text:p>0.10391824</text:p>
          </table:table-cell>
          <table:table-cell office:value-type="float" office:value="0.09756639" calcext:value-type="float">
            <text:p>0.09756639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47482" calcext:value-type="float">
            <text:p>0.01047482</text:p>
          </table:table-cell>
          <table:table-cell office:value-type="float" office:value="0.00796571" calcext:value-type="float">
            <text:p>0.00796571</text:p>
          </table:table-cell>
          <table:table-cell office:value-type="float" office:value="0.00861127" calcext:value-type="float">
            <text:p>0.0086112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485269" calcext:value-type="float">
            <text:p>0.03485269</text:p>
          </table:table-cell>
          <table:table-cell office:value-type="float" office:value="0.03077826" calcext:value-type="float">
            <text:p>0.03077826</text:p>
          </table:table-cell>
          <table:table-cell office:value-type="float" office:value="0.03052178" calcext:value-type="float">
            <text:p>0.0305217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52841" calcext:value-type="float">
            <text:p>0.05252841</text:p>
          </table:table-cell>
          <table:table-cell office:value-type="float" office:value="0.05877342" calcext:value-type="float">
            <text:p>0.05877342</text:p>
          </table:table-cell>
          <table:table-cell office:value-type="float" office:value="0.05902561" calcext:value-type="float">
            <text:p>0.0590256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4391" calcext:value-type="float">
            <text:p>0.0714391</text:p>
          </table:table-cell>
          <table:table-cell office:value-type="float" office:value="0.07488007" calcext:value-type="float">
            <text:p>0.07488007</text:p>
          </table:table-cell>
          <table:table-cell office:value-type="float" office:value="0.07168865" calcext:value-type="float">
            <text:p>0.0716886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75" calcext:value-type="float">
            <text:p>0.09675</text:p>
          </table:table-cell>
          <table:table-cell office:value-type="float" office:value="0.10693043" calcext:value-type="float">
            <text:p>0.10693043</text:p>
          </table:table-cell>
          <table:table-cell office:value-type="float" office:value="0.09802849" calcext:value-type="float">
            <text:p>0.09802849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52181" calcext:value-type="float">
            <text:p>0.01052181</text:p>
          </table:table-cell>
          <table:table-cell office:value-type="float" office:value="0.00811683" calcext:value-type="float">
            <text:p>0.00811683</text:p>
          </table:table-cell>
          <table:table-cell office:value-type="float" office:value="0.00870798" calcext:value-type="float">
            <text:p>0.0087079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475852" calcext:value-type="float">
            <text:p>0.03475852</text:p>
          </table:table-cell>
          <table:table-cell office:value-type="float" office:value="0.03093568" calcext:value-type="float">
            <text:p>0.03093568</text:p>
          </table:table-cell>
          <table:table-cell office:value-type="float" office:value="0.0307838" calcext:value-type="float">
            <text:p>0.030783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19467" calcext:value-type="float">
            <text:p>0.05119467</text:p>
          </table:table-cell>
          <table:table-cell office:value-type="float" office:value="0.0594892" calcext:value-type="float">
            <text:p>0.0594892</text:p>
          </table:table-cell>
          <table:table-cell office:value-type="float" office:value="0.0601465" calcext:value-type="float">
            <text:p>0.060146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91104" calcext:value-type="float">
            <text:p>0.07091104</text:p>
          </table:table-cell>
          <table:table-cell office:value-type="float" office:value="0.07400213" calcext:value-type="float">
            <text:p>0.07400213</text:p>
          </table:table-cell>
          <table:table-cell office:value-type="float" office:value="0.07139674" calcext:value-type="float">
            <text:p>0.0713967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20418" calcext:value-type="float">
            <text:p>0.09620418</text:p>
          </table:table-cell>
          <table:table-cell office:value-type="float" office:value="0.10814223" calcext:value-type="float">
            <text:p>0.10814223</text:p>
          </table:table-cell>
          <table:table-cell office:value-type="float" office:value="0.09844239" calcext:value-type="float">
            <text:p>0.09844239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51402" calcext:value-type="float">
            <text:p>0.01051402</text:p>
          </table:table-cell>
          <table:table-cell office:value-type="float" office:value="0.00813712" calcext:value-type="float">
            <text:p>0.00813712</text:p>
          </table:table-cell>
          <table:table-cell office:value-type="float" office:value="0.00866655" calcext:value-type="float">
            <text:p>0.0086665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439391" calcext:value-type="float">
            <text:p>0.03439391</text:p>
          </table:table-cell>
          <table:table-cell office:value-type="float" office:value="0.03086689" calcext:value-type="float">
            <text:p>0.03086689</text:p>
          </table:table-cell>
          <table:table-cell office:value-type="float" office:value="0.03096812" calcext:value-type="float">
            <text:p>0.0309681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081202" calcext:value-type="float">
            <text:p>0.05081202</text:p>
          </table:table-cell>
          <table:table-cell office:value-type="float" office:value="0.05982171" calcext:value-type="float">
            <text:p>0.05982171</text:p>
          </table:table-cell>
          <table:table-cell office:value-type="float" office:value="0.06049182" calcext:value-type="float">
            <text:p>0.0604918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86114" calcext:value-type="float">
            <text:p>0.07086114</text:p>
          </table:table-cell>
          <table:table-cell office:value-type="float" office:value="0.07232617" calcext:value-type="float">
            <text:p>0.07232617</text:p>
          </table:table-cell>
          <table:table-cell office:value-type="float" office:value="0.07113447" calcext:value-type="float">
            <text:p>0.0711344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90546" calcext:value-type="float">
            <text:p>0.09490546</text:p>
          </table:table-cell>
          <table:table-cell office:value-type="float" office:value="0.11101498" calcext:value-type="float">
            <text:p>0.11101498</text:p>
          </table:table-cell>
          <table:table-cell office:value-type="float" office:value="0.09977216" calcext:value-type="float">
            <text:p>0.09977216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63945" calcext:value-type="float">
            <text:p>0.01063945</text:p>
          </table:table-cell>
          <table:table-cell office:value-type="float" office:value="0.00826412" calcext:value-type="float">
            <text:p>0.00826412</text:p>
          </table:table-cell>
          <table:table-cell office:value-type="float" office:value="0.00877439" calcext:value-type="float">
            <text:p>0.0087743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432784" calcext:value-type="float">
            <text:p>0.03432784</text:p>
          </table:table-cell>
          <table:table-cell office:value-type="float" office:value="0.03071792" calcext:value-type="float">
            <text:p>0.03071792</text:p>
          </table:table-cell>
          <table:table-cell office:value-type="float" office:value="0.03101814" calcext:value-type="float">
            <text:p>0.0310181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010834" calcext:value-type="float">
            <text:p>0.05010834</text:p>
          </table:table-cell>
          <table:table-cell office:value-type="float" office:value="0.06000945" calcext:value-type="float">
            <text:p>0.06000945</text:p>
          </table:table-cell>
          <table:table-cell office:value-type="float" office:value="0.06087045" calcext:value-type="float">
            <text:p>0.0608704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80372" calcext:value-type="float">
            <text:p>0.07080372</text:p>
          </table:table-cell>
          <table:table-cell office:value-type="float" office:value="0.07165044" calcext:value-type="float">
            <text:p>0.07165044</text:p>
          </table:table-cell>
          <table:table-cell office:value-type="float" office:value="0.07146502" calcext:value-type="float">
            <text:p>0.0714650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37174" calcext:value-type="float">
            <text:p>0.09437174</text:p>
          </table:table-cell>
          <table:table-cell office:value-type="float" office:value="0.11178848" calcext:value-type="float">
            <text:p>0.11178848</text:p>
          </table:table-cell>
          <table:table-cell office:value-type="float" office:value="0.10035746" calcext:value-type="float">
            <text:p>0.10035746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73759" calcext:value-type="float">
            <text:p>0.01073759</text:p>
          </table:table-cell>
          <table:table-cell office:value-type="float" office:value="0.0080647" calcext:value-type="float">
            <text:p>0.0080647</text:p>
          </table:table-cell>
          <table:table-cell office:value-type="float" office:value="0.0086753" calcext:value-type="float">
            <text:p>0.008675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69083" calcext:value-type="float">
            <text:p>0.03369083</text:p>
          </table:table-cell>
          <table:table-cell office:value-type="float" office:value="0.0303996" calcext:value-type="float">
            <text:p>0.0303996</text:p>
          </table:table-cell>
          <table:table-cell office:value-type="float" office:value="0.03105683" calcext:value-type="float">
            <text:p>0.0310568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006537" calcext:value-type="float">
            <text:p>0.05006537</text:p>
          </table:table-cell>
          <table:table-cell office:value-type="float" office:value="0.0598155" calcext:value-type="float">
            <text:p>0.0598155</text:p>
          </table:table-cell>
          <table:table-cell office:value-type="float" office:value="0.060637" calcext:value-type="float">
            <text:p>0.06063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90592" calcext:value-type="float">
            <text:p>0.07090592</text:p>
          </table:table-cell>
          <table:table-cell office:value-type="float" office:value="0.07072337" calcext:value-type="float">
            <text:p>0.07072337</text:p>
          </table:table-cell>
          <table:table-cell office:value-type="float" office:value="0.07265759" calcext:value-type="float">
            <text:p>0.0726575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349514" calcext:value-type="float">
            <text:p>0.09349514</text:p>
          </table:table-cell>
          <table:table-cell office:value-type="float" office:value="0.11329702" calcext:value-type="float">
            <text:p>0.11329702</text:p>
          </table:table-cell>
          <table:table-cell office:value-type="float" office:value="0.10148855" calcext:value-type="float">
            <text:p>0.10148855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86559" calcext:value-type="float">
            <text:p>0.01086559</text:p>
          </table:table-cell>
          <table:table-cell office:value-type="float" office:value="0.00809417" calcext:value-type="float">
            <text:p>0.00809417</text:p>
          </table:table-cell>
          <table:table-cell office:value-type="float" office:value="0.00875763" calcext:value-type="float">
            <text:p>0.0087576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47253" calcext:value-type="float">
            <text:p>0.03347253</text:p>
          </table:table-cell>
          <table:table-cell office:value-type="float" office:value="0.03006506" calcext:value-type="float">
            <text:p>0.03006506</text:p>
          </table:table-cell>
          <table:table-cell office:value-type="float" office:value="0.03062635" calcext:value-type="float">
            <text:p>0.0306263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993754" calcext:value-type="float">
            <text:p>0.04993754</text:p>
          </table:table-cell>
          <table:table-cell office:value-type="float" office:value="0.0590621" calcext:value-type="float">
            <text:p>0.0590621</text:p>
          </table:table-cell>
          <table:table-cell office:value-type="float" office:value="0.059963" calcext:value-type="float">
            <text:p>0.05996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92714" calcext:value-type="float">
            <text:p>0.07092714</text:p>
          </table:table-cell>
          <table:table-cell office:value-type="float" office:value="0.0703918" calcext:value-type="float">
            <text:p>0.0703918</text:p>
          </table:table-cell>
          <table:table-cell office:value-type="float" office:value="0.07360524" calcext:value-type="float">
            <text:p>0.0736052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310359" calcext:value-type="float">
            <text:p>0.09310359</text:p>
          </table:table-cell>
          <table:table-cell office:value-type="float" office:value="0.11347479" calcext:value-type="float">
            <text:p>0.11347479</text:p>
          </table:table-cell>
          <table:table-cell office:value-type="float" office:value="0.10204932" calcext:value-type="float">
            <text:p>0.10204932</text:p>
          </table:table-cell>
        </table:table-row>
        <table:table-row table:style-name="ro1">
          <table:table-cell office:value-type="float" office:value="14.41" calcext:value-type="float">
            <text:p>14.41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0056" calcext:value-type="float">
            <text:p>0.01100056</text:p>
          </table:table-cell>
          <table:table-cell office:value-type="float" office:value="0.00802954" calcext:value-type="float">
            <text:p>0.00802954</text:p>
          </table:table-cell>
          <table:table-cell office:value-type="float" office:value="0.00869093" calcext:value-type="float">
            <text:p>0.0086909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97815" calcext:value-type="float">
            <text:p>0.03297815</text:p>
          </table:table-cell>
          <table:table-cell office:value-type="float" office:value="0.02986572" calcext:value-type="float">
            <text:p>0.02986572</text:p>
          </table:table-cell>
          <table:table-cell office:value-type="float" office:value="0.03033842" calcext:value-type="float">
            <text:p>0.0303384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4994231" calcext:value-type="float">
            <text:p>0.04994231</text:p>
          </table:table-cell>
          <table:table-cell office:value-type="float" office:value="0.05847133" calcext:value-type="float">
            <text:p>0.05847133</text:p>
          </table:table-cell>
          <table:table-cell office:value-type="float" office:value="0.05956303" calcext:value-type="float">
            <text:p>0.0595630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0618" calcext:value-type="float">
            <text:p>0.07150618</text:p>
          </table:table-cell>
          <table:table-cell office:value-type="float" office:value="0.07006454" calcext:value-type="float">
            <text:p>0.07006454</text:p>
          </table:table-cell>
          <table:table-cell office:value-type="float" office:value="0.0756902" calcext:value-type="float">
            <text:p>0.075690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300894" calcext:value-type="float">
            <text:p>0.09300894</text:p>
          </table:table-cell>
          <table:table-cell office:value-type="float" office:value="0.11359854" calcext:value-type="float">
            <text:p>0.11359854</text:p>
          </table:table-cell>
          <table:table-cell office:value-type="float" office:value="0.10297921" calcext:value-type="float">
            <text:p>0.10297921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2268" calcext:value-type="float">
            <text:p>0.01112268</text:p>
          </table:table-cell>
          <table:table-cell office:value-type="float" office:value="0.00788897" calcext:value-type="float">
            <text:p>0.00788897</text:p>
          </table:table-cell>
          <table:table-cell office:value-type="float" office:value="0.00862733" calcext:value-type="float">
            <text:p>0.0086273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69693" calcext:value-type="float">
            <text:p>0.03269693</text:p>
          </table:table-cell>
          <table:table-cell office:value-type="float" office:value="0.02942881" calcext:value-type="float">
            <text:p>0.02942881</text:p>
          </table:table-cell>
          <table:table-cell office:value-type="float" office:value="0.02985996" calcext:value-type="float">
            <text:p>0.0298599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048218" calcext:value-type="float">
            <text:p>0.05048218</text:p>
          </table:table-cell>
          <table:table-cell office:value-type="float" office:value="0.05730345" calcext:value-type="float">
            <text:p>0.05730345</text:p>
          </table:table-cell>
          <table:table-cell office:value-type="float" office:value="0.05848867" calcext:value-type="float">
            <text:p>0.0584886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1396" calcext:value-type="float">
            <text:p>0.07181396</text:p>
          </table:table-cell>
          <table:table-cell office:value-type="float" office:value="0.07032414" calcext:value-type="float">
            <text:p>0.07032414</text:p>
          </table:table-cell>
          <table:table-cell office:value-type="float" office:value="0.0770977" calcext:value-type="float">
            <text:p>0.077097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31846" calcext:value-type="float">
            <text:p>0.0931846</text:p>
          </table:table-cell>
          <table:table-cell office:value-type="float" office:value="0.11343038" calcext:value-type="float">
            <text:p>0.11343038</text:p>
          </table:table-cell>
          <table:table-cell office:value-type="float" office:value="0.10337356" calcext:value-type="float">
            <text:p>0.10337356</text:p>
          </table:table-cell>
        </table:table-row>
        <table:table-row table:style-name="ro1">
          <table:table-cell office:value-type="float" office:value="14.47" calcext:value-type="float">
            <text:p>14.4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7384" calcext:value-type="float">
            <text:p>0.01117384</text:p>
          </table:table-cell>
          <table:table-cell office:value-type="float" office:value="0.00780631" calcext:value-type="float">
            <text:p>0.00780631</text:p>
          </table:table-cell>
          <table:table-cell office:value-type="float" office:value="0.00869995" calcext:value-type="float">
            <text:p>0.0086999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21606" calcext:value-type="float">
            <text:p>0.03221606</text:p>
          </table:table-cell>
          <table:table-cell office:value-type="float" office:value="0.02922005" calcext:value-type="float">
            <text:p>0.02922005</text:p>
          </table:table-cell>
          <table:table-cell office:value-type="float" office:value="0.0297486" calcext:value-type="float">
            <text:p>0.029748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078721" calcext:value-type="float">
            <text:p>0.05078721</text:p>
          </table:table-cell>
          <table:table-cell office:value-type="float" office:value="0.05668122" calcext:value-type="float">
            <text:p>0.05668122</text:p>
          </table:table-cell>
          <table:table-cell office:value-type="float" office:value="0.05779456" calcext:value-type="float">
            <text:p>0.0577945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37247" calcext:value-type="float">
            <text:p>0.07237247</text:p>
          </table:table-cell>
          <table:table-cell office:value-type="float" office:value="0.07111651" calcext:value-type="float">
            <text:p>0.07111651</text:p>
          </table:table-cell>
          <table:table-cell office:value-type="float" office:value="0.0795173" calcext:value-type="float">
            <text:p>0.079517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358903" calcext:value-type="float">
            <text:p>0.09358903</text:p>
          </table:table-cell>
          <table:table-cell office:value-type="float" office:value="0.1119474" calcext:value-type="float">
            <text:p>0.1119474</text:p>
          </table:table-cell>
          <table:table-cell office:value-type="float" office:value="0.10356379" calcext:value-type="float">
            <text:p>0.1035637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763" calcext:value-type="float">
            <text:p>0.0112763</text:p>
          </table:table-cell>
          <table:table-cell office:value-type="float" office:value="0.00774388" calcext:value-type="float">
            <text:p>0.00774388</text:p>
          </table:table-cell>
          <table:table-cell office:value-type="float" office:value="0.00871733" calcext:value-type="float">
            <text:p>0.0087173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13894" calcext:value-type="float">
            <text:p>0.03213894</text:p>
          </table:table-cell>
          <table:table-cell office:value-type="float" office:value="0.02896593" calcext:value-type="float">
            <text:p>0.02896593</text:p>
          </table:table-cell>
          <table:table-cell office:value-type="float" office:value="0.02926419" calcext:value-type="float">
            <text:p>0.0292641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44226" calcext:value-type="float">
            <text:p>0.05144226</text:p>
          </table:table-cell>
          <table:table-cell office:value-type="float" office:value="0.0552153" calcext:value-type="float">
            <text:p>0.0552153</text:p>
          </table:table-cell>
          <table:table-cell office:value-type="float" office:value="0.05629478" calcext:value-type="float">
            <text:p>0.0562947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79576" calcext:value-type="float">
            <text:p>0.07279576</text:p>
          </table:table-cell>
          <table:table-cell office:value-type="float" office:value="0.07166155" calcext:value-type="float">
            <text:p>0.07166155</text:p>
          </table:table-cell>
          <table:table-cell office:value-type="float" office:value="0.08063798" calcext:value-type="float">
            <text:p>0.0806379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13686" calcext:value-type="float">
            <text:p>0.09413686</text:p>
          </table:table-cell>
          <table:table-cell office:value-type="float" office:value="0.11077869" calcext:value-type="float">
            <text:p>0.11077869</text:p>
          </table:table-cell>
          <table:table-cell office:value-type="float" office:value="0.10341247" calcext:value-type="float">
            <text:p>0.10341247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3946" calcext:value-type="float">
            <text:p>0.0113946</text:p>
          </table:table-cell>
          <table:table-cell office:value-type="float" office:value="0.00762555" calcext:value-type="float">
            <text:p>0.00762555</text:p>
          </table:table-cell>
          <table:table-cell office:value-type="float" office:value="0.00855877" calcext:value-type="float">
            <text:p>0.0085587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85264" calcext:value-type="float">
            <text:p>0.03185264</text:p>
          </table:table-cell>
          <table:table-cell office:value-type="float" office:value="0.02877351" calcext:value-type="float">
            <text:p>0.02877351</text:p>
          </table:table-cell>
          <table:table-cell office:value-type="float" office:value="0.02897125" calcext:value-type="float">
            <text:p>0.0289712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89397" calcext:value-type="float">
            <text:p>0.05189397</text:p>
          </table:table-cell>
          <table:table-cell office:value-type="float" office:value="0.05467654" calcext:value-type="float">
            <text:p>0.05467654</text:p>
          </table:table-cell>
          <table:table-cell office:value-type="float" office:value="0.05563345" calcext:value-type="float">
            <text:p>0.0556334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302126" calcext:value-type="float">
            <text:p>0.07302126</text:p>
          </table:table-cell>
          <table:table-cell office:value-type="float" office:value="0.07334819" calcext:value-type="float">
            <text:p>0.07334819</text:p>
          </table:table-cell>
          <table:table-cell office:value-type="float" office:value="0.08288036" calcext:value-type="float">
            <text:p>0.0828803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00451" calcext:value-type="float">
            <text:p>0.09500451</text:p>
          </table:table-cell>
          <table:table-cell office:value-type="float" office:value="0.10830282" calcext:value-type="float">
            <text:p>0.10830282</text:p>
          </table:table-cell>
          <table:table-cell office:value-type="float" office:value="0.10270987" calcext:value-type="float">
            <text:p>0.10270987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0682" calcext:value-type="float">
            <text:p>0.01140682</text:p>
          </table:table-cell>
          <table:table-cell office:value-type="float" office:value="0.00757696" calcext:value-type="float">
            <text:p>0.00757696</text:p>
          </table:table-cell>
          <table:table-cell office:value-type="float" office:value="0.00860529" calcext:value-type="float">
            <text:p>0.0086052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84681" calcext:value-type="float">
            <text:p>0.03184681</text:p>
          </table:table-cell>
          <table:table-cell office:value-type="float" office:value="0.02853193" calcext:value-type="float">
            <text:p>0.02853193</text:p>
          </table:table-cell>
          <table:table-cell office:value-type="float" office:value="0.02870081" calcext:value-type="float">
            <text:p>0.0287008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47738" calcext:value-type="float">
            <text:p>0.05247738</text:p>
          </table:table-cell>
          <table:table-cell office:value-type="float" office:value="0.0537867" calcext:value-type="float">
            <text:p>0.0537867</text:p>
          </table:table-cell>
          <table:table-cell office:value-type="float" office:value="0.05438227" calcext:value-type="float">
            <text:p>0.0543822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94717" calcext:value-type="float">
            <text:p>0.07294717</text:p>
          </table:table-cell>
          <table:table-cell office:value-type="float" office:value="0.07427509" calcext:value-type="float">
            <text:p>0.07427509</text:p>
          </table:table-cell>
          <table:table-cell office:value-type="float" office:value="0.08398601" calcext:value-type="float">
            <text:p>0.0839860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49204" calcext:value-type="float">
            <text:p>0.09549204</text:p>
          </table:table-cell>
          <table:table-cell office:value-type="float" office:value="0.10695209" calcext:value-type="float">
            <text:p>0.10695209</text:p>
          </table:table-cell>
          <table:table-cell office:value-type="float" office:value="0.10234939" calcext:value-type="float">
            <text:p>0.10234939</text:p>
          </table:table-cell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2213" calcext:value-type="float">
            <text:p>0.01142213</text:p>
          </table:table-cell>
          <table:table-cell office:value-type="float" office:value="0.00750422" calcext:value-type="float">
            <text:p>0.00750422</text:p>
          </table:table-cell>
          <table:table-cell office:value-type="float" office:value="0.00863439" calcext:value-type="float">
            <text:p>0.0086343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71545" calcext:value-type="float">
            <text:p>0.03171545</text:p>
          </table:table-cell>
          <table:table-cell office:value-type="float" office:value="0.02858016" calcext:value-type="float">
            <text:p>0.02858016</text:p>
          </table:table-cell>
          <table:table-cell office:value-type="float" office:value="0.02852286" calcext:value-type="float">
            <text:p>0.0285228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0504" calcext:value-type="float">
            <text:p>0.05280504</text:p>
          </table:table-cell>
          <table:table-cell office:value-type="float" office:value="0.05344027" calcext:value-type="float">
            <text:p>0.05344027</text:p>
          </table:table-cell>
          <table:table-cell office:value-type="float" office:value="0.05408183" calcext:value-type="float">
            <text:p>0.0540818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311361" calcext:value-type="float">
            <text:p>0.07311361</text:p>
          </table:table-cell>
          <table:table-cell office:value-type="float" office:value="0.07645125" calcext:value-type="float">
            <text:p>0.07645125</text:p>
          </table:table-cell>
          <table:table-cell office:value-type="float" office:value="0.08561795" calcext:value-type="float">
            <text:p>0.0856179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40561" calcext:value-type="float">
            <text:p>0.09640561</text:p>
          </table:table-cell>
          <table:table-cell office:value-type="float" office:value="0.10441484" calcext:value-type="float">
            <text:p>0.10441484</text:p>
          </table:table-cell>
          <table:table-cell office:value-type="float" office:value="0.10078237" calcext:value-type="float">
            <text:p>0.10078237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4851" calcext:value-type="float">
            <text:p>0.01144851</text:p>
          </table:table-cell>
          <table:table-cell office:value-type="float" office:value="0.00740346" calcext:value-type="float">
            <text:p>0.00740346</text:p>
          </table:table-cell>
          <table:table-cell office:value-type="float" office:value="0.00871693" calcext:value-type="float">
            <text:p>0.0087169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60642" calcext:value-type="float">
            <text:p>0.03160642</text:p>
          </table:table-cell>
          <table:table-cell office:value-type="float" office:value="0.02861152" calcext:value-type="float">
            <text:p>0.02861152</text:p>
          </table:table-cell>
          <table:table-cell office:value-type="float" office:value="0.02847502" calcext:value-type="float">
            <text:p>0.0284750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43813" calcext:value-type="float">
            <text:p>0.05343813</text:p>
          </table:table-cell>
          <table:table-cell office:value-type="float" office:value="0.05282601" calcext:value-type="float">
            <text:p>0.05282601</text:p>
          </table:table-cell>
          <table:table-cell office:value-type="float" office:value="0.05339925" calcext:value-type="float">
            <text:p>0.0533992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72699" calcext:value-type="float">
            <text:p>0.07272699</text:p>
          </table:table-cell>
          <table:table-cell office:value-type="float" office:value="0.0775331" calcext:value-type="float">
            <text:p>0.0775331</text:p>
          </table:table-cell>
          <table:table-cell office:value-type="float" office:value="0.08601991" calcext:value-type="float">
            <text:p>0.0860199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01522" calcext:value-type="float">
            <text:p>0.09701522</text:p>
          </table:table-cell>
          <table:table-cell office:value-type="float" office:value="0.10311581" calcext:value-type="float">
            <text:p>0.10311581</text:p>
          </table:table-cell>
          <table:table-cell office:value-type="float" office:value="0.10002507" calcext:value-type="float">
            <text:p>0.10002507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7657" calcext:value-type="float">
            <text:p>0.01147657</text:p>
          </table:table-cell>
          <table:table-cell office:value-type="float" office:value="0.00740625" calcext:value-type="float">
            <text:p>0.00740625</text:p>
          </table:table-cell>
          <table:table-cell office:value-type="float" office:value="0.00860595" calcext:value-type="float">
            <text:p>0.0086059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81271" calcext:value-type="float">
            <text:p>0.03181271</text:p>
          </table:table-cell>
          <table:table-cell office:value-type="float" office:value="0.02856282" calcext:value-type="float">
            <text:p>0.02856282</text:p>
          </table:table-cell>
          <table:table-cell office:value-type="float" office:value="0.02836029" calcext:value-type="float">
            <text:p>0.0283602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72508" calcext:value-type="float">
            <text:p>0.05372508</text:p>
          </table:table-cell>
          <table:table-cell office:value-type="float" office:value="0.05260163" calcext:value-type="float">
            <text:p>0.05260163</text:p>
          </table:table-cell>
          <table:table-cell office:value-type="float" office:value="0.05323651" calcext:value-type="float">
            <text:p>0.0532365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52387" calcext:value-type="float">
            <text:p>0.07252387</text:p>
          </table:table-cell>
          <table:table-cell office:value-type="float" office:value="0.07975892" calcext:value-type="float">
            <text:p>0.07975892</text:p>
          </table:table-cell>
          <table:table-cell office:value-type="float" office:value="0.0866996" calcext:value-type="float">
            <text:p>0.086699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60176" calcext:value-type="float">
            <text:p>0.09760176</text:p>
          </table:table-cell>
          <table:table-cell office:value-type="float" office:value="0.10109226" calcext:value-type="float">
            <text:p>0.10109226</text:p>
          </table:table-cell>
          <table:table-cell office:value-type="float" office:value="0.09792807" calcext:value-type="float">
            <text:p>0.09792807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2946" calcext:value-type="float">
            <text:p>0.01142946</text:p>
          </table:table-cell>
          <table:table-cell office:value-type="float" office:value="0.00741053" calcext:value-type="float">
            <text:p>0.00741053</text:p>
          </table:table-cell>
          <table:table-cell office:value-type="float" office:value="0.00874221" calcext:value-type="float">
            <text:p>0.0087422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84911" calcext:value-type="float">
            <text:p>0.03184911</text:p>
          </table:table-cell>
          <table:table-cell office:value-type="float" office:value="0.02873682" calcext:value-type="float">
            <text:p>0.02873682</text:p>
          </table:table-cell>
          <table:table-cell office:value-type="float" office:value="0.02861788" calcext:value-type="float">
            <text:p>0.0286178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92648" calcext:value-type="float">
            <text:p>0.05392648</text:p>
          </table:table-cell>
          <table:table-cell office:value-type="float" office:value="0.05276392" calcext:value-type="float">
            <text:p>0.05276392</text:p>
          </table:table-cell>
          <table:table-cell office:value-type="float" office:value="0.05307381" calcext:value-type="float">
            <text:p>0.0530738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93489" calcext:value-type="float">
            <text:p>0.07193489</text:p>
          </table:table-cell>
          <table:table-cell office:value-type="float" office:value="0.08067004" calcext:value-type="float">
            <text:p>0.08067004</text:p>
          </table:table-cell>
          <table:table-cell office:value-type="float" office:value="0.08669747" calcext:value-type="float">
            <text:p>0.0866974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8296" calcext:value-type="float">
            <text:p>0.0978296</text:p>
          </table:table-cell>
          <table:table-cell office:value-type="float" office:value="0.10004131" calcext:value-type="float">
            <text:p>0.10004131</text:p>
          </table:table-cell>
          <table:table-cell office:value-type="float" office:value="0.09588917" calcext:value-type="float">
            <text:p>0.09588917</text:p>
          </table:table-cell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7525" calcext:value-type="float">
            <text:p>0.01147525</text:p>
          </table:table-cell>
          <table:table-cell office:value-type="float" office:value="0.00750158" calcext:value-type="float">
            <text:p>0.00750158</text:p>
          </table:table-cell>
          <table:table-cell office:value-type="float" office:value="0.00880581" calcext:value-type="float">
            <text:p>0.0088058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96499" calcext:value-type="float">
            <text:p>0.03196499</text:p>
          </table:table-cell>
          <table:table-cell office:value-type="float" office:value="0.02873595" calcext:value-type="float">
            <text:p>0.02873595</text:p>
          </table:table-cell>
          <table:table-cell office:value-type="float" office:value="0.02867533" calcext:value-type="float">
            <text:p>0.0286753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410174" calcext:value-type="float">
            <text:p>0.05410174</text:p>
          </table:table-cell>
          <table:table-cell office:value-type="float" office:value="0.05276861" calcext:value-type="float">
            <text:p>0.05276861</text:p>
          </table:table-cell>
          <table:table-cell office:value-type="float" office:value="0.05311736" calcext:value-type="float">
            <text:p>0.0531173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77848" calcext:value-type="float">
            <text:p>0.07177848</text:p>
          </table:table-cell>
          <table:table-cell office:value-type="float" office:value="0.08213037" calcext:value-type="float">
            <text:p>0.08213037</text:p>
          </table:table-cell>
          <table:table-cell office:value-type="float" office:value="0.08655348" calcext:value-type="float">
            <text:p>0.0865534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85793" calcext:value-type="float">
            <text:p>0.09785793</text:p>
          </table:table-cell>
          <table:table-cell office:value-type="float" office:value="0.09872869" calcext:value-type="float">
            <text:p>0.09872869</text:p>
          </table:table-cell>
          <table:table-cell office:value-type="float" office:value="0.09492651" calcext:value-type="float">
            <text:p>0.09492651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5055" calcext:value-type="float">
            <text:p>0.0115055</text:p>
          </table:table-cell>
          <table:table-cell office:value-type="float" office:value="0.00757349" calcext:value-type="float">
            <text:p>0.00757349</text:p>
          </table:table-cell>
          <table:table-cell office:value-type="float" office:value="0.00884688" calcext:value-type="float">
            <text:p>0.0088468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02318" calcext:value-type="float">
            <text:p>0.03202318</text:p>
          </table:table-cell>
          <table:table-cell office:value-type="float" office:value="0.02884595" calcext:value-type="float">
            <text:p>0.02884595</text:p>
          </table:table-cell>
          <table:table-cell office:value-type="float" office:value="0.02889285" calcext:value-type="float">
            <text:p>0.0288928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96725" calcext:value-type="float">
            <text:p>0.05396725</text:p>
          </table:table-cell>
          <table:table-cell office:value-type="float" office:value="0.05318539" calcext:value-type="float">
            <text:p>0.05318539</text:p>
          </table:table-cell>
          <table:table-cell office:value-type="float" office:value="0.05350901" calcext:value-type="float">
            <text:p>0.0535090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92994" calcext:value-type="float">
            <text:p>0.07092994</text:p>
          </table:table-cell>
          <table:table-cell office:value-type="float" office:value="0.08276302" calcext:value-type="float">
            <text:p>0.08276302</text:p>
          </table:table-cell>
          <table:table-cell office:value-type="float" office:value="0.0862334" calcext:value-type="float">
            <text:p>0.086233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82548" calcext:value-type="float">
            <text:p>0.09782548</text:p>
          </table:table-cell>
          <table:table-cell office:value-type="float" office:value="0.09839521" calcext:value-type="float">
            <text:p>0.09839521</text:p>
          </table:table-cell>
          <table:table-cell office:value-type="float" office:value="0.09393249" calcext:value-type="float">
            <text:p>0.09393249</text:p>
          </table:table-cell>
        </table:table-row>
        <table:table-row table:style-name="ro1">
          <table:table-cell office:value-type="float" office:value="14.77" calcext:value-type="float">
            <text:p>14.77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3638" calcext:value-type="float">
            <text:p>0.01143638</text:p>
          </table:table-cell>
          <table:table-cell office:value-type="float" office:value="0.00757939" calcext:value-type="float">
            <text:p>0.00757939</text:p>
          </table:table-cell>
          <table:table-cell office:value-type="float" office:value="0.00888484" calcext:value-type="float">
            <text:p>0.0088848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1567" calcext:value-type="float">
            <text:p>0.0321567</text:p>
          </table:table-cell>
          <table:table-cell office:value-type="float" office:value="0.02908021" calcext:value-type="float">
            <text:p>0.02908021</text:p>
          </table:table-cell>
          <table:table-cell office:value-type="float" office:value="0.02902515" calcext:value-type="float">
            <text:p>0.0290251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413546" calcext:value-type="float">
            <text:p>0.05413546</text:p>
          </table:table-cell>
          <table:table-cell office:value-type="float" office:value="0.05335395" calcext:value-type="float">
            <text:p>0.05335395</text:p>
          </table:table-cell>
          <table:table-cell office:value-type="float" office:value="0.05349025" calcext:value-type="float">
            <text:p>0.0534902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70151" calcext:value-type="float">
            <text:p>0.07070151</text:p>
          </table:table-cell>
          <table:table-cell office:value-type="float" office:value="0.08352426" calcext:value-type="float">
            <text:p>0.08352426</text:p>
          </table:table-cell>
          <table:table-cell office:value-type="float" office:value="0.08534708" calcext:value-type="float">
            <text:p>0.0853470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35934" calcext:value-type="float">
            <text:p>0.09735934</text:p>
          </table:table-cell>
          <table:table-cell office:value-type="float" office:value="0.09790446" calcext:value-type="float">
            <text:p>0.09790446</text:p>
          </table:table-cell>
          <table:table-cell office:value-type="float" office:value="0.09226804" calcext:value-type="float">
            <text:p>0.0922680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9371" calcext:value-type="float">
            <text:p>0.01129371</text:p>
          </table:table-cell>
          <table:table-cell office:value-type="float" office:value="0.00770805" calcext:value-type="float">
            <text:p>0.00770805</text:p>
          </table:table-cell>
          <table:table-cell office:value-type="float" office:value="0.00891695" calcext:value-type="float">
            <text:p>0.0089169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14372" calcext:value-type="float">
            <text:p>0.03214372</text:p>
          </table:table-cell>
          <table:table-cell office:value-type="float" office:value="0.02922849" calcext:value-type="float">
            <text:p>0.02922849</text:p>
          </table:table-cell>
          <table:table-cell office:value-type="float" office:value="0.02946064" calcext:value-type="float">
            <text:p>0.0294606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98753" calcext:value-type="float">
            <text:p>0.05398753</text:p>
          </table:table-cell>
          <table:table-cell office:value-type="float" office:value="0.05390349" calcext:value-type="float">
            <text:p>0.05390349</text:p>
          </table:table-cell>
          <table:table-cell office:value-type="float" office:value="0.05421138" calcext:value-type="float">
            <text:p>0.0542113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20669" calcext:value-type="float">
            <text:p>0.07020669</text:p>
          </table:table-cell>
          <table:table-cell office:value-type="float" office:value="0.08338499" calcext:value-type="float">
            <text:p>0.08338499</text:p>
          </table:table-cell>
          <table:table-cell office:value-type="float" office:value="0.08486329" calcext:value-type="float">
            <text:p>0.0848632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99494" calcext:value-type="float">
            <text:p>0.09699494</text:p>
          </table:table-cell>
          <table:table-cell office:value-type="float" office:value="0.09783542" calcext:value-type="float">
            <text:p>0.09783542</text:p>
          </table:table-cell>
          <table:table-cell office:value-type="float" office:value="0.0914323" calcext:value-type="float">
            <text:p>0.0914323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34192" calcext:value-type="float">
            <text:p>0.01134192</text:p>
          </table:table-cell>
          <table:table-cell office:value-type="float" office:value="0.00778481" calcext:value-type="float">
            <text:p>0.00778481</text:p>
          </table:table-cell>
          <table:table-cell office:value-type="float" office:value="0.00893845" calcext:value-type="float">
            <text:p>0.0089384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43974" calcext:value-type="float">
            <text:p>0.03243974</text:p>
          </table:table-cell>
          <table:table-cell office:value-type="float" office:value="0.0292586" calcext:value-type="float">
            <text:p>0.0292586</text:p>
          </table:table-cell>
          <table:table-cell office:value-type="float" office:value="0.02952941" calcext:value-type="float">
            <text:p>0.0295294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93169" calcext:value-type="float">
            <text:p>0.05393169</text:p>
          </table:table-cell>
          <table:table-cell office:value-type="float" office:value="0.05407778" calcext:value-type="float">
            <text:p>0.05407778</text:p>
          </table:table-cell>
          <table:table-cell office:value-type="float" office:value="0.05456141" calcext:value-type="float">
            <text:p>0.0545614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6996284" calcext:value-type="float">
            <text:p>0.06996284</text:p>
          </table:table-cell>
          <table:table-cell office:value-type="float" office:value="0.08342674" calcext:value-type="float">
            <text:p>0.08342674</text:p>
          </table:table-cell>
          <table:table-cell office:value-type="float" office:value="0.08350128" calcext:value-type="float">
            <text:p>0.0835012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24837" calcext:value-type="float">
            <text:p>0.09624837</text:p>
          </table:table-cell>
          <table:table-cell office:value-type="float" office:value="0.0982852" calcext:value-type="float">
            <text:p>0.0982852</text:p>
          </table:table-cell>
          <table:table-cell office:value-type="float" office:value="0.09052199" calcext:value-type="float">
            <text:p>0.09052199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35198" calcext:value-type="float">
            <text:p>0.01135198</text:p>
          </table:table-cell>
          <table:table-cell office:value-type="float" office:value="0.00789553" calcext:value-type="float">
            <text:p>0.00789553</text:p>
          </table:table-cell>
          <table:table-cell office:value-type="float" office:value="0.00903123" calcext:value-type="float">
            <text:p>0.0090312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57374" calcext:value-type="float">
            <text:p>0.03257374</text:p>
          </table:table-cell>
          <table:table-cell office:value-type="float" office:value="0.02957264" calcext:value-type="float">
            <text:p>0.02957264</text:p>
          </table:table-cell>
          <table:table-cell office:value-type="float" office:value="0.02972281" calcext:value-type="float">
            <text:p>0.0297228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90525" calcext:value-type="float">
            <text:p>0.05390525</text:p>
          </table:table-cell>
          <table:table-cell office:value-type="float" office:value="0.05470734" calcext:value-type="float">
            <text:p>0.05470734</text:p>
          </table:table-cell>
          <table:table-cell office:value-type="float" office:value="0.05515866" calcext:value-type="float">
            <text:p>0.0551586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12419" calcext:value-type="float">
            <text:p>0.07012419</text:p>
          </table:table-cell>
          <table:table-cell office:value-type="float" office:value="0.08321778" calcext:value-type="float">
            <text:p>0.08321778</text:p>
          </table:table-cell>
          <table:table-cell office:value-type="float" office:value="0.08277736" calcext:value-type="float">
            <text:p>0.0827773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86017" calcext:value-type="float">
            <text:p>0.09586017</text:p>
          </table:table-cell>
          <table:table-cell office:value-type="float" office:value="0.0985803" calcext:value-type="float">
            <text:p>0.0985803</text:p>
          </table:table-cell>
          <table:table-cell office:value-type="float" office:value="0.09031706" calcext:value-type="float">
            <text:p>0.09031706</text:p>
          </table:table-cell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1396" calcext:value-type="float">
            <text:p>0.01111396</text:p>
          </table:table-cell>
          <table:table-cell office:value-type="float" office:value="0.00790752" calcext:value-type="float">
            <text:p>0.00790752</text:p>
          </table:table-cell>
          <table:table-cell office:value-type="float" office:value="0.00904788" calcext:value-type="float">
            <text:p>0.0090478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78006" calcext:value-type="float">
            <text:p>0.03278006</text:p>
          </table:table-cell>
          <table:table-cell office:value-type="float" office:value="0.02969737" calcext:value-type="float">
            <text:p>0.02969737</text:p>
          </table:table-cell>
          <table:table-cell office:value-type="float" office:value="0.02984388" calcext:value-type="float">
            <text:p>0.0298438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62464" calcext:value-type="float">
            <text:p>0.05362464</text:p>
          </table:table-cell>
          <table:table-cell office:value-type="float" office:value="0.05498863" calcext:value-type="float">
            <text:p>0.05498863</text:p>
          </table:table-cell>
          <table:table-cell office:value-type="float" office:value="0.05559716" calcext:value-type="float">
            <text:p>0.0555971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17413" calcext:value-type="float">
            <text:p>0.07017413</text:p>
          </table:table-cell>
          <table:table-cell office:value-type="float" office:value="0.08213629" calcext:value-type="float">
            <text:p>0.08213629</text:p>
          </table:table-cell>
          <table:table-cell office:value-type="float" office:value="0.08162683" calcext:value-type="float">
            <text:p>0.0816268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72259" calcext:value-type="float">
            <text:p>0.09472259</text:p>
          </table:table-cell>
          <table:table-cell office:value-type="float" office:value="0.0992211" calcext:value-type="float">
            <text:p>0.0992211</text:p>
          </table:table-cell>
          <table:table-cell office:value-type="float" office:value="0.09030967" calcext:value-type="float">
            <text:p>0.09030967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3304" calcext:value-type="float">
            <text:p>0.01113304</text:p>
          </table:table-cell>
          <table:table-cell office:value-type="float" office:value="0.00795946" calcext:value-type="float">
            <text:p>0.00795946</text:p>
          </table:table-cell>
          <table:table-cell office:value-type="float" office:value="0.00902849" calcext:value-type="float">
            <text:p>0.0090284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9226" calcext:value-type="float">
            <text:p>0.0329226</text:p>
          </table:table-cell>
          <table:table-cell office:value-type="float" office:value="0.02974186" calcext:value-type="float">
            <text:p>0.02974186</text:p>
          </table:table-cell>
          <table:table-cell office:value-type="float" office:value="0.03000071" calcext:value-type="float">
            <text:p>0.0300007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66299" calcext:value-type="float">
            <text:p>0.05366299</text:p>
          </table:table-cell>
          <table:table-cell office:value-type="float" office:value="0.05533688" calcext:value-type="float">
            <text:p>0.05533688</text:p>
          </table:table-cell>
          <table:table-cell office:value-type="float" office:value="0.05588816" calcext:value-type="float">
            <text:p>0.0558881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52548" calcext:value-type="float">
            <text:p>0.07052548</text:p>
          </table:table-cell>
          <table:table-cell office:value-type="float" office:value="0.08135939" calcext:value-type="float">
            <text:p>0.08135939</text:p>
          </table:table-cell>
          <table:table-cell office:value-type="float" office:value="0.08098897" calcext:value-type="float">
            <text:p>0.0809889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55509" calcext:value-type="float">
            <text:p>0.09455509</text:p>
          </table:table-cell>
          <table:table-cell office:value-type="float" office:value="0.09977132" calcext:value-type="float">
            <text:p>0.09977132</text:p>
          </table:table-cell>
          <table:table-cell office:value-type="float" office:value="0.09043606" calcext:value-type="float">
            <text:p>0.09043606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6332" calcext:value-type="float">
            <text:p>0.01096332</text:p>
          </table:table-cell>
          <table:table-cell office:value-type="float" office:value="0.00787044" calcext:value-type="float">
            <text:p>0.00787044</text:p>
          </table:table-cell>
          <table:table-cell office:value-type="float" office:value="0.00899216" calcext:value-type="float">
            <text:p>0.0089921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09682" calcext:value-type="float">
            <text:p>0.03309682</text:p>
          </table:table-cell>
          <table:table-cell office:value-type="float" office:value="0.02995087" calcext:value-type="float">
            <text:p>0.02995087</text:p>
          </table:table-cell>
          <table:table-cell office:value-type="float" office:value="0.03008774" calcext:value-type="float">
            <text:p>0.0300877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45077" calcext:value-type="float">
            <text:p>0.05345077</text:p>
          </table:table-cell>
          <table:table-cell office:value-type="float" office:value="0.05529568" calcext:value-type="float">
            <text:p>0.05529568</text:p>
          </table:table-cell>
          <table:table-cell office:value-type="float" office:value="0.05603242" calcext:value-type="float">
            <text:p>0.0560324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42883" calcext:value-type="float">
            <text:p>0.07142883</text:p>
          </table:table-cell>
          <table:table-cell office:value-type="float" office:value="0.08005544" calcext:value-type="float">
            <text:p>0.08005544</text:p>
          </table:table-cell>
          <table:table-cell office:value-type="float" office:value="0.08010755" calcext:value-type="float">
            <text:p>0.0801075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16342" calcext:value-type="float">
            <text:p>0.09416342</text:p>
          </table:table-cell>
          <table:table-cell office:value-type="float" office:value="0.10068701" calcext:value-type="float">
            <text:p>0.10068701</text:p>
          </table:table-cell>
          <table:table-cell office:value-type="float" office:value="0.09121711" calcext:value-type="float">
            <text:p>0.09121711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89537" calcext:value-type="float">
            <text:p>0.01089537</text:p>
          </table:table-cell>
          <table:table-cell office:value-type="float" office:value="0.00791303" calcext:value-type="float">
            <text:p>0.00791303</text:p>
          </table:table-cell>
          <table:table-cell office:value-type="float" office:value="0.00882837" calcext:value-type="float">
            <text:p>0.0088283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32127" calcext:value-type="float">
            <text:p>0.03332127</text:p>
          </table:table-cell>
          <table:table-cell office:value-type="float" office:value="0.03001158" calcext:value-type="float">
            <text:p>0.03001158</text:p>
          </table:table-cell>
          <table:table-cell office:value-type="float" office:value="0.03010698" calcext:value-type="float">
            <text:p>0.0301069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49599" calcext:value-type="float">
            <text:p>0.05349599</text:p>
          </table:table-cell>
          <table:table-cell office:value-type="float" office:value="0.05567842" calcext:value-type="float">
            <text:p>0.05567842</text:p>
          </table:table-cell>
          <table:table-cell office:value-type="float" office:value="0.05626596" calcext:value-type="float">
            <text:p>0.0562659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2329" calcext:value-type="float">
            <text:p>0.07152329</text:p>
          </table:table-cell>
          <table:table-cell office:value-type="float" office:value="0.07926588" calcext:value-type="float">
            <text:p>0.07926588</text:p>
          </table:table-cell>
          <table:table-cell office:value-type="float" office:value="0.07952289" calcext:value-type="float">
            <text:p>0.0795228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14628" calcext:value-type="float">
            <text:p>0.09414628</text:p>
          </table:table-cell>
          <table:table-cell office:value-type="float" office:value="0.10118435" calcext:value-type="float">
            <text:p>0.10118435</text:p>
          </table:table-cell>
          <table:table-cell office:value-type="float" office:value="0.09199045" calcext:value-type="float">
            <text:p>0.09199045</text:p>
          </table:table-cell>
        </table:table-row>
        <table:table-row table:style-name="ro1">
          <table:table-cell office:value-type="float" office:value="15.01" calcext:value-type="float">
            <text:p>15.01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0101" calcext:value-type="float">
            <text:p>0.01090101</text:p>
          </table:table-cell>
          <table:table-cell office:value-type="float" office:value="0.0079247" calcext:value-type="float">
            <text:p>0.0079247</text:p>
          </table:table-cell>
          <table:table-cell office:value-type="float" office:value="0.00877266" calcext:value-type="float">
            <text:p>0.0087726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55715" calcext:value-type="float">
            <text:p>0.03355715</text:p>
          </table:table-cell>
          <table:table-cell office:value-type="float" office:value="0.03008448" calcext:value-type="float">
            <text:p>0.03008448</text:p>
          </table:table-cell>
          <table:table-cell office:value-type="float" office:value="0.03005789" calcext:value-type="float">
            <text:p>0.0300578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32404" calcext:value-type="float">
            <text:p>0.05332404</text:p>
          </table:table-cell>
          <table:table-cell office:value-type="float" office:value="0.05559205" calcext:value-type="float">
            <text:p>0.05559205</text:p>
          </table:table-cell>
          <table:table-cell office:value-type="float" office:value="0.05628858" calcext:value-type="float">
            <text:p>0.0562885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10787" calcext:value-type="float">
            <text:p>0.07210787</text:p>
          </table:table-cell>
          <table:table-cell office:value-type="float" office:value="0.07769323" calcext:value-type="float">
            <text:p>0.07769323</text:p>
          </table:table-cell>
          <table:table-cell office:value-type="float" office:value="0.07878682" calcext:value-type="float">
            <text:p>0.0787868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388896" calcext:value-type="float">
            <text:p>0.09388896</text:p>
          </table:table-cell>
          <table:table-cell office:value-type="float" office:value="0.10171363" calcext:value-type="float">
            <text:p>0.10171363</text:p>
          </table:table-cell>
          <table:table-cell office:value-type="float" office:value="0.09334747" calcext:value-type="float">
            <text:p>0.09334747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75232" calcext:value-type="float">
            <text:p>0.01075232</text:p>
          </table:table-cell>
          <table:table-cell office:value-type="float" office:value="0.00785556" calcext:value-type="float">
            <text:p>0.00785556</text:p>
          </table:table-cell>
          <table:table-cell office:value-type="float" office:value="0.00872198" calcext:value-type="float">
            <text:p>0.0087219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65614" calcext:value-type="float">
            <text:p>0.03365614</text:p>
          </table:table-cell>
          <table:table-cell office:value-type="float" office:value="0.03014057" calcext:value-type="float">
            <text:p>0.03014057</text:p>
          </table:table-cell>
          <table:table-cell office:value-type="float" office:value="0.0301137" calcext:value-type="float">
            <text:p>0.030113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23277" calcext:value-type="float">
            <text:p>0.05323277</text:p>
          </table:table-cell>
          <table:table-cell office:value-type="float" office:value="0.0558278" calcext:value-type="float">
            <text:p>0.0558278</text:p>
          </table:table-cell>
          <table:table-cell office:value-type="float" office:value="0.05655738" calcext:value-type="float">
            <text:p>0.0565573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84985" calcext:value-type="float">
            <text:p>0.07284985</text:p>
          </table:table-cell>
          <table:table-cell office:value-type="float" office:value="0.07704835" calcext:value-type="float">
            <text:p>0.07704835</text:p>
          </table:table-cell>
          <table:table-cell office:value-type="float" office:value="0.07879011" calcext:value-type="float">
            <text:p>0.0787901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398169" calcext:value-type="float">
            <text:p>0.09398169</text:p>
          </table:table-cell>
          <table:table-cell office:value-type="float" office:value="0.10214277" calcext:value-type="float">
            <text:p>0.10214277</text:p>
          </table:table-cell>
          <table:table-cell office:value-type="float" office:value="0.09428463" calcext:value-type="float">
            <text:p>0.09428463</text:p>
          </table:table-cell>
        </table:table-row>
        <table:table-row table:style-name="ro1">
          <table:table-cell office:value-type="float" office:value="15.07" calcext:value-type="float">
            <text:p>15.0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68974" calcext:value-type="float">
            <text:p>0.01068974</text:p>
          </table:table-cell>
          <table:table-cell office:value-type="float" office:value="0.00779703" calcext:value-type="float">
            <text:p>0.00779703</text:p>
          </table:table-cell>
          <table:table-cell office:value-type="float" office:value="0.00864813" calcext:value-type="float">
            <text:p>0.0086481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90895" calcext:value-type="float">
            <text:p>0.03390895</text:p>
          </table:table-cell>
          <table:table-cell office:value-type="float" office:value="0.03013839" calcext:value-type="float">
            <text:p>0.03013839</text:p>
          </table:table-cell>
          <table:table-cell office:value-type="float" office:value="0.03015682" calcext:value-type="float">
            <text:p>0.0301568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77497" calcext:value-type="float">
            <text:p>0.05277497</text:p>
          </table:table-cell>
          <table:table-cell office:value-type="float" office:value="0.05604897" calcext:value-type="float">
            <text:p>0.05604897</text:p>
          </table:table-cell>
          <table:table-cell office:value-type="float" office:value="0.05653428" calcext:value-type="float">
            <text:p>0.0565342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315592" calcext:value-type="float">
            <text:p>0.07315592</text:p>
          </table:table-cell>
          <table:table-cell office:value-type="float" office:value="0.07572494" calcext:value-type="float">
            <text:p>0.07572494</text:p>
          </table:table-cell>
          <table:table-cell office:value-type="float" office:value="0.07817334" calcext:value-type="float">
            <text:p>0.0781733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72398" calcext:value-type="float">
            <text:p>0.09472398</text:p>
          </table:table-cell>
          <table:table-cell office:value-type="float" office:value="0.10243466" calcext:value-type="float">
            <text:p>0.10243466</text:p>
          </table:table-cell>
          <table:table-cell office:value-type="float" office:value="0.09594104" calcext:value-type="float">
            <text:p>0.09594104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72271" calcext:value-type="float">
            <text:p>0.01072271</text:p>
          </table:table-cell>
          <table:table-cell office:value-type="float" office:value="0.00778806" calcext:value-type="float">
            <text:p>0.00778806</text:p>
          </table:table-cell>
          <table:table-cell office:value-type="float" office:value="0.00857984" calcext:value-type="float">
            <text:p>0.0085798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98287" calcext:value-type="float">
            <text:p>0.03398287</text:p>
          </table:table-cell>
          <table:table-cell office:value-type="float" office:value="0.03018198" calcext:value-type="float">
            <text:p>0.03018198</text:p>
          </table:table-cell>
          <table:table-cell office:value-type="float" office:value="0.03008176" calcext:value-type="float">
            <text:p>0.0300817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61681" calcext:value-type="float">
            <text:p>0.05261681</text:p>
          </table:table-cell>
          <table:table-cell office:value-type="float" office:value="0.05612228" calcext:value-type="float">
            <text:p>0.05612228</text:p>
          </table:table-cell>
          <table:table-cell office:value-type="float" office:value="0.05665945" calcext:value-type="float">
            <text:p>0.0566594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303336" calcext:value-type="float">
            <text:p>0.07303336</text:p>
          </table:table-cell>
          <table:table-cell office:value-type="float" office:value="0.07512528" calcext:value-type="float">
            <text:p>0.07512528</text:p>
          </table:table-cell>
          <table:table-cell office:value-type="float" office:value="0.07791498" calcext:value-type="float">
            <text:p>0.0779149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70559" calcext:value-type="float">
            <text:p>0.09470559</text:p>
          </table:table-cell>
          <table:table-cell office:value-type="float" office:value="0.10217494" calcext:value-type="float">
            <text:p>0.10217494</text:p>
          </table:table-cell>
          <table:table-cell office:value-type="float" office:value="0.09689754" calcext:value-type="float">
            <text:p>0.09689754</text:p>
          </table:table-cell>
        </table:table-row>
        <table:table-row table:style-name="ro1">
          <table:table-cell office:value-type="float" office:value="15.13" calcext:value-type="float">
            <text:p>15.13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67738" calcext:value-type="float">
            <text:p>0.01067738</text:p>
          </table:table-cell>
          <table:table-cell office:value-type="float" office:value="0.00774526" calcext:value-type="float">
            <text:p>0.00774526</text:p>
          </table:table-cell>
          <table:table-cell office:value-type="float" office:value="0.00844531" calcext:value-type="float">
            <text:p>0.0084453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400472" calcext:value-type="float">
            <text:p>0.03400472</text:p>
          </table:table-cell>
          <table:table-cell office:value-type="float" office:value="0.03001882" calcext:value-type="float">
            <text:p>0.03001882</text:p>
          </table:table-cell>
          <table:table-cell office:value-type="float" office:value="0.0299454" calcext:value-type="float">
            <text:p>0.029945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21107" calcext:value-type="float">
            <text:p>0.05221107</text:p>
          </table:table-cell>
          <table:table-cell office:value-type="float" office:value="0.05631707" calcext:value-type="float">
            <text:p>0.05631707</text:p>
          </table:table-cell>
          <table:table-cell office:value-type="float" office:value="0.05687024" calcext:value-type="float">
            <text:p>0.0568702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303863" calcext:value-type="float">
            <text:p>0.07303863</text:p>
          </table:table-cell>
          <table:table-cell office:value-type="float" office:value="0.07426514" calcext:value-type="float">
            <text:p>0.07426514</text:p>
          </table:table-cell>
          <table:table-cell office:value-type="float" office:value="0.07748807" calcext:value-type="float">
            <text:p>0.0774880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45584" calcext:value-type="float">
            <text:p>0.09545584</text:p>
          </table:table-cell>
          <table:table-cell office:value-type="float" office:value="0.10226209" calcext:value-type="float">
            <text:p>0.10226209</text:p>
          </table:table-cell>
          <table:table-cell office:value-type="float" office:value="0.09863853" calcext:value-type="float">
            <text:p>0.09863853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71547" calcext:value-type="float">
            <text:p>0.01071547</text:p>
          </table:table-cell>
          <table:table-cell office:value-type="float" office:value="0.00780666" calcext:value-type="float">
            <text:p>0.00780666</text:p>
          </table:table-cell>
          <table:table-cell office:value-type="float" office:value="0.00855371" calcext:value-type="float">
            <text:p>0.0085537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87572" calcext:value-type="float">
            <text:p>0.03387572</text:p>
          </table:table-cell>
          <table:table-cell office:value-type="float" office:value="0.03001017" calcext:value-type="float">
            <text:p>0.03001017</text:p>
          </table:table-cell>
          <table:table-cell office:value-type="float" office:value="0.02979695" calcext:value-type="float">
            <text:p>0.0297969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08616" calcext:value-type="float">
            <text:p>0.05208616</text:p>
          </table:table-cell>
          <table:table-cell office:value-type="float" office:value="0.05646808" calcext:value-type="float">
            <text:p>0.05646808</text:p>
          </table:table-cell>
          <table:table-cell office:value-type="float" office:value="0.05724239" calcext:value-type="float">
            <text:p>0.0572423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73026" calcext:value-type="float">
            <text:p>0.07273026</text:p>
          </table:table-cell>
          <table:table-cell office:value-type="float" office:value="0.07428265" calcext:value-type="float">
            <text:p>0.07428265</text:p>
          </table:table-cell>
          <table:table-cell office:value-type="float" office:value="0.07756201" calcext:value-type="float">
            <text:p>0.0775620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70871" calcext:value-type="float">
            <text:p>0.09570871</text:p>
          </table:table-cell>
          <table:table-cell office:value-type="float" office:value="0.10210977" calcext:value-type="float">
            <text:p>0.10210977</text:p>
          </table:table-cell>
          <table:table-cell office:value-type="float" office:value="0.09917186" calcext:value-type="float">
            <text:p>0.0991718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70504" calcext:value-type="float">
            <text:p>0.01070504</text:p>
          </table:table-cell>
          <table:table-cell office:value-type="float" office:value="0.00773764" calcext:value-type="float">
            <text:p>0.00773764</text:p>
          </table:table-cell>
          <table:table-cell office:value-type="float" office:value="0.00853856" calcext:value-type="float">
            <text:p>0.0085385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82399" calcext:value-type="float">
            <text:p>0.03382399</text:p>
          </table:table-cell>
          <table:table-cell office:value-type="float" office:value="0.02979347" calcext:value-type="float">
            <text:p>0.02979347</text:p>
          </table:table-cell>
          <table:table-cell office:value-type="float" office:value="0.02978906" calcext:value-type="float">
            <text:p>0.0297890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79001" calcext:value-type="float">
            <text:p>0.05179001</text:p>
          </table:table-cell>
          <table:table-cell office:value-type="float" office:value="0.05672865" calcext:value-type="float">
            <text:p>0.05672865</text:p>
          </table:table-cell>
          <table:table-cell office:value-type="float" office:value="0.05708485" calcext:value-type="float">
            <text:p>0.0570848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53038" calcext:value-type="float">
            <text:p>0.07253038</text:p>
          </table:table-cell>
          <table:table-cell office:value-type="float" office:value="0.07407428" calcext:value-type="float">
            <text:p>0.07407428</text:p>
          </table:table-cell>
          <table:table-cell office:value-type="float" office:value="0.07715514" calcext:value-type="float">
            <text:p>0.0771551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42091" calcext:value-type="float">
            <text:p>0.09642091</text:p>
          </table:table-cell>
          <table:table-cell office:value-type="float" office:value="0.10173735" calcext:value-type="float">
            <text:p>0.10173735</text:p>
          </table:table-cell>
          <table:table-cell office:value-type="float" office:value="0.10035206" calcext:value-type="float">
            <text:p>0.10035206</text:p>
          </table:table-cell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75738" calcext:value-type="float">
            <text:p>0.01075738</text:p>
          </table:table-cell>
          <table:table-cell office:value-type="float" office:value="0.0077992" calcext:value-type="float">
            <text:p>0.0077992</text:p>
          </table:table-cell>
          <table:table-cell office:value-type="float" office:value="0.00867585" calcext:value-type="float">
            <text:p>0.0086758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71636" calcext:value-type="float">
            <text:p>0.03371636</text:p>
          </table:table-cell>
          <table:table-cell office:value-type="float" office:value="0.02948803" calcext:value-type="float">
            <text:p>0.02948803</text:p>
          </table:table-cell>
          <table:table-cell office:value-type="float" office:value="0.0296385" calcext:value-type="float">
            <text:p>0.029638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49268" calcext:value-type="float">
            <text:p>0.05149268</text:p>
          </table:table-cell>
          <table:table-cell office:value-type="float" office:value="0.05688811" calcext:value-type="float">
            <text:p>0.05688811</text:p>
          </table:table-cell>
          <table:table-cell office:value-type="float" office:value="0.05732053" calcext:value-type="float">
            <text:p>0.0573205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4687" calcext:value-type="float">
            <text:p>0.07184687</text:p>
          </table:table-cell>
          <table:table-cell office:value-type="float" office:value="0.07383265" calcext:value-type="float">
            <text:p>0.07383265</text:p>
          </table:table-cell>
          <table:table-cell office:value-type="float" office:value="0.07679511" calcext:value-type="float">
            <text:p>0.0767951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68721" calcext:value-type="float">
            <text:p>0.09668721</text:p>
          </table:table-cell>
          <table:table-cell office:value-type="float" office:value="0.10165404" calcext:value-type="float">
            <text:p>0.10165404</text:p>
          </table:table-cell>
          <table:table-cell office:value-type="float" office:value="0.1009087" calcext:value-type="float">
            <text:p>0.1009087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87578" calcext:value-type="float">
            <text:p>0.01087578</text:p>
          </table:table-cell>
          <table:table-cell office:value-type="float" office:value="0.00765779" calcext:value-type="float">
            <text:p>0.00765779</text:p>
          </table:table-cell>
          <table:table-cell office:value-type="float" office:value="0.00859882" calcext:value-type="float">
            <text:p>0.0085988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53818" calcext:value-type="float">
            <text:p>0.03353818</text:p>
          </table:table-cell>
          <table:table-cell office:value-type="float" office:value="0.02949186" calcext:value-type="float">
            <text:p>0.02949186</text:p>
          </table:table-cell>
          <table:table-cell office:value-type="float" office:value="0.02960707" calcext:value-type="float">
            <text:p>0.0296070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40262" calcext:value-type="float">
            <text:p>0.05140262</text:p>
          </table:table-cell>
          <table:table-cell office:value-type="float" office:value="0.05698496" calcext:value-type="float">
            <text:p>0.05698496</text:p>
          </table:table-cell>
          <table:table-cell office:value-type="float" office:value="0.05728374" calcext:value-type="float">
            <text:p>0.0572837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39896" calcext:value-type="float">
            <text:p>0.07139896</text:p>
          </table:table-cell>
          <table:table-cell office:value-type="float" office:value="0.07423093" calcext:value-type="float">
            <text:p>0.07423093</text:p>
          </table:table-cell>
          <table:table-cell office:value-type="float" office:value="0.07673508" calcext:value-type="float">
            <text:p>0.0767350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06356" calcext:value-type="float">
            <text:p>0.09706356</text:p>
          </table:table-cell>
          <table:table-cell office:value-type="float" office:value="0.10166535" calcext:value-type="float">
            <text:p>0.10166535</text:p>
          </table:table-cell>
          <table:table-cell office:value-type="float" office:value="0.10148934" calcext:value-type="float">
            <text:p>0.10148934</text:p>
          </table:table-cell>
        </table:table-row>
        <table:table-row table:style-name="ro1">
          <table:table-cell office:value-type="float" office:value="15.29" calcext:value-type="float">
            <text:p>15.2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89246" calcext:value-type="float">
            <text:p>0.01089246</text:p>
          </table:table-cell>
          <table:table-cell office:value-type="float" office:value="0.00784799" calcext:value-type="float">
            <text:p>0.00784799</text:p>
          </table:table-cell>
          <table:table-cell office:value-type="float" office:value="0.00869088" calcext:value-type="float">
            <text:p>0.0086908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7751" calcext:value-type="float">
            <text:p>0.03327751</text:p>
          </table:table-cell>
          <table:table-cell office:value-type="float" office:value="0.02911021" calcext:value-type="float">
            <text:p>0.02911021</text:p>
          </table:table-cell>
          <table:table-cell office:value-type="float" office:value="0.02942267" calcext:value-type="float">
            <text:p>0.0294226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2756" calcext:value-type="float">
            <text:p>0.0512756</text:p>
          </table:table-cell>
          <table:table-cell office:value-type="float" office:value="0.0568555" calcext:value-type="float">
            <text:p>0.0568555</text:p>
          </table:table-cell>
          <table:table-cell office:value-type="float" office:value="0.0571541" calcext:value-type="float">
            <text:p>0.057154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05262" calcext:value-type="float">
            <text:p>0.07105262</text:p>
          </table:table-cell>
          <table:table-cell office:value-type="float" office:value="0.07439401" calcext:value-type="float">
            <text:p>0.07439401</text:p>
          </table:table-cell>
          <table:table-cell office:value-type="float" office:value="0.07673924" calcext:value-type="float">
            <text:p>0.0767392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31108" calcext:value-type="float">
            <text:p>0.09731108</text:p>
          </table:table-cell>
          <table:table-cell office:value-type="float" office:value="0.10152473" calcext:value-type="float">
            <text:p>0.10152473</text:p>
          </table:table-cell>
          <table:table-cell office:value-type="float" office:value="0.10154727" calcext:value-type="float">
            <text:p>0.10154727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9168" calcext:value-type="float">
            <text:p>0.01109168</text:p>
          </table:table-cell>
          <table:table-cell office:value-type="float" office:value="0.00772697" calcext:value-type="float">
            <text:p>0.00772697</text:p>
          </table:table-cell>
          <table:table-cell office:value-type="float" office:value="0.00875569" calcext:value-type="float">
            <text:p>0.0087556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93152" calcext:value-type="float">
            <text:p>0.03293152</text:p>
          </table:table-cell>
          <table:table-cell office:value-type="float" office:value="0.02887397" calcext:value-type="float">
            <text:p>0.02887397</text:p>
          </table:table-cell>
          <table:table-cell office:value-type="float" office:value="0.02921523" calcext:value-type="float">
            <text:p>0.0292152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5592" calcext:value-type="float">
            <text:p>0.0515592</text:p>
          </table:table-cell>
          <table:table-cell office:value-type="float" office:value="0.05670797" calcext:value-type="float">
            <text:p>0.05670797</text:p>
          </table:table-cell>
          <table:table-cell office:value-type="float" office:value="0.05724919" calcext:value-type="float">
            <text:p>0.0572491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66736" calcext:value-type="float">
            <text:p>0.07066736</text:p>
          </table:table-cell>
          <table:table-cell office:value-type="float" office:value="0.07465649" calcext:value-type="float">
            <text:p>0.07465649</text:p>
          </table:table-cell>
          <table:table-cell office:value-type="float" office:value="0.07692418" calcext:value-type="float">
            <text:p>0.0769241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708979" calcext:value-type="float">
            <text:p>0.09708979</text:p>
          </table:table-cell>
          <table:table-cell office:value-type="float" office:value="0.10230753" calcext:value-type="float">
            <text:p>0.10230753</text:p>
          </table:table-cell>
          <table:table-cell office:value-type="float" office:value="0.10148513" calcext:value-type="float">
            <text:p>0.10148513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0003" calcext:value-type="float">
            <text:p>0.01110003</text:p>
          </table:table-cell>
          <table:table-cell office:value-type="float" office:value="0.00766637" calcext:value-type="float">
            <text:p>0.00766637</text:p>
          </table:table-cell>
          <table:table-cell office:value-type="float" office:value="0.00888975" calcext:value-type="float">
            <text:p>0.0088897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71551" calcext:value-type="float">
            <text:p>0.03271551</text:p>
          </table:table-cell>
          <table:table-cell office:value-type="float" office:value="0.02878453" calcext:value-type="float">
            <text:p>0.02878453</text:p>
          </table:table-cell>
          <table:table-cell office:value-type="float" office:value="0.02923266" calcext:value-type="float">
            <text:p>0.0292326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35214" calcext:value-type="float">
            <text:p>0.05135214</text:p>
          </table:table-cell>
          <table:table-cell office:value-type="float" office:value="0.0564548" calcext:value-type="float">
            <text:p>0.0564548</text:p>
          </table:table-cell>
          <table:table-cell office:value-type="float" office:value="0.05722395" calcext:value-type="float">
            <text:p>0.0572239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77345" calcext:value-type="float">
            <text:p>0.07077345</text:p>
          </table:table-cell>
          <table:table-cell office:value-type="float" office:value="0.07488801" calcext:value-type="float">
            <text:p>0.07488801</text:p>
          </table:table-cell>
          <table:table-cell office:value-type="float" office:value="0.07705329" calcext:value-type="float">
            <text:p>0.0770532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97757" calcext:value-type="float">
            <text:p>0.09697757</text:p>
          </table:table-cell>
          <table:table-cell office:value-type="float" office:value="0.10257047" calcext:value-type="float">
            <text:p>0.10257047</text:p>
          </table:table-cell>
          <table:table-cell office:value-type="float" office:value="0.10126697" calcext:value-type="float">
            <text:p>0.10126697</text:p>
          </table:table-cell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4336" calcext:value-type="float">
            <text:p>0.01124336</text:p>
          </table:table-cell>
          <table:table-cell office:value-type="float" office:value="0.00768315" calcext:value-type="float">
            <text:p>0.00768315</text:p>
          </table:table-cell>
          <table:table-cell office:value-type="float" office:value="0.00887334" calcext:value-type="float">
            <text:p>0.0088733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46407" calcext:value-type="float">
            <text:p>0.03246407</text:p>
          </table:table-cell>
          <table:table-cell office:value-type="float" office:value="0.02872728" calcext:value-type="float">
            <text:p>0.02872728</text:p>
          </table:table-cell>
          <table:table-cell office:value-type="float" office:value="0.02913337" calcext:value-type="float">
            <text:p>0.0291333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0151" calcext:value-type="float">
            <text:p>0.0520151</text:p>
          </table:table-cell>
          <table:table-cell office:value-type="float" office:value="0.05619148" calcext:value-type="float">
            <text:p>0.05619148</text:p>
          </table:table-cell>
          <table:table-cell office:value-type="float" office:value="0.05671831" calcext:value-type="float">
            <text:p>0.0567183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67265" calcext:value-type="float">
            <text:p>0.07067265</text:p>
          </table:table-cell>
          <table:table-cell office:value-type="float" office:value="0.07533806" calcext:value-type="float">
            <text:p>0.07533806</text:p>
          </table:table-cell>
          <table:table-cell office:value-type="float" office:value="0.07747643" calcext:value-type="float">
            <text:p>0.0774764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2852" calcext:value-type="float">
            <text:p>0.0962852</text:p>
          </table:table-cell>
          <table:table-cell office:value-type="float" office:value="0.103449" calcext:value-type="float">
            <text:p>0.103449</text:p>
          </table:table-cell>
          <table:table-cell office:value-type="float" office:value="0.10046246" calcext:value-type="float">
            <text:p>0.10046246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7005" calcext:value-type="float">
            <text:p>0.01127005</text:p>
          </table:table-cell>
          <table:table-cell office:value-type="float" office:value="0.00765629" calcext:value-type="float">
            <text:p>0.00765629</text:p>
          </table:table-cell>
          <table:table-cell office:value-type="float" office:value="0.00887071" calcext:value-type="float">
            <text:p>0.0088707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29808" calcext:value-type="float">
            <text:p>0.03229808</text:p>
          </table:table-cell>
          <table:table-cell office:value-type="float" office:value="0.02864172" calcext:value-type="float">
            <text:p>0.02864172</text:p>
          </table:table-cell>
          <table:table-cell office:value-type="float" office:value="0.02899118" calcext:value-type="float">
            <text:p>0.0289911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07126" calcext:value-type="float">
            <text:p>0.05207126</text:p>
          </table:table-cell>
          <table:table-cell office:value-type="float" office:value="0.05578617" calcext:value-type="float">
            <text:p>0.05578617</text:p>
          </table:table-cell>
          <table:table-cell office:value-type="float" office:value="0.05636611" calcext:value-type="float">
            <text:p>0.0563661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51884" calcext:value-type="float">
            <text:p>0.07051884</text:p>
          </table:table-cell>
          <table:table-cell office:value-type="float" office:value="0.07543749" calcext:value-type="float">
            <text:p>0.07543749</text:p>
          </table:table-cell>
          <table:table-cell office:value-type="float" office:value="0.07783743" calcext:value-type="float">
            <text:p>0.0778374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47753" calcext:value-type="float">
            <text:p>0.09647753</text:p>
          </table:table-cell>
          <table:table-cell office:value-type="float" office:value="0.10391253" calcext:value-type="float">
            <text:p>0.10391253</text:p>
          </table:table-cell>
          <table:table-cell office:value-type="float" office:value="0.10041893" calcext:value-type="float">
            <text:p>0.10041893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6754" calcext:value-type="float">
            <text:p>0.01126754</text:p>
          </table:table-cell>
          <table:table-cell office:value-type="float" office:value="0.0077944" calcext:value-type="float">
            <text:p>0.0077944</text:p>
          </table:table-cell>
          <table:table-cell office:value-type="float" office:value="0.00878481" calcext:value-type="float">
            <text:p>0.0087848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17371" calcext:value-type="float">
            <text:p>0.03217371</text:p>
          </table:table-cell>
          <table:table-cell office:value-type="float" office:value="0.02868636" calcext:value-type="float">
            <text:p>0.02868636</text:p>
          </table:table-cell>
          <table:table-cell office:value-type="float" office:value="0.02896222" calcext:value-type="float">
            <text:p>0.0289622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69202" calcext:value-type="float">
            <text:p>0.05269202</text:p>
          </table:table-cell>
          <table:table-cell office:value-type="float" office:value="0.05547178" calcext:value-type="float">
            <text:p>0.05547178</text:p>
          </table:table-cell>
          <table:table-cell office:value-type="float" office:value="0.05613731" calcext:value-type="float">
            <text:p>0.0561373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75359" calcext:value-type="float">
            <text:p>0.07075359</text:p>
          </table:table-cell>
          <table:table-cell office:value-type="float" office:value="0.07611083" calcext:value-type="float">
            <text:p>0.07611083</text:p>
          </table:table-cell>
          <table:table-cell office:value-type="float" office:value="0.078452" calcext:value-type="float">
            <text:p>0.07845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58674" calcext:value-type="float">
            <text:p>0.09558674</text:p>
          </table:table-cell>
          <table:table-cell office:value-type="float" office:value="0.10500112" calcext:value-type="float">
            <text:p>0.10500112</text:p>
          </table:table-cell>
          <table:table-cell office:value-type="float" office:value="0.09948446" calcext:value-type="float">
            <text:p>0.09948446</text:p>
          </table:table-cell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34636" calcext:value-type="float">
            <text:p>0.01134636</text:p>
          </table:table-cell>
          <table:table-cell office:value-type="float" office:value="0.00761394" calcext:value-type="float">
            <text:p>0.00761394</text:p>
          </table:table-cell>
          <table:table-cell office:value-type="float" office:value="0.00890651" calcext:value-type="float">
            <text:p>0.0089065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09186" calcext:value-type="float">
            <text:p>0.03209186</text:p>
          </table:table-cell>
          <table:table-cell office:value-type="float" office:value="0.02867791" calcext:value-type="float">
            <text:p>0.02867791</text:p>
          </table:table-cell>
          <table:table-cell office:value-type="float" office:value="0.02897985" calcext:value-type="float">
            <text:p>0.0289798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0279" calcext:value-type="float">
            <text:p>0.0530279</text:p>
          </table:table-cell>
          <table:table-cell office:value-type="float" office:value="0.0547126" calcext:value-type="float">
            <text:p>0.0547126</text:p>
          </table:table-cell>
          <table:table-cell office:value-type="float" office:value="0.05563256" calcext:value-type="float">
            <text:p>0.0556325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91228" calcext:value-type="float">
            <text:p>0.07091228</text:p>
          </table:table-cell>
          <table:table-cell office:value-type="float" office:value="0.07604235" calcext:value-type="float">
            <text:p>0.07604235</text:p>
          </table:table-cell>
          <table:table-cell office:value-type="float" office:value="0.07897364" calcext:value-type="float">
            <text:p>0.0789736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29754" calcext:value-type="float">
            <text:p>0.09529754</text:p>
          </table:table-cell>
          <table:table-cell office:value-type="float" office:value="0.10555387" calcext:value-type="float">
            <text:p>0.10555387</text:p>
          </table:table-cell>
          <table:table-cell office:value-type="float" office:value="0.09891612" calcext:value-type="float">
            <text:p>0.09891612</text:p>
          </table:table-cell>
        </table:table-row>
        <table:table-row table:style-name="ro1">
          <table:table-cell office:value-type="float" office:value="15.49" calcext:value-type="float">
            <text:p>15.49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0688" calcext:value-type="float">
            <text:p>0.01140688</text:p>
          </table:table-cell>
          <table:table-cell office:value-type="float" office:value="0.00764468" calcext:value-type="float">
            <text:p>0.00764468</text:p>
          </table:table-cell>
          <table:table-cell office:value-type="float" office:value="0.00893299" calcext:value-type="float">
            <text:p>0.0089329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99574" calcext:value-type="float">
            <text:p>0.03199574</text:p>
          </table:table-cell>
          <table:table-cell office:value-type="float" office:value="0.0288863" calcext:value-type="float">
            <text:p>0.0288863</text:p>
          </table:table-cell>
          <table:table-cell office:value-type="float" office:value="0.02899214" calcext:value-type="float">
            <text:p>0.0289921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53017" calcext:value-type="float">
            <text:p>0.05353017</text:p>
          </table:table-cell>
          <table:table-cell office:value-type="float" office:value="0.05446194" calcext:value-type="float">
            <text:p>0.05446194</text:p>
          </table:table-cell>
          <table:table-cell office:value-type="float" office:value="0.05489991" calcext:value-type="float">
            <text:p>0.0548999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26053" calcext:value-type="float">
            <text:p>0.07126053</text:p>
          </table:table-cell>
          <table:table-cell office:value-type="float" office:value="0.07638613" calcext:value-type="float">
            <text:p>0.07638613</text:p>
          </table:table-cell>
          <table:table-cell office:value-type="float" office:value="0.07997242" calcext:value-type="float">
            <text:p>0.0799724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69855" calcext:value-type="float">
            <text:p>0.09469855</text:p>
          </table:table-cell>
          <table:table-cell office:value-type="float" office:value="0.10651864" calcext:value-type="float">
            <text:p>0.10651864</text:p>
          </table:table-cell>
          <table:table-cell office:value-type="float" office:value="0.09823681" calcext:value-type="float">
            <text:p>0.09823681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0981" calcext:value-type="float">
            <text:p>0.01140981</text:p>
          </table:table-cell>
          <table:table-cell office:value-type="float" office:value="0.00759779" calcext:value-type="float">
            <text:p>0.00759779</text:p>
          </table:table-cell>
          <table:table-cell office:value-type="float" office:value="0.00889126" calcext:value-type="float">
            <text:p>0.0088912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196718" calcext:value-type="float">
            <text:p>0.03196718</text:p>
          </table:table-cell>
          <table:table-cell office:value-type="float" office:value="0.02908377" calcext:value-type="float">
            <text:p>0.02908377</text:p>
          </table:table-cell>
          <table:table-cell office:value-type="float" office:value="0.02912841" calcext:value-type="float">
            <text:p>0.0291284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7523" calcext:value-type="float">
            <text:p>0.0537523</text:p>
          </table:table-cell>
          <table:table-cell office:value-type="float" office:value="0.0539108" calcext:value-type="float">
            <text:p>0.0539108</text:p>
          </table:table-cell>
          <table:table-cell office:value-type="float" office:value="0.05464573" calcext:value-type="float">
            <text:p>0.0546457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4618" calcext:value-type="float">
            <text:p>0.0714618</text:p>
          </table:table-cell>
          <table:table-cell office:value-type="float" office:value="0.07664425" calcext:value-type="float">
            <text:p>0.07664425</text:p>
          </table:table-cell>
          <table:table-cell office:value-type="float" office:value="0.08071678" calcext:value-type="float">
            <text:p>0.0807167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76124" calcext:value-type="float">
            <text:p>0.09476124</text:p>
          </table:table-cell>
          <table:table-cell office:value-type="float" office:value="0.10695025" calcext:value-type="float">
            <text:p>0.10695025</text:p>
          </table:table-cell>
          <table:table-cell office:value-type="float" office:value="0.09765292" calcext:value-type="float">
            <text:p>0.09765292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9934" calcext:value-type="float">
            <text:p>0.01129934</text:p>
          </table:table-cell>
          <table:table-cell office:value-type="float" office:value="0.00762344" calcext:value-type="float">
            <text:p>0.00762344</text:p>
          </table:table-cell>
          <table:table-cell office:value-type="float" office:value="0.00893423" calcext:value-type="float">
            <text:p>0.0089342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06188" calcext:value-type="float">
            <text:p>0.03206188</text:p>
          </table:table-cell>
          <table:table-cell office:value-type="float" office:value="0.02931338" calcext:value-type="float">
            <text:p>0.02931338</text:p>
          </table:table-cell>
          <table:table-cell office:value-type="float" office:value="0.02916732" calcext:value-type="float">
            <text:p>0.0291673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426659" calcext:value-type="float">
            <text:p>0.05426659</text:p>
          </table:table-cell>
          <table:table-cell office:value-type="float" office:value="0.05373394" calcext:value-type="float">
            <text:p>0.05373394</text:p>
          </table:table-cell>
          <table:table-cell office:value-type="float" office:value="0.05427068" calcext:value-type="float">
            <text:p>0.0542706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75308" calcext:value-type="float">
            <text:p>0.07175308</text:p>
          </table:table-cell>
          <table:table-cell office:value-type="float" office:value="0.07694802" calcext:value-type="float">
            <text:p>0.07694802</text:p>
          </table:table-cell>
          <table:table-cell office:value-type="float" office:value="0.08194222" calcext:value-type="float">
            <text:p>0.0819422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49287" calcext:value-type="float">
            <text:p>0.09449287</text:p>
          </table:table-cell>
          <table:table-cell office:value-type="float" office:value="0.10750401" calcext:value-type="float">
            <text:p>0.10750401</text:p>
          </table:table-cell>
          <table:table-cell office:value-type="float" office:value="0.09737512" calcext:value-type="float">
            <text:p>0.09737512</text:p>
          </table:table-cell>
        </table:table-row>
        <table:table-row table:style-name="ro1">
          <table:table-cell office:value-type="float" office:value="15.59" calcext:value-type="float">
            <text:p>15.59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3857" calcext:value-type="float">
            <text:p>0.0113857</text:p>
          </table:table-cell>
          <table:table-cell office:value-type="float" office:value="0.00760202" calcext:value-type="float">
            <text:p>0.00760202</text:p>
          </table:table-cell>
          <table:table-cell office:value-type="float" office:value="0.0088727" calcext:value-type="float">
            <text:p>0.008872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16062" calcext:value-type="float">
            <text:p>0.03216062</text:p>
          </table:table-cell>
          <table:table-cell office:value-type="float" office:value="0.02957137" calcext:value-type="float">
            <text:p>0.02957137</text:p>
          </table:table-cell>
          <table:table-cell office:value-type="float" office:value="0.02926082" calcext:value-type="float">
            <text:p>0.0292608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43342" calcext:value-type="float">
            <text:p>0.0543342</text:p>
          </table:table-cell>
          <table:table-cell office:value-type="float" office:value="0.05348619" calcext:value-type="float">
            <text:p>0.05348619</text:p>
          </table:table-cell>
          <table:table-cell office:value-type="float" office:value="0.05410768" calcext:value-type="float">
            <text:p>0.0541076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09245" calcext:value-type="float">
            <text:p>0.07209245</text:p>
          </table:table-cell>
          <table:table-cell office:value-type="float" office:value="0.07733713" calcext:value-type="float">
            <text:p>0.07733713</text:p>
          </table:table-cell>
          <table:table-cell office:value-type="float" office:value="0.08225651" calcext:value-type="float">
            <text:p>0.0822565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30721" calcext:value-type="float">
            <text:p>0.09430721</text:p>
          </table:table-cell>
          <table:table-cell office:value-type="float" office:value="0.10758077" calcext:value-type="float">
            <text:p>0.10758077</text:p>
          </table:table-cell>
          <table:table-cell office:value-type="float" office:value="0.09698196" calcext:value-type="float">
            <text:p>0.09698196</text:p>
          </table:table-cell>
        </table:table-row>
        <table:table-row table:style-name="ro1">
          <table:table-cell office:value-type="float" office:value="15.61" calcext:value-type="float">
            <text:p>15.61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9671" calcext:value-type="float">
            <text:p>0.01129671</text:p>
          </table:table-cell>
          <table:table-cell office:value-type="float" office:value="0.00750416" calcext:value-type="float">
            <text:p>0.00750416</text:p>
          </table:table-cell>
          <table:table-cell office:value-type="float" office:value="0.00886166" calcext:value-type="float">
            <text:p>0.0088616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37791" calcext:value-type="float">
            <text:p>0.03237791</text:p>
          </table:table-cell>
          <table:table-cell office:value-type="float" office:value="0.02970416" calcext:value-type="float">
            <text:p>0.02970416</text:p>
          </table:table-cell>
          <table:table-cell office:value-type="float" office:value="0.02952467" calcext:value-type="float">
            <text:p>0.0295246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448738" calcext:value-type="float">
            <text:p>0.05448738</text:p>
          </table:table-cell>
          <table:table-cell office:value-type="float" office:value="0.05320352" calcext:value-type="float">
            <text:p>0.05320352</text:p>
          </table:table-cell>
          <table:table-cell office:value-type="float" office:value="0.05378948" calcext:value-type="float">
            <text:p>0.0537894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07372" calcext:value-type="float">
            <text:p>0.07207372</text:p>
          </table:table-cell>
          <table:table-cell office:value-type="float" office:value="0.0776598" calcext:value-type="float">
            <text:p>0.0776598</text:p>
          </table:table-cell>
          <table:table-cell office:value-type="float" office:value="0.08346354" calcext:value-type="float">
            <text:p>0.0834635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70154" calcext:value-type="float">
            <text:p>0.09470154</text:p>
          </table:table-cell>
          <table:table-cell office:value-type="float" office:value="0.10752526" calcext:value-type="float">
            <text:p>0.10752526</text:p>
          </table:table-cell>
          <table:table-cell office:value-type="float" office:value="0.09667327" calcext:value-type="float">
            <text:p>0.09667327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2126" calcext:value-type="float">
            <text:p>0.01122126</text:p>
          </table:table-cell>
          <table:table-cell office:value-type="float" office:value="0.0076665" calcext:value-type="float">
            <text:p>0.0076665</text:p>
          </table:table-cell>
          <table:table-cell office:value-type="float" office:value="0.00882633" calcext:value-type="float">
            <text:p>0.0088263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5462" calcext:value-type="float">
            <text:p>0.0325462</text:p>
          </table:table-cell>
          <table:table-cell office:value-type="float" office:value="0.02984421" calcext:value-type="float">
            <text:p>0.02984421</text:p>
          </table:table-cell>
          <table:table-cell office:value-type="float" office:value="0.029776" calcext:value-type="float">
            <text:p>0.02977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421749" calcext:value-type="float">
            <text:p>0.05421749</text:p>
          </table:table-cell>
          <table:table-cell office:value-type="float" office:value="0.05350226" calcext:value-type="float">
            <text:p>0.05350226</text:p>
          </table:table-cell>
          <table:table-cell office:value-type="float" office:value="0.05387013" calcext:value-type="float">
            <text:p>0.0538701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16581" calcext:value-type="float">
            <text:p>0.07216581</text:p>
          </table:table-cell>
          <table:table-cell office:value-type="float" office:value="0.07802366" calcext:value-type="float">
            <text:p>0.07802366</text:p>
          </table:table-cell>
          <table:table-cell office:value-type="float" office:value="0.08356999" calcext:value-type="float">
            <text:p>0.0835699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0969" calcext:value-type="float">
            <text:p>0.0950969</text:p>
          </table:table-cell>
          <table:table-cell office:value-type="float" office:value="0.10714708" calcext:value-type="float">
            <text:p>0.10714708</text:p>
          </table:table-cell>
          <table:table-cell office:value-type="float" office:value="0.09667911" calcext:value-type="float">
            <text:p>0.09667911</text:p>
          </table:table-cell>
        </table:table-row>
        <table:table-row table:style-name="ro1">
          <table:table-cell office:value-type="float" office:value="15.67" calcext:value-type="float">
            <text:p>15.6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4462" calcext:value-type="float">
            <text:p>0.01124462</text:p>
          </table:table-cell>
          <table:table-cell office:value-type="float" office:value="0.00773678" calcext:value-type="float">
            <text:p>0.00773678</text:p>
          </table:table-cell>
          <table:table-cell office:value-type="float" office:value="0.00872836" calcext:value-type="float">
            <text:p>0.0087283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68494" calcext:value-type="float">
            <text:p>0.03268494</text:p>
          </table:table-cell>
          <table:table-cell office:value-type="float" office:value="0.03005266" calcext:value-type="float">
            <text:p>0.03005266</text:p>
          </table:table-cell>
          <table:table-cell office:value-type="float" office:value="0.02995496" calcext:value-type="float">
            <text:p>0.0299549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408021" calcext:value-type="float">
            <text:p>0.05408021</text:p>
          </table:table-cell>
          <table:table-cell office:value-type="float" office:value="0.05364763" calcext:value-type="float">
            <text:p>0.05364763</text:p>
          </table:table-cell>
          <table:table-cell office:value-type="float" office:value="0.05425859" calcext:value-type="float">
            <text:p>0.0542585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18874" calcext:value-type="float">
            <text:p>0.07218874</text:p>
          </table:table-cell>
          <table:table-cell office:value-type="float" office:value="0.07845587" calcext:value-type="float">
            <text:p>0.07845587</text:p>
          </table:table-cell>
          <table:table-cell office:value-type="float" office:value="0.08441009" calcext:value-type="float">
            <text:p>0.0844100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83647" calcext:value-type="float">
            <text:p>0.09583647</text:p>
          </table:table-cell>
          <table:table-cell office:value-type="float" office:value="0.10627136" calcext:value-type="float">
            <text:p>0.10627136</text:p>
          </table:table-cell>
          <table:table-cell office:value-type="float" office:value="0.09646783" calcext:value-type="float">
            <text:p>0.09646783</text:p>
          </table:table-cell>
        </table:table-row>
        <table:table-row table:style-name="ro1">
          <table:table-cell office:value-type="float" office:value="15.71" calcext:value-type="float">
            <text:p>15.71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4431" calcext:value-type="float">
            <text:p>0.01114431</text:p>
          </table:table-cell>
          <table:table-cell office:value-type="float" office:value="0.00777484" calcext:value-type="float">
            <text:p>0.00777484</text:p>
          </table:table-cell>
          <table:table-cell office:value-type="float" office:value="0.00888208" calcext:value-type="float">
            <text:p>0.0088820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82586" calcext:value-type="float">
            <text:p>0.03282586</text:p>
          </table:table-cell>
          <table:table-cell office:value-type="float" office:value="0.0301069" calcext:value-type="float">
            <text:p>0.0301069</text:p>
          </table:table-cell>
          <table:table-cell office:value-type="float" office:value="0.03006412" calcext:value-type="float">
            <text:p>0.0300641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89289" calcext:value-type="float">
            <text:p>0.05389289</text:p>
          </table:table-cell>
          <table:table-cell office:value-type="float" office:value="0.05416438" calcext:value-type="float">
            <text:p>0.05416438</text:p>
          </table:table-cell>
          <table:table-cell office:value-type="float" office:value="0.05440342" calcext:value-type="float">
            <text:p>0.0544034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20558" calcext:value-type="float">
            <text:p>0.07220558</text:p>
          </table:table-cell>
          <table:table-cell office:value-type="float" office:value="0.07880317" calcext:value-type="float">
            <text:p>0.07880317</text:p>
          </table:table-cell>
          <table:table-cell office:value-type="float" office:value="0.08447888" calcext:value-type="float">
            <text:p>0.0844788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2185" calcext:value-type="float">
            <text:p>0.0962185</text:p>
          </table:table-cell>
          <table:table-cell office:value-type="float" office:value="0.10570034" calcext:value-type="float">
            <text:p>0.10570034</text:p>
          </table:table-cell>
          <table:table-cell office:value-type="float" office:value="0.09658287" calcext:value-type="float">
            <text:p>0.09658287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4625" calcext:value-type="float">
            <text:p>0.01104625</text:p>
          </table:table-cell>
          <table:table-cell office:value-type="float" office:value="0.00772228" calcext:value-type="float">
            <text:p>0.00772228</text:p>
          </table:table-cell>
          <table:table-cell office:value-type="float" office:value="0.0087713" calcext:value-type="float">
            <text:p>0.008771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03087" calcext:value-type="float">
            <text:p>0.03303087</text:p>
          </table:table-cell>
          <table:table-cell office:value-type="float" office:value="0.03011555" calcext:value-type="float">
            <text:p>0.03011555</text:p>
          </table:table-cell>
          <table:table-cell office:value-type="float" office:value="0.03014042" calcext:value-type="float">
            <text:p>0.0301404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4706" calcext:value-type="float">
            <text:p>0.0534706</text:p>
          </table:table-cell>
          <table:table-cell office:value-type="float" office:value="0.05451557" calcext:value-type="float">
            <text:p>0.05451557</text:p>
          </table:table-cell>
          <table:table-cell office:value-type="float" office:value="0.05511825" calcext:value-type="float">
            <text:p>0.0551182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13305" calcext:value-type="float">
            <text:p>0.07213305</text:p>
          </table:table-cell>
          <table:table-cell office:value-type="float" office:value="0.0792244" calcext:value-type="float">
            <text:p>0.0792244</text:p>
          </table:table-cell>
          <table:table-cell office:value-type="float" office:value="0.0844911" calcext:value-type="float">
            <text:p>0.084491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43783" calcext:value-type="float">
            <text:p>0.09643783</text:p>
          </table:table-cell>
          <table:table-cell office:value-type="float" office:value="0.10414949" calcext:value-type="float">
            <text:p>0.10414949</text:p>
          </table:table-cell>
          <table:table-cell office:value-type="float" office:value="0.09650063" calcext:value-type="float">
            <text:p>0.09650063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0541" calcext:value-type="float">
            <text:p>0.01110541</text:p>
          </table:table-cell>
          <table:table-cell office:value-type="float" office:value="0.00783518" calcext:value-type="float">
            <text:p>0.00783518</text:p>
          </table:table-cell>
          <table:table-cell office:value-type="float" office:value="0.00888495" calcext:value-type="float">
            <text:p>0.0088849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18885" calcext:value-type="float">
            <text:p>0.03318885</text:p>
          </table:table-cell>
          <table:table-cell office:value-type="float" office:value="0.03013453" calcext:value-type="float">
            <text:p>0.03013453</text:p>
          </table:table-cell>
          <table:table-cell office:value-type="float" office:value="0.03029823" calcext:value-type="float">
            <text:p>0.0302982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31235" calcext:value-type="float">
            <text:p>0.05331235</text:p>
          </table:table-cell>
          <table:table-cell office:value-type="float" office:value="0.05501024" calcext:value-type="float">
            <text:p>0.05501024</text:p>
          </table:table-cell>
          <table:table-cell office:value-type="float" office:value="0.05534512" calcext:value-type="float">
            <text:p>0.0553451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94971" calcext:value-type="float">
            <text:p>0.07194971</text:p>
          </table:table-cell>
          <table:table-cell office:value-type="float" office:value="0.07958465" calcext:value-type="float">
            <text:p>0.07958465</text:p>
          </table:table-cell>
          <table:table-cell office:value-type="float" office:value="0.0843342" calcext:value-type="float">
            <text:p>0.084334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74354" calcext:value-type="float">
            <text:p>0.09674354</text:p>
          </table:table-cell>
          <table:table-cell office:value-type="float" office:value="0.10372378" calcext:value-type="float">
            <text:p>0.10372378</text:p>
          </table:table-cell>
          <table:table-cell office:value-type="float" office:value="0.09649464" calcext:value-type="float">
            <text:p>0.09649464</text:p>
          </table:table-cell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3934" calcext:value-type="float">
            <text:p>0.01103934</text:p>
          </table:table-cell>
          <table:table-cell office:value-type="float" office:value="0.00786447" calcext:value-type="float">
            <text:p>0.00786447</text:p>
          </table:table-cell>
          <table:table-cell office:value-type="float" office:value="0.00880191" calcext:value-type="float">
            <text:p>0.0088019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6757" calcext:value-type="float">
            <text:p>0.03326757</text:p>
          </table:table-cell>
          <table:table-cell office:value-type="float" office:value="0.03004429" calcext:value-type="float">
            <text:p>0.03004429</text:p>
          </table:table-cell>
          <table:table-cell office:value-type="float" office:value="0.03027246" calcext:value-type="float">
            <text:p>0.0302724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67549" calcext:value-type="float">
            <text:p>0.05267549</text:p>
          </table:table-cell>
          <table:table-cell office:value-type="float" office:value="0.05574237" calcext:value-type="float">
            <text:p>0.05574237</text:p>
          </table:table-cell>
          <table:table-cell office:value-type="float" office:value="0.0560225" calcext:value-type="float">
            <text:p>0.056022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2175" calcext:value-type="float">
            <text:p>0.07162175</text:p>
          </table:table-cell>
          <table:table-cell office:value-type="float" office:value="0.07999185" calcext:value-type="float">
            <text:p>0.07999185</text:p>
          </table:table-cell>
          <table:table-cell office:value-type="float" office:value="0.08344402" calcext:value-type="float">
            <text:p>0.0834440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65448" calcext:value-type="float">
            <text:p>0.09665448</text:p>
          </table:table-cell>
          <table:table-cell office:value-type="float" office:value="0.10218638" calcext:value-type="float">
            <text:p>0.10218638</text:p>
          </table:table-cell>
          <table:table-cell office:value-type="float" office:value="0.09629032" calcext:value-type="float">
            <text:p>0.09629032</text:p>
          </table:table-cell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2692" calcext:value-type="float">
            <text:p>0.01102692</text:p>
          </table:table-cell>
          <table:table-cell office:value-type="float" office:value="0.00766431" calcext:value-type="float">
            <text:p>0.00766431</text:p>
          </table:table-cell>
          <table:table-cell office:value-type="float" office:value="0.00876532" calcext:value-type="float">
            <text:p>0.0087653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34587" calcext:value-type="float">
            <text:p>0.03334587</text:p>
          </table:table-cell>
          <table:table-cell office:value-type="float" office:value="0.02984644" calcext:value-type="float">
            <text:p>0.02984644</text:p>
          </table:table-cell>
          <table:table-cell office:value-type="float" office:value="0.0301948" calcext:value-type="float">
            <text:p>0.030194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50678" calcext:value-type="float">
            <text:p>0.05250678</text:p>
          </table:table-cell>
          <table:table-cell office:value-type="float" office:value="0.05605786" calcext:value-type="float">
            <text:p>0.05605786</text:p>
          </table:table-cell>
          <table:table-cell office:value-type="float" office:value="0.05645762" calcext:value-type="float">
            <text:p>0.0564576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3873" calcext:value-type="float">
            <text:p>0.0713873</text:p>
          </table:table-cell>
          <table:table-cell office:value-type="float" office:value="0.08006552" calcext:value-type="float">
            <text:p>0.08006552</text:p>
          </table:table-cell>
          <table:table-cell office:value-type="float" office:value="0.08307083" calcext:value-type="float">
            <text:p>0.0830708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70264" calcext:value-type="float">
            <text:p>0.09670264</text:p>
          </table:table-cell>
          <table:table-cell office:value-type="float" office:value="0.10141286" calcext:value-type="float">
            <text:p>0.10141286</text:p>
          </table:table-cell>
          <table:table-cell office:value-type="float" office:value="0.09640402" calcext:value-type="float">
            <text:p>0.09640402</text:p>
          </table:table-cell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3188" calcext:value-type="float">
            <text:p>0.01093188</text:p>
          </table:table-cell>
          <table:table-cell office:value-type="float" office:value="0.00777197" calcext:value-type="float">
            <text:p>0.00777197</text:p>
          </table:table-cell>
          <table:table-cell office:value-type="float" office:value="0.00873357" calcext:value-type="float">
            <text:p>0.0087335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41766" calcext:value-type="float">
            <text:p>0.03341766</text:p>
          </table:table-cell>
          <table:table-cell office:value-type="float" office:value="0.02972317" calcext:value-type="float">
            <text:p>0.02972317</text:p>
          </table:table-cell>
          <table:table-cell office:value-type="float" office:value="0.03007865" calcext:value-type="float">
            <text:p>0.0300786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15326" calcext:value-type="float">
            <text:p>0.05215326</text:p>
          </table:table-cell>
          <table:table-cell office:value-type="float" office:value="0.05640917" calcext:value-type="float">
            <text:p>0.05640917</text:p>
          </table:table-cell>
          <table:table-cell office:value-type="float" office:value="0.05705902" calcext:value-type="float">
            <text:p>0.0570590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2982" calcext:value-type="float">
            <text:p>0.0712982</text:p>
          </table:table-cell>
          <table:table-cell office:value-type="float" office:value="0.08022901" calcext:value-type="float">
            <text:p>0.08022901</text:p>
          </table:table-cell>
          <table:table-cell office:value-type="float" office:value="0.08199295" calcext:value-type="float">
            <text:p>0.0819929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33092" calcext:value-type="float">
            <text:p>0.09633092</text:p>
          </table:table-cell>
          <table:table-cell office:value-type="float" office:value="0.10010974" calcext:value-type="float">
            <text:p>0.10010974</text:p>
          </table:table-cell>
          <table:table-cell office:value-type="float" office:value="0.09611773" calcext:value-type="float">
            <text:p>0.09611773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3748" calcext:value-type="float">
            <text:p>0.01103748</text:p>
          </table:table-cell>
          <table:table-cell office:value-type="float" office:value="0.00777635" calcext:value-type="float">
            <text:p>0.00777635</text:p>
          </table:table-cell>
          <table:table-cell office:value-type="float" office:value="0.00864819" calcext:value-type="float">
            <text:p>0.0086481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9779" calcext:value-type="float">
            <text:p>0.03329779</text:p>
          </table:table-cell>
          <table:table-cell office:value-type="float" office:value="0.02961081" calcext:value-type="float">
            <text:p>0.02961081</text:p>
          </table:table-cell>
          <table:table-cell office:value-type="float" office:value="0.0299206" calcext:value-type="float">
            <text:p>0.029920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97383" calcext:value-type="float">
            <text:p>0.05197383</text:p>
          </table:table-cell>
          <table:table-cell office:value-type="float" office:value="0.05678254" calcext:value-type="float">
            <text:p>0.05678254</text:p>
          </table:table-cell>
          <table:table-cell office:value-type="float" office:value="0.05706307" calcext:value-type="float">
            <text:p>0.0570630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3667" calcext:value-type="float">
            <text:p>0.0713667</text:p>
          </table:table-cell>
          <table:table-cell office:value-type="float" office:value="0.08006985" calcext:value-type="float">
            <text:p>0.08006985</text:p>
          </table:table-cell>
          <table:table-cell office:value-type="float" office:value="0.08120406" calcext:value-type="float">
            <text:p>0.0812040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19782" calcext:value-type="float">
            <text:p>0.09619782</text:p>
          </table:table-cell>
          <table:table-cell office:value-type="float" office:value="0.0997394" calcext:value-type="float">
            <text:p>0.0997394</text:p>
          </table:table-cell>
          <table:table-cell office:value-type="float" office:value="0.09567989" calcext:value-type="float">
            <text:p>0.09567989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4387" calcext:value-type="float">
            <text:p>0.01094387</text:p>
          </table:table-cell>
          <table:table-cell office:value-type="float" office:value="0.0078201" calcext:value-type="float">
            <text:p>0.0078201</text:p>
          </table:table-cell>
          <table:table-cell office:value-type="float" office:value="0.00874236" calcext:value-type="float">
            <text:p>0.0087423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39366" calcext:value-type="float">
            <text:p>0.03339366</text:p>
          </table:table-cell>
          <table:table-cell office:value-type="float" office:value="0.02947916" calcext:value-type="float">
            <text:p>0.02947916</text:p>
          </table:table-cell>
          <table:table-cell office:value-type="float" office:value="0.02988699" calcext:value-type="float">
            <text:p>0.0298869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94034" calcext:value-type="float">
            <text:p>0.05194034</text:p>
          </table:table-cell>
          <table:table-cell office:value-type="float" office:value="0.05677878" calcext:value-type="float">
            <text:p>0.05677878</text:p>
          </table:table-cell>
          <table:table-cell office:value-type="float" office:value="0.05744352" calcext:value-type="float">
            <text:p>0.0574435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20436" calcext:value-type="float">
            <text:p>0.07120436</text:p>
          </table:table-cell>
          <table:table-cell office:value-type="float" office:value="0.07964779" calcext:value-type="float">
            <text:p>0.07964779</text:p>
          </table:table-cell>
          <table:table-cell office:value-type="float" office:value="0.0801188" calcext:value-type="float">
            <text:p>0.080118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71015" calcext:value-type="float">
            <text:p>0.09571015</text:p>
          </table:table-cell>
          <table:table-cell office:value-type="float" office:value="0.0987599" calcext:value-type="float">
            <text:p>0.0987599</text:p>
          </table:table-cell>
          <table:table-cell office:value-type="float" office:value="0.09550971" calcext:value-type="float">
            <text:p>0.09550971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8538" calcext:value-type="float">
            <text:p>0.01098538</text:p>
          </table:table-cell>
          <table:table-cell office:value-type="float" office:value="0.00773687" calcext:value-type="float">
            <text:p>0.00773687</text:p>
          </table:table-cell>
          <table:table-cell office:value-type="float" office:value="0.00864274" calcext:value-type="float">
            <text:p>0.0086427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44049" calcext:value-type="float">
            <text:p>0.03344049</text:p>
          </table:table-cell>
          <table:table-cell office:value-type="float" office:value="0.0292948" calcext:value-type="float">
            <text:p>0.0292948</text:p>
          </table:table-cell>
          <table:table-cell office:value-type="float" office:value="0.02940283" calcext:value-type="float">
            <text:p>0.0294028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75797" calcext:value-type="float">
            <text:p>0.05175797</text:p>
          </table:table-cell>
          <table:table-cell office:value-type="float" office:value="0.05682762" calcext:value-type="float">
            <text:p>0.05682762</text:p>
          </table:table-cell>
          <table:table-cell office:value-type="float" office:value="0.05753422" calcext:value-type="float">
            <text:p>0.0575342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18287" calcext:value-type="float">
            <text:p>0.07118287</text:p>
          </table:table-cell>
          <table:table-cell office:value-type="float" office:value="0.07932389" calcext:value-type="float">
            <text:p>0.07932389</text:p>
          </table:table-cell>
          <table:table-cell office:value-type="float" office:value="0.07934938" calcext:value-type="float">
            <text:p>0.0793493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45649" calcext:value-type="float">
            <text:p>0.09545649</text:p>
          </table:table-cell>
          <table:table-cell office:value-type="float" office:value="0.09845777" calcext:value-type="float">
            <text:p>0.09845777</text:p>
          </table:table-cell>
          <table:table-cell office:value-type="float" office:value="0.09538826" calcext:value-type="float">
            <text:p>0.09538826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88658" calcext:value-type="float">
            <text:p>0.01088658</text:p>
          </table:table-cell>
          <table:table-cell office:value-type="float" office:value="0.00766683" calcext:value-type="float">
            <text:p>0.00766683</text:p>
          </table:table-cell>
          <table:table-cell office:value-type="float" office:value="0.0086364" calcext:value-type="float">
            <text:p>0.008636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35253" calcext:value-type="float">
            <text:p>0.03335253</text:p>
          </table:table-cell>
          <table:table-cell office:value-type="float" office:value="0.02918157" calcext:value-type="float">
            <text:p>0.02918157</text:p>
          </table:table-cell>
          <table:table-cell office:value-type="float" office:value="0.02944419" calcext:value-type="float">
            <text:p>0.0294441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179689" calcext:value-type="float">
            <text:p>0.05179689</text:p>
          </table:table-cell>
          <table:table-cell office:value-type="float" office:value="0.05670669" calcext:value-type="float">
            <text:p>0.05670669</text:p>
          </table:table-cell>
          <table:table-cell office:value-type="float" office:value="0.05739997" calcext:value-type="float">
            <text:p>0.0573999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37088" calcext:value-type="float">
            <text:p>0.07137088</text:p>
          </table:table-cell>
          <table:table-cell office:value-type="float" office:value="0.07869343" calcext:value-type="float">
            <text:p>0.07869343</text:p>
          </table:table-cell>
          <table:table-cell office:value-type="float" office:value="0.07827283" calcext:value-type="float">
            <text:p>0.0782728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19901" calcext:value-type="float">
            <text:p>0.09519901</text:p>
          </table:table-cell>
          <table:table-cell office:value-type="float" office:value="0.09873363" calcext:value-type="float">
            <text:p>0.09873363</text:p>
          </table:table-cell>
          <table:table-cell office:value-type="float" office:value="0.0949875" calcext:value-type="float">
            <text:p>0.0949875</text:p>
          </table:table-cell>
        </table:table-row>
        <table:table-row table:style-name="ro1">
          <table:table-cell office:value-type="float" office:value="16.01" calcext:value-type="float">
            <text:p>16.01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88086" calcext:value-type="float">
            <text:p>0.01088086</text:p>
          </table:table-cell>
          <table:table-cell office:value-type="float" office:value="0.00777032" calcext:value-type="float">
            <text:p>0.00777032</text:p>
          </table:table-cell>
          <table:table-cell office:value-type="float" office:value="0.00870182" calcext:value-type="float">
            <text:p>0.0087018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33067" calcext:value-type="float">
            <text:p>0.03333067</text:p>
          </table:table-cell>
          <table:table-cell office:value-type="float" office:value="0.0291422" calcext:value-type="float">
            <text:p>0.0291422</text:p>
          </table:table-cell>
          <table:table-cell office:value-type="float" office:value="0.02915638" calcext:value-type="float">
            <text:p>0.0291563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11668" calcext:value-type="float">
            <text:p>0.05211668</text:p>
          </table:table-cell>
          <table:table-cell office:value-type="float" office:value="0.0565063" calcext:value-type="float">
            <text:p>0.0565063</text:p>
          </table:table-cell>
          <table:table-cell office:value-type="float" office:value="0.05751412" calcext:value-type="float">
            <text:p>0.0575141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1867" calcext:value-type="float">
            <text:p>0.07161867</text:p>
          </table:table-cell>
          <table:table-cell office:value-type="float" office:value="0.0781333" calcext:value-type="float">
            <text:p>0.0781333</text:p>
          </table:table-cell>
          <table:table-cell office:value-type="float" office:value="0.07792939" calcext:value-type="float">
            <text:p>0.0779293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8751" calcext:value-type="float">
            <text:p>0.0948751</text:p>
          </table:table-cell>
          <table:table-cell office:value-type="float" office:value="0.0988238" calcext:value-type="float">
            <text:p>0.0988238</text:p>
          </table:table-cell>
          <table:table-cell office:value-type="float" office:value="0.09487654" calcext:value-type="float">
            <text:p>0.09487654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84447" calcext:value-type="float">
            <text:p>0.01084447</text:p>
          </table:table-cell>
          <table:table-cell office:value-type="float" office:value="0.00767188" calcext:value-type="float">
            <text:p>0.00767188</text:p>
          </table:table-cell>
          <table:table-cell office:value-type="float" office:value="0.00862798" calcext:value-type="float">
            <text:p>0.0086279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33354" calcext:value-type="float">
            <text:p>0.03333354</text:p>
          </table:table-cell>
          <table:table-cell office:value-type="float" office:value="0.0290241" calcext:value-type="float">
            <text:p>0.0290241</text:p>
          </table:table-cell>
          <table:table-cell office:value-type="float" office:value="0.02915614" calcext:value-type="float">
            <text:p>0.0291561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33271" calcext:value-type="float">
            <text:p>0.05233271</text:p>
          </table:table-cell>
          <table:table-cell office:value-type="float" office:value="0.05620966" calcext:value-type="float">
            <text:p>0.05620966</text:p>
          </table:table-cell>
          <table:table-cell office:value-type="float" office:value="0.0570637" calcext:value-type="float">
            <text:p>0.057063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6215" calcext:value-type="float">
            <text:p>0.07156215</text:p>
          </table:table-cell>
          <table:table-cell office:value-type="float" office:value="0.07713814" calcext:value-type="float">
            <text:p>0.07713814</text:p>
          </table:table-cell>
          <table:table-cell office:value-type="float" office:value="0.07721631" calcext:value-type="float">
            <text:p>0.0772163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7114" calcext:value-type="float">
            <text:p>0.0947114</text:p>
          </table:table-cell>
          <table:table-cell office:value-type="float" office:value="0.09940569" calcext:value-type="float">
            <text:p>0.09940569</text:p>
          </table:table-cell>
          <table:table-cell office:value-type="float" office:value="0.09466512" calcext:value-type="float">
            <text:p>0.09466512</text:p>
          </table:table-cell>
        </table:table-row>
        <table:table-row table:style-name="ro1">
          <table:table-cell office:value-type="float" office:value="16.07" calcext:value-type="float">
            <text:p>16.07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85334" calcext:value-type="float">
            <text:p>0.01085334</text:p>
          </table:table-cell>
          <table:table-cell office:value-type="float" office:value="0.00764821" calcext:value-type="float">
            <text:p>0.00764821</text:p>
          </table:table-cell>
          <table:table-cell office:value-type="float" office:value="0.00867662" calcext:value-type="float">
            <text:p>0.0086766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1257" calcext:value-type="float">
            <text:p>0.03321257</text:p>
          </table:table-cell>
          <table:table-cell office:value-type="float" office:value="0.0289968" calcext:value-type="float">
            <text:p>0.0289968</text:p>
          </table:table-cell>
          <table:table-cell office:value-type="float" office:value="0.02888577" calcext:value-type="float">
            <text:p>0.0288857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30732" calcext:value-type="float">
            <text:p>0.05230732</text:p>
          </table:table-cell>
          <table:table-cell office:value-type="float" office:value="0.05594235" calcext:value-type="float">
            <text:p>0.05594235</text:p>
          </table:table-cell>
          <table:table-cell office:value-type="float" office:value="0.05670754" calcext:value-type="float">
            <text:p>0.0567075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76274" calcext:value-type="float">
            <text:p>0.07176274</text:p>
          </table:table-cell>
          <table:table-cell office:value-type="float" office:value="0.07678367" calcext:value-type="float">
            <text:p>0.07678367</text:p>
          </table:table-cell>
          <table:table-cell office:value-type="float" office:value="0.07671877" calcext:value-type="float">
            <text:p>0.0767187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77945" calcext:value-type="float">
            <text:p>0.09477945</text:p>
          </table:table-cell>
          <table:table-cell office:value-type="float" office:value="0.09982742" calcext:value-type="float">
            <text:p>0.09982742</text:p>
          </table:table-cell>
          <table:table-cell office:value-type="float" office:value="0.09459258" calcext:value-type="float">
            <text:p>0.09459258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5615" calcext:value-type="float">
            <text:p>0.01095615</text:p>
          </table:table-cell>
          <table:table-cell office:value-type="float" office:value="0.00771419" calcext:value-type="float">
            <text:p>0.00771419</text:p>
          </table:table-cell>
          <table:table-cell office:value-type="float" office:value="0.00869896" calcext:value-type="float">
            <text:p>0.0086989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06688" calcext:value-type="float">
            <text:p>0.03306688</text:p>
          </table:table-cell>
          <table:table-cell office:value-type="float" office:value="0.02914284" calcext:value-type="float">
            <text:p>0.02914284</text:p>
          </table:table-cell>
          <table:table-cell office:value-type="float" office:value="0.0290168" calcext:value-type="float">
            <text:p>0.029016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6102" calcext:value-type="float">
            <text:p>0.0526102</text:p>
          </table:table-cell>
          <table:table-cell office:value-type="float" office:value="0.05558838" calcext:value-type="float">
            <text:p>0.05558838</text:p>
          </table:table-cell>
          <table:table-cell office:value-type="float" office:value="0.05626721" calcext:value-type="float">
            <text:p>0.0562672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71459" calcext:value-type="float">
            <text:p>0.07171459</text:p>
          </table:table-cell>
          <table:table-cell office:value-type="float" office:value="0.07572864" calcext:value-type="float">
            <text:p>0.07572864</text:p>
          </table:table-cell>
          <table:table-cell office:value-type="float" office:value="0.07694642" calcext:value-type="float">
            <text:p>0.0769464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73682" calcext:value-type="float">
            <text:p>0.09473682</text:p>
          </table:table-cell>
          <table:table-cell office:value-type="float" office:value="0.10068661" calcext:value-type="float">
            <text:p>0.10068661</text:p>
          </table:table-cell>
          <table:table-cell office:value-type="float" office:value="0.09482527" calcext:value-type="float">
            <text:p>0.09482527</text:p>
          </table:table-cell>
        </table:table-row>
        <table:table-row table:style-name="ro1">
          <table:table-cell office:value-type="float" office:value="16.13" calcext:value-type="float">
            <text:p>16.13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0802" calcext:value-type="float">
            <text:p>0.01090802</text:p>
          </table:table-cell>
          <table:table-cell office:value-type="float" office:value="0.0076492" calcext:value-type="float">
            <text:p>0.0076492</text:p>
          </table:table-cell>
          <table:table-cell office:value-type="float" office:value="0.00867515" calcext:value-type="float">
            <text:p>0.0086751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9239" calcext:value-type="float">
            <text:p>0.0329239</text:p>
          </table:table-cell>
          <table:table-cell office:value-type="float" office:value="0.02904714" calcext:value-type="float">
            <text:p>0.02904714</text:p>
          </table:table-cell>
          <table:table-cell office:value-type="float" office:value="0.02901573" calcext:value-type="float">
            <text:p>0.0290157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0052" calcext:value-type="float">
            <text:p>0.05280052</text:p>
          </table:table-cell>
          <table:table-cell office:value-type="float" office:value="0.05524705" calcext:value-type="float">
            <text:p>0.05524705</text:p>
          </table:table-cell>
          <table:table-cell office:value-type="float" office:value="0.05585255" calcext:value-type="float">
            <text:p>0.0558525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5441" calcext:value-type="float">
            <text:p>0.07185441</text:p>
          </table:table-cell>
          <table:table-cell office:value-type="float" office:value="0.07516576" calcext:value-type="float">
            <text:p>0.07516576</text:p>
          </table:table-cell>
          <table:table-cell office:value-type="float" office:value="0.07673385" calcext:value-type="float">
            <text:p>0.0767338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01521" calcext:value-type="float">
            <text:p>0.09501521</text:p>
          </table:table-cell>
          <table:table-cell office:value-type="float" office:value="0.10140823" calcext:value-type="float">
            <text:p>0.10140823</text:p>
          </table:table-cell>
          <table:table-cell office:value-type="float" office:value="0.09475762" calcext:value-type="float">
            <text:p>0.09475762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2566" calcext:value-type="float">
            <text:p>0.01092566</text:p>
          </table:table-cell>
          <table:table-cell office:value-type="float" office:value="0.00761139" calcext:value-type="float">
            <text:p>0.00761139</text:p>
          </table:table-cell>
          <table:table-cell office:value-type="float" office:value="0.00881728" calcext:value-type="float">
            <text:p>0.0088172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81457" calcext:value-type="float">
            <text:p>0.03281457</text:p>
          </table:table-cell>
          <table:table-cell office:value-type="float" office:value="0.02908531" calcext:value-type="float">
            <text:p>0.02908531</text:p>
          </table:table-cell>
          <table:table-cell office:value-type="float" office:value="0.02889747" calcext:value-type="float">
            <text:p>0.0288974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6474" calcext:value-type="float">
            <text:p>0.05286474</text:p>
          </table:table-cell>
          <table:table-cell office:value-type="float" office:value="0.0549756" calcext:value-type="float">
            <text:p>0.0549756</text:p>
          </table:table-cell>
          <table:table-cell office:value-type="float" office:value="0.05555201" calcext:value-type="float">
            <text:p>0.0555520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5818" calcext:value-type="float">
            <text:p>0.07165818</text:p>
          </table:table-cell>
          <table:table-cell office:value-type="float" office:value="0.07462361" calcext:value-type="float">
            <text:p>0.07462361</text:p>
          </table:table-cell>
          <table:table-cell office:value-type="float" office:value="0.07715613" calcext:value-type="float">
            <text:p>0.0771561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08977" calcext:value-type="float">
            <text:p>0.09508977</text:p>
          </table:table-cell>
          <table:table-cell office:value-type="float" office:value="0.10246177" calcext:value-type="float">
            <text:p>0.10246177</text:p>
          </table:table-cell>
          <table:table-cell office:value-type="float" office:value="0.09535729" calcext:value-type="float">
            <text:p>0.09535729</text:p>
          </table:table-cell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2674" calcext:value-type="float">
            <text:p>0.01092674</text:p>
          </table:table-cell>
          <table:table-cell office:value-type="float" office:value="0.00770005" calcext:value-type="float">
            <text:p>0.00770005</text:p>
          </table:table-cell>
          <table:table-cell office:value-type="float" office:value="0.00885885" calcext:value-type="float">
            <text:p>0.0088588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65534" calcext:value-type="float">
            <text:p>0.03265534</text:p>
          </table:table-cell>
          <table:table-cell office:value-type="float" office:value="0.02914943" calcext:value-type="float">
            <text:p>0.02914943</text:p>
          </table:table-cell>
          <table:table-cell office:value-type="float" office:value="0.02920433" calcext:value-type="float">
            <text:p>0.0292043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09091" calcext:value-type="float">
            <text:p>0.05309091</text:p>
          </table:table-cell>
          <table:table-cell office:value-type="float" office:value="0.0548154" calcext:value-type="float">
            <text:p>0.0548154</text:p>
          </table:table-cell>
          <table:table-cell office:value-type="float" office:value="0.05553457" calcext:value-type="float">
            <text:p>0.0555345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4918" calcext:value-type="float">
            <text:p>0.07184918</text:p>
          </table:table-cell>
          <table:table-cell office:value-type="float" office:value="0.07426491" calcext:value-type="float">
            <text:p>0.07426491</text:p>
          </table:table-cell>
          <table:table-cell office:value-type="float" office:value="0.07743011" calcext:value-type="float">
            <text:p>0.0774301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29515" calcext:value-type="float">
            <text:p>0.09529515</text:p>
          </table:table-cell>
          <table:table-cell office:value-type="float" office:value="0.10322884" calcext:value-type="float">
            <text:p>0.10322884</text:p>
          </table:table-cell>
          <table:table-cell office:value-type="float" office:value="0.09570886" calcext:value-type="float">
            <text:p>0.09570886</text:p>
          </table:table-cell>
        </table:table-row>
        <table:table-row table:style-name="ro1">
          <table:table-cell office:value-type="float" office:value="16.22" calcext:value-type="float">
            <text:p>16.22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6853" calcext:value-type="float">
            <text:p>0.01096853</text:p>
          </table:table-cell>
          <table:table-cell office:value-type="float" office:value="0.00759822" calcext:value-type="float">
            <text:p>0.00759822</text:p>
          </table:table-cell>
          <table:table-cell office:value-type="float" office:value="0.0089669" calcext:value-type="float">
            <text:p>0.008966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5138" calcext:value-type="float">
            <text:p>0.0325138</text:p>
          </table:table-cell>
          <table:table-cell office:value-type="float" office:value="0.02926032" calcext:value-type="float">
            <text:p>0.02926032</text:p>
          </table:table-cell>
          <table:table-cell office:value-type="float" office:value="0.02913579" calcext:value-type="float">
            <text:p>0.0291357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14071" calcext:value-type="float">
            <text:p>0.05314071</text:p>
          </table:table-cell>
          <table:table-cell office:value-type="float" office:value="0.05471267" calcext:value-type="float">
            <text:p>0.05471267</text:p>
          </table:table-cell>
          <table:table-cell office:value-type="float" office:value="0.05519829" calcext:value-type="float">
            <text:p>0.0551982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70893" calcext:value-type="float">
            <text:p>0.07170893</text:p>
          </table:table-cell>
          <table:table-cell office:value-type="float" office:value="0.0740909" calcext:value-type="float">
            <text:p>0.0740909</text:p>
          </table:table-cell>
          <table:table-cell office:value-type="float" office:value="0.07799315" calcext:value-type="float">
            <text:p>0.0779931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81815" calcext:value-type="float">
            <text:p>0.09581815</text:p>
          </table:table-cell>
          <table:table-cell office:value-type="float" office:value="0.10407552" calcext:value-type="float">
            <text:p>0.10407552</text:p>
          </table:table-cell>
          <table:table-cell office:value-type="float" office:value="0.09647528" calcext:value-type="float">
            <text:p>0.09647528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7828" calcext:value-type="float">
            <text:p>0.01107828</text:p>
          </table:table-cell>
          <table:table-cell office:value-type="float" office:value="0.00765475" calcext:value-type="float">
            <text:p>0.00765475</text:p>
          </table:table-cell>
          <table:table-cell office:value-type="float" office:value="0.00895218" calcext:value-type="float">
            <text:p>0.0089521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43339" calcext:value-type="float">
            <text:p>0.03243339</text:p>
          </table:table-cell>
          <table:table-cell office:value-type="float" office:value="0.02937991" calcext:value-type="float">
            <text:p>0.02937991</text:p>
          </table:table-cell>
          <table:table-cell office:value-type="float" office:value="0.02942509" calcext:value-type="float">
            <text:p>0.0294250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06831" calcext:value-type="float">
            <text:p>0.05306831</text:p>
          </table:table-cell>
          <table:table-cell office:value-type="float" office:value="0.05461757" calcext:value-type="float">
            <text:p>0.05461757</text:p>
          </table:table-cell>
          <table:table-cell office:value-type="float" office:value="0.05529798" calcext:value-type="float">
            <text:p>0.0552979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47346" calcext:value-type="float">
            <text:p>0.07147346</text:p>
          </table:table-cell>
          <table:table-cell office:value-type="float" office:value="0.07406027" calcext:value-type="float">
            <text:p>0.07406027</text:p>
          </table:table-cell>
          <table:table-cell office:value-type="float" office:value="0.07866884" calcext:value-type="float">
            <text:p>0.0786688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27766" calcext:value-type="float">
            <text:p>0.09627766</text:p>
          </table:table-cell>
          <table:table-cell office:value-type="float" office:value="0.10450344" calcext:value-type="float">
            <text:p>0.10450344</text:p>
          </table:table-cell>
          <table:table-cell office:value-type="float" office:value="0.09701741" calcext:value-type="float">
            <text:p>0.09701741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0884" calcext:value-type="float">
            <text:p>0.01110884</text:p>
          </table:table-cell>
          <table:table-cell office:value-type="float" office:value="0.00768035" calcext:value-type="float">
            <text:p>0.00768035</text:p>
          </table:table-cell>
          <table:table-cell office:value-type="float" office:value="0.00895254" calcext:value-type="float">
            <text:p>0.0089525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34372" calcext:value-type="float">
            <text:p>0.03234372</text:p>
          </table:table-cell>
          <table:table-cell office:value-type="float" office:value="0.02948743" calcext:value-type="float">
            <text:p>0.02948743</text:p>
          </table:table-cell>
          <table:table-cell office:value-type="float" office:value="0.02956734" calcext:value-type="float">
            <text:p>0.0295673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22344" calcext:value-type="float">
            <text:p>0.05322344</text:p>
          </table:table-cell>
          <table:table-cell office:value-type="float" office:value="0.05465494" calcext:value-type="float">
            <text:p>0.05465494</text:p>
          </table:table-cell>
          <table:table-cell office:value-type="float" office:value="0.05519751" calcext:value-type="float">
            <text:p>0.0551975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46744" calcext:value-type="float">
            <text:p>0.07146744</text:p>
          </table:table-cell>
          <table:table-cell office:value-type="float" office:value="0.07420973" calcext:value-type="float">
            <text:p>0.07420973</text:p>
          </table:table-cell>
          <table:table-cell office:value-type="float" office:value="0.07949843" calcext:value-type="float">
            <text:p>0.0794984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38529" calcext:value-type="float">
            <text:p>0.09638529</text:p>
          </table:table-cell>
          <table:table-cell office:value-type="float" office:value="0.10488527" calcext:value-type="float">
            <text:p>0.10488527</text:p>
          </table:table-cell>
          <table:table-cell office:value-type="float" office:value="0.09789824" calcext:value-type="float">
            <text:p>0.09789824</text:p>
          </table:table-cell>
        </table:table-row>
        <table:table-row table:style-name="ro1">
          <table:table-cell office:value-type="float" office:value="16.31" calcext:value-type="float">
            <text:p>16.31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243" calcext:value-type="float">
            <text:p>0.0112243</text:p>
          </table:table-cell>
          <table:table-cell office:value-type="float" office:value="0.00773088" calcext:value-type="float">
            <text:p>0.00773088</text:p>
          </table:table-cell>
          <table:table-cell office:value-type="float" office:value="0.00890052" calcext:value-type="float">
            <text:p>0.0089005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28245" calcext:value-type="float">
            <text:p>0.03228245</text:p>
          </table:table-cell>
          <table:table-cell office:value-type="float" office:value="0.02945576" calcext:value-type="float">
            <text:p>0.02945576</text:p>
          </table:table-cell>
          <table:table-cell office:value-type="float" office:value="0.02970901" calcext:value-type="float">
            <text:p>0.0297090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24297" calcext:value-type="float">
            <text:p>0.05324297</text:p>
          </table:table-cell>
          <table:table-cell office:value-type="float" office:value="0.05465162" calcext:value-type="float">
            <text:p>0.05465162</text:p>
          </table:table-cell>
          <table:table-cell office:value-type="float" office:value="0.05528191" calcext:value-type="float">
            <text:p>0.0552819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41267" calcext:value-type="float">
            <text:p>0.07141267</text:p>
          </table:table-cell>
          <table:table-cell office:value-type="float" office:value="0.0748507" calcext:value-type="float">
            <text:p>0.0748507</text:p>
          </table:table-cell>
          <table:table-cell office:value-type="float" office:value="0.07971507" calcext:value-type="float">
            <text:p>0.0797150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58618" calcext:value-type="float">
            <text:p>0.09658618</text:p>
          </table:table-cell>
          <table:table-cell office:value-type="float" office:value="0.10510793" calcext:value-type="float">
            <text:p>0.10510793</text:p>
          </table:table-cell>
          <table:table-cell office:value-type="float" office:value="0.09838701" calcext:value-type="float">
            <text:p>0.09838701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40144" calcext:value-type="float">
            <text:p>0.01140144</text:p>
          </table:table-cell>
          <table:table-cell office:value-type="float" office:value="0.00764423" calcext:value-type="float">
            <text:p>0.00764423</text:p>
          </table:table-cell>
          <table:table-cell office:value-type="float" office:value="0.00892811" calcext:value-type="float">
            <text:p>0.0089281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31774" calcext:value-type="float">
            <text:p>0.03231774</text:p>
          </table:table-cell>
          <table:table-cell office:value-type="float" office:value="0.02956794" calcext:value-type="float">
            <text:p>0.02956794</text:p>
          </table:table-cell>
          <table:table-cell office:value-type="float" office:value="0.02973238" calcext:value-type="float">
            <text:p>0.0297323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3594" calcext:value-type="float">
            <text:p>0.0533594</text:p>
          </table:table-cell>
          <table:table-cell office:value-type="float" office:value="0.05467286" calcext:value-type="float">
            <text:p>0.05467286</text:p>
          </table:table-cell>
          <table:table-cell office:value-type="float" office:value="0.0553113" calcext:value-type="float">
            <text:p>0.055311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39967" calcext:value-type="float">
            <text:p>0.07139967</text:p>
          </table:table-cell>
          <table:table-cell office:value-type="float" office:value="0.0753146" calcext:value-type="float">
            <text:p>0.0753146</text:p>
          </table:table-cell>
          <table:table-cell office:value-type="float" office:value="0.08037502" calcext:value-type="float">
            <text:p>0.0803750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59145" calcext:value-type="float">
            <text:p>0.09659145</text:p>
          </table:table-cell>
          <table:table-cell office:value-type="float" office:value="0.10496543" calcext:value-type="float">
            <text:p>0.10496543</text:p>
          </table:table-cell>
          <table:table-cell office:value-type="float" office:value="0.09912737" calcext:value-type="float">
            <text:p>0.09912737</text:p>
          </table:table-cell>
        </table:table-row>
        <table:table-row table:style-name="ro1">
          <table:table-cell office:value-type="float" office:value="16.37" calcext:value-type="float">
            <text:p>16.37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7421" calcext:value-type="float">
            <text:p>0.01127421</text:p>
          </table:table-cell>
          <table:table-cell office:value-type="float" office:value="0.00772726" calcext:value-type="float">
            <text:p>0.00772726</text:p>
          </table:table-cell>
          <table:table-cell office:value-type="float" office:value="0.00890626" calcext:value-type="float">
            <text:p>0.0089062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3228" calcext:value-type="float">
            <text:p>0.0323228</text:p>
          </table:table-cell>
          <table:table-cell office:value-type="float" office:value="0.02966664" calcext:value-type="float">
            <text:p>0.02966664</text:p>
          </table:table-cell>
          <table:table-cell office:value-type="float" office:value="0.02977656" calcext:value-type="float">
            <text:p>0.0297765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29226" calcext:value-type="float">
            <text:p>0.05329226</text:p>
          </table:table-cell>
          <table:table-cell office:value-type="float" office:value="0.054902" calcext:value-type="float">
            <text:p>0.054902</text:p>
          </table:table-cell>
          <table:table-cell office:value-type="float" office:value="0.05536168" calcext:value-type="float">
            <text:p>0.0553616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24501" calcext:value-type="float">
            <text:p>0.07124501</text:p>
          </table:table-cell>
          <table:table-cell office:value-type="float" office:value="0.07598943" calcext:value-type="float">
            <text:p>0.07598943</text:p>
          </table:table-cell>
          <table:table-cell office:value-type="float" office:value="0.08076179" calcext:value-type="float">
            <text:p>0.0807617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30387" calcext:value-type="float">
            <text:p>0.09630387</text:p>
          </table:table-cell>
          <table:table-cell office:value-type="float" office:value="0.10496482" calcext:value-type="float">
            <text:p>0.10496482</text:p>
          </table:table-cell>
          <table:table-cell office:value-type="float" office:value="0.09953061" calcext:value-type="float">
            <text:p>0.09953061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5712" calcext:value-type="float">
            <text:p>0.01125712</text:p>
          </table:table-cell>
          <table:table-cell office:value-type="float" office:value="0.00785717" calcext:value-type="float">
            <text:p>0.00785717</text:p>
          </table:table-cell>
          <table:table-cell office:value-type="float" office:value="0.00884407" calcext:value-type="float">
            <text:p>0.0088440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43643" calcext:value-type="float">
            <text:p>0.03243643</text:p>
          </table:table-cell>
          <table:table-cell office:value-type="float" office:value="0.02960652" calcext:value-type="float">
            <text:p>0.02960652</text:p>
          </table:table-cell>
          <table:table-cell office:value-type="float" office:value="0.02991985" calcext:value-type="float">
            <text:p>0.0299198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3805" calcext:value-type="float">
            <text:p>0.0533805</text:p>
          </table:table-cell>
          <table:table-cell office:value-type="float" office:value="0.05490557" calcext:value-type="float">
            <text:p>0.05490557</text:p>
          </table:table-cell>
          <table:table-cell office:value-type="float" office:value="0.05551214" calcext:value-type="float">
            <text:p>0.0555121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32581" calcext:value-type="float">
            <text:p>0.07132581</text:p>
          </table:table-cell>
          <table:table-cell office:value-type="float" office:value="0.07676779" calcext:value-type="float">
            <text:p>0.07676779</text:p>
          </table:table-cell>
          <table:table-cell office:value-type="float" office:value="0.08110281" calcext:value-type="float">
            <text:p>0.0811028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38961" calcext:value-type="float">
            <text:p>0.09638961</text:p>
          </table:table-cell>
          <table:table-cell office:value-type="float" office:value="0.10481387" calcext:value-type="float">
            <text:p>0.10481387</text:p>
          </table:table-cell>
          <table:table-cell office:value-type="float" office:value="0.10002372" calcext:value-type="float">
            <text:p>0.10002372</text:p>
          </table:table-cell>
        </table:table-row>
        <table:table-row table:style-name="ro1">
          <table:table-cell office:value-type="float" office:value="16.43" calcext:value-type="float">
            <text:p>16.43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6452" calcext:value-type="float">
            <text:p>0.01126452</text:p>
          </table:table-cell>
          <table:table-cell office:value-type="float" office:value="0.00767043" calcext:value-type="float">
            <text:p>0.00767043</text:p>
          </table:table-cell>
          <table:table-cell office:value-type="float" office:value="0.00883028" calcext:value-type="float">
            <text:p>0.0088302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31548" calcext:value-type="float">
            <text:p>0.03231548</text:p>
          </table:table-cell>
          <table:table-cell office:value-type="float" office:value="0.02956291" calcext:value-type="float">
            <text:p>0.02956291</text:p>
          </table:table-cell>
          <table:table-cell office:value-type="float" office:value="0.02992967" calcext:value-type="float">
            <text:p>0.0299296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32734" calcext:value-type="float">
            <text:p>0.05332734</text:p>
          </table:table-cell>
          <table:table-cell office:value-type="float" office:value="0.05506648" calcext:value-type="float">
            <text:p>0.05506648</text:p>
          </table:table-cell>
          <table:table-cell office:value-type="float" office:value="0.05555977" calcext:value-type="float">
            <text:p>0.0555597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1492" calcext:value-type="float">
            <text:p>0.07161492</text:p>
          </table:table-cell>
          <table:table-cell office:value-type="float" office:value="0.0772028" calcext:value-type="float">
            <text:p>0.0772028</text:p>
          </table:table-cell>
          <table:table-cell office:value-type="float" office:value="0.08124964" calcext:value-type="float">
            <text:p>0.0812496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0919" calcext:value-type="float">
            <text:p>0.0960919</text:p>
          </table:table-cell>
          <table:table-cell office:value-type="float" office:value="0.10468087" calcext:value-type="float">
            <text:p>0.10468087</text:p>
          </table:table-cell>
          <table:table-cell office:value-type="float" office:value="0.10021739" calcext:value-type="float">
            <text:p>0.10021739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33712" calcext:value-type="float">
            <text:p>0.01133712</text:p>
          </table:table-cell>
          <table:table-cell office:value-type="float" office:value="0.00767813" calcext:value-type="float">
            <text:p>0.00767813</text:p>
          </table:table-cell>
          <table:table-cell office:value-type="float" office:value="0.00876262" calcext:value-type="float">
            <text:p>0.0087626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63781" calcext:value-type="float">
            <text:p>0.03263781</text:p>
          </table:table-cell>
          <table:table-cell office:value-type="float" office:value="0.0297476" calcext:value-type="float">
            <text:p>0.0297476</text:p>
          </table:table-cell>
          <table:table-cell office:value-type="float" office:value="0.02988815" calcext:value-type="float">
            <text:p>0.0298881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41063" calcext:value-type="float">
            <text:p>0.05341063</text:p>
          </table:table-cell>
          <table:table-cell office:value-type="float" office:value="0.05501856" calcext:value-type="float">
            <text:p>0.05501856</text:p>
          </table:table-cell>
          <table:table-cell office:value-type="float" office:value="0.05574369" calcext:value-type="float">
            <text:p>0.0557436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70471" calcext:value-type="float">
            <text:p>0.07170471</text:p>
          </table:table-cell>
          <table:table-cell office:value-type="float" office:value="0.07800914" calcext:value-type="float">
            <text:p>0.07800914</text:p>
          </table:table-cell>
          <table:table-cell office:value-type="float" office:value="0.08174971" calcext:value-type="float">
            <text:p>0.0817497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97507" calcext:value-type="float">
            <text:p>0.09597507</text:p>
          </table:table-cell>
          <table:table-cell office:value-type="float" office:value="0.10417229" calcext:value-type="float">
            <text:p>0.10417229</text:p>
          </table:table-cell>
          <table:table-cell office:value-type="float" office:value="0.10016623" calcext:value-type="float">
            <text:p>0.10016623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7271" calcext:value-type="float">
            <text:p>0.01117271</text:p>
          </table:table-cell>
          <table:table-cell office:value-type="float" office:value="0.00776321" calcext:value-type="float">
            <text:p>0.00776321</text:p>
          </table:table-cell>
          <table:table-cell office:value-type="float" office:value="0.00873479" calcext:value-type="float">
            <text:p>0.0087347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80299" calcext:value-type="float">
            <text:p>0.03280299</text:p>
          </table:table-cell>
          <table:table-cell office:value-type="float" office:value="0.02992099" calcext:value-type="float">
            <text:p>0.02992099</text:p>
          </table:table-cell>
          <table:table-cell office:value-type="float" office:value="0.0299288" calcext:value-type="float">
            <text:p>0.029928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45768" calcext:value-type="float">
            <text:p>0.05345768</text:p>
          </table:table-cell>
          <table:table-cell office:value-type="float" office:value="0.05530316" calcext:value-type="float">
            <text:p>0.05530316</text:p>
          </table:table-cell>
          <table:table-cell office:value-type="float" office:value="0.05568932" calcext:value-type="float">
            <text:p>0.0556893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9784" calcext:value-type="float">
            <text:p>0.07189784</text:p>
          </table:table-cell>
          <table:table-cell office:value-type="float" office:value="0.07824234" calcext:value-type="float">
            <text:p>0.07824234</text:p>
          </table:table-cell>
          <table:table-cell office:value-type="float" office:value="0.08171478" calcext:value-type="float">
            <text:p>0.0817147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52659" calcext:value-type="float">
            <text:p>0.09552659</text:p>
          </table:table-cell>
          <table:table-cell office:value-type="float" office:value="0.10396352" calcext:value-type="float">
            <text:p>0.10396352</text:p>
          </table:table-cell>
          <table:table-cell office:value-type="float" office:value="0.10021431" calcext:value-type="float">
            <text:p>0.10021431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167" calcext:value-type="float">
            <text:p>0.0111167</text:p>
          </table:table-cell>
          <table:table-cell office:value-type="float" office:value="0.00766869" calcext:value-type="float">
            <text:p>0.00766869</text:p>
          </table:table-cell>
          <table:table-cell office:value-type="float" office:value="0.00864856" calcext:value-type="float">
            <text:p>0.0086485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89876" calcext:value-type="float">
            <text:p>0.03289876</text:p>
          </table:table-cell>
          <table:table-cell office:value-type="float" office:value="0.02983646" calcext:value-type="float">
            <text:p>0.02983646</text:p>
          </table:table-cell>
          <table:table-cell office:value-type="float" office:value="0.02998484" calcext:value-type="float">
            <text:p>0.0299848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22035" calcext:value-type="float">
            <text:p>0.05322035</text:p>
          </table:table-cell>
          <table:table-cell office:value-type="float" office:value="0.05515232" calcext:value-type="float">
            <text:p>0.05515232</text:p>
          </table:table-cell>
          <table:table-cell office:value-type="float" office:value="0.05585059" calcext:value-type="float">
            <text:p>0.0558505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4267" calcext:value-type="float">
            <text:p>0.07184267</text:p>
          </table:table-cell>
          <table:table-cell office:value-type="float" office:value="0.07902966" calcext:value-type="float">
            <text:p>0.07902966</text:p>
          </table:table-cell>
          <table:table-cell office:value-type="float" office:value="0.08196979" calcext:value-type="float">
            <text:p>0.0819697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36398" calcext:value-type="float">
            <text:p>0.09536398</text:p>
          </table:table-cell>
          <table:table-cell office:value-type="float" office:value="0.10385892" calcext:value-type="float">
            <text:p>0.10385892</text:p>
          </table:table-cell>
          <table:table-cell office:value-type="float" office:value="0.09981694" calcext:value-type="float">
            <text:p>0.09981694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6211" calcext:value-type="float">
            <text:p>0.01106211</text:p>
          </table:table-cell>
          <table:table-cell office:value-type="float" office:value="0.0076494" calcext:value-type="float">
            <text:p>0.0076494</text:p>
          </table:table-cell>
          <table:table-cell office:value-type="float" office:value="0.00875275" calcext:value-type="float">
            <text:p>0.0087527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0746" calcext:value-type="float">
            <text:p>0.0330746</text:p>
          </table:table-cell>
          <table:table-cell office:value-type="float" office:value="0.02968426" calcext:value-type="float">
            <text:p>0.02968426</text:p>
          </table:table-cell>
          <table:table-cell office:value-type="float" office:value="0.02983358" calcext:value-type="float">
            <text:p>0.0298335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34268" calcext:value-type="float">
            <text:p>0.05334268</text:p>
          </table:table-cell>
          <table:table-cell office:value-type="float" office:value="0.05514399" calcext:value-type="float">
            <text:p>0.05514399</text:p>
          </table:table-cell>
          <table:table-cell office:value-type="float" office:value="0.05583727" calcext:value-type="float">
            <text:p>0.0558372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13255" calcext:value-type="float">
            <text:p>0.07213255</text:p>
          </table:table-cell>
          <table:table-cell office:value-type="float" office:value="0.07906204" calcext:value-type="float">
            <text:p>0.07906204</text:p>
          </table:table-cell>
          <table:table-cell office:value-type="float" office:value="0.08192564" calcext:value-type="float">
            <text:p>0.0819256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15356" calcext:value-type="float">
            <text:p>0.09515356</text:p>
          </table:table-cell>
          <table:table-cell office:value-type="float" office:value="0.10336678" calcext:value-type="float">
            <text:p>0.10336678</text:p>
          </table:table-cell>
          <table:table-cell office:value-type="float" office:value="0.09917592" calcext:value-type="float">
            <text:p>0.09917592</text:p>
          </table:table-cell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4025" calcext:value-type="float">
            <text:p>0.01104025</text:p>
          </table:table-cell>
          <table:table-cell office:value-type="float" office:value="0.00771218" calcext:value-type="float">
            <text:p>0.00771218</text:p>
          </table:table-cell>
          <table:table-cell office:value-type="float" office:value="0.00875052" calcext:value-type="float">
            <text:p>0.0087505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19907" calcext:value-type="float">
            <text:p>0.03319907</text:p>
          </table:table-cell>
          <table:table-cell office:value-type="float" office:value="0.02981825" calcext:value-type="float">
            <text:p>0.02981825</text:p>
          </table:table-cell>
          <table:table-cell office:value-type="float" office:value="0.02983384" calcext:value-type="float">
            <text:p>0.0298338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18824" calcext:value-type="float">
            <text:p>0.05318824</text:p>
          </table:table-cell>
          <table:table-cell office:value-type="float" office:value="0.05534868" calcext:value-type="float">
            <text:p>0.05534868</text:p>
          </table:table-cell>
          <table:table-cell office:value-type="float" office:value="0.05596262" calcext:value-type="float">
            <text:p>0.0559626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90337" calcext:value-type="float">
            <text:p>0.07190337</text:p>
          </table:table-cell>
          <table:table-cell office:value-type="float" office:value="0.07925189" calcext:value-type="float">
            <text:p>0.07925189</text:p>
          </table:table-cell>
          <table:table-cell office:value-type="float" office:value="0.08185841" calcext:value-type="float">
            <text:p>0.0818584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14371" calcext:value-type="float">
            <text:p>0.09514371</text:p>
          </table:table-cell>
          <table:table-cell office:value-type="float" office:value="0.10342863" calcext:value-type="float">
            <text:p>0.10342863</text:p>
          </table:table-cell>
          <table:table-cell office:value-type="float" office:value="0.09863284" calcext:value-type="float">
            <text:p>0.09863284</text:p>
          </table:table-cell>
        </table:table-row>
        <table:table-row table:style-name="ro1">
          <table:table-cell office:value-type="float" office:value="16.61" calcext:value-type="float">
            <text:p>16.61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6876" calcext:value-type="float">
            <text:p>0.01096876</text:p>
          </table:table-cell>
          <table:table-cell office:value-type="float" office:value="0.00766158" calcext:value-type="float">
            <text:p>0.00766158</text:p>
          </table:table-cell>
          <table:table-cell office:value-type="float" office:value="0.00866917" calcext:value-type="float">
            <text:p>0.0086691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39915" calcext:value-type="float">
            <text:p>0.03339915</text:p>
          </table:table-cell>
          <table:table-cell office:value-type="float" office:value="0.02970672" calcext:value-type="float">
            <text:p>0.02970672</text:p>
          </table:table-cell>
          <table:table-cell office:value-type="float" office:value="0.02970201" calcext:value-type="float">
            <text:p>0.0297020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8365" calcext:value-type="float">
            <text:p>0.05288365</text:p>
          </table:table-cell>
          <table:table-cell office:value-type="float" office:value="0.05516974" calcext:value-type="float">
            <text:p>0.05516974</text:p>
          </table:table-cell>
          <table:table-cell office:value-type="float" office:value="0.0559279" calcext:value-type="float">
            <text:p>0.055927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92624" calcext:value-type="float">
            <text:p>0.07192624</text:p>
          </table:table-cell>
          <table:table-cell office:value-type="float" office:value="0.0793358" calcext:value-type="float">
            <text:p>0.0793358</text:p>
          </table:table-cell>
          <table:table-cell office:value-type="float" office:value="0.08189817" calcext:value-type="float">
            <text:p>0.0818981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79633" calcext:value-type="float">
            <text:p>0.09479633</text:p>
          </table:table-cell>
          <table:table-cell office:value-type="float" office:value="0.10342978" calcext:value-type="float">
            <text:p>0.10342978</text:p>
          </table:table-cell>
          <table:table-cell office:value-type="float" office:value="0.0985029" calcext:value-type="float">
            <text:p>0.0985029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9944" calcext:value-type="float">
            <text:p>0.01099944</text:p>
          </table:table-cell>
          <table:table-cell office:value-type="float" office:value="0.00765848" calcext:value-type="float">
            <text:p>0.00765848</text:p>
          </table:table-cell>
          <table:table-cell office:value-type="float" office:value="0.00869801" calcext:value-type="float">
            <text:p>0.0086980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3735" calcext:value-type="float">
            <text:p>0.0333735</text:p>
          </table:table-cell>
          <table:table-cell office:value-type="float" office:value="0.02971737" calcext:value-type="float">
            <text:p>0.02971737</text:p>
          </table:table-cell>
          <table:table-cell office:value-type="float" office:value="0.02984048" calcext:value-type="float">
            <text:p>0.0298404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91098" calcext:value-type="float">
            <text:p>0.05291098</text:p>
          </table:table-cell>
          <table:table-cell office:value-type="float" office:value="0.05522944" calcext:value-type="float">
            <text:p>0.05522944</text:p>
          </table:table-cell>
          <table:table-cell office:value-type="float" office:value="0.05608778" calcext:value-type="float">
            <text:p>0.0560877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7078" calcext:value-type="float">
            <text:p>0.07187078</text:p>
          </table:table-cell>
          <table:table-cell office:value-type="float" office:value="0.07918513" calcext:value-type="float">
            <text:p>0.07918513</text:p>
          </table:table-cell>
          <table:table-cell office:value-type="float" office:value="0.08182829" calcext:value-type="float">
            <text:p>0.0818282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79921" calcext:value-type="float">
            <text:p>0.09479921</text:p>
          </table:table-cell>
          <table:table-cell office:value-type="float" office:value="0.10325044" calcext:value-type="float">
            <text:p>0.10325044</text:p>
          </table:table-cell>
          <table:table-cell office:value-type="float" office:value="0.09726214" calcext:value-type="float">
            <text:p>0.09726214</text:p>
          </table:table-cell>
        </table:table-row>
        <table:table-row table:style-name="ro1">
          <table:table-cell office:value-type="float" office:value="16.67" calcext:value-type="float">
            <text:p>16.67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8854" calcext:value-type="float">
            <text:p>0.01098854</text:p>
          </table:table-cell>
          <table:table-cell office:value-type="float" office:value="0.00768507" calcext:value-type="float">
            <text:p>0.00768507</text:p>
          </table:table-cell>
          <table:table-cell office:value-type="float" office:value="0.00868559" calcext:value-type="float">
            <text:p>0.0086855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43365" calcext:value-type="float">
            <text:p>0.03343365</text:p>
          </table:table-cell>
          <table:table-cell office:value-type="float" office:value="0.02946126" calcext:value-type="float">
            <text:p>0.02946126</text:p>
          </table:table-cell>
          <table:table-cell office:value-type="float" office:value="0.02972527" calcext:value-type="float">
            <text:p>0.0297252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68873" calcext:value-type="float">
            <text:p>0.05268873</text:p>
          </table:table-cell>
          <table:table-cell office:value-type="float" office:value="0.0553763" calcext:value-type="float">
            <text:p>0.0553763</text:p>
          </table:table-cell>
          <table:table-cell office:value-type="float" office:value="0.05615477" calcext:value-type="float">
            <text:p>0.0561547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9668" calcext:value-type="float">
            <text:p>0.07189668</text:p>
          </table:table-cell>
          <table:table-cell office:value-type="float" office:value="0.07896192" calcext:value-type="float">
            <text:p>0.07896192</text:p>
          </table:table-cell>
          <table:table-cell office:value-type="float" office:value="0.08164657" calcext:value-type="float">
            <text:p>0.0816465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881" calcext:value-type="float">
            <text:p>0.094881</text:p>
          </table:table-cell>
          <table:table-cell office:value-type="float" office:value="0.10339679" calcext:value-type="float">
            <text:p>0.10339679</text:p>
          </table:table-cell>
          <table:table-cell office:value-type="float" office:value="0.09686571" calcext:value-type="float">
            <text:p>0.09686571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1928" calcext:value-type="float">
            <text:p>0.01091928</text:p>
          </table:table-cell>
          <table:table-cell office:value-type="float" office:value="0.00769654" calcext:value-type="float">
            <text:p>0.00769654</text:p>
          </table:table-cell>
          <table:table-cell office:value-type="float" office:value="0.0087233" calcext:value-type="float">
            <text:p>0.008723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42356" calcext:value-type="float">
            <text:p>0.03342356</text:p>
          </table:table-cell>
          <table:table-cell office:value-type="float" office:value="0.02944692" calcext:value-type="float">
            <text:p>0.02944692</text:p>
          </table:table-cell>
          <table:table-cell office:value-type="float" office:value="0.02965937" calcext:value-type="float">
            <text:p>0.0296593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55813" calcext:value-type="float">
            <text:p>0.05255813</text:p>
          </table:table-cell>
          <table:table-cell office:value-type="float" office:value="0.05555258" calcext:value-type="float">
            <text:p>0.05555258</text:p>
          </table:table-cell>
          <table:table-cell office:value-type="float" office:value="0.05620521" calcext:value-type="float">
            <text:p>0.0562052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234" calcext:value-type="float">
            <text:p>0.0718234</text:p>
          </table:table-cell>
          <table:table-cell office:value-type="float" office:value="0.07873189" calcext:value-type="float">
            <text:p>0.07873189</text:p>
          </table:table-cell>
          <table:table-cell office:value-type="float" office:value="0.08150644" calcext:value-type="float">
            <text:p>0.0815064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98958" calcext:value-type="float">
            <text:p>0.09498958</text:p>
          </table:table-cell>
          <table:table-cell office:value-type="float" office:value="0.10330461" calcext:value-type="float">
            <text:p>0.10330461</text:p>
          </table:table-cell>
          <table:table-cell office:value-type="float" office:value="0.09604201" calcext:value-type="float">
            <text:p>0.09604201</text:p>
          </table:table-cell>
        </table:table-row>
        <table:table-row table:style-name="ro1">
          <table:table-cell office:value-type="float" office:value="16.73" calcext:value-type="float">
            <text:p>16.73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1448" calcext:value-type="float">
            <text:p>0.01091448</text:p>
          </table:table-cell>
          <table:table-cell office:value-type="float" office:value="0.00762731" calcext:value-type="float">
            <text:p>0.00762731</text:p>
          </table:table-cell>
          <table:table-cell office:value-type="float" office:value="0.00875241" calcext:value-type="float">
            <text:p>0.0087524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68" calcext:value-type="float">
            <text:p>0.033268</text:p>
          </table:table-cell>
          <table:table-cell office:value-type="float" office:value="0.02918386" calcext:value-type="float">
            <text:p>0.02918386</text:p>
          </table:table-cell>
          <table:table-cell office:value-type="float" office:value="0.0295008" calcext:value-type="float">
            <text:p>0.029500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43132" calcext:value-type="float">
            <text:p>0.05243132</text:p>
          </table:table-cell>
          <table:table-cell office:value-type="float" office:value="0.05571758" calcext:value-type="float">
            <text:p>0.05571758</text:p>
          </table:table-cell>
          <table:table-cell office:value-type="float" office:value="0.05621573" calcext:value-type="float">
            <text:p>0.0562157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3432" calcext:value-type="float">
            <text:p>0.07153432</text:p>
          </table:table-cell>
          <table:table-cell office:value-type="float" office:value="0.07845505" calcext:value-type="float">
            <text:p>0.07845505</text:p>
          </table:table-cell>
          <table:table-cell office:value-type="float" office:value="0.08131658" calcext:value-type="float">
            <text:p>0.0813165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3268" calcext:value-type="float">
            <text:p>0.0953268</text:p>
          </table:table-cell>
          <table:table-cell office:value-type="float" office:value="0.10332946" calcext:value-type="float">
            <text:p>0.10332946</text:p>
          </table:table-cell>
          <table:table-cell office:value-type="float" office:value="0.09583802" calcext:value-type="float">
            <text:p>0.09583802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7477" calcext:value-type="float">
            <text:p>0.01097477</text:p>
          </table:table-cell>
          <table:table-cell office:value-type="float" office:value="0.00771748" calcext:value-type="float">
            <text:p>0.00771748</text:p>
          </table:table-cell>
          <table:table-cell office:value-type="float" office:value="0.00874082" calcext:value-type="float">
            <text:p>0.0087408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8919" calcext:value-type="float">
            <text:p>0.03328919</text:p>
          </table:table-cell>
          <table:table-cell office:value-type="float" office:value="0.02918096" calcext:value-type="float">
            <text:p>0.02918096</text:p>
          </table:table-cell>
          <table:table-cell office:value-type="float" office:value="0.02926059" calcext:value-type="float">
            <text:p>0.0292605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25823" calcext:value-type="float">
            <text:p>0.05225823</text:p>
          </table:table-cell>
          <table:table-cell office:value-type="float" office:value="0.05577956" calcext:value-type="float">
            <text:p>0.05577956</text:p>
          </table:table-cell>
          <table:table-cell office:value-type="float" office:value="0.05642264" calcext:value-type="float">
            <text:p>0.0564226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42826" calcext:value-type="float">
            <text:p>0.07142826</text:p>
          </table:table-cell>
          <table:table-cell office:value-type="float" office:value="0.07799931" calcext:value-type="float">
            <text:p>0.07799931</text:p>
          </table:table-cell>
          <table:table-cell office:value-type="float" office:value="0.08111863" calcext:value-type="float">
            <text:p>0.0811186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38789" calcext:value-type="float">
            <text:p>0.09538789</text:p>
          </table:table-cell>
          <table:table-cell office:value-type="float" office:value="0.10355565" calcext:value-type="float">
            <text:p>0.10355565</text:p>
          </table:table-cell>
          <table:table-cell office:value-type="float" office:value="0.09506413" calcext:value-type="float">
            <text:p>0.09506413</text:p>
          </table:table-cell>
        </table:table-row>
        <table:table-row table:style-name="ro1">
          <table:table-cell office:value-type="float" office:value="16.79" calcext:value-type="float">
            <text:p>16.79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0027" calcext:value-type="float">
            <text:p>0.01100027</text:p>
          </table:table-cell>
          <table:table-cell office:value-type="float" office:value="0.00771339" calcext:value-type="float">
            <text:p>0.00771339</text:p>
          </table:table-cell>
          <table:table-cell office:value-type="float" office:value="0.0088212" calcext:value-type="float">
            <text:p>0.008821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4281" calcext:value-type="float">
            <text:p>0.03324281</text:p>
          </table:table-cell>
          <table:table-cell office:value-type="float" office:value="0.0289603" calcext:value-type="float">
            <text:p>0.0289603</text:p>
          </table:table-cell>
          <table:table-cell office:value-type="float" office:value="0.02924731" calcext:value-type="float">
            <text:p>0.0292473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06404" calcext:value-type="float">
            <text:p>0.05206404</text:p>
          </table:table-cell>
          <table:table-cell office:value-type="float" office:value="0.05578693" calcext:value-type="float">
            <text:p>0.05578693</text:p>
          </table:table-cell>
          <table:table-cell office:value-type="float" office:value="0.05645693" calcext:value-type="float">
            <text:p>0.0564569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24051" calcext:value-type="float">
            <text:p>0.07124051</text:p>
          </table:table-cell>
          <table:table-cell office:value-type="float" office:value="0.07769743" calcext:value-type="float">
            <text:p>0.07769743</text:p>
          </table:table-cell>
          <table:table-cell office:value-type="float" office:value="0.08085177" calcext:value-type="float">
            <text:p>0.0808517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69736" calcext:value-type="float">
            <text:p>0.09569736</text:p>
          </table:table-cell>
          <table:table-cell office:value-type="float" office:value="0.1034164" calcext:value-type="float">
            <text:p>0.1034164</text:p>
          </table:table-cell>
          <table:table-cell office:value-type="float" office:value="0.09484801" calcext:value-type="float">
            <text:p>0.09484801</text:p>
          </table:table-cell>
        </table:table-row>
        <table:table-row table:style-name="ro1">
          <table:table-cell office:value-type="float" office:value="16.83" calcext:value-type="float">
            <text:p>16.8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2317" calcext:value-type="float">
            <text:p>0.01102317</text:p>
          </table:table-cell>
          <table:table-cell office:value-type="float" office:value="0.00763937" calcext:value-type="float">
            <text:p>0.00763937</text:p>
          </table:table-cell>
          <table:table-cell office:value-type="float" office:value="0.00882763" calcext:value-type="float">
            <text:p>0.0088276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12793" calcext:value-type="float">
            <text:p>0.03312793</text:p>
          </table:table-cell>
          <table:table-cell office:value-type="float" office:value="0.0290294" calcext:value-type="float">
            <text:p>0.0290294</text:p>
          </table:table-cell>
          <table:table-cell office:value-type="float" office:value="0.02931269" calcext:value-type="float">
            <text:p>0.0293126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0689" calcext:value-type="float">
            <text:p>0.0520689</text:p>
          </table:table-cell>
          <table:table-cell office:value-type="float" office:value="0.05602561" calcext:value-type="float">
            <text:p>0.05602561</text:p>
          </table:table-cell>
          <table:table-cell office:value-type="float" office:value="0.05657243" calcext:value-type="float">
            <text:p>0.0565724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24887" calcext:value-type="float">
            <text:p>0.07124887</text:p>
          </table:table-cell>
          <table:table-cell office:value-type="float" office:value="0.07742219" calcext:value-type="float">
            <text:p>0.07742219</text:p>
          </table:table-cell>
          <table:table-cell office:value-type="float" office:value="0.08053668" calcext:value-type="float">
            <text:p>0.0805366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94449" calcext:value-type="float">
            <text:p>0.09594449</text:p>
          </table:table-cell>
          <table:table-cell office:value-type="float" office:value="0.10317993" calcext:value-type="float">
            <text:p>0.10317993</text:p>
          </table:table-cell>
          <table:table-cell office:value-type="float" office:value="0.09455657" calcext:value-type="float">
            <text:p>0.09455657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6277" calcext:value-type="float">
            <text:p>0.01106277</text:p>
          </table:table-cell>
          <table:table-cell office:value-type="float" office:value="0.00772878" calcext:value-type="float">
            <text:p>0.00772878</text:p>
          </table:table-cell>
          <table:table-cell office:value-type="float" office:value="0.00889955" calcext:value-type="float">
            <text:p>0.0088995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0099" calcext:value-type="float">
            <text:p>0.03320099</text:p>
          </table:table-cell>
          <table:table-cell office:value-type="float" office:value="0.02893779" calcext:value-type="float">
            <text:p>0.02893779</text:p>
          </table:table-cell>
          <table:table-cell office:value-type="float" office:value="0.02910187" calcext:value-type="float">
            <text:p>0.0291018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31889" calcext:value-type="float">
            <text:p>0.05231889</text:p>
          </table:table-cell>
          <table:table-cell office:value-type="float" office:value="0.05596736" calcext:value-type="float">
            <text:p>0.05596736</text:p>
          </table:table-cell>
          <table:table-cell office:value-type="float" office:value="0.05665306" calcext:value-type="float">
            <text:p>0.0566530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15668" calcext:value-type="float">
            <text:p>0.07115668</text:p>
          </table:table-cell>
          <table:table-cell office:value-type="float" office:value="0.07731231" calcext:value-type="float">
            <text:p>0.07731231</text:p>
          </table:table-cell>
          <table:table-cell office:value-type="float" office:value="0.08023439" calcext:value-type="float">
            <text:p>0.0802343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29409" calcext:value-type="float">
            <text:p>0.09629409</text:p>
          </table:table-cell>
          <table:table-cell office:value-type="float" office:value="0.10322694" calcext:value-type="float">
            <text:p>0.10322694</text:p>
          </table:table-cell>
          <table:table-cell office:value-type="float" office:value="0.09450996" calcext:value-type="float">
            <text:p>0.09450996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0639" calcext:value-type="float">
            <text:p>0.01110639</text:p>
          </table:table-cell>
          <table:table-cell office:value-type="float" office:value="0.00769112" calcext:value-type="float">
            <text:p>0.00769112</text:p>
          </table:table-cell>
          <table:table-cell office:value-type="float" office:value="0.00881334" calcext:value-type="float">
            <text:p>0.0088133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94828" calcext:value-type="float">
            <text:p>0.03294828</text:p>
          </table:table-cell>
          <table:table-cell office:value-type="float" office:value="0.02901288" calcext:value-type="float">
            <text:p>0.02901288</text:p>
          </table:table-cell>
          <table:table-cell office:value-type="float" office:value="0.02910916" calcext:value-type="float">
            <text:p>0.0291091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47189" calcext:value-type="float">
            <text:p>0.05247189</text:p>
          </table:table-cell>
          <table:table-cell office:value-type="float" office:value="0.05588619" calcext:value-type="float">
            <text:p>0.05588619</text:p>
          </table:table-cell>
          <table:table-cell office:value-type="float" office:value="0.05631907" calcext:value-type="float">
            <text:p>0.0563190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099302" calcext:value-type="float">
            <text:p>0.07099302</text:p>
          </table:table-cell>
          <table:table-cell office:value-type="float" office:value="0.07699782" calcext:value-type="float">
            <text:p>0.07699782</text:p>
          </table:table-cell>
          <table:table-cell office:value-type="float" office:value="0.07991935" calcext:value-type="float">
            <text:p>0.0799193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52057" calcext:value-type="float">
            <text:p>0.09652057</text:p>
          </table:table-cell>
          <table:table-cell office:value-type="float" office:value="0.10288213" calcext:value-type="float">
            <text:p>0.10288213</text:p>
          </table:table-cell>
          <table:table-cell office:value-type="float" office:value="0.09457802" calcext:value-type="float">
            <text:p>0.09457802</text:p>
          </table:table-cell>
        </table:table-row>
        <table:table-row table:style-name="ro1">
          <table:table-cell office:value-type="float" office:value="16.91" calcext:value-type="float">
            <text:p>16.91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2611" calcext:value-type="float">
            <text:p>0.01102611</text:p>
          </table:table-cell>
          <table:table-cell office:value-type="float" office:value="0.00778508" calcext:value-type="float">
            <text:p>0.00778508</text:p>
          </table:table-cell>
          <table:table-cell office:value-type="float" office:value="0.00878263" calcext:value-type="float">
            <text:p>0.0087826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91942" calcext:value-type="float">
            <text:p>0.03291942</text:p>
          </table:table-cell>
          <table:table-cell office:value-type="float" office:value="0.02911423" calcext:value-type="float">
            <text:p>0.02911423</text:p>
          </table:table-cell>
          <table:table-cell office:value-type="float" office:value="0.02908354" calcext:value-type="float">
            <text:p>0.0290835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62922" calcext:value-type="float">
            <text:p>0.05262922</text:p>
          </table:table-cell>
          <table:table-cell office:value-type="float" office:value="0.05584652" calcext:value-type="float">
            <text:p>0.05584652</text:p>
          </table:table-cell>
          <table:table-cell office:value-type="float" office:value="0.05638162" calcext:value-type="float">
            <text:p>0.0563816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12297" calcext:value-type="float">
            <text:p>0.07112297</text:p>
          </table:table-cell>
          <table:table-cell office:value-type="float" office:value="0.07696431" calcext:value-type="float">
            <text:p>0.07696431</text:p>
          </table:table-cell>
          <table:table-cell office:value-type="float" office:value="0.07930629" calcext:value-type="float">
            <text:p>0.0793062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32957" calcext:value-type="float">
            <text:p>0.09632957</text:p>
          </table:table-cell>
          <table:table-cell office:value-type="float" office:value="0.10265166" calcext:value-type="float">
            <text:p>0.10265166</text:p>
          </table:table-cell>
          <table:table-cell office:value-type="float" office:value="0.09491915" calcext:value-type="float">
            <text:p>0.09491915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8321" calcext:value-type="float">
            <text:p>0.01108321</text:p>
          </table:table-cell>
          <table:table-cell office:value-type="float" office:value="0.00767306" calcext:value-type="float">
            <text:p>0.00767306</text:p>
          </table:table-cell>
          <table:table-cell office:value-type="float" office:value="0.00872152" calcext:value-type="float">
            <text:p>0.0087215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95116" calcext:value-type="float">
            <text:p>0.03295116</text:p>
          </table:table-cell>
          <table:table-cell office:value-type="float" office:value="0.02913915" calcext:value-type="float">
            <text:p>0.02913915</text:p>
          </table:table-cell>
          <table:table-cell office:value-type="float" office:value="0.02921187" calcext:value-type="float">
            <text:p>0.0292118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59763" calcext:value-type="float">
            <text:p>0.05259763</text:p>
          </table:table-cell>
          <table:table-cell office:value-type="float" office:value="0.05576577" calcext:value-type="float">
            <text:p>0.05576577</text:p>
          </table:table-cell>
          <table:table-cell office:value-type="float" office:value="0.05614533" calcext:value-type="float">
            <text:p>0.0561453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19098" calcext:value-type="float">
            <text:p>0.07119098</text:p>
          </table:table-cell>
          <table:table-cell office:value-type="float" office:value="0.07665664" calcext:value-type="float">
            <text:p>0.07665664</text:p>
          </table:table-cell>
          <table:table-cell office:value-type="float" office:value="0.07907817" calcext:value-type="float">
            <text:p>0.0790781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37491" calcext:value-type="float">
            <text:p>0.09637491</text:p>
          </table:table-cell>
          <table:table-cell office:value-type="float" office:value="0.10214108" calcext:value-type="float">
            <text:p>0.10214108</text:p>
          </table:table-cell>
          <table:table-cell office:value-type="float" office:value="0.09518548" calcext:value-type="float">
            <text:p>0.09518548</text:p>
          </table:table-cell>
        </table:table-row>
        <table:table-row table:style-name="ro1">
          <table:table-cell office:value-type="float" office:value="16.97" calcext:value-type="float">
            <text:p>16.97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7623" calcext:value-type="float">
            <text:p>0.01107623</text:p>
          </table:table-cell>
          <table:table-cell office:value-type="float" office:value="0.0076976" calcext:value-type="float">
            <text:p>0.0076976</text:p>
          </table:table-cell>
          <table:table-cell office:value-type="float" office:value="0.00873062" calcext:value-type="float">
            <text:p>0.0087306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81478" calcext:value-type="float">
            <text:p>0.03281478</text:p>
          </table:table-cell>
          <table:table-cell office:value-type="float" office:value="0.02929321" calcext:value-type="float">
            <text:p>0.02929321</text:p>
          </table:table-cell>
          <table:table-cell office:value-type="float" office:value="0.02921279" calcext:value-type="float">
            <text:p>0.0292127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7105" calcext:value-type="float">
            <text:p>0.05287105</text:p>
          </table:table-cell>
          <table:table-cell office:value-type="float" office:value="0.05565212" calcext:value-type="float">
            <text:p>0.05565212</text:p>
          </table:table-cell>
          <table:table-cell office:value-type="float" office:value="0.05619311" calcext:value-type="float">
            <text:p>0.0561931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30958" calcext:value-type="float">
            <text:p>0.07130958</text:p>
          </table:table-cell>
          <table:table-cell office:value-type="float" office:value="0.0765522" calcext:value-type="float">
            <text:p>0.0765522</text:p>
          </table:table-cell>
          <table:table-cell office:value-type="float" office:value="0.07872422" calcext:value-type="float">
            <text:p>0.0787242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10029" calcext:value-type="float">
            <text:p>0.09610029</text:p>
          </table:table-cell>
          <table:table-cell office:value-type="float" office:value="0.10197563" calcext:value-type="float">
            <text:p>0.10197563</text:p>
          </table:table-cell>
          <table:table-cell office:value-type="float" office:value="0.0953995" calcext:value-type="float">
            <text:p>0.09539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1479" calcext:value-type="float">
            <text:p>0.01111479</text:p>
          </table:table-cell>
          <table:table-cell office:value-type="float" office:value="0.00769538" calcext:value-type="float">
            <text:p>0.00769538</text:p>
          </table:table-cell>
          <table:table-cell office:value-type="float" office:value="0.00874221" calcext:value-type="float">
            <text:p>0.0087422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74257" calcext:value-type="float">
            <text:p>0.03274257</text:p>
          </table:table-cell>
          <table:table-cell office:value-type="float" office:value="0.02943141" calcext:value-type="float">
            <text:p>0.02943141</text:p>
          </table:table-cell>
          <table:table-cell office:value-type="float" office:value="0.02942993" calcext:value-type="float">
            <text:p>0.0294299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08715" calcext:value-type="float">
            <text:p>0.05308715</text:p>
          </table:table-cell>
          <table:table-cell office:value-type="float" office:value="0.05544311" calcext:value-type="float">
            <text:p>0.05544311</text:p>
          </table:table-cell>
          <table:table-cell office:value-type="float" office:value="0.05568352" calcext:value-type="float">
            <text:p>0.0556835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607" calcext:value-type="float">
            <text:p>0.0716607</text:p>
          </table:table-cell>
          <table:table-cell office:value-type="float" office:value="0.07649951" calcext:value-type="float">
            <text:p>0.07649951</text:p>
          </table:table-cell>
          <table:table-cell office:value-type="float" office:value="0.07849804" calcext:value-type="float">
            <text:p>0.0784980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17068" calcext:value-type="float">
            <text:p>0.09617068</text:p>
          </table:table-cell>
          <table:table-cell office:value-type="float" office:value="0.10161595" calcext:value-type="float">
            <text:p>0.10161595</text:p>
          </table:table-cell>
          <table:table-cell office:value-type="float" office:value="0.09613778" calcext:value-type="float">
            <text:p>0.09613778</text:p>
          </table:table-cell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1005" calcext:value-type="float">
            <text:p>0.01111005</text:p>
          </table:table-cell>
          <table:table-cell office:value-type="float" office:value="0.00756125" calcext:value-type="float">
            <text:p>0.00756125</text:p>
          </table:table-cell>
          <table:table-cell office:value-type="float" office:value="0.0088382" calcext:value-type="float">
            <text:p>0.008838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71465" calcext:value-type="float">
            <text:p>0.03271465</text:p>
          </table:table-cell>
          <table:table-cell office:value-type="float" office:value="0.02964895" calcext:value-type="float">
            <text:p>0.02964895</text:p>
          </table:table-cell>
          <table:table-cell office:value-type="float" office:value="0.0294225" calcext:value-type="float">
            <text:p>0.029422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34691" calcext:value-type="float">
            <text:p>0.05334691</text:p>
          </table:table-cell>
          <table:table-cell office:value-type="float" office:value="0.05519532" calcext:value-type="float">
            <text:p>0.05519532</text:p>
          </table:table-cell>
          <table:table-cell office:value-type="float" office:value="0.05572207" calcext:value-type="float">
            <text:p>0.0557220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3357" calcext:value-type="float">
            <text:p>0.07183357</text:p>
          </table:table-cell>
          <table:table-cell office:value-type="float" office:value="0.07651251" calcext:value-type="float">
            <text:p>0.07651251</text:p>
          </table:table-cell>
          <table:table-cell office:value-type="float" office:value="0.07829729" calcext:value-type="float">
            <text:p>0.0782972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73799" calcext:value-type="float">
            <text:p>0.09573799</text:p>
          </table:table-cell>
          <table:table-cell office:value-type="float" office:value="0.10138932" calcext:value-type="float">
            <text:p>0.10138932</text:p>
          </table:table-cell>
          <table:table-cell office:value-type="float" office:value="0.09631091" calcext:value-type="float">
            <text:p>0.09631091</text:p>
          </table:table-cell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4008" calcext:value-type="float">
            <text:p>0.01124008</text:p>
          </table:table-cell>
          <table:table-cell office:value-type="float" office:value="0.00761406" calcext:value-type="float">
            <text:p>0.00761406</text:p>
          </table:table-cell>
          <table:table-cell office:value-type="float" office:value="0.00883092" calcext:value-type="float">
            <text:p>0.0088309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70901" calcext:value-type="float">
            <text:p>0.03270901</text:p>
          </table:table-cell>
          <table:table-cell office:value-type="float" office:value="0.02967512" calcext:value-type="float">
            <text:p>0.02967512</text:p>
          </table:table-cell>
          <table:table-cell office:value-type="float" office:value="0.0296304" calcext:value-type="float">
            <text:p>0.029630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27655" calcext:value-type="float">
            <text:p>0.05327655</text:p>
          </table:table-cell>
          <table:table-cell office:value-type="float" office:value="0.05490727" calcext:value-type="float">
            <text:p>0.05490727</text:p>
          </table:table-cell>
          <table:table-cell office:value-type="float" office:value="0.05530095" calcext:value-type="float">
            <text:p>0.0553009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7498" calcext:value-type="float">
            <text:p>0.07187498</text:p>
          </table:table-cell>
          <table:table-cell office:value-type="float" office:value="0.07647831" calcext:value-type="float">
            <text:p>0.07647831</text:p>
          </table:table-cell>
          <table:table-cell office:value-type="float" office:value="0.07830735" calcext:value-type="float">
            <text:p>0.0783073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64283" calcext:value-type="float">
            <text:p>0.09564283</text:p>
          </table:table-cell>
          <table:table-cell office:value-type="float" office:value="0.10116571" calcext:value-type="float">
            <text:p>0.10116571</text:p>
          </table:table-cell>
          <table:table-cell office:value-type="float" office:value="0.09692612" calcext:value-type="float">
            <text:p>0.09692612</text:p>
          </table:table-cell>
        </table:table-row>
        <table:table-row table:style-name="ro1">
          <table:table-cell office:value-type="float" office:value="17.09" calcext:value-type="float">
            <text:p>17.09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8786" calcext:value-type="float">
            <text:p>0.01118786</text:p>
          </table:table-cell>
          <table:table-cell office:value-type="float" office:value="0.0076332" calcext:value-type="float">
            <text:p>0.0076332</text:p>
          </table:table-cell>
          <table:table-cell office:value-type="float" office:value="0.00887881" calcext:value-type="float">
            <text:p>0.0088788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65668" calcext:value-type="float">
            <text:p>0.03265668</text:p>
          </table:table-cell>
          <table:table-cell office:value-type="float" office:value="0.02994884" calcext:value-type="float">
            <text:p>0.02994884</text:p>
          </table:table-cell>
          <table:table-cell office:value-type="float" office:value="0.02976624" calcext:value-type="float">
            <text:p>0.0297662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53999" calcext:value-type="float">
            <text:p>0.05353999</text:p>
          </table:table-cell>
          <table:table-cell office:value-type="float" office:value="0.05485379" calcext:value-type="float">
            <text:p>0.05485379</text:p>
          </table:table-cell>
          <table:table-cell office:value-type="float" office:value="0.05508923" calcext:value-type="float">
            <text:p>0.0550892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18002" calcext:value-type="float">
            <text:p>0.07218002</text:p>
          </table:table-cell>
          <table:table-cell office:value-type="float" office:value="0.07637565" calcext:value-type="float">
            <text:p>0.07637565</text:p>
          </table:table-cell>
          <table:table-cell office:value-type="float" office:value="0.07819932" calcext:value-type="float">
            <text:p>0.0781993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38203" calcext:value-type="float">
            <text:p>0.09538203</text:p>
          </table:table-cell>
          <table:table-cell office:value-type="float" office:value="0.10126808" calcext:value-type="float">
            <text:p>0.10126808</text:p>
          </table:table-cell>
          <table:table-cell office:value-type="float" office:value="0.0972766" calcext:value-type="float">
            <text:p>0.0972766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9147" calcext:value-type="float">
            <text:p>0.01119147</text:p>
          </table:table-cell>
          <table:table-cell office:value-type="float" office:value="0.00766402" calcext:value-type="float">
            <text:p>0.00766402</text:p>
          </table:table-cell>
          <table:table-cell office:value-type="float" office:value="0.0088047" calcext:value-type="float">
            <text:p>0.008804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68347" calcext:value-type="float">
            <text:p>0.03268347</text:p>
          </table:table-cell>
          <table:table-cell office:value-type="float" office:value="0.02980175" calcext:value-type="float">
            <text:p>0.02980175</text:p>
          </table:table-cell>
          <table:table-cell office:value-type="float" office:value="0.02985883" calcext:value-type="float">
            <text:p>0.0298588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41651" calcext:value-type="float">
            <text:p>0.05341651</text:p>
          </table:table-cell>
          <table:table-cell office:value-type="float" office:value="0.05457666" calcext:value-type="float">
            <text:p>0.05457666</text:p>
          </table:table-cell>
          <table:table-cell office:value-type="float" office:value="0.05501749" calcext:value-type="float">
            <text:p>0.0550174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28294" calcext:value-type="float">
            <text:p>0.07228294</text:p>
          </table:table-cell>
          <table:table-cell office:value-type="float" office:value="0.0763768" calcext:value-type="float">
            <text:p>0.0763768</text:p>
          </table:table-cell>
          <table:table-cell office:value-type="float" office:value="0.07843081" calcext:value-type="float">
            <text:p>0.0784308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34524" calcext:value-type="float">
            <text:p>0.09534524</text:p>
          </table:table-cell>
          <table:table-cell office:value-type="float" office:value="0.10131563" calcext:value-type="float">
            <text:p>0.10131563</text:p>
          </table:table-cell>
          <table:table-cell office:value-type="float" office:value="0.09727812" calcext:value-type="float">
            <text:p>0.09727812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0928" calcext:value-type="float">
            <text:p>0.01120928</text:p>
          </table:table-cell>
          <table:table-cell office:value-type="float" office:value="0.00767398" calcext:value-type="float">
            <text:p>0.00767398</text:p>
          </table:table-cell>
          <table:table-cell office:value-type="float" office:value="0.00887543" calcext:value-type="float">
            <text:p>0.0088754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48569" calcext:value-type="float">
            <text:p>0.03248569</text:p>
          </table:table-cell>
          <table:table-cell office:value-type="float" office:value="0.02974918" calcext:value-type="float">
            <text:p>0.02974918</text:p>
          </table:table-cell>
          <table:table-cell office:value-type="float" office:value="0.02988206" calcext:value-type="float">
            <text:p>0.0298820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39309" calcext:value-type="float">
            <text:p>0.05339309</text:p>
          </table:table-cell>
          <table:table-cell office:value-type="float" office:value="0.05466988" calcext:value-type="float">
            <text:p>0.05466988</text:p>
          </table:table-cell>
          <table:table-cell office:value-type="float" office:value="0.05521319" calcext:value-type="float">
            <text:p>0.0552131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29327" calcext:value-type="float">
            <text:p>0.07229327</text:p>
          </table:table-cell>
          <table:table-cell office:value-type="float" office:value="0.07618538" calcext:value-type="float">
            <text:p>0.07618538</text:p>
          </table:table-cell>
          <table:table-cell office:value-type="float" office:value="0.07885695" calcext:value-type="float">
            <text:p>0.0788569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0711" calcext:value-type="float">
            <text:p>0.0950711</text:p>
          </table:table-cell>
          <table:table-cell office:value-type="float" office:value="0.10141012" calcext:value-type="float">
            <text:p>0.10141012</text:p>
          </table:table-cell>
          <table:table-cell office:value-type="float" office:value="0.09751869" calcext:value-type="float">
            <text:p>0.09751869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8297" calcext:value-type="float">
            <text:p>0.01118297</text:p>
          </table:table-cell>
          <table:table-cell office:value-type="float" office:value="0.00763838" calcext:value-type="float">
            <text:p>0.00763838</text:p>
          </table:table-cell>
          <table:table-cell office:value-type="float" office:value="0.00879321" calcext:value-type="float">
            <text:p>0.0087932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59683" calcext:value-type="float">
            <text:p>0.03259683</text:p>
          </table:table-cell>
          <table:table-cell office:value-type="float" office:value="0.02987451" calcext:value-type="float">
            <text:p>0.02987451</text:p>
          </table:table-cell>
          <table:table-cell office:value-type="float" office:value="0.03005917" calcext:value-type="float">
            <text:p>0.0300591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52476" calcext:value-type="float">
            <text:p>0.05352476</text:p>
          </table:table-cell>
          <table:table-cell office:value-type="float" office:value="0.05469136" calcext:value-type="float">
            <text:p>0.05469136</text:p>
          </table:table-cell>
          <table:table-cell office:value-type="float" office:value="0.05519082" calcext:value-type="float">
            <text:p>0.0551908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20011" calcext:value-type="float">
            <text:p>0.0720011</text:p>
          </table:table-cell>
          <table:table-cell office:value-type="float" office:value="0.07631073" calcext:value-type="float">
            <text:p>0.07631073</text:p>
          </table:table-cell>
          <table:table-cell office:value-type="float" office:value="0.07921753" calcext:value-type="float">
            <text:p>0.0792175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91035" calcext:value-type="float">
            <text:p>0.09491035</text:p>
          </table:table-cell>
          <table:table-cell office:value-type="float" office:value="0.10188308" calcext:value-type="float">
            <text:p>0.10188308</text:p>
          </table:table-cell>
          <table:table-cell office:value-type="float" office:value="0.09759454" calcext:value-type="float">
            <text:p>0.09759454</text:p>
          </table:table-cell>
        </table:table-row>
        <table:table-row table:style-name="ro1">
          <table:table-cell office:value-type="float" office:value="17.21" calcext:value-type="float">
            <text:p>17.21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9812" calcext:value-type="float">
            <text:p>0.01129812</text:p>
          </table:table-cell>
          <table:table-cell office:value-type="float" office:value="0.00763737" calcext:value-type="float">
            <text:p>0.00763737</text:p>
          </table:table-cell>
          <table:table-cell office:value-type="float" office:value="0.00876399" calcext:value-type="float">
            <text:p>0.0087639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49441" calcext:value-type="float">
            <text:p>0.03249441</text:p>
          </table:table-cell>
          <table:table-cell office:value-type="float" office:value="0.0298302" calcext:value-type="float">
            <text:p>0.0298302</text:p>
          </table:table-cell>
          <table:table-cell office:value-type="float" office:value="0.02992442" calcext:value-type="float">
            <text:p>0.0299244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44074" calcext:value-type="float">
            <text:p>0.05344074</text:p>
          </table:table-cell>
          <table:table-cell office:value-type="float" office:value="0.05467113" calcext:value-type="float">
            <text:p>0.05467113</text:p>
          </table:table-cell>
          <table:table-cell office:value-type="float" office:value="0.05544516" calcext:value-type="float">
            <text:p>0.0554451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75886" calcext:value-type="float">
            <text:p>0.07175886</text:p>
          </table:table-cell>
          <table:table-cell office:value-type="float" office:value="0.07630562" calcext:value-type="float">
            <text:p>0.07630562</text:p>
          </table:table-cell>
          <table:table-cell office:value-type="float" office:value="0.0795263" calcext:value-type="float">
            <text:p>0.079526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492243" calcext:value-type="float">
            <text:p>0.09492243</text:p>
          </table:table-cell>
          <table:table-cell office:value-type="float" office:value="0.10188894" calcext:value-type="float">
            <text:p>0.10188894</text:p>
          </table:table-cell>
          <table:table-cell office:value-type="float" office:value="0.09769308" calcext:value-type="float">
            <text:p>0.09769308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7557" calcext:value-type="float">
            <text:p>0.01127557</text:p>
          </table:table-cell>
          <table:table-cell office:value-type="float" office:value="0.00758315" calcext:value-type="float">
            <text:p>0.00758315</text:p>
          </table:table-cell>
          <table:table-cell office:value-type="float" office:value="0.00886249" calcext:value-type="float">
            <text:p>0.0088624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54861" calcext:value-type="float">
            <text:p>0.03254861</text:p>
          </table:table-cell>
          <table:table-cell office:value-type="float" office:value="0.02984521" calcext:value-type="float">
            <text:p>0.02984521</text:p>
          </table:table-cell>
          <table:table-cell office:value-type="float" office:value="0.03001788" calcext:value-type="float">
            <text:p>0.0300178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13969" calcext:value-type="float">
            <text:p>0.05313969</text:p>
          </table:table-cell>
          <table:table-cell office:value-type="float" office:value="0.05480408" calcext:value-type="float">
            <text:p>0.05480408</text:p>
          </table:table-cell>
          <table:table-cell office:value-type="float" office:value="0.05541094" calcext:value-type="float">
            <text:p>0.0554109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74182" calcext:value-type="float">
            <text:p>0.07174182</text:p>
          </table:table-cell>
          <table:table-cell office:value-type="float" office:value="0.07644404" calcext:value-type="float">
            <text:p>0.07644404</text:p>
          </table:table-cell>
          <table:table-cell office:value-type="float" office:value="0.07993679" calcext:value-type="float">
            <text:p>0.0799367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07263" calcext:value-type="float">
            <text:p>0.09507263</text:p>
          </table:table-cell>
          <table:table-cell office:value-type="float" office:value="0.10287528" calcext:value-type="float">
            <text:p>0.10287528</text:p>
          </table:table-cell>
          <table:table-cell office:value-type="float" office:value="0.09791669" calcext:value-type="float">
            <text:p>0.09791669</text:p>
          </table:table-cell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0743" calcext:value-type="float">
            <text:p>0.01120743</text:p>
          </table:table-cell>
          <table:table-cell office:value-type="float" office:value="0.00774185" calcext:value-type="float">
            <text:p>0.00774185</text:p>
          </table:table-cell>
          <table:table-cell office:value-type="float" office:value="0.00875827" calcext:value-type="float">
            <text:p>0.0087582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5594" calcext:value-type="float">
            <text:p>0.0325594</text:p>
          </table:table-cell>
          <table:table-cell office:value-type="float" office:value="0.02967075" calcext:value-type="float">
            <text:p>0.02967075</text:p>
          </table:table-cell>
          <table:table-cell office:value-type="float" office:value="0.03002254" calcext:value-type="float">
            <text:p>0.0300225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15641" calcext:value-type="float">
            <text:p>0.05315641</text:p>
          </table:table-cell>
          <table:table-cell office:value-type="float" office:value="0.05498176" calcext:value-type="float">
            <text:p>0.05498176</text:p>
          </table:table-cell>
          <table:table-cell office:value-type="float" office:value="0.0556888" calcext:value-type="float">
            <text:p>0.055688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48128" calcext:value-type="float">
            <text:p>0.07148128</text:p>
          </table:table-cell>
          <table:table-cell office:value-type="float" office:value="0.07647406" calcext:value-type="float">
            <text:p>0.07647406</text:p>
          </table:table-cell>
          <table:table-cell office:value-type="float" office:value="0.08067165" calcext:value-type="float">
            <text:p>0.0806716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29429" calcext:value-type="float">
            <text:p>0.09529429</text:p>
          </table:table-cell>
          <table:table-cell office:value-type="float" office:value="0.10317533" calcext:value-type="float">
            <text:p>0.10317533</text:p>
          </table:table-cell>
          <table:table-cell office:value-type="float" office:value="0.0978725" calcext:value-type="float">
            <text:p>0.0978725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0074" calcext:value-type="float">
            <text:p>0.01120074</text:p>
          </table:table-cell>
          <table:table-cell office:value-type="float" office:value="0.00770766" calcext:value-type="float">
            <text:p>0.00770766</text:p>
          </table:table-cell>
          <table:table-cell office:value-type="float" office:value="0.00873203" calcext:value-type="float">
            <text:p>0.0087320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56232" calcext:value-type="float">
            <text:p>0.03256232</text:p>
          </table:table-cell>
          <table:table-cell office:value-type="float" office:value="0.02965182" calcext:value-type="float">
            <text:p>0.02965182</text:p>
          </table:table-cell>
          <table:table-cell office:value-type="float" office:value="0.02992345" calcext:value-type="float">
            <text:p>0.0299234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04712" calcext:value-type="float">
            <text:p>0.05304712</text:p>
          </table:table-cell>
          <table:table-cell office:value-type="float" office:value="0.05555424" calcext:value-type="float">
            <text:p>0.05555424</text:p>
          </table:table-cell>
          <table:table-cell office:value-type="float" office:value="0.05597062" calcext:value-type="float">
            <text:p>0.0559706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46926" calcext:value-type="float">
            <text:p>0.07146926</text:p>
          </table:table-cell>
          <table:table-cell office:value-type="float" office:value="0.07671018" calcext:value-type="float">
            <text:p>0.07671018</text:p>
          </table:table-cell>
          <table:table-cell office:value-type="float" office:value="0.08095641" calcext:value-type="float">
            <text:p>0.0809564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32338" calcext:value-type="float">
            <text:p>0.09532338</text:p>
          </table:table-cell>
          <table:table-cell office:value-type="float" office:value="0.10358642" calcext:value-type="float">
            <text:p>0.10358642</text:p>
          </table:table-cell>
          <table:table-cell office:value-type="float" office:value="0.09769356" calcext:value-type="float">
            <text:p>0.09769356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5297" calcext:value-type="float">
            <text:p>0.01115297</text:p>
          </table:table-cell>
          <table:table-cell office:value-type="float" office:value="0.00768567" calcext:value-type="float">
            <text:p>0.00768567</text:p>
          </table:table-cell>
          <table:table-cell office:value-type="float" office:value="0.00877906" calcext:value-type="float">
            <text:p>0.0087790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73439" calcext:value-type="float">
            <text:p>0.03273439</text:p>
          </table:table-cell>
          <table:table-cell office:value-type="float" office:value="0.02940876" calcext:value-type="float">
            <text:p>0.02940876</text:p>
          </table:table-cell>
          <table:table-cell office:value-type="float" office:value="0.02990268" calcext:value-type="float">
            <text:p>0.0299026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3541" calcext:value-type="float">
            <text:p>0.05283541</text:p>
          </table:table-cell>
          <table:table-cell office:value-type="float" office:value="0.05560704" calcext:value-type="float">
            <text:p>0.05560704</text:p>
          </table:table-cell>
          <table:table-cell office:value-type="float" office:value="0.05613595" calcext:value-type="float">
            <text:p>0.0561359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44412" calcext:value-type="float">
            <text:p>0.07144412</text:p>
          </table:table-cell>
          <table:table-cell office:value-type="float" office:value="0.0768219" calcext:value-type="float">
            <text:p>0.0768219</text:p>
          </table:table-cell>
          <table:table-cell office:value-type="float" office:value="0.08154862" calcext:value-type="float">
            <text:p>0.0815486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44391" calcext:value-type="float">
            <text:p>0.09544391</text:p>
          </table:table-cell>
          <table:table-cell office:value-type="float" office:value="0.10440446" calcext:value-type="float">
            <text:p>0.10440446</text:p>
          </table:table-cell>
          <table:table-cell office:value-type="float" office:value="0.09765124" calcext:value-type="float">
            <text:p>0.09765124</text:p>
          </table:table-cell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3306" calcext:value-type="float">
            <text:p>0.01113306</text:p>
          </table:table-cell>
          <table:table-cell office:value-type="float" office:value="0.00766338" calcext:value-type="float">
            <text:p>0.00766338</text:p>
          </table:table-cell>
          <table:table-cell office:value-type="float" office:value="0.00874929" calcext:value-type="float">
            <text:p>0.0087492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86555" calcext:value-type="float">
            <text:p>0.03286555</text:p>
          </table:table-cell>
          <table:table-cell office:value-type="float" office:value="0.02942477" calcext:value-type="float">
            <text:p>0.02942477</text:p>
          </table:table-cell>
          <table:table-cell office:value-type="float" office:value="0.0297004" calcext:value-type="float">
            <text:p>0.029700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475" calcext:value-type="float">
            <text:p>0.0528475</text:p>
          </table:table-cell>
          <table:table-cell office:value-type="float" office:value="0.05583184" calcext:value-type="float">
            <text:p>0.05583184</text:p>
          </table:table-cell>
          <table:table-cell office:value-type="float" office:value="0.05645185" calcext:value-type="float">
            <text:p>0.0564518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31997" calcext:value-type="float">
            <text:p>0.07131997</text:p>
          </table:table-cell>
          <table:table-cell office:value-type="float" office:value="0.07724957" calcext:value-type="float">
            <text:p>0.07724957</text:p>
          </table:table-cell>
          <table:table-cell office:value-type="float" office:value="0.08162777" calcext:value-type="float">
            <text:p>0.0816277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56206" calcext:value-type="float">
            <text:p>0.09556206</text:p>
          </table:table-cell>
          <table:table-cell office:value-type="float" office:value="0.10454957" calcext:value-type="float">
            <text:p>0.10454957</text:p>
          </table:table-cell>
          <table:table-cell office:value-type="float" office:value="0.09783146" calcext:value-type="float">
            <text:p>0.09783146</text:p>
          </table:table-cell>
        </table:table-row>
        <table:table-row table:style-name="ro1">
          <table:table-cell office:value-type="float" office:value="17.39" calcext:value-type="float">
            <text:p>17.39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1221" calcext:value-type="float">
            <text:p>0.01101221</text:p>
          </table:table-cell>
          <table:table-cell office:value-type="float" office:value="0.00776046" calcext:value-type="float">
            <text:p>0.00776046</text:p>
          </table:table-cell>
          <table:table-cell office:value-type="float" office:value="0.00866352" calcext:value-type="float">
            <text:p>0.0086635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92207" calcext:value-type="float">
            <text:p>0.03292207</text:p>
          </table:table-cell>
          <table:table-cell office:value-type="float" office:value="0.02929513" calcext:value-type="float">
            <text:p>0.02929513</text:p>
          </table:table-cell>
          <table:table-cell office:value-type="float" office:value="0.02953504" calcext:value-type="float">
            <text:p>0.0295350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50088" calcext:value-type="float">
            <text:p>0.05250088</text:p>
          </table:table-cell>
          <table:table-cell office:value-type="float" office:value="0.05591199" calcext:value-type="float">
            <text:p>0.05591199</text:p>
          </table:table-cell>
          <table:table-cell office:value-type="float" office:value="0.0567041" calcext:value-type="float">
            <text:p>0.056704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19589" calcext:value-type="float">
            <text:p>0.07119589</text:p>
          </table:table-cell>
          <table:table-cell office:value-type="float" office:value="0.07754864" calcext:value-type="float">
            <text:p>0.07754864</text:p>
          </table:table-cell>
          <table:table-cell office:value-type="float" office:value="0.08197658" calcext:value-type="float">
            <text:p>0.08197658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84779" calcext:value-type="float">
            <text:p>0.09584779</text:p>
          </table:table-cell>
          <table:table-cell office:value-type="float" office:value="0.10499333" calcext:value-type="float">
            <text:p>0.10499333</text:p>
          </table:table-cell>
          <table:table-cell office:value-type="float" office:value="0.09753154" calcext:value-type="float">
            <text:p>0.09753154</text:p>
          </table:table-cell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0467" calcext:value-type="float">
            <text:p>0.01100467</text:p>
          </table:table-cell>
          <table:table-cell office:value-type="float" office:value="0.00768698" calcext:value-type="float">
            <text:p>0.00768698</text:p>
          </table:table-cell>
          <table:table-cell office:value-type="float" office:value="0.00868797" calcext:value-type="float">
            <text:p>0.0086879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03146" calcext:value-type="float">
            <text:p>0.03303146</text:p>
          </table:table-cell>
          <table:table-cell office:value-type="float" office:value="0.02929542" calcext:value-type="float">
            <text:p>0.02929542</text:p>
          </table:table-cell>
          <table:table-cell office:value-type="float" office:value="0.02951006" calcext:value-type="float">
            <text:p>0.0295100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54094" calcext:value-type="float">
            <text:p>0.05254094</text:p>
          </table:table-cell>
          <table:table-cell office:value-type="float" office:value="0.05601296" calcext:value-type="float">
            <text:p>0.05601296</text:p>
          </table:table-cell>
          <table:table-cell office:value-type="float" office:value="0.05657275" calcext:value-type="float">
            <text:p>0.0565727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2787" calcext:value-type="float">
            <text:p>0.0712787</text:p>
          </table:table-cell>
          <table:table-cell office:value-type="float" office:value="0.07770213" calcext:value-type="float">
            <text:p>0.07770213</text:p>
          </table:table-cell>
          <table:table-cell office:value-type="float" office:value="0.08222882" calcext:value-type="float">
            <text:p>0.0822288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93143" calcext:value-type="float">
            <text:p>0.09593143</text:p>
          </table:table-cell>
          <table:table-cell office:value-type="float" office:value="0.104921" calcext:value-type="float">
            <text:p>0.104921</text:p>
          </table:table-cell>
          <table:table-cell office:value-type="float" office:value="0.09744969" calcext:value-type="float">
            <text:p>0.09744969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7241" calcext:value-type="float">
            <text:p>0.01097241</text:p>
          </table:table-cell>
          <table:table-cell office:value-type="float" office:value="0.00765639" calcext:value-type="float">
            <text:p>0.00765639</text:p>
          </table:table-cell>
          <table:table-cell office:value-type="float" office:value="0.00874022" calcext:value-type="float">
            <text:p>0.0087402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03377" calcext:value-type="float">
            <text:p>0.03303377</text:p>
          </table:table-cell>
          <table:table-cell office:value-type="float" office:value="0.02934161" calcext:value-type="float">
            <text:p>0.02934161</text:p>
          </table:table-cell>
          <table:table-cell office:value-type="float" office:value="0.02944192" calcext:value-type="float">
            <text:p>0.0294419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48284" calcext:value-type="float">
            <text:p>0.05248284</text:p>
          </table:table-cell>
          <table:table-cell office:value-type="float" office:value="0.05587601" calcext:value-type="float">
            <text:p>0.05587601</text:p>
          </table:table-cell>
          <table:table-cell office:value-type="float" office:value="0.05660769" calcext:value-type="float">
            <text:p>0.0566076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33909" calcext:value-type="float">
            <text:p>0.07133909</text:p>
          </table:table-cell>
          <table:table-cell office:value-type="float" office:value="0.07785474" calcext:value-type="float">
            <text:p>0.07785474</text:p>
          </table:table-cell>
          <table:table-cell office:value-type="float" office:value="0.08197033" calcext:value-type="float">
            <text:p>0.0819703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10271" calcext:value-type="float">
            <text:p>0.09610271</text:p>
          </table:table-cell>
          <table:table-cell office:value-type="float" office:value="0.10504183" calcext:value-type="float">
            <text:p>0.10504183</text:p>
          </table:table-cell>
          <table:table-cell office:value-type="float" office:value="0.09749801" calcext:value-type="float">
            <text:p>0.09749801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5116" calcext:value-type="float">
            <text:p>0.01105116</text:p>
          </table:table-cell>
          <table:table-cell office:value-type="float" office:value="0.00767698" calcext:value-type="float">
            <text:p>0.00767698</text:p>
          </table:table-cell>
          <table:table-cell office:value-type="float" office:value="0.00884355" calcext:value-type="float">
            <text:p>0.0088435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396" calcext:value-type="float">
            <text:p>0.0332396</text:p>
          </table:table-cell>
          <table:table-cell office:value-type="float" office:value="0.02926984" calcext:value-type="float">
            <text:p>0.02926984</text:p>
          </table:table-cell>
          <table:table-cell office:value-type="float" office:value="0.02927068" calcext:value-type="float">
            <text:p>0.0292706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53965" calcext:value-type="float">
            <text:p>0.05253965</text:p>
          </table:table-cell>
          <table:table-cell office:value-type="float" office:value="0.0559924" calcext:value-type="float">
            <text:p>0.0559924</text:p>
          </table:table-cell>
          <table:table-cell office:value-type="float" office:value="0.05668354" calcext:value-type="float">
            <text:p>0.0566835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9575" calcext:value-type="float">
            <text:p>0.07169575</text:p>
          </table:table-cell>
          <table:table-cell office:value-type="float" office:value="0.0781912" calcext:value-type="float">
            <text:p>0.0781912</text:p>
          </table:table-cell>
          <table:table-cell office:value-type="float" office:value="0.08194879" calcext:value-type="float">
            <text:p>0.0819487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05377" calcext:value-type="float">
            <text:p>0.09605377</text:p>
          </table:table-cell>
          <table:table-cell office:value-type="float" office:value="0.10495934" calcext:value-type="float">
            <text:p>0.10495934</text:p>
          </table:table-cell>
          <table:table-cell office:value-type="float" office:value="0.09749115" calcext:value-type="float">
            <text:p>0.09749115</text:p>
          </table:table-cell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0627" calcext:value-type="float">
            <text:p>0.01090627</text:p>
          </table:table-cell>
          <table:table-cell office:value-type="float" office:value="0.00767994" calcext:value-type="float">
            <text:p>0.00767994</text:p>
          </table:table-cell>
          <table:table-cell office:value-type="float" office:value="0.00871165" calcext:value-type="float">
            <text:p>0.0087116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2359" calcext:value-type="float">
            <text:p>0.03322359</text:p>
          </table:table-cell>
          <table:table-cell office:value-type="float" office:value="0.02924887" calcext:value-type="float">
            <text:p>0.02924887</text:p>
          </table:table-cell>
          <table:table-cell office:value-type="float" office:value="0.02928607" calcext:value-type="float">
            <text:p>0.0292860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5431" calcext:value-type="float">
            <text:p>0.0525431</text:p>
          </table:table-cell>
          <table:table-cell office:value-type="float" office:value="0.05577838" calcext:value-type="float">
            <text:p>0.05577838</text:p>
          </table:table-cell>
          <table:table-cell office:value-type="float" office:value="0.05630494" calcext:value-type="float">
            <text:p>0.0563049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1119" calcext:value-type="float">
            <text:p>0.07161119</text:p>
          </table:table-cell>
          <table:table-cell office:value-type="float" office:value="0.07831711" calcext:value-type="float">
            <text:p>0.07831711</text:p>
          </table:table-cell>
          <table:table-cell office:value-type="float" office:value="0.08164446" calcext:value-type="float">
            <text:p>0.0816444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622079" calcext:value-type="float">
            <text:p>0.09622079</text:p>
          </table:table-cell>
          <table:table-cell office:value-type="float" office:value="0.1046107" calcext:value-type="float">
            <text:p>0.1046107</text:p>
          </table:table-cell>
          <table:table-cell office:value-type="float" office:value="0.09749769" calcext:value-type="float">
            <text:p>0.09749769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5354" calcext:value-type="float">
            <text:p>0.01095354</text:p>
          </table:table-cell>
          <table:table-cell office:value-type="float" office:value="0.00769321" calcext:value-type="float">
            <text:p>0.00769321</text:p>
          </table:table-cell>
          <table:table-cell office:value-type="float" office:value="0.00879138" calcext:value-type="float">
            <text:p>0.0087913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36687" calcext:value-type="float">
            <text:p>0.03336687</text:p>
          </table:table-cell>
          <table:table-cell office:value-type="float" office:value="0.02918234" calcext:value-type="float">
            <text:p>0.02918234</text:p>
          </table:table-cell>
          <table:table-cell office:value-type="float" office:value="0.02907679" calcext:value-type="float">
            <text:p>0.0290767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65904" calcext:value-type="float">
            <text:p>0.05265904</text:p>
          </table:table-cell>
          <table:table-cell office:value-type="float" office:value="0.05584272" calcext:value-type="float">
            <text:p>0.05584272</text:p>
          </table:table-cell>
          <table:table-cell office:value-type="float" office:value="0.05614654" calcext:value-type="float">
            <text:p>0.0561465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1758" calcext:value-type="float">
            <text:p>0.07181758</text:p>
          </table:table-cell>
          <table:table-cell office:value-type="float" office:value="0.07853127" calcext:value-type="float">
            <text:p>0.07853127</text:p>
          </table:table-cell>
          <table:table-cell office:value-type="float" office:value="0.08144519" calcext:value-type="float">
            <text:p>0.0814451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99061" calcext:value-type="float">
            <text:p>0.09599061</text:p>
          </table:table-cell>
          <table:table-cell office:value-type="float" office:value="0.10420972" calcext:value-type="float">
            <text:p>0.10420972</text:p>
          </table:table-cell>
          <table:table-cell office:value-type="float" office:value="0.09755934" calcext:value-type="float">
            <text:p>0.09755934</text:p>
          </table:table-cell>
        </table:table-row>
        <table:table-row table:style-name="ro1">
          <table:table-cell office:value-type="float" office:value="17.57" calcext:value-type="float">
            <text:p>17.57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6077" calcext:value-type="float">
            <text:p>0.01096077</text:p>
          </table:table-cell>
          <table:table-cell office:value-type="float" office:value="0.00751362" calcext:value-type="float">
            <text:p>0.00751362</text:p>
          </table:table-cell>
          <table:table-cell office:value-type="float" office:value="0.00868802" calcext:value-type="float">
            <text:p>0.0086880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9354" calcext:value-type="float">
            <text:p>0.03329354</text:p>
          </table:table-cell>
          <table:table-cell office:value-type="float" office:value="0.02932732" calcext:value-type="float">
            <text:p>0.02932732</text:p>
          </table:table-cell>
          <table:table-cell office:value-type="float" office:value="0.02920849" calcext:value-type="float">
            <text:p>0.0292084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9331" calcext:value-type="float">
            <text:p>0.05289331</text:p>
          </table:table-cell>
          <table:table-cell office:value-type="float" office:value="0.05561082" calcext:value-type="float">
            <text:p>0.05561082</text:p>
          </table:table-cell>
          <table:table-cell office:value-type="float" office:value="0.05608124" calcext:value-type="float">
            <text:p>0.0560812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74724" calcext:value-type="float">
            <text:p>0.07174724</text:p>
          </table:table-cell>
          <table:table-cell office:value-type="float" office:value="0.07856201" calcext:value-type="float">
            <text:p>0.07856201</text:p>
          </table:table-cell>
          <table:table-cell office:value-type="float" office:value="0.08118767" calcext:value-type="float">
            <text:p>0.0811876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84847" calcext:value-type="float">
            <text:p>0.09584847</text:p>
          </table:table-cell>
          <table:table-cell office:value-type="float" office:value="0.10391368" calcext:value-type="float">
            <text:p>0.10391368</text:p>
          </table:table-cell>
          <table:table-cell office:value-type="float" office:value="0.0975215" calcext:value-type="float">
            <text:p>0.0975215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2391" calcext:value-type="float">
            <text:p>0.01102391</text:p>
          </table:table-cell>
          <table:table-cell office:value-type="float" office:value="0.00761742" calcext:value-type="float">
            <text:p>0.00761742</text:p>
          </table:table-cell>
          <table:table-cell office:value-type="float" office:value="0.00889202" calcext:value-type="float">
            <text:p>0.0088920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3334" calcext:value-type="float">
            <text:p>0.03323334</text:p>
          </table:table-cell>
          <table:table-cell office:value-type="float" office:value="0.02922285" calcext:value-type="float">
            <text:p>0.02922285</text:p>
          </table:table-cell>
          <table:table-cell office:value-type="float" office:value="0.02935073" calcext:value-type="float">
            <text:p>0.0293507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93907" calcext:value-type="float">
            <text:p>0.05293907</text:p>
          </table:table-cell>
          <table:table-cell office:value-type="float" office:value="0.05530311" calcext:value-type="float">
            <text:p>0.05530311</text:p>
          </table:table-cell>
          <table:table-cell office:value-type="float" office:value="0.05598278" calcext:value-type="float">
            <text:p>0.0559827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2061" calcext:value-type="float">
            <text:p>0.07182061</text:p>
          </table:table-cell>
          <table:table-cell office:value-type="float" office:value="0.07866742" calcext:value-type="float">
            <text:p>0.07866742</text:p>
          </table:table-cell>
          <table:table-cell office:value-type="float" office:value="0.08071677" calcext:value-type="float">
            <text:p>0.0807167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80168" calcext:value-type="float">
            <text:p>0.09580168</text:p>
          </table:table-cell>
          <table:table-cell office:value-type="float" office:value="0.10363464" calcext:value-type="float">
            <text:p>0.10363464</text:p>
          </table:table-cell>
          <table:table-cell office:value-type="float" office:value="0.09750045" calcext:value-type="float">
            <text:p>0.09750045</text:p>
          </table:table-cell>
        </table:table-row>
        <table:table-row table:style-name="ro1">
          <table:table-cell office:value-type="float" office:value="17.63" calcext:value-type="float">
            <text:p>17.63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9089" calcext:value-type="float">
            <text:p>0.01099089</text:p>
          </table:table-cell>
          <table:table-cell office:value-type="float" office:value="0.00754752" calcext:value-type="float">
            <text:p>0.00754752</text:p>
          </table:table-cell>
          <table:table-cell office:value-type="float" office:value="0.00869742" calcext:value-type="float">
            <text:p>0.0086974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0114" calcext:value-type="float">
            <text:p>0.03320114</text:p>
          </table:table-cell>
          <table:table-cell office:value-type="float" office:value="0.02939496" calcext:value-type="float">
            <text:p>0.02939496</text:p>
          </table:table-cell>
          <table:table-cell office:value-type="float" office:value="0.02938413" calcext:value-type="float">
            <text:p>0.0293841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75817" calcext:value-type="float">
            <text:p>0.05275817</text:p>
          </table:table-cell>
          <table:table-cell office:value-type="float" office:value="0.05532249" calcext:value-type="float">
            <text:p>0.05532249</text:p>
          </table:table-cell>
          <table:table-cell office:value-type="float" office:value="0.05571964" calcext:value-type="float">
            <text:p>0.0557196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77401" calcext:value-type="float">
            <text:p>0.07177401</text:p>
          </table:table-cell>
          <table:table-cell office:value-type="float" office:value="0.07860463" calcext:value-type="float">
            <text:p>0.07860463</text:p>
          </table:table-cell>
          <table:table-cell office:value-type="float" office:value="0.08021577" calcext:value-type="float">
            <text:p>0.08021577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52915" calcext:value-type="float">
            <text:p>0.09552915</text:p>
          </table:table-cell>
          <table:table-cell office:value-type="float" office:value="0.10324761" calcext:value-type="float">
            <text:p>0.10324761</text:p>
          </table:table-cell>
          <table:table-cell office:value-type="float" office:value="0.09751834" calcext:value-type="float">
            <text:p>0.09751834</text:p>
          </table:table-cell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6124" calcext:value-type="float">
            <text:p>0.01106124</text:p>
          </table:table-cell>
          <table:table-cell office:value-type="float" office:value="0.00760061" calcext:value-type="float">
            <text:p>0.00760061</text:p>
          </table:table-cell>
          <table:table-cell office:value-type="float" office:value="0.00881234" calcext:value-type="float">
            <text:p>0.0088123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97792" calcext:value-type="float">
            <text:p>0.03297792</text:p>
          </table:table-cell>
          <table:table-cell office:value-type="float" office:value="0.02926913" calcext:value-type="float">
            <text:p>0.02926913</text:p>
          </table:table-cell>
          <table:table-cell office:value-type="float" office:value="0.0293834" calcext:value-type="float">
            <text:p>0.029383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97082" calcext:value-type="float">
            <text:p>0.05297082</text:p>
          </table:table-cell>
          <table:table-cell office:value-type="float" office:value="0.05496524" calcext:value-type="float">
            <text:p>0.05496524</text:p>
          </table:table-cell>
          <table:table-cell office:value-type="float" office:value="0.05572126" calcext:value-type="float">
            <text:p>0.0557212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2564" calcext:value-type="float">
            <text:p>0.07182564</text:p>
          </table:table-cell>
          <table:table-cell office:value-type="float" office:value="0.07820828" calcext:value-type="float">
            <text:p>0.07820828</text:p>
          </table:table-cell>
          <table:table-cell office:value-type="float" office:value="0.07989163" calcext:value-type="float">
            <text:p>0.0798916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47742" calcext:value-type="float">
            <text:p>0.09547742</text:p>
          </table:table-cell>
          <table:table-cell office:value-type="float" office:value="0.10253832" calcext:value-type="float">
            <text:p>0.10253832</text:p>
          </table:table-cell>
          <table:table-cell office:value-type="float" office:value="0.09751826" calcext:value-type="float">
            <text:p>0.09751826</text:p>
          </table:table-cell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5316" calcext:value-type="float">
            <text:p>0.01115316</text:p>
          </table:table-cell>
          <table:table-cell office:value-type="float" office:value="0.00767867" calcext:value-type="float">
            <text:p>0.00767867</text:p>
          </table:table-cell>
          <table:table-cell office:value-type="float" office:value="0.00886411" calcext:value-type="float">
            <text:p>0.0088641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97464" calcext:value-type="float">
            <text:p>0.03297464</text:p>
          </table:table-cell>
          <table:table-cell office:value-type="float" office:value="0.02929968" calcext:value-type="float">
            <text:p>0.02929968</text:p>
          </table:table-cell>
          <table:table-cell office:value-type="float" office:value="0.02942377" calcext:value-type="float">
            <text:p>0.0294237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7003" calcext:value-type="float">
            <text:p>0.05287003</text:p>
          </table:table-cell>
          <table:table-cell office:value-type="float" office:value="0.05503168" calcext:value-type="float">
            <text:p>0.05503168</text:p>
          </table:table-cell>
          <table:table-cell office:value-type="float" office:value="0.05545856" calcext:value-type="float">
            <text:p>0.0554585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84418" calcext:value-type="float">
            <text:p>0.07184418</text:p>
          </table:table-cell>
          <table:table-cell office:value-type="float" office:value="0.07807331" calcext:value-type="float">
            <text:p>0.07807331</text:p>
          </table:table-cell>
          <table:table-cell office:value-type="float" office:value="0.07959475" calcext:value-type="float">
            <text:p>0.0795947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38785" calcext:value-type="float">
            <text:p>0.09538785</text:p>
          </table:table-cell>
          <table:table-cell office:value-type="float" office:value="0.10222018" calcext:value-type="float">
            <text:p>0.10222018</text:p>
          </table:table-cell>
          <table:table-cell office:value-type="float" office:value="0.09703355" calcext:value-type="float">
            <text:p>0.09703355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1424" calcext:value-type="float">
            <text:p>0.01111424</text:p>
          </table:table-cell>
          <table:table-cell office:value-type="float" office:value="0.00760805" calcext:value-type="float">
            <text:p>0.00760805</text:p>
          </table:table-cell>
          <table:table-cell office:value-type="float" office:value="0.00886136" calcext:value-type="float">
            <text:p>0.0088613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00548" calcext:value-type="float">
            <text:p>0.03300548</text:p>
          </table:table-cell>
          <table:table-cell office:value-type="float" office:value="0.02942273" calcext:value-type="float">
            <text:p>0.02942273</text:p>
          </table:table-cell>
          <table:table-cell office:value-type="float" office:value="0.02960689" calcext:value-type="float">
            <text:p>0.0296068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97346" calcext:value-type="float">
            <text:p>0.05297346</text:p>
          </table:table-cell>
          <table:table-cell office:value-type="float" office:value="0.05495607" calcext:value-type="float">
            <text:p>0.05495607</text:p>
          </table:table-cell>
          <table:table-cell office:value-type="float" office:value="0.05560271" calcext:value-type="float">
            <text:p>0.0556027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70726" calcext:value-type="float">
            <text:p>0.07170726</text:p>
          </table:table-cell>
          <table:table-cell office:value-type="float" office:value="0.07757998" calcext:value-type="float">
            <text:p>0.07757998</text:p>
          </table:table-cell>
          <table:table-cell office:value-type="float" office:value="0.07930833" calcext:value-type="float">
            <text:p>0.0793083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26244" calcext:value-type="float">
            <text:p>0.09526244</text:p>
          </table:table-cell>
          <table:table-cell office:value-type="float" office:value="0.1017797" calcext:value-type="float">
            <text:p>0.1017797</text:p>
          </table:table-cell>
          <table:table-cell office:value-type="float" office:value="0.09694874" calcext:value-type="float">
            <text:p>0.09694874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104" calcext:value-type="float">
            <text:p>0.0112104</text:p>
          </table:table-cell>
          <table:table-cell office:value-type="float" office:value="0.00758372" calcext:value-type="float">
            <text:p>0.00758372</text:p>
          </table:table-cell>
          <table:table-cell office:value-type="float" office:value="0.00891456" calcext:value-type="float">
            <text:p>0.0089145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89351" calcext:value-type="float">
            <text:p>0.03289351</text:p>
          </table:table-cell>
          <table:table-cell office:value-type="float" office:value="0.02952433" calcext:value-type="float">
            <text:p>0.02952433</text:p>
          </table:table-cell>
          <table:table-cell office:value-type="float" office:value="0.02957352" calcext:value-type="float">
            <text:p>0.0295735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96198" calcext:value-type="float">
            <text:p>0.05296198</text:p>
          </table:table-cell>
          <table:table-cell office:value-type="float" office:value="0.05483421" calcext:value-type="float">
            <text:p>0.05483421</text:p>
          </table:table-cell>
          <table:table-cell office:value-type="float" office:value="0.05547419" calcext:value-type="float">
            <text:p>0.0554741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73214" calcext:value-type="float">
            <text:p>0.07173214</text:p>
          </table:table-cell>
          <table:table-cell office:value-type="float" office:value="0.07729036" calcext:value-type="float">
            <text:p>0.07729036</text:p>
          </table:table-cell>
          <table:table-cell office:value-type="float" office:value="0.0792954" calcext:value-type="float">
            <text:p>0.079295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38625" calcext:value-type="float">
            <text:p>0.09538625</text:p>
          </table:table-cell>
          <table:table-cell office:value-type="float" office:value="0.10183516" calcext:value-type="float">
            <text:p>0.10183516</text:p>
          </table:table-cell>
          <table:table-cell office:value-type="float" office:value="0.09684683" calcext:value-type="float">
            <text:p>0.09684683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605" calcext:value-type="float">
            <text:p>0.0111605</text:p>
          </table:table-cell>
          <table:table-cell office:value-type="float" office:value="0.00766617" calcext:value-type="float">
            <text:p>0.00766617</text:p>
          </table:table-cell>
          <table:table-cell office:value-type="float" office:value="0.00886052" calcext:value-type="float">
            <text:p>0.0088605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66386" calcext:value-type="float">
            <text:p>0.03266386</text:p>
          </table:table-cell>
          <table:table-cell office:value-type="float" office:value="0.02962552" calcext:value-type="float">
            <text:p>0.02962552</text:p>
          </table:table-cell>
          <table:table-cell office:value-type="float" office:value="0.0296157" calcext:value-type="float">
            <text:p>0.029615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93991" calcext:value-type="float">
            <text:p>0.05293991</text:p>
          </table:table-cell>
          <table:table-cell office:value-type="float" office:value="0.05518094" calcext:value-type="float">
            <text:p>0.05518094</text:p>
          </table:table-cell>
          <table:table-cell office:value-type="float" office:value="0.05553905" calcext:value-type="float">
            <text:p>0.0555390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7307" calcext:value-type="float">
            <text:p>0.0717307</text:p>
          </table:table-cell>
          <table:table-cell office:value-type="float" office:value="0.07696456" calcext:value-type="float">
            <text:p>0.07696456</text:p>
          </table:table-cell>
          <table:table-cell office:value-type="float" office:value="0.07915065" calcext:value-type="float">
            <text:p>0.0791506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14563" calcext:value-type="float">
            <text:p>0.09514563</text:p>
          </table:table-cell>
          <table:table-cell office:value-type="float" office:value="0.10172555" calcext:value-type="float">
            <text:p>0.10172555</text:p>
          </table:table-cell>
          <table:table-cell office:value-type="float" office:value="0.09650943" calcext:value-type="float">
            <text:p>0.09650943</text:p>
          </table:table-cell>
        </table:table-row>
        <table:table-row table:style-name="ro1">
          <table:table-cell office:value-type="float" office:value="17.81" calcext:value-type="float">
            <text:p>17.81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3166" calcext:value-type="float">
            <text:p>0.01123166</text:p>
          </table:table-cell>
          <table:table-cell office:value-type="float" office:value="0.00770763" calcext:value-type="float">
            <text:p>0.00770763</text:p>
          </table:table-cell>
          <table:table-cell office:value-type="float" office:value="0.0087742" calcext:value-type="float">
            <text:p>0.008774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6829" calcext:value-type="float">
            <text:p>0.0326829</text:p>
          </table:table-cell>
          <table:table-cell office:value-type="float" office:value="0.0295619" calcext:value-type="float">
            <text:p>0.0295619</text:p>
          </table:table-cell>
          <table:table-cell office:value-type="float" office:value="0.02968158" calcext:value-type="float">
            <text:p>0.0296815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7822" calcext:value-type="float">
            <text:p>0.05287822</text:p>
          </table:table-cell>
          <table:table-cell office:value-type="float" office:value="0.05511008" calcext:value-type="float">
            <text:p>0.05511008</text:p>
          </table:table-cell>
          <table:table-cell office:value-type="float" office:value="0.05565706" calcext:value-type="float">
            <text:p>0.0556570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2111" calcext:value-type="float">
            <text:p>0.07162111</text:p>
          </table:table-cell>
          <table:table-cell office:value-type="float" office:value="0.0765681" calcext:value-type="float">
            <text:p>0.0765681</text:p>
          </table:table-cell>
          <table:table-cell office:value-type="float" office:value="0.07909943" calcext:value-type="float">
            <text:p>0.0790994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37361" calcext:value-type="float">
            <text:p>0.09537361</text:p>
          </table:table-cell>
          <table:table-cell office:value-type="float" office:value="0.10168906" calcext:value-type="float">
            <text:p>0.10168906</text:p>
          </table:table-cell>
          <table:table-cell office:value-type="float" office:value="0.09621236" calcext:value-type="float">
            <text:p>0.09621236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1832" calcext:value-type="float">
            <text:p>0.01111832</text:p>
          </table:table-cell>
          <table:table-cell office:value-type="float" office:value="0.00757926" calcext:value-type="float">
            <text:p>0.00757926</text:p>
          </table:table-cell>
          <table:table-cell office:value-type="float" office:value="0.00888596" calcext:value-type="float">
            <text:p>0.0088859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77561" calcext:value-type="float">
            <text:p>0.03277561</text:p>
          </table:table-cell>
          <table:table-cell office:value-type="float" office:value="0.02962004" calcext:value-type="float">
            <text:p>0.02962004</text:p>
          </table:table-cell>
          <table:table-cell office:value-type="float" office:value="0.02978148" calcext:value-type="float">
            <text:p>0.0297814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16435" calcext:value-type="float">
            <text:p>0.05316435</text:p>
          </table:table-cell>
          <table:table-cell office:value-type="float" office:value="0.05516824" calcext:value-type="float">
            <text:p>0.05516824</text:p>
          </table:table-cell>
          <table:table-cell office:value-type="float" office:value="0.05574676" calcext:value-type="float">
            <text:p>0.05574676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5744" calcext:value-type="float">
            <text:p>0.07155744</text:p>
          </table:table-cell>
          <table:table-cell office:value-type="float" office:value="0.07620589" calcext:value-type="float">
            <text:p>0.07620589</text:p>
          </table:table-cell>
          <table:table-cell office:value-type="float" office:value="0.07916516" calcext:value-type="float">
            <text:p>0.0791651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26969" calcext:value-type="float">
            <text:p>0.09526969</text:p>
          </table:table-cell>
          <table:table-cell office:value-type="float" office:value="0.10175268" calcext:value-type="float">
            <text:p>0.10175268</text:p>
          </table:table-cell>
          <table:table-cell office:value-type="float" office:value="0.09613255" calcext:value-type="float">
            <text:p>0.09613255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0418" calcext:value-type="float">
            <text:p>0.01120418</text:p>
          </table:table-cell>
          <table:table-cell office:value-type="float" office:value="0.00760904" calcext:value-type="float">
            <text:p>0.00760904</text:p>
          </table:table-cell>
          <table:table-cell office:value-type="float" office:value="0.00874383" calcext:value-type="float">
            <text:p>0.0087438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69617" calcext:value-type="float">
            <text:p>0.03269617</text:p>
          </table:table-cell>
          <table:table-cell office:value-type="float" office:value="0.02975323" calcext:value-type="float">
            <text:p>0.02975323</text:p>
          </table:table-cell>
          <table:table-cell office:value-type="float" office:value="0.02967623" calcext:value-type="float">
            <text:p>0.0296762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96728" calcext:value-type="float">
            <text:p>0.05296728</text:p>
          </table:table-cell>
          <table:table-cell office:value-type="float" office:value="0.05512786" calcext:value-type="float">
            <text:p>0.05512786</text:p>
          </table:table-cell>
          <table:table-cell office:value-type="float" office:value="0.05573359" calcext:value-type="float">
            <text:p>0.0557335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4872" calcext:value-type="float">
            <text:p>0.07164872</text:p>
          </table:table-cell>
          <table:table-cell office:value-type="float" office:value="0.07614408" calcext:value-type="float">
            <text:p>0.07614408</text:p>
          </table:table-cell>
          <table:table-cell office:value-type="float" office:value="0.07918076" calcext:value-type="float">
            <text:p>0.0791807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6493" calcext:value-type="float">
            <text:p>0.0956493</text:p>
          </table:table-cell>
          <table:table-cell office:value-type="float" office:value="0.10192256" calcext:value-type="float">
            <text:p>0.10192256</text:p>
          </table:table-cell>
          <table:table-cell office:value-type="float" office:value="0.09584843" calcext:value-type="float">
            <text:p>0.09584843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4796" calcext:value-type="float">
            <text:p>0.01124796</text:p>
          </table:table-cell>
          <table:table-cell office:value-type="float" office:value="0.00757628" calcext:value-type="float">
            <text:p>0.00757628</text:p>
          </table:table-cell>
          <table:table-cell office:value-type="float" office:value="0.00878939" calcext:value-type="float">
            <text:p>0.00878939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72734" calcext:value-type="float">
            <text:p>0.03272734</text:p>
          </table:table-cell>
          <table:table-cell office:value-type="float" office:value="0.02982544" calcext:value-type="float">
            <text:p>0.02982544</text:p>
          </table:table-cell>
          <table:table-cell office:value-type="float" office:value="0.02981679" calcext:value-type="float">
            <text:p>0.0298167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00298" calcext:value-type="float">
            <text:p>0.05300298</text:p>
          </table:table-cell>
          <table:table-cell office:value-type="float" office:value="0.05522671" calcext:value-type="float">
            <text:p>0.05522671</text:p>
          </table:table-cell>
          <table:table-cell office:value-type="float" office:value="0.05575598" calcext:value-type="float">
            <text:p>0.05575598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36419" calcext:value-type="float">
            <text:p>0.07136419</text:p>
          </table:table-cell>
          <table:table-cell office:value-type="float" office:value="0.07596349" calcext:value-type="float">
            <text:p>0.07596349</text:p>
          </table:table-cell>
          <table:table-cell office:value-type="float" office:value="0.07930725" calcext:value-type="float">
            <text:p>0.0793072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41316" calcext:value-type="float">
            <text:p>0.09541316</text:p>
          </table:table-cell>
          <table:table-cell office:value-type="float" office:value="0.1018264" calcext:value-type="float">
            <text:p>0.1018264</text:p>
          </table:table-cell>
          <table:table-cell office:value-type="float" office:value="0.09583464" calcext:value-type="float">
            <text:p>0.09583464</text:p>
          </table:table-cell>
        </table:table-row>
        <table:table-row table:style-name="ro1">
          <table:table-cell office:value-type="float" office:value="17.93" calcext:value-type="float">
            <text:p>17.93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2793" calcext:value-type="float">
            <text:p>0.01112793</text:p>
          </table:table-cell>
          <table:table-cell office:value-type="float" office:value="0.00762844" calcext:value-type="float">
            <text:p>0.00762844</text:p>
          </table:table-cell>
          <table:table-cell office:value-type="float" office:value="0.00875833" calcext:value-type="float">
            <text:p>0.0087583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73385" calcext:value-type="float">
            <text:p>0.03273385</text:p>
          </table:table-cell>
          <table:table-cell office:value-type="float" office:value="0.02965673" calcext:value-type="float">
            <text:p>0.02965673</text:p>
          </table:table-cell>
          <table:table-cell office:value-type="float" office:value="0.02980162" calcext:value-type="float">
            <text:p>0.0298016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16256" calcext:value-type="float">
            <text:p>0.05316256</text:p>
          </table:table-cell>
          <table:table-cell office:value-type="float" office:value="0.05538719" calcext:value-type="float">
            <text:p>0.05538719</text:p>
          </table:table-cell>
          <table:table-cell office:value-type="float" office:value="0.05607502" calcext:value-type="float">
            <text:p>0.0560750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45736" calcext:value-type="float">
            <text:p>0.07145736</text:p>
          </table:table-cell>
          <table:table-cell office:value-type="float" office:value="0.07606123" calcext:value-type="float">
            <text:p>0.07606123</text:p>
          </table:table-cell>
          <table:table-cell office:value-type="float" office:value="0.07952539" calcext:value-type="float">
            <text:p>0.0795253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78323" calcext:value-type="float">
            <text:p>0.09578323</text:p>
          </table:table-cell>
          <table:table-cell office:value-type="float" office:value="0.10202801" calcext:value-type="float">
            <text:p>0.10202801</text:p>
          </table:table-cell>
          <table:table-cell office:value-type="float" office:value="0.09569962" calcext:value-type="float">
            <text:p>0.09569962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0013" calcext:value-type="float">
            <text:p>0.01110013</text:p>
          </table:table-cell>
          <table:table-cell office:value-type="float" office:value="0.00763224" calcext:value-type="float">
            <text:p>0.00763224</text:p>
          </table:table-cell>
          <table:table-cell office:value-type="float" office:value="0.00880662" calcext:value-type="float">
            <text:p>0.0088066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65709" calcext:value-type="float">
            <text:p>0.03265709</text:p>
          </table:table-cell>
          <table:table-cell office:value-type="float" office:value="0.02978577" calcext:value-type="float">
            <text:p>0.02978577</text:p>
          </table:table-cell>
          <table:table-cell office:value-type="float" office:value="0.02988927" calcext:value-type="float">
            <text:p>0.0298892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11771" calcext:value-type="float">
            <text:p>0.05311771</text:p>
          </table:table-cell>
          <table:table-cell office:value-type="float" office:value="0.0555112" calcext:value-type="float">
            <text:p>0.0555112</text:p>
          </table:table-cell>
          <table:table-cell office:value-type="float" office:value="0.05594685" calcext:value-type="float">
            <text:p>0.0559468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1894" calcext:value-type="float">
            <text:p>0.07151894</text:p>
          </table:table-cell>
          <table:table-cell office:value-type="float" office:value="0.07604828" calcext:value-type="float">
            <text:p>0.07604828</text:p>
          </table:table-cell>
          <table:table-cell office:value-type="float" office:value="0.07960993" calcext:value-type="float">
            <text:p>0.0796099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82045" calcext:value-type="float">
            <text:p>0.09582045</text:p>
          </table:table-cell>
          <table:table-cell office:value-type="float" office:value="0.10237445" calcext:value-type="float">
            <text:p>0.10237445</text:p>
          </table:table-cell>
          <table:table-cell office:value-type="float" office:value="0.0955973" calcext:value-type="float">
            <text:p>0.0955973</text:p>
          </table:table-cell>
        </table:table-row>
        <table:table-row table:style-name="ro1">
          <table:table-cell office:value-type="float" office:value="17.99" calcext:value-type="float">
            <text:p>17.99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6146" calcext:value-type="float">
            <text:p>0.01116146</text:p>
          </table:table-cell>
          <table:table-cell office:value-type="float" office:value="0.00759134" calcext:value-type="float">
            <text:p>0.00759134</text:p>
          </table:table-cell>
          <table:table-cell office:value-type="float" office:value="0.00872445" calcext:value-type="float">
            <text:p>0.0087244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71179" calcext:value-type="float">
            <text:p>0.03271179</text:p>
          </table:table-cell>
          <table:table-cell office:value-type="float" office:value="0.02963248" calcext:value-type="float">
            <text:p>0.02963248</text:p>
          </table:table-cell>
          <table:table-cell office:value-type="float" office:value="0.02993834" calcext:value-type="float">
            <text:p>0.0299383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4714" calcext:value-type="float">
            <text:p>0.05284714</text:p>
          </table:table-cell>
          <table:table-cell office:value-type="float" office:value="0.05540298" calcext:value-type="float">
            <text:p>0.05540298</text:p>
          </table:table-cell>
          <table:table-cell office:value-type="float" office:value="0.05592492" calcext:value-type="float">
            <text:p>0.05592492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5332" calcext:value-type="float">
            <text:p>0.07155332</text:p>
          </table:table-cell>
          <table:table-cell office:value-type="float" office:value="0.07612643" calcext:value-type="float">
            <text:p>0.07612643</text:p>
          </table:table-cell>
          <table:table-cell office:value-type="float" office:value="0.079935" calcext:value-type="float">
            <text:p>0.07993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808" calcext:value-type="float">
            <text:p>0.095808</text:p>
          </table:table-cell>
          <table:table-cell office:value-type="float" office:value="0.10267189" calcext:value-type="float">
            <text:p>0.10267189</text:p>
          </table:table-cell>
          <table:table-cell office:value-type="float" office:value="0.09585243" calcext:value-type="float">
            <text:p>0.09585243</text:p>
          </table:table-cell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23158" calcext:value-type="float">
            <text:p>0.01123158</text:p>
          </table:table-cell>
          <table:table-cell office:value-type="float" office:value="0.00763547" calcext:value-type="float">
            <text:p>0.00763547</text:p>
          </table:table-cell>
          <table:table-cell office:value-type="float" office:value="0.00880693" calcext:value-type="float">
            <text:p>0.0088069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72988" calcext:value-type="float">
            <text:p>0.03272988</text:p>
          </table:table-cell>
          <table:table-cell office:value-type="float" office:value="0.02963749" calcext:value-type="float">
            <text:p>0.02963749</text:p>
          </table:table-cell>
          <table:table-cell office:value-type="float" office:value="0.02983195" calcext:value-type="float">
            <text:p>0.0298319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11269" calcext:value-type="float">
            <text:p>0.05311269</text:p>
          </table:table-cell>
          <table:table-cell office:value-type="float" office:value="0.05544383" calcext:value-type="float">
            <text:p>0.05544383</text:p>
          </table:table-cell>
          <table:table-cell office:value-type="float" office:value="0.05600917" calcext:value-type="float">
            <text:p>0.0560091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2805" calcext:value-type="float">
            <text:p>0.07152805</text:p>
          </table:table-cell>
          <table:table-cell office:value-type="float" office:value="0.07641236" calcext:value-type="float">
            <text:p>0.07641236</text:p>
          </table:table-cell>
          <table:table-cell office:value-type="float" office:value="0.07995973" calcext:value-type="float">
            <text:p>0.0799597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93896" calcext:value-type="float">
            <text:p>0.09593896</text:p>
          </table:table-cell>
          <table:table-cell office:value-type="float" office:value="0.10278703" calcext:value-type="float">
            <text:p>0.10278703</text:p>
          </table:table-cell>
          <table:table-cell office:value-type="float" office:value="0.095973" calcext:value-type="float">
            <text:p>0.095973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6496" calcext:value-type="float">
            <text:p>0.01116496</text:p>
          </table:table-cell>
          <table:table-cell office:value-type="float" office:value="0.00760662" calcext:value-type="float">
            <text:p>0.00760662</text:p>
          </table:table-cell>
          <table:table-cell office:value-type="float" office:value="0.00880601" calcext:value-type="float">
            <text:p>0.00880601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85509" calcext:value-type="float">
            <text:p>0.03285509</text:p>
          </table:table-cell>
          <table:table-cell office:value-type="float" office:value="0.02964571" calcext:value-type="float">
            <text:p>0.02964571</text:p>
          </table:table-cell>
          <table:table-cell office:value-type="float" office:value="0.02989169" calcext:value-type="float">
            <text:p>0.0298916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5078" calcext:value-type="float">
            <text:p>0.05285078</text:p>
          </table:table-cell>
          <table:table-cell office:value-type="float" office:value="0.05553458" calcext:value-type="float">
            <text:p>0.05553458</text:p>
          </table:table-cell>
          <table:table-cell office:value-type="float" office:value="0.05587965" calcext:value-type="float">
            <text:p>0.0558796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4065" calcext:value-type="float">
            <text:p>0.07154065</text:p>
          </table:table-cell>
          <table:table-cell office:value-type="float" office:value="0.07679436" calcext:value-type="float">
            <text:p>0.07679436</text:p>
          </table:table-cell>
          <table:table-cell office:value-type="float" office:value="0.08018865" calcext:value-type="float">
            <text:p>0.0801886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73476" calcext:value-type="float">
            <text:p>0.09573476</text:p>
          </table:table-cell>
          <table:table-cell office:value-type="float" office:value="0.10290261" calcext:value-type="float">
            <text:p>0.10290261</text:p>
          </table:table-cell>
          <table:table-cell office:value-type="float" office:value="0.09607363" calcext:value-type="float">
            <text:p>0.09607363</text:p>
          </table:table-cell>
        </table:table-row>
        <table:table-row table:style-name="ro1">
          <table:table-cell office:value-type="float" office:value="18.09" calcext:value-type="float">
            <text:p>18.09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7722" calcext:value-type="float">
            <text:p>0.01107722</text:p>
          </table:table-cell>
          <table:table-cell office:value-type="float" office:value="0.00758816" calcext:value-type="float">
            <text:p>0.00758816</text:p>
          </table:table-cell>
          <table:table-cell office:value-type="float" office:value="0.008836" calcext:value-type="float">
            <text:p>0.008836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82363" calcext:value-type="float">
            <text:p>0.03282363</text:p>
          </table:table-cell>
          <table:table-cell office:value-type="float" office:value="0.02953885" calcext:value-type="float">
            <text:p>0.02953885</text:p>
          </table:table-cell>
          <table:table-cell office:value-type="float" office:value="0.02985076" calcext:value-type="float">
            <text:p>0.0298507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015" calcext:value-type="float">
            <text:p>0.0528015</text:p>
          </table:table-cell>
          <table:table-cell office:value-type="float" office:value="0.0552828" calcext:value-type="float">
            <text:p>0.0552828</text:p>
          </table:table-cell>
          <table:table-cell office:value-type="float" office:value="0.05594514" calcext:value-type="float">
            <text:p>0.0559451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8827" calcext:value-type="float">
            <text:p>0.07158827</text:p>
          </table:table-cell>
          <table:table-cell office:value-type="float" office:value="0.07677767" calcext:value-type="float">
            <text:p>0.07677767</text:p>
          </table:table-cell>
          <table:table-cell office:value-type="float" office:value="0.08031753" calcext:value-type="float">
            <text:p>0.0803175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86965" calcext:value-type="float">
            <text:p>0.09586965</text:p>
          </table:table-cell>
          <table:table-cell office:value-type="float" office:value="0.10302006" calcext:value-type="float">
            <text:p>0.10302006</text:p>
          </table:table-cell>
          <table:table-cell office:value-type="float" office:value="0.09648111" calcext:value-type="float">
            <text:p>0.09648111</text:p>
          </table:table-cell>
        </table:table-row>
        <table:table-row table:style-name="ro1">
          <table:table-cell office:value-type="float" office:value="18.11" calcext:value-type="float">
            <text:p>18.11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2269" calcext:value-type="float">
            <text:p>0.01112269</text:p>
          </table:table-cell>
          <table:table-cell office:value-type="float" office:value="0.00764316" calcext:value-type="float">
            <text:p>0.00764316</text:p>
          </table:table-cell>
          <table:table-cell office:value-type="float" office:value="0.00879842" calcext:value-type="float">
            <text:p>0.0087984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85848" calcext:value-type="float">
            <text:p>0.03285848</text:p>
          </table:table-cell>
          <table:table-cell office:value-type="float" office:value="0.02938177" calcext:value-type="float">
            <text:p>0.02938177</text:p>
          </table:table-cell>
          <table:table-cell office:value-type="float" office:value="0.02974579" calcext:value-type="float">
            <text:p>0.0297457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78613" calcext:value-type="float">
            <text:p>0.05278613</text:p>
          </table:table-cell>
          <table:table-cell office:value-type="float" office:value="0.05555205" calcext:value-type="float">
            <text:p>0.05555205</text:p>
          </table:table-cell>
          <table:table-cell office:value-type="float" office:value="0.05608454" calcext:value-type="float">
            <text:p>0.05608454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048" calcext:value-type="float">
            <text:p>0.0715048</text:p>
          </table:table-cell>
          <table:table-cell office:value-type="float" office:value="0.07708989" calcext:value-type="float">
            <text:p>0.07708989</text:p>
          </table:table-cell>
          <table:table-cell office:value-type="float" office:value="0.08054673" calcext:value-type="float">
            <text:p>0.0805467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65598" calcext:value-type="float">
            <text:p>0.09565598</text:p>
          </table:table-cell>
          <table:table-cell office:value-type="float" office:value="0.10338934" calcext:value-type="float">
            <text:p>0.10338934</text:p>
          </table:table-cell>
          <table:table-cell office:value-type="float" office:value="0.0967709" calcext:value-type="float">
            <text:p>0.0967709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975" calcext:value-type="float">
            <text:p>0.0109975</text:p>
          </table:table-cell>
          <table:table-cell office:value-type="float" office:value="0.00758273" calcext:value-type="float">
            <text:p>0.00758273</text:p>
          </table:table-cell>
          <table:table-cell office:value-type="float" office:value="0.00884048" calcext:value-type="float">
            <text:p>0.0088404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94843" calcext:value-type="float">
            <text:p>0.03294843</text:p>
          </table:table-cell>
          <table:table-cell office:value-type="float" office:value="0.02938944" calcext:value-type="float">
            <text:p>0.02938944</text:p>
          </table:table-cell>
          <table:table-cell office:value-type="float" office:value="0.02972178" calcext:value-type="float">
            <text:p>0.02972178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93074" calcext:value-type="float">
            <text:p>0.05293074</text:p>
          </table:table-cell>
          <table:table-cell office:value-type="float" office:value="0.05538363" calcext:value-type="float">
            <text:p>0.05538363</text:p>
          </table:table-cell>
          <table:table-cell office:value-type="float" office:value="0.05619007" calcext:value-type="float">
            <text:p>0.0561900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0797" calcext:value-type="float">
            <text:p>0.07160797</text:p>
          </table:table-cell>
          <table:table-cell office:value-type="float" office:value="0.07748876" calcext:value-type="float">
            <text:p>0.07748876</text:p>
          </table:table-cell>
          <table:table-cell office:value-type="float" office:value="0.08062726" calcext:value-type="float">
            <text:p>0.0806272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83722" calcext:value-type="float">
            <text:p>0.09583722</text:p>
          </table:table-cell>
          <table:table-cell office:value-type="float" office:value="0.10327327" calcext:value-type="float">
            <text:p>0.10327327</text:p>
          </table:table-cell>
          <table:table-cell office:value-type="float" office:value="0.09706708" calcext:value-type="float">
            <text:p>0.09706708</text:p>
          </table:table-cell>
        </table:table-row>
        <table:table-row table:style-name="ro1">
          <table:table-cell office:value-type="float" office:value="18.17" calcext:value-type="float">
            <text:p>18.17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557" calcext:value-type="float">
            <text:p>0.0110557</text:p>
          </table:table-cell>
          <table:table-cell office:value-type="float" office:value="0.00760714" calcext:value-type="float">
            <text:p>0.00760714</text:p>
          </table:table-cell>
          <table:table-cell office:value-type="float" office:value="0.00883492" calcext:value-type="float">
            <text:p>0.0088349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86535" calcext:value-type="float">
            <text:p>0.03286535</text:p>
          </table:table-cell>
          <table:table-cell office:value-type="float" office:value="0.02932839" calcext:value-type="float">
            <text:p>0.02932839</text:p>
          </table:table-cell>
          <table:table-cell office:value-type="float" office:value="0.02948449" calcext:value-type="float">
            <text:p>0.0294844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65855" calcext:value-type="float">
            <text:p>0.05265855</text:p>
          </table:table-cell>
          <table:table-cell office:value-type="float" office:value="0.05549651" calcext:value-type="float">
            <text:p>0.05549651</text:p>
          </table:table-cell>
          <table:table-cell office:value-type="float" office:value="0.0559983" calcext:value-type="float">
            <text:p>0.055998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5731" calcext:value-type="float">
            <text:p>0.07165731</text:p>
          </table:table-cell>
          <table:table-cell office:value-type="float" office:value="0.07761686" calcext:value-type="float">
            <text:p>0.07761686</text:p>
          </table:table-cell>
          <table:table-cell office:value-type="float" office:value="0.08060703" calcext:value-type="float">
            <text:p>0.0806070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64614" calcext:value-type="float">
            <text:p>0.09564614</text:p>
          </table:table-cell>
          <table:table-cell office:value-type="float" office:value="0.10326082" calcext:value-type="float">
            <text:p>0.10326082</text:p>
          </table:table-cell>
          <table:table-cell office:value-type="float" office:value="0.09747329" calcext:value-type="float">
            <text:p>0.09747329</text:p>
          </table:table-cell>
        </table:table-row>
        <table:table-row table:style-name="ro1">
          <table:table-cell office:value-type="float" office:value="18.21" calcext:value-type="float">
            <text:p>18.21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6847" calcext:value-type="float">
            <text:p>0.01096847</text:p>
          </table:table-cell>
          <table:table-cell office:value-type="float" office:value="0.00767419" calcext:value-type="float">
            <text:p>0.00767419</text:p>
          </table:table-cell>
          <table:table-cell office:value-type="float" office:value="0.00883725" calcext:value-type="float">
            <text:p>0.00883725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94142" calcext:value-type="float">
            <text:p>0.03294142</text:p>
          </table:table-cell>
          <table:table-cell office:value-type="float" office:value="0.02923957" calcext:value-type="float">
            <text:p>0.02923957</text:p>
          </table:table-cell>
          <table:table-cell office:value-type="float" office:value="0.02941263" calcext:value-type="float">
            <text:p>0.02941263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78998" calcext:value-type="float">
            <text:p>0.05278998</text:p>
          </table:table-cell>
          <table:table-cell office:value-type="float" office:value="0.05560865" calcext:value-type="float">
            <text:p>0.05560865</text:p>
          </table:table-cell>
          <table:table-cell office:value-type="float" office:value="0.05618331" calcext:value-type="float">
            <text:p>0.0561833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3397" calcext:value-type="float">
            <text:p>0.07153397</text:p>
          </table:table-cell>
          <table:table-cell office:value-type="float" office:value="0.07799076" calcext:value-type="float">
            <text:p>0.07799076</text:p>
          </table:table-cell>
          <table:table-cell office:value-type="float" office:value="0.08071654" calcext:value-type="float">
            <text:p>0.0807165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47691" calcext:value-type="float">
            <text:p>0.09547691</text:p>
          </table:table-cell>
          <table:table-cell office:value-type="float" office:value="0.10327362" calcext:value-type="float">
            <text:p>0.10327362</text:p>
          </table:table-cell>
          <table:table-cell office:value-type="float" office:value="0.09759279" calcext:value-type="float">
            <text:p>0.09759279</text:p>
          </table:table-cell>
        </table:table-row>
        <table:table-row table:style-name="ro1">
          <table:table-cell office:value-type="float" office:value="18.23" calcext:value-type="float">
            <text:p>18.23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1331" calcext:value-type="float">
            <text:p>0.01101331</text:p>
          </table:table-cell>
          <table:table-cell office:value-type="float" office:value="0.00761554" calcext:value-type="float">
            <text:p>0.00761554</text:p>
          </table:table-cell>
          <table:table-cell office:value-type="float" office:value="0.00885937" calcext:value-type="float">
            <text:p>0.00885937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98388" calcext:value-type="float">
            <text:p>0.03298388</text:p>
          </table:table-cell>
          <table:table-cell office:value-type="float" office:value="0.029192" calcext:value-type="float">
            <text:p>0.029192</text:p>
          </table:table-cell>
          <table:table-cell office:value-type="float" office:value="0.02949166" calcext:value-type="float">
            <text:p>0.0294916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71418" calcext:value-type="float">
            <text:p>0.05271418</text:p>
          </table:table-cell>
          <table:table-cell office:value-type="float" office:value="0.05557488" calcext:value-type="float">
            <text:p>0.05557488</text:p>
          </table:table-cell>
          <table:table-cell office:value-type="float" office:value="0.05604093" calcext:value-type="float">
            <text:p>0.0560409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48967" calcext:value-type="float">
            <text:p>0.07148967</text:p>
          </table:table-cell>
          <table:table-cell office:value-type="float" office:value="0.07779413" calcext:value-type="float">
            <text:p>0.07779413</text:p>
          </table:table-cell>
          <table:table-cell office:value-type="float" office:value="0.08088312" calcext:value-type="float">
            <text:p>0.0808831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32832" calcext:value-type="float">
            <text:p>0.09532832</text:p>
          </table:table-cell>
          <table:table-cell office:value-type="float" office:value="0.10321875" calcext:value-type="float">
            <text:p>0.10321875</text:p>
          </table:table-cell>
          <table:table-cell office:value-type="float" office:value="0.09788871" calcext:value-type="float">
            <text:p>0.09788871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093457" calcext:value-type="float">
            <text:p>0.01093457</text:p>
          </table:table-cell>
          <table:table-cell office:value-type="float" office:value="0.00761134" calcext:value-type="float">
            <text:p>0.00761134</text:p>
          </table:table-cell>
          <table:table-cell office:value-type="float" office:value="0.00883564" calcext:value-type="float">
            <text:p>0.0088356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00886" calcext:value-type="float">
            <text:p>0.03300886</text:p>
          </table:table-cell>
          <table:table-cell office:value-type="float" office:value="0.02918913" calcext:value-type="float">
            <text:p>0.02918913</text:p>
          </table:table-cell>
          <table:table-cell office:value-type="float" office:value="0.0293449" calcext:value-type="float">
            <text:p>0.0293449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65605" calcext:value-type="float">
            <text:p>0.05265605</text:p>
          </table:table-cell>
          <table:table-cell office:value-type="float" office:value="0.05559776" calcext:value-type="float">
            <text:p>0.05559776</text:p>
          </table:table-cell>
          <table:table-cell office:value-type="float" office:value="0.05602107" calcext:value-type="float">
            <text:p>0.0560210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7381" calcext:value-type="float">
            <text:p>0.07157381</text:p>
          </table:table-cell>
          <table:table-cell office:value-type="float" office:value="0.07795598" calcext:value-type="float">
            <text:p>0.07795598</text:p>
          </table:table-cell>
          <table:table-cell office:value-type="float" office:value="0.08099329" calcext:value-type="float">
            <text:p>0.08099329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34165" calcext:value-type="float">
            <text:p>0.09534165</text:p>
          </table:table-cell>
          <table:table-cell office:value-type="float" office:value="0.10337555" calcext:value-type="float">
            <text:p>0.10337555</text:p>
          </table:table-cell>
          <table:table-cell office:value-type="float" office:value="0.09819982" calcext:value-type="float">
            <text:p>0.09819982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2049" calcext:value-type="float">
            <text:p>0.01102049</text:p>
          </table:table-cell>
          <table:table-cell office:value-type="float" office:value="0.00764112" calcext:value-type="float">
            <text:p>0.00764112</text:p>
          </table:table-cell>
          <table:table-cell office:value-type="float" office:value="0.00877568" calcext:value-type="float">
            <text:p>0.0087756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298127" calcext:value-type="float">
            <text:p>0.03298127</text:p>
          </table:table-cell>
          <table:table-cell office:value-type="float" office:value="0.02919609" calcext:value-type="float">
            <text:p>0.02919609</text:p>
          </table:table-cell>
          <table:table-cell office:value-type="float" office:value="0.02936424" calcext:value-type="float">
            <text:p>0.0293642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64007" calcext:value-type="float">
            <text:p>0.05264007</text:p>
          </table:table-cell>
          <table:table-cell office:value-type="float" office:value="0.05551117" calcext:value-type="float">
            <text:p>0.05551117</text:p>
          </table:table-cell>
          <table:table-cell office:value-type="float" office:value="0.05607847" calcext:value-type="float">
            <text:p>0.0560784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32408" calcext:value-type="float">
            <text:p>0.07132408</text:p>
          </table:table-cell>
          <table:table-cell office:value-type="float" office:value="0.07809747" calcext:value-type="float">
            <text:p>0.07809747</text:p>
          </table:table-cell>
          <table:table-cell office:value-type="float" office:value="0.08128224" calcext:value-type="float">
            <text:p>0.08128224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36538" calcext:value-type="float">
            <text:p>0.09536538</text:p>
          </table:table-cell>
          <table:table-cell office:value-type="float" office:value="0.10319431" calcext:value-type="float">
            <text:p>0.10319431</text:p>
          </table:table-cell>
          <table:table-cell office:value-type="float" office:value="0.09823814" calcext:value-type="float">
            <text:p>0.09823814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7668" calcext:value-type="float">
            <text:p>0.01107668</text:p>
          </table:table-cell>
          <table:table-cell office:value-type="float" office:value="0.00765716" calcext:value-type="float">
            <text:p>0.00765716</text:p>
          </table:table-cell>
          <table:table-cell office:value-type="float" office:value="0.00880404" calcext:value-type="float">
            <text:p>0.00880404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23057" calcext:value-type="float">
            <text:p>0.03323057</text:p>
          </table:table-cell>
          <table:table-cell office:value-type="float" office:value="0.02924071" calcext:value-type="float">
            <text:p>0.02924071</text:p>
          </table:table-cell>
          <table:table-cell office:value-type="float" office:value="0.02933685" calcext:value-type="float">
            <text:p>0.02933685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7002" calcext:value-type="float">
            <text:p>0.0527002</text:p>
          </table:table-cell>
          <table:table-cell office:value-type="float" office:value="0.05552187" calcext:value-type="float">
            <text:p>0.05552187</text:p>
          </table:table-cell>
          <table:table-cell office:value-type="float" office:value="0.05604903" calcext:value-type="float">
            <text:p>0.0560490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48388" calcext:value-type="float">
            <text:p>0.07148388</text:p>
          </table:table-cell>
          <table:table-cell office:value-type="float" office:value="0.07806105" calcext:value-type="float">
            <text:p>0.07806105</text:p>
          </table:table-cell>
          <table:table-cell office:value-type="float" office:value="0.08091693" calcext:value-type="float">
            <text:p>0.08091693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28947" calcext:value-type="float">
            <text:p>0.09528947</text:p>
          </table:table-cell>
          <table:table-cell office:value-type="float" office:value="0.1034717" calcext:value-type="float">
            <text:p>0.1034717</text:p>
          </table:table-cell>
          <table:table-cell office:value-type="float" office:value="0.09832337" calcext:value-type="float">
            <text:p>0.09832337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5762" calcext:value-type="float">
            <text:p>0.01105762</text:p>
          </table:table-cell>
          <table:table-cell office:value-type="float" office:value="0.00761249" calcext:value-type="float">
            <text:p>0.00761249</text:p>
          </table:table-cell>
          <table:table-cell office:value-type="float" office:value="0.00886063" calcext:value-type="float">
            <text:p>0.0088606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0768" calcext:value-type="float">
            <text:p>0.0330768</text:p>
          </table:table-cell>
          <table:table-cell office:value-type="float" office:value="0.02923718" calcext:value-type="float">
            <text:p>0.02923718</text:p>
          </table:table-cell>
          <table:table-cell office:value-type="float" office:value="0.02920101" calcext:value-type="float">
            <text:p>0.02920101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75052" calcext:value-type="float">
            <text:p>0.05275052</text:p>
          </table:table-cell>
          <table:table-cell office:value-type="float" office:value="0.05543522" calcext:value-type="float">
            <text:p>0.05543522</text:p>
          </table:table-cell>
          <table:table-cell office:value-type="float" office:value="0.05603895" calcext:value-type="float">
            <text:p>0.05603895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56214" calcext:value-type="float">
            <text:p>0.07156214</text:p>
          </table:table-cell>
          <table:table-cell office:value-type="float" office:value="0.07780465" calcext:value-type="float">
            <text:p>0.07780465</text:p>
          </table:table-cell>
          <table:table-cell office:value-type="float" office:value="0.0809112" calcext:value-type="float">
            <text:p>0.0809112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36467" calcext:value-type="float">
            <text:p>0.09536467</text:p>
          </table:table-cell>
          <table:table-cell office:value-type="float" office:value="0.10316323" calcext:value-type="float">
            <text:p>0.10316323</text:p>
          </table:table-cell>
          <table:table-cell office:value-type="float" office:value="0.09827054" calcext:value-type="float">
            <text:p>0.09827054</text:p>
          </table:table-cell>
        </table:table-row>
        <table:table-row table:style-name="ro1">
          <table:table-cell office:value-type="float" office:value="18.39" calcext:value-type="float">
            <text:p>18.39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3744" calcext:value-type="float">
            <text:p>0.01103744</text:p>
          </table:table-cell>
          <table:table-cell office:value-type="float" office:value="0.00760658" calcext:value-type="float">
            <text:p>0.00760658</text:p>
          </table:table-cell>
          <table:table-cell office:value-type="float" office:value="0.00876983" calcext:value-type="float">
            <text:p>0.00876983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06948" calcext:value-type="float">
            <text:p>0.03306948</text:p>
          </table:table-cell>
          <table:table-cell office:value-type="float" office:value="0.02940092" calcext:value-type="float">
            <text:p>0.02940092</text:p>
          </table:table-cell>
          <table:table-cell office:value-type="float" office:value="0.0293667" calcext:value-type="float">
            <text:p>0.0293667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4145" calcext:value-type="float">
            <text:p>0.05284145</text:p>
          </table:table-cell>
          <table:table-cell office:value-type="float" office:value="0.05554329" calcext:value-type="float">
            <text:p>0.05554329</text:p>
          </table:table-cell>
          <table:table-cell office:value-type="float" office:value="0.05630841" calcext:value-type="float">
            <text:p>0.05630841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37043" calcext:value-type="float">
            <text:p>0.07137043</text:p>
          </table:table-cell>
          <table:table-cell office:value-type="float" office:value="0.07787011" calcext:value-type="float">
            <text:p>0.07787011</text:p>
          </table:table-cell>
          <table:table-cell office:value-type="float" office:value="0.08121511" calcext:value-type="float">
            <text:p>0.08121511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37543" calcext:value-type="float">
            <text:p>0.09537543</text:p>
          </table:table-cell>
          <table:table-cell office:value-type="float" office:value="0.10339344" calcext:value-type="float">
            <text:p>0.10339344</text:p>
          </table:table-cell>
          <table:table-cell office:value-type="float" office:value="0.09813596" calcext:value-type="float">
            <text:p>0.09813596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03373" calcext:value-type="float">
            <text:p>0.01103373</text:p>
          </table:table-cell>
          <table:table-cell office:value-type="float" office:value="0.00756344" calcext:value-type="float">
            <text:p>0.00756344</text:p>
          </table:table-cell>
          <table:table-cell office:value-type="float" office:value="0.00875988" calcext:value-type="float">
            <text:p>0.0087598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15878" calcext:value-type="float">
            <text:p>0.03315878</text:p>
          </table:table-cell>
          <table:table-cell office:value-type="float" office:value="0.02933705" calcext:value-type="float">
            <text:p>0.02933705</text:p>
          </table:table-cell>
          <table:table-cell office:value-type="float" office:value="0.0293744" calcext:value-type="float">
            <text:p>0.0293744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81813" calcext:value-type="float">
            <text:p>0.05281813</text:p>
          </table:table-cell>
          <table:table-cell office:value-type="float" office:value="0.05562276" calcext:value-type="float">
            <text:p>0.05562276</text:p>
          </table:table-cell>
          <table:table-cell office:value-type="float" office:value="0.0560889" calcext:value-type="float">
            <text:p>0.0560889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2044" calcext:value-type="float">
            <text:p>0.07162044</text:p>
          </table:table-cell>
          <table:table-cell office:value-type="float" office:value="0.0776043" calcext:value-type="float">
            <text:p>0.0776043</text:p>
          </table:table-cell>
          <table:table-cell office:value-type="float" office:value="0.08086076" calcext:value-type="float">
            <text:p>0.0808607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51503" calcext:value-type="float">
            <text:p>0.09551503</text:p>
          </table:table-cell>
          <table:table-cell office:value-type="float" office:value="0.10344696" calcext:value-type="float">
            <text:p>0.10344696</text:p>
          </table:table-cell>
          <table:table-cell office:value-type="float" office:value="0.09780028" calcext:value-type="float">
            <text:p>0.09780028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3746" calcext:value-type="float">
            <text:p>0.01113746</text:p>
          </table:table-cell>
          <table:table-cell office:value-type="float" office:value="0.00767749" calcext:value-type="float">
            <text:p>0.00767749</text:p>
          </table:table-cell>
          <table:table-cell office:value-type="float" office:value="0.00886038" calcext:value-type="float">
            <text:p>0.00886038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07115" calcext:value-type="float">
            <text:p>0.03307115</text:p>
          </table:table-cell>
          <table:table-cell office:value-type="float" office:value="0.02945632" calcext:value-type="float">
            <text:p>0.02945632</text:p>
          </table:table-cell>
          <table:table-cell office:value-type="float" office:value="0.02948746" calcext:value-type="float">
            <text:p>0.02948746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293659" calcext:value-type="float">
            <text:p>0.05293659</text:p>
          </table:table-cell>
          <table:table-cell office:value-type="float" office:value="0.05542782" calcext:value-type="float">
            <text:p>0.05542782</text:p>
          </table:table-cell>
          <table:table-cell office:value-type="float" office:value="0.0559637" calcext:value-type="float">
            <text:p>0.0559637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8179" calcext:value-type="float">
            <text:p>0.07168179</text:p>
          </table:table-cell>
          <table:table-cell office:value-type="float" office:value="0.07755265" calcext:value-type="float">
            <text:p>0.07755265</text:p>
          </table:table-cell>
          <table:table-cell office:value-type="float" office:value="0.08078855" calcext:value-type="float">
            <text:p>0.08078855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53126" calcext:value-type="float">
            <text:p>0.09553126</text:p>
          </table:table-cell>
          <table:table-cell office:value-type="float" office:value="0.10343261" calcext:value-type="float">
            <text:p>0.10343261</text:p>
          </table:table-cell>
          <table:table-cell office:value-type="float" office:value="0.0976871" calcext:value-type="float">
            <text:p>0.0976871</text:p>
          </table:table-cell>
        </table:table-row>
        <table:table-row table:style-name="ro1">
          <table:table-cell office:value-type="float" office:value="18.47" calcext:value-type="float">
            <text:p>18.47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0.0099999998" calcext:value-type="float">
            <text:p>0.0099999998</text:p>
          </table:table-cell>
          <table:table-cell office:value-type="float" office:value="0.0111541" calcext:value-type="float">
            <text:p>0.0111541</text:p>
          </table:table-cell>
          <table:table-cell office:value-type="float" office:value="0.00762038" calcext:value-type="float">
            <text:p>0.00762038</text:p>
          </table:table-cell>
          <table:table-cell office:value-type="float" office:value="0.00882962" calcext:value-type="float">
            <text:p>0.00882962</text:p>
          </table:table-cell>
          <table:table-cell/>
          <table:table-cell office:value-type="float" office:value="0.0299999993" calcext:value-type="float">
            <text:p>0.0299999993</text:p>
          </table:table-cell>
          <table:table-cell office:value-type="float" office:value="0.03300507" calcext:value-type="float">
            <text:p>0.03300507</text:p>
          </table:table-cell>
          <table:table-cell office:value-type="float" office:value="0.02953151" calcext:value-type="float">
            <text:p>0.02953151</text:p>
          </table:table-cell>
          <table:table-cell office:value-type="float" office:value="0.02948142" calcext:value-type="float">
            <text:p>0.02948142</text:p>
          </table:table-cell>
          <table:table-cell/>
          <table:table-cell office:value-type="float" office:value="0.0500000007" calcext:value-type="float">
            <text:p>0.0500000007</text:p>
          </table:table-cell>
          <table:table-cell office:value-type="float" office:value="0.05325866" calcext:value-type="float">
            <text:p>0.05325866</text:p>
          </table:table-cell>
          <table:table-cell office:value-type="float" office:value="0.05529119" calcext:value-type="float">
            <text:p>0.05529119</text:p>
          </table:table-cell>
          <table:table-cell office:value-type="float" office:value="0.05586723" calcext:value-type="float">
            <text:p>0.05586723</text:p>
          </table:table-cell>
          <table:table-cell/>
          <table:table-cell office:value-type="float" office:value="0.0700000003" calcext:value-type="float">
            <text:p>0.0700000003</text:p>
          </table:table-cell>
          <table:table-cell office:value-type="float" office:value="0.07167455" calcext:value-type="float">
            <text:p>0.07167455</text:p>
          </table:table-cell>
          <table:table-cell office:value-type="float" office:value="0.0773119" calcext:value-type="float">
            <text:p>0.0773119</text:p>
          </table:table-cell>
          <table:table-cell office:value-type="float" office:value="0.08057646" calcext:value-type="float">
            <text:p>0.08057646</text:p>
          </table:table-cell>
          <table:table-cell/>
          <table:table-cell office:value-type="float" office:value="0.0900000036" calcext:value-type="float">
            <text:p>0.0900000036</text:p>
          </table:table-cell>
          <table:table-cell office:value-type="float" office:value="0.09571888" calcext:value-type="float">
            <text:p>0.09571888</text:p>
          </table:table-cell>
          <table:table-cell office:value-type="float" office:value="0.10357703" calcext:value-type="float">
            <text:p>0.10357703</text:p>
          </table:table-cell>
          <table:table-cell office:value-type="float" office:value="0.09747314" calcext:value-type="float">
            <text:p>0.097473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20:24:29.995010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03:29.285583852</meta:creation-date>
    <dc:date>2017-10-17T20:24:44.032966095</dc:date>
    <meta:editing-duration>PT15M14S</meta:editing-duration>
    <meta:editing-cycles>3</meta:editing-cycles>
    <meta:generator>LibreOffice/4.4.6.3$Linux_X86_64 LibreOffice_project/40m0$Build-3</meta:generator>
    <meta:document-statistic meta:table-count="1" meta:cell-count="13508" meta:object-count="0"/>
  </office:meta>
</office:document-meta>
</file>